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6.786cm"/>
    </style:style>
    <style:style style:name="co3" style:family="table-column">
      <style:table-column-properties fo:break-before="auto" style:column-width="5.177cm"/>
    </style:style>
    <style:style style:name="co4" style:family="table-column">
      <style:table-column-properties fo:break-before="auto" style:column-width="4.041cm"/>
    </style:style>
    <style:style style:name="co5" style:family="table-column">
      <style:table-column-properties fo:break-before="auto" style:column-width="4.06cm"/>
    </style:style>
    <style:style style:name="co6" style:family="table-column">
      <style:table-column-properties fo:break-before="auto" style:column-width="3.923cm"/>
    </style:style>
    <style:style style:name="co7" style:family="table-column">
      <style:table-column-properties fo:break-before="auto" style:column-width="1.944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3.06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2.27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pervised_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_id</text:p>
          </table:table-cell>
          <table:table-cell office:value-type="string" calcext:value-type="string">
            <text:p>inter_api_access_duration(sec)</text:p>
          </table:table-cell>
          <table:table-cell office:value-type="string" calcext:value-type="string">
            <text:p>api_access_uniqueness</text:p>
          </table:table-cell>
          <table:table-cell office:value-type="string" calcext:value-type="string">
            <text:p>sequence_length(count)</text:p>
          </table:table-cell>
          <table:table-cell office:value-type="string" calcext:value-type="string">
            <text:p>vsession_duration(min)</text:p>
          </table:table-cell>
          <table:table-cell office:value-type="string" calcext:value-type="string">
            <text:p>ip_type</text:p>
          </table:table-cell>
          <table:table-cell office:value-type="string" calcext:value-type="string">
            <text:p>num_sessions</text:p>
          </table:table-cell>
          <table:table-cell office:value-type="string" calcext:value-type="string">
            <text:p>num_users</text:p>
          </table:table-cell>
          <table:table-cell office:value-type="string" calcext:value-type="string">
            <text:p>num_unique_api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lassific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f2c32d8-2d6e-3b68-bc46-789469f2b71e</text:p>
          </table:table-cell>
          <table:table-cell office:value-type="float" office:value="0.000812213726692394" calcext:value-type="float">
            <text:p>0.000812213726692394</text:p>
          </table:table-cell>
          <table:table-cell office:value-type="float" office:value="0.00406643344032892" calcext:value-type="float">
            <text:p>0.00406643344032892</text:p>
          </table:table-cell>
          <table:table-cell office:value-type="float" office:value="85.6432432432433" calcext:value-type="float">
            <text:p>85.6432432432433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default</text:p>
          </table:table-cell>
          <table:table-cell office:value-type="float" office:value="1460" calcext:value-type="float">
            <text:p>1460</text:p>
          </table:table-cell>
          <table:table-cell office:value-type="float" office:value="1295" calcext:value-type="float">
            <text:p>129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c486414-d4f5-33f6-b485-24a8ed2925e8</text:p>
          </table:table-cell>
          <table:table-cell office:value-type="float" office:value="0.000063246461288362" calcext:value-type="float">
            <text:p>6.3246461288362E-05</text:p>
          </table:table-cell>
          <table:table-cell office:value-type="float" office:value="0.00221146593829864" calcext:value-type="float">
            <text:p>0.00221146593829864</text:p>
          </table:table-cell>
          <table:table-cell office:value-type="float" office:value="16.1668047827631" calcext:value-type="float">
            <text:p>16.166804782763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default</text:p>
          </table:table-cell>
          <table:table-cell office:value-type="float" office:value="9299" calcext:value-type="float">
            <text:p>9299</text:p>
          </table:table-cell>
          <table:table-cell office:value-type="float" office:value="8447" calcext:value-type="float">
            <text:p>844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e5838fc-bce1-371f-a3ac-d8a0b2a05d9a</text:p>
          </table:table-cell>
          <table:table-cell office:value-type="float" office:value="0.00448099649365828" calcext:value-type="float">
            <text:p>0.00448099649365828</text:p>
          </table:table-cell>
          <table:table-cell office:value-type="float" office:value="0.0153240119475347" calcext:value-type="float">
            <text:p>0.0153240119475347</text:p>
          </table:table-cell>
          <table:table-cell office:value-type="float" office:value="99.573275862069" calcext:value-type="float">
            <text:p>99.573275862069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default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2661ecd-d87f-3dff-855e-378f7cb6d912</text:p>
          </table:table-cell>
          <table:table-cell office:value-type="float" office:value="0.0178370982315735" calcext:value-type="float">
            <text:p>0.0178370982315735</text:p>
          </table:table-cell>
          <table:table-cell office:value-type="float" office:value="0.0149735381437976" calcext:value-type="float">
            <text:p>0.0149735381437976</text:p>
          </table:table-cell>
          <table:table-cell office:value-type="float" office:value="69.7927927927928" calcext:value-type="float">
            <text:p>69.7927927927928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2d56ea-775e-328c-8b08-db7ad7f834e5</text:p>
          </table:table-cell>
          <table:table-cell office:value-type="float" office:value="0.000797130068457083" calcext:value-type="float">
            <text:p>0.000797130068457083</text:p>
          </table:table-cell>
          <table:table-cell office:value-type="float" office:value="0.00605581885202738" calcext:value-type="float">
            <text:p>0.00605581885202738</text:p>
          </table:table-cell>
          <table:table-cell office:value-type="float" office:value="14.9527559055118" calcext:value-type="float">
            <text:p>14.952755905511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ault</text:p>
          </table:table-cell>
          <table:table-cell office:value-type="float" office:value="272" calcext:value-type="float">
            <text:p>272</text:p>
          </table:table-cell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5d84ed6-043b-39ba-9247-0e5c36c48889</text:p>
          </table:table-cell>
          <table:table-cell office:value-type="float" office:value="0.00166017327737918" calcext:value-type="float">
            <text:p>0.00166017327737918</text:p>
          </table:table-cell>
          <table:table-cell office:value-type="float" office:value="0.00582103695681603" calcext:value-type="float">
            <text:p>0.00582103695681603</text:p>
          </table:table-cell>
          <table:table-cell office:value-type="float" office:value="92.2222222222222" calcext:value-type="float">
            <text:p>92.2222222222222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default</text:p>
          </table:table-cell>
          <table:table-cell office:value-type="float" office:value="897" calcext:value-type="float">
            <text:p>897</text:p>
          </table:table-cell>
          <table:table-cell office:value-type="float" office:value="801" calcext:value-type="float">
            <text:p>80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86654dc-3acf-3d11-9da7-2380dbe5b11d</text:p>
          </table:table-cell>
          <table:table-cell office:value-type="float" office:value="0.00479806747461513" calcext:value-type="float">
            <text:p>0.00479806747461513</text:p>
          </table:table-cell>
          <table:table-cell office:value-type="float" office:value="0.0121192269898461" calcext:value-type="float">
            <text:p>0.0121192269898461</text:p>
          </table:table-cell>
          <table:table-cell office:value-type="float" office:value="100.098360655738" calcext:value-type="float">
            <text:p>100.098360655738</text:p>
          </table:table-cell>
          <table:table-cell office:value-type="float" office:value="8790" calcext:value-type="float">
            <text:p>8790</text:p>
          </table:table-cell>
          <table:table-cell office:value-type="string" calcext:value-type="string">
            <text:p>default</text:p>
          </table:table-cell>
          <table:table-cell office:value-type="float" office:value="342" calcext:value-type="float">
            <text:p>342</text:p>
          </table:table-cell>
          <table:table-cell office:value-type="float" office:value="305" calcext:value-type="float">
            <text:p>30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538e1a9-3666-3e6f-ba3d-3de4ab256b8b</text:p>
          </table:table-cell>
          <table:table-cell office:value-type="float" office:value="0.00756957359192349" calcext:value-type="float">
            <text:p>0.00756957359192349</text:p>
          </table:table-cell>
          <table:table-cell office:value-type="float" office:value="0.0088336875664187" calcext:value-type="float">
            <text:p>0.0088336875664187</text:p>
          </table:table-cell>
          <table:table-cell office:value-type="float" office:value="65.7467248908297" calcext:value-type="float">
            <text:p>65.7467248908297</text:p>
          </table:table-cell>
          <table:table-cell office:value-type="float" office:value="6839" calcext:value-type="float">
            <text:p>6839</text:p>
          </table:table-cell>
          <table:table-cell office:value-type="string" calcext:value-type="string">
            <text:p>default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c8bc3da-f6c1-34f0-9afa-4179eaee4ebe</text:p>
          </table:table-cell>
          <table:table-cell office:value-type="float" office:value="0.000707534551939367" calcext:value-type="float">
            <text:p>0.000707534551939367</text:p>
          </table:table-cell>
          <table:table-cell office:value-type="float" office:value="0.0147124386981721" calcext:value-type="float">
            <text:p>0.0147124386981721</text:p>
          </table:table-cell>
          <table:table-cell office:value-type="float" office:value="7.52684563758389" calcext:value-type="float">
            <text:p>7.526845637583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fault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7a01c7-2223-3524-9e01-a278db41748e</text:p>
          </table:table-cell>
          <table:table-cell office:value-type="float" office:value="0.000798506331033437" calcext:value-type="float">
            <text:p>0.000798506331033437</text:p>
          </table:table-cell>
          <table:table-cell office:value-type="float" office:value="0.00437864887406172" calcext:value-type="float">
            <text:p>0.00437864887406172</text:p>
          </table:table-cell>
          <table:table-cell office:value-type="float" office:value="79.3920240782543" calcext:value-type="float">
            <text:p>79.3920240782543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default</text:p>
          </table:table-cell>
          <table:table-cell office:value-type="float" office:value="1471" calcext:value-type="float">
            <text:p>1471</text:p>
          </table:table-cell>
          <table:table-cell office:value-type="float" office:value="1329" calcext:value-type="float">
            <text:p>132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f98be89-cfcd-394f-a252-68a6d3b8f89c</text:p>
          </table:table-cell>
          <table:table-cell office:value-type="float" office:value="0.000298157453936348" calcext:value-type="float">
            <text:p>0.000298157453936348</text:p>
          </table:table-cell>
          <table:table-cell office:value-type="float" office:value="0.0210576692988753" calcext:value-type="float">
            <text:p>0.0210576692988753</text:p>
          </table:table-cell>
          <table:table-cell office:value-type="float" office:value="6.53990610328639" calcext:value-type="float">
            <text:p>6.5399061032863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fault</text:p>
          </table:table-cell>
          <table:table-cell office:value-type="float" office:value="659" calcext:value-type="float">
            <text:p>659</text:p>
          </table:table-cell>
          <table:table-cell office:value-type="float" office:value="639" calcext:value-type="float">
            <text:p>63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d5f8f58-bbdd-3cc5-9645-ca424e8604d6</text:p>
          </table:table-cell>
          <table:table-cell office:value-type="float" office:value="0.0215378863409771" calcext:value-type="float">
            <text:p>0.0215378863409771</text:p>
          </table:table-cell>
          <table:table-cell office:value-type="float" office:value="0.0129611166500499" calcext:value-type="float">
            <text:p>0.0129611166500499</text:p>
          </table:table-cell>
          <table:table-cell office:value-type="float" office:value="16.8100558659218" calcext:value-type="float">
            <text:p>16.8100558659218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default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1f62eaf-4c37-3f5b-8937-45ebfafee6a1</text:p>
          </table:table-cell>
          <table:table-cell office:value-type="float" office:value="0.000585434782608696" calcext:value-type="float">
            <text:p>0.000585434782608696</text:p>
          </table:table-cell>
          <table:table-cell office:value-type="float" office:value="0.0139130434782609" calcext:value-type="float">
            <text:p>0.0139130434782609</text:p>
          </table:table-cell>
          <table:table-cell office:value-type="float" office:value="20.2643171806167" calcext:value-type="float">
            <text:p>20.264317180616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ault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8a15596-d1c4-3fb2-98b1-ca5828d0c4b5</text:p>
          </table:table-cell>
          <table:table-cell office:value-type="float" office:value="0.0240362038664323" calcext:value-type="float">
            <text:p>0.0240362038664323</text:p>
          </table:table-cell>
          <table:table-cell office:value-type="float" office:value="0.017809021675454" calcext:value-type="float">
            <text:p>0.017809021675454</text:p>
          </table:table-cell>
          <table:table-cell office:value-type="float" office:value="76.8918918918919" calcext:value-type="float">
            <text:p>76.8918918918919</text:p>
          </table:table-cell>
          <table:table-cell office:value-type="float" office:value="12309" calcext:value-type="float">
            <text:p>12309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c98ec0c-42f0-3004-8088-7bdf2e8505ad</text:p>
          </table:table-cell>
          <table:table-cell office:value-type="float" office:value="0.0137116445916115" calcext:value-type="float">
            <text:p>0.0137116445916115</text:p>
          </table:table-cell>
          <table:table-cell office:value-type="float" office:value="0.0115894039735099" calcext:value-type="float">
            <text:p>0.0115894039735099</text:p>
          </table:table-cell>
          <table:table-cell office:value-type="float" office:value="17.2571428571429" calcext:value-type="float">
            <text:p>17.2571428571429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default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9e20d65-1586-3b12-a8b8-e17f8b7a0621</text:p>
          </table:table-cell>
          <table:table-cell office:value-type="float" office:value="0.00000592430060340099" calcext:value-type="float">
            <text:p>5.92430060340099E-06</text:p>
          </table:table-cell>
          <table:table-cell office:value-type="float" office:value="0.0149204607789358" calcext:value-type="float">
            <text:p>0.0149204607789358</text:p>
          </table:table-cell>
          <table:table-cell office:value-type="float" office:value="8.60717658168083" calcext:value-type="float">
            <text:p>8.60717658168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593" calcext:value-type="float">
            <text:p>2593</text:p>
          </table:table-cell>
          <table:table-cell office:value-type="float" office:value="1059" calcext:value-type="float">
            <text:p>105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40b31e7-6cb1-3ba3-95de-96072d911b4f</text:p>
          </table:table-cell>
          <table:table-cell office:value-type="float" office:value="0.00451987875370083" calcext:value-type="float">
            <text:p>0.00451987875370083</text:p>
          </table:table-cell>
          <table:table-cell office:value-type="float" office:value="0.0193148174256309" calcext:value-type="float">
            <text:p>0.0193148174256309</text:p>
          </table:table-cell>
          <table:table-cell office:value-type="float" office:value="28.1468253968254" calcext:value-type="float">
            <text:p>28.1468253968254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default</text:p>
          </table:table-cell>
          <table:table-cell office:value-type="float" office:value="375" calcext:value-type="float">
            <text:p>375</text:p>
          </table:table-cell>
          <table:table-cell office:value-type="float" office:value="252" calcext:value-type="float">
            <text:p>25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ee267ef-5183-326c-9285-6d587ea82e9b</text:p>
          </table:table-cell>
          <table:table-cell office:value-type="float" office:value="0.0154956787900612" calcext:value-type="float">
            <text:p>0.0154956787900612</text:p>
          </table:table-cell>
          <table:table-cell office:value-type="float" office:value="0.0102628736046093" calcext:value-type="float">
            <text:p>0.0102628736046093</text:p>
          </table:table-cell>
          <table:table-cell office:value-type="float" office:value="18.4518272425249" calcext:value-type="float">
            <text:p>18.4518272425249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default</text:p>
          </table:table-cell>
          <table:table-cell office:value-type="float" office:value="341" calcext:value-type="float">
            <text:p>341</text:p>
          </table:table-cell>
          <table:table-cell office:value-type="float" office:value="301" calcext:value-type="float">
            <text:p>3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926a07b-391c-3b38-b6a9-3678c276bb0e</text:p>
          </table:table-cell>
          <table:table-cell office:value-type="float" office:value="0.0016153125" calcext:value-type="float">
            <text:p>0.0016153125</text:p>
          </table:table-cell>
          <table:table-cell office:value-type="float" office:value="0.040625" calcext:value-type="float">
            <text:p>0.040625</text:p>
          </table:table-cell>
          <table:table-cell office:value-type="float" office:value="8.46560846560847" calcext:value-type="float">
            <text:p>8.4656084656084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default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1ce3f32-6af6-3920-92a5-2bb928848b97</text:p>
          </table:table-cell>
          <table:table-cell office:value-type="float" office:value="0.0122591913586364" calcext:value-type="float">
            <text:p>0.0122591913586364</text:p>
          </table:table-cell>
          <table:table-cell office:value-type="float" office:value="0.00931523139431176" calcext:value-type="float">
            <text:p>0.00931523139431176</text:p>
          </table:table-cell>
          <table:table-cell office:value-type="float" office:value="82.7131147540984" calcext:value-type="float">
            <text:p>82.7131147540984</text:p>
          </table:table-cell>
          <table:table-cell office:value-type="float" office:value="14845" calcext:value-type="float">
            <text:p>14845</text:p>
          </table:table-cell>
          <table:table-cell office:value-type="string" calcext:value-type="string">
            <text:p>default</text:p>
          </table:table-cell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40ec1c4-5bb2-3aca-8719-f4217c0a2420</text:p>
          </table:table-cell>
          <table:table-cell office:value-type="float" office:value="0.000980196629213483" calcext:value-type="float">
            <text:p>0.000980196629213483</text:p>
          </table:table-cell>
          <table:table-cell office:value-type="float" office:value="0.00589887640449438" calcext:value-type="float">
            <text:p>0.00589887640449438</text:p>
          </table:table-cell>
          <table:table-cell office:value-type="float" office:value="16.3302752293578" calcext:value-type="float">
            <text:p>16.330275229357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efault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bd0c3da-f000-34d0-8ed9-3ff188e229c3</text:p>
          </table:table-cell>
          <table:table-cell office:value-type="float" office:value="0.0139875271149675" calcext:value-type="float">
            <text:p>0.0139875271149675</text:p>
          </table:table-cell>
          <table:table-cell office:value-type="float" office:value="0.0108459869848156" calcext:value-type="float">
            <text:p>0.0108459869848156</text:p>
          </table:table-cell>
          <table:table-cell office:value-type="float" office:value="17.3962264150943" calcext:value-type="float">
            <text:p>17.396226415094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default</text:p>
          </table:table-cell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27948df-c705-3a1c-b0d3-17109c168243</text:p>
          </table:table-cell>
          <table:table-cell office:value-type="float" office:value="0.000147027638368559" calcext:value-type="float">
            <text:p>0.000147027638368559</text:p>
          </table:table-cell>
          <table:table-cell office:value-type="float" office:value="0.00204990457340779" calcext:value-type="float">
            <text:p>0.00204990457340779</text:p>
          </table:table-cell>
          <table:table-cell office:value-type="float" office:value="19.4326923076923" calcext:value-type="float">
            <text:p>19.43269230769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fault</text:p>
          </table:table-cell>
          <table:table-cell office:value-type="float" office:value="1080" calcext:value-type="float">
            <text:p>1080</text:p>
          </table:table-cell>
          <table:table-cell office:value-type="float" office:value="728" calcext:value-type="float">
            <text:p>7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0462da0-f6fb-379b-bd9d-1aec761b27a1</text:p>
          </table:table-cell>
          <table:table-cell office:value-type="float" office:value="0.000748149775397505" calcext:value-type="float">
            <text:p>0.000748149775397505</text:p>
          </table:table-cell>
          <table:table-cell office:value-type="float" office:value="0.00396936618918121" calcext:value-type="float">
            <text:p>0.00396936618918121</text:p>
          </table:table-cell>
          <table:table-cell office:value-type="float" office:value="85.8887443070917" calcext:value-type="float">
            <text:p>85.8887443070917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default</text:p>
          </table:table-cell>
          <table:table-cell office:value-type="float" office:value="1720" calcext:value-type="float">
            <text:p>1720</text:p>
          </table:table-cell>
          <table:table-cell office:value-type="float" office:value="1537" calcext:value-type="float">
            <text:p>153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954885a-b5de-3f65-9133-e8818912c888</text:p>
          </table:table-cell>
          <table:table-cell office:value-type="float" office:value="0.0263759364866376" calcext:value-type="float">
            <text:p>0.0263759364866376</text:p>
          </table:table-cell>
          <table:table-cell office:value-type="float" office:value="0.00849826680084983" calcext:value-type="float">
            <text:p>0.00849826680084983</text:p>
          </table:table-cell>
          <table:table-cell office:value-type="float" office:value="70.9761904761905" calcext:value-type="float">
            <text:p>70.9761904761905</text:p>
          </table:table-cell>
          <table:table-cell office:value-type="float" office:value="14153" calcext:value-type="float">
            <text:p>14153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e1ef442-ec30-3853-8da4-80e9344746d6</text:p>
          </table:table-cell>
          <table:table-cell office:value-type="float" office:value="0.00124066421614535" calcext:value-type="float">
            <text:p>0.00124066421614535</text:p>
          </table:table-cell>
          <table:table-cell office:value-type="float" office:value="0.00225931822438659" calcext:value-type="float">
            <text:p>0.00225931822438659</text:p>
          </table:table-cell>
          <table:table-cell office:value-type="float" office:value="28.5031698365032" calcext:value-type="float">
            <text:p>28.5031698365032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default</text:p>
          </table:table-cell>
          <table:table-cell office:value-type="float" office:value="3510" calcext:value-type="float">
            <text:p>3510</text:p>
          </table:table-cell>
          <table:table-cell office:value-type="float" office:value="2997" calcext:value-type="float">
            <text:p>299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5684254-73a3-39d6-b3dd-82858b1c93bb</text:p>
          </table:table-cell>
          <table:table-cell office:value-type="float" office:value="0.000528044466902476" calcext:value-type="float">
            <text:p>0.000528044466902476</text:p>
          </table:table-cell>
          <table:table-cell office:value-type="float" office:value="0.00993767896243894" calcext:value-type="float">
            <text:p>0.00993767896243894</text:p>
          </table:table-cell>
          <table:table-cell office:value-type="float" office:value="11.5281553398058" calcext:value-type="float">
            <text:p>11.528155339805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fault</text:p>
          </table:table-cell>
          <table:table-cell office:value-type="float" office:value="527" calcext:value-type="float">
            <text:p>527</text:p>
          </table:table-cell>
          <table:table-cell office:value-type="float" office:value="515" calcext:value-type="float">
            <text:p>5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2c774b5-75e3-3761-bb9d-b708c951aef9</text:p>
          </table:table-cell>
          <table:table-cell office:value-type="float" office:value="0.000826864147088866" calcext:value-type="float">
            <text:p>0.000826864147088866</text:p>
          </table:table-cell>
          <table:table-cell office:value-type="float" office:value="0.0204290091930541" calcext:value-type="float">
            <text:p>0.0204290091930541</text:p>
          </table:table-cell>
          <table:table-cell office:value-type="float" office:value="6.7054794520548" calcext:value-type="float">
            <text:p>6.70547945205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fault</text:p>
          </table:table-cell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955c5d1-3243-37aa-9647-253f8351e751</text:p>
          </table:table-cell>
          <table:table-cell office:value-type="float" office:value="0.000732124874118832" calcext:value-type="float">
            <text:p>0.000732124874118832</text:p>
          </table:table-cell>
          <table:table-cell office:value-type="float" office:value="0.0221550855991944" calcext:value-type="float">
            <text:p>0.0221550855991944</text:p>
          </table:table-cell>
          <table:table-cell office:value-type="float" office:value="6.84827586206897" calcext:value-type="float">
            <text:p>6.8482758620689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a0fa52a-ee67-35b9-bb8a-d35181e06363</text:p>
          </table:table-cell>
          <table:table-cell office:value-type="float" office:value="0.0105085276714236" calcext:value-type="float">
            <text:p>0.0105085276714236</text:p>
          </table:table-cell>
          <table:table-cell office:value-type="float" office:value="0.0184476157326836" calcext:value-type="float">
            <text:p>0.0184476157326836</text:p>
          </table:table-cell>
          <table:table-cell office:value-type="float" office:value="27.625" calcext:value-type="float">
            <text:p>27.625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default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966db41-094d-3bd0-8b5a-b2a0efa33754</text:p>
          </table:table-cell>
          <table:table-cell office:value-type="float" office:value="0.00249812817376478" calcext:value-type="float">
            <text:p>0.00249812817376478</text:p>
          </table:table-cell>
          <table:table-cell office:value-type="float" office:value="0.00793209533340747" calcext:value-type="float">
            <text:p>0.00793209533340747</text:p>
          </table:table-cell>
          <table:table-cell office:value-type="float" office:value="102.58174904943" calcext:value-type="float">
            <text:p>102.58174904943</text:p>
          </table:table-cell>
          <table:table-cell office:value-type="float" office:value="8088" calcext:value-type="float">
            <text:p>8088</text:p>
          </table:table-cell>
          <table:table-cell office:value-type="string" calcext:value-type="string">
            <text:p>default</text:p>
          </table:table-cell>
          <table:table-cell office:value-type="float" office:value="604" calcext:value-type="float">
            <text:p>604</text:p>
          </table:table-cell>
          <table:table-cell office:value-type="float" office:value="526" calcext:value-type="float">
            <text:p>52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88d16dc-b509-3a9c-832d-6fb053161d91</text:p>
          </table:table-cell>
          <table:table-cell office:value-type="float" office:value="0.0000968209588899244" calcext:value-type="float">
            <text:p>9.68209588899244E-05</text:p>
          </table:table-cell>
          <table:table-cell office:value-type="float" office:value="0.0110800455628042" calcext:value-type="float">
            <text:p>0.0110800455628042</text:p>
          </table:table-cell>
          <table:table-cell office:value-type="float" office:value="41.4463519313305" calcext:value-type="float">
            <text:p>41.44635193133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fault</text:p>
          </table:table-cell>
          <table:table-cell office:value-type="float" office:value="418" calcext:value-type="float">
            <text:p>418</text:p>
          </table:table-cell>
          <table:table-cell office:value-type="float" office:value="233" calcext:value-type="float">
            <text:p>2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eb29a67-fc99-34af-89fd-dda9f3df393e</text:p>
          </table:table-cell>
          <table:table-cell office:value-type="float" office:value="0.0144034553681613" calcext:value-type="float">
            <text:p>0.0144034553681613</text:p>
          </table:table-cell>
          <table:table-cell office:value-type="float" office:value="0.00995475113122172" calcext:value-type="float">
            <text:p>0.00995475113122172</text:p>
          </table:table-cell>
          <table:table-cell office:value-type="float" office:value="39.4642857142857" calcext:value-type="float">
            <text:p>39.4642857142857</text:p>
          </table:table-cell>
          <table:table-cell office:value-type="float" office:value="10505" calcext:value-type="float">
            <text:p>10505</text:p>
          </table:table-cell>
          <table:table-cell office:value-type="string" calcext:value-type="string">
            <text:p>default</text:p>
          </table:table-cell>
          <table:table-cell office:value-type="float" office:value="342" calcext:value-type="float">
            <text:p>342</text:p>
          </table:table-cell>
          <table:table-cell office:value-type="float" office:value="308" calcext:value-type="float">
            <text:p>3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f7d29c2-42df-36e2-af1a-b6722bd0ca76</text:p>
          </table:table-cell>
          <table:table-cell office:value-type="float" office:value="0.0107579318448884" calcext:value-type="float">
            <text:p>0.0107579318448884</text:p>
          </table:table-cell>
          <table:table-cell office:value-type="float" office:value="0.0109674892283588" calcext:value-type="float">
            <text:p>0.0109674892283588</text:p>
          </table:table-cell>
          <table:table-cell office:value-type="float" office:value="14.1833333333333" calcext:value-type="float">
            <text:p>14.1833333333333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default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9558b9-5534-3eb3-a4f8-d830b7868ac3</text:p>
          </table:table-cell>
          <table:table-cell office:value-type="float" office:value="0.00162767980636238" calcext:value-type="float">
            <text:p>0.00162767980636238</text:p>
          </table:table-cell>
          <table:table-cell office:value-type="float" office:value="0.00985477178423237" calcext:value-type="float">
            <text:p>0.00985477178423237</text:p>
          </table:table-cell>
          <table:table-cell office:value-type="float" office:value="46.272" calcext:value-type="float">
            <text:p>46.27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default</text:p>
          </table:table-cell>
          <table:table-cell office:value-type="float" office:value="527" calcext:value-type="float">
            <text:p>52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ae8d67-517b-3f2f-980c-0f5de0ac0a63</text:p>
          </table:table-cell>
          <table:table-cell office:value-type="float" office:value="0.000671291988977201" calcext:value-type="float">
            <text:p>0.000671291988977201</text:p>
          </table:table-cell>
          <table:table-cell office:value-type="float" office:value="0.00423544839930177" calcext:value-type="float">
            <text:p>0.00423544839930177</text:p>
          </table:table-cell>
          <table:table-cell office:value-type="float" office:value="78.2642163661581" calcext:value-type="float">
            <text:p>78.2642163661581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default</text:p>
          </table:table-cell>
          <table:table-cell office:value-type="float" office:value="1620" calcext:value-type="float">
            <text:p>1620</text:p>
          </table:table-cell>
          <table:table-cell office:value-type="float" office:value="1442" calcext:value-type="float">
            <text:p>144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5be9b5f-9fed-3f25-ac36-17badbceb439</text:p>
          </table:table-cell>
          <table:table-cell office:value-type="float" office:value="0.000206657366503914" calcext:value-type="float">
            <text:p>0.000206657366503914</text:p>
          </table:table-cell>
          <table:table-cell office:value-type="float" office:value="0.00720762613345734" calcext:value-type="float">
            <text:p>0.00720762613345734</text:p>
          </table:table-cell>
          <table:table-cell office:value-type="float" office:value="22.7566137566138" calcext:value-type="float">
            <text:p>22.756613756613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fault</text:p>
          </table:table-cell>
          <table:table-cell office:value-type="float" office:value="660" calcext:value-type="float">
            <text:p>660</text:p>
          </table:table-cell>
          <table:table-cell office:value-type="float" office:value="567" calcext:value-type="float">
            <text:p>56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96b9f8a-79cf-3b75-89f9-4989e7c1eae1</text:p>
          </table:table-cell>
          <table:table-cell office:value-type="float" office:value="0.0203694570625135" calcext:value-type="float">
            <text:p>0.0203694570625135</text:p>
          </table:table-cell>
          <table:table-cell office:value-type="float" office:value="0.0121133463119187" calcext:value-type="float">
            <text:p>0.0121133463119187</text:p>
          </table:table-cell>
          <table:table-cell office:value-type="float" office:value="29.0754716981132" calcext:value-type="float">
            <text:p>29.0754716981132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default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b46be36-4f30-3697-9021-7042dd151a7a</text:p>
          </table:table-cell>
          <table:table-cell office:value-type="float" office:value="0.272337792642141" calcext:value-type="float">
            <text:p>0.272337792642141</text:p>
          </table:table-cell>
          <table:table-cell office:value-type="float" office:value="0.0367892976588629" calcext:value-type="float">
            <text:p>0.0367892976588629</text:p>
          </table:table-cell>
          <table:table-cell office:value-type="float" office:value="2.76851851851852" calcext:value-type="float">
            <text:p>2.76851851851852</text:p>
          </table:table-cell>
          <table:table-cell office:value-type="float" office:value="4886" calcext:value-type="float">
            <text:p>4886</text:p>
          </table:table-cell>
          <table:table-cell office:value-type="string" calcext:value-type="string">
            <text:p>default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9465ed6-f4c1-38de-beb6-0390e3a17a8b</text:p>
          </table:table-cell>
          <table:table-cell office:value-type="float" office:value="0.00000671140939597315" calcext:value-type="float">
            <text:p>6.71140939597315E-06</text:p>
          </table:table-cell>
          <table:table-cell office:value-type="float" office:value="0.0279194630872483" calcext:value-type="float">
            <text:p>0.0279194630872483</text:p>
          </table:table-cell>
          <table:table-cell office:value-type="float" office:value="22.7134146341463" calcext:value-type="float">
            <text:p>22.7134146341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420" calcext:value-type="float">
            <text:p>2420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a99f37a-888f-3c35-9e12-ee042ac2d241</text:p>
          </table:table-cell>
          <table:table-cell office:value-type="float" office:value="0.0018160005379565" calcext:value-type="float">
            <text:p>0.0018160005379565</text:p>
          </table:table-cell>
          <table:table-cell office:value-type="float" office:value="0.00577080607890844" calcext:value-type="float">
            <text:p>0.00577080607890844</text:p>
          </table:table-cell>
          <table:table-cell office:value-type="float" office:value="102.366708385482" calcext:value-type="float">
            <text:p>102.366708385482</text:p>
          </table:table-cell>
          <table:table-cell office:value-type="float" office:value="8912" calcext:value-type="float">
            <text:p>8912</text:p>
          </table:table-cell>
          <table:table-cell office:value-type="string" calcext:value-type="string">
            <text:p>default</text:p>
          </table:table-cell>
          <table:table-cell office:value-type="float" office:value="912" calcext:value-type="float">
            <text:p>912</text:p>
          </table:table-cell>
          <table:table-cell office:value-type="float" office:value="799" calcext:value-type="float">
            <text:p>79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79f3548-5612-31e1-849c-d07422a77a5c</text:p>
          </table:table-cell>
          <table:table-cell office:value-type="float" office:value="0.0000662317629667717" calcext:value-type="float">
            <text:p>6.62317629667717E-05</text:p>
          </table:table-cell>
          <table:table-cell office:value-type="float" office:value="0.0019361784176361" calcext:value-type="float">
            <text:p>0.0019361784176361</text:p>
          </table:table-cell>
          <table:table-cell office:value-type="float" office:value="15.9293575633478" calcext:value-type="float">
            <text:p>15.929357563347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efault</text:p>
          </table:table-cell>
          <table:table-cell office:value-type="float" office:value="8598" calcext:value-type="float">
            <text:p>8598</text:p>
          </table:table-cell>
          <table:table-cell office:value-type="float" office:value="7814" calcext:value-type="float">
            <text:p>781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6bb2ef-d886-30e0-a66b-7bf5896663aa</text:p>
          </table:table-cell>
          <table:table-cell office:value-type="float" office:value="0.00000506420690902514" calcext:value-type="float">
            <text:p>5.06420690902514E-06</text:p>
          </table:table-cell>
          <table:table-cell office:value-type="float" office:value="0.0233315246880087" calcext:value-type="float">
            <text:p>0.0233315246880087</text:p>
          </table:table-cell>
          <table:table-cell office:value-type="float" office:value="32.5235294117647" calcext:value-type="float">
            <text:p>32.5235294117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753" calcext:value-type="float">
            <text:p>3753</text:p>
          </table:table-cell>
          <table:table-cell office:value-type="float" office:value="170" calcext:value-type="float">
            <text:p>17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473b9e-130e-3e41-ad4b-012f6de894d1</text:p>
          </table:table-cell>
          <table:table-cell office:value-type="float" office:value="0.000978614045217313" calcext:value-type="float">
            <text:p>0.000978614045217313</text:p>
          </table:table-cell>
          <table:table-cell office:value-type="float" office:value="0.00529837312773834" calcext:value-type="float">
            <text:p>0.00529837312773834</text:p>
          </table:table-cell>
          <table:table-cell office:value-type="float" office:value="83.565752128666" calcext:value-type="float">
            <text:p>83.565752128666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default</text:p>
          </table:table-cell>
          <table:table-cell office:value-type="float" office:value="1166" calcext:value-type="float">
            <text:p>1166</text:p>
          </table:table-cell>
          <table:table-cell office:value-type="float" office:value="1057" calcext:value-type="float">
            <text:p>105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ad357db-cec2-3138-b1a1-b21a8604eab6</text:p>
          </table:table-cell>
          <table:table-cell office:value-type="float" office:value="0.00106169922762381" calcext:value-type="float">
            <text:p>0.00106169922762381</text:p>
          </table:table-cell>
          <table:table-cell office:value-type="float" office:value="0.0205361199454793" calcext:value-type="float">
            <text:p>0.0205361199454793</text:p>
          </table:table-cell>
          <table:table-cell office:value-type="float" office:value="62.8857142857143" calcext:value-type="float">
            <text:p>62.8857142857143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default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5d9bea16-2065-3e89-9a54-8688670bd138</text:p>
          </table:table-cell>
          <table:table-cell office:value-type="float" office:value="0.00345503875968992" calcext:value-type="float">
            <text:p>0.00345503875968992</text:p>
          </table:table-cell>
          <table:table-cell office:value-type="float" office:value="0.0147286821705426" calcext:value-type="float">
            <text:p>0.0147286821705426</text:p>
          </table:table-cell>
          <table:table-cell office:value-type="float" office:value="11.4159292035398" calcext:value-type="float">
            <text:p>11.415929203539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default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e7bca01-0f3f-3a39-be34-63490693ee2e</text:p>
          </table:table-cell>
          <table:table-cell office:value-type="float" office:value="0.000535263548626578" calcext:value-type="float">
            <text:p>0.000535263548626578</text:p>
          </table:table-cell>
          <table:table-cell office:value-type="float" office:value="0.0296956198960653" calcext:value-type="float">
            <text:p>0.0296956198960653</text:p>
          </table:table-cell>
          <table:table-cell office:value-type="float" office:value="6.01339285714286" calcext:value-type="float">
            <text:p>6.013392857142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fault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9a68af23-4822-3a36-920e-a7175b39f27a</text:p>
          </table:table-cell>
          <table:table-cell office:value-type="float" office:value="0.0073422075979659" calcext:value-type="float">
            <text:p>0.0073422075979659</text:p>
          </table:table-cell>
          <table:table-cell office:value-type="float" office:value="0.00508525276697577" calcext:value-type="float">
            <text:p>0.00508525276697577</text:p>
          </table:table-cell>
          <table:table-cell office:value-type="float" office:value="30.1171171171171" calcext:value-type="float">
            <text:p>30.1171171171171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625d8fa-74e0-3d74-8bac-2102f9121e7d</text:p>
          </table:table-cell>
          <table:table-cell office:value-type="float" office:value="0.000174451574391882" calcext:value-type="float">
            <text:p>0.000174451574391882</text:p>
          </table:table-cell>
          <table:table-cell office:value-type="float" office:value="0.0105954335173855" calcext:value-type="float">
            <text:p>0.0105954335173855</text:p>
          </table:table-cell>
          <table:table-cell office:value-type="float" office:value="48.5579710144928" calcext:value-type="float">
            <text:p>48.55797101449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fault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bf865ad-76ae-3f89-9a3a-6c5dbd3c6539</text:p>
          </table:table-cell>
          <table:table-cell office:value-type="float" office:value="0.0249297196261682" calcext:value-type="float">
            <text:p>0.0249297196261682</text:p>
          </table:table-cell>
          <table:table-cell office:value-type="float" office:value="0.0175700934579439" calcext:value-type="float">
            <text:p>0.0175700934579439</text:p>
          </table:table-cell>
          <table:table-cell office:value-type="float" office:value="18.9716312056738" calcext:value-type="float">
            <text:p>18.9716312056738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default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30dde73-80cb-3e51-ae63-cbd6662db574</text:p>
          </table:table-cell>
          <table:table-cell office:value-type="float" office:value="0.000654714093490966" calcext:value-type="float">
            <text:p>0.000654714093490966</text:p>
          </table:table-cell>
          <table:table-cell office:value-type="float" office:value="0.00457080641350904" calcext:value-type="float">
            <text:p>0.00457080641350904</text:p>
          </table:table-cell>
          <table:table-cell office:value-type="float" office:value="74.7749615975422" calcext:value-type="float">
            <text:p>74.7749615975422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default</text:p>
          </table:table-cell>
          <table:table-cell office:value-type="float" office:value="1449" calcext:value-type="float">
            <text:p>1449</text:p>
          </table:table-cell>
          <table:table-cell office:value-type="float" office:value="1302" calcext:value-type="float">
            <text:p>130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e2fdcdf-438f-396e-82db-a3e327f53890</text:p>
          </table:table-cell>
          <table:table-cell office:value-type="float" office:value="0.0214460716747071" calcext:value-type="float">
            <text:p>0.0214460716747071</text:p>
          </table:table-cell>
          <table:table-cell office:value-type="float" office:value="0.0125775327360441" calcext:value-type="float">
            <text:p>0.0125775327360441</text:p>
          </table:table-cell>
          <table:table-cell office:value-type="float" office:value="33.9415204678363" calcext:value-type="float">
            <text:p>33.9415204678363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default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b672707-7749-3533-834c-27589de3b94e</text:p>
          </table:table-cell>
          <table:table-cell office:value-type="float" office:value="0.000563708286241152" calcext:value-type="float">
            <text:p>0.000563708286241152</text:p>
          </table:table-cell>
          <table:table-cell office:value-type="float" office:value="0.00464973330953939" calcext:value-type="float">
            <text:p>0.00464973330953939</text:p>
          </table:table-cell>
          <table:table-cell office:value-type="float" office:value="75.7821187077386" calcext:value-type="float">
            <text:p>75.7821187077386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default</text:p>
          </table:table-cell>
          <table:table-cell office:value-type="float" office:value="1475" calcext:value-type="float">
            <text:p>1475</text:p>
          </table:table-cell>
          <table:table-cell office:value-type="float" office:value="1331" calcext:value-type="float">
            <text:p>133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573c2a1-3dfc-3430-8bb5-e4a5a3703da8</text:p>
          </table:table-cell>
          <table:table-cell office:value-type="float" office:value="0.000676492398961809" calcext:value-type="float">
            <text:p>0.000676492398961809</text:p>
          </table:table-cell>
          <table:table-cell office:value-type="float" office:value="0.0329996292176492" calcext:value-type="float">
            <text:p>0.0329996292176492</text:p>
          </table:table-cell>
          <table:table-cell office:value-type="float" office:value="9.23630136986301" calcext:value-type="float">
            <text:p>9.236301369863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efault</text:p>
          </table:table-cell>
          <table:table-cell office:value-type="float" office:value="317" calcext:value-type="float">
            <text:p>317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6371858-02eb-305a-b1be-d99764e6f547</text:p>
          </table:table-cell>
          <table:table-cell office:value-type="float" office:value="0.00416435378699214" calcext:value-type="float">
            <text:p>0.00416435378699214</text:p>
          </table:table-cell>
          <table:table-cell office:value-type="float" office:value="0.0250794181574987" calcext:value-type="float">
            <text:p>0.0250794181574987</text:p>
          </table:table-cell>
          <table:table-cell office:value-type="float" office:value="46.7265625" calcext:value-type="float">
            <text:p>46.7265625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default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8c1b2b6-23a1-306b-861e-bccc22c07bb2</text:p>
          </table:table-cell>
          <table:table-cell office:value-type="float" office:value="0.000129471702292613" calcext:value-type="float">
            <text:p>0.000129471702292613</text:p>
          </table:table-cell>
          <table:table-cell office:value-type="float" office:value="0.0171669066341788" calcext:value-type="float">
            <text:p>0.0171669066341788</text:p>
          </table:table-cell>
          <table:table-cell office:value-type="float" office:value="43.4086538461539" calcext:value-type="float">
            <text:p>43.40865384615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fault</text:p>
          </table:table-cell>
          <table:table-cell office:value-type="float" office:value="391" calcext:value-type="float">
            <text:p>391</text:p>
          </table:table-cell>
          <table:table-cell office:value-type="float" office:value="208" calcext:value-type="float">
            <text:p>20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dfd46e6-e984-3567-9f5a-e7d41a968d05</text:p>
          </table:table-cell>
          <table:table-cell office:value-type="float" office:value="0.000177364864864865" calcext:value-type="float">
            <text:p>0.000177364864864865</text:p>
          </table:table-cell>
          <table:table-cell office:value-type="float" office:value="0.0070945945945946" calcext:value-type="float">
            <text:p>0.0070945945945946</text:p>
          </table:table-cell>
          <table:table-cell office:value-type="float" office:value="9.65217391304348" calcext:value-type="float">
            <text:p>9.6521739130434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fault</text:p>
          </table:table-cell>
          <table:table-cell office:value-type="float" office:value="1094" calcext:value-type="float">
            <text:p>1094</text:p>
          </table:table-cell>
          <table:table-cell office:value-type="float" office:value="920" calcext:value-type="float">
            <text:p>9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186147e-1b30-32be-80e9-28a96e0ee83a</text:p>
          </table:table-cell>
          <table:table-cell office:value-type="float" office:value="0.00823816717019134" calcext:value-type="float">
            <text:p>0.00823816717019134</text:p>
          </table:table-cell>
          <table:table-cell office:value-type="float" office:value="0.0122284563372177" calcext:value-type="float">
            <text:p>0.0122284563372177</text:p>
          </table:table-cell>
          <table:table-cell office:value-type="float" office:value="22.7156862745098" calcext:value-type="float">
            <text:p>22.7156862745098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default</text:p>
          </table:table-cell>
          <table:table-cell office:value-type="float" office:value="391" calcext:value-type="float">
            <text:p>391</text:p>
          </table:table-cell>
          <table:table-cell office:value-type="float" office:value="306" calcext:value-type="float">
            <text:p>30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4c4b0f5-1c08-32d1-b037-11adfc2031e7</text:p>
          </table:table-cell>
          <table:table-cell office:value-type="float" office:value="0.00105839917554105" calcext:value-type="float">
            <text:p>0.00105839917554105</text:p>
          </table:table-cell>
          <table:table-cell office:value-type="float" office:value="0.0391618000687049" calcext:value-type="float">
            <text:p>0.0391618000687049</text:p>
          </table:table-cell>
          <table:table-cell office:value-type="float" office:value="8.6379821958457" calcext:value-type="float">
            <text:p>8.63798219584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fault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37c372d-f569-3e77-89bd-ad5a2edc4774</text:p>
          </table:table-cell>
          <table:table-cell office:value-type="float" office:value="0.000134436401240951" calcext:value-type="float">
            <text:p>0.000134436401240951</text:p>
          </table:table-cell>
          <table:table-cell office:value-type="float" office:value="0.0113753877973113" calcext:value-type="float">
            <text:p>0.0113753877973113</text:p>
          </table:table-cell>
          <table:table-cell office:value-type="float" office:value="34.1868686868687" calcext:value-type="float">
            <text:p>34.18686868686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fault</text:p>
          </table:table-cell>
          <table:table-cell office:value-type="float" office:value="350" calcext:value-type="float">
            <text:p>350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912a99d-fbdb-317c-bd1d-3f3ac66518c0</text:p>
          </table:table-cell>
          <table:table-cell office:value-type="float" office:value="0.00576859799713877" calcext:value-type="float">
            <text:p>0.00576859799713877</text:p>
          </table:table-cell>
          <table:table-cell office:value-type="float" office:value="0.0115343347639485" calcext:value-type="float">
            <text:p>0.0115343347639485</text:p>
          </table:table-cell>
          <table:table-cell office:value-type="float" office:value="27.0144927536232" calcext:value-type="float">
            <text:p>27.0144927536232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default</text:p>
          </table:table-cell>
          <table:table-cell office:value-type="float" office:value="475" calcext:value-type="float">
            <text:p>475</text:p>
          </table:table-cell>
          <table:table-cell office:value-type="float" office:value="414" calcext:value-type="float">
            <text:p>41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9d0d90f3-5681-3011-8c9d-a92bc88c83db</text:p>
          </table:table-cell>
          <table:table-cell office:value-type="float" office:value="0.000627534685165422" calcext:value-type="float">
            <text:p>0.000627534685165422</text:p>
          </table:table-cell>
          <table:table-cell office:value-type="float" office:value="0.0149413020277481" calcext:value-type="float">
            <text:p>0.0149413020277481</text:p>
          </table:table-cell>
          <table:table-cell office:value-type="float" office:value="7.55645161290323" calcext:value-type="float">
            <text:p>7.556451612903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fault</text:p>
          </table:table-cell>
          <table:table-cell office:value-type="float" office:value="192" calcext:value-type="float">
            <text:p>19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00a8232-9d49-342d-8f19-980b36d388a9</text:p>
          </table:table-cell>
          <table:table-cell office:value-type="float" office:value="0.00062864279766861" calcext:value-type="float">
            <text:p>0.00062864279766861</text:p>
          </table:table-cell>
          <table:table-cell office:value-type="float" office:value="0.00359644274029345" calcext:value-type="float">
            <text:p>0.00359644274029345</text:p>
          </table:table-cell>
          <table:table-cell office:value-type="float" office:value="83.5783625730994" calcext:value-type="float">
            <text:p>83.5783625730994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default</text:p>
          </table:table-cell>
          <table:table-cell office:value-type="float" office:value="1919" calcext:value-type="float">
            <text:p>1919</text:p>
          </table:table-cell>
          <table:table-cell office:value-type="float" office:value="1710" calcext:value-type="float">
            <text:p>17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96fff15-b45c-396a-8920-b4b9e0b49b51</text:p>
          </table:table-cell>
          <table:table-cell office:value-type="float" office:value="0.000740152851263962" calcext:value-type="float">
            <text:p>0.000740152851263962</text:p>
          </table:table-cell>
          <table:table-cell office:value-type="float" office:value="0.0199882422104644" calcext:value-type="float">
            <text:p>0.0199882422104644</text:p>
          </table:table-cell>
          <table:table-cell office:value-type="float" office:value="9.04787234042553" calcext:value-type="float">
            <text:p>9.047872340425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fault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bcc9249-8bf7-3622-b0ca-1c6b265733d2</text:p>
          </table:table-cell>
          <table:table-cell office:value-type="float" office:value="0.000888940710079869" calcext:value-type="float">
            <text:p>0.000888940710079869</text:p>
          </table:table-cell>
          <table:table-cell office:value-type="float" office:value="0.00408091878971608" calcext:value-type="float">
            <text:p>0.00408091878971608</text:p>
          </table:table-cell>
          <table:table-cell office:value-type="float" office:value="88.4175257731959" calcext:value-type="float">
            <text:p>88.4175257731959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default</text:p>
          </table:table-cell>
          <table:table-cell office:value-type="float" office:value="1516" calcext:value-type="float">
            <text:p>1516</text:p>
          </table:table-cell>
          <table:table-cell office:value-type="float" office:value="1358" calcext:value-type="float">
            <text:p>1358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3f902aec-fd1d-394c-9e93-4c02dfdfabe4</text:p>
          </table:table-cell>
          <table:table-cell office:value-type="float" office:value="0.00000797773654916512" calcext:value-type="float">
            <text:p>7.97773654916512E-06</text:p>
          </table:table-cell>
          <table:table-cell office:value-type="float" office:value="0.00890538033395176" calcext:value-type="float">
            <text:p>0.00890538033395176</text:p>
          </table:table-cell>
          <table:table-cell office:value-type="float" office:value="14.1842105263158" calcext:value-type="float">
            <text:p>14.1842105263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896" calcext:value-type="float">
            <text:p>2896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1d188ee-cf95-3704-be59-a80eb9819446</text:p>
          </table:table-cell>
          <table:table-cell office:value-type="float" office:value="0.00586290982083117" calcext:value-type="float">
            <text:p>0.00586290982083117</text:p>
          </table:table-cell>
          <table:table-cell office:value-type="float" office:value="0.00579882536614378" calcext:value-type="float">
            <text:p>0.00579882536614378</text:p>
          </table:table-cell>
          <table:table-cell office:value-type="float" office:value="18.2510176390773" calcext:value-type="float">
            <text:p>18.2510176390773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default</text:p>
          </table:table-cell>
          <table:table-cell office:value-type="float" office:value="783" calcext:value-type="float">
            <text:p>783</text:p>
          </table:table-cell>
          <table:table-cell office:value-type="float" office:value="737" calcext:value-type="float">
            <text:p>7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5a9114c-f766-38c8-b031-daf107edb3b0</text:p>
          </table:table-cell>
          <table:table-cell office:value-type="float" office:value="0.000238045654785743" calcext:value-type="float">
            <text:p>0.000238045654785743</text:p>
          </table:table-cell>
          <table:table-cell office:value-type="float" office:value="0.00512615138165799" calcext:value-type="float">
            <text:p>0.00512615138165799</text:p>
          </table:table-cell>
          <table:table-cell office:value-type="float" office:value="13.6448087431694" calcext:value-type="float">
            <text:p>13.644808743169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fault</text:p>
          </table:table-cell>
          <table:table-cell office:value-type="float" office:value="969" calcext:value-type="float">
            <text:p>969</text:p>
          </table:table-cell>
          <table:table-cell office:value-type="float" office:value="915" calcext:value-type="float">
            <text:p>9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1f178cf-eb38-3b6e-9161-99ed72cebf41</text:p>
          </table:table-cell>
          <table:table-cell office:value-type="float" office:value="0.00452085225288159" calcext:value-type="float">
            <text:p>0.00452085225288159</text:p>
          </table:table-cell>
          <table:table-cell office:value-type="float" office:value="0.00789381767376877" calcext:value-type="float">
            <text:p>0.00789381767376877</text:p>
          </table:table-cell>
          <table:table-cell office:value-type="float" office:value="23.314332247557" calcext:value-type="float">
            <text:p>23.314332247557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default</text:p>
          </table:table-cell>
          <table:table-cell office:value-type="float" office:value="786" calcext:value-type="float">
            <text:p>786</text:p>
          </table:table-cell>
          <table:table-cell office:value-type="float" office:value="614" calcext:value-type="float">
            <text:p>6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5567e695-3188-3641-9581-9235bf92c294</text:p>
          </table:table-cell>
          <table:table-cell office:value-type="float" office:value="0.000114881348414283" calcext:value-type="float">
            <text:p>0.000114881348414283</text:p>
          </table:table-cell>
          <table:table-cell office:value-type="float" office:value="0.00266134397870925" calcext:value-type="float">
            <text:p>0.00266134397870925</text:p>
          </table:table-cell>
          <table:table-cell office:value-type="float" office:value="19.2486659551761" calcext:value-type="float">
            <text:p>19.248665955176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fault</text:p>
          </table:table-cell>
          <table:table-cell office:value-type="float" office:value="1303" calcext:value-type="float">
            <text:p>1303</text:p>
          </table:table-cell>
          <table:table-cell office:value-type="float" office:value="937" calcext:value-type="float">
            <text:p>9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ace1862-8306-3df1-99f3-42c47eaa0b98</text:p>
          </table:table-cell>
          <table:table-cell office:value-type="float" office:value="0.0016984406510069" calcext:value-type="float">
            <text:p>0.0016984406510069</text:p>
          </table:table-cell>
          <table:table-cell office:value-type="float" office:value="0.00568068849944613" calcext:value-type="float">
            <text:p>0.00568068849944613</text:p>
          </table:table-cell>
          <table:table-cell office:value-type="float" office:value="91.9242819843342" calcext:value-type="float">
            <text:p>91.9242819843342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default</text:p>
          </table:table-cell>
          <table:table-cell office:value-type="float" office:value="867" calcext:value-type="float">
            <text:p>867</text:p>
          </table:table-cell>
          <table:table-cell office:value-type="float" office:value="766" calcext:value-type="float">
            <text:p>76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97c9acc-9d9e-36b7-bc47-0a5f5ff05723</text:p>
          </table:table-cell>
          <table:table-cell office:value-type="float" office:value="0.00000899958141481792" calcext:value-type="float">
            <text:p>8.99958141481792E-06</text:p>
          </table:table-cell>
          <table:table-cell office:value-type="float" office:value="0.00586019254918376" calcext:value-type="float">
            <text:p>0.00586019254918376</text:p>
          </table:table-cell>
          <table:table-cell office:value-type="float" office:value="17.5661764705882" calcext:value-type="float">
            <text:p>17.5661764705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712" calcext:value-type="float">
            <text:p>2712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2eb2072-91d6-3728-8d84-fbf27bc2d59e</text:p>
          </table:table-cell>
          <table:table-cell office:value-type="float" office:value="0.0000105633802816901" calcext:value-type="float">
            <text:p>1.05633802816901E-05</text:p>
          </table:table-cell>
          <table:table-cell office:value-type="float" office:value="0.0055923777961889" calcext:value-type="float">
            <text:p>0.0055923777961889</text:p>
          </table:table-cell>
          <table:table-cell office:value-type="float" office:value="7.28205128205128" calcext:value-type="float">
            <text:p>7.28205128205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027" calcext:value-type="float">
            <text:p>2027</text:p>
          </table:table-cell>
          <table:table-cell office:value-type="float" office:value="663" calcext:value-type="float">
            <text:p>6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5ed9ebe-522e-382c-b411-e2a083dd838e</text:p>
          </table:table-cell>
          <table:table-cell office:value-type="float" office:value="0.00386392852551742" calcext:value-type="float">
            <text:p>0.00386392852551742</text:p>
          </table:table-cell>
          <table:table-cell office:value-type="float" office:value="0.0058276556541115" calcext:value-type="float">
            <text:p>0.0058276556541115</text:p>
          </table:table-cell>
          <table:table-cell office:value-type="float" office:value="20.6705048715678" calcext:value-type="float">
            <text:p>20.6705048715678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default</text:p>
          </table:table-cell>
          <table:table-cell office:value-type="float" office:value="1239" calcext:value-type="float">
            <text:p>1239</text:p>
          </table:table-cell>
          <table:table-cell office:value-type="float" office:value="1129" calcext:value-type="float">
            <text:p>112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3b5268-3c9c-396f-9da3-69f573440a8f</text:p>
          </table:table-cell>
          <table:table-cell office:value-type="float" office:value="0.00453256244681384" calcext:value-type="float">
            <text:p>0.00453256244681384</text:p>
          </table:table-cell>
          <table:table-cell office:value-type="float" office:value="0.00620713820894028" calcext:value-type="float">
            <text:p>0.00620713820894028</text:p>
          </table:table-cell>
          <table:table-cell office:value-type="float" office:value="32.2209677419355" calcext:value-type="float">
            <text:p>32.2209677419355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default</text:p>
          </table:table-cell>
          <table:table-cell office:value-type="float" office:value="715" calcext:value-type="float">
            <text:p>715</text:p>
          </table:table-cell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7c193c4-466c-3452-a0a8-23fcdfa2ae74</text:p>
          </table:table-cell>
          <table:table-cell office:value-type="float" office:value="0.000690716104579338" calcext:value-type="float">
            <text:p>0.000690716104579338</text:p>
          </table:table-cell>
          <table:table-cell office:value-type="float" office:value="0.00410115050718122" calcext:value-type="float">
            <text:p>0.00410115050718122</text:p>
          </table:table-cell>
          <table:table-cell office:value-type="float" office:value="81.2780054644809" calcext:value-type="float">
            <text:p>81.2780054644809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default</text:p>
          </table:table-cell>
          <table:table-cell office:value-type="float" office:value="1605" calcext:value-type="float">
            <text:p>1605</text:p>
          </table:table-cell>
          <table:table-cell office:value-type="float" office:value="1464" calcext:value-type="float">
            <text:p>146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a918130-47d5-372f-b996-28f23abd22b9</text:p>
          </table:table-cell>
          <table:table-cell office:value-type="float" office:value="0.00107462686567164" calcext:value-type="float">
            <text:p>0.00107462686567164</text:p>
          </table:table-cell>
          <table:table-cell office:value-type="float" office:value="0.00796019900497512" calcext:value-type="float">
            <text:p>0.00796019900497512</text:p>
          </table:table-cell>
          <table:table-cell office:value-type="float" office:value="17.1306818181818" calcext:value-type="float">
            <text:p>17.130681818181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ault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ddde72-9fa4-3040-a1b6-f145cf8cb55f</text:p>
          </table:table-cell>
          <table:table-cell office:value-type="float" office:value="0.000126272791854132" calcext:value-type="float">
            <text:p>0.000126272791854132</text:p>
          </table:table-cell>
          <table:table-cell office:value-type="float" office:value="0.00159838977030547" calcext:value-type="float">
            <text:p>0.00159838977030547</text:p>
          </table:table-cell>
          <table:table-cell office:value-type="float" office:value="16.49609375" calcext:value-type="float">
            <text:p>16.496093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float" office:value="1284" calcext:value-type="float">
            <text:p>1284</text:p>
          </table:table-cell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e653ad3-16f7-3ce7-a934-71872b6c2d7e</text:p>
          </table:table-cell>
          <table:table-cell office:value-type="float" office:value="0.000684452621895124" calcext:value-type="float">
            <text:p>0.000684452621895124</text:p>
          </table:table-cell>
          <table:table-cell office:value-type="float" office:value="0.0266789328426863" calcext:value-type="float">
            <text:p>0.0266789328426863</text:p>
          </table:table-cell>
          <table:table-cell office:value-type="float" office:value="5.57435897435897" calcext:value-type="float">
            <text:p>5.574358974358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ault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c6e058c-67d6-346e-9667-3ae6c9a582be</text:p>
          </table:table-cell>
          <table:table-cell office:value-type="float" office:value="0.000118152063100284" calcext:value-type="float">
            <text:p>0.000118152063100284</text:p>
          </table:table-cell>
          <table:table-cell office:value-type="float" office:value="0.00552664055373719" calcext:value-type="float">
            <text:p>0.00552664055373719</text:p>
          </table:table-cell>
          <table:table-cell office:value-type="float" office:value="20.7770345596433" calcext:value-type="float">
            <text:p>20.77703455964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fault</text:p>
          </table:table-cell>
          <table:table-cell office:value-type="float" office:value="1176" calcext:value-type="float">
            <text:p>1176</text:p>
          </table:table-cell>
          <table:table-cell office:value-type="float" office:value="897" calcext:value-type="float">
            <text:p>8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5f01370-2f35-30d2-8315-05ad09a08579</text:p>
          </table:table-cell>
          <table:table-cell office:value-type="float" office:value="0.000137068713212578" calcext:value-type="float">
            <text:p>0.000137068713212578</text:p>
          </table:table-cell>
          <table:table-cell office:value-type="float" office:value="0.00604858378589314" calcext:value-type="float">
            <text:p>0.00604858378589314</text:p>
          </table:table-cell>
          <table:table-cell office:value-type="float" office:value="16.8498630136986" calcext:value-type="float">
            <text:p>16.849863013698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efault</text:p>
          </table:table-cell>
          <table:table-cell office:value-type="float" office:value="1995" calcext:value-type="float">
            <text:p>1995</text:p>
          </table:table-cell>
          <table:table-cell office:value-type="float" office:value="1825" calcext:value-type="float">
            <text:p>182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8a41129-6dd4-3446-b53c-b393da82985a</text:p>
          </table:table-cell>
          <table:table-cell office:value-type="float" office:value="0.000226560144709074" calcext:value-type="float">
            <text:p>0.000226560144709074</text:p>
          </table:table-cell>
          <table:table-cell office:value-type="float" office:value="0.00640639131745553" calcext:value-type="float">
            <text:p>0.00640639131745553</text:p>
          </table:table-cell>
          <table:table-cell office:value-type="float" office:value="14.1903743315508" calcext:value-type="float">
            <text:p>14.190374331550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efault</text:p>
          </table:table-cell>
          <table:table-cell office:value-type="float" office:value="1022" calcext:value-type="float">
            <text:p>1022</text:p>
          </table:table-cell>
          <table:table-cell office:value-type="float" office:value="935" calcext:value-type="float">
            <text:p>9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f93fcd6-199f-3797-a5f0-11dc1c641464</text:p>
          </table:table-cell>
          <table:table-cell office:value-type="float" office:value="0.00114384374064672" calcext:value-type="float">
            <text:p>0.00114384374064672</text:p>
          </table:table-cell>
          <table:table-cell office:value-type="float" office:value="0.00521012315844317" calcext:value-type="float">
            <text:p>0.00521012315844317</text:p>
          </table:table-cell>
          <table:table-cell office:value-type="float" office:value="89.4930555555556" calcext:value-type="float">
            <text:p>89.4930555555556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default</text:p>
          </table:table-cell>
          <table:table-cell office:value-type="float" office:value="1128" calcext:value-type="float">
            <text:p>1128</text:p>
          </table:table-cell>
          <table:table-cell office:value-type="float" office:value="1008" calcext:value-type="float">
            <text:p>100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8cfdf79-8cda-36b1-90d0-00973a49ce5f</text:p>
          </table:table-cell>
          <table:table-cell office:value-type="float" office:value="0.000566143808995003" calcext:value-type="float">
            <text:p>0.000566143808995003</text:p>
          </table:table-cell>
          <table:table-cell office:value-type="float" office:value="0.0113825652415325" calcext:value-type="float">
            <text:p>0.0113825652415325</text:p>
          </table:table-cell>
          <table:table-cell office:value-type="float" office:value="12.6385964912281" calcext:value-type="float">
            <text:p>12.638596491228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efault</text:p>
          </table:table-cell>
          <table:table-cell office:value-type="float" office:value="607" calcext:value-type="float">
            <text:p>607</text:p>
          </table:table-cell>
          <table:table-cell office:value-type="float" office:value="570" calcext:value-type="float">
            <text:p>57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5d0c46cd-c453-37d1-ae96-a4163dfb9069</text:p>
          </table:table-cell>
          <table:table-cell office:value-type="float" office:value="0.00198998278290812" calcext:value-type="float">
            <text:p>0.00198998278290812</text:p>
          </table:table-cell>
          <table:table-cell office:value-type="float" office:value="0.0129519486617624" calcext:value-type="float">
            <text:p>0.0129519486617624</text:p>
          </table:table-cell>
          <table:table-cell office:value-type="float" office:value="68.1493333333333" calcext:value-type="float">
            <text:p>68.1493333333333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default</text:p>
          </table:table-cell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e25c296-729f-34a6-aaa0-aa4ee438606c</text:p>
          </table:table-cell>
          <table:table-cell office:value-type="float" office:value="0.000174822974036192" calcext:value-type="float">
            <text:p>0.000174822974036192</text:p>
          </table:table-cell>
          <table:table-cell office:value-type="float" office:value="0.0147915027537372" calcext:value-type="float">
            <text:p>0.0147915027537372</text:p>
          </table:table-cell>
          <table:table-cell office:value-type="float" office:value="47.4253731343284" calcext:value-type="float">
            <text:p>47.425373134328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ault</text:p>
          </table:table-cell>
          <table:table-cell office:value-type="float" office:value="246" calcext:value-type="float">
            <text:p>246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aa71abc-9478-3076-91d4-7ec7d15acbb6</text:p>
          </table:table-cell>
          <table:table-cell office:value-type="float" office:value="0.000276360225140713" calcext:value-type="float">
            <text:p>0.000276360225140713</text:p>
          </table:table-cell>
          <table:table-cell office:value-type="float" office:value="0.0150093808630394" calcext:value-type="float">
            <text:p>0.0150093808630394</text:p>
          </table:table-cell>
          <table:table-cell office:value-type="float" office:value="6.57213316892725" calcext:value-type="float">
            <text:p>6.572133168927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fault</text:p>
          </table:table-cell>
          <table:table-cell office:value-type="float" office:value="836" calcext:value-type="float">
            <text:p>836</text:p>
          </table:table-cell>
          <table:table-cell office:value-type="float" office:value="811" calcext:value-type="float">
            <text:p>8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3bd7bda-09a3-3d3a-8301-489ad5cfed31</text:p>
          </table:table-cell>
          <table:table-cell office:value-type="float" office:value="0.001065329218107" calcext:value-type="float">
            <text:p>0.001065329218107</text:p>
          </table:table-cell>
          <table:table-cell office:value-type="float" office:value="0.0452674897119342" calcext:value-type="float">
            <text:p>0.0452674897119342</text:p>
          </table:table-cell>
          <table:table-cell office:value-type="float" office:value="6.03726708074534" calcext:value-type="float">
            <text:p>6.0372670807453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ault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84144bbf-a178-3d49-abe4-bb7f86678ea9</text:p>
          </table:table-cell>
          <table:table-cell office:value-type="float" office:value="0.000809683604985618" calcext:value-type="float">
            <text:p>0.000809683604985618</text:p>
          </table:table-cell>
          <table:table-cell office:value-type="float" office:value="0.0210930009587728" calcext:value-type="float">
            <text:p>0.0210930009587728</text:p>
          </table:table-cell>
          <table:table-cell office:value-type="float" office:value="5.96" calcext:value-type="float">
            <text:p>5.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fault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1d013a0-e8cd-3385-98dd-3a85abb1fa92</text:p>
          </table:table-cell>
          <table:table-cell office:value-type="float" office:value="0.00163629677300726" calcext:value-type="float">
            <text:p>0.00163629677300726</text:p>
          </table:table-cell>
          <table:table-cell office:value-type="float" office:value="0.0148478440746529" calcext:value-type="float">
            <text:p>0.0148478440746529</text:p>
          </table:table-cell>
          <table:table-cell office:value-type="float" office:value="66.1215805471125" calcext:value-type="float">
            <text:p>66.1215805471125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default</text:p>
          </table:table-cell>
          <table:table-cell office:value-type="float" office:value="366" calcext:value-type="float">
            <text:p>366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858a4a6-bac0-32ba-b43f-d4a13304a61b</text:p>
          </table:table-cell>
          <table:table-cell office:value-type="float" office:value="0.0000155844155844156" calcext:value-type="float">
            <text:p>1.55844155844156E-05</text:p>
          </table:table-cell>
          <table:table-cell office:value-type="float" office:value="0.0163265306122449" calcext:value-type="float">
            <text:p>0.0163265306122449</text:p>
          </table:table-cell>
          <table:table-cell office:value-type="float" office:value="52.3300970873786" calcext:value-type="float">
            <text:p>52.33009708737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0805894-b276-3a10-ba25-9e97c34f3e25</text:p>
          </table:table-cell>
          <table:table-cell office:value-type="float" office:value="0.0000105378704720088" calcext:value-type="float">
            <text:p>1.05378704720088E-05</text:p>
          </table:table-cell>
          <table:table-cell office:value-type="float" office:value="0.0120746432491767" calcext:value-type="float">
            <text:p>0.0120746432491767</text:p>
          </table:table-cell>
          <table:table-cell office:value-type="float" office:value="11.8619791666667" calcext:value-type="float">
            <text:p>11.8619791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260" calcext:value-type="float">
            <text:p>2260</text:p>
          </table:table-cell>
          <table:table-cell office:value-type="float" office:value="384" calcext:value-type="float">
            <text:p>3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2d4957c-1385-33ce-b47b-1c5a56b459ca</text:p>
          </table:table-cell>
          <table:table-cell office:value-type="float" office:value="0.000790406056734706" calcext:value-type="float">
            <text:p>0.000790406056734706</text:p>
          </table:table-cell>
          <table:table-cell office:value-type="float" office:value="0.00226474260329259" calcext:value-type="float">
            <text:p>0.00226474260329259</text:p>
          </table:table-cell>
          <table:table-cell office:value-type="float" office:value="29.2616822429907" calcext:value-type="float">
            <text:p>29.2616822429907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default</text:p>
          </table:table-cell>
          <table:table-cell office:value-type="float" office:value="5493" calcext:value-type="float">
            <text:p>5493</text:p>
          </table:table-cell>
          <table:table-cell office:value-type="float" office:value="4708" calcext:value-type="float">
            <text:p>470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3c268af-06ba-3d34-b120-9e08c9b5d142</text:p>
          </table:table-cell>
          <table:table-cell office:value-type="float" office:value="0.00452103328568511" calcext:value-type="float">
            <text:p>0.00452103328568511</text:p>
          </table:table-cell>
          <table:table-cell office:value-type="float" office:value="0.018174392485195" calcext:value-type="float">
            <text:p>0.018174392485195</text:p>
          </table:table-cell>
          <table:table-cell office:value-type="float" office:value="20.9273504273504" calcext:value-type="float">
            <text:p>20.9273504273504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default</text:p>
          </table:table-cell>
          <table:table-cell office:value-type="float" office:value="331" calcext:value-type="float">
            <text:p>331</text:p>
          </table:table-cell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91c6a2c-fbe7-398f-9a06-da2b7a27a437</text:p>
          </table:table-cell>
          <table:table-cell office:value-type="float" office:value="0.0325739549839228" calcext:value-type="float">
            <text:p>0.0325739549839228</text:p>
          </table:table-cell>
          <table:table-cell office:value-type="float" office:value="0.0124232680502777" calcext:value-type="float">
            <text:p>0.0124232680502777</text:p>
          </table:table-cell>
          <table:table-cell office:value-type="float" office:value="49.9416058394161" calcext:value-type="float">
            <text:p>49.9416058394161</text:p>
          </table:table-cell>
          <table:table-cell office:value-type="float" office:value="13373" calcext:value-type="float">
            <text:p>13373</text:p>
          </table:table-cell>
          <table:table-cell office:value-type="string" calcext:value-type="string">
            <text:p>default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c7af4ed-c0d5-303b-a18d-700a7a7067a3</text:p>
          </table:table-cell>
          <table:table-cell office:value-type="float" office:value="0.000687196110210697" calcext:value-type="float">
            <text:p>0.000687196110210697</text:p>
          </table:table-cell>
          <table:table-cell office:value-type="float" office:value="0.0186385737439222" calcext:value-type="float">
            <text:p>0.0186385737439222</text:p>
          </table:table-cell>
          <table:table-cell office:value-type="float" office:value="9.640625" calcext:value-type="float">
            <text:p>9.6406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fault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54ef3d6-040a-3f6d-8946-c1e5cdd57a98</text:p>
          </table:table-cell>
          <table:table-cell office:value-type="float" office:value="0.000811179894064564" calcext:value-type="float">
            <text:p>0.000811179894064564</text:p>
          </table:table-cell>
          <table:table-cell office:value-type="float" office:value="0.00501340541011836" calcext:value-type="float">
            <text:p>0.00501340541011836</text:p>
          </table:table-cell>
          <table:table-cell office:value-type="float" office:value="82.3644524236984" calcext:value-type="float">
            <text:p>82.3644524236984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default</text:p>
          </table:table-cell>
          <table:table-cell office:value-type="float" office:value="1256" calcext:value-type="float">
            <text:p>1256</text:p>
          </table:table-cell>
          <table:table-cell office:value-type="float" office:value="1114" calcext:value-type="float">
            <text:p>11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ff8f956-035e-33c4-87f5-b316c815496f</text:p>
          </table:table-cell>
          <table:table-cell office:value-type="float" office:value="0.000215221187427241" calcext:value-type="float">
            <text:p>0.000215221187427241</text:p>
          </table:table-cell>
          <table:table-cell office:value-type="float" office:value="0.0183352735739232" calcext:value-type="float">
            <text:p>0.0183352735739232</text:p>
          </table:table-cell>
          <table:table-cell office:value-type="float" office:value="7.75620767494357" calcext:value-type="float">
            <text:p>7.7562076749435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fault</text:p>
          </table:table-cell>
          <table:table-cell office:value-type="float" office:value="951" calcext:value-type="float">
            <text:p>951</text:p>
          </table:table-cell>
          <table:table-cell office:value-type="float" office:value="886" calcext:value-type="float">
            <text:p>8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1d2b319-09ae-3189-921d-b1b688f9f4d0</text:p>
          </table:table-cell>
          <table:table-cell office:value-type="float" office:value="0.000133364374085406" calcext:value-type="float">
            <text:p>0.000133364374085406</text:p>
          </table:table-cell>
          <table:table-cell office:value-type="float" office:value="0.00179592922708527" calcext:value-type="float">
            <text:p>0.00179592922708527</text:p>
          </table:table-cell>
          <table:table-cell office:value-type="float" office:value="18.2895377128954" calcext:value-type="float">
            <text:p>18.289537712895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fault</text:p>
          </table:table-cell>
          <table:table-cell office:value-type="float" office:value="1140" calcext:value-type="float">
            <text:p>1140</text:p>
          </table:table-cell>
          <table:table-cell office:value-type="float" office:value="822" calcext:value-type="float">
            <text:p>8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38f5dc4-d8a3-3bca-97e2-d47ef06512f1</text:p>
          </table:table-cell>
          <table:table-cell office:value-type="float" office:value="0.00000794530672579453" calcext:value-type="float">
            <text:p>7.94530672579453E-06</text:p>
          </table:table-cell>
          <table:table-cell office:value-type="float" office:value="0.012379896526238" calcext:value-type="float">
            <text:p>0.012379896526238</text:p>
          </table:table-cell>
          <table:table-cell office:value-type="float" office:value="13.632241813602" calcext:value-type="float">
            <text:p>13.632241813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893" calcext:value-type="float">
            <text:p>2893</text:p>
          </table:table-cell>
          <table:table-cell office:value-type="float" office:value="397" calcext:value-type="float">
            <text:p>3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c7a6b93-222a-361a-aa9f-1f76800ede85</text:p>
          </table:table-cell>
          <table:table-cell office:value-type="float" office:value="0.000952355646595038" calcext:value-type="float">
            <text:p>0.000952355646595038</text:p>
          </table:table-cell>
          <table:table-cell office:value-type="float" office:value="0.00684084409059287" calcext:value-type="float">
            <text:p>0.00684084409059287</text:p>
          </table:table-cell>
          <table:table-cell office:value-type="float" office:value="68.5403973509934" calcext:value-type="float">
            <text:p>68.5403973509934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default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f82b7eb-3bad-3fdd-91a4-9bb4ae7d4686</text:p>
          </table:table-cell>
          <table:table-cell office:value-type="float" office:value="0.0000594943098384728" calcext:value-type="float">
            <text:p>5.94943098384728E-05</text:p>
          </table:table-cell>
          <table:table-cell office:value-type="float" office:value="0.00253533406754772" calcext:value-type="float">
            <text:p>0.00253533406754772</text:p>
          </table:table-cell>
          <table:table-cell office:value-type="float" office:value="15.6861615979845" calcext:value-type="float">
            <text:p>15.686161597984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efault</text:p>
          </table:table-cell>
          <table:table-cell office:value-type="float" office:value="6024" calcext:value-type="float">
            <text:p>6024</text:p>
          </table:table-cell>
          <table:table-cell office:value-type="float" office:value="5557" calcext:value-type="float">
            <text:p>555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44e56e5d-2cb4-37ce-b602-0ebd22398b1d</text:p>
          </table:table-cell>
          <table:table-cell office:value-type="float" office:value="0.0126366929133858" calcext:value-type="float">
            <text:p>0.0126366929133858</text:p>
          </table:table-cell>
          <table:table-cell office:value-type="float" office:value="0.0223622047244095" calcext:value-type="float">
            <text:p>0.0223622047244095</text:p>
          </table:table-cell>
          <table:table-cell office:value-type="float" office:value="22.841726618705" calcext:value-type="float">
            <text:p>22.841726618705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default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85cc8ce4-ccc0-3825-9864-c499f293449d</text:p>
          </table:table-cell>
          <table:table-cell office:value-type="float" office:value="0.00340585774058577" calcext:value-type="float">
            <text:p>0.00340585774058577</text:p>
          </table:table-cell>
          <table:table-cell office:value-type="float" office:value="0.0328290955906019" calcext:value-type="float">
            <text:p>0.0328290955906019</text:p>
          </table:table-cell>
          <table:table-cell office:value-type="float" office:value="30.1650485436893" calcext:value-type="float">
            <text:p>30.165048543689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default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a4844fe-18c6-3c1e-8ebc-51a12952d006</text:p>
          </table:table-cell>
          <table:table-cell office:value-type="float" office:value="0.000111379290045329" calcext:value-type="float">
            <text:p>0.000111379290045329</text:p>
          </table:table-cell>
          <table:table-cell office:value-type="float" office:value="0.00370871843174192" calcext:value-type="float">
            <text:p>0.00370871843174192</text:p>
          </table:table-cell>
          <table:table-cell office:value-type="float" office:value="19.5702764976959" calcext:value-type="float">
            <text:p>19.570276497695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fault</text:p>
          </table:table-cell>
          <table:table-cell office:value-type="float" office:value="1171" calcext:value-type="float">
            <text:p>1171</text:p>
          </table:table-cell>
          <table:table-cell office:value-type="float" office:value="868" calcext:value-type="float">
            <text:p>8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00fa0a6-83fa-3110-8f40-3a8e3953bb16</text:p>
          </table:table-cell>
          <table:table-cell office:value-type="float" office:value="0.00175375300655221" calcext:value-type="float">
            <text:p>0.00175375300655221</text:p>
          </table:table-cell>
          <table:table-cell office:value-type="float" office:value="0.0088745127311935" calcext:value-type="float">
            <text:p>0.0088745127311935</text:p>
          </table:table-cell>
          <table:table-cell office:value-type="float" office:value="51.0889830508475" calcext:value-type="float">
            <text:p>51.0889830508475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default</text:p>
          </table:table-cell>
          <table:table-cell office:value-type="float" office:value="485" calcext:value-type="float">
            <text:p>485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6a2bc4-5aaa-314e-8f4e-898011af8e7c</text:p>
          </table:table-cell>
          <table:table-cell office:value-type="float" office:value="0.0332498952660243" calcext:value-type="float">
            <text:p>0.0332498952660243</text:p>
          </table:table-cell>
          <table:table-cell office:value-type="float" office:value="0.0115207373271889" calcext:value-type="float">
            <text:p>0.0115207373271889</text:p>
          </table:table-cell>
          <table:table-cell office:value-type="float" office:value="39.4545454545455" calcext:value-type="float">
            <text:p>39.4545454545455</text:p>
          </table:table-cell>
          <table:table-cell office:value-type="float" office:value="9525" calcext:value-type="float">
            <text:p>9525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5e0a33a6-596c-33af-8057-4f3c0cf55460</text:p>
          </table:table-cell>
          <table:table-cell office:value-type="float" office:value="0.00816212734633787" calcext:value-type="float">
            <text:p>0.00816212734633787</text:p>
          </table:table-cell>
          <table:table-cell office:value-type="float" office:value="0.00956937799043062" calcext:value-type="float">
            <text:p>0.00956937799043062</text:p>
          </table:table-cell>
          <table:table-cell office:value-type="float" office:value="71.8149779735683" calcext:value-type="float">
            <text:p>71.8149779735683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default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7733e8d-0dfe-30be-8abc-d5a290565272</text:p>
          </table:table-cell>
          <table:table-cell office:value-type="float" office:value="0.00149146489536462" calcext:value-type="float">
            <text:p>0.00149146489536462</text:p>
          </table:table-cell>
          <table:table-cell office:value-type="float" office:value="0.00631383472609099" calcext:value-type="float">
            <text:p>0.00631383472609099</text:p>
          </table:table-cell>
          <table:table-cell office:value-type="float" office:value="93.2157123834887" calcext:value-type="float">
            <text:p>93.2157123834887</text:p>
          </table:table-cell>
          <table:table-cell office:value-type="float" office:value="6265" calcext:value-type="float">
            <text:p>6265</text:p>
          </table:table-cell>
          <table:table-cell office:value-type="string" calcext:value-type="string">
            <text:p>default</text:p>
          </table:table-cell>
          <table:table-cell office:value-type="float" office:value="861" calcext:value-type="float">
            <text:p>861</text:p>
          </table:table-cell>
          <table:table-cell office:value-type="float" office:value="751" calcext:value-type="float">
            <text:p>75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5877866-bba4-3439-a1dd-91e11b5853f9</text:p>
          </table:table-cell>
          <table:table-cell office:value-type="float" office:value="0.0206804910418049" calcext:value-type="float">
            <text:p>0.0206804910418049</text:p>
          </table:table-cell>
          <table:table-cell office:value-type="float" office:value="0.0122760451227605" calcext:value-type="float">
            <text:p>0.0122760451227605</text:p>
          </table:table-cell>
          <table:table-cell office:value-type="float" office:value="15.3775510204082" calcext:value-type="float">
            <text:p>15.3775510204082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b02407e-18e7-32cf-993f-b9acc6887ac7</text:p>
          </table:table-cell>
          <table:table-cell office:value-type="float" office:value="0.000736468200270636" calcext:value-type="float">
            <text:p>0.000736468200270636</text:p>
          </table:table-cell>
          <table:table-cell office:value-type="float" office:value="0.03382949932341" calcext:value-type="float">
            <text:p>0.03382949932341</text:p>
          </table:table-cell>
          <table:table-cell office:value-type="float" office:value="7.03809523809524" calcext:value-type="float">
            <text:p>7.038095238095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fault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6ab8dbb-bad2-3819-85e0-28798a25efea</text:p>
          </table:table-cell>
          <table:table-cell office:value-type="float" office:value="0.00687694388100068" calcext:value-type="float">
            <text:p>0.00687694388100068</text:p>
          </table:table-cell>
          <table:table-cell office:value-type="float" office:value="0.0304259634888438" calcext:value-type="float">
            <text:p>0.0304259634888438</text:p>
          </table:table-cell>
          <table:table-cell office:value-type="float" office:value="10.5642857142857" calcext:value-type="float">
            <text:p>10.5642857142857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efault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e0028f5-04ed-38d2-b1b3-bd8f426baec0</text:p>
          </table:table-cell>
          <table:table-cell office:value-type="float" office:value="0.000431284916201117" calcext:value-type="float">
            <text:p>0.000431284916201117</text:p>
          </table:table-cell>
          <table:table-cell office:value-type="float" office:value="0.0251396648044693" calcext:value-type="float">
            <text:p>0.0251396648044693</text:p>
          </table:table-cell>
          <table:table-cell office:value-type="float" office:value="10.1704545454545" calcext:value-type="float">
            <text:p>10.17045454545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ault</text:p>
          </table:table-cell>
          <table:table-cell office:value-type="float" office:value="237" calcext:value-type="float">
            <text:p>237</text:p>
          </table:table-cell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6cd9d528-f610-38c0-8abf-c0b0dfc93c61</text:p>
          </table:table-cell>
          <table:table-cell office:value-type="float" office:value="0.00101561937217743" calcext:value-type="float">
            <text:p>0.00101561937217743</text:p>
          </table:table-cell>
          <table:table-cell office:value-type="float" office:value="0.00622004266755327" calcext:value-type="float">
            <text:p>0.00622004266755327</text:p>
          </table:table-cell>
          <table:table-cell office:value-type="float" office:value="82.0295454545455" calcext:value-type="float">
            <text:p>82.0295454545455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default</text:p>
          </table:table-cell>
          <table:table-cell office:value-type="float" office:value="976" calcext:value-type="float">
            <text:p>976</text:p>
          </table:table-cell>
          <table:table-cell office:value-type="float" office:value="880" calcext:value-type="float">
            <text:p>88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4931360-c3a3-353a-8dfc-72030c8f03b1</text:p>
          </table:table-cell>
          <table:table-cell office:value-type="float" office:value="0.00000648807032231059" calcext:value-type="float">
            <text:p>6.48807032231059E-06</text:p>
          </table:table-cell>
          <table:table-cell office:value-type="float" office:value="0.017371285056509" calcext:value-type="float">
            <text:p>0.017371285056509</text:p>
          </table:table-cell>
          <table:table-cell office:value-type="float" office:value="7.6448" calcext:value-type="float">
            <text:p>7.6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810" calcext:value-type="float">
            <text:p>2810</text:p>
          </table:table-cell>
          <table:table-cell office:value-type="float" office:value="1250" calcext:value-type="float">
            <text:p>125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82cb88fa-e323-368d-9a10-333ef41c99f0</text:p>
          </table:table-cell>
          <table:table-cell office:value-type="float" office:value="0.00015787094586959" calcext:value-type="float">
            <text:p>0.00015787094586959</text:p>
          </table:table-cell>
          <table:table-cell office:value-type="float" office:value="0.0136738614532716" calcext:value-type="float">
            <text:p>0.0136738614532716</text:p>
          </table:table-cell>
          <table:table-cell office:value-type="float" office:value="8.4115969581749" calcext:value-type="float">
            <text:p>8.411596958174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fault</text:p>
          </table:table-cell>
          <table:table-cell office:value-type="float" office:value="1176" calcext:value-type="float">
            <text:p>1176</text:p>
          </table:table-cell>
          <table:table-cell office:value-type="float" office:value="1052" calcext:value-type="float">
            <text:p>105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457dae8-fe3c-33b4-90a0-12948ba7d892</text:p>
          </table:table-cell>
          <table:table-cell office:value-type="float" office:value="0.000727733526430123" calcext:value-type="float">
            <text:p>0.000727733526430123</text:p>
          </table:table-cell>
          <table:table-cell office:value-type="float" office:value="0.0195510499637944" calcext:value-type="float">
            <text:p>0.0195510499637944</text:p>
          </table:table-cell>
          <table:table-cell office:value-type="float" office:value="9.33108108108108" calcext:value-type="float">
            <text:p>9.331081081081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97b474e-0149-3943-bdc2-86db60ba96fb</text:p>
          </table:table-cell>
          <table:table-cell office:value-type="float" office:value="0.0271530260269677" calcext:value-type="float">
            <text:p>0.0271530260269677</text:p>
          </table:table-cell>
          <table:table-cell office:value-type="float" office:value="0.0148949513954218" calcext:value-type="float">
            <text:p>0.0148949513954218</text:p>
          </table:table-cell>
          <table:table-cell office:value-type="float" office:value="39.3703703703704" calcext:value-type="float">
            <text:p>39.3703703703704</text:p>
          </table:table-cell>
          <table:table-cell office:value-type="float" office:value="10391" calcext:value-type="float">
            <text:p>10391</text:p>
          </table:table-cell>
          <table:table-cell office:value-type="string" calcext:value-type="string">
            <text:p>default</text:p>
          </table:table-cell>
          <table:table-cell office:value-type="float" office:value="270" calcext:value-type="float">
            <text:p>270</text:p>
          </table:table-cell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6690b94-ae31-3f12-a605-8f127d301fc6</text:p>
          </table:table-cell>
          <table:table-cell office:value-type="float" office:value="0.00140513297027723" calcext:value-type="float">
            <text:p>0.00140513297027723</text:p>
          </table:table-cell>
          <table:table-cell office:value-type="float" office:value="0.00504593090956139" calcext:value-type="float">
            <text:p>0.00504593090956139</text:p>
          </table:table-cell>
          <table:table-cell office:value-type="float" office:value="91.7141316073355" calcext:value-type="float">
            <text:p>91.7141316073355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default</text:p>
          </table:table-cell>
          <table:table-cell office:value-type="float" office:value="1049" calcext:value-type="float">
            <text:p>1049</text:p>
          </table:table-cell>
          <table:table-cell office:value-type="float" office:value="927" calcext:value-type="float">
            <text:p>92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68c6ea7e-4b13-318e-83b9-8d512281f0c5</text:p>
          </table:table-cell>
          <table:table-cell office:value-type="float" office:value="0.000478392317268362" calcext:value-type="float">
            <text:p>0.000478392317268362</text:p>
          </table:table-cell>
          <table:table-cell office:value-type="float" office:value="0.0115596656589009" calcext:value-type="float">
            <text:p>0.0115596656589009</text:p>
          </table:table-cell>
          <table:table-cell office:value-type="float" office:value="11.5938144329897" calcext:value-type="float">
            <text:p>11.593814432989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ault</text:p>
          </table:table-cell>
          <table:table-cell office:value-type="float" office:value="498" calcext:value-type="float">
            <text:p>498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714227f9-5cc3-378a-ab8f-7817db5ae84b</text:p>
          </table:table-cell>
          <table:table-cell office:value-type="float" office:value="0.0000721398403058236" calcext:value-type="float">
            <text:p>7.21398403058236E-05</text:p>
          </table:table-cell>
          <table:table-cell office:value-type="float" office:value="0.00218885840244166" calcext:value-type="float">
            <text:p>0.00218885840244166</text:p>
          </table:table-cell>
          <table:table-cell office:value-type="float" office:value="17.0788469132552" calcext:value-type="float">
            <text:p>17.078846913255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efault</text:p>
          </table:table-cell>
          <table:table-cell office:value-type="float" office:value="8434" calcext:value-type="float">
            <text:p>8434</text:p>
          </table:table-cell>
          <table:table-cell office:value-type="float" office:value="7597" calcext:value-type="float">
            <text:p>759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beaee95-5ea3-3d42-9018-3c2674c9611b</text:p>
          </table:table-cell>
          <table:table-cell office:value-type="float" office:value="0.00695173957721668" calcext:value-type="float">
            <text:p>0.00695173957721668</text:p>
          </table:table-cell>
          <table:table-cell office:value-type="float" office:value="0.0211391661773341" calcext:value-type="float">
            <text:p>0.0211391661773341</text:p>
          </table:table-cell>
          <table:table-cell office:value-type="float" office:value="80.1411764705882" calcext:value-type="float">
            <text:p>80.1411764705882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default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5fdc9e-2e53-3379-b7e3-17dcfd0c4ba5</text:p>
          </table:table-cell>
          <table:table-cell office:value-type="float" office:value="0.0240434884538741" calcext:value-type="float">
            <text:p>0.0240434884538741</text:p>
          </table:table-cell>
          <table:table-cell office:value-type="float" office:value="0.0089086859688196" calcext:value-type="float">
            <text:p>0.0089086859688196</text:p>
          </table:table-cell>
          <table:table-cell office:value-type="float" office:value="41.8186274509804" calcext:value-type="float">
            <text:p>41.8186274509804</text:p>
          </table:table-cell>
          <table:table-cell office:value-type="float" office:value="12307" calcext:value-type="float">
            <text:p>12307</text:p>
          </table:table-cell>
          <table:table-cell office:value-type="string" calcext:value-type="string">
            <text:p>default</text:p>
          </table:table-cell>
          <table:table-cell office:value-type="float" office:value="313" calcext:value-type="float">
            <text:p>313</text:p>
          </table:table-cell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ef94a0b-a17f-336d-8ef4-fdeb0921859c</text:p>
          </table:table-cell>
          <table:table-cell office:value-type="float" office:value="0.0000132050864036518" calcext:value-type="float">
            <text:p>1.32050864036518E-05</text:p>
          </table:table-cell>
          <table:table-cell office:value-type="float" office:value="0.0125529833713727" calcext:value-type="float">
            <text:p>0.0125529833713727</text:p>
          </table:table-cell>
          <table:table-cell office:value-type="float" office:value="44.7737226277372" calcext:value-type="float">
            <text:p>44.77372262773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office:value-type="float" office:value="280" calcext:value-type="float">
            <text:p>280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30a052d-dca2-3387-a0a2-d49f53bea098</text:p>
          </table:table-cell>
          <table:table-cell office:value-type="float" office:value="0.00461870723596193" calcext:value-type="float">
            <text:p>0.00461870723596193</text:p>
          </table:table-cell>
          <table:table-cell office:value-type="float" office:value="0.01334046863652" calcext:value-type="float">
            <text:p>0.01334046863652</text:p>
          </table:table-cell>
          <table:table-cell office:value-type="float" office:value="96.1801470588235" calcext:value-type="float">
            <text:p>96.1801470588235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default</text:p>
          </table:table-cell>
          <table:table-cell office:value-type="float" office:value="308" calcext:value-type="float">
            <text:p>308</text:p>
          </table:table-cell>
          <table:table-cell office:value-type="float" office:value="272" calcext:value-type="float">
            <text:p>27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4293ba0-4a62-35a5-9e9c-cc6d4170dc91</text:p>
          </table:table-cell>
          <table:table-cell office:value-type="float" office:value="0.0145686274509804" calcext:value-type="float">
            <text:p>0.0145686274509804</text:p>
          </table:table-cell>
          <table:table-cell office:value-type="float" office:value="0.0218171775752555" calcext:value-type="float">
            <text:p>0.0218171775752555</text:p>
          </table:table-cell>
          <table:table-cell office:value-type="float" office:value="23.8223684210526" calcext:value-type="float">
            <text:p>23.8223684210526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default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93c224e-2c1f-3737-82f4-14bba87f7626</text:p>
          </table:table-cell>
          <table:table-cell office:value-type="float" office:value="0.00000567655236329935" calcext:value-type="float">
            <text:p>5.67655236329935E-06</text:p>
          </table:table-cell>
          <table:table-cell office:value-type="float" office:value="0.0145968489341983" calcext:value-type="float">
            <text:p>0.0145968489341983</text:p>
          </table:table-cell>
          <table:table-cell office:value-type="float" office:value="8.67537688442211" calcext:value-type="float">
            <text:p>8.67537688442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482" calcext:value-type="float">
            <text:p>3482</text:p>
          </table:table-cell>
          <table:table-cell office:value-type="float" office:value="995" calcext:value-type="float">
            <text:p>99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d664fe3-83c6-3ab9-b5d1-0a1433513f72</text:p>
          </table:table-cell>
          <table:table-cell office:value-type="float" office:value="0.000111690530905663" calcext:value-type="float">
            <text:p>0.000111690530905663</text:p>
          </table:table-cell>
          <table:table-cell office:value-type="float" office:value="0.00318189853279123" calcext:value-type="float">
            <text:p>0.00318189853279123</text:p>
          </table:table-cell>
          <table:table-cell office:value-type="float" office:value="19.7108013937282" calcext:value-type="float">
            <text:p>19.710801393728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fault</text:p>
          </table:table-cell>
          <table:table-cell office:value-type="float" office:value="1310" calcext:value-type="float">
            <text:p>1310</text:p>
          </table:table-cell>
          <table:table-cell office:value-type="float" office:value="861" calcext:value-type="float">
            <text:p>8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2b18423-741a-361b-a025-8336a3ed9a32</text:p>
          </table:table-cell>
          <table:table-cell office:value-type="float" office:value="0.00164038616251006" calcext:value-type="float">
            <text:p>0.00164038616251006</text:p>
          </table:table-cell>
          <table:table-cell office:value-type="float" office:value="0.0233306516492357" calcext:value-type="float">
            <text:p>0.0233306516492357</text:p>
          </table:table-cell>
          <table:table-cell office:value-type="float" office:value="7.0225988700565" calcext:value-type="float">
            <text:p>7.02259887005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fault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2aba55d-a3bf-3d94-be7c-82bc2e229e0b</text:p>
          </table:table-cell>
          <table:table-cell office:value-type="float" office:value="0.0133431759708012" calcext:value-type="float">
            <text:p>0.0133431759708012</text:p>
          </table:table-cell>
          <table:table-cell office:value-type="float" office:value="0.0119667324836953" calcext:value-type="float">
            <text:p>0.0119667324836953</text:p>
          </table:table-cell>
          <table:table-cell office:value-type="float" office:value="84.8375634517767" calcext:value-type="float">
            <text:p>84.8375634517767</text:p>
          </table:table-cell>
          <table:table-cell office:value-type="float" office:value="13381" calcext:value-type="float">
            <text:p>13381</text:p>
          </table:table-cell>
          <table:table-cell office:value-type="string" calcext:value-type="string">
            <text:p>default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4748dae9-5e41-3e0b-a56b-b1a3a079e052</text:p>
          </table:table-cell>
          <table:table-cell office:value-type="float" office:value="0.00021246095105866" calcext:value-type="float">
            <text:p>0.00021246095105866</text:p>
          </table:table-cell>
          <table:table-cell office:value-type="float" office:value="0.00430406108989934" calcext:value-type="float">
            <text:p>0.00430406108989934</text:p>
          </table:table-cell>
          <table:table-cell office:value-type="float" office:value="21.090775988287" calcext:value-type="float">
            <text:p>21.09077598828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fault</text:p>
          </table:table-cell>
          <table:table-cell office:value-type="float" office:value="1038" calcext:value-type="float">
            <text:p>1038</text:p>
          </table:table-cell>
          <table:table-cell office:value-type="float" office:value="683" calcext:value-type="float">
            <text:p>68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6dbe2230-d20b-3166-a162-833f1cbf2580</text:p>
          </table:table-cell>
          <table:table-cell office:value-type="float" office:value="0.00324480365426154" calcext:value-type="float">
            <text:p>0.00324480365426154</text:p>
          </table:table-cell>
          <table:table-cell office:value-type="float" office:value="0.00552388371516589" calcext:value-type="float">
            <text:p>0.00552388371516589</text:p>
          </table:table-cell>
          <table:table-cell office:value-type="float" office:value="20.3906137184116" calcext:value-type="float">
            <text:p>20.3906137184116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default</text:p>
          </table:table-cell>
          <table:table-cell office:value-type="float" office:value="1504" calcext:value-type="float">
            <text:p>1504</text:p>
          </table:table-cell>
          <table:table-cell office:value-type="float" office:value="1385" calcext:value-type="float">
            <text:p>138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06fbc92-2a0e-3a73-9b74-90daae4334e3</text:p>
          </table:table-cell>
          <table:table-cell office:value-type="float" office:value="0.00306796524075396" calcext:value-type="float">
            <text:p>0.00306796524075396</text:p>
          </table:table-cell>
          <table:table-cell office:value-type="float" office:value="0.0082700138533227" calcext:value-type="float">
            <text:p>0.0082700138533227</text:p>
          </table:table-cell>
          <table:table-cell office:value-type="float" office:value="99.2541666666667" calcext:value-type="float">
            <text:p>99.2541666666667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default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42a345a-d31f-3bdf-9e0f-d99336cba2b3</text:p>
          </table:table-cell>
          <table:table-cell office:value-type="float" office:value="0.0178658798283262" calcext:value-type="float">
            <text:p>0.0178658798283262</text:p>
          </table:table-cell>
          <table:table-cell office:value-type="float" office:value="0.0120171673819743" calcext:value-type="float">
            <text:p>0.0120171673819743</text:p>
          </table:table-cell>
          <table:table-cell office:value-type="float" office:value="20.4385964912281" calcext:value-type="float">
            <text:p>20.4385964912281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default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f5ea29-fc31-3926-8c7e-d4930a105355</text:p>
          </table:table-cell>
          <table:table-cell office:value-type="float" office:value="0.00344235344592223" calcext:value-type="float">
            <text:p>0.00344235344592223</text:p>
          </table:table-cell>
          <table:table-cell office:value-type="float" office:value="0.00483638207418386" calcext:value-type="float">
            <text:p>0.00483638207418386</text:p>
          </table:table-cell>
          <table:table-cell office:value-type="float" office:value="20.2679841897233" calcext:value-type="float">
            <text:p>20.2679841897233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default</text:p>
          </table:table-cell>
          <table:table-cell office:value-type="float" office:value="1364" calcext:value-type="float">
            <text:p>1364</text:p>
          </table:table-cell>
          <table:table-cell office:value-type="float" office:value="1265" calcext:value-type="float">
            <text:p>126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67b4f4b-6680-30fc-b97f-2913b13518fb</text:p>
          </table:table-cell>
          <table:table-cell office:value-type="float" office:value="0.0057461737842508" calcext:value-type="float">
            <text:p>0.0057461737842508</text:p>
          </table:table-cell>
          <table:table-cell office:value-type="float" office:value="0.00777585781288571" calcext:value-type="float">
            <text:p>0.00777585781288571</text:p>
          </table:table-cell>
          <table:table-cell office:value-type="float" office:value="17.3862660944206" calcext:value-type="float">
            <text:p>17.3862660944206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default</text:p>
          </table:table-cell>
          <table:table-cell office:value-type="float" office:value="596" calcext:value-type="float">
            <text:p>596</text:p>
          </table:table-cell>
          <table:table-cell office:value-type="float" office:value="466" calcext:value-type="float">
            <text:p>4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bbc3f91-c332-36eb-a6da-82a0ec25f811</text:p>
          </table:table-cell>
          <table:table-cell office:value-type="float" office:value="0.000726353126642144" calcext:value-type="float">
            <text:p>0.000726353126642144</text:p>
          </table:table-cell>
          <table:table-cell office:value-type="float" office:value="0.011823436678928" calcext:value-type="float">
            <text:p>0.011823436678928</text:p>
          </table:table-cell>
          <table:table-cell office:value-type="float" office:value="11.9685534591195" calcext:value-type="float">
            <text:p>11.968553459119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ault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5558267a-be79-3af7-b980-2c16cfda42d0</text:p>
          </table:table-cell>
          <table:table-cell office:value-type="float" office:value="0.00140381822391547" calcext:value-type="float">
            <text:p>0.00140381822391547</text:p>
          </table:table-cell>
          <table:table-cell office:value-type="float" office:value="0.00867204108695195" calcext:value-type="float">
            <text:p>0.00867204108695195</text:p>
          </table:table-cell>
          <table:table-cell office:value-type="float" office:value="79.4464882943144" calcext:value-type="float">
            <text:p>79.4464882943144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default</text:p>
          </table:table-cell>
          <table:table-cell office:value-type="float" office:value="676" calcext:value-type="float">
            <text:p>676</text:p>
          </table:table-cell>
          <table:table-cell office:value-type="float" office:value="598" calcext:value-type="float">
            <text:p>59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0ea2ecd-147a-3ea4-8be3-486237433876</text:p>
          </table:table-cell>
          <table:table-cell office:value-type="float" office:value="0.000155941626129256" calcext:value-type="float">
            <text:p>0.000155941626129256</text:p>
          </table:table-cell>
          <table:table-cell office:value-type="float" office:value="0.0137595552466991" calcext:value-type="float">
            <text:p>0.0137595552466991</text:p>
          </table:table-cell>
          <table:table-cell office:value-type="float" office:value="39.3169398907104" calcext:value-type="float">
            <text:p>39.31693989071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fault</text:p>
          </table:table-cell>
          <table:table-cell office:value-type="float" office:value="313" calcext:value-type="float">
            <text:p>313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6150e7cc-c88e-3de7-b577-6de2cd911727</text:p>
          </table:table-cell>
          <table:table-cell office:value-type="float" office:value="0.000988456464379947" calcext:value-type="float">
            <text:p>0.000988456464379947</text:p>
          </table:table-cell>
          <table:table-cell office:value-type="float" office:value="0.00890501319261214" calcext:value-type="float">
            <text:p>0.00890501319261214</text:p>
          </table:table-cell>
          <table:table-cell office:value-type="float" office:value="14.8627450980392" calcext:value-type="float">
            <text:p>14.862745098039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fault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003f8c6-3ab0-3eee-bc82-c0ee0bf9bea6</text:p>
          </table:table-cell>
          <table:table-cell office:value-type="float" office:value="0.00334583027497036" calcext:value-type="float">
            <text:p>0.00334583027497036</text:p>
          </table:table-cell>
          <table:table-cell office:value-type="float" office:value="0.00683191237084298" calcext:value-type="float">
            <text:p>0.00683191237084298</text:p>
          </table:table-cell>
          <table:table-cell office:value-type="float" office:value="24.875" calcext:value-type="float">
            <text:p>24.875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default</text:p>
          </table:table-cell>
          <table:table-cell office:value-type="float" office:value="806" calcext:value-type="float">
            <text:p>806</text:p>
          </table:table-cell>
          <table:table-cell office:value-type="float" office:value="712" calcext:value-type="float">
            <text:p>7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b2bf1e7-61e2-3daa-987e-711b2aa26faf</text:p>
          </table:table-cell>
          <table:table-cell office:value-type="float" office:value="0.0107882566311494" calcext:value-type="float">
            <text:p>0.0107882566311494</text:p>
          </table:table-cell>
          <table:table-cell office:value-type="float" office:value="0.013148945817275" calcext:value-type="float">
            <text:p>0.013148945817275</text:p>
          </table:table-cell>
          <table:table-cell office:value-type="float" office:value="17.2980392156863" calcext:value-type="float">
            <text:p>17.2980392156863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default</text:p>
          </table:table-cell>
          <table:table-cell office:value-type="float" office:value="272" calcext:value-type="float">
            <text:p>272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f6fea70-ca97-34fe-9a44-b46afcfaae0f</text:p>
          </table:table-cell>
          <table:table-cell office:value-type="float" office:value="0.0227561606327959" calcext:value-type="float">
            <text:p>0.0227561606327959</text:p>
          </table:table-cell>
          <table:table-cell office:value-type="float" office:value="0.0103437785214481" calcext:value-type="float">
            <text:p>0.0103437785214481</text:p>
          </table:table-cell>
          <table:table-cell office:value-type="float" office:value="16.435" calcext:value-type="float">
            <text:p>16.435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default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f2da3bd-2383-3f2d-8d3e-62887721885b</text:p>
          </table:table-cell>
          <table:table-cell office:value-type="float" office:value="0.00537970655824642" calcext:value-type="float">
            <text:p>0.00537970655824642</text:p>
          </table:table-cell>
          <table:table-cell office:value-type="float" office:value="0.0254551882623299" calcext:value-type="float">
            <text:p>0.0254551882623299</text:p>
          </table:table-cell>
          <table:table-cell office:value-type="float" office:value="45.6209677419355" calcext:value-type="float">
            <text:p>45.6209677419355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default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678bb2c5-efb4-3701-a992-9c6f64c6387f</text:p>
          </table:table-cell>
          <table:table-cell office:value-type="float" office:value="0.0283194130925508" calcext:value-type="float">
            <text:p>0.0283194130925508</text:p>
          </table:table-cell>
          <table:table-cell office:value-type="float" office:value="0.0112866817155756" calcext:value-type="float">
            <text:p>0.0112866817155756</text:p>
          </table:table-cell>
          <table:table-cell office:value-type="float" office:value="16.4074074074074" calcext:value-type="float">
            <text:p>16.4074074074074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default</text:p>
          </table:table-cell>
          <table:table-cell office:value-type="float" office:value="190" calcext:value-type="float">
            <text:p>190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93ab48e1-669b-3925-b50e-e266897b0b5c</text:p>
          </table:table-cell>
          <table:table-cell office:value-type="float" office:value="0.00233917150736373" calcext:value-type="float">
            <text:p>0.00233917150736373</text:p>
          </table:table-cell>
          <table:table-cell office:value-type="float" office:value="0.0107962213225371" calcext:value-type="float">
            <text:p>0.0107962213225371</text:p>
          </table:table-cell>
          <table:table-cell office:value-type="float" office:value="84.5806451612903" calcext:value-type="float">
            <text:p>84.5806451612903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default</text:p>
          </table:table-cell>
          <table:table-cell office:value-type="float" office:value="449" calcext:value-type="float">
            <text:p>449</text:p>
          </table:table-cell>
          <table:table-cell office:value-type="float" office:value="403" calcext:value-type="float">
            <text:p>40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902a533-32da-305d-a011-a8b8e6b80862</text:p>
          </table:table-cell>
          <table:table-cell office:value-type="float" office:value="0.212207373271889" calcext:value-type="float">
            <text:p>0.212207373271889</text:p>
          </table:table-cell>
          <table:table-cell office:value-type="float" office:value="0.0345622119815668" calcext:value-type="float">
            <text:p>0.0345622119815668</text:p>
          </table:table-cell>
          <table:table-cell office:value-type="float" office:value="2.99310344827586" calcext:value-type="float">
            <text:p>2.99310344827586</text:p>
          </table:table-cell>
          <table:table-cell office:value-type="float" office:value="5526" calcext:value-type="float">
            <text:p>5526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536d19b-15a0-36d3-889d-992caa63fa68</text:p>
          </table:table-cell>
          <table:table-cell office:value-type="float" office:value="0.000640402713941782" calcext:value-type="float">
            <text:p>0.000640402713941782</text:p>
          </table:table-cell>
          <table:table-cell office:value-type="float" office:value="0.0100678485445393" calcext:value-type="float">
            <text:p>0.0100678485445393</text:p>
          </table:table-cell>
          <table:table-cell office:value-type="float" office:value="22.1796116504854" calcext:value-type="float">
            <text:p>22.17961165048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efault</text:p>
          </table:table-cell>
          <table:table-cell office:value-type="float" office:value="230" calcext:value-type="float">
            <text:p>230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e1361b7-508d-30b0-a527-588851f1177a</text:p>
          </table:table-cell>
          <table:table-cell office:value-type="float" office:value="0.000442601514108741" calcext:value-type="float">
            <text:p>0.000442601514108741</text:p>
          </table:table-cell>
          <table:table-cell office:value-type="float" office:value="0.00743289745354439" calcext:value-type="float">
            <text:p>0.00743289745354439</text:p>
          </table:table-cell>
          <table:table-cell office:value-type="float" office:value="12.1488294314381" calcext:value-type="float">
            <text:p>12.148829431438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fault</text:p>
          </table:table-cell>
          <table:table-cell office:value-type="float" office:value="615" calcext:value-type="float">
            <text:p>615</text:p>
          </table:table-cell>
          <table:table-cell office:value-type="float" office:value="598" calcext:value-type="float">
            <text:p>5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365c7d9-f00a-36ab-8eed-d669e4aedbea</text:p>
          </table:table-cell>
          <table:table-cell office:value-type="float" office:value="0.00134531858003087" calcext:value-type="float">
            <text:p>0.00134531858003087</text:p>
          </table:table-cell>
          <table:table-cell office:value-type="float" office:value="0.00834764461642138" calcext:value-type="float">
            <text:p>0.00834764461642138</text:p>
          </table:table-cell>
          <table:table-cell office:value-type="float" office:value="78.366269165247" calcext:value-type="float">
            <text:p>78.366269165247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default</text:p>
          </table:table-cell>
          <table:table-cell office:value-type="float" office:value="665" calcext:value-type="float">
            <text:p>665</text:p>
          </table:table-cell>
          <table:table-cell office:value-type="float" office:value="587" calcext:value-type="float">
            <text:p>58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732d572-9edf-3c23-9a85-e4375fd46a69</text:p>
          </table:table-cell>
          <table:table-cell office:value-type="float" office:value="0.000637436372049977" calcext:value-type="float">
            <text:p>0.000637436372049977</text:p>
          </table:table-cell>
          <table:table-cell office:value-type="float" office:value="0.012031466913466" calcext:value-type="float">
            <text:p>0.012031466913466</text:p>
          </table:table-cell>
          <table:table-cell office:value-type="float" office:value="16.5593869731801" calcext:value-type="float">
            <text:p>16.559386973180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ault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2d86429-4eda-32c1-8871-38aeeac6485b</text:p>
          </table:table-cell>
          <table:table-cell office:value-type="float" office:value="0.00000538960445784233" calcext:value-type="float">
            <text:p>5.38960445784233E-06</text:p>
          </table:table-cell>
          <table:table-cell office:value-type="float" office:value="0.0128802411619622" calcext:value-type="float">
            <text:p>0.0128802411619622</text:p>
          </table:table-cell>
          <table:table-cell office:value-type="float" office:value="6.57872596153846" calcext:value-type="float">
            <text:p>6.57872596153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3396" calcext:value-type="float">
            <text:p>3396</text:p>
          </table:table-cell>
          <table:table-cell office:value-type="float" office:value="1664" calcext:value-type="float">
            <text:p>166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53b72c5-bc21-3d16-8d17-05cead2ef1bf</text:p>
          </table:table-cell>
          <table:table-cell office:value-type="float" office:value="0.000132528398942631" calcext:value-type="float">
            <text:p>0.000132528398942631</text:p>
          </table:table-cell>
          <table:table-cell office:value-type="float" office:value="0.00185754090162178" calcext:value-type="float">
            <text:p>0.00185754090162178</text:p>
          </table:table-cell>
          <table:table-cell office:value-type="float" office:value="17.4526184538653" calcext:value-type="float">
            <text:p>17.452618453865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fault</text:p>
          </table:table-cell>
          <table:table-cell office:value-type="float" office:value="1066" calcext:value-type="float">
            <text:p>1066</text:p>
          </table:table-cell>
          <table:table-cell office:value-type="float" office:value="802" calcext:value-type="float">
            <text:p>8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94a4f80-602f-3e18-b81a-9226bc3ae018</text:p>
          </table:table-cell>
          <table:table-cell office:value-type="float" office:value="0.0224652951355509" calcext:value-type="float">
            <text:p>0.0224652951355509</text:p>
          </table:table-cell>
          <table:table-cell office:value-type="float" office:value="0.0119207844645261" calcext:value-type="float">
            <text:p>0.0119207844645261</text:p>
          </table:table-cell>
          <table:table-cell office:value-type="float" office:value="39.1052631578947" calcext:value-type="float">
            <text:p>39.1052631578947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e1ab712-dee8-3a79-a629-3fa45536269c</text:p>
          </table:table-cell>
          <table:table-cell office:value-type="float" office:value="0.000147867385149329" calcext:value-type="float">
            <text:p>0.000147867385149329</text:p>
          </table:table-cell>
          <table:table-cell office:value-type="float" office:value="0.0127865558498493" calcext:value-type="float">
            <text:p>0.0127865558498493</text:p>
          </table:table-cell>
          <table:table-cell office:value-type="float" office:value="8.23233082706767" calcext:value-type="float">
            <text:p>8.2323308270676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fault</text:p>
          </table:table-cell>
          <table:table-cell office:value-type="float" office:value="1488" calcext:value-type="float">
            <text:p>1488</text:p>
          </table:table-cell>
          <table:table-cell office:value-type="float" office:value="1330" calcext:value-type="float">
            <text:p>13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f6f2720-ac86-333d-a1f0-38d7e6075ead</text:p>
          </table:table-cell>
          <table:table-cell office:value-type="float" office:value="0.00188267770876467" calcext:value-type="float">
            <text:p>0.00188267770876467</text:p>
          </table:table-cell>
          <table:table-cell office:value-type="float" office:value="0.0262249827467219" calcext:value-type="float">
            <text:p>0.0262249827467219</text:p>
          </table:table-cell>
          <table:table-cell office:value-type="float" office:value="8.83536585365854" calcext:value-type="float">
            <text:p>8.8353658536585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efault</text:p>
          </table:table-cell>
          <table:table-cell office:value-type="float" office:value="408" calcext:value-type="float">
            <text:p>408</text:p>
          </table:table-cell>
          <table:table-cell office:value-type="float" office:value="328" calcext:value-type="float">
            <text:p>32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3a90c86a-97d0-3f79-a448-c9d38727f6fa</text:p>
          </table:table-cell>
          <table:table-cell office:value-type="float" office:value="0.0153012328767123" calcext:value-type="float">
            <text:p>0.0153012328767123</text:p>
          </table:table-cell>
          <table:table-cell office:value-type="float" office:value="0.013013698630137" calcext:value-type="float">
            <text:p>0.013013698630137</text:p>
          </table:table-cell>
          <table:table-cell office:value-type="float" office:value="46.4968152866242" calcext:value-type="float">
            <text:p>46.4968152866242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default</text:p>
          </table:table-cell>
          <table:table-cell office:value-type="float" office:value="323" calcext:value-type="float">
            <text:p>323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95cdd67c-5137-3d22-8257-ea8cd63dc2a3</text:p>
          </table:table-cell>
          <table:table-cell office:value-type="float" office:value="0.00813919481155164" calcext:value-type="float">
            <text:p>0.00813919481155164</text:p>
          </table:table-cell>
          <table:table-cell office:value-type="float" office:value="0.0156632403328439" calcext:value-type="float">
            <text:p>0.0156632403328439</text:p>
          </table:table-cell>
          <table:table-cell office:value-type="float" office:value="74.2909090909091" calcext:value-type="float">
            <text:p>74.2909090909091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default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9d3a1a6d-56cb-3712-91ae-60f851d9c989</text:p>
          </table:table-cell>
          <table:table-cell office:value-type="float" office:value="0.000660780669144981" calcext:value-type="float">
            <text:p>0.000660780669144981</text:p>
          </table:table-cell>
          <table:table-cell office:value-type="float" office:value="0.010997521685254" calcext:value-type="float">
            <text:p>0.010997521685254</text:p>
          </table:table-cell>
          <table:table-cell office:value-type="float" office:value="12.9638554216867" calcext:value-type="float">
            <text:p>12.963855421686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office:value-type="float" office:value="518" calcext:value-type="float">
            <text:p>518</text:p>
          </table:table-cell>
          <table:table-cell office:value-type="float" office:value="498" calcext:value-type="float">
            <text:p>49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1742c70-e0f6-366a-87bb-547b80371803</text:p>
          </table:table-cell>
          <table:table-cell office:value-type="float" office:value="0.225516042780749" calcext:value-type="float">
            <text:p>0.225516042780749</text:p>
          </table:table-cell>
          <table:table-cell office:value-type="float" office:value="0.0294117647058824" calcext:value-type="float">
            <text:p>0.0294117647058824</text:p>
          </table:table-cell>
          <table:table-cell office:value-type="float" office:value="3.11666666666667" calcext:value-type="float">
            <text:p>3.11666666666667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4da3385-5626-3728-a524-1be862cbb118</text:p>
          </table:table-cell>
          <table:table-cell office:value-type="float" office:value="0.00105391989246678" calcext:value-type="float">
            <text:p>0.00105391989246678</text:p>
          </table:table-cell>
          <table:table-cell office:value-type="float" office:value="0.00280623975663534" calcext:value-type="float">
            <text:p>0.00280623975663534</text:p>
          </table:table-cell>
          <table:table-cell office:value-type="float" office:value="27.5987634233648" calcext:value-type="float">
            <text:p>27.5987634233648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default</text:p>
          </table:table-cell>
          <table:table-cell office:value-type="float" office:value="3575" calcext:value-type="float">
            <text:p>3575</text:p>
          </table:table-cell>
          <table:table-cell office:value-type="float" office:value="3073" calcext:value-type="float">
            <text:p>307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b05809f-3e80-38dd-9903-14907bfbfcad</text:p>
          </table:table-cell>
          <table:table-cell office:value-type="float" office:value="0.000414039589442815" calcext:value-type="float">
            <text:p>0.000414039589442815</text:p>
          </table:table-cell>
          <table:table-cell office:value-type="float" office:value="0.00879765395894428" calcext:value-type="float">
            <text:p>0.00879765395894428</text:p>
          </table:table-cell>
          <table:table-cell office:value-type="float" office:value="12.8275862068966" calcext:value-type="float">
            <text:p>12.827586206896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efault</text:p>
          </table:table-cell>
          <table:table-cell office:value-type="float" office:value="673" calcext:value-type="float">
            <text:p>673</text:p>
          </table:table-cell>
          <table:table-cell office:value-type="float" office:value="638" calcext:value-type="float">
            <text:p>6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13c0418-c2f1-30d5-9a17-78e9364c4f71</text:p>
          </table:table-cell>
          <table:table-cell office:value-type="float" office:value="0.000123655913978495" calcext:value-type="float">
            <text:p>0.000123655913978495</text:p>
          </table:table-cell>
          <table:table-cell office:value-type="float" office:value="0.00380205548624725" calcext:value-type="float">
            <text:p>0.00380205548624725</text:p>
          </table:table-cell>
          <table:table-cell office:value-type="float" office:value="18.5794701986755" calcext:value-type="float">
            <text:p>18.57947019867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fault</text:p>
          </table:table-cell>
          <table:table-cell office:value-type="float" office:value="1213" calcext:value-type="float">
            <text:p>1213</text:p>
          </table:table-cell>
          <table:table-cell office:value-type="float" office:value="906" calcext:value-type="float">
            <text:p>9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326ee47-0ec2-3c13-90eb-1a7d350b330a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185770750988142" calcext:value-type="float">
            <text:p>0.0185770750988142</text:p>
          </table:table-cell>
          <table:table-cell office:value-type="float" office:value="50.6" calcext:value-type="float">
            <text:p>50.6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default</text:p>
          </table:table-cell>
          <table:table-cell office:value-type="float" office:value="298" calcext:value-type="float">
            <text:p>298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4d9e8716-5bf7-3588-8819-22332cbc9621</text:p>
          </table:table-cell>
          <table:table-cell office:value-type="float" office:value="0.000711891488832866" calcext:value-type="float">
            <text:p>0.000711891488832866</text:p>
          </table:table-cell>
          <table:table-cell office:value-type="float" office:value="0.00244292156375386" calcext:value-type="float">
            <text:p>0.00244292156375386</text:p>
          </table:table-cell>
          <table:table-cell office:value-type="float" office:value="30.1208556149733" calcext:value-type="float">
            <text:p>30.1208556149733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default</text:p>
          </table:table-cell>
          <table:table-cell office:value-type="float" office:value="5512" calcext:value-type="float">
            <text:p>5512</text:p>
          </table:table-cell>
          <table:table-cell office:value-type="float" office:value="4675" calcext:value-type="float">
            <text:p>467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8e55b65f-f280-361b-9167-bec5230dc0a3</text:p>
          </table:table-cell>
          <table:table-cell office:value-type="float" office:value="0.0000962141247918503" calcext:value-type="float">
            <text:p>9.62141247918503E-05</text:p>
          </table:table-cell>
          <table:table-cell office:value-type="float" office:value="0.00548535605837986" calcext:value-type="float">
            <text:p>0.00548535605837986</text:p>
          </table:table-cell>
          <table:table-cell office:value-type="float" office:value="22.8134078212291" calcext:value-type="float">
            <text:p>22.81340782122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fault</text:p>
          </table:table-cell>
          <table:table-cell office:value-type="float" office:value="1184" calcext:value-type="float">
            <text:p>1184</text:p>
          </table:table-cell>
          <table:table-cell office:value-type="float" office:value="895" calcext:value-type="float">
            <text:p>89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94602ce-8c8b-3cc3-ba30-ee2848967193</text:p>
          </table:table-cell>
          <table:table-cell office:value-type="float" office:value="0.0000731628965332619" calcext:value-type="float">
            <text:p>7.31628965332619E-05</text:p>
          </table:table-cell>
          <table:table-cell office:value-type="float" office:value="0.00285102395930933" calcext:value-type="float">
            <text:p>0.00285102395930933</text:p>
          </table:table-cell>
          <table:table-cell office:value-type="float" office:value="16.8227876604368" calcext:value-type="float">
            <text:p>16.822787660436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efault</text:p>
          </table:table-cell>
          <table:table-cell office:value-type="float" office:value="4890" calcext:value-type="float">
            <text:p>4890</text:p>
          </table:table-cell>
          <table:table-cell office:value-type="float" office:value="4441" calcext:value-type="float">
            <text:p>444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655f9a8-c4f9-3054-ad04-837a99050d3a</text:p>
          </table:table-cell>
          <table:table-cell office:value-type="float" office:value="0.0012226976744186" calcext:value-type="float">
            <text:p>0.0012226976744186</text:p>
          </table:table-cell>
          <table:table-cell office:value-type="float" office:value="0.00683720930232558" calcext:value-type="float">
            <text:p>0.00683720930232558</text:p>
          </table:table-cell>
          <table:table-cell office:value-type="float" office:value="27.8497409326425" calcext:value-type="float">
            <text:p>27.8497409326425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default</text:p>
          </table:table-cell>
          <table:table-cell office:value-type="float" office:value="1067" calcext:value-type="float">
            <text:p>1067</text:p>
          </table:table-cell>
          <table:table-cell office:value-type="float" office:value="772" calcext:value-type="float">
            <text:p>77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6e75edb-e873-335d-b2a0-cb5d8563f8ea</text:p>
          </table:table-cell>
          <table:table-cell office:value-type="float" office:value="0.0100319640252795" calcext:value-type="float">
            <text:p>0.0100319640252795</text:p>
          </table:table-cell>
          <table:table-cell office:value-type="float" office:value="0.0280748663101604" calcext:value-type="float">
            <text:p>0.0280748663101604</text:p>
          </table:table-cell>
          <table:table-cell office:value-type="float" office:value="76.1851851851852" calcext:value-type="float">
            <text:p>76.1851851851852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default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856a50d-cdf4-358b-b6e6-8fa71a7c0fb1</text:p>
          </table:table-cell>
          <table:table-cell office:value-type="float" office:value="0.00572100597068934" calcext:value-type="float">
            <text:p>0.00572100597068934</text:p>
          </table:table-cell>
          <table:table-cell office:value-type="float" office:value="0.0293106567758278" calcext:value-type="float">
            <text:p>0.0293106567758278</text:p>
          </table:table-cell>
          <table:table-cell office:value-type="float" office:value="45.6776859504132" calcext:value-type="float">
            <text:p>45.6776859504132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default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4c0b94b-7954-3934-8b81-d5c7e278e9fd</text:p>
          </table:table-cell>
          <table:table-cell office:value-type="float" office:value="0.00520859115132873" calcext:value-type="float">
            <text:p>0.00520859115132873</text:p>
          </table:table-cell>
          <table:table-cell office:value-type="float" office:value="0.0132336635788118" calcext:value-type="float">
            <text:p>0.0132336635788118</text:p>
          </table:table-cell>
          <table:table-cell office:value-type="float" office:value="102.413919413919" calcext:value-type="float">
            <text:p>102.413919413919</text:p>
          </table:table-cell>
          <table:table-cell office:value-type="float" office:value="8738" calcext:value-type="float">
            <text:p>8738</text:p>
          </table:table-cell>
          <table:table-cell office:value-type="string" calcext:value-type="string">
            <text:p>default</text:p>
          </table:table-cell>
          <table:table-cell office:value-type="float" office:value="301" calcext:value-type="float">
            <text:p>301</text:p>
          </table:table-cell>
          <table:table-cell office:value-type="float" office:value="273" calcext:value-type="float">
            <text:p>27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3f7f33a8-8995-3de8-af02-348b0ba422fc</text:p>
          </table:table-cell>
          <table:table-cell office:value-type="float" office:value="0.00100140056022409" calcext:value-type="float">
            <text:p>0.00100140056022409</text:p>
          </table:table-cell>
          <table:table-cell office:value-type="float" office:value="0.0301120448179272" calcext:value-type="float">
            <text:p>0.0301120448179272</text:p>
          </table:table-cell>
          <table:table-cell office:value-type="float" office:value="7.14" calcext:value-type="float">
            <text:p>7.1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8a989644-d121-315b-8206-deae986adcdd</text:p>
          </table:table-cell>
          <table:table-cell office:value-type="float" office:value="0.00135811314266063" calcext:value-type="float">
            <text:p>0.00135811314266063</text:p>
          </table:table-cell>
          <table:table-cell office:value-type="float" office:value="0.00604688485126383" calcext:value-type="float">
            <text:p>0.00604688485126383</text:p>
          </table:table-cell>
          <table:table-cell office:value-type="float" office:value="81.9107981220657" calcext:value-type="float">
            <text:p>81.9107981220657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default</text:p>
          </table:table-cell>
          <table:table-cell office:value-type="float" office:value="931" calcext:value-type="float">
            <text:p>931</text:p>
          </table:table-cell>
          <table:table-cell office:value-type="float" office:value="852" calcext:value-type="float">
            <text:p>85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be88532-480c-36d7-ae6a-5de7c3008f95</text:p>
          </table:table-cell>
          <table:table-cell office:value-type="float" office:value="0.000950284990500317" calcext:value-type="float">
            <text:p>0.000950284990500317</text:p>
          </table:table-cell>
          <table:table-cell office:value-type="float" office:value="0.00569981000633312" calcext:value-type="float">
            <text:p>0.00569981000633312</text:p>
          </table:table-cell>
          <table:table-cell office:value-type="float" office:value="14.3545454545455" calcext:value-type="float">
            <text:p>14.354545454545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efault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ad00132-8a6e-327e-9835-2e62e8854a4c</text:p>
          </table:table-cell>
          <table:table-cell office:value-type="float" office:value="0.000881735159817352" calcext:value-type="float">
            <text:p>0.000881735159817352</text:p>
          </table:table-cell>
          <table:table-cell office:value-type="float" office:value="0.00730593607305936" calcext:value-type="float">
            <text:p>0.00730593607305936</text:p>
          </table:table-cell>
          <table:table-cell office:value-type="float" office:value="14.4713656387665" calcext:value-type="float">
            <text:p>14.471365638766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ault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a4ba451-df8b-30bd-8789-d7f8279d1c6e</text:p>
          </table:table-cell>
          <table:table-cell office:value-type="float" office:value="0.000217868234983149" calcext:value-type="float">
            <text:p>0.000217868234983149</text:p>
          </table:table-cell>
          <table:table-cell office:value-type="float" office:value="0.0062115905636688" calcext:value-type="float">
            <text:p>0.0062115905636688</text:p>
          </table:table-cell>
          <table:table-cell office:value-type="float" office:value="14.4536771728749" calcext:value-type="float">
            <text:p>14.453677172874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fault</text:p>
          </table:table-cell>
          <table:table-cell office:value-type="float" office:value="1166" calcext:value-type="float">
            <text:p>1166</text:p>
          </table:table-cell>
          <table:table-cell office:value-type="float" office:value="1047" calcext:value-type="float">
            <text:p>104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604bdb0-f35e-35ca-9a3a-0ad4e8442bdd</text:p>
          </table:table-cell>
          <table:table-cell office:value-type="float" office:value="0.025191055834877" calcext:value-type="float">
            <text:p>0.025191055834877</text:p>
          </table:table-cell>
          <table:table-cell office:value-type="float" office:value="0.00939401958189997" calcext:value-type="float">
            <text:p>0.00939401958189997</text:p>
          </table:table-cell>
          <table:table-cell office:value-type="float" office:value="43.4367816091954" calcext:value-type="float">
            <text:p>43.4367816091954</text:p>
          </table:table-cell>
          <table:table-cell office:value-type="float" office:value="11424" calcext:value-type="float">
            <text:p>11424</text:p>
          </table:table-cell>
          <table:table-cell office:value-type="string" calcext:value-type="string">
            <text:p>default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40c90a77-3524-3b51-ab8b-f06e76cf3c0b</text:p>
          </table:table-cell>
          <table:table-cell office:value-type="float" office:value="0.00204298642533937" calcext:value-type="float">
            <text:p>0.00204298642533937</text:p>
          </table:table-cell>
          <table:table-cell office:value-type="float" office:value="0.0618401206636501" calcext:value-type="float">
            <text:p>0.0618401206636501</text:p>
          </table:table-cell>
          <table:table-cell office:value-type="float" office:value="10.4409448818898" calcext:value-type="float">
            <text:p>10.440944881889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4a57ef83-fd56-3f3a-ae13-c37eceb2006c</text:p>
          </table:table-cell>
          <table:table-cell office:value-type="float" office:value="0.0155401895401895" calcext:value-type="float">
            <text:p>0.0155401895401895</text:p>
          </table:table-cell>
          <table:table-cell office:value-type="float" office:value="0.0102492102492103" calcext:value-type="float">
            <text:p>0.0102492102492103</text:p>
          </table:table-cell>
          <table:table-cell office:value-type="float" office:value="47.962962962963" calcext:value-type="float">
            <text:p>47.962962962963</text:p>
          </table:table-cell>
          <table:table-cell office:value-type="float" office:value="13283" calcext:value-type="float">
            <text:p>13283</text:p>
          </table:table-cell>
          <table:table-cell office:value-type="string" calcext:value-type="string">
            <text:p>default</text:p>
          </table:table-cell>
          <table:table-cell office:value-type="float" office:value="364" calcext:value-type="float">
            <text:p>364</text:p>
          </table:table-cell>
          <table:table-cell office:value-type="float" office:value="297" calcext:value-type="float">
            <text:p>29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5ba8e424-26c6-3f6f-8f86-f01f2080113c</text:p>
          </table:table-cell>
          <table:table-cell office:value-type="float" office:value="0.00382478077297824" calcext:value-type="float">
            <text:p>0.00382478077297824</text:p>
          </table:table-cell>
          <table:table-cell office:value-type="float" office:value="0.00673181965809442" calcext:value-type="float">
            <text:p>0.00673181965809442</text:p>
          </table:table-cell>
          <table:table-cell office:value-type="float" office:value="34.4197154471545" calcext:value-type="float">
            <text:p>34.4197154471545</text:p>
          </table:table-cell>
          <table:table-cell office:value-type="float" office:value="7773" calcext:value-type="float">
            <text:p>7773</text:p>
          </table:table-cell>
          <table:table-cell office:value-type="string" calcext:value-type="string">
            <text:p>default</text:p>
          </table:table-cell>
          <table:table-cell office:value-type="float" office:value="1181" calcext:value-type="float">
            <text:p>1181</text:p>
          </table:table-cell>
          <table:table-cell office:value-type="float" office:value="984" calcext:value-type="float">
            <text:p>98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5c74fad7-6f02-378e-b651-debd382b4390</text:p>
          </table:table-cell>
          <table:table-cell office:value-type="float" office:value="0.00105336257309942" calcext:value-type="float">
            <text:p>0.00105336257309942</text:p>
          </table:table-cell>
          <table:table-cell office:value-type="float" office:value="0.0242040285899935" calcext:value-type="float">
            <text:p>0.0242040285899935</text:p>
          </table:table-cell>
          <table:table-cell office:value-type="float" office:value="18.1058823529412" calcext:value-type="float">
            <text:p>18.105882352941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fault</text:p>
          </table:table-cell>
          <table:table-cell office:value-type="float" office:value="622" calcext:value-type="float">
            <text:p>622</text:p>
          </table:table-cell>
          <table:table-cell office:value-type="float" office:value="340" calcext:value-type="float">
            <text:p>3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66188711-01fc-3a90-b091-69e901363d67</text:p>
          </table:table-cell>
          <table:table-cell office:value-type="float" office:value="0.000405982905982906" calcext:value-type="float">
            <text:p>0.000405982905982906</text:p>
          </table:table-cell>
          <table:table-cell office:value-type="float" office:value="0.00695970695970696" calcext:value-type="float">
            <text:p>0.00695970695970696</text:p>
          </table:table-cell>
          <table:table-cell office:value-type="float" office:value="12.0618556701031" calcext:value-type="float">
            <text:p>12.06185567010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ault</text:p>
          </table:table-cell>
          <table:table-cell office:value-type="float" office:value="706" calcext:value-type="float">
            <text:p>706</text:p>
          </table:table-cell>
          <table:table-cell office:value-type="float" office:value="679" calcext:value-type="float">
            <text:p>6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868cceb-fdad-385e-a45e-2af97b162358</text:p>
          </table:table-cell>
          <table:table-cell office:value-type="float" office:value="0.000809139784946237" calcext:value-type="float">
            <text:p>0.000809139784946237</text:p>
          </table:table-cell>
          <table:table-cell office:value-type="float" office:value="0.0337941628264209" calcext:value-type="float">
            <text:p>0.0337941628264209</text:p>
          </table:table-cell>
          <table:table-cell office:value-type="float" office:value="13.6335078534031" calcext:value-type="float">
            <text:p>13.633507853403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fault</text:p>
          </table:table-cell>
          <table:table-cell office:value-type="float" office:value="351" calcext:value-type="float">
            <text:p>351</text:p>
          </table:table-cell>
          <table:table-cell office:value-type="float" office:value="191" calcext:value-type="float">
            <text:p>19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942840c5-f53e-368b-9270-278f9295a675</text:p>
          </table:table-cell>
          <table:table-cell office:value-type="float" office:value="0.00358691933149099" calcext:value-type="float">
            <text:p>0.00358691933149099</text:p>
          </table:table-cell>
          <table:table-cell office:value-type="float" office:value="0.00526385050664561" calcext:value-type="float">
            <text:p>0.00526385050664561</text:p>
          </table:table-cell>
          <table:table-cell office:value-type="float" office:value="19.9274475524476" calcext:value-type="float">
            <text:p>19.9274475524476</text:p>
          </table:table-cell>
          <table:table-cell office:value-type="float" office:value="4907" calcext:value-type="float">
            <text:p>4907</text:p>
          </table:table-cell>
          <table:table-cell office:value-type="string" calcext:value-type="string">
            <text:p>default</text:p>
          </table:table-cell>
          <table:table-cell office:value-type="float" office:value="1237" calcext:value-type="float">
            <text:p>1237</text:p>
          </table:table-cell>
          <table:table-cell office:value-type="float" office:value="1144" calcext:value-type="float">
            <text:p>11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4177b89-59e1-323d-87c3-391f22b930f3</text:p>
          </table:table-cell>
          <table:table-cell office:value-type="float" office:value="0.0000757015321608081" calcext:value-type="float">
            <text:p>7.57015321608081E-05</text:p>
          </table:table-cell>
          <table:table-cell office:value-type="float" office:value="0.0023148335505176" calcext:value-type="float">
            <text:p>0.0023148335505176</text:p>
          </table:table-cell>
          <table:table-cell office:value-type="float" office:value="16.6600593311758" calcext:value-type="float">
            <text:p>16.660059331175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efault</text:p>
          </table:table-cell>
          <table:table-cell office:value-type="float" office:value="8189" calcext:value-type="float">
            <text:p>8189</text:p>
          </table:table-cell>
          <table:table-cell office:value-type="float" office:value="7416" calcext:value-type="float">
            <text:p>741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35810c4-e428-3894-9a1d-d51e0e29c59b</text:p>
          </table:table-cell>
          <table:table-cell office:value-type="float" office:value="0.0000595016685792674" calcext:value-type="float">
            <text:p>5.95016685792674E-05</text:p>
          </table:table-cell>
          <table:table-cell office:value-type="float" office:value="0.00230831123949718" calcext:value-type="float">
            <text:p>0.00230831123949718</text:p>
          </table:table-cell>
          <table:table-cell office:value-type="float" office:value="14.9062131340936" calcext:value-type="float">
            <text:p>14.906213134093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efault</text:p>
          </table:table-cell>
          <table:table-cell office:value-type="float" office:value="5513" calcext:value-type="float">
            <text:p>5513</text:p>
          </table:table-cell>
          <table:table-cell office:value-type="float" office:value="5086" calcext:value-type="float">
            <text:p>50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0c0db9c-c97e-351a-9c99-0e29ff655259</text:p>
          </table:table-cell>
          <table:table-cell office:value-type="float" office:value="0.00397927090779128" calcext:value-type="float">
            <text:p>0.00397927090779128</text:p>
          </table:table-cell>
          <table:table-cell office:value-type="float" office:value="0.041458184417441" calcext:value-type="float">
            <text:p>0.041458184417441</text:p>
          </table:table-cell>
          <table:table-cell office:value-type="float" office:value="9.51700680272109" calcext:value-type="float">
            <text:p>9.5170068027210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fault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532b0841-09d8-331d-89d6-72d76ab19f28</text:p>
          </table:table-cell>
          <table:table-cell office:value-type="float" office:value="0.000124574653498216" calcext:value-type="float">
            <text:p>0.000124574653498216</text:p>
          </table:table-cell>
          <table:table-cell office:value-type="float" office:value="0.00788447174039339" calcext:value-type="float">
            <text:p>0.00788447174039339</text:p>
          </table:table-cell>
          <table:table-cell office:value-type="float" office:value="11.054128440367" calcext:value-type="float">
            <text:p>11.05412844036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1392" calcext:value-type="float">
            <text:p>1392</text:p>
          </table:table-cell>
          <table:table-cell office:value-type="float" office:value="1090" calcext:value-type="float">
            <text:p>10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5fec83a8-02a3-3b24-8217-344d5667d5a7</text:p>
          </table:table-cell>
          <table:table-cell office:value-type="float" office:value="0.0000838293394061729" calcext:value-type="float">
            <text:p>8.38293394061729E-05</text:p>
          </table:table-cell>
          <table:table-cell office:value-type="float" office:value="0.00254472680848127" calcext:value-type="float">
            <text:p>0.00254472680848127</text:p>
          </table:table-cell>
          <table:table-cell office:value-type="float" office:value="15.9479983491539" calcext:value-type="float">
            <text:p>15.947998349153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efault</text:p>
          </table:table-cell>
          <table:table-cell office:value-type="float" office:value="8047" calcext:value-type="float">
            <text:p>8047</text:p>
          </table:table-cell>
          <table:table-cell office:value-type="float" office:value="7269" calcext:value-type="float">
            <text:p>726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9461a87e-b534-327d-96c0-cf5fc73b4020</text:p>
          </table:table-cell>
          <table:table-cell office:value-type="float" office:value="0.00177042021987054" calcext:value-type="float">
            <text:p>0.00177042021987054</text:p>
          </table:table-cell>
          <table:table-cell office:value-type="float" office:value="0.0100688379739032" calcext:value-type="float">
            <text:p>0.0100688379739032</text:p>
          </table:table-cell>
          <table:table-cell office:value-type="float" office:value="52.3279569892473" calcext:value-type="float">
            <text:p>52.3279569892473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default</text:p>
          </table:table-cell>
          <table:table-cell office:value-type="float" office:value="388" calcext:value-type="float">
            <text:p>388</text:p>
          </table:table-cell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e9195f0-1709-358e-84b9-76796e54e34b</text:p>
          </table:table-cell>
          <table:table-cell office:value-type="float" office:value="0.000895253682487725" calcext:value-type="float">
            <text:p>0.000895253682487725</text:p>
          </table:table-cell>
          <table:table-cell office:value-type="float" office:value="0.0237315875613748" calcext:value-type="float">
            <text:p>0.0237315875613748</text:p>
          </table:table-cell>
          <table:table-cell office:value-type="float" office:value="8.09271523178808" calcext:value-type="float">
            <text:p>8.0927152317880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fault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5c2f0d-1714-3c31-a461-db0c19773279</text:p>
          </table:table-cell>
          <table:table-cell office:value-type="float" office:value="0.000240767735665695" calcext:value-type="float">
            <text:p>0.000240767735665695</text:p>
          </table:table-cell>
          <table:table-cell office:value-type="float" office:value="0.0201652089407191" calcext:value-type="float">
            <text:p>0.0201652089407191</text:p>
          </table:table-cell>
          <table:table-cell office:value-type="float" office:value="9.81168057210966" calcext:value-type="float">
            <text:p>9.8116805721096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fault</text:p>
          </table:table-cell>
          <table:table-cell office:value-type="float" office:value="1023" calcext:value-type="float">
            <text:p>1023</text:p>
          </table:table-cell>
          <table:table-cell office:value-type="float" office:value="839" calcext:value-type="float">
            <text:p>83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a495147-17de-307a-9961-3a89f4cb26fa</text:p>
          </table:table-cell>
          <table:table-cell office:value-type="float" office:value="0.0000645098185341134" calcext:value-type="float">
            <text:p>6.45098185341134E-05</text:p>
          </table:table-cell>
          <table:table-cell office:value-type="float" office:value="0.00188173044677125" calcext:value-type="float">
            <text:p>0.00188173044677125</text:p>
          </table:table-cell>
          <table:table-cell office:value-type="float" office:value="16.1352773185029" calcext:value-type="float">
            <text:p>16.135277318502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efault</text:p>
          </table:table-cell>
          <table:table-cell office:value-type="float" office:value="7337" calcext:value-type="float">
            <text:p>7337</text:p>
          </table:table-cell>
          <table:table-cell office:value-type="float" office:value="6653" calcext:value-type="float">
            <text:p>665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0934e63-2f6e-391e-a870-bdbc5b494f6e</text:p>
          </table:table-cell>
          <table:table-cell office:value-type="float" office:value="0.0000846858839793149" calcext:value-type="float">
            <text:p>8.46858839793149E-05</text:p>
          </table:table-cell>
          <table:table-cell office:value-type="float" office:value="0.00279896916013858" calcext:value-type="float">
            <text:p>0.00279896916013858</text:p>
          </table:table-cell>
          <table:table-cell office:value-type="float" office:value="15.0663409616868" calcext:value-type="float">
            <text:p>15.066340961686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efault</text:p>
          </table:table-cell>
          <table:table-cell office:value-type="float" office:value="4208" calcext:value-type="float">
            <text:p>4208</text:p>
          </table:table-cell>
          <table:table-cell office:value-type="float" office:value="3889" calcext:value-type="float">
            <text:p>388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5c72ae0-a757-3ffe-bebd-559644cba508</text:p>
          </table:table-cell>
          <table:table-cell office:value-type="float" office:value="0.00210629921259843" calcext:value-type="float">
            <text:p>0.00210629921259843</text:p>
          </table:table-cell>
          <table:table-cell office:value-type="float" office:value="0.0103346456692913" calcext:value-type="float">
            <text:p>0.0103346456692913</text:p>
          </table:table-cell>
          <table:table-cell office:value-type="float" office:value="12.0236686390533" calcext:value-type="float">
            <text:p>12.023668639053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efault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33f1ff34-282f-3722-838b-2da79297a581</text:p>
          </table:table-cell>
          <table:table-cell office:value-type="float" office:value="0.000945279941279615" calcext:value-type="float">
            <text:p>0.000945279941279615</text:p>
          </table:table-cell>
          <table:table-cell office:value-type="float" office:value="0.00207968030012641" calcext:value-type="float">
            <text:p>0.00207968030012641</text:p>
          </table:table-cell>
          <table:table-cell office:value-type="float" office:value="29.6888619854722" calcext:value-type="float">
            <text:p>29.6888619854722</text:p>
          </table:table-cell>
          <table:table-cell office:value-type="float" office:value="6955" calcext:value-type="float">
            <text:p>6955</text:p>
          </table:table-cell>
          <table:table-cell office:value-type="string" calcext:value-type="string">
            <text:p>default</text:p>
          </table:table-cell>
          <table:table-cell office:value-type="float" office:value="4862" calcext:value-type="float">
            <text:p>4862</text:p>
          </table:table-cell>
          <table:table-cell office:value-type="float" office:value="4130" calcext:value-type="float">
            <text:p>41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3aa183b8-1970-3fe6-ac59-a7d5210af6ee</text:p>
          </table:table-cell>
          <table:table-cell office:value-type="float" office:value="0.000112922994937383" calcext:value-type="float">
            <text:p>0.000112922994937383</text:p>
          </table:table-cell>
          <table:table-cell office:value-type="float" office:value="0.00303756994404476" calcext:value-type="float">
            <text:p>0.00303756994404476</text:p>
          </table:table-cell>
          <table:table-cell office:value-type="float" office:value="21.8961493582264" calcext:value-type="float">
            <text:p>21.89614935822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float" office:value="1261" calcext:value-type="float">
            <text:p>1261</text:p>
          </table:table-cell>
          <table:table-cell office:value-type="float" office:value="857" calcext:value-type="float">
            <text:p>8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4664ee3c-136b-36bc-acc4-d65684222bea</text:p>
          </table:table-cell>
          <table:table-cell office:value-type="float" office:value="0.0337192536047498" calcext:value-type="float">
            <text:p>0.0337192536047498</text:p>
          </table:table-cell>
          <table:table-cell office:value-type="float" office:value="0.0131467345207803" calcext:value-type="float">
            <text:p>0.0131467345207803</text:p>
          </table:table-cell>
          <table:table-cell office:value-type="float" office:value="36.5581395348837" calcext:value-type="float">
            <text:p>36.5581395348837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85150ce4-93bc-3ad6-8fbd-2b1059f56e2b</text:p>
          </table:table-cell>
          <table:table-cell office:value-type="float" office:value="0.00031338783852836" calcext:value-type="float">
            <text:p>0.00031338783852836</text:p>
          </table:table-cell>
          <table:table-cell office:value-type="float" office:value="0.00725600408788963" calcext:value-type="float">
            <text:p>0.00725600408788963</text:p>
          </table:table-cell>
          <table:table-cell office:value-type="float" office:value="12.9602649006623" calcext:value-type="float">
            <text:p>12.96026490066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fault</text:p>
          </table:table-cell>
          <table:table-cell office:value-type="float" office:value="801" calcext:value-type="float">
            <text:p>801</text:p>
          </table:table-cell>
          <table:table-cell office:value-type="float" office:value="755" calcext:value-type="float">
            <text:p>75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a3cb207-618f-3d3c-9cda-08efbcb0041d</text:p>
          </table:table-cell>
          <table:table-cell office:value-type="float" office:value="0.00000921026846952773" calcext:value-type="float">
            <text:p>9.21026846952773E-06</text:p>
          </table:table-cell>
          <table:table-cell office:value-type="float" office:value="0.012933568489124" calcext:value-type="float">
            <text:p>0.012933568489124</text:p>
          </table:table-cell>
          <table:table-cell office:value-type="float" office:value="9.5561797752809" calcext:value-type="float">
            <text:p>9.5561797752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459" calcext:value-type="float">
            <text:p>2459</text:p>
          </table:table-cell>
          <table:table-cell office:value-type="float" office:value="534" calcext:value-type="float">
            <text:p>5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7492643-f7a9-3c46-a655-bafaaebc2a46</text:p>
          </table:table-cell>
          <table:table-cell office:value-type="float" office:value="0.0248223777462792" calcext:value-type="float">
            <text:p>0.0248223777462792</text:p>
          </table:table-cell>
          <table:table-cell office:value-type="float" office:value="0.0121367824238129" calcext:value-type="float">
            <text:p>0.0121367824238129</text:p>
          </table:table-cell>
          <table:table-cell office:value-type="float" office:value="93.2892561983471" calcext:value-type="float">
            <text:p>93.2892561983471</text:p>
          </table:table-cell>
          <table:table-cell office:value-type="float" office:value="16812" calcext:value-type="float">
            <text:p>16812</text:p>
          </table:table-cell>
          <table:table-cell office:value-type="string" calcext:value-type="string">
            <text:p>default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3a3c8cf-99b6-3fa9-a278-b180590429c9</text:p>
          </table:table-cell>
          <table:table-cell office:value-type="float" office:value="0.00395563898253141" calcext:value-type="float">
            <text:p>0.00395563898253141</text:p>
          </table:table-cell>
          <table:table-cell office:value-type="float" office:value="0.0142506895494943" calcext:value-type="float">
            <text:p>0.0142506895494943</text:p>
          </table:table-cell>
          <table:table-cell office:value-type="float" office:value="75.4450867052023" calcext:value-type="float">
            <text:p>75.4450867052023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default</text:p>
          </table:table-cell>
          <table:table-cell office:value-type="float" office:value="218" calcext:value-type="float">
            <text:p>218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282c1a6-3d6c-32a0-b759-f89804bb63cf</text:p>
          </table:table-cell>
          <table:table-cell office:value-type="float" office:value="0.0000783557426015947" calcext:value-type="float">
            <text:p>7.83557426015947E-05</text:p>
          </table:table-cell>
          <table:table-cell office:value-type="float" office:value="0.00236782436265364" calcext:value-type="float">
            <text:p>0.00236782436265364</text:p>
          </table:table-cell>
          <table:table-cell office:value-type="float" office:value="16.3210432882698" calcext:value-type="float">
            <text:p>16.321043288269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default</text:p>
          </table:table-cell>
          <table:table-cell office:value-type="float" office:value="8034" calcext:value-type="float">
            <text:p>8034</text:p>
          </table:table-cell>
          <table:table-cell office:value-type="float" office:value="7323" calcext:value-type="float">
            <text:p>732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4c8c491-89d7-3e32-b988-f874bb8235ce</text:p>
          </table:table-cell>
          <table:table-cell office:value-type="float" office:value="0.00383422319145736" calcext:value-type="float">
            <text:p>0.00383422319145736</text:p>
          </table:table-cell>
          <table:table-cell office:value-type="float" office:value="0.00601594224695443" calcext:value-type="float">
            <text:p>0.00601594224695443</text:p>
          </table:table-cell>
          <table:table-cell office:value-type="float" office:value="20.7133956386293" calcext:value-type="float">
            <text:p>20.7133956386293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default</text:p>
          </table:table-cell>
          <table:table-cell office:value-type="float" office:value="1450" calcext:value-type="float">
            <text:p>1450</text:p>
          </table:table-cell>
          <table:table-cell office:value-type="float" office:value="1284" calcext:value-type="float">
            <text:p>128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9392e78b-bad7-3ad8-acba-ce6ac30ccf57</text:p>
          </table:table-cell>
          <table:table-cell office:value-type="float" office:value="0.0000107741420590583" calcext:value-type="float">
            <text:p>1.07741420590583E-05</text:p>
          </table:table-cell>
          <table:table-cell office:value-type="float" office:value="0.0534716679968077" calcext:value-type="float">
            <text:p>0.0534716679968077</text:p>
          </table:table-cell>
          <table:table-cell office:value-type="float" office:value="16.7066666666667" calcext:value-type="float">
            <text:p>16.7066666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087" calcext:value-type="float">
            <text:p>1087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f1c7cba-6567-365e-a654-0a16b8d72508</text:p>
          </table:table-cell>
          <table:table-cell office:value-type="float" office:value="0.0269756827534605" calcext:value-type="float">
            <text:p>0.0269756827534605</text:p>
          </table:table-cell>
          <table:table-cell office:value-type="float" office:value="0.0142162364384587" calcext:value-type="float">
            <text:p>0.0142162364384587</text:p>
          </table:table-cell>
          <table:table-cell office:value-type="float" office:value="16.9177215189873" calcext:value-type="float">
            <text:p>16.9177215189873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default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427b6cb-2e15-3767-a499-b4870fd2f10a</text:p>
          </table:table-cell>
          <table:table-cell office:value-type="float" office:value="0.0000806026879984101" calcext:value-type="float">
            <text:p>8.06026879984101E-05</text:p>
          </table:table-cell>
          <table:table-cell office:value-type="float" office:value="0.00345315877077485" calcext:value-type="float">
            <text:p>0.00345315877077485</text:p>
          </table:table-cell>
          <table:table-cell office:value-type="float" office:value="17.6858523725835" calcext:value-type="float">
            <text:p>17.68585237258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fault</text:p>
          </table:table-cell>
          <table:table-cell office:value-type="float" office:value="5097" calcext:value-type="float">
            <text:p>5097</text:p>
          </table:table-cell>
          <table:table-cell office:value-type="float" office:value="4552" calcext:value-type="float">
            <text:p>455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4a98ec5-f68f-3450-9efd-7aef3af745cf</text:p>
          </table:table-cell>
          <table:table-cell office:value-type="float" office:value="0.000116976972072513" calcext:value-type="float">
            <text:p>0.000116976972072513</text:p>
          </table:table-cell>
          <table:table-cell office:value-type="float" office:value="0.010656540911318" calcext:value-type="float">
            <text:p>0.010656540911318</text:p>
          </table:table-cell>
          <table:table-cell office:value-type="float" office:value="36.1238938053097" calcext:value-type="float">
            <text:p>36.12389380530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fault</text:p>
          </table:table-cell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ad5c93c-7e14-363d-a020-df05f28ab020</text:p>
          </table:table-cell>
          <table:table-cell office:value-type="float" office:value="0.00531128085348147" calcext:value-type="float">
            <text:p>0.00531128085348147</text:p>
          </table:table-cell>
          <table:table-cell office:value-type="float" office:value="0.0080171706331671" calcext:value-type="float">
            <text:p>0.0080171706331671</text:p>
          </table:table-cell>
          <table:table-cell office:value-type="float" office:value="41.2526041666667" calcext:value-type="float">
            <text:p>41.2526041666667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default</text:p>
          </table:table-cell>
          <table:table-cell office:value-type="float" office:value="651" calcext:value-type="float">
            <text:p>651</text:p>
          </table:table-cell>
          <table:table-cell office:value-type="float" office:value="384" calcext:value-type="float">
            <text:p>38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bb048fd-cd42-328e-a4bb-93963021471a</text:p>
          </table:table-cell>
          <table:table-cell office:value-type="float" office:value="0.00000860554970144011" calcext:value-type="float">
            <text:p>8.60554970144011E-06</text:p>
          </table:table-cell>
          <table:table-cell office:value-type="float" office:value="0.0115911485774499" calcext:value-type="float">
            <text:p>0.0115911485774499</text:p>
          </table:table-cell>
          <table:table-cell office:value-type="float" office:value="9.125" calcext:value-type="float">
            <text:p>9.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544" calcext:value-type="float">
            <text:p>2544</text:p>
          </table:table-cell>
          <table:table-cell office:value-type="float" office:value="624" calcext:value-type="float">
            <text:p>6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59b79b42-951c-33b9-b9d9-c5f864410e55</text:p>
          </table:table-cell>
          <table:table-cell office:value-type="float" office:value="0.00221524865188736" calcext:value-type="float">
            <text:p>0.00221524865188736</text:p>
          </table:table-cell>
          <table:table-cell office:value-type="float" office:value="0.0268124625524266" calcext:value-type="float">
            <text:p>0.0268124625524266</text:p>
          </table:table-cell>
          <table:table-cell office:value-type="float" office:value="52.5669291338583" calcext:value-type="float">
            <text:p>52.5669291338583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default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8c80788a-c0d4-37c8-87f6-7c814763bb17</text:p>
          </table:table-cell>
          <table:table-cell office:value-type="float" office:value="0.0000721225544481358" calcext:value-type="float">
            <text:p>7.21225544481358E-05</text:p>
          </table:table-cell>
          <table:table-cell office:value-type="float" office:value="0.0020671834625323" calcext:value-type="float">
            <text:p>0.0020671834625323</text:p>
          </table:table-cell>
          <table:table-cell office:value-type="float" office:value="17.3742945100051" calcext:value-type="float">
            <text:p>17.374294510005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default</text:p>
          </table:table-cell>
          <table:table-cell office:value-type="float" office:value="8657" calcext:value-type="float">
            <text:p>8657</text:p>
          </table:table-cell>
          <table:table-cell office:value-type="float" office:value="7796" calcext:value-type="float">
            <text:p>779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9c0fff1f-f1e8-3481-bd36-72ee78eca082</text:p>
          </table:table-cell>
          <table:table-cell office:value-type="float" office:value="0.000569564204148217" calcext:value-type="float">
            <text:p>0.000569564204148217</text:p>
          </table:table-cell>
          <table:table-cell office:value-type="float" office:value="0.0123514332323468" calcext:value-type="float">
            <text:p>0.0123514332323468</text:p>
          </table:table-cell>
          <table:table-cell office:value-type="float" office:value="11.8864265927978" calcext:value-type="float">
            <text:p>11.88642659279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fault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b4ad91c-8801-311a-b89b-0a8971f178f4</text:p>
          </table:table-cell>
          <table:table-cell office:value-type="float" office:value="0.00814185714285714" calcext:value-type="float">
            <text:p>0.00814185714285714</text:p>
          </table:table-cell>
          <table:table-cell office:value-type="float" office:value="0.00931428571428571" calcext:value-type="float">
            <text:p>0.00931428571428571</text:p>
          </table:table-cell>
          <table:table-cell office:value-type="float" office:value="76.0869565217391" calcext:value-type="float">
            <text:p>76.0869565217391</text:p>
          </table:table-cell>
          <table:table-cell office:value-type="float" office:value="8549" calcext:value-type="float">
            <text:p>8549</text:p>
          </table:table-cell>
          <table:table-cell office:value-type="string" calcext:value-type="string">
            <text:p>default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dbb73a4-ef22-341f-9f83-f87f3cc05bc8</text:p>
          </table:table-cell>
          <table:table-cell office:value-type="float" office:value="0.00806228117949117" calcext:value-type="float">
            <text:p>0.00806228117949117</text:p>
          </table:table-cell>
          <table:table-cell office:value-type="float" office:value="0.0187504862677974" calcext:value-type="float">
            <text:p>0.0187504862677974</text:p>
          </table:table-cell>
          <table:table-cell office:value-type="float" office:value="88.0342465753425" calcext:value-type="float">
            <text:p>88.0342465753425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default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c964eb5-56ca-325c-bd31-fda6720d5874</text:p>
          </table:table-cell>
          <table:table-cell office:value-type="float" office:value="0.0000652616147390441" calcext:value-type="float">
            <text:p>6.52616147390441E-05</text:p>
          </table:table-cell>
          <table:table-cell office:value-type="float" office:value="0.0022978281817508" calcext:value-type="float">
            <text:p>0.0022978281817508</text:p>
          </table:table-cell>
          <table:table-cell office:value-type="float" office:value="16.7220768489189" calcext:value-type="float">
            <text:p>16.722076848918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default</text:p>
          </table:table-cell>
          <table:table-cell office:value-type="float" office:value="7984" calcext:value-type="float">
            <text:p>7984</text:p>
          </table:table-cell>
          <table:table-cell office:value-type="float" office:value="7261" calcext:value-type="float">
            <text:p>726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0bc59a7-748a-313c-b6de-931d1a68fa2b</text:p>
          </table:table-cell>
          <table:table-cell office:value-type="float" office:value="0.0000123511248345831" calcext:value-type="float">
            <text:p>1.23511248345831E-05</text:p>
          </table:table-cell>
          <table:table-cell office:value-type="float" office:value="0.0361711513012792" calcext:value-type="float">
            <text:p>0.0361711513012792</text:p>
          </table:table-cell>
          <table:table-cell office:value-type="float" office:value="13.2573099415205" calcext:value-type="float">
            <text:p>13.2573099415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328" calcext:value-type="float">
            <text:p>1328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4fd1b94-84ba-3d40-b426-b27509ab630f</text:p>
          </table:table-cell>
          <table:table-cell office:value-type="float" office:value="0.000864759427828349" calcext:value-type="float">
            <text:p>0.000864759427828349</text:p>
          </table:table-cell>
          <table:table-cell office:value-type="float" office:value="0.011963589076723" calcext:value-type="float">
            <text:p>0.011963589076723</text:p>
          </table:table-cell>
          <table:table-cell office:value-type="float" office:value="18.1367924528302" calcext:value-type="float">
            <text:p>18.13679245283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ault</text:p>
          </table:table-cell>
          <table:table-cell office:value-type="float" office:value="253" calcext:value-type="float">
            <text:p>253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3f76358f-35dd-3bee-b76f-484b9019132a</text:p>
          </table:table-cell>
          <table:table-cell office:value-type="float" office:value="0.00168278166964411" calcext:value-type="float">
            <text:p>0.00168278166964411</text:p>
          </table:table-cell>
          <table:table-cell office:value-type="float" office:value="0.00339228005379474" calcext:value-type="float">
            <text:p>0.00339228005379474</text:p>
          </table:table-cell>
          <table:table-cell office:value-type="float" office:value="27.6772222222222" calcext:value-type="float">
            <text:p>27.6772222222222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default</text:p>
          </table:table-cell>
          <table:table-cell office:value-type="float" office:value="2067" calcext:value-type="float">
            <text:p>2067</text:p>
          </table:table-cell>
          <table:table-cell office:value-type="float" office:value="1800" calcext:value-type="float">
            <text:p>18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47ee1759-6148-3c2f-9031-9618577053d9</text:p>
          </table:table-cell>
          <table:table-cell office:value-type="float" office:value="0.00062195582405135" calcext:value-type="float">
            <text:p>0.00062195582405135</text:p>
          </table:table-cell>
          <table:table-cell office:value-type="float" office:value="0.00736265810836323" calcext:value-type="float">
            <text:p>0.00736265810836323</text:p>
          </table:table-cell>
          <table:table-cell office:value-type="float" office:value="21.798353909465" calcext:value-type="float">
            <text:p>21.7983539094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fault</text:p>
          </table:table-cell>
          <table:table-cell office:value-type="float" office:value="322" calcext:value-type="float">
            <text:p>322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493902a2-5de2-3689-af28-7d3e9379410a</text:p>
          </table:table-cell>
          <table:table-cell office:value-type="float" office:value="0.00000986358866736621" calcext:value-type="float">
            <text:p>9.86358866736621E-06</text:p>
          </table:table-cell>
          <table:table-cell office:value-type="float" office:value="0.0128016789087093" calcext:value-type="float">
            <text:p>0.0128016789087093</text:p>
          </table:table-cell>
          <table:table-cell office:value-type="float" office:value="10.1816239316239" calcext:value-type="float">
            <text:p>10.1816239316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319" calcext:value-type="float">
            <text:p>2319</text:p>
          </table:table-cell>
          <table:table-cell office:value-type="float" office:value="468" calcext:value-type="float">
            <text:p>4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ab6b86c-3c7f-35d6-9a57-c37483489428</text:p>
          </table:table-cell>
          <table:table-cell office:value-type="float" office:value="0.0000654275443826544" calcext:value-type="float">
            <text:p>6.54275443826544E-05</text:p>
          </table:table-cell>
          <table:table-cell office:value-type="float" office:value="0.00246985440444259" calcext:value-type="float">
            <text:p>0.00246985440444259</text:p>
          </table:table-cell>
          <table:table-cell office:value-type="float" office:value="16.796538512353" calcext:value-type="float">
            <text:p>16.7965385123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fault</text:p>
          </table:table-cell>
          <table:table-cell office:value-type="float" office:value="8328" calcext:value-type="float">
            <text:p>8328</text:p>
          </table:table-cell>
          <table:table-cell office:value-type="float" office:value="7569" calcext:value-type="float">
            <text:p>756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4ee6b682-4b38-3229-9adb-ee49252d5c12</text:p>
          </table:table-cell>
          <table:table-cell office:value-type="float" office:value="0.0305434027777778" calcext:value-type="float">
            <text:p>0.0305434027777778</text:p>
          </table:table-cell>
          <table:table-cell office:value-type="float" office:value="0.0190972222222222" calcext:value-type="float">
            <text:p>0.0190972222222222</text:p>
          </table:table-cell>
          <table:table-cell office:value-type="float" office:value="79.2660550458716" calcext:value-type="float">
            <text:p>79.2660550458716</text:p>
          </table:table-cell>
          <table:table-cell office:value-type="float" office:value="15834" calcext:value-type="float">
            <text:p>15834</text:p>
          </table:table-cell>
          <table:table-cell office:value-type="string" calcext:value-type="string">
            <text:p>default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62c878f0-35f4-3ad5-be86-8e4092ca66c3</text:p>
          </table:table-cell>
          <table:table-cell office:value-type="float" office:value="0.00141909127142288" calcext:value-type="float">
            <text:p>0.00141909127142288</text:p>
          </table:table-cell>
          <table:table-cell office:value-type="float" office:value="0.0259067357512953" calcext:value-type="float">
            <text:p>0.0259067357512953</text:p>
          </table:table-cell>
          <table:table-cell office:value-type="float" office:value="13.489247311828" calcext:value-type="float">
            <text:p>13.48924731182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fault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a0a4c25-debf-32dc-b8b4-3d0635efedfb</text:p>
          </table:table-cell>
          <table:table-cell office:value-type="float" office:value="0.000282438814942035" calcext:value-type="float">
            <text:p>0.000282438814942035</text:p>
          </table:table-cell>
          <table:table-cell office:value-type="float" office:value="0.00635465865178188" calcext:value-type="float">
            <text:p>0.00635465865178188</text:p>
          </table:table-cell>
          <table:table-cell office:value-type="float" office:value="12.8959025470653" calcext:value-type="float">
            <text:p>12.895902547065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fault</text:p>
          </table:table-cell>
          <table:table-cell office:value-type="float" office:value="982" calcext:value-type="float">
            <text:p>982</text:p>
          </table:table-cell>
          <table:table-cell office:value-type="float" office:value="903" calcext:value-type="float">
            <text:p>9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ef4118c-5fa5-39ad-a24f-36c68b785bc2</text:p>
          </table:table-cell>
          <table:table-cell office:value-type="float" office:value="0.00000502131691141639" calcext:value-type="float">
            <text:p>5.02131691141639E-06</text:p>
          </table:table-cell>
          <table:table-cell office:value-type="float" office:value="0.0143060161061108" calcext:value-type="float">
            <text:p>0.0143060161061108</text:p>
          </table:table-cell>
          <table:table-cell office:value-type="float" office:value="9.71915285451197" calcext:value-type="float">
            <text:p>9.71915285451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3558" calcext:value-type="float">
            <text:p>3558</text:p>
          </table:table-cell>
          <table:table-cell office:value-type="float" office:value="1086" calcext:value-type="float">
            <text:p>108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0b8ea5d-9437-3c62-8a3b-fc351e822a06</text:p>
          </table:table-cell>
          <table:table-cell office:value-type="float" office:value="0.000651880424300868" calcext:value-type="float">
            <text:p>0.000651880424300868</text:p>
          </table:table-cell>
          <table:table-cell office:value-type="float" office:value="0.0125361620057859" calcext:value-type="float">
            <text:p>0.0125361620057859</text:p>
          </table:table-cell>
          <table:table-cell office:value-type="float" office:value="19.9423076923077" calcext:value-type="float">
            <text:p>19.942307692307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ault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482706ce-4f05-3f1f-8847-c54b7d8a0b46</text:p>
          </table:table-cell>
          <table:table-cell office:value-type="float" office:value="0.00944226294357184" calcext:value-type="float">
            <text:p>0.00944226294357184</text:p>
          </table:table-cell>
          <table:table-cell office:value-type="float" office:value="0.00940469265076595" calcext:value-type="float">
            <text:p>0.00940469265076595</text:p>
          </table:table-cell>
          <table:table-cell office:value-type="float" office:value="79.0344827586207" calcext:value-type="float">
            <text:p>79.0344827586207</text:p>
          </table:table-cell>
          <table:table-cell office:value-type="float" office:value="11687" calcext:value-type="float">
            <text:p>11687</text:p>
          </table:table-cell>
          <table:table-cell office:value-type="string" calcext:value-type="string">
            <text:p>default</text:p>
          </table:table-cell>
          <table:table-cell office:value-type="float" office:value="274" calcext:value-type="float">
            <text:p>274</text:p>
          </table:table-cell>
          <table:table-cell office:value-type="float" office:value="261" calcext:value-type="float">
            <text:p>26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5c0cbfaa-9448-3ead-a0bb-ad8e2a240290</text:p>
          </table:table-cell>
          <table:table-cell office:value-type="float" office:value="0.00804366043235366" calcext:value-type="float">
            <text:p>0.00804366043235366</text:p>
          </table:table-cell>
          <table:table-cell office:value-type="float" office:value="0.0180349769249453" calcext:value-type="float">
            <text:p>0.0180349769249453</text:p>
          </table:table-cell>
          <table:table-cell office:value-type="float" office:value="103.572327044025" calcext:value-type="float">
            <text:p>103.572327044025</text:p>
          </table:table-cell>
          <table:table-cell office:value-type="float" office:value="7948" calcext:value-type="float">
            <text:p>7948</text:p>
          </table:table-cell>
          <table:table-cell office:value-type="string" calcext:value-type="string">
            <text:p>default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9961503f-2dfd-39dc-b2b7-4055af11c49b</text:p>
          </table:table-cell>
          <table:table-cell office:value-type="float" office:value="0.00746555291424547" calcext:value-type="float">
            <text:p>0.00746555291424547</text:p>
          </table:table-cell>
          <table:table-cell office:value-type="float" office:value="0.00647120972002113" calcext:value-type="float">
            <text:p>0.00647120972002113</text:p>
          </table:table-cell>
          <table:table-cell office:value-type="float" office:value="37.6716417910448" calcext:value-type="float">
            <text:p>37.6716417910448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default</text:p>
          </table:table-cell>
          <table:table-cell office:value-type="float" office:value="692" calcext:value-type="float">
            <text:p>692</text:p>
          </table:table-cell>
          <table:table-cell office:value-type="float" office:value="603" calcext:value-type="float">
            <text:p>6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7452a0d-c0f3-3135-a7d5-5da87d4bfd63</text:p>
          </table:table-cell>
          <table:table-cell office:value-type="float" office:value="0.000162808641975309" calcext:value-type="float">
            <text:p>0.000162808641975309</text:p>
          </table:table-cell>
          <table:table-cell office:value-type="float" office:value="0.00174449812130972" calcext:value-type="float">
            <text:p>0.00174449812130972</text:p>
          </table:table-cell>
          <table:table-cell office:value-type="float" office:value="18.0873786407767" calcext:value-type="float">
            <text:p>18.087378640776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efault</text:p>
          </table:table-cell>
          <table:table-cell office:value-type="float" office:value="1190" calcext:value-type="float">
            <text:p>1190</text:p>
          </table:table-cell>
          <table:table-cell office:value-type="float" office:value="824" calcext:value-type="float">
            <text:p>8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6c8d61c-d798-3f8b-89ad-bd2eecad74c2</text:p>
          </table:table-cell>
          <table:table-cell office:value-type="float" office:value="0.000705867850098619" calcext:value-type="float">
            <text:p>0.000705867850098619</text:p>
          </table:table-cell>
          <table:table-cell office:value-type="float" office:value="0.0125739644970414" calcext:value-type="float">
            <text:p>0.0125739644970414</text:p>
          </table:table-cell>
          <table:table-cell office:value-type="float" office:value="18.605504587156" calcext:value-type="float">
            <text:p>18.60550458715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fault</text:p>
          </table:table-cell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7f9692f-7b6d-3ea6-8dc3-77921e3ff276</text:p>
          </table:table-cell>
          <table:table-cell office:value-type="float" office:value="0.000156839776129116" calcext:value-type="float">
            <text:p>0.000156839776129116</text:p>
          </table:table-cell>
          <table:table-cell office:value-type="float" office:value="0.0065078745281791" calcext:value-type="float">
            <text:p>0.006507874528179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fault</text:p>
          </table:table-cell>
          <table:table-cell office:value-type="float" office:value="347" calcext:value-type="float">
            <text:p>347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75af61de-d87c-3a82-835b-45b14157a5fd</text:p>
          </table:table-cell>
          <table:table-cell office:value-type="float" office:value="0.00447069099378882" calcext:value-type="float">
            <text:p>0.00447069099378882</text:p>
          </table:table-cell>
          <table:table-cell office:value-type="float" office:value="0.0217391304347826" calcext:value-type="float">
            <text:p>0.0217391304347826</text:p>
          </table:table-cell>
          <table:table-cell office:value-type="float" office:value="56" calcext:value-type="float">
            <text:p>56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default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77618d27-a210-372e-ab3b-505037ee6f3c</text:p>
          </table:table-cell>
          <table:table-cell office:value-type="float" office:value="0.000140720961281709" calcext:value-type="float">
            <text:p>0.000140720961281709</text:p>
          </table:table-cell>
          <table:table-cell office:value-type="float" office:value="0.00916777926123721" calcext:value-type="float">
            <text:p>0.00916777926123721</text:p>
          </table:table-cell>
          <table:table-cell office:value-type="float" office:value="9.86391571553995" calcext:value-type="float">
            <text:p>9.863915715539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fault</text:p>
          </table:table-cell>
          <table:table-cell office:value-type="float" office:value="1354" calcext:value-type="float">
            <text:p>1354</text:p>
          </table:table-cell>
          <table:table-cell office:value-type="float" office:value="1139" calcext:value-type="float">
            <text:p>113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9cd3abfa-c9d7-3270-9db5-4ef3ad8b3ef7</text:p>
          </table:table-cell>
          <table:table-cell office:value-type="float" office:value="0.0127689417989418" calcext:value-type="float">
            <text:p>0.0127689417989418</text:p>
          </table:table-cell>
          <table:table-cell office:value-type="float" office:value="0.00968253968253968" calcext:value-type="float">
            <text:p>0.00968253968253968</text:p>
          </table:table-cell>
          <table:table-cell office:value-type="float" office:value="90.4306220095694" calcext:value-type="float">
            <text:p>90.4306220095694</text:p>
          </table:table-cell>
          <table:table-cell office:value-type="float" office:value="14480" calcext:value-type="float">
            <text:p>14480</text:p>
          </table:table-cell>
          <table:table-cell office:value-type="string" calcext:value-type="string">
            <text:p>default</text:p>
          </table:table-cell>
          <table:table-cell office:value-type="float" office:value="222" calcext:value-type="float">
            <text:p>222</text:p>
          </table:table-cell>
          <table:table-cell office:value-type="float" office:value="209" calcext:value-type="float">
            <text:p>20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6726862-c703-3869-a8dc-9edbe86dfafe</text:p>
          </table:table-cell>
          <table:table-cell office:value-type="float" office:value="0.000344444444444444" calcext:value-type="float">
            <text:p>0.000344444444444444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8.94934333958724" calcext:value-type="float">
            <text:p>8.949343339587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616" calcext:value-type="float">
            <text:p>616</text:p>
          </table:table-cell>
          <table:table-cell office:value-type="float" office:value="533" calcext:value-type="float">
            <text:p>5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7cf2d9e-8399-3212-ab36-e9c1dc0fe3e0</text:p>
          </table:table-cell>
          <table:table-cell office:value-type="float" office:value="0.0000568004659848212" calcext:value-type="float">
            <text:p>5.68004659848212E-05</text:p>
          </table:table-cell>
          <table:table-cell office:value-type="float" office:value="0.00210721077247263" calcext:value-type="float">
            <text:p>0.00210721077247263</text:p>
          </table:table-cell>
          <table:table-cell office:value-type="float" office:value="16.1023448275862" calcext:value-type="float">
            <text:p>16.102344827586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efault</text:p>
          </table:table-cell>
          <table:table-cell office:value-type="float" office:value="8019" calcext:value-type="float">
            <text:p>8019</text:p>
          </table:table-cell>
          <table:table-cell office:value-type="float" office:value="7250" calcext:value-type="float">
            <text:p>725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c3d2265-6fd7-345b-91a1-ea376f3cb245</text:p>
          </table:table-cell>
          <table:table-cell office:value-type="float" office:value="0.000516335814722912" calcext:value-type="float">
            <text:p>0.000516335814722912</text:p>
          </table:table-cell>
          <table:table-cell office:value-type="float" office:value="0.0239867659222498" calcext:value-type="float">
            <text:p>0.0239867659222498</text:p>
          </table:table-cell>
          <table:table-cell office:value-type="float" office:value="14.3501483679525" calcext:value-type="float">
            <text:p>14.35014836795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fault</text:p>
          </table:table-cell>
          <table:table-cell office:value-type="float" office:value="540" calcext:value-type="float">
            <text:p>540</text:p>
          </table:table-cell>
          <table:table-cell office:value-type="float" office:value="337" calcext:value-type="float">
            <text:p>33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35802847-4bc4-3f9f-847e-d3e11096bfa7</text:p>
          </table:table-cell>
          <table:table-cell office:value-type="float" office:value="0.000146749248174137" calcext:value-type="float">
            <text:p>0.000146749248174137</text:p>
          </table:table-cell>
          <table:table-cell office:value-type="float" office:value="0.00221967635686668" calcext:value-type="float">
            <text:p>0.00221967635686668</text:p>
          </table:table-cell>
          <table:table-cell office:value-type="float" office:value="19.5055865921788" calcext:value-type="float">
            <text:p>19.505586592178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fault</text:p>
          </table:table-cell>
          <table:table-cell office:value-type="float" office:value="998" calcext:value-type="float">
            <text:p>998</text:p>
          </table:table-cell>
          <table:table-cell office:value-type="float" office:value="716" calcext:value-type="float">
            <text:p>7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3e72b50e-a191-3bfa-a7ae-2ac35e7ec1c7</text:p>
          </table:table-cell>
          <table:table-cell office:value-type="float" office:value="0.000932104752667313" calcext:value-type="float">
            <text:p>0.000932104752667313</text:p>
          </table:table-cell>
          <table:table-cell office:value-type="float" office:value="0.00549628192693178" calcext:value-type="float">
            <text:p>0.00549628192693178</text:p>
          </table:table-cell>
          <table:table-cell office:value-type="float" office:value="14.1232876712329" calcext:value-type="float">
            <text:p>14.123287671232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ault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490cbe5f-99fb-323f-a743-9c06eb1c7530</text:p>
          </table:table-cell>
          <table:table-cell office:value-type="float" office:value="0.000124320316361839" calcext:value-type="float">
            <text:p>0.000124320316361839</text:p>
          </table:table-cell>
          <table:table-cell office:value-type="float" office:value="0.00173010380622837" calcext:value-type="float">
            <text:p>0.00173010380622837</text:p>
          </table:table-cell>
          <table:table-cell office:value-type="float" office:value="17.4773218142549" calcext:value-type="float">
            <text:p>17.477321814254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fault</text:p>
          </table:table-cell>
          <table:table-cell office:value-type="float" office:value="1210" calcext:value-type="float">
            <text:p>1210</text:p>
          </table:table-cell>
          <table:table-cell office:value-type="float" office:value="926" calcext:value-type="float">
            <text:p>9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72e062b5-2a3c-3fc2-a7c4-bfb6deba7f80</text:p>
          </table:table-cell>
          <table:table-cell office:value-type="float" office:value="0.00508214747736093" calcext:value-type="float">
            <text:p>0.00508214747736093</text:p>
          </table:table-cell>
          <table:table-cell office:value-type="float" office:value="0.0957309184993532" calcext:value-type="float">
            <text:p>0.0957309184993532</text:p>
          </table:table-cell>
          <table:table-cell office:value-type="float" office:value="14.4485981308411" calcext:value-type="float">
            <text:p>14.448598130841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8aed7a21-4002-3a0c-94de-4b0be8139189</text:p>
          </table:table-cell>
          <table:table-cell office:value-type="float" office:value="0.0085211795151185" calcext:value-type="float">
            <text:p>0.0085211795151185</text:p>
          </table:table-cell>
          <table:table-cell office:value-type="float" office:value="0.022745845818578" calcext:value-type="float">
            <text:p>0.022745845818578</text:p>
          </table:table-cell>
          <table:table-cell office:value-type="float" office:value="77.6931216931217" calcext:value-type="float">
            <text:p>77.6931216931217</text:p>
          </table:table-cell>
          <table:table-cell office:value-type="float" office:value="7508" calcext:value-type="float">
            <text:p>7508</text:p>
          </table:table-cell>
          <table:table-cell office:value-type="string" calcext:value-type="string">
            <text:p>default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1f28ade-a49c-3b6b-ad3c-423003fda56d</text:p>
          </table:table-cell>
          <table:table-cell office:value-type="float" office:value="0.0006040675547098" calcext:value-type="float">
            <text:p>0.0006040675547098</text:p>
          </table:table-cell>
          <table:table-cell office:value-type="float" office:value="0.00856327307326356" calcext:value-type="float">
            <text:p>0.00856327307326356</text:p>
          </table:table-cell>
          <table:table-cell office:value-type="float" office:value="20.8118811881188" calcext:value-type="float">
            <text:p>20.811881188118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efault</text:p>
          </table:table-cell>
          <table:table-cell office:value-type="float" office:value="254" calcext:value-type="float">
            <text:p>254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5e53cc9-4d25-3009-bbab-e6d86350dc83</text:p>
          </table:table-cell>
          <table:table-cell office:value-type="float" office:value="0.00134833091436865" calcext:value-type="float">
            <text:p>0.00134833091436865</text:p>
          </table:table-cell>
          <table:table-cell office:value-type="float" office:value="0.0333817126269956" calcext:value-type="float">
            <text:p>0.0333817126269956</text:p>
          </table:table-cell>
          <table:table-cell office:value-type="float" office:value="6.32110091743119" calcext:value-type="float">
            <text:p>6.321100917431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ault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ee772ef-f49b-3c55-b9c0-f29bb7847336</text:p>
          </table:table-cell>
          <table:table-cell office:value-type="float" office:value="0.0102602427921093" calcext:value-type="float">
            <text:p>0.0102602427921093</text:p>
          </table:table-cell>
          <table:table-cell office:value-type="float" office:value="0.00728376327769348" calcext:value-type="float">
            <text:p>0.00728376327769348</text:p>
          </table:table-cell>
          <table:table-cell office:value-type="float" office:value="42.5161290322581" calcext:value-type="float">
            <text:p>42.5161290322581</text:p>
          </table:table-cell>
          <table:table-cell office:value-type="float" office:value="8114" calcext:value-type="float">
            <text:p>8114</text:p>
          </table:table-cell>
          <table:table-cell office:value-type="string" calcext:value-type="string">
            <text:p>default</text:p>
          </table:table-cell>
          <table:table-cell office:value-type="float" office:value="431" calcext:value-type="float">
            <text:p>431</text:p>
          </table:table-cell>
          <table:table-cell office:value-type="float" office:value="310" calcext:value-type="float">
            <text:p>3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28031b2-4845-3ed4-8d17-985e7d8027aa</text:p>
          </table:table-cell>
          <table:table-cell office:value-type="float" office:value="0.000242586002372479" calcext:value-type="float">
            <text:p>0.000242586002372479</text:p>
          </table:table-cell>
          <table:table-cell office:value-type="float" office:value="0.0114669829972321" calcext:value-type="float">
            <text:p>0.0114669829972321</text:p>
          </table:table-cell>
          <table:table-cell office:value-type="float" office:value="42.5042016806723" calcext:value-type="float">
            <text:p>42.50420168067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fault</text:p>
          </table:table-cell>
          <table:table-cell office:value-type="float" office:value="225" calcext:value-type="float">
            <text:p>225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757d759-6a25-3015-8406-2e2f91b41dc9</text:p>
          </table:table-cell>
          <table:table-cell office:value-type="float" office:value="0.00000531971486328333" calcext:value-type="float">
            <text:p>5.31971486328333E-06</text:p>
          </table:table-cell>
          <table:table-cell office:value-type="float" office:value="0.011490584104692" calcext:value-type="float">
            <text:p>0.011490584104692</text:p>
          </table:table-cell>
          <table:table-cell office:value-type="float" office:value="8.15885416666667" calcext:value-type="float">
            <text:p>8.1588541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640" calcext:value-type="float">
            <text:p>3640</text:p>
          </table:table-cell>
          <table:table-cell office:value-type="float" office:value="1152" calcext:value-type="float">
            <text:p>115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2e4155f-d43b-3894-8380-c8c976fee27b</text:p>
          </table:table-cell>
          <table:table-cell office:value-type="float" office:value="0.000144560615225093" calcext:value-type="float">
            <text:p>0.000144560615225093</text:p>
          </table:table-cell>
          <table:table-cell office:value-type="float" office:value="0.00704225352112676" calcext:value-type="float">
            <text:p>0.00704225352112676</text:p>
          </table:table-cell>
          <table:table-cell office:value-type="float" office:value="15.1083550913838" calcext:value-type="float">
            <text:p>15.108355091383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fault</text:p>
          </table:table-cell>
          <table:table-cell office:value-type="float" office:value="1675" calcext:value-type="float">
            <text:p>1675</text:p>
          </table:table-cell>
          <table:table-cell office:value-type="float" office:value="1532" calcext:value-type="float">
            <text:p>153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a3d9482-e439-389b-b88e-24805427d46d</text:p>
          </table:table-cell>
          <table:table-cell office:value-type="float" office:value="0.00390749448628854" calcext:value-type="float">
            <text:p>0.00390749448628854</text:p>
          </table:table-cell>
          <table:table-cell office:value-type="float" office:value="0.00586742124755524" calcext:value-type="float">
            <text:p>0.00586742124755524</text:p>
          </table:table-cell>
          <table:table-cell office:value-type="float" office:value="20.2622259696459" calcext:value-type="float">
            <text:p>20.2622259696459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default</text:p>
          </table:table-cell>
          <table:table-cell office:value-type="float" office:value="1288" calcext:value-type="float">
            <text:p>1288</text:p>
          </table:table-cell>
          <table:table-cell office:value-type="float" office:value="1186" calcext:value-type="float">
            <text:p>118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822fefd9-313b-3dc7-a880-5b5e2235a194</text:p>
          </table:table-cell>
          <table:table-cell office:value-type="float" office:value="0.000808486878838638" calcext:value-type="float">
            <text:p>0.000808486878838638</text:p>
          </table:table-cell>
          <table:table-cell office:value-type="float" office:value="0.00865438302624232" calcext:value-type="float">
            <text:p>0.00865438302624232</text:p>
          </table:table-cell>
          <table:table-cell office:value-type="float" office:value="15.2425531914894" calcext:value-type="float">
            <text:p>15.242553191489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ault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fdc7788-594c-3d02-a9fa-13c871f65b34</text:p>
          </table:table-cell>
          <table:table-cell office:value-type="float" office:value="0.00499603994490358" calcext:value-type="float">
            <text:p>0.00499603994490358</text:p>
          </table:table-cell>
          <table:table-cell office:value-type="float" office:value="0.0351239669421488" calcext:value-type="float">
            <text:p>0.0351239669421488</text:p>
          </table:table-cell>
          <table:table-cell office:value-type="float" office:value="23.609756097561" calcext:value-type="float">
            <text:p>23.609756097561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86557a6-224c-336e-889c-a850d25ff048</text:p>
          </table:table-cell>
          <table:table-cell office:value-type="float" office:value="0.0446536559139785" calcext:value-type="float">
            <text:p>0.0446536559139785</text:p>
          </table:table-cell>
          <table:table-cell office:value-type="float" office:value="0.00881720430107527" calcext:value-type="float">
            <text:p>0.00881720430107527</text:p>
          </table:table-cell>
          <table:table-cell office:value-type="float" office:value="44.2857142857143" calcext:value-type="float">
            <text:p>44.2857142857143</text:p>
          </table:table-cell>
          <table:table-cell office:value-type="float" office:value="12459" calcext:value-type="float">
            <text:p>12459</text:p>
          </table:table-cell>
          <table:table-cell office:value-type="string" calcext:value-type="string">
            <text:p>default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c6e2c42-460a-30c1-ba92-a5fd2102dbca</text:p>
          </table:table-cell>
          <table:table-cell office:value-type="float" office:value="0.000893168528309815" calcext:value-type="float">
            <text:p>0.000893168528309815</text:p>
          </table:table-cell>
          <table:table-cell office:value-type="float" office:value="0.00266115760355755" calcext:value-type="float">
            <text:p>0.00266115760355755</text:p>
          </table:table-cell>
          <table:table-cell office:value-type="float" office:value="30.3174097664544" calcext:value-type="float">
            <text:p>30.3174097664544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default</text:p>
          </table:table-cell>
          <table:table-cell office:value-type="float" office:value="4615" calcext:value-type="float">
            <text:p>4615</text:p>
          </table:table-cell>
          <table:table-cell office:value-type="float" office:value="3768" calcext:value-type="float">
            <text:p>376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32e76df-89ce-3e7e-891a-65b3ff826e4f</text:p>
          </table:table-cell>
          <table:table-cell office:value-type="float" office:value="0.0000184976314008572" calcext:value-type="float">
            <text:p>1.84976314008572E-05</text:p>
          </table:table-cell>
          <table:table-cell office:value-type="float" office:value="0.0151139183397248" calcext:value-type="float">
            <text:p>0.0151139183397248</text:p>
          </table:table-cell>
          <table:table-cell office:value-type="float" office:value="40.3" calcext:value-type="float">
            <text:p>4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office:value-type="float" office:value="228" calcext:value-type="float">
            <text:p>228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438001c-0517-3b86-beae-262d62f65051</text:p>
          </table:table-cell>
          <table:table-cell office:value-type="float" office:value="0.00118307322929172" calcext:value-type="float">
            <text:p>0.00118307322929172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7.3716814159292" calcext:value-type="float">
            <text:p>7.37168141592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1fd133d7-ca67-39b9-aacd-bb2da9983f0f</text:p>
          </table:table-cell>
          <table:table-cell office:value-type="float" office:value="0.02433608815427" calcext:value-type="float">
            <text:p>0.02433608815427</text:p>
          </table:table-cell>
          <table:table-cell office:value-type="float" office:value="0.0179063360881543" calcext:value-type="float">
            <text:p>0.0179063360881543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default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74128d3f-19d8-3d79-9bc0-a2b56f7ddce1</text:p>
          </table:table-cell>
          <table:table-cell office:value-type="float" office:value="0.00338978689183756" calcext:value-type="float">
            <text:p>0.00338978689183756</text:p>
          </table:table-cell>
          <table:table-cell office:value-type="float" office:value="0.0213108162444713" calcext:value-type="float">
            <text:p>0.0213108162444713</text:p>
          </table:table-cell>
          <table:table-cell office:value-type="float" office:value="71.878612716763" calcext:value-type="float">
            <text:p>71.878612716763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765f169c-92ef-3e0d-bac1-f01dbe5edaba</text:p>
          </table:table-cell>
          <table:table-cell office:value-type="float" office:value="0.000111898453385914" calcext:value-type="float">
            <text:p>0.000111898453385914</text:p>
          </table:table-cell>
          <table:table-cell office:value-type="float" office:value="0.00295766837143385" calcext:value-type="float">
            <text:p>0.00295766837143385</text:p>
          </table:table-cell>
          <table:table-cell office:value-type="float" office:value="20.8598971722365" calcext:value-type="float">
            <text:p>20.859897172236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fault</text:p>
          </table:table-cell>
          <table:table-cell office:value-type="float" office:value="1152" calcext:value-type="float">
            <text:p>1152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9282f10c-a0ef-34eb-bfe3-357f175de918</text:p>
          </table:table-cell>
          <table:table-cell office:value-type="float" office:value="0.0167553138075314" calcext:value-type="float">
            <text:p>0.0167553138075314</text:p>
          </table:table-cell>
          <table:table-cell office:value-type="float" office:value="0.0111297071129707" calcext:value-type="float">
            <text:p>0.0111297071129707</text:p>
          </table:table-cell>
          <table:table-cell office:value-type="float" office:value="82.9861111111111" calcext:value-type="float">
            <text:p>82.9861111111111</text:p>
          </table:table-cell>
          <table:table-cell office:value-type="float" office:value="12014" calcext:value-type="float">
            <text:p>12014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ce7c1d7-ec72-310d-aa8b-3a579cbafa88</text:p>
          </table:table-cell>
          <table:table-cell office:value-type="float" office:value="0.0017247808543203" calcext:value-type="float">
            <text:p>0.0017247808543203</text:p>
          </table:table-cell>
          <table:table-cell office:value-type="float" office:value="0.00439682760539864" calcext:value-type="float">
            <text:p>0.00439682760539864</text:p>
          </table:table-cell>
          <table:table-cell office:value-type="float" office:value="25.7045779685265" calcext:value-type="float">
            <text:p>25.7045779685265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default</text:p>
          </table:table-cell>
          <table:table-cell office:value-type="float" office:value="1541" calcext:value-type="float">
            <text:p>1541</text:p>
          </table:table-cell>
          <table:table-cell office:value-type="float" office:value="1398" calcext:value-type="float">
            <text:p>139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7cdcdd8-34f5-37ee-9ca9-d3753099c087</text:p>
          </table:table-cell>
          <table:table-cell office:value-type="float" office:value="0.030506020278834" calcext:value-type="float">
            <text:p>0.030506020278834</text:p>
          </table:table-cell>
          <table:table-cell office:value-type="float" office:value="0.0110899873257288" calcext:value-type="float">
            <text:p>0.0110899873257288</text:p>
          </table:table-cell>
          <table:table-cell office:value-type="float" office:value="16.4375" calcext:value-type="float">
            <text:p>16.4375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default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9403d62-4ffb-3056-9393-c9c3206354a6</text:p>
          </table:table-cell>
          <table:table-cell office:value-type="float" office:value="0.000153731343283582" calcext:value-type="float">
            <text:p>0.000153731343283582</text:p>
          </table:table-cell>
          <table:table-cell office:value-type="float" office:value="0.00783582089552239" calcext:value-type="float">
            <text:p>0.00783582089552239</text:p>
          </table:table-cell>
          <table:table-cell office:value-type="float" office:value="40.8121827411168" calcext:value-type="float">
            <text:p>40.81218274111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fault</text:p>
          </table:table-cell>
          <table:table-cell office:value-type="float" office:value="349" calcext:value-type="float">
            <text:p>349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54619a66-49c6-3b20-ad0c-5d28d9a3f4e5</text:p>
          </table:table-cell>
          <table:table-cell office:value-type="float" office:value="0.000707078711040676" calcext:value-type="float">
            <text:p>0.000707078711040676</text:p>
          </table:table-cell>
          <table:table-cell office:value-type="float" office:value="0.00607501320655045" calcext:value-type="float">
            <text:p>0.00607501320655045</text:p>
          </table:table-cell>
          <table:table-cell office:value-type="float" office:value="17.4470046082949" calcext:value-type="float">
            <text:p>17.447004608294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efault</text:p>
          </table:table-cell>
          <table:table-cell office:value-type="float" office:value="307" calcext:value-type="float">
            <text:p>307</text:p>
          </table:table-cell>
          <table:table-cell office:value-type="float" office:value="217" calcext:value-type="float">
            <text:p>2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593fa536-f3d9-37dd-be73-895ac3648298</text:p>
          </table:table-cell>
          <table:table-cell office:value-type="float" office:value="0.00103893214682981" calcext:value-type="float">
            <text:p>0.00103893214682981</text:p>
          </table:table-cell>
          <table:table-cell office:value-type="float" office:value="0.00630329996292177" calcext:value-type="float">
            <text:p>0.00630329996292177</text:p>
          </table:table-cell>
          <table:table-cell office:value-type="float" office:value="14.5783783783784" calcext:value-type="float">
            <text:p>14.578378378378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876d4043-3409-3f8d-8e04-26e811ddad0b</text:p>
          </table:table-cell>
          <table:table-cell office:value-type="float" office:value="0.00012620981679917" calcext:value-type="float">
            <text:p>0.00012620981679917</text:p>
          </table:table-cell>
          <table:table-cell office:value-type="float" office:value="0.00855513307984791" calcext:value-type="float">
            <text:p>0.00855513307984791</text:p>
          </table:table-cell>
          <table:table-cell office:value-type="float" office:value="9.62728785357737" calcext:value-type="float">
            <text:p>9.627287853577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1413" calcext:value-type="float">
            <text:p>1413</text:p>
          </table:table-cell>
          <table:table-cell office:value-type="float" office:value="1202" calcext:value-type="float">
            <text:p>12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9c62989e-eadb-3538-8361-7059cf060b83</text:p>
          </table:table-cell>
          <table:table-cell office:value-type="float" office:value="0.000113393201669765" calcext:value-type="float">
            <text:p>0.000113393201669765</text:p>
          </table:table-cell>
          <table:table-cell office:value-type="float" office:value="0.00592836847090188" calcext:value-type="float">
            <text:p>0.00592836847090188</text:p>
          </table:table-cell>
          <table:table-cell office:value-type="float" office:value="15.6804180418042" calcext:value-type="float">
            <text:p>15.680418041804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fault</text:p>
          </table:table-cell>
          <table:table-cell office:value-type="float" office:value="2001" calcext:value-type="float">
            <text:p>2001</text:p>
          </table:table-cell>
          <table:table-cell office:value-type="float" office:value="1818" calcext:value-type="float">
            <text:p>181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52eac81-cb43-3e8b-8ceb-bd8727167eb5</text:p>
          </table:table-cell>
          <table:table-cell office:value-type="float" office:value="0.00104753757248235" calcext:value-type="float">
            <text:p>0.00104753757248235</text:p>
          </table:table-cell>
          <table:table-cell office:value-type="float" office:value="0.00265275531537217" calcext:value-type="float">
            <text:p>0.00265275531537217</text:p>
          </table:table-cell>
          <table:table-cell office:value-type="float" office:value="31.3555967841682" calcext:value-type="float">
            <text:p>31.3555967841682</text:p>
          </table:table-cell>
          <table:table-cell office:value-type="float" office:value="6374" calcext:value-type="float">
            <text:p>6374</text:p>
          </table:table-cell>
          <table:table-cell office:value-type="string" calcext:value-type="string">
            <text:p>default</text:p>
          </table:table-cell>
          <table:table-cell office:value-type="float" office:value="3765" calcext:value-type="float">
            <text:p>3765</text:p>
          </table:table-cell>
          <table:table-cell office:value-type="float" office:value="3234" calcext:value-type="float">
            <text:p>323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2e6f20a-0f19-340a-baeb-8c61fa4da5d3</text:p>
          </table:table-cell>
          <table:table-cell office:value-type="float" office:value="0.00203431865526902" calcext:value-type="float">
            <text:p>0.00203431865526902</text:p>
          </table:table-cell>
          <table:table-cell office:value-type="float" office:value="0.00425615975863803" calcext:value-type="float">
            <text:p>0.00425615975863803</text:p>
          </table:table-cell>
          <table:table-cell office:value-type="float" office:value="31.5847986386841" calcext:value-type="float">
            <text:p>31.5847986386841</text:p>
          </table:table-cell>
          <table:table-cell office:value-type="float" office:value="6797" calcext:value-type="float">
            <text:p>6797</text:p>
          </table:table-cell>
          <table:table-cell office:value-type="string" calcext:value-type="string">
            <text:p>default</text:p>
          </table:table-cell>
          <table:table-cell office:value-type="float" office:value="2122" calcext:value-type="float">
            <text:p>2122</text:p>
          </table:table-cell>
          <table:table-cell office:value-type="float" office:value="1763" calcext:value-type="float">
            <text:p>176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3108ef6-4a10-354d-8d18-9c85b4031da7</text:p>
          </table:table-cell>
          <table:table-cell office:value-type="float" office:value="0.00000727374457966149" calcext:value-type="float">
            <text:p>7.27374457966149E-06</text:p>
          </table:table-cell>
          <table:table-cell office:value-type="float" office:value="0.0167855644146034" calcext:value-type="float">
            <text:p>0.0167855644146034</text:p>
          </table:table-cell>
          <table:table-cell office:value-type="float" office:value="7.3023493360572" calcext:value-type="float">
            <text:p>7.30234933605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407" calcext:value-type="float">
            <text:p>2407</text:p>
          </table:table-cell>
          <table:table-cell office:value-type="float" office:value="979" calcext:value-type="float">
            <text:p>97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df172db-8e70-3904-9b7a-041f99aa82f2</text:p>
          </table:table-cell>
          <table:table-cell office:value-type="float" office:value="0.00000620048225973131" calcext:value-type="float">
            <text:p>6.20048225973131E-06</text:p>
          </table:table-cell>
          <table:table-cell office:value-type="float" office:value="0.0177976805603399" calcext:value-type="float">
            <text:p>0.0177976805603399</text:p>
          </table:table-cell>
          <table:table-cell office:value-type="float" office:value="10.3555291319857" calcext:value-type="float">
            <text:p>10.3555291319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307" calcext:value-type="float">
            <text:p>2307</text:p>
          </table:table-cell>
          <table:table-cell office:value-type="float" office:value="841" calcext:value-type="float">
            <text:p>84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39a7f5e7-f108-35bc-bbc0-d00449366d0a</text:p>
          </table:table-cell>
          <table:table-cell office:value-type="float" office:value="0.000249283667621777" calcext:value-type="float">
            <text:p>0.000249283667621777</text:p>
          </table:table-cell>
          <table:table-cell office:value-type="float" office:value="0.0709169054441261" calcext:value-type="float">
            <text:p>0.0709169054441261</text:p>
          </table:table-cell>
          <table:table-cell office:value-type="float" office:value="7.50537634408602" calcext:value-type="float">
            <text:p>7.505376344086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office:value-type="float" office:value="258" calcext:value-type="float">
            <text:p>258</text:p>
          </table:table-cell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9aeaa31-e69b-3726-8453-9d565834ff3e</text:p>
          </table:table-cell>
          <table:table-cell office:value-type="float" office:value="0.0126592338479131" calcext:value-type="float">
            <text:p>0.0126592338479131</text:p>
          </table:table-cell>
          <table:table-cell office:value-type="float" office:value="0.00743281875357347" calcext:value-type="float">
            <text:p>0.00743281875357347</text:p>
          </table:table-cell>
          <table:table-cell office:value-type="float" office:value="18.7058823529412" calcext:value-type="float">
            <text:p>18.7058823529412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default</text:p>
          </table:table-cell>
          <table:table-cell office:value-type="float" office:value="391" calcext:value-type="float">
            <text:p>391</text:p>
          </table:table-cell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51d4268f-832c-3121-a949-76a74132d864</text:p>
          </table:table-cell>
          <table:table-cell office:value-type="float" office:value="0.00842143163309044" calcext:value-type="float">
            <text:p>0.00842143163309044</text:p>
          </table:table-cell>
          <table:table-cell office:value-type="float" office:value="0.0252036005143592" calcext:value-type="float">
            <text:p>0.0252036005143592</text:p>
          </table:table-cell>
          <table:table-cell office:value-type="float" office:value="81.0069444444444" calcext:value-type="float">
            <text:p>81.0069444444444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default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58beaac0-8654-3552-82e7-efbc9fbc314a</text:p>
          </table:table-cell>
          <table:table-cell office:value-type="float" office:value="0.000723353293413174" calcext:value-type="float">
            <text:p>0.000723353293413174</text:p>
          </table:table-cell>
          <table:table-cell office:value-type="float" office:value="0.018562874251497" calcext:value-type="float">
            <text:p>0.018562874251497</text:p>
          </table:table-cell>
          <table:table-cell office:value-type="float" office:value="9.38202247191011" calcext:value-type="float">
            <text:p>9.382022471910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fault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5f11b586-b451-3e0f-a85c-033e001ce194</text:p>
          </table:table-cell>
          <table:table-cell office:value-type="float" office:value="0.00536459700708847" calcext:value-type="float">
            <text:p>0.00536459700708847</text:p>
          </table:table-cell>
          <table:table-cell office:value-type="float" office:value="0.00826988710947755" calcext:value-type="float">
            <text:p>0.00826988710947755</text:p>
          </table:table-cell>
          <table:table-cell office:value-type="float" office:value="34.5487528344671" calcext:value-type="float">
            <text:p>34.5487528344671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default</text:p>
          </table:table-cell>
          <table:table-cell office:value-type="float" office:value="518" calcext:value-type="float">
            <text:p>518</text:p>
          </table:table-cell>
          <table:table-cell office:value-type="float" office:value="441" calcext:value-type="float">
            <text:p>44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f3f7969-1432-34a1-89aa-ae5a1ef17eef</text:p>
          </table:table-cell>
          <table:table-cell office:value-type="float" office:value="0.000565181518151815" calcext:value-type="float">
            <text:p>0.000565181518151815</text:p>
          </table:table-cell>
          <table:table-cell office:value-type="float" office:value="0.0165016501650165" calcext:value-type="float">
            <text:p>0.0165016501650165</text:p>
          </table:table-cell>
          <table:table-cell office:value-type="float" office:value="8.61611374407583" calcext:value-type="float">
            <text:p>8.6161137440758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fault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5f62ed8f-88c8-3b62-871e-a4158f135a82</text:p>
          </table:table-cell>
          <table:table-cell office:value-type="float" office:value="0.00758350493118023" calcext:value-type="float">
            <text:p>0.00758350493118023</text:p>
          </table:table-cell>
          <table:table-cell office:value-type="float" office:value="0.0128969329142733" calcext:value-type="float">
            <text:p>0.0128969329142733</text:p>
          </table:table-cell>
          <table:table-cell office:value-type="float" office:value="29.573717948718" calcext:value-type="float">
            <text:p>29.573717948718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default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7a03525f-40c4-3462-b3e1-ccdc4fa73db9</text:p>
          </table:table-cell>
          <table:table-cell office:value-type="float" office:value="0.00000993657505285412" calcext:value-type="float">
            <text:p>9.93657505285412E-06</text:p>
          </table:table-cell>
          <table:table-cell office:value-type="float" office:value="0.0137420718816068" calcext:value-type="float">
            <text:p>0.0137420718816068</text:p>
          </table:table-cell>
          <table:table-cell office:value-type="float" office:value="14.8275862068966" calcext:value-type="float">
            <text:p>14.82758620689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155" calcext:value-type="float">
            <text:p>2155</text:p>
          </table:table-cell>
          <table:table-cell office:value-type="float" office:value="319" calcext:value-type="float">
            <text:p>3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95d425f-632b-3f1e-8cda-b7bf0b5c555f</text:p>
          </table:table-cell>
          <table:table-cell office:value-type="float" office:value="0.01530301028593" calcext:value-type="float">
            <text:p>0.01530301028593</text:p>
          </table:table-cell>
          <table:table-cell office:value-type="float" office:value="0.0273662357270926" calcext:value-type="float">
            <text:p>0.0273662357270926</text:p>
          </table:table-cell>
          <table:table-cell office:value-type="float" office:value="88.3083333333333" calcext:value-type="float">
            <text:p>88.3083333333333</text:p>
          </table:table-cell>
          <table:table-cell office:value-type="float" office:value="9730" calcext:value-type="float">
            <text:p>9730</text:p>
          </table:table-cell>
          <table:table-cell office:value-type="string" calcext:value-type="string">
            <text:p>default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e3c7dda-3772-3dfb-8407-ac9c93d7bd58</text:p>
          </table:table-cell>
          <table:table-cell office:value-type="float" office:value="0.000836560805577072" calcext:value-type="float">
            <text:p>0.000836560805577072</text:p>
          </table:table-cell>
          <table:table-cell office:value-type="float" office:value="0.010844306738962" calcext:value-type="float">
            <text:p>0.010844306738962</text:p>
          </table:table-cell>
          <table:table-cell office:value-type="float" office:value="19.365" calcext:value-type="float">
            <text:p>19.36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ault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b35a9f9-bc0a-3b82-95bc-c3fe9955994f</text:p>
          </table:table-cell>
          <table:table-cell office:value-type="float" office:value="0.00194229714912281" calcext:value-type="float">
            <text:p>0.00194229714912281</text:p>
          </table:table-cell>
          <table:table-cell office:value-type="float" office:value="0.0233004385964912" calcext:value-type="float">
            <text:p>0.0233004385964912</text:p>
          </table:table-cell>
          <table:table-cell office:value-type="float" office:value="10.6355685131195" calcext:value-type="float">
            <text:p>10.635568513119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efault</text:p>
          </table:table-cell>
          <table:table-cell office:value-type="float" office:value="456" calcext:value-type="float">
            <text:p>456</text:p>
          </table:table-cell>
          <table:table-cell office:value-type="float" office:value="343" calcext:value-type="float">
            <text:p>34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43cf1739-5870-3726-bf29-fdbb6ce2c8ba</text:p>
          </table:table-cell>
          <table:table-cell office:value-type="float" office:value="0.000145771995891818" calcext:value-type="float">
            <text:p>0.000145771995891818</text:p>
          </table:table-cell>
          <table:table-cell office:value-type="float" office:value="0.00219103046901746" calcext:value-type="float">
            <text:p>0.00219103046901746</text:p>
          </table:table-cell>
          <table:table-cell office:value-type="float" office:value="17.1018735362998" calcext:value-type="float">
            <text:p>17.101873536299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float" office:value="1069" calcext:value-type="float">
            <text:p>1069</text:p>
          </table:table-cell>
          <table:table-cell office:value-type="float" office:value="854" calcext:value-type="float">
            <text:p>8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e4cebab-7746-37cb-a52b-89cd406c10a0</text:p>
          </table:table-cell>
          <table:table-cell office:value-type="float" office:value="0.00497255634707462" calcext:value-type="float">
            <text:p>0.00497255634707462</text:p>
          </table:table-cell>
          <table:table-cell office:value-type="float" office:value="0.00870022188485344" calcext:value-type="float">
            <text:p>0.00870022188485344</text:p>
          </table:table-cell>
          <table:table-cell office:value-type="float" office:value="19.3733031674208" calcext:value-type="float">
            <text:p>19.3733031674208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default</text:p>
          </table:table-cell>
          <table:table-cell office:value-type="float" office:value="938" calcext:value-type="float">
            <text:p>938</text:p>
          </table:table-cell>
          <table:table-cell office:value-type="float" office:value="884" calcext:value-type="float">
            <text:p>88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6b37637c-d364-3d8f-9fb1-32c749ce7862</text:p>
          </table:table-cell>
          <table:table-cell office:value-type="float" office:value="0.0142923011393888" calcext:value-type="float">
            <text:p>0.0142923011393888</text:p>
          </table:table-cell>
          <table:table-cell office:value-type="float" office:value="0.0300287509317432" calcext:value-type="float">
            <text:p>0.0300287509317432</text:p>
          </table:table-cell>
          <table:table-cell office:value-type="float" office:value="87.7663551401869" calcext:value-type="float">
            <text:p>87.7663551401869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default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520374d-8732-346a-9263-a7b22f4f85da</text:p>
          </table:table-cell>
          <table:table-cell office:value-type="float" office:value="0.000104663487016428" calcext:value-type="float">
            <text:p>0.000104663487016428</text:p>
          </table:table-cell>
          <table:table-cell office:value-type="float" office:value="0.00312665606783254" calcext:value-type="float">
            <text:p>0.00312665606783254</text:p>
          </table:table-cell>
          <table:table-cell office:value-type="float" office:value="19.1768292682927" calcext:value-type="float">
            <text:p>19.176829268292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fault</text:p>
          </table:table-cell>
          <table:table-cell office:value-type="float" office:value="1314" calcext:value-type="float">
            <text:p>1314</text:p>
          </table:table-cell>
          <table:table-cell office:value-type="float" office:value="984" calcext:value-type="float">
            <text:p>9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773ec62-6de9-3eb2-980c-30b924773fd1</text:p>
          </table:table-cell>
          <table:table-cell office:value-type="float" office:value="0.00993562434126588" calcext:value-type="float">
            <text:p>0.00993562434126588</text:p>
          </table:table-cell>
          <table:table-cell office:value-type="float" office:value="0.00704498807344539" calcext:value-type="float">
            <text:p>0.00704498807344539</text:p>
          </table:table-cell>
          <table:table-cell office:value-type="float" office:value="36.271629778672" calcext:value-type="float">
            <text:p>36.271629778672</text:p>
          </table:table-cell>
          <table:table-cell office:value-type="float" office:value="10747" calcext:value-type="float">
            <text:p>10747</text:p>
          </table:table-cell>
          <table:table-cell office:value-type="string" calcext:value-type="string">
            <text:p>default</text:p>
          </table:table-cell>
          <table:table-cell office:value-type="float" office:value="565" calcext:value-type="float">
            <text:p>565</text:p>
          </table:table-cell>
          <table:table-cell office:value-type="float" office:value="497" calcext:value-type="float">
            <text:p>49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ff26064-a5a4-38fa-a369-c9248097280a</text:p>
          </table:table-cell>
          <table:table-cell office:value-type="float" office:value="0.0000925067593665508" calcext:value-type="float">
            <text:p>9.25067593665508E-05</text:p>
          </table:table-cell>
          <table:table-cell office:value-type="float" office:value="0.00405561993047509" calcext:value-type="float">
            <text:p>0.00405561993047509</text:p>
          </table:table-cell>
          <table:table-cell office:value-type="float" office:value="13.745164960182" calcext:value-type="float">
            <text:p>13.74516496018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fault</text:p>
          </table:table-cell>
          <table:table-cell office:value-type="float" office:value="2776" calcext:value-type="float">
            <text:p>2776</text:p>
          </table:table-cell>
          <table:table-cell office:value-type="float" office:value="2637" calcext:value-type="float">
            <text:p>263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b78ce8a-f40e-3e62-82de-3f8264e2b777</text:p>
          </table:table-cell>
          <table:table-cell office:value-type="float" office:value="0.0000608701563562203" calcext:value-type="float">
            <text:p>6.08701563562203E-05</text:p>
          </table:table-cell>
          <table:table-cell office:value-type="float" office:value="0.00259234081123952" calcext:value-type="float">
            <text:p>0.00259234081123952</text:p>
          </table:table-cell>
          <table:table-cell office:value-type="float" office:value="16.0076900754498" calcext:value-type="float">
            <text:p>16.007690075449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efault</text:p>
          </table:table-cell>
          <table:table-cell office:value-type="float" office:value="7613" calcext:value-type="float">
            <text:p>7613</text:p>
          </table:table-cell>
          <table:table-cell office:value-type="float" office:value="6892" calcext:value-type="float">
            <text:p>689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56ec9d87-951d-3b84-8b7c-29207480e443</text:p>
          </table:table-cell>
          <table:table-cell office:value-type="float" office:value="0.0000793768197614352" calcext:value-type="float">
            <text:p>7.93768197614352E-05</text:p>
          </table:table-cell>
          <table:table-cell office:value-type="float" office:value="0.00219545411853104" calcext:value-type="float">
            <text:p>0.00219545411853104</text:p>
          </table:table-cell>
          <table:table-cell office:value-type="float" office:value="15.4248460702644" calcext:value-type="float">
            <text:p>15.4248460702644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efault</text:p>
          </table:table-cell>
          <table:table-cell office:value-type="float" office:value="5886" calcext:value-type="float">
            <text:p>5886</text:p>
          </table:table-cell>
          <table:table-cell office:value-type="float" office:value="5522" calcext:value-type="float">
            <text:p>552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6b393336-bde9-3bc0-aef2-9b1efeb28387</text:p>
          </table:table-cell>
          <table:table-cell office:value-type="float" office:value="0.000831645569620253" calcext:value-type="float">
            <text:p>0.000831645569620253</text:p>
          </table:table-cell>
          <table:table-cell office:value-type="float" office:value="0.00791139240506329" calcext:value-type="float">
            <text:p>0.00791139240506329</text:p>
          </table:table-cell>
          <table:table-cell office:value-type="float" office:value="16.7195767195767" calcext:value-type="float">
            <text:p>16.719576719576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efault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782432c-d1b0-3547-ba2d-554074606acd</text:p>
          </table:table-cell>
          <table:table-cell office:value-type="float" office:value="0.00511620027606977" calcext:value-type="float">
            <text:p>0.00511620027606977</text:p>
          </table:table-cell>
          <table:table-cell office:value-type="float" office:value="0.0238423892583762" calcext:value-type="float">
            <text:p>0.0238423892583762</text:p>
          </table:table-cell>
          <table:table-cell office:value-type="float" office:value="62.748031496063" calcext:value-type="float">
            <text:p>62.748031496063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default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09e9243-7769-3afd-8096-fc350ad83f80</text:p>
          </table:table-cell>
          <table:table-cell office:value-type="float" office:value="0.0122722692924204" calcext:value-type="float">
            <text:p>0.0122722692924204</text:p>
          </table:table-cell>
          <table:table-cell office:value-type="float" office:value="0.00870162583008931" calcext:value-type="float">
            <text:p>0.00870162583008931</text:p>
          </table:table-cell>
          <table:table-cell office:value-type="float" office:value="34.1171875" calcext:value-type="float">
            <text:p>34.1171875</text:p>
          </table:table-cell>
          <table:table-cell office:value-type="float" office:value="9647" calcext:value-type="float">
            <text:p>9647</text:p>
          </table:table-cell>
          <table:table-cell office:value-type="string" calcext:value-type="string">
            <text:p>default</text:p>
          </table:table-cell>
          <table:table-cell office:value-type="float" office:value="416" calcext:value-type="float">
            <text:p>416</text:p>
          </table:table-cell>
          <table:table-cell office:value-type="float" office:value="384" calcext:value-type="float">
            <text:p>38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47944bf1-0914-3325-b65a-267086a459fa</text:p>
          </table:table-cell>
          <table:table-cell office:value-type="float" office:value="0.000458313595452392" calcext:value-type="float">
            <text:p>0.000458313595452392</text:p>
          </table:table-cell>
          <table:table-cell office:value-type="float" office:value="0.0119611558503079" calcext:value-type="float">
            <text:p>0.0119611558503079</text:p>
          </table:table-cell>
          <table:table-cell office:value-type="float" office:value="12.4359351988218" calcext:value-type="float">
            <text:p>12.4359351988218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efault</text:p>
          </table:table-cell>
          <table:table-cell office:value-type="float" office:value="704" calcext:value-type="float">
            <text:p>704</text:p>
          </table:table-cell>
          <table:table-cell office:value-type="float" office:value="679" calcext:value-type="float">
            <text:p>67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4a100b7d-885d-354c-9500-85e37f106f87</text:p>
          </table:table-cell>
          <table:table-cell office:value-type="float" office:value="0.00089806197113649" calcext:value-type="float">
            <text:p>0.00089806197113649</text:p>
          </table:table-cell>
          <table:table-cell office:value-type="float" office:value="0.00245665630585811" calcext:value-type="float">
            <text:p>0.00245665630585811</text:p>
          </table:table-cell>
          <table:table-cell office:value-type="float" office:value="30.220596061735" calcext:value-type="float">
            <text:p>30.220596061735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default</text:p>
          </table:table-cell>
          <table:table-cell office:value-type="float" office:value="4430" calcext:value-type="float">
            <text:p>4430</text:p>
          </table:table-cell>
          <table:table-cell office:value-type="float" office:value="3758" calcext:value-type="float">
            <text:p>375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9a514d32-5223-39cb-ae5b-aa6fca23a73b</text:p>
          </table:table-cell>
          <table:table-cell office:value-type="float" office:value="0.00154571545715457" calcext:value-type="float">
            <text:p>0.00154571545715457</text:p>
          </table:table-cell>
          <table:table-cell office:value-type="float" office:value="0.034440344403444" calcext:value-type="float">
            <text:p>0.034440344403444</text:p>
          </table:table-cell>
          <table:table-cell office:value-type="float" office:value="9.06691449814126" calcext:value-type="float">
            <text:p>9.066914498141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efault</text:p>
          </table:table-cell>
          <table:table-cell office:value-type="float" office:value="316" calcext:value-type="float">
            <text:p>316</text:p>
          </table:table-cell>
          <table:table-cell office:value-type="float" office:value="269" calcext:value-type="float">
            <text:p>2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a7a392a-b857-3335-a1bb-b30c44b25968</text:p>
          </table:table-cell>
          <table:table-cell office:value-type="float" office:value="0.00152873563218391" calcext:value-type="float">
            <text:p>0.00152873563218391</text:p>
          </table:table-cell>
          <table:table-cell office:value-type="float" office:value="0.0229885057471264" calcext:value-type="float">
            <text:p>0.0229885057471264</text:p>
          </table:table-cell>
          <table:table-cell office:value-type="float" office:value="6.46285714285714" calcext:value-type="float">
            <text:p>6.462857142857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ade8257-f2f1-3626-a4c6-6909ffe5fd8d</text:p>
          </table:table-cell>
          <table:table-cell office:value-type="float" office:value="0.00954593547940943" calcext:value-type="float">
            <text:p>0.00954593547940943</text:p>
          </table:table-cell>
          <table:table-cell office:value-type="float" office:value="0.00733031361294561" calcext:value-type="float">
            <text:p>0.00733031361294561</text:p>
          </table:table-cell>
          <table:table-cell office:value-type="float" office:value="96.0830564784053" calcext:value-type="float">
            <text:p>96.0830564784053</text:p>
          </table:table-cell>
          <table:table-cell office:value-type="float" office:value="16565" calcext:value-type="float">
            <text:p>16565</text:p>
          </table:table-cell>
          <table:table-cell office:value-type="string" calcext:value-type="string">
            <text:p>default</text:p>
          </table:table-cell>
          <table:table-cell office:value-type="float" office:value="314" calcext:value-type="float">
            <text:p>314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4029c31c-2c15-394f-b84c-157c02384eab</text:p>
          </table:table-cell>
          <table:table-cell office:value-type="float" office:value="0.000631808278867103" calcext:value-type="float">
            <text:p>0.000631808278867103</text:p>
          </table:table-cell>
          <table:table-cell office:value-type="float" office:value="0.00732818379877203" calcext:value-type="float">
            <text:p>0.00732818379877203</text:p>
          </table:table-cell>
          <table:table-cell office:value-type="float" office:value="20.0357142857143" calcext:value-type="float">
            <text:p>20.035714285714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fault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4a004adf-1f49-3ff0-b6ce-a27f07a273c5</text:p>
          </table:table-cell>
          <table:table-cell office:value-type="float" office:value="0.00301271883160847" calcext:value-type="float">
            <text:p>0.00301271883160847</text:p>
          </table:table-cell>
          <table:table-cell office:value-type="float" office:value="0.017603249830738" calcext:value-type="float">
            <text:p>0.017603249830738</text:p>
          </table:table-cell>
          <table:table-cell office:value-type="float" office:value="51.695" calcext:value-type="float">
            <text:p>51.695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default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4ac9080b-66ae-3a4f-89fa-f4191288748c</text:p>
          </table:table-cell>
          <table:table-cell office:value-type="float" office:value="0.0118527813009603" calcext:value-type="float">
            <text:p>0.0118527813009603</text:p>
          </table:table-cell>
          <table:table-cell office:value-type="float" office:value="0.0141329951078094" calcext:value-type="float">
            <text:p>0.0141329951078094</text:p>
          </table:table-cell>
          <table:table-cell office:value-type="float" office:value="23.092050209205" calcext:value-type="float">
            <text:p>23.092050209205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default</text:p>
          </table:table-cell>
          <table:table-cell office:value-type="float" office:value="285" calcext:value-type="float">
            <text:p>285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4b250b66-1efd-30da-bfdd-119781133fce</text:p>
          </table:table-cell>
          <table:table-cell office:value-type="float" office:value="0.000203179058685293" calcext:value-type="float">
            <text:p>0.000203179058685293</text:p>
          </table:table-cell>
          <table:table-cell office:value-type="float" office:value="0.00633200600561394" calcext:value-type="float">
            <text:p>0.00633200600561394</text:p>
          </table:table-cell>
          <table:table-cell office:value-type="float" office:value="12.7445923460899" calcext:value-type="float">
            <text:p>12.744592346089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fault</text:p>
          </table:table-cell>
          <table:table-cell office:value-type="float" office:value="1275" calcext:value-type="float">
            <text:p>1275</text:p>
          </table:table-cell>
          <table:table-cell office:value-type="float" office:value="1202" calcext:value-type="float">
            <text:p>120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6869d6c7-8916-3f94-9a64-753b96802386</text:p>
          </table:table-cell>
          <table:table-cell office:value-type="float" office:value="0.0148145968216598" calcext:value-type="float">
            <text:p>0.0148145968216598</text:p>
          </table:table-cell>
          <table:table-cell office:value-type="float" office:value="0.0220718069452619" calcext:value-type="float">
            <text:p>0.0220718069452619</text:p>
          </table:table-cell>
          <table:table-cell office:value-type="float" office:value="97.0857142857143" calcext:value-type="float">
            <text:p>97.0857142857143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default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3ff5a26-666e-3721-bb2e-b1afb99e17b6</text:p>
          </table:table-cell>
          <table:table-cell office:value-type="float" office:value="0.0137159406215316" calcext:value-type="float">
            <text:p>0.0137159406215316</text:p>
          </table:table-cell>
          <table:table-cell office:value-type="float" office:value="0.0149833518312986" calcext:value-type="float">
            <text:p>0.0149833518312986</text:p>
          </table:table-cell>
          <table:table-cell office:value-type="float" office:value="68.6476190476191" calcext:value-type="float">
            <text:p>68.6476190476191</text:p>
          </table:table-cell>
          <table:table-cell office:value-type="float" office:value="5932" calcext:value-type="float">
            <text:p>5932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db48e29-3f16-3648-89fa-0d82c9e221ff</text:p>
          </table:table-cell>
          <table:table-cell office:value-type="float" office:value="0.000573724668064291" calcext:value-type="float">
            <text:p>0.000573724668064291</text:p>
          </table:table-cell>
          <table:table-cell office:value-type="float" office:value="0.0559049615653389" calcext:value-type="float">
            <text:p>0.0559049615653389</text:p>
          </table:table-cell>
          <table:table-cell office:value-type="float" office:value="10.294964028777" calcext:value-type="float">
            <text:p>10.2949640287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ault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573ea7a-4751-3e62-8c1d-719f40c539c6</text:p>
          </table:table-cell>
          <table:table-cell office:value-type="float" office:value="0.0130119796708616" calcext:value-type="float">
            <text:p>0.0130119796708616</text:p>
          </table:table-cell>
          <table:table-cell office:value-type="float" office:value="0.0128267182962246" calcext:value-type="float">
            <text:p>0.0128267182962246</text:p>
          </table:table-cell>
          <table:table-cell office:value-type="float" office:value="25.1951219512195" calcext:value-type="float">
            <text:p>25.1951219512195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46667b4-230e-326e-91c4-ceb52e38a520</text:p>
          </table:table-cell>
          <table:table-cell office:value-type="float" office:value="0.000788185900590551" calcext:value-type="float">
            <text:p>0.000788185900590551</text:p>
          </table:table-cell>
          <table:table-cell office:value-type="float" office:value="0.00239911417322835" calcext:value-type="float">
            <text:p>0.00239911417322835</text:p>
          </table:table-cell>
          <table:table-cell office:value-type="float" office:value="31.2840991099351" calcext:value-type="float">
            <text:p>31.2840991099351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default</text:p>
          </table:table-cell>
          <table:table-cell office:value-type="float" office:value="5205" calcext:value-type="float">
            <text:p>5205</text:p>
          </table:table-cell>
          <table:table-cell office:value-type="float" office:value="4157" calcext:value-type="float">
            <text:p>415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86fdbc8-9b73-3712-99b5-44dc1ce7ab3d</text:p>
          </table:table-cell>
          <table:table-cell office:value-type="float" office:value="0.0105001755926251" calcext:value-type="float">
            <text:p>0.0105001755926251</text:p>
          </table:table-cell>
          <table:table-cell office:value-type="float" office:value="0.0148375768217735" calcext:value-type="float">
            <text:p>0.0148375768217735</text:p>
          </table:table-cell>
          <table:table-cell office:value-type="float" office:value="80.2112676056338" calcext:value-type="float">
            <text:p>80.2112676056338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default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6483005-086a-3806-9642-ede90424f647</text:p>
          </table:table-cell>
          <table:table-cell office:value-type="float" office:value="0.00207928913192071" calcext:value-type="float">
            <text:p>0.00207928913192071</text:p>
          </table:table-cell>
          <table:table-cell office:value-type="float" office:value="0.0266575529733424" calcext:value-type="float">
            <text:p>0.0266575529733424</text:p>
          </table:table-cell>
          <table:table-cell office:value-type="float" office:value="7.82352941176471" calcext:value-type="float">
            <text:p>7.8235294117647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fault</text:p>
          </table:table-cell>
          <table:table-cell office:value-type="float" office:value="224" calcext:value-type="float">
            <text:p>224</text:p>
          </table:table-cell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8660e09-7e96-3a2d-89d7-a90b36e6e9b0</text:p>
          </table:table-cell>
          <table:table-cell office:value-type="float" office:value="0.000762554688986114" calcext:value-type="float">
            <text:p>0.000762554688986114</text:p>
          </table:table-cell>
          <table:table-cell office:value-type="float" office:value="0.00204489252425338" calcext:value-type="float">
            <text:p>0.00204489252425338</text:p>
          </table:table-cell>
          <table:table-cell office:value-type="float" office:value="30.7651792245794" calcext:value-type="float">
            <text:p>30.7651792245794</text:p>
          </table:table-cell>
          <table:table-cell office:value-type="float" office:value="5773" calcext:value-type="float">
            <text:p>5773</text:p>
          </table:table-cell>
          <table:table-cell office:value-type="string" calcext:value-type="string">
            <text:p>default</text:p>
          </table:table-cell>
          <table:table-cell office:value-type="float" office:value="5134" calcext:value-type="float">
            <text:p>5134</text:p>
          </table:table-cell>
          <table:table-cell office:value-type="float" office:value="4101" calcext:value-type="float">
            <text:p>410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4bc8afe9-28dc-34fa-9c4c-8e89eaea5c4f</text:p>
          </table:table-cell>
          <table:table-cell office:value-type="float" office:value="0.000194237740889143" calcext:value-type="float">
            <text:p>0.000194237740889143</text:p>
          </table:table-cell>
          <table:table-cell office:value-type="float" office:value="0.0143102461362335" calcext:value-type="float">
            <text:p>0.0143102461362335</text:p>
          </table:table-cell>
          <table:table-cell office:value-type="float" office:value="40.3153846153846" calcext:value-type="float">
            <text:p>40.31538461538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fault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7805137b-0a71-3ef2-a7cd-1adeeaa7ef39</text:p>
          </table:table-cell>
          <table:table-cell office:value-type="float" office:value="0.00507533923303835" calcext:value-type="float">
            <text:p>0.00507533923303835</text:p>
          </table:table-cell>
          <table:table-cell office:value-type="float" office:value="0.0208849557522124" calcext:value-type="float">
            <text:p>0.0208849557522124</text:p>
          </table:table-cell>
          <table:table-cell office:value-type="float" office:value="50.4464285714286" calcext:value-type="float">
            <text:p>50.4464285714286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default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509e8f2c-4721-3441-8ac8-6aba9e15d009</text:p>
          </table:table-cell>
          <table:table-cell office:value-type="float" office:value="0.00524529851840986" calcext:value-type="float">
            <text:p>0.00524529851840986</text:p>
          </table:table-cell>
          <table:table-cell office:value-type="float" office:value="0.00598503740648379" calcext:value-type="float">
            <text:p>0.00598503740648379</text:p>
          </table:table-cell>
          <table:table-cell office:value-type="float" office:value="92.3712737127371" calcext:value-type="float">
            <text:p>92.3712737127371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default</text:p>
          </table:table-cell>
          <table:table-cell office:value-type="float" office:value="392" calcext:value-type="float">
            <text:p>392</text:p>
          </table:table-cell>
          <table:table-cell office:value-type="float" office:value="369" calcext:value-type="float">
            <text:p>36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59a3333b-8c27-37dc-a792-67a666d30182</text:p>
          </table:table-cell>
          <table:table-cell office:value-type="float" office:value="0.00823788021323299" calcext:value-type="float">
            <text:p>0.00823788021323299</text:p>
          </table:table-cell>
          <table:table-cell office:value-type="float" office:value="0.00777673251803073" calcext:value-type="float">
            <text:p>0.00777673251803073</text:p>
          </table:table-cell>
          <table:table-cell office:value-type="float" office:value="91.9020172910663" calcext:value-type="float">
            <text:p>91.9020172910663</text:p>
          </table:table-cell>
          <table:table-cell office:value-type="float" office:value="15763" calcext:value-type="float">
            <text:p>15763</text:p>
          </table:table-cell>
          <table:table-cell office:value-type="string" calcext:value-type="string">
            <text:p>default</text:p>
          </table:table-cell>
          <table:table-cell office:value-type="float" office:value="370" calcext:value-type="float">
            <text:p>370</text:p>
          </table:table-cell>
          <table:table-cell office:value-type="float" office:value="347" calcext:value-type="float">
            <text:p>3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8879d1b2-00be-34dd-addf-a1ad22cc80a6</text:p>
          </table:table-cell>
          <table:table-cell office:value-type="float" office:value="0.00158929976396538" calcext:value-type="float">
            <text:p>0.00158929976396538</text:p>
          </table:table-cell>
          <table:table-cell office:value-type="float" office:value="0.021243115656963" calcext:value-type="float">
            <text:p>0.021243115656963</text:p>
          </table:table-cell>
          <table:table-cell office:value-type="float" office:value="6.68947368421053" calcext:value-type="float">
            <text:p>6.6894736842105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fault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22d0e43-a328-33d0-b98f-ecbfe5d90fdc</text:p>
          </table:table-cell>
          <table:table-cell office:value-type="float" office:value="0.000998657718120806" calcext:value-type="float">
            <text:p>0.000998657718120806</text:p>
          </table:table-cell>
          <table:table-cell office:value-type="float" office:value="0.023489932885906" calcext:value-type="float">
            <text:p>0.023489932885906</text:p>
          </table:table-cell>
          <table:table-cell office:value-type="float" office:value="7.0952380952381" calcext:value-type="float">
            <text:p>7.09523809523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fault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27f87c4-1c65-36ae-a40c-fd25d7450580</text:p>
          </table:table-cell>
          <table:table-cell office:value-type="float" office:value="0.00095691527878349" calcext:value-type="float">
            <text:p>0.00095691527878349</text:p>
          </table:table-cell>
          <table:table-cell office:value-type="float" office:value="0.0311368573497466" calcext:value-type="float">
            <text:p>0.0311368573497466</text:p>
          </table:table-cell>
          <table:table-cell office:value-type="float" office:value="9.79432624113475" calcext:value-type="float">
            <text:p>9.794326241134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59a7a4-4a0b-381c-8cd5-aae15bb98a62</text:p>
          </table:table-cell>
          <table:table-cell office:value-type="float" office:value="0.000250653228816723" calcext:value-type="float">
            <text:p>0.000250653228816723</text:p>
          </table:table-cell>
          <table:table-cell office:value-type="float" office:value="0.00681224337439343" calcext:value-type="float">
            <text:p>0.00681224337439343</text:p>
          </table:table-cell>
          <table:table-cell office:value-type="float" office:value="21.9141104294479" calcext:value-type="float">
            <text:p>21.914110429447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ault</text:p>
          </table:table-cell>
          <table:table-cell office:value-type="float" office:value="583" calcext:value-type="float">
            <text:p>583</text:p>
          </table:table-cell>
          <table:table-cell office:value-type="float" office:value="489" calcext:value-type="float">
            <text:p>4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76344c-e00d-3d77-be21-770dcaf1a9f3</text:p>
          </table:table-cell>
          <table:table-cell office:value-type="float" office:value="0.015500942408377" calcext:value-type="float">
            <text:p>0.015500942408377</text:p>
          </table:table-cell>
          <table:table-cell office:value-type="float" office:value="0.010261780104712" calcext:value-type="float">
            <text:p>0.010261780104712</text:p>
          </table:table-cell>
          <table:table-cell office:value-type="float" office:value="39.9581589958159" calcext:value-type="float">
            <text:p>39.9581589958159</text:p>
          </table:table-cell>
          <table:table-cell office:value-type="float" office:value="8883" calcext:value-type="float">
            <text:p>8883</text:p>
          </table:table-cell>
          <table:table-cell office:value-type="string" calcext:value-type="string">
            <text:p>default</text:p>
          </table:table-cell>
          <table:table-cell office:value-type="float" office:value="338" calcext:value-type="float">
            <text:p>338</text:p>
          </table:table-cell>
          <table:table-cell office:value-type="float" office:value="239" calcext:value-type="float">
            <text:p>23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53543b1-d377-31a4-9314-956eddeab710</text:p>
          </table:table-cell>
          <table:table-cell office:value-type="float" office:value="0.0169513350559862" calcext:value-type="float">
            <text:p>0.0169513350559862</text:p>
          </table:table-cell>
          <table:table-cell office:value-type="float" office:value="0.0314384151593454" calcext:value-type="float">
            <text:p>0.0314384151593454</text:p>
          </table:table-cell>
          <table:table-cell office:value-type="float" office:value="19.5126050420168" calcext:value-type="float">
            <text:p>19.5126050420168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default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4862b58d-5b2b-3a3e-b917-ad4e7d24758c</text:p>
          </table:table-cell>
          <table:table-cell office:value-type="float" office:value="0.000893589861251325" calcext:value-type="float">
            <text:p>0.000893589861251325</text:p>
          </table:table-cell>
          <table:table-cell office:value-type="float" office:value="0.00256138565123439" calcext:value-type="float">
            <text:p>0.00256138565123439</text:p>
          </table:table-cell>
          <table:table-cell office:value-type="float" office:value="29.4416605256694" calcext:value-type="float">
            <text:p>29.4416605256694</text:p>
          </table:table-cell>
          <table:table-cell office:value-type="float" office:value="6427" calcext:value-type="float">
            <text:p>6427</text:p>
          </table:table-cell>
          <table:table-cell office:value-type="string" calcext:value-type="string">
            <text:p>default</text:p>
          </table:table-cell>
          <table:table-cell office:value-type="float" office:value="4749" calcext:value-type="float">
            <text:p>4749</text:p>
          </table:table-cell>
          <table:table-cell office:value-type="float" office:value="4071" calcext:value-type="float">
            <text:p>407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95f2c79d-a5d4-30ca-8cc8-aa04f6c7e1c0</text:p>
          </table:table-cell>
          <table:table-cell office:value-type="float" office:value="0.0223032837670384" calcext:value-type="float">
            <text:p>0.0223032837670384</text:p>
          </table:table-cell>
          <table:table-cell office:value-type="float" office:value="0.00743494423791822" calcext:value-type="float">
            <text:p>0.00743494423791822</text:p>
          </table:table-cell>
          <table:table-cell office:value-type="float" office:value="16.639175257732" calcext:value-type="float">
            <text:p>16.639175257732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default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303b1501-d47a-3e3e-9444-45f29d15026a</text:p>
          </table:table-cell>
          <table:table-cell office:value-type="float" office:value="0.000138857484870652" calcext:value-type="float">
            <text:p>0.000138857484870652</text:p>
          </table:table-cell>
          <table:table-cell office:value-type="float" office:value="0.0015295604176365" calcext:value-type="float">
            <text:p>0.0015295604176365</text:p>
          </table:table-cell>
          <table:table-cell office:value-type="float" office:value="19.327763496144" calcext:value-type="float">
            <text:p>19.3277634961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fault</text:p>
          </table:table-cell>
          <table:table-cell office:value-type="float" office:value="1154" calcext:value-type="float">
            <text:p>1154</text:p>
          </table:table-cell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4c5cccb7-e18e-3852-8dbd-767eef527a82</text:p>
          </table:table-cell>
          <table:table-cell office:value-type="float" office:value="0.00000615344330976696" calcext:value-type="float">
            <text:p>6.15344330976696E-06</text:p>
          </table:table-cell>
          <table:table-cell office:value-type="float" office:value="0.0185912542550406" calcext:value-type="float">
            <text:p>0.0185912542550406</text:p>
          </table:table-cell>
          <table:table-cell office:value-type="float" office:value="9.16926770708283" calcext:value-type="float">
            <text:p>9.16926770708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075" calcext:value-type="float">
            <text:p>3075</text:p>
          </table:table-cell>
          <table:table-cell office:value-type="float" office:value="833" calcext:value-type="float">
            <text:p>8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68cbb15d-1389-31ff-9893-50bd9a2732cc</text:p>
          </table:table-cell>
          <table:table-cell office:value-type="float" office:value="0.00409638373430701" calcext:value-type="float">
            <text:p>0.00409638373430701</text:p>
          </table:table-cell>
          <table:table-cell office:value-type="float" office:value="0.00645225829040164" calcext:value-type="float">
            <text:p>0.00645225829040164</text:p>
          </table:table-cell>
          <table:table-cell office:value-type="float" office:value="19.5244140625" calcext:value-type="float">
            <text:p>19.5244140625</text:p>
          </table:table-cell>
          <table:table-cell office:value-type="float" office:value="4914" calcext:value-type="float">
            <text:p>4914</text:p>
          </table:table-cell>
          <table:table-cell office:value-type="string" calcext:value-type="string">
            <text:p>default</text:p>
          </table:table-cell>
          <table:table-cell office:value-type="float" office:value="1090" calcext:value-type="float">
            <text:p>1090</text:p>
          </table:table-cell>
          <table:table-cell office:value-type="float" office:value="1024" calcext:value-type="float">
            <text:p>10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9b24d9c6-42d4-300f-9fcf-3d1f42baa49a</text:p>
          </table:table-cell>
          <table:table-cell office:value-type="float" office:value="0.0000898348176675894" calcext:value-type="float">
            <text:p>8.98348176675894E-05</text:p>
          </table:table-cell>
          <table:table-cell office:value-type="float" office:value="0.00308400529546275" calcext:value-type="float">
            <text:p>0.00308400529546275</text:p>
          </table:table-cell>
          <table:table-cell office:value-type="float" office:value="14.8773500447628" calcext:value-type="float">
            <text:p>14.877350044762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default</text:p>
          </table:table-cell>
          <table:table-cell office:value-type="float" office:value="4799" calcext:value-type="float">
            <text:p>4799</text:p>
          </table:table-cell>
          <table:table-cell office:value-type="float" office:value="4468" calcext:value-type="float">
            <text:p>446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b50a726-f316-36f9-8bf0-84522255a4d9</text:p>
          </table:table-cell>
          <table:table-cell office:value-type="float" office:value="0.00105490880682092" calcext:value-type="float">
            <text:p>0.00105490880682092</text:p>
          </table:table-cell>
          <table:table-cell office:value-type="float" office:value="0.0024691119877316" calcext:value-type="float">
            <text:p>0.0024691119877316</text:p>
          </table:table-cell>
          <table:table-cell office:value-type="float" office:value="30.0611771527979" calcext:value-type="float">
            <text:p>30.0611771527979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default</text:p>
          </table:table-cell>
          <table:table-cell office:value-type="float" office:value="3968" calcext:value-type="float">
            <text:p>3968</text:p>
          </table:table-cell>
          <table:table-cell office:value-type="float" office:value="3449" calcext:value-type="float">
            <text:p>34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887b93c-2a64-313a-a733-c199b7145e1f</text:p>
          </table:table-cell>
          <table:table-cell office:value-type="float" office:value="0.0040793968174623" calcext:value-type="float">
            <text:p>0.0040793968174623</text:p>
          </table:table-cell>
          <table:table-cell office:value-type="float" office:value="0.00591518786969924" calcext:value-type="float">
            <text:p>0.00591518786969924</text:p>
          </table:table-cell>
          <table:table-cell office:value-type="float" office:value="20.4829351535836" calcext:value-type="float">
            <text:p>20.4829351535836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default</text:p>
          </table:table-cell>
          <table:table-cell office:value-type="float" office:value="1249" calcext:value-type="float">
            <text:p>1249</text:p>
          </table:table-cell>
          <table:table-cell office:value-type="float" office:value="1172" calcext:value-type="float">
            <text:p>11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e9aa577e-39c0-3724-a91e-0e3d73661bd4</text:p>
          </table:table-cell>
          <table:table-cell office:value-type="float" office:value="0.00473899371069182" calcext:value-type="float">
            <text:p>0.00473899371069182</text:p>
          </table:table-cell>
          <table:table-cell office:value-type="float" office:value="0.00528301886792453" calcext:value-type="float">
            <text:p>0.00528301886792453</text:p>
          </table:table-cell>
          <table:table-cell office:value-type="float" office:value="18.4027777777778" calcext:value-type="float">
            <text:p>18.4027777777778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default</text:p>
          </table:table-cell>
          <table:table-cell office:value-type="float" office:value="915" calcext:value-type="float">
            <text:p>915</text:p>
          </table:table-cell>
          <table:table-cell office:value-type="float" office:value="864" calcext:value-type="float">
            <text:p>8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8913a5-f024-3469-ba84-9e5901511c58</text:p>
          </table:table-cell>
          <table:table-cell office:value-type="float" office:value="0.00000505742282162048" calcext:value-type="float">
            <text:p>5.05742282162048E-06</text:p>
          </table:table-cell>
          <table:table-cell office:value-type="float" office:value="0.0133810978822042" calcext:value-type="float">
            <text:p>0.0133810978822042</text:p>
          </table:table-cell>
          <table:table-cell office:value-type="float" office:value="8.5197486535009" calcext:value-type="float">
            <text:p>8.5197486535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589" calcext:value-type="float">
            <text:p>3589</text:p>
          </table:table-cell>
          <table:table-cell office:value-type="float" office:value="1114" calcext:value-type="float">
            <text:p>1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f206089-cef3-3975-a2be-b1c0061e0d54</text:p>
          </table:table-cell>
          <table:table-cell office:value-type="float" office:value="0.00292676466693153" calcext:value-type="float">
            <text:p>0.00292676466693153</text:p>
          </table:table-cell>
          <table:table-cell office:value-type="float" office:value="0.0233081711031651" calcext:value-type="float">
            <text:p>0.0233081711031651</text:p>
          </table:table-cell>
          <table:table-cell office:value-type="float" office:value="45.2155688622755" calcext:value-type="float">
            <text:p>45.215568862275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default</text:p>
          </table:table-cell>
          <table:table-cell office:value-type="float" office:value="202" calcext:value-type="float">
            <text:p>202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6edb227-731e-3e81-a565-34c7bc2c3626</text:p>
          </table:table-cell>
          <table:table-cell office:value-type="float" office:value="0.00101681946953981" calcext:value-type="float">
            <text:p>0.00101681946953981</text:p>
          </table:table-cell>
          <table:table-cell office:value-type="float" office:value="0.00771821811773629" calcext:value-type="float">
            <text:p>0.00771821811773629</text:p>
          </table:table-cell>
          <table:table-cell office:value-type="float" office:value="67.8199697428139" calcext:value-type="float">
            <text:p>67.8199697428139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default</text:p>
          </table:table-cell>
          <table:table-cell office:value-type="float" office:value="738" calcext:value-type="float">
            <text:p>738</text:p>
          </table:table-cell>
          <table:table-cell office:value-type="float" office:value="661" calcext:value-type="float">
            <text:p>66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1c01ca8-b9f9-3f75-9512-b86180ea8fe4</text:p>
          </table:table-cell>
          <table:table-cell office:value-type="float" office:value="0.00197763767847209" calcext:value-type="float">
            <text:p>0.00197763767847209</text:p>
          </table:table-cell>
          <table:table-cell office:value-type="float" office:value="0.0109030224364917" calcext:value-type="float">
            <text:p>0.0109030224364917</text:p>
          </table:table-cell>
          <table:table-cell office:value-type="float" office:value="76.8233618233618" calcext:value-type="float">
            <text:p>76.8233618233618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default</text:p>
          </table:table-cell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5baf467-9185-3549-8482-27b8037ec0e4</text:p>
          </table:table-cell>
          <table:table-cell office:value-type="float" office:value="0.00705597913322632" calcext:value-type="float">
            <text:p>0.00705597913322632</text:p>
          </table:table-cell>
          <table:table-cell office:value-type="float" office:value="0.0158507223113965" calcext:value-type="float">
            <text:p>0.0158507223113965</text:p>
          </table:table-cell>
          <table:table-cell office:value-type="float" office:value="23.1813953488372" calcext:value-type="float">
            <text:p>23.1813953488372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default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2bddf4d-0fa4-37a5-a9a8-d6fdd24b063b</text:p>
          </table:table-cell>
          <table:table-cell office:value-type="float" office:value="0.0424436687530092" calcext:value-type="float">
            <text:p>0.0424436687530092</text:p>
          </table:table-cell>
          <table:table-cell office:value-type="float" office:value="0.0115551275878671" calcext:value-type="float">
            <text:p>0.0115551275878671</text:p>
          </table:table-cell>
          <table:table-cell office:value-type="float" office:value="39.5619047619048" calcext:value-type="float">
            <text:p>39.5619047619048</text:p>
          </table:table-cell>
          <table:table-cell office:value-type="float" office:value="10579" calcext:value-type="float">
            <text:p>10579</text:p>
          </table:table-cell>
          <table:table-cell office:value-type="string" calcext:value-type="string">
            <text:p>default</text:p>
          </table:table-cell>
          <table:table-cell office:value-type="float" office:value="174" calcext:value-type="float">
            <text:p>174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a2a397c-4db2-3a1c-9d22-2a48ca25830b</text:p>
          </table:table-cell>
          <table:table-cell office:value-type="float" office:value="0.0000089337735482618" calcext:value-type="float">
            <text:p>8.9337735482618E-06</text:p>
          </table:table-cell>
          <table:table-cell office:value-type="float" office:value="0.0132064478539522" calcext:value-type="float">
            <text:p>0.0132064478539522</text:p>
          </table:table-cell>
          <table:table-cell office:value-type="float" office:value="11.467706013363" calcext:value-type="float">
            <text:p>11.467706013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378" calcext:value-type="float">
            <text:p>2378</text:p>
          </table:table-cell>
          <table:table-cell office:value-type="float" office:value="449" calcext:value-type="float">
            <text:p>4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1575fb30-b78f-3fa9-be7c-8a2ac3b4ab84</text:p>
          </table:table-cell>
          <table:table-cell office:value-type="float" office:value="0.0146340775558167" calcext:value-type="float">
            <text:p>0.0146340775558167</text:p>
          </table:table-cell>
          <table:table-cell office:value-type="float" office:value="0.0131609870740306" calcext:value-type="float">
            <text:p>0.0131609870740306</text:p>
          </table:table-cell>
          <table:table-cell office:value-type="float" office:value="18.8274336283186" calcext:value-type="float">
            <text:p>18.8274336283186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default</text:p>
          </table:table-cell>
          <table:table-cell office:value-type="float" office:value="272" calcext:value-type="float">
            <text:p>272</text:p>
          </table:table-cell>
          <table:table-cell office:value-type="float" office:value="226" calcext:value-type="float">
            <text:p>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1ea59674-fd1c-3bfc-980c-d652094b90db</text:p>
          </table:table-cell>
          <table:table-cell office:value-type="float" office:value="0.00484976152623211" calcext:value-type="float">
            <text:p>0.00484976152623211</text:p>
          </table:table-cell>
          <table:table-cell office:value-type="float" office:value="0.100953895071542" calcext:value-type="float">
            <text:p>0.100953895071542</text:p>
          </table:table-cell>
          <table:table-cell office:value-type="float" office:value="11.8679245283019" calcext:value-type="float">
            <text:p>11.867924528301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46b1db94-d101-3e3d-9b45-f31085f40e12</text:p>
          </table:table-cell>
          <table:table-cell office:value-type="float" office:value="0.00307247718555747" calcext:value-type="float">
            <text:p>0.00307247718555747</text:p>
          </table:table-cell>
          <table:table-cell office:value-type="float" office:value="0.0292289379711678" calcext:value-type="float">
            <text:p>0.0292289379711678</text:p>
          </table:table-cell>
          <table:table-cell office:value-type="float" office:value="72.0095238095238" calcext:value-type="float">
            <text:p>72.0095238095238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default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7a267308-debe-3f50-acdc-2e542c00d8ea</text:p>
          </table:table-cell>
          <table:table-cell office:value-type="float" office:value="0.00000452535225753368" calcext:value-type="float">
            <text:p>4.52535225753368E-06</text:p>
          </table:table-cell>
          <table:table-cell office:value-type="float" office:value="0.0149130926668724" calcext:value-type="float">
            <text:p>0.0149130926668724</text:p>
          </table:table-cell>
          <table:table-cell office:value-type="float" office:value="10.8153503893215" calcext:value-type="float">
            <text:p>10.8153503893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4278" calcext:value-type="float">
            <text:p>4278</text:p>
          </table:table-cell>
          <table:table-cell office:value-type="float" office:value="899" calcext:value-type="float">
            <text:p>89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d9d846e3-b048-3388-80c8-a361c3bf6b9f</text:p>
          </table:table-cell>
          <table:table-cell office:value-type="float" office:value="0.00000947521865889213" calcext:value-type="float">
            <text:p>9.47521865889213E-06</text:p>
          </table:table-cell>
          <table:table-cell office:value-type="float" office:value="0.0178571428571429" calcext:value-type="float">
            <text:p>0.0178571428571429</text:p>
          </table:table-cell>
          <table:table-cell office:value-type="float" office:value="8.82315112540193" calcext:value-type="float">
            <text:p>8.82315112540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947" calcext:value-type="float">
            <text:p>1947</text:p>
          </table:table-cell>
          <table:table-cell office:value-type="float" office:value="622" calcext:value-type="float">
            <text:p>6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4839ee8-328f-35e3-a73c-989311fd2592</text:p>
          </table:table-cell>
          <table:table-cell office:value-type="float" office:value="0.0000135898977751052" calcext:value-type="float">
            <text:p>1.35898977751052E-05</text:p>
          </table:table-cell>
          <table:table-cell office:value-type="float" office:value="0.0102224894768491" calcext:value-type="float">
            <text:p>0.0102224894768491</text:p>
          </table:table-cell>
          <table:table-cell office:value-type="float" office:value="46.9774011299435" calcext:value-type="float">
            <text:p>46.9774011299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3529e969-120c-3b36-b2d7-40f322ddbeed</text:p>
          </table:table-cell>
          <table:table-cell office:value-type="float" office:value="0.000325812451057165" calcext:value-type="float">
            <text:p>0.000325812451057165</text:p>
          </table:table-cell>
          <table:table-cell office:value-type="float" office:value="0.0146828504306969" calcext:value-type="float">
            <text:p>0.0146828504306969</text:p>
          </table:table-cell>
          <table:table-cell office:value-type="float" office:value="29.1885714285714" calcext:value-type="float">
            <text:p>29.18857142857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ault</text:p>
          </table:table-cell>
          <table:table-cell office:value-type="float" office:value="393" calcext:value-type="float">
            <text:p>393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a561c9e-16d3-3838-8a66-3e4b5c83f52d</text:p>
          </table:table-cell>
          <table:table-cell office:value-type="float" office:value="0.0039511881233626" calcext:value-type="float">
            <text:p>0.0039511881233626</text:p>
          </table:table-cell>
          <table:table-cell office:value-type="float" office:value="0.00606701291538356" calcext:value-type="float">
            <text:p>0.00606701291538356</text:p>
          </table:table-cell>
          <table:table-cell office:value-type="float" office:value="19.7611262488647" calcext:value-type="float">
            <text:p>19.7611262488647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default</text:p>
          </table:table-cell>
          <table:table-cell office:value-type="float" office:value="1170" calcext:value-type="float">
            <text:p>1170</text:p>
          </table:table-cell>
          <table:table-cell office:value-type="float" office:value="1101" calcext:value-type="float">
            <text:p>11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917f0b67-ab7a-3dcc-be61-cf1b97f138fc</text:p>
          </table:table-cell>
          <table:table-cell office:value-type="float" office:value="0.00649461066716224" calcext:value-type="float">
            <text:p>0.00649461066716224</text:p>
          </table:table-cell>
          <table:table-cell office:value-type="float" office:value="0.00873443597844267" calcext:value-type="float">
            <text:p>0.00873443597844267</text:p>
          </table:table-cell>
          <table:table-cell office:value-type="float" office:value="17.1642743221691" calcext:value-type="float">
            <text:p>17.1642743221691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default</text:p>
          </table:table-cell>
          <table:table-cell office:value-type="float" office:value="655" calcext:value-type="float">
            <text:p>655</text:p>
          </table:table-cell>
          <table:table-cell office:value-type="float" office:value="627" calcext:value-type="float">
            <text:p>6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9733a4ae-6892-33dc-a4c4-372b91290374</text:p>
          </table:table-cell>
          <table:table-cell office:value-type="float" office:value="0.00676591190717585" calcext:value-type="float">
            <text:p>0.00676591190717585</text:p>
          </table:table-cell>
          <table:table-cell office:value-type="float" office:value="0.0262476061732567" calcext:value-type="float">
            <text:p>0.0262476061732567</text:p>
          </table:table-cell>
          <table:table-cell office:value-type="float" office:value="71.016" calcext:value-type="float">
            <text:p>71.016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default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d2b630be-d5a5-3a96-bdd1-3798f6c7c892</text:p>
          </table:table-cell>
          <table:table-cell office:value-type="float" office:value="0.00000501567398119122" calcext:value-type="float">
            <text:p>5.01567398119122E-06</text:p>
          </table:table-cell>
          <table:table-cell office:value-type="float" office:value="0.0138975966562173" calcext:value-type="float">
            <text:p>0.0138975966562173</text:p>
          </table:table-cell>
          <table:table-cell office:value-type="float" office:value="9.90683229813665" calcext:value-type="float">
            <text:p>9.90683229813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409" calcext:value-type="float">
            <text:p>3409</text:p>
          </table:table-cell>
          <table:table-cell office:value-type="float" office:value="966" calcext:value-type="float">
            <text:p>96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1097380b-863e-3922-bbca-464e747ba981</text:p>
          </table:table-cell>
          <table:table-cell office:value-type="float" office:value="0.0454033707865169" calcext:value-type="float">
            <text:p>0.0454033707865169</text:p>
          </table:table-cell>
          <table:table-cell office:value-type="float" office:value="0.0152808988764045" calcext:value-type="float">
            <text:p>0.0152808988764045</text:p>
          </table:table-cell>
          <table:table-cell office:value-type="float" office:value="43.2038834951456" calcext:value-type="float">
            <text:p>43.2038834951456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default</text:p>
          </table:table-cell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1a7f669e-7130-303e-8c0b-193e94404bb9</text:p>
          </table:table-cell>
          <table:table-cell office:value-type="float" office:value="0.000153548743441038" calcext:value-type="float">
            <text:p>0.000153548743441038</text:p>
          </table:table-cell>
          <table:table-cell office:value-type="float" office:value="0.00806407069870202" calcext:value-type="float">
            <text:p>0.00806407069870202</text:p>
          </table:table-cell>
          <table:table-cell office:value-type="float" office:value="15.1633165829146" calcext:value-type="float">
            <text:p>15.163316582914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ault</text:p>
          </table:table-cell>
          <table:table-cell office:value-type="float" office:value="1321" calcext:value-type="float">
            <text:p>1321</text:p>
          </table:table-cell>
          <table:table-cell office:value-type="float" office:value="1194" calcext:value-type="float">
            <text:p>119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69be235a-2888-3d7a-a926-bca7eba0e2d8</text:p>
          </table:table-cell>
          <table:table-cell office:value-type="float" office:value="0.0000116973618715779" calcext:value-type="float">
            <text:p>1.16973618715779E-05</text:p>
          </table:table-cell>
          <table:table-cell office:value-type="float" office:value="0.00746640119462419" calcext:value-type="float">
            <text:p>0.00746640119462419</text:p>
          </table:table-cell>
          <table:table-cell office:value-type="float" office:value="14.9368029739777" calcext:value-type="float">
            <text:p>14.9368029739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ce9f977-a63e-30a8-99e8-64238555d499</text:p>
          </table:table-cell>
          <table:table-cell office:value-type="float" office:value="0.0303740232935279" calcext:value-type="float">
            <text:p>0.0303740232935279</text:p>
          </table:table-cell>
          <table:table-cell office:value-type="float" office:value="0.0122364735367831" calcext:value-type="float">
            <text:p>0.0122364735367831</text:p>
          </table:table-cell>
          <table:table-cell office:value-type="float" office:value="42.39375" calcext:value-type="float">
            <text:p>42.39375</text:p>
          </table:table-cell>
          <table:table-cell office:value-type="float" office:value="12362" calcext:value-type="float">
            <text:p>12362</text:p>
          </table:table-cell>
          <table:table-cell office:value-type="string" calcext:value-type="string">
            <text:p>default</text:p>
          </table:table-cell>
          <table:table-cell office:value-type="float" office:value="252" calcext:value-type="float">
            <text:p>25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4b2c5f5-d38c-32d0-891f-d476aa53b218</text:p>
          </table:table-cell>
          <table:table-cell office:value-type="float" office:value="0.000528896672504378" calcext:value-type="float">
            <text:p>0.000528896672504378</text:p>
          </table:table-cell>
          <table:table-cell office:value-type="float" office:value="0.0294220665499124" calcext:value-type="float">
            <text:p>0.0294220665499124</text:p>
          </table:table-cell>
          <table:table-cell office:value-type="float" office:value="10.5740740740741" calcext:value-type="float">
            <text:p>10.57407407407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415" calcext:value-type="float">
            <text:p>415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e2f9de98-0509-32d6-b995-2268d0bbd354</text:p>
          </table:table-cell>
          <table:table-cell office:value-type="float" office:value="0.0110985548935004" calcext:value-type="float">
            <text:p>0.0110985548935004</text:p>
          </table:table-cell>
          <table:table-cell office:value-type="float" office:value="0.0197246763920279" calcext:value-type="float">
            <text:p>0.0197246763920279</text:p>
          </table:table-cell>
          <table:table-cell office:value-type="float" office:value="97.34" calcext:value-type="float">
            <text:p>97.34</text:p>
          </table:table-cell>
          <table:table-cell office:value-type="float" office:value="9723" calcext:value-type="float">
            <text:p>9723</text:p>
          </table:table-cell>
          <table:table-cell office:value-type="string" calcext:value-type="string">
            <text:p>default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8f705d3-1fc7-3f51-8eb7-5abedb3bd091</text:p>
          </table:table-cell>
          <table:table-cell office:value-type="float" office:value="0.00252067258097792" calcext:value-type="float">
            <text:p>0.00252067258097792</text:p>
          </table:table-cell>
          <table:table-cell office:value-type="float" office:value="0.00418815762327213" calcext:value-type="float">
            <text:p>0.00418815762327213</text:p>
          </table:table-cell>
          <table:table-cell office:value-type="float" office:value="30.5226700251889" calcext:value-type="float">
            <text:p>30.5226700251889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default</text:p>
          </table:table-cell>
          <table:table-cell office:value-type="float" office:value="1822" calcext:value-type="float">
            <text:p>1822</text:p>
          </table:table-cell>
          <table:table-cell office:value-type="float" office:value="1588" calcext:value-type="float">
            <text:p>158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9e8d1d4-8d4b-3719-af03-326c06029c3f</text:p>
          </table:table-cell>
          <table:table-cell office:value-type="float" office:value="0.0067427413026419" calcext:value-type="float">
            <text:p>0.0067427413026419</text:p>
          </table:table-cell>
          <table:table-cell office:value-type="float" office:value="0.0182448339000785" calcext:value-type="float">
            <text:p>0.0182448339000785</text:p>
          </table:table-cell>
          <table:table-cell office:value-type="float" office:value="96.7848101265823" calcext:value-type="float">
            <text:p>96.7848101265823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default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ffc1c20-9872-3e32-abc7-755e0060ff68</text:p>
          </table:table-cell>
          <table:table-cell office:value-type="float" office:value="0.00128209069946195" calcext:value-type="float">
            <text:p>0.00128209069946195</text:p>
          </table:table-cell>
          <table:table-cell office:value-type="float" office:value="0.0207532667179093" calcext:value-type="float">
            <text:p>0.0207532667179093</text:p>
          </table:table-cell>
          <table:table-cell office:value-type="float" office:value="6.92021276595745" calcext:value-type="float">
            <text:p>6.920212765957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7e05c20-0b6c-3e5f-8d38-49350c6a7a8e</text:p>
          </table:table-cell>
          <table:table-cell office:value-type="float" office:value="0.000978337236533958" calcext:value-type="float">
            <text:p>0.000978337236533958</text:p>
          </table:table-cell>
          <table:table-cell office:value-type="float" office:value="0.0257611241217799" calcext:value-type="float">
            <text:p>0.0257611241217799</text:p>
          </table:table-cell>
          <table:table-cell office:value-type="float" office:value="5.02352941176471" calcext:value-type="float">
            <text:p>5.023529411764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fault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7246d06-c161-37fa-a6a1-cdf4c71a9c5e</text:p>
          </table:table-cell>
          <table:table-cell office:value-type="float" office:value="0.00926968894771675" calcext:value-type="float">
            <text:p>0.00926968894771675</text:p>
          </table:table-cell>
          <table:table-cell office:value-type="float" office:value="0.0101919258769027" calcext:value-type="float">
            <text:p>0.0101919258769027</text:p>
          </table:table-cell>
          <table:table-cell office:value-type="float" office:value="18.4268292682927" calcext:value-type="float">
            <text:p>18.4268292682927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default</text:p>
          </table:table-cell>
          <table:table-cell office:value-type="float" office:value="437" calcext:value-type="float">
            <text:p>437</text:p>
          </table:table-cell>
          <table:table-cell office:value-type="float" office:value="410" calcext:value-type="float">
            <text:p>4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31e0a247-5272-3419-8f8c-5be63179e026</text:p>
          </table:table-cell>
          <table:table-cell office:value-type="float" office:value="0.000341460138357176" calcext:value-type="float">
            <text:p>0.000341460138357176</text:p>
          </table:table-cell>
          <table:table-cell office:value-type="float" office:value="0.00826113237960911" calcext:value-type="float">
            <text:p>0.00826113237960911</text:p>
          </table:table-cell>
          <table:table-cell office:value-type="float" office:value="48.3409090909091" calcext:value-type="float">
            <text:p>48.340909090909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efault</text:p>
          </table:table-cell>
          <table:table-cell office:value-type="float" office:value="638" calcext:value-type="float">
            <text:p>638</text:p>
          </table:table-cell>
          <table:table-cell office:value-type="float" office:value="308" calcext:value-type="float">
            <text:p>3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7eef7efc-0971-3715-aa33-45fd1107bb70</text:p>
          </table:table-cell>
          <table:table-cell office:value-type="float" office:value="0.00300490816972768" calcext:value-type="float">
            <text:p>0.00300490816972768</text:p>
          </table:table-cell>
          <table:table-cell office:value-type="float" office:value="0.0128773485328267" calcext:value-type="float">
            <text:p>0.0128773485328267</text:p>
          </table:table-cell>
          <table:table-cell office:value-type="float" office:value="63.16" calcext:value-type="float">
            <text:p>63.16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default</text:p>
          </table:table-cell>
          <table:table-cell office:value-type="float" office:value="323" calcext:value-type="float">
            <text:p>323</text:p>
          </table:table-cell>
          <table:table-cell office:value-type="float" office:value="300" calcext:value-type="float">
            <text:p>3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2e53ff9-faf0-34ca-9888-45cbab972e9a</text:p>
          </table:table-cell>
          <table:table-cell office:value-type="float" office:value="0.000123632655583709" calcext:value-type="float">
            <text:p>0.000123632655583709</text:p>
          </table:table-cell>
          <table:table-cell office:value-type="float" office:value="0.00414065879735492" calcext:value-type="float">
            <text:p>0.00414065879735492</text:p>
          </table:table-cell>
          <table:table-cell office:value-type="float" office:value="23.5531295487627" calcext:value-type="float">
            <text:p>23.55312954876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fault</text:p>
          </table:table-cell>
          <table:table-cell office:value-type="float" office:value="1043" calcext:value-type="float">
            <text:p>1043</text:p>
          </table:table-cell>
          <table:table-cell office:value-type="float" office:value="687" calcext:value-type="float">
            <text:p>68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a41ff52-1dce-3bea-937d-b8aaa6a5a754</text:p>
          </table:table-cell>
          <table:table-cell office:value-type="float" office:value="0.000106759461426492" calcext:value-type="float">
            <text:p>0.000106759461426492</text:p>
          </table:table-cell>
          <table:table-cell office:value-type="float" office:value="0.00550400291120815" calcext:value-type="float">
            <text:p>0.00550400291120815</text:p>
          </table:table-cell>
          <table:table-cell office:value-type="float" office:value="24.8406779661017" calcext:value-type="float">
            <text:p>24.84067796610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fault</text:p>
          </table:table-cell>
          <table:table-cell office:value-type="float" office:value="1257" calcext:value-type="float">
            <text:p>1257</text:p>
          </table:table-cell>
          <table:table-cell office:value-type="float" office:value="885" calcext:value-type="float">
            <text:p>88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1195763c-352f-3586-a937-2c4ea0e5546f</text:p>
          </table:table-cell>
          <table:table-cell office:value-type="float" office:value="0.000902298850574713" calcext:value-type="float">
            <text:p>0.000902298850574713</text:p>
          </table:table-cell>
          <table:table-cell office:value-type="float" office:value="0.024904214559387" calcext:value-type="float">
            <text:p>0.024904214559387</text:p>
          </table:table-cell>
          <table:table-cell office:value-type="float" office:value="5.22" calcext:value-type="float">
            <text:p>5.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fault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18419031-6c99-3347-9565-d7fba6a6b5e6</text:p>
          </table:table-cell>
          <table:table-cell office:value-type="float" office:value="0.000196659850034083" calcext:value-type="float">
            <text:p>0.000196659850034083</text:p>
          </table:table-cell>
          <table:table-cell office:value-type="float" office:value="0.0186321290615769" calcext:value-type="float">
            <text:p>0.0186321290615769</text:p>
          </table:table-cell>
          <table:table-cell office:value-type="float" office:value="9.32415254237288" calcext:value-type="float">
            <text:p>9.3241525423728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fault</text:p>
          </table:table-cell>
          <table:table-cell office:value-type="float" office:value="1179" calcext:value-type="float">
            <text:p>1179</text:p>
          </table:table-cell>
          <table:table-cell office:value-type="float" office:value="944" calcext:value-type="float">
            <text:p>94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5a192abe-adff-30ed-8644-74e257706692</text:p>
          </table:table-cell>
          <table:table-cell office:value-type="float" office:value="0.000884654568305595" calcext:value-type="float">
            <text:p>0.000884654568305595</text:p>
          </table:table-cell>
          <table:table-cell office:value-type="float" office:value="0.00252313668735956" calcext:value-type="float">
            <text:p>0.00252313668735956</text:p>
          </table:table-cell>
          <table:table-cell office:value-type="float" office:value="31.2583333333333" calcext:value-type="float">
            <text:p>31.2583333333333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default</text:p>
          </table:table-cell>
          <table:table-cell office:value-type="float" office:value="3999" calcext:value-type="float">
            <text:p>3999</text:p>
          </table:table-cell>
          <table:table-cell office:value-type="float" office:value="3360" calcext:value-type="float">
            <text:p>336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9199e4c0-e34e-3909-aa02-de45e5c81488</text:p>
          </table:table-cell>
          <table:table-cell office:value-type="float" office:value="0.000462082912032356" calcext:value-type="float">
            <text:p>0.000462082912032356</text:p>
          </table:table-cell>
          <table:table-cell office:value-type="float" office:value="0.0889787664307381" calcext:value-type="float">
            <text:p>0.0889787664307381</text:p>
          </table:table-cell>
          <table:table-cell office:value-type="float" office:value="5.26063829787234" calcext:value-type="float">
            <text:p>5.260638297872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9f99d501-fb44-30fa-bc6a-417c607193f7</text:p>
          </table:table-cell>
          <table:table-cell office:value-type="float" office:value="0.215098684210526" calcext:value-type="float">
            <text:p>0.215098684210526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default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5a37dc1-30de-3ade-b7d4-562dc965ccec</text:p>
          </table:table-cell>
          <table:table-cell office:value-type="float" office:value="0.00101784439685939" calcext:value-type="float">
            <text:p>0.00101784439685939</text:p>
          </table:table-cell>
          <table:table-cell office:value-type="float" office:value="0.0092790863668808" calcext:value-type="float">
            <text:p>0.0092790863668808</text:p>
          </table:table-cell>
          <table:table-cell office:value-type="float" office:value="14.3692307692308" calcext:value-type="float">
            <text:p>14.369230769230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5e8a697b-80d3-3f44-bf1f-e0321c615a60</text:p>
          </table:table-cell>
          <table:table-cell office:value-type="float" office:value="0.000104834605597964" calcext:value-type="float">
            <text:p>0.000104834605597964</text:p>
          </table:table-cell>
          <table:table-cell office:value-type="float" office:value="0.00407124681933842" calcext:value-type="float">
            <text:p>0.00407124681933842</text:p>
          </table:table-cell>
          <table:table-cell office:value-type="float" office:value="23.1176470588235" calcext:value-type="float">
            <text:p>23.11764705882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efault</text:p>
          </table:table-cell>
          <table:table-cell office:value-type="float" office:value="1264" calcext:value-type="float">
            <text:p>1264</text:p>
          </table:table-cell>
          <table:table-cell office:value-type="float" office:value="935" calcext:value-type="float">
            <text:p>9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63011e55-8791-365a-8c1d-793dde5622fd</text:p>
          </table:table-cell>
          <table:table-cell office:value-type="float" office:value="0.0104536445536446" calcext:value-type="float">
            <text:p>0.0104536445536446</text:p>
          </table:table-cell>
          <table:table-cell office:value-type="float" office:value="0.0140868140868141" calcext:value-type="float">
            <text:p>0.0140868140868141</text:p>
          </table:table-cell>
          <table:table-cell office:value-type="float" office:value="25.3319502074689" calcext:value-type="float">
            <text:p>25.3319502074689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default</text:p>
          </table:table-cell>
          <table:table-cell office:value-type="float" office:value="272" calcext:value-type="float">
            <text:p>272</text:p>
          </table:table-cell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72211ccf-b06e-35ae-90dc-833641d6732f</text:p>
          </table:table-cell>
          <table:table-cell office:value-type="float" office:value="0.00000912280701754386" calcext:value-type="float">
            <text:p>9.12280701754386E-06</text:p>
          </table:table-cell>
          <table:table-cell office:value-type="float" office:value="0.0168421052631579" calcext:value-type="float">
            <text:p>0.0168421052631579</text:p>
          </table:table-cell>
          <table:table-cell office:value-type="float" office:value="23.1707317073171" calcext:value-type="float">
            <text:p>23.1707317073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974" calcext:value-type="float">
            <text:p>1974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73968ad7-ef1b-31c6-8d6b-ba67185fb3ab</text:p>
          </table:table-cell>
          <table:table-cell office:value-type="float" office:value="0.0059564365947384" calcext:value-type="float">
            <text:p>0.0059564365947384</text:p>
          </table:table-cell>
          <table:table-cell office:value-type="float" office:value="0.0195093112621933" calcext:value-type="float">
            <text:p>0.0195093112621933</text:p>
          </table:table-cell>
          <table:table-cell office:value-type="float" office:value="96.6571428571429" calcext:value-type="float">
            <text:p>96.6571428571429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default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24f4092-a39b-3c5a-9849-d90078d6dc61</text:p>
          </table:table-cell>
          <table:table-cell office:value-type="float" office:value="0.00000524193548387097" calcext:value-type="float">
            <text:p>5.24193548387097E-06</text:p>
          </table:table-cell>
          <table:table-cell office:value-type="float" office:value="0.0181451612903226" calcext:value-type="float">
            <text:p>0.0181451612903226</text:p>
          </table:table-cell>
          <table:table-cell office:value-type="float" office:value="32.8476821192053" calcext:value-type="float">
            <text:p>32.8476821192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573" calcext:value-type="float">
            <text:p>3573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11c262a-05dd-3f4b-a034-5a5463c1d087</text:p>
          </table:table-cell>
          <table:table-cell office:value-type="float" office:value="0.0000932355424229633" calcext:value-type="float">
            <text:p>9.32355424229633E-05</text:p>
          </table:table-cell>
          <table:table-cell office:value-type="float" office:value="0.00812579147319544" calcext:value-type="float">
            <text:p>0.00812579147319544</text:p>
          </table:table-cell>
          <table:table-cell office:value-type="float" office:value="35.7584905660377" calcext:value-type="float">
            <text:p>35.75849056603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ault</text:p>
          </table:table-cell>
          <table:table-cell office:value-type="float" office:value="483" calcext:value-type="float">
            <text:p>483</text:p>
          </table:table-cell>
          <table:table-cell office:value-type="float" office:value="265" calcext:value-type="float">
            <text:p>26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33012b7-a060-36a5-b562-c5203cd73142</text:p>
          </table:table-cell>
          <table:table-cell office:value-type="float" office:value="0.00139154539154539" calcext:value-type="float">
            <text:p>0.00139154539154539</text:p>
          </table:table-cell>
          <table:table-cell office:value-type="float" office:value="0.0471240471240471" calcext:value-type="float">
            <text:p>0.0471240471240471</text:p>
          </table:table-cell>
          <table:table-cell office:value-type="float" office:value="9.30967741935484" calcext:value-type="float">
            <text:p>9.3096774193548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fault</text:p>
          </table:table-cell>
          <table:table-cell office:value-type="float" office:value="199" calcext:value-type="float">
            <text:p>199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5363b4d-da06-38b6-b1ae-5851d059c8fa</text:p>
          </table:table-cell>
          <table:table-cell office:value-type="float" office:value="0.00129376657824934" calcext:value-type="float">
            <text:p>0.00129376657824934</text:p>
          </table:table-cell>
          <table:table-cell office:value-type="float" office:value="0.0271883289124668" calcext:value-type="float">
            <text:p>0.0271883289124668</text:p>
          </table:table-cell>
          <table:table-cell office:value-type="float" office:value="6.52813852813853" calcext:value-type="float">
            <text:p>6.5281385281385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fault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89f86952-0f34-3337-8464-b5b40a82a736</text:p>
          </table:table-cell>
          <table:table-cell office:value-type="float" office:value="0.000880408653846154" calcext:value-type="float">
            <text:p>0.000880408653846154</text:p>
          </table:table-cell>
          <table:table-cell office:value-type="float" office:value="0.00691105769230769" calcext:value-type="float">
            <text:p>0.00691105769230769</text:p>
          </table:table-cell>
          <table:table-cell office:value-type="float" office:value="16.3137254901961" calcext:value-type="float">
            <text:p>16.313725490196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efault</text:p>
          </table:table-cell>
          <table:table-cell office:value-type="float" office:value="261" calcext:value-type="float">
            <text:p>261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8dfd3e49-24f3-3518-99cf-f0dc0ce72604</text:p>
          </table:table-cell>
          <table:table-cell office:value-type="float" office:value="0.0266524363949978" calcext:value-type="float">
            <text:p>0.0266524363949978</text:p>
          </table:table-cell>
          <table:table-cell office:value-type="float" office:value="0.0228546787408366" calcext:value-type="float">
            <text:p>0.0228546787408366</text:p>
          </table:table-cell>
          <table:table-cell office:value-type="float" office:value="18.4047619047619" calcext:value-type="float">
            <text:p>18.4047619047619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9b0f780d-de73-38f0-8c36-f882a3008e99</text:p>
          </table:table-cell>
          <table:table-cell office:value-type="float" office:value="0.000141551301583096" calcext:value-type="float">
            <text:p>0.000141551301583096</text:p>
          </table:table-cell>
          <table:table-cell office:value-type="float" office:value="0.00198714976485394" calcext:value-type="float">
            <text:p>0.00198714976485394</text:p>
          </table:table-cell>
          <table:table-cell office:value-type="float" office:value="20.909972299169" calcext:value-type="float">
            <text:p>20.9099722991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fault</text:p>
          </table:table-cell>
          <table:table-cell office:value-type="float" office:value="1135" calcext:value-type="float">
            <text:p>1135</text:p>
          </table:table-cell>
          <table:table-cell office:value-type="float" office:value="722" calcext:value-type="float">
            <text:p>7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82e23d2-aeed-3ecc-ab36-250c928cef2e</text:p>
          </table:table-cell>
          <table:table-cell office:value-type="float" office:value="0.0000113521695257316" calcext:value-type="float">
            <text:p>1.13521695257316E-05</text:p>
          </table:table-cell>
          <table:table-cell office:value-type="float" office:value="0.0127396569122099" calcext:value-type="float">
            <text:p>0.0127396569122099</text:p>
          </table:table-cell>
          <table:table-cell office:value-type="float" office:value="46.3625730994152" calcext:value-type="float">
            <text:p>46.3625730994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office:value-type="float" office:value="348" calcext:value-type="float">
            <text:p>348</text:p>
          </table:table-cell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8b3a76e-2948-3252-b85e-fa99951ba0da</text:p>
          </table:table-cell>
          <table:table-cell office:value-type="float" office:value="0.000787360656479568" calcext:value-type="float">
            <text:p>0.000787360656479568</text:p>
          </table:table-cell>
          <table:table-cell office:value-type="float" office:value="0.00198361817989833" calcext:value-type="float">
            <text:p>0.00198361817989833</text:p>
          </table:table-cell>
          <table:table-cell office:value-type="float" office:value="30.5005751092708" calcext:value-type="float">
            <text:p>30.5005751092708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default</text:p>
          </table:table-cell>
          <table:table-cell office:value-type="float" office:value="5106" calcext:value-type="float">
            <text:p>5106</text:p>
          </table:table-cell>
          <table:table-cell office:value-type="float" office:value="4347" calcext:value-type="float">
            <text:p>434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acef7d5-2757-3271-9c73-3b87275f1240</text:p>
          </table:table-cell>
          <table:table-cell office:value-type="float" office:value="0.000290452902402722" calcext:value-type="float">
            <text:p>0.000290452902402722</text:p>
          </table:table-cell>
          <table:table-cell office:value-type="float" office:value="0.00733574314267489" calcext:value-type="float">
            <text:p>0.00733574314267489</text:p>
          </table:table-cell>
          <table:table-cell office:value-type="float" office:value="17.3863216266174" calcext:value-type="float">
            <text:p>17.38632162661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fault</text:p>
          </table:table-cell>
          <table:table-cell office:value-type="float" office:value="604" calcext:value-type="float">
            <text:p>604</text:p>
          </table:table-cell>
          <table:table-cell office:value-type="float" office:value="541" calcext:value-type="float">
            <text:p>54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5ad6b0e-9a79-3f7e-975f-8b2d04400865</text:p>
          </table:table-cell>
          <table:table-cell office:value-type="float" office:value="0.000148707681106662" calcext:value-type="float">
            <text:p>0.000148707681106662</text:p>
          </table:table-cell>
          <table:table-cell office:value-type="float" office:value="0.0176556243174372" calcext:value-type="float">
            <text:p>0.0176556243174372</text:p>
          </table:table-cell>
          <table:table-cell office:value-type="float" office:value="9.72389380530973" calcext:value-type="float">
            <text:p>9.7238938053097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1420" calcext:value-type="float">
            <text:p>1420</text:p>
          </table:table-cell>
          <table:table-cell office:value-type="float" office:value="1130" calcext:value-type="float">
            <text:p>113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ad66625-f467-3ac1-ae34-69bc3470b8e0</text:p>
          </table:table-cell>
          <table:table-cell office:value-type="float" office:value="0.000690915805022157" calcext:value-type="float">
            <text:p>0.000690915805022157</text:p>
          </table:table-cell>
          <table:table-cell office:value-type="float" office:value="0.0206794682422452" calcext:value-type="float">
            <text:p>0.0206794682422452</text:p>
          </table:table-cell>
          <table:table-cell office:value-type="float" office:value="6.0990990990991" calcext:value-type="float">
            <text:p>6.09909909909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fault</text:p>
          </table:table-cell>
          <table:table-cell office:value-type="float" office:value="252" calcext:value-type="float">
            <text:p>252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440a230-b508-3799-96d2-95d85daf507e</text:p>
          </table:table-cell>
          <table:table-cell office:value-type="float" office:value="0.00000895638629283489" calcext:value-type="float">
            <text:p>8.95638629283489E-06</text:p>
          </table:table-cell>
          <table:table-cell office:value-type="float" office:value="0.0229750778816199" calcext:value-type="float">
            <text:p>0.0229750778816199</text:p>
          </table:table-cell>
          <table:table-cell office:value-type="float" office:value="24.6923076923077" calcext:value-type="float">
            <text:p>24.6923076923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807" calcext:value-type="float">
            <text:p>1807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85355541-6b5d-31a0-8458-2b1f2aed829a</text:p>
          </table:table-cell>
          <table:table-cell office:value-type="float" office:value="0.0071045425933697" calcext:value-type="float">
            <text:p>0.0071045425933697</text:p>
          </table:table-cell>
          <table:table-cell office:value-type="float" office:value="0.0105958875367184" calcext:value-type="float">
            <text:p>0.0105958875367184</text:p>
          </table:table-cell>
          <table:table-cell office:value-type="float" office:value="39.3884297520661" calcext:value-type="float">
            <text:p>39.3884297520661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default</text:p>
          </table:table-cell>
          <table:table-cell office:value-type="float" office:value="442" calcext:value-type="float">
            <text:p>442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90c5c79b-4046-3e83-bfee-9b55cf24f4ec</text:p>
          </table:table-cell>
          <table:table-cell office:value-type="float" office:value="0.00000576973511670601" calcext:value-type="float">
            <text:p>5.76973511670601E-06</text:p>
          </table:table-cell>
          <table:table-cell office:value-type="float" office:value="0.019669551534225" calcext:value-type="float">
            <text:p>0.019669551534225</text:p>
          </table:table-cell>
          <table:table-cell office:value-type="float" office:value="37.3823529411765" calcext:value-type="float">
            <text:p>37.3823529411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634" calcext:value-type="float">
            <text:p>2634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ce7a07d-49b2-33d0-b90d-a3ef1860f6d3</text:p>
          </table:table-cell>
          <table:table-cell office:value-type="float" office:value="0.0000104450499545867" calcext:value-type="float">
            <text:p>1.04450499545867E-05</text:p>
          </table:table-cell>
          <table:table-cell office:value-type="float" office:value="0.0149863760217984" calcext:value-type="float">
            <text:p>0.0149863760217984</text:p>
          </table:table-cell>
          <table:table-cell office:value-type="float" office:value="12.728323699422" calcext:value-type="float">
            <text:p>12.728323699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138" calcext:value-type="float">
            <text:p>2138</text:p>
          </table:table-cell>
          <table:table-cell office:value-type="float" office:value="346" calcext:value-type="float">
            <text:p>34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a7e6237-2e1c-3345-a643-5e4ddefc8840</text:p>
          </table:table-cell>
          <table:table-cell office:value-type="float" office:value="0.00362299895803732" calcext:value-type="float">
            <text:p>0.00362299895803732</text:p>
          </table:table-cell>
          <table:table-cell office:value-type="float" office:value="0.00421521265511035" calcext:value-type="float">
            <text:p>0.00421521265511035</text:p>
          </table:table-cell>
          <table:table-cell office:value-type="float" office:value="19.0216216216216" calcext:value-type="float">
            <text:p>19.0216216216216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default</text:p>
          </table:table-cell>
          <table:table-cell office:value-type="float" office:value="1183" calcext:value-type="float">
            <text:p>1183</text:p>
          </table:table-cell>
          <table:table-cell office:value-type="float" office:value="1110" calcext:value-type="float">
            <text:p>11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3772f247-29b6-3107-88fb-6965cc951ccc</text:p>
          </table:table-cell>
          <table:table-cell office:value-type="float" office:value="0.0223529411764706" calcext:value-type="float">
            <text:p>0.0223529411764706</text:p>
          </table:table-cell>
          <table:table-cell office:value-type="float" office:value="0.0125807548452907" calcext:value-type="float">
            <text:p>0.0125807548452907</text:p>
          </table:table-cell>
          <table:table-cell office:value-type="float" office:value="16.0710382513661" calcext:value-type="float">
            <text:p>16.0710382513661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default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7ed108dc-08bd-3ae2-9531-71347531cd7b</text:p>
          </table:table-cell>
          <table:table-cell office:value-type="float" office:value="0.000654731457800512" calcext:value-type="float">
            <text:p>0.000654731457800512</text:p>
          </table:table-cell>
          <table:table-cell office:value-type="float" office:value="0.10997442455243" calcext:value-type="float">
            <text:p>0.10997442455243</text:p>
          </table:table-cell>
          <table:table-cell office:value-type="float" office:value="5.79259259259259" calcext:value-type="float">
            <text:p>5.792592592592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996ee264-7b94-3e8b-8e98-e5bf9e16fa3c</text:p>
          </table:table-cell>
          <table:table-cell office:value-type="float" office:value="0.000813646170442287" calcext:value-type="float">
            <text:p>0.000813646170442287</text:p>
          </table:table-cell>
          <table:table-cell office:value-type="float" office:value="0.00593311758360302" calcext:value-type="float">
            <text:p>0.00593311758360302</text:p>
          </table:table-cell>
          <table:table-cell office:value-type="float" office:value="15.7787234042553" calcext:value-type="float">
            <text:p>15.778723404255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ault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a4c951b-0bc0-34bc-bfc5-4fedaf228c15</text:p>
          </table:table-cell>
          <table:table-cell office:value-type="float" office:value="0.00902136690125517" calcext:value-type="float">
            <text:p>0.00902136690125517</text:p>
          </table:table-cell>
          <table:table-cell office:value-type="float" office:value="0.0217659435536531" calcext:value-type="float">
            <text:p>0.0217659435536531</text:p>
          </table:table-cell>
          <table:table-cell office:value-type="float" office:value="90.0849673202614" calcext:value-type="float">
            <text:p>90.0849673202614</text:p>
          </table:table-cell>
          <table:table-cell office:value-type="float" office:value="7461" calcext:value-type="float">
            <text:p>7461</text:p>
          </table:table-cell>
          <table:table-cell office:value-type="string" calcext:value-type="string">
            <text:p>default</text:p>
          </table:table-cell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b6b5e74-a3e5-3317-8c69-da4b4c7a25f6</text:p>
          </table:table-cell>
          <table:table-cell office:value-type="float" office:value="0.000834243369734789" calcext:value-type="float">
            <text:p>0.000834243369734789</text:p>
          </table:table-cell>
          <table:table-cell office:value-type="float" office:value="0.0343213728549142" calcext:value-type="float">
            <text:p>0.0343213728549142</text:p>
          </table:table-cell>
          <table:table-cell office:value-type="float" office:value="6.2843137254902" calcext:value-type="float">
            <text:p>6.28431372549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ault</text:p>
          </table:table-cell>
          <table:table-cell office:value-type="float" office:value="233" calcext:value-type="float">
            <text:p>233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effac52-4fd4-3747-8f64-db2927474d69</text:p>
          </table:table-cell>
          <table:table-cell office:value-type="float" office:value="0.000391671203048449" calcext:value-type="float">
            <text:p>0.000391671203048449</text:p>
          </table:table-cell>
          <table:table-cell office:value-type="float" office:value="0.0243150063509345" calcext:value-type="float">
            <text:p>0.0243150063509345</text:p>
          </table:table-cell>
          <table:table-cell office:value-type="float" office:value="12.4401805869074" calcext:value-type="float">
            <text:p>12.440180586907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efault</text:p>
          </table:table-cell>
          <table:table-cell office:value-type="float" office:value="639" calcext:value-type="float">
            <text:p>639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466c610d-7280-3390-9688-a6bba7131208</text:p>
          </table:table-cell>
          <table:table-cell office:value-type="float" office:value="0.0151395271271865" calcext:value-type="float">
            <text:p>0.0151395271271865</text:p>
          </table:table-cell>
          <table:table-cell office:value-type="float" office:value="0.0095612214645716" calcext:value-type="float">
            <text:p>0.0095612214645716</text:p>
          </table:table-cell>
          <table:table-cell office:value-type="float" office:value="42.5615141955836" calcext:value-type="float">
            <text:p>42.5615141955836</text:p>
          </table:table-cell>
          <table:table-cell office:value-type="float" office:value="12256" calcext:value-type="float">
            <text:p>12256</text:p>
          </table:table-cell>
          <table:table-cell office:value-type="string" calcext:value-type="string">
            <text:p>default</text:p>
          </table:table-cell>
          <table:table-cell office:value-type="float" office:value="377" calcext:value-type="float">
            <text:p>377</text:p>
          </table:table-cell>
          <table:table-cell office:value-type="float" office:value="317" calcext:value-type="float">
            <text:p>3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8620fa62-314a-3604-b86f-3561416f2e7a</text:p>
          </table:table-cell>
          <table:table-cell office:value-type="float" office:value="0.0000107159142726858" calcext:value-type="float">
            <text:p>1.07159142726858E-05</text:p>
          </table:table-cell>
          <table:table-cell office:value-type="float" office:value="0.0141358869129047" calcext:value-type="float">
            <text:p>0.0141358869129047</text:p>
          </table:table-cell>
          <table:table-cell office:value-type="float" office:value="14.0576923076923" calcext:value-type="float">
            <text:p>14.0576923076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192" calcext:value-type="float">
            <text:p>2192</text:p>
          </table:table-cell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7865e57-ad1f-3be7-a51c-67a61230577e</text:p>
          </table:table-cell>
          <table:table-cell office:value-type="float" office:value="0.000903423406974621" calcext:value-type="float">
            <text:p>0.000903423406974621</text:p>
          </table:table-cell>
          <table:table-cell office:value-type="float" office:value="0.00250136936278985" calcext:value-type="float">
            <text:p>0.00250136936278985</text:p>
          </table:table-cell>
          <table:table-cell office:value-type="float" office:value="28.7355718782791" calcext:value-type="float">
            <text:p>28.7355718782791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default</text:p>
          </table:table-cell>
          <table:table-cell office:value-type="float" office:value="4553" calcext:value-type="float">
            <text:p>4553</text:p>
          </table:table-cell>
          <table:table-cell office:value-type="float" office:value="3812" calcext:value-type="float">
            <text:p>381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d3e64ce1-0a5e-3403-a4d6-626a395a88a2</text:p>
          </table:table-cell>
          <table:table-cell office:value-type="float" office:value="0.000155483914299147" calcext:value-type="float">
            <text:p>0.000155483914299147</text:p>
          </table:table-cell>
          <table:table-cell office:value-type="float" office:value="0.00429847538451206" calcext:value-type="float">
            <text:p>0.00429847538451206</text:p>
          </table:table-cell>
          <table:table-cell office:value-type="float" office:value="19.3112840466926" calcext:value-type="float">
            <text:p>19.31128404669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fault</text:p>
          </table:table-cell>
          <table:table-cell office:value-type="float" office:value="1016" calcext:value-type="float">
            <text:p>1016</text:p>
          </table:table-cell>
          <table:table-cell office:value-type="float" office:value="771" calcext:value-type="float">
            <text:p>7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b403480-8931-3de4-88ad-3420411a8cc5</text:p>
          </table:table-cell>
          <table:table-cell office:value-type="float" office:value="0.000444407786209172" calcext:value-type="float">
            <text:p>0.000444407786209172</text:p>
          </table:table-cell>
          <table:table-cell office:value-type="float" office:value="0.0145166611679314" calcext:value-type="float">
            <text:p>0.0145166611679314</text:p>
          </table:table-cell>
          <table:table-cell office:value-type="float" office:value="6.23662551440329" calcext:value-type="float">
            <text:p>6.236625514403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fault</text:p>
          </table:table-cell>
          <table:table-cell office:value-type="float" office:value="498" calcext:value-type="float">
            <text:p>498</text:p>
          </table:table-cell>
          <table:table-cell office:value-type="float" office:value="486" calcext:value-type="float">
            <text:p>4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3aa10784-992b-33db-bc91-13f66afdf4a1</text:p>
          </table:table-cell>
          <table:table-cell office:value-type="float" office:value="0.00000672766415500538" calcext:value-type="float">
            <text:p>6.72766415500538E-06</text:p>
          </table:table-cell>
          <table:table-cell office:value-type="float" office:value="0.0133207750269107" calcext:value-type="float">
            <text:p>0.0133207750269107</text:p>
          </table:table-cell>
          <table:table-cell office:value-type="float" office:value="8.82660332541568" calcext:value-type="float">
            <text:p>8.826603325415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314" calcext:value-type="float">
            <text:p>2314</text:p>
          </table:table-cell>
          <table:table-cell office:value-type="float" office:value="842" calcext:value-type="float">
            <text:p>8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57a3d175-21c3-3977-a170-159cb663bde4</text:p>
          </table:table-cell>
          <table:table-cell office:value-type="float" office:value="0.00120172055769801" calcext:value-type="float">
            <text:p>0.00120172055769801</text:p>
          </table:table-cell>
          <table:table-cell office:value-type="float" office:value="0.0258083654701869" calcext:value-type="float">
            <text:p>0.0258083654701869</text:p>
          </table:table-cell>
          <table:table-cell office:value-type="float" office:value="9.3121546961326" calcext:value-type="float">
            <text:p>9.312154696132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fault</text:p>
          </table:table-cell>
          <table:table-cell office:value-type="float" office:value="443" calcext:value-type="float">
            <text:p>443</text:p>
          </table:table-cell>
          <table:table-cell office:value-type="float" office:value="362" calcext:value-type="float">
            <text:p>36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64193ce3-13e3-31ad-8cc5-39b5f13f3177</text:p>
          </table:table-cell>
          <table:table-cell office:value-type="float" office:value="0.00015475231574708" calcext:value-type="float">
            <text:p>0.00015475231574708</text:p>
          </table:table-cell>
          <table:table-cell office:value-type="float" office:value="0.0116794200563834" calcext:value-type="float">
            <text:p>0.0116794200563834</text:p>
          </table:table-cell>
          <table:table-cell office:value-type="float" office:value="9.39640491958373" calcext:value-type="float">
            <text:p>9.3964049195837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ault</text:p>
          </table:table-cell>
          <table:table-cell office:value-type="float" office:value="1270" calcext:value-type="float">
            <text:p>1270</text:p>
          </table:table-cell>
          <table:table-cell office:value-type="float" office:value="1057" calcext:value-type="float">
            <text:p>105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f00ca60-d1f0-34dd-8155-025b87707dc8</text:p>
          </table:table-cell>
          <table:table-cell office:value-type="float" office:value="0.00140887160144586" calcext:value-type="float">
            <text:p>0.00140887160144586</text:p>
          </table:table-cell>
          <table:table-cell office:value-type="float" office:value="0.00381895332390382" calcext:value-type="float">
            <text:p>0.00381895332390382</text:p>
          </table:table-cell>
          <table:table-cell office:value-type="float" office:value="28.9358799454297" calcext:value-type="float">
            <text:p>28.9358799454297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default</text:p>
          </table:table-cell>
          <table:table-cell office:value-type="float" office:value="2505" calcext:value-type="float">
            <text:p>2505</text:p>
          </table:table-cell>
          <table:table-cell office:value-type="float" office:value="2199" calcext:value-type="float">
            <text:p>219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b67ac49-5eac-3930-bb7b-998b28e48fc4</text:p>
          </table:table-cell>
          <table:table-cell office:value-type="float" office:value="0.0147769496734537" calcext:value-type="float">
            <text:p>0.0147769496734537</text:p>
          </table:table-cell>
          <table:table-cell office:value-type="float" office:value="0.0122935074913561" calcext:value-type="float">
            <text:p>0.0122935074913561</text:p>
          </table:table-cell>
          <table:table-cell office:value-type="float" office:value="81.34375" calcext:value-type="float">
            <text:p>81.34375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default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b85e33b-1ac0-3450-b4d2-21ac11a16c40</text:p>
          </table:table-cell>
          <table:table-cell office:value-type="float" office:value="0.00218538884524745" calcext:value-type="float">
            <text:p>0.00218538884524745</text:p>
          </table:table-cell>
          <table:table-cell office:value-type="float" office:value="0.0479183032207384" calcext:value-type="float">
            <text:p>0.0479183032207384</text:p>
          </table:table-cell>
          <table:table-cell office:value-type="float" office:value="8.9020979020979" calcext:value-type="float">
            <text:p>8.902097902097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ault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44f119a8-c7d5-38eb-b8ef-de5e8f6182cd</text:p>
          </table:table-cell>
          <table:table-cell office:value-type="float" office:value="0.00188342647572476" calcext:value-type="float">
            <text:p>0.00188342647572476</text:p>
          </table:table-cell>
          <table:table-cell office:value-type="float" office:value="0.00943066713237862" calcext:value-type="float">
            <text:p>0.00943066713237862</text:p>
          </table:table-cell>
          <table:table-cell office:value-type="float" office:value="26.5092592592593" calcext:value-type="float">
            <text:p>26.5092592592593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default</text:p>
          </table:table-cell>
          <table:table-cell office:value-type="float" office:value="614" calcext:value-type="float">
            <text:p>614</text:p>
          </table:table-cell>
          <table:table-cell office:value-type="float" office:value="432" calcext:value-type="float">
            <text:p>43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575ba4c9-06ce-3e91-b689-770d11e4fcd2</text:p>
          </table:table-cell>
          <table:table-cell office:value-type="float" office:value="0.000209277071051815" calcext:value-type="float">
            <text:p>0.000209277071051815</text:p>
          </table:table-cell>
          <table:table-cell office:value-type="float" office:value="0.010859447719516" calcext:value-type="float">
            <text:p>0.010859447719516</text:p>
          </table:table-cell>
          <table:table-cell office:value-type="float" office:value="43.261744966443" calcext:value-type="float">
            <text:p>43.26174496644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fault</text:p>
          </table:table-cell>
          <table:table-cell office:value-type="float" office:value="269" calcext:value-type="float">
            <text:p>269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6e1bbb89-6fb7-3b53-83e0-1f456725a3f8</text:p>
          </table:table-cell>
          <table:table-cell office:value-type="float" office:value="0.000146929004264233" calcext:value-type="float">
            <text:p>0.000146929004264233</text:p>
          </table:table-cell>
          <table:table-cell office:value-type="float" office:value="0.0074811101967532" calcext:value-type="float">
            <text:p>0.0074811101967532</text:p>
          </table:table-cell>
          <table:table-cell office:value-type="float" office:value="44.8557046979866" calcext:value-type="float">
            <text:p>44.855704697986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fault</text:p>
          </table:table-cell>
          <table:table-cell office:value-type="float" office:value="619" calcext:value-type="float">
            <text:p>619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1bb62bc1-3259-39ec-a307-2ba0dfd8234a</text:p>
          </table:table-cell>
          <table:table-cell office:value-type="float" office:value="0.000118181542841566" calcext:value-type="float">
            <text:p>0.000118181542841566</text:p>
          </table:table-cell>
          <table:table-cell office:value-type="float" office:value="0.00490656328558016" calcext:value-type="float">
            <text:p>0.00490656328558016</text:p>
          </table:table-cell>
          <table:table-cell office:value-type="float" office:value="15.1802298850575" calcext:value-type="float">
            <text:p>15.18022988505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fault</text:p>
          </table:table-cell>
          <table:table-cell office:value-type="float" office:value="2381" calcext:value-type="float">
            <text:p>2381</text:p>
          </table:table-cell>
          <table:table-cell office:value-type="float" office:value="2175" calcext:value-type="float">
            <text:p>217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41b256e2-7623-3802-9c5f-5e7dbdd4447d</text:p>
          </table:table-cell>
          <table:table-cell office:value-type="float" office:value="0.0000599772923762799" calcext:value-type="float">
            <text:p>5.99772923762799E-05</text:p>
          </table:table-cell>
          <table:table-cell office:value-type="float" office:value="0.00256241992437736" calcext:value-type="float">
            <text:p>0.00256241992437736</text:p>
          </table:table-cell>
          <table:table-cell office:value-type="float" office:value="15.5798442064265" calcext:value-type="float">
            <text:p>15.579844206426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default</text:p>
          </table:table-cell>
          <table:table-cell office:value-type="float" office:value="6713" calcext:value-type="float">
            <text:p>6713</text:p>
          </table:table-cell>
          <table:table-cell office:value-type="float" office:value="6162" calcext:value-type="float">
            <text:p>616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4bc7e093-3c50-3fa0-b10e-713c75e633f7</text:p>
          </table:table-cell>
          <table:table-cell office:value-type="float" office:value="0.00110604558969277" calcext:value-type="float">
            <text:p>0.00110604558969277</text:p>
          </table:table-cell>
          <table:table-cell office:value-type="float" office:value="0.0214073339940535" calcext:value-type="float">
            <text:p>0.0214073339940535</text:p>
          </table:table-cell>
          <table:table-cell office:value-type="float" office:value="9.50094161958569" calcext:value-type="float">
            <text:p>9.5009416195856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fault</text:p>
          </table:table-cell>
          <table:table-cell office:value-type="float" office:value="649" calcext:value-type="float">
            <text:p>649</text:p>
          </table:table-cell>
          <table:table-cell office:value-type="float" office:value="531" calcext:value-type="float">
            <text:p>5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9aed330d-ae0c-301c-a0c3-3e27d61d4e27</text:p>
          </table:table-cell>
          <table:table-cell office:value-type="float" office:value="0.000172605172605173" calcext:value-type="float">
            <text:p>0.000172605172605173</text:p>
          </table:table-cell>
          <table:table-cell office:value-type="float" office:value="0.0122100122100122" calcext:value-type="float">
            <text:p>0.0122100122100122</text:p>
          </table:table-cell>
          <table:table-cell office:value-type="float" office:value="7.62182741116751" calcext:value-type="float">
            <text:p>7.6218274111675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fault</text:p>
          </table:table-cell>
          <table:table-cell office:value-type="float" office:value="1258" calcext:value-type="float">
            <text:p>1258</text:p>
          </table:table-cell>
          <table:table-cell office:value-type="float" office:value="1182" calcext:value-type="float">
            <text:p>11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8f19c4a-c08c-33f5-90a8-994296b74e7b</text:p>
          </table:table-cell>
          <table:table-cell office:value-type="float" office:value="0.0000710523366580746" calcext:value-type="float">
            <text:p>7.10523366580746E-05</text:p>
          </table:table-cell>
          <table:table-cell office:value-type="float" office:value="0.00291381822257088" calcext:value-type="float">
            <text:p>0.00291381822257088</text:p>
          </table:table-cell>
          <table:table-cell office:value-type="float" office:value="14.7042021422686" calcext:value-type="float">
            <text:p>14.704202142268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fault</text:p>
          </table:table-cell>
          <table:table-cell office:value-type="float" office:value="3895" calcext:value-type="float">
            <text:p>3895</text:p>
          </table:table-cell>
          <table:table-cell office:value-type="float" office:value="3641" calcext:value-type="float">
            <text:p>364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b5a3503-ac22-3455-980a-206db72f1fae</text:p>
          </table:table-cell>
          <table:table-cell office:value-type="float" office:value="0.00103196721311475" calcext:value-type="float">
            <text:p>0.00103196721311475</text:p>
          </table:table-cell>
          <table:table-cell office:value-type="float" office:value="0.00901639344262295" calcext:value-type="float">
            <text:p>0.00901639344262295</text:p>
          </table:table-cell>
          <table:table-cell office:value-type="float" office:value="7.97385620915033" calcext:value-type="float">
            <text:p>7.9738562091503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fault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24fc356-867c-3a02-9706-f5839656e7ba</text:p>
          </table:table-cell>
          <table:table-cell office:value-type="float" office:value="0.00943866246569773" calcext:value-type="float">
            <text:p>0.00943866246569773</text:p>
          </table:table-cell>
          <table:table-cell office:value-type="float" office:value="0.0267303587762984" calcext:value-type="float">
            <text:p>0.0267303587762984</text:p>
          </table:table-cell>
          <table:table-cell office:value-type="float" office:value="82.6806722689076" calcext:value-type="float">
            <text:p>82.6806722689076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default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4a98313-a57f-3e83-9c0e-002155bd322a</text:p>
          </table:table-cell>
          <table:table-cell office:value-type="float" office:value="0.000556532663316583" calcext:value-type="float">
            <text:p>0.000556532663316583</text:p>
          </table:table-cell>
          <table:table-cell office:value-type="float" office:value="0.0219849246231156" calcext:value-type="float">
            <text:p>0.0219849246231156</text:p>
          </table:table-cell>
          <table:table-cell office:value-type="float" office:value="9.30994152046784" calcext:value-type="float">
            <text:p>9.309941520467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ault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6ad5186-3fa2-338c-a45e-4cd375a85118</text:p>
          </table:table-cell>
          <table:table-cell office:value-type="float" office:value="0.0000813420019627085" calcext:value-type="float">
            <text:p>8.13420019627085E-05</text:p>
          </table:table-cell>
          <table:table-cell office:value-type="float" office:value="0.00311579980372915" calcext:value-type="float">
            <text:p>0.00311579980372915</text:p>
          </table:table-cell>
          <table:table-cell office:value-type="float" office:value="15.7648423902533" calcext:value-type="float">
            <text:p>15.764842390253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efault</text:p>
          </table:table-cell>
          <table:table-cell office:value-type="float" office:value="5576" calcext:value-type="float">
            <text:p>5576</text:p>
          </table:table-cell>
          <table:table-cell office:value-type="float" office:value="5171" calcext:value-type="float">
            <text:p>517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9ce33cc-f980-3cad-a2fd-c2a8bc27a754</text:p>
          </table:table-cell>
          <table:table-cell office:value-type="float" office:value="0.00000878155872667398" calcext:value-type="float">
            <text:p>8.78155872667398E-06</text:p>
          </table:table-cell>
          <table:table-cell office:value-type="float" office:value="0.00914745700695207" calcext:value-type="float">
            <text:p>0.00914745700695207</text:p>
          </table:table-cell>
          <table:table-cell office:value-type="float" office:value="8.85899513776337" calcext:value-type="float">
            <text:p>8.85899513776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568" calcext:value-type="float">
            <text:p>2568</text:p>
          </table:table-cell>
          <table:table-cell office:value-type="float" office:value="617" calcext:value-type="float">
            <text:p>6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3c54174d-fe9d-3502-bf76-d686d6d67bfe</text:p>
          </table:table-cell>
          <table:table-cell office:value-type="float" office:value="0.00125767862916263" calcext:value-type="float">
            <text:p>0.00125767862916263</text:p>
          </table:table-cell>
          <table:table-cell office:value-type="float" office:value="0.0129324280633689" calcext:value-type="float">
            <text:p>0.0129324280633689</text:p>
          </table:table-cell>
          <table:table-cell office:value-type="float" office:value="18.6325301204819" calcext:value-type="float">
            <text:p>18.632530120481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43804113-cb79-388a-8d65-c2a7ea2ec04a</text:p>
          </table:table-cell>
          <table:table-cell office:value-type="float" office:value="0.000143786760105118" calcext:value-type="float">
            <text:p>0.000143786760105118</text:p>
          </table:table-cell>
          <table:table-cell office:value-type="float" office:value="0.00488049055187086" calcext:value-type="float">
            <text:p>0.00488049055187086</text:p>
          </table:table-cell>
          <table:table-cell office:value-type="float" office:value="13.2814404432133" calcext:value-type="float">
            <text:p>13.281440443213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fault</text:p>
          </table:table-cell>
          <table:table-cell office:value-type="float" office:value="1908" calcext:value-type="float">
            <text:p>1908</text:p>
          </table:table-cell>
          <table:table-cell office:value-type="float" office:value="1805" calcext:value-type="float">
            <text:p>18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4a1bc462-0be4-33fc-a2a8-c94ee65e3a29</text:p>
          </table:table-cell>
          <table:table-cell office:value-type="float" office:value="0.00141551852386398" calcext:value-type="float">
            <text:p>0.00141551852386398</text:p>
          </table:table-cell>
          <table:table-cell office:value-type="float" office:value="0.00280883283558891" calcext:value-type="float">
            <text:p>0.00280883283558891</text:p>
          </table:table-cell>
          <table:table-cell office:value-type="float" office:value="32.388709097447" calcext:value-type="float">
            <text:p>32.388709097447</text:p>
          </table:table-cell>
          <table:table-cell office:value-type="float" office:value="7650" calcext:value-type="float">
            <text:p>7650</text:p>
          </table:table-cell>
          <table:table-cell office:value-type="string" calcext:value-type="string">
            <text:p>default</text:p>
          </table:table-cell>
          <table:table-cell office:value-type="float" office:value="3295" calcext:value-type="float">
            <text:p>3295</text:p>
          </table:table-cell>
          <table:table-cell office:value-type="float" office:value="2781" calcext:value-type="float">
            <text:p>278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d635937c-06c1-325c-8e43-9e19707cd485</text:p>
          </table:table-cell>
          <table:table-cell office:value-type="float" office:value="0.00907953772943576" calcext:value-type="float">
            <text:p>0.00907953772943576</text:p>
          </table:table-cell>
          <table:table-cell office:value-type="float" office:value="0.0194878767278495" calcext:value-type="float">
            <text:p>0.0194878767278495</text:p>
          </table:table-cell>
          <table:table-cell office:value-type="float" office:value="24.2472527472527" calcext:value-type="float">
            <text:p>24.2472527472527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default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c32847b-5420-3af7-bc97-763b7a538ec2</text:p>
          </table:table-cell>
          <table:table-cell office:value-type="float" office:value="0.0139970108918189" calcext:value-type="float">
            <text:p>0.0139970108918189</text:p>
          </table:table-cell>
          <table:table-cell office:value-type="float" office:value="0.00917205798050938" calcext:value-type="float">
            <text:p>0.00917205798050938</text:p>
          </table:table-cell>
          <table:table-cell office:value-type="float" office:value="39.3903225806452" calcext:value-type="float">
            <text:p>39.3903225806452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default</text:p>
          </table:table-cell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33e6999c-6329-3c7b-8652-77f76b572821</text:p>
          </table:table-cell>
          <table:table-cell office:value-type="float" office:value="0.0020369776609724" calcext:value-type="float">
            <text:p>0.0020369776609724</text:p>
          </table:table-cell>
          <table:table-cell office:value-type="float" office:value="0.0161892247043364" calcext:value-type="float">
            <text:p>0.0161892247043364</text:p>
          </table:table-cell>
          <table:table-cell office:value-type="float" office:value="62.3770491803279" calcext:value-type="float">
            <text:p>62.3770491803279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default</text:p>
          </table:table-cell>
          <table:table-cell office:value-type="float" office:value="338" calcext:value-type="float">
            <text:p>338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37faa2a8-6f33-3ac4-883c-f23c6d3f68e0</text:p>
          </table:table-cell>
          <table:table-cell office:value-type="float" office:value="0.000607549120992761" calcext:value-type="float">
            <text:p>0.000607549120992761</text:p>
          </table:table-cell>
          <table:table-cell office:value-type="float" office:value="0.00806618407445708" calcext:value-type="float">
            <text:p>0.00806618407445708</text:p>
          </table:table-cell>
          <table:table-cell office:value-type="float" office:value="11.6225961538462" calcext:value-type="float">
            <text:p>11.622596153846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fault</text:p>
          </table:table-cell>
          <table:table-cell office:value-type="float" office:value="423" calcext:value-type="float">
            <text:p>423</text:p>
          </table:table-cell>
          <table:table-cell office:value-type="float" office:value="416" calcext:value-type="float">
            <text:p>4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edb41a7-2a52-3a28-8360-935e7df17471</text:p>
          </table:table-cell>
          <table:table-cell office:value-type="float" office:value="0.00000715421303656598" calcext:value-type="float">
            <text:p>7.15421303656598E-06</text:p>
          </table:table-cell>
          <table:table-cell office:value-type="float" office:value="0.0223900370959194" calcext:value-type="float">
            <text:p>0.0223900370959194</text:p>
          </table:table-cell>
          <table:table-cell office:value-type="float" office:value="9.55443037974684" calcext:value-type="float">
            <text:p>9.55443037974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252" calcext:value-type="float">
            <text:p>2252</text:p>
          </table:table-cell>
          <table:table-cell office:value-type="float" office:value="790" calcext:value-type="float">
            <text:p>79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1db9a829-8ccb-3f45-92a6-124270cb15a8</text:p>
          </table:table-cell>
          <table:table-cell office:value-type="float" office:value="0.000178020565552699" calcext:value-type="float">
            <text:p>0.000178020565552699</text:p>
          </table:table-cell>
          <table:table-cell office:value-type="float" office:value="0.00452251737598781" calcext:value-type="float">
            <text:p>0.00452251737598781</text:p>
          </table:table-cell>
          <table:table-cell office:value-type="float" office:value="14.1074546675621" calcext:value-type="float">
            <text:p>14.107454667562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fault</text:p>
          </table:table-cell>
          <table:table-cell office:value-type="float" office:value="1622" calcext:value-type="float">
            <text:p>1622</text:p>
          </table:table-cell>
          <table:table-cell office:value-type="float" office:value="1489" calcext:value-type="float">
            <text:p>14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d13060e-d7d4-3e24-9308-5a3bf925bd0a</text:p>
          </table:table-cell>
          <table:table-cell office:value-type="float" office:value="0.000833874107722258" calcext:value-type="float">
            <text:p>0.000833874107722258</text:p>
          </table:table-cell>
          <table:table-cell office:value-type="float" office:value="0.0107073329007138" calcext:value-type="float">
            <text:p>0.0107073329007138</text:p>
          </table:table-cell>
          <table:table-cell office:value-type="float" office:value="11.2072727272727" calcext:value-type="float">
            <text:p>11.20727272727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efault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5da9a02-8015-36b8-b1c8-a02fad9f54da</text:p>
          </table:table-cell>
          <table:table-cell office:value-type="float" office:value="0.00342091789238503" calcext:value-type="float">
            <text:p>0.00342091789238503</text:p>
          </table:table-cell>
          <table:table-cell office:value-type="float" office:value="0.0193632470675852" calcext:value-type="float">
            <text:p>0.0193632470675852</text:p>
          </table:table-cell>
          <table:table-cell office:value-type="float" office:value="55.0871794871795" calcext:value-type="float">
            <text:p>55.0871794871795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default</text:p>
          </table:table-cell>
          <table:table-cell office:value-type="float" office:value="232" calcext:value-type="float">
            <text:p>232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61914658-17f7-3ac6-8e0f-2032ab0b1e30</text:p>
          </table:table-cell>
          <table:table-cell office:value-type="float" office:value="0.000684191954834157" calcext:value-type="float">
            <text:p>0.000684191954834157</text:p>
          </table:table-cell>
          <table:table-cell office:value-type="float" office:value="0.0169371912491179" calcext:value-type="float">
            <text:p>0.0169371912491179</text:p>
          </table:table-cell>
          <table:table-cell office:value-type="float" office:value="8.80124223602484" calcext:value-type="float">
            <text:p>8.801242236024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fault</text:p>
          </table:table-cell>
          <table:table-cell office:value-type="float" office:value="188" calcext:value-type="float">
            <text:p>188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b42aa51-6f81-333b-ba7e-cd5d64a45244</text:p>
          </table:table-cell>
          <table:table-cell office:value-type="float" office:value="0.00102093342861855" calcext:value-type="float">
            <text:p>0.00102093342861855</text:p>
          </table:table-cell>
          <table:table-cell office:value-type="float" office:value="0.00282557308559178" calcext:value-type="float">
            <text:p>0.00282557308559178</text:p>
          </table:table-cell>
          <table:table-cell office:value-type="float" office:value="28.6562696912413" calcext:value-type="float">
            <text:p>28.6562696912413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default</text:p>
          </table:table-cell>
          <table:table-cell office:value-type="float" office:value="3711" calcext:value-type="float">
            <text:p>3711</text:p>
          </table:table-cell>
          <table:table-cell office:value-type="float" office:value="3174" calcext:value-type="float">
            <text:p>317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78fd267-28a5-3829-a976-ce969b0a3f89</text:p>
          </table:table-cell>
          <table:table-cell office:value-type="float" office:value="0.0211437532333161" calcext:value-type="float">
            <text:p>0.0211437532333161</text:p>
          </table:table-cell>
          <table:table-cell office:value-type="float" office:value="0.0103466114847387" calcext:value-type="float">
            <text:p>0.0103466114847387</text:p>
          </table:table-cell>
          <table:table-cell office:value-type="float" office:value="42.9555555555556" calcext:value-type="float">
            <text:p>42.9555555555556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default</text:p>
          </table:table-cell>
          <table:table-cell office:value-type="float" office:value="306" calcext:value-type="float">
            <text:p>306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e8d654d4-51e1-3d41-a925-c6ce96929154</text:p>
          </table:table-cell>
          <table:table-cell office:value-type="float" office:value="0.0000103478643769265" calcext:value-type="float">
            <text:p>1.03478643769265E-05</text:p>
          </table:table-cell>
          <table:table-cell office:value-type="float" office:value="0.011889035667107" calcext:value-type="float">
            <text:p>0.011889035667107</text:p>
          </table:table-cell>
          <table:table-cell office:value-type="float" office:value="11.828125" calcext:value-type="float">
            <text:p>11.828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266" calcext:value-type="float">
            <text:p>2266</text:p>
          </table:table-cell>
          <table:table-cell office:value-type="float" office:value="384" calcext:value-type="float">
            <text:p>3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eb7f0e42-ec8f-341e-808d-026f6f228f9d</text:p>
          </table:table-cell>
          <table:table-cell office:value-type="float" office:value="0.0203628714173021" calcext:value-type="float">
            <text:p>0.0203628714173021</text:p>
          </table:table-cell>
          <table:table-cell office:value-type="float" office:value="0.00709965816460689" calcext:value-type="float">
            <text:p>0.00709965816460689</text:p>
          </table:table-cell>
          <table:table-cell office:value-type="float" office:value="17.365296803653" calcext:value-type="float">
            <text:p>17.365296803653</text:p>
          </table:table-cell>
          <table:table-cell office:value-type="float" office:value="4647" calcext:value-type="float">
            <text:p>4647</text:p>
          </table:table-cell>
          <table:table-cell office:value-type="string" calcext:value-type="string">
            <text:p>default</text:p>
          </table:table-cell>
          <table:table-cell office:value-type="float" office:value="257" calcext:value-type="float">
            <text:p>257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c672998-87a4-36a0-b73d-7c40942d0145</text:p>
          </table:table-cell>
          <table:table-cell office:value-type="float" office:value="0.000682096403978577" calcext:value-type="float">
            <text:p>0.000682096403978577</text:p>
          </table:table-cell>
          <table:table-cell office:value-type="float" office:value="0.0328997704667177" calcext:value-type="float">
            <text:p>0.0328997704667177</text:p>
          </table:table-cell>
          <table:table-cell office:value-type="float" office:value="5.91402714932127" calcext:value-type="float">
            <text:p>5.914027149321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ault</text:p>
          </table:table-cell>
          <table:table-cell office:value-type="float" office:value="245" calcext:value-type="float">
            <text:p>245</text:p>
          </table:table-cell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d5906fb-0aa9-3f32-9c37-8b09c266e270</text:p>
          </table:table-cell>
          <table:table-cell office:value-type="float" office:value="0.0105028357235984" calcext:value-type="float">
            <text:p>0.0105028357235984</text:p>
          </table:table-cell>
          <table:table-cell office:value-type="float" office:value="0.0168187744458931" calcext:value-type="float">
            <text:p>0.0168187744458931</text:p>
          </table:table-cell>
          <table:table-cell office:value-type="float" office:value="100.261437908497" calcext:value-type="float">
            <text:p>100.261437908497</text:p>
          </table:table-cell>
          <table:table-cell office:value-type="float" office:value="9667" calcext:value-type="float">
            <text:p>9667</text:p>
          </table:table-cell>
          <table:table-cell office:value-type="string" calcext:value-type="string">
            <text:p>default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a545120-0345-3d4b-9587-8c9bda8598f1</text:p>
          </table:table-cell>
          <table:table-cell office:value-type="float" office:value="0.00672618602913709" calcext:value-type="float">
            <text:p>0.00672618602913709</text:p>
          </table:table-cell>
          <table:table-cell office:value-type="float" office:value="0.00552857676503549" calcext:value-type="float">
            <text:p>0.00552857676503549</text:p>
          </table:table-cell>
          <table:table-cell office:value-type="float" office:value="17.9183400267738" calcext:value-type="float">
            <text:p>17.9183400267738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default</text:p>
          </table:table-cell>
          <table:table-cell office:value-type="float" office:value="794" calcext:value-type="float">
            <text:p>794</text:p>
          </table:table-cell>
          <table:table-cell office:value-type="float" office:value="747" calcext:value-type="float">
            <text:p>7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7970e3d6-63ed-3b46-8bc3-29d2fe36a763</text:p>
          </table:table-cell>
          <table:table-cell office:value-type="float" office:value="0.00727687370038875" calcext:value-type="float">
            <text:p>0.00727687370038875</text:p>
          </table:table-cell>
          <table:table-cell office:value-type="float" office:value="0.00876955067353766" calcext:value-type="float">
            <text:p>0.00876955067353766</text:p>
          </table:table-cell>
          <table:table-cell office:value-type="float" office:value="18.0440456769984" calcext:value-type="float">
            <text:p>18.0440456769984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default</text:p>
          </table:table-cell>
          <table:table-cell office:value-type="float" office:value="655" calcext:value-type="float">
            <text:p>655</text:p>
          </table:table-cell>
          <table:table-cell office:value-type="float" office:value="613" calcext:value-type="float">
            <text:p>61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62c4d0ea-c665-31b6-8dc2-83f3910dba05</text:p>
          </table:table-cell>
          <table:table-cell office:value-type="float" office:value="0.000126268600958844" calcext:value-type="float">
            <text:p>0.000126268600958844</text:p>
          </table:table-cell>
          <table:table-cell office:value-type="float" office:value="0.00373575742481788" calcext:value-type="float">
            <text:p>0.00373575742481788</text:p>
          </table:table-cell>
          <table:table-cell office:value-type="float" office:value="20.1518193224592" calcext:value-type="float">
            <text:p>20.151819322459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fault</text:p>
          </table:table-cell>
          <table:table-cell office:value-type="float" office:value="1103" calcext:value-type="float">
            <text:p>1103</text:p>
          </table:table-cell>
          <table:table-cell office:value-type="float" office:value="797" calcext:value-type="float">
            <text:p>79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76699f40-7fc3-36ad-91a7-da86806d6e53</text:p>
          </table:table-cell>
          <table:table-cell office:value-type="float" office:value="0.000619640387275242" calcext:value-type="float">
            <text:p>0.000619640387275242</text:p>
          </table:table-cell>
          <table:table-cell office:value-type="float" office:value="0.0982019363762102" calcext:value-type="float">
            <text:p>0.0982019363762102</text:p>
          </table:table-cell>
          <table:table-cell office:value-type="float" office:value="5.20143884892086" calcext:value-type="float">
            <text:p>5.201438848920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68df3d8-0207-30af-bfd2-e3d2b0052bec</text:p>
          </table:table-cell>
          <table:table-cell office:value-type="float" office:value="0.0025743505829413" calcext:value-type="float">
            <text:p>0.0025743505829413</text:p>
          </table:table-cell>
          <table:table-cell office:value-type="float" office:value="0.00761914501943138" calcext:value-type="float">
            <text:p>0.00761914501943138</text:p>
          </table:table-cell>
          <table:table-cell office:value-type="float" office:value="30.7001569858713" calcext:value-type="float">
            <text:p>30.7001569858713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default</text:p>
          </table:table-cell>
          <table:table-cell office:value-type="float" office:value="873" calcext:value-type="float">
            <text:p>873</text:p>
          </table:table-cell>
          <table:table-cell office:value-type="float" office:value="637" calcext:value-type="float">
            <text:p>6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927b2f3-4150-3203-803c-fd4c892231df</text:p>
          </table:table-cell>
          <table:table-cell office:value-type="float" office:value="0.0138261377870564" calcext:value-type="float">
            <text:p>0.0138261377870564</text:p>
          </table:table-cell>
          <table:table-cell office:value-type="float" office:value="0.0224634655532359" calcext:value-type="float">
            <text:p>0.0224634655532359</text:p>
          </table:table-cell>
          <table:table-cell office:value-type="float" office:value="87.4087591240876" calcext:value-type="float">
            <text:p>87.4087591240876</text:p>
          </table:table-cell>
          <table:table-cell office:value-type="float" office:value="9935" calcext:value-type="float">
            <text:p>9935</text:p>
          </table:table-cell>
          <table:table-cell office:value-type="string" calcext:value-type="string">
            <text:p>default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05761a26-ebf9-3aad-bdb7-eb77a5ffdf46</text:p>
          </table:table-cell>
          <table:table-cell office:value-type="float" office:value="0.0000773080479535389" calcext:value-type="float">
            <text:p>7.73080479535389E-05</text:p>
          </table:table-cell>
          <table:table-cell office:value-type="float" office:value="0.00192235939198287" calcext:value-type="float">
            <text:p>0.00192235939198287</text:p>
          </table:table-cell>
          <table:table-cell office:value-type="float" office:value="16.9232669869595" calcext:value-type="float">
            <text:p>16.923266986959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default</text:p>
          </table:table-cell>
          <table:table-cell office:value-type="float" office:value="8022" calcext:value-type="float">
            <text:p>8022</text:p>
          </table:table-cell>
          <table:table-cell office:value-type="float" office:value="7285" calcext:value-type="float">
            <text:p>728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7cd7c90f-4bb5-3e4c-96ae-e7df3871fbfe</text:p>
          </table:table-cell>
          <table:table-cell office:value-type="float" office:value="0.0000134480903711673" calcext:value-type="float">
            <text:p>1.34480903711673E-05</text:p>
          </table:table-cell>
          <table:table-cell office:value-type="float" office:value="0.00833781603012372" calcext:value-type="float">
            <text:p>0.00833781603012372</text:p>
          </table:table-cell>
          <table:table-cell office:value-type="float" office:value="10.0486486486487" calcext:value-type="float">
            <text:p>10.04864864864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630" calcext:value-type="float">
            <text:p>1630</text:p>
          </table:table-cell>
          <table:table-cell office:value-type="float" office:value="370" calcext:value-type="float">
            <text:p>3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8582f88c-9faa-35ca-be99-fb816c5a0108</text:p>
          </table:table-cell>
          <table:table-cell office:value-type="float" office:value="0.00745173323285607" calcext:value-type="float">
            <text:p>0.00745173323285607</text:p>
          </table:table-cell>
          <table:table-cell office:value-type="float" office:value="0.00821401657874906" calcext:value-type="float">
            <text:p>0.00821401657874906</text:p>
          </table:table-cell>
          <table:table-cell office:value-type="float" office:value="35.3866666666667" calcext:value-type="float">
            <text:p>35.3866666666667</text:p>
          </table:table-cell>
          <table:table-cell office:value-type="float" office:value="5934" calcext:value-type="float">
            <text:p>5934</text:p>
          </table:table-cell>
          <table:table-cell office:value-type="string" calcext:value-type="string">
            <text:p>default</text:p>
          </table:table-cell>
          <table:table-cell office:value-type="float" office:value="484" calcext:value-type="float">
            <text:p>484</text:p>
          </table:table-cell>
          <table:table-cell office:value-type="float" office:value="375" calcext:value-type="float">
            <text:p>37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3155b7ab-b778-3fea-8e3b-6bcfa250529e</text:p>
          </table:table-cell>
          <table:table-cell office:value-type="float" office:value="0.0023061844017439" calcext:value-type="float">
            <text:p>0.0023061844017439</text:p>
          </table:table-cell>
          <table:table-cell office:value-type="float" office:value="0.00581301469400937" calcext:value-type="float">
            <text:p>0.00581301469400937</text:p>
          </table:table-cell>
          <table:table-cell office:value-type="float" office:value="26.856027753686" calcext:value-type="float">
            <text:p>26.856027753686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default</text:p>
          </table:table-cell>
          <table:table-cell office:value-type="float" office:value="1287" calcext:value-type="float">
            <text:p>1287</text:p>
          </table:table-cell>
          <table:table-cell office:value-type="float" office:value="1153" calcext:value-type="float">
            <text:p>11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342f0390-cd35-3a4b-bff2-10277eccf002</text:p>
          </table:table-cell>
          <table:table-cell office:value-type="float" office:value="0.00857174151150055" calcext:value-type="float">
            <text:p>0.00857174151150055</text:p>
          </table:table-cell>
          <table:table-cell office:value-type="float" office:value="0.00620664476086163" calcext:value-type="float">
            <text:p>0.00620664476086163</text:p>
          </table:table-cell>
          <table:table-cell office:value-type="float" office:value="24.2389380530973" calcext:value-type="float">
            <text:p>24.2389380530973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default</text:p>
          </table:table-cell>
          <table:table-cell office:value-type="float" office:value="165" calcext:value-type="float">
            <text:p>165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9bf59aaa-f0c1-35e3-9b56-e6269d5d167e</text:p>
          </table:table-cell>
          <table:table-cell office:value-type="float" office:value="0.000847682119205298" calcext:value-type="float">
            <text:p>0.000847682119205298</text:p>
          </table:table-cell>
          <table:table-cell office:value-type="float" office:value="0.0294334069168506" calcext:value-type="float">
            <text:p>0.0294334069168506</text:p>
          </table:table-cell>
          <table:table-cell office:value-type="float" office:value="6.09417040358744" calcext:value-type="float">
            <text:p>6.0941704035874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fault</text:p>
          </table:table-cell>
          <table:table-cell office:value-type="float" office:value="244" calcext:value-type="float">
            <text:p>244</text:p>
          </table:table-cell>
          <table:table-cell office:value-type="float" office:value="223" calcext:value-type="float">
            <text:p>2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7ea0ef8-a704-353d-be35-f9f4f665094d</text:p>
          </table:table-cell>
          <table:table-cell office:value-type="float" office:value="0.000402375649591685" calcext:value-type="float">
            <text:p>0.000402375649591685</text:p>
          </table:table-cell>
          <table:table-cell office:value-type="float" office:value="0.0138579559514972" calcext:value-type="float">
            <text:p>0.0138579559514972</text:p>
          </table:table-cell>
          <table:table-cell office:value-type="float" office:value="12.2084592145015" calcext:value-type="float">
            <text:p>12.208459214501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fault</text:p>
          </table:table-cell>
          <table:table-cell office:value-type="float" office:value="688" calcext:value-type="float">
            <text:p>688</text:p>
          </table:table-cell>
          <table:table-cell office:value-type="float" office:value="662" calcext:value-type="float">
            <text:p>66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95b8967-1140-3e0c-a95e-6b50faa8848e</text:p>
          </table:table-cell>
          <table:table-cell office:value-type="float" office:value="0.00942039481368999" calcext:value-type="float">
            <text:p>0.00942039481368999</text:p>
          </table:table-cell>
          <table:table-cell office:value-type="float" office:value="0.0101623642097886" calcext:value-type="float">
            <text:p>0.0101623642097886</text:p>
          </table:table-cell>
          <table:table-cell office:value-type="float" office:value="32.3056603773585" calcext:value-type="float">
            <text:p>32.3056603773585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default</text:p>
          </table:table-cell>
          <table:table-cell office:value-type="float" office:value="329" calcext:value-type="float">
            <text:p>329</text:p>
          </table:table-cell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114f7df9-50ca-3e47-accd-02238f2ee99e</text:p>
          </table:table-cell>
          <table:table-cell office:value-type="float" office:value="0.00139596330275229" calcext:value-type="float">
            <text:p>0.00139596330275229</text:p>
          </table:table-cell>
          <table:table-cell office:value-type="float" office:value="0.0245871559633028" calcext:value-type="float">
            <text:p>0.0245871559633028</text:p>
          </table:table-cell>
          <table:table-cell office:value-type="float" office:value="8.5423197492163" calcext:value-type="float">
            <text:p>8.542319749216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fault</text:p>
          </table:table-cell>
          <table:table-cell office:value-type="float" office:value="379" calcext:value-type="float">
            <text:p>379</text:p>
          </table:table-cell>
          <table:table-cell office:value-type="float" office:value="319" calcext:value-type="float">
            <text:p>3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53d442e0-764d-3e00-af9f-21920664b959</text:p>
          </table:table-cell>
          <table:table-cell office:value-type="float" office:value="0.000865346379981254" calcext:value-type="float">
            <text:p>0.000865346379981254</text:p>
          </table:table-cell>
          <table:table-cell office:value-type="float" office:value="0.00213735904791661" calcext:value-type="float">
            <text:p>0.00213735904791661</text:p>
          </table:table-cell>
          <table:table-cell office:value-type="float" office:value="30.2011580527557" calcext:value-type="float">
            <text:p>30.2011580527557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default</text:p>
          </table:table-cell>
          <table:table-cell office:value-type="float" office:value="5471" calcext:value-type="float">
            <text:p>5471</text:p>
          </table:table-cell>
          <table:table-cell office:value-type="float" office:value="4663" calcext:value-type="float">
            <text:p>466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565e717f-95e1-36a9-9b7d-e74aeb6d49d4</text:p>
          </table:table-cell>
          <table:table-cell office:value-type="float" office:value="0.000142903101273967" calcext:value-type="float">
            <text:p>0.000142903101273967</text:p>
          </table:table-cell>
          <table:table-cell office:value-type="float" office:value="0.00965126753313602" calcext:value-type="float">
            <text:p>0.00965126753313602</text:p>
          </table:table-cell>
          <table:table-cell office:value-type="float" office:value="36.8293838862559" calcext:value-type="float">
            <text:p>36.82938388625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ault</text:p>
          </table:table-cell>
          <table:table-cell office:value-type="float" office:value="389" calcext:value-type="float">
            <text:p>389</text:p>
          </table:table-cell>
          <table:table-cell office:value-type="float" office:value="211" calcext:value-type="float">
            <text:p>2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1c94f70d-58cd-3004-b8ca-5249f570dc09</text:p>
          </table:table-cell>
          <table:table-cell office:value-type="float" office:value="0.00458724178251267" calcext:value-type="float">
            <text:p>0.00458724178251267</text:p>
          </table:table-cell>
          <table:table-cell office:value-type="float" office:value="0.0146810445628167" calcext:value-type="float">
            <text:p>0.0146810445628167</text:p>
          </table:table-cell>
          <table:table-cell office:value-type="float" office:value="49.658064516129" calcext:value-type="float">
            <text:p>49.658064516129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default</text:p>
          </table:table-cell>
          <table:table-cell office:value-type="float" office:value="391" calcext:value-type="float">
            <text:p>391</text:p>
          </table:table-cell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356e09e9-7225-355b-8a6c-1a3ba2e00aa8</text:p>
          </table:table-cell>
          <table:table-cell office:value-type="float" office:value="0.000421648921648922" calcext:value-type="float">
            <text:p>0.000421648921648922</text:p>
          </table:table-cell>
          <table:table-cell office:value-type="float" office:value="0.0128310128310128" calcext:value-type="float">
            <text:p>0.0128310128310128</text:p>
          </table:table-cell>
          <table:table-cell office:value-type="float" office:value="12.2919463087248" calcext:value-type="float">
            <text:p>12.29194630872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fault</text:p>
          </table:table-cell>
          <table:table-cell office:value-type="float" office:value="610" calcext:value-type="float">
            <text:p>610</text:p>
          </table:table-cell>
          <table:table-cell office:value-type="float" office:value="596" calcext:value-type="float">
            <text:p>5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5e7a6e81-8676-33f7-83f1-414e23a8a93b</text:p>
          </table:table-cell>
          <table:table-cell office:value-type="float" office:value="0.0295146608315098" calcext:value-type="float">
            <text:p>0.0295146608315098</text:p>
          </table:table-cell>
          <table:table-cell office:value-type="float" office:value="0.0264770240700219" calcext:value-type="float">
            <text:p>0.0264770240700219</text:p>
          </table:table-cell>
          <table:table-cell office:value-type="float" office:value="41.1711711711712" calcext:value-type="float">
            <text:p>41.1711711711712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default</text:p>
          </table:table-cell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dea1b99-edd0-36e2-bc8b-7e1cb6ae14b4</text:p>
          </table:table-cell>
          <table:table-cell office:value-type="float" office:value="0.000749730312837109" calcext:value-type="float">
            <text:p>0.000749730312837109</text:p>
          </table:table-cell>
          <table:table-cell office:value-type="float" office:value="0.0345199568500539" calcext:value-type="float">
            <text:p>0.0345199568500539</text:p>
          </table:table-cell>
          <table:table-cell office:value-type="float" office:value="5.86708860759494" calcext:value-type="float">
            <text:p>5.867088607594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fault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b81bce8-c6a1-3781-a61a-7437d400eb22</text:p>
          </table:table-cell>
          <table:table-cell office:value-type="float" office:value="0.00173456423652339" calcext:value-type="float">
            <text:p>0.00173456423652339</text:p>
          </table:table-cell>
          <table:table-cell office:value-type="float" office:value="0.00516504393255759" calcext:value-type="float">
            <text:p>0.00516504393255759</text:p>
          </table:table-cell>
          <table:table-cell office:value-type="float" office:value="25.2533733133433" calcext:value-type="float">
            <text:p>25.2533733133433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default</text:p>
          </table:table-cell>
          <table:table-cell office:value-type="float" office:value="1568" calcext:value-type="float">
            <text:p>1568</text:p>
          </table:table-cell>
          <table:table-cell office:value-type="float" office:value="1334" calcext:value-type="float">
            <text:p>133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947e0e2-01b5-3d67-8d4c-1efa14994ed3</text:p>
          </table:table-cell>
          <table:table-cell office:value-type="float" office:value="0.0138087626197256" calcext:value-type="float">
            <text:p>0.0138087626197256</text:p>
          </table:table-cell>
          <table:table-cell office:value-type="float" office:value="0.0119078436448356" calcext:value-type="float">
            <text:p>0.0119078436448356</text:p>
          </table:table-cell>
          <table:table-cell office:value-type="float" office:value="83.0752688172043" calcext:value-type="float">
            <text:p>83.0752688172043</text:p>
          </table:table-cell>
          <table:table-cell office:value-type="float" office:value="12803" calcext:value-type="float">
            <text:p>12803</text:p>
          </table:table-cell>
          <table:table-cell office:value-type="string" calcext:value-type="string">
            <text:p>default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9ed8f25f-d223-3c52-bf7c-45fc33b296aa</text:p>
          </table:table-cell>
          <table:table-cell office:value-type="float" office:value="0.000545361667347773" calcext:value-type="float">
            <text:p>0.000545361667347773</text:p>
          </table:table-cell>
          <table:table-cell office:value-type="float" office:value="0.0110339190845934" calcext:value-type="float">
            <text:p>0.0110339190845934</text:p>
          </table:table-cell>
          <table:table-cell office:value-type="float" office:value="24.7171717171717" calcext:value-type="float">
            <text:p>24.71717171717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efault</text:p>
          </table:table-cell>
          <table:table-cell office:value-type="float" office:value="253" calcext:value-type="float">
            <text:p>253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0026189-ed03-317a-ad72-b810b38646d2</text:p>
          </table:table-cell>
          <table:table-cell office:value-type="float" office:value="0.00418394109043224" calcext:value-type="float">
            <text:p>0.00418394109043224</text:p>
          </table:table-cell>
          <table:table-cell office:value-type="float" office:value="0.0075654410652141" calcext:value-type="float">
            <text:p>0.0075654410652141</text:p>
          </table:table-cell>
          <table:table-cell office:value-type="float" office:value="20.9366420274551" calcext:value-type="float">
            <text:p>20.9366420274551</text:p>
          </table:table-cell>
          <table:table-cell office:value-type="float" office:value="4978" calcext:value-type="float">
            <text:p>4978</text:p>
          </table:table-cell>
          <table:table-cell office:value-type="string" calcext:value-type="string">
            <text:p>default</text:p>
          </table:table-cell>
          <table:table-cell office:value-type="float" office:value="1031" calcext:value-type="float">
            <text:p>1031</text:p>
          </table:table-cell>
          <table:table-cell office:value-type="float" office:value="947" calcext:value-type="float">
            <text:p>9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f8d843a-58cf-3564-958a-376eff91a216</text:p>
          </table:table-cell>
          <table:table-cell office:value-type="float" office:value="0.00000636363636363636" calcext:value-type="float">
            <text:p>6.36363636363636E-06</text:p>
          </table:table-cell>
          <table:table-cell office:value-type="float" office:value="0.0176136363636364" calcext:value-type="float">
            <text:p>0.0176136363636364</text:p>
          </table:table-cell>
          <table:table-cell office:value-type="float" office:value="8.13308687615527" calcext:value-type="float">
            <text:p>8.13308687615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596" calcext:value-type="float">
            <text:p>2596</text:p>
          </table:table-cell>
          <table:table-cell office:value-type="float" office:value="1082" calcext:value-type="float">
            <text:p>108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c6cb97c-1239-388a-a56f-ed1f42e0a637</text:p>
          </table:table-cell>
          <table:table-cell office:value-type="float" office:value="0.000100202373031714" calcext:value-type="float">
            <text:p>0.000100202373031714</text:p>
          </table:table-cell>
          <table:table-cell office:value-type="float" office:value="0.00291084497671324" calcext:value-type="float">
            <text:p>0.00291084497671324</text:p>
          </table:table-cell>
          <table:table-cell office:value-type="float" office:value="13.9759783029833" calcext:value-type="float">
            <text:p>13.975978302983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fault</text:p>
          </table:table-cell>
          <table:table-cell office:value-type="float" office:value="2725" calcext:value-type="float">
            <text:p>2725</text:p>
          </table:table-cell>
          <table:table-cell office:value-type="float" office:value="2581" calcext:value-type="float">
            <text:p>2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b03c230-0c7e-3f46-b408-e0c66a184bbc</text:p>
          </table:table-cell>
          <table:table-cell office:value-type="float" office:value="0.0000906623571439618" calcext:value-type="float">
            <text:p>9.06623571439618E-05</text:p>
          </table:table-cell>
          <table:table-cell office:value-type="float" office:value="0.00211094443499374" calcext:value-type="float">
            <text:p>0.00211094443499374</text:p>
          </table:table-cell>
          <table:table-cell office:value-type="float" office:value="15.9484523369096" calcext:value-type="float">
            <text:p>15.948452336909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default</text:p>
          </table:table-cell>
          <table:table-cell office:value-type="float" office:value="8874" calcext:value-type="float">
            <text:p>8874</text:p>
          </table:table-cell>
          <table:table-cell office:value-type="float" office:value="8109" calcext:value-type="float">
            <text:p>810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bfecb39-003a-3d45-9c95-3c795d34df28</text:p>
          </table:table-cell>
          <table:table-cell office:value-type="float" office:value="0.000893910860012555" calcext:value-type="float">
            <text:p>0.000893910860012555</text:p>
          </table:table-cell>
          <table:table-cell office:value-type="float" office:value="0.0131826741996234" calcext:value-type="float">
            <text:p>0.0131826741996234</text:p>
          </table:table-cell>
          <table:table-cell office:value-type="float" office:value="16.0100502512563" calcext:value-type="float">
            <text:p>16.010050251256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b0657f3b-70e8-3332-ad84-262c27823cf9</text:p>
          </table:table-cell>
          <table:table-cell office:value-type="float" office:value="0.0046447393127621" calcext:value-type="float">
            <text:p>0.0046447393127621</text:p>
          </table:table-cell>
          <table:table-cell office:value-type="float" office:value="0.00425611816986919" calcext:value-type="float">
            <text:p>0.00425611816986919</text:p>
          </table:table-cell>
          <table:table-cell office:value-type="float" office:value="18.7303634232122" calcext:value-type="float">
            <text:p>18.7303634232122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default</text:p>
          </table:table-cell>
          <table:table-cell office:value-type="float" office:value="921" calcext:value-type="float">
            <text:p>921</text:p>
          </table:table-cell>
          <table:table-cell office:value-type="float" office:value="853" calcext:value-type="float">
            <text:p>8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fbc196-6bbf-34ea-8199-3dbfd37d88db</text:p>
          </table:table-cell>
          <table:table-cell office:value-type="float" office:value="0.00711956216671344" calcext:value-type="float">
            <text:p>0.00711956216671344</text:p>
          </table:table-cell>
          <table:table-cell office:value-type="float" office:value="0.021470670783048" calcext:value-type="float">
            <text:p>0.021470670783048</text:p>
          </table:table-cell>
          <table:table-cell office:value-type="float" office:value="25.8188405797101" calcext:value-type="float">
            <text:p>25.8188405797101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default</text:p>
          </table:table-cell>
          <table:table-cell office:value-type="float" office:value="311" calcext:value-type="float">
            <text:p>311</text:p>
          </table:table-cell>
          <table:table-cell office:value-type="float" office:value="276" calcext:value-type="float">
            <text:p>27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d1f78c05-5dc7-34d6-b70d-dc7d7e875d5b</text:p>
          </table:table-cell>
          <table:table-cell office:value-type="float" office:value="0.00287009561490274" calcext:value-type="float">
            <text:p>0.00287009561490274</text:p>
          </table:table-cell>
          <table:table-cell office:value-type="float" office:value="0.0362677217276624" calcext:value-type="float">
            <text:p>0.0362677217276624</text:p>
          </table:table-cell>
          <table:table-cell office:value-type="float" office:value="27.3243243243243" calcext:value-type="float">
            <text:p>27.324324324324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default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f62d81d-4b83-3292-8a45-b902265e1a97</text:p>
          </table:table-cell>
          <table:table-cell office:value-type="float" office:value="0.00000885262975177921" calcext:value-type="float">
            <text:p>8.85262975177921E-06</text:p>
          </table:table-cell>
          <table:table-cell office:value-type="float" office:value="0.016837354625933" calcext:value-type="float">
            <text:p>0.016837354625933</text:p>
          </table:table-cell>
          <table:table-cell office:value-type="float" office:value="7.21026282853567" calcext:value-type="float">
            <text:p>7.21026282853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106" calcext:value-type="float">
            <text:p>2106</text:p>
          </table:table-cell>
          <table:table-cell office:value-type="float" office:value="799" calcext:value-type="float">
            <text:p>7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5123da6-bf2a-3dd9-9836-37a9484a4427</text:p>
          </table:table-cell>
          <table:table-cell office:value-type="float" office:value="0.0019357206405694" calcext:value-type="float">
            <text:p>0.0019357206405694</text:p>
          </table:table-cell>
          <table:table-cell office:value-type="float" office:value="0.0268386714116252" calcext:value-type="float">
            <text:p>0.0268386714116252</text:p>
          </table:table-cell>
          <table:table-cell office:value-type="float" office:value="60.2142857142857" calcext:value-type="float">
            <text:p>60.214285714285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default</text:p>
          </table:table-cell>
          <table:table-cell office:value-type="float" office:value="174" calcext:value-type="float">
            <text:p>174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1924bd2f-ec64-365a-a83d-2bc5b34b775e</text:p>
          </table:table-cell>
          <table:table-cell office:value-type="float" office:value="0.000143771906174171" calcext:value-type="float">
            <text:p>0.000143771906174171</text:p>
          </table:table-cell>
          <table:table-cell office:value-type="float" office:value="0.00188730115934214" calcext:value-type="float">
            <text:p>0.00188730115934214</text:p>
          </table:table-cell>
          <table:table-cell office:value-type="float" office:value="18.2709359605911" calcext:value-type="float">
            <text:p>18.27093596059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float" office:value="1115" calcext:value-type="float">
            <text:p>1115</text:p>
          </table:table-cell>
          <table:table-cell office:value-type="float" office:value="812" calcext:value-type="float">
            <text:p>8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72bc876b-5791-3655-a77f-4813b82fcef6</text:p>
          </table:table-cell>
          <table:table-cell office:value-type="float" office:value="0.000134222592746978" calcext:value-type="float">
            <text:p>0.000134222592746978</text:p>
          </table:table-cell>
          <table:table-cell office:value-type="float" office:value="0.00559757041624486" calcext:value-type="float">
            <text:p>0.00559757041624486</text:p>
          </table:table-cell>
          <table:table-cell office:value-type="float" office:value="21.4469987228608" calcext:value-type="float">
            <text:p>21.446998722860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efault</text:p>
          </table:table-cell>
          <table:table-cell office:value-type="float" office:value="1010" calcext:value-type="float">
            <text:p>1010</text:p>
          </table:table-cell>
          <table:table-cell office:value-type="float" office:value="783" calcext:value-type="float">
            <text:p>7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8f91f452-03ef-3469-8660-e0877282a6c7</text:p>
          </table:table-cell>
          <table:table-cell office:value-type="float" office:value="0.00122775544067905" calcext:value-type="float">
            <text:p>0.00122775544067905</text:p>
          </table:table-cell>
          <table:table-cell office:value-type="float" office:value="0.00273150807326568" calcext:value-type="float">
            <text:p>0.00273150807326568</text:p>
          </table:table-cell>
          <table:table-cell office:value-type="float" office:value="29.5529988683516" calcext:value-type="float">
            <text:p>29.552998868351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default</text:p>
          </table:table-cell>
          <table:table-cell office:value-type="float" office:value="3117" calcext:value-type="float">
            <text:p>3117</text:p>
          </table:table-cell>
          <table:table-cell office:value-type="float" office:value="2651" calcext:value-type="float">
            <text:p>265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12b8286-d510-3c13-978b-ca6bac75c1b3</text:p>
          </table:table-cell>
          <table:table-cell office:value-type="float" office:value="0.000152172330980278" calcext:value-type="float">
            <text:p>0.000152172330980278</text:p>
          </table:table-cell>
          <table:table-cell office:value-type="float" office:value="0.00174659777308784" calcext:value-type="float">
            <text:p>0.00174659777308784</text:p>
          </table:table-cell>
          <table:table-cell office:value-type="float" office:value="18.7462482946794" calcext:value-type="float">
            <text:p>18.746248294679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fault</text:p>
          </table:table-cell>
          <table:table-cell office:value-type="float" office:value="1041" calcext:value-type="float">
            <text:p>1041</text:p>
          </table:table-cell>
          <table:table-cell office:value-type="float" office:value="733" calcext:value-type="float">
            <text:p>7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9db56e6f-e7b9-31b5-978b-b9fb37ac8387</text:p>
          </table:table-cell>
          <table:table-cell office:value-type="float" office:value="0.000885982478097622" calcext:value-type="float">
            <text:p>0.000885982478097622</text:p>
          </table:table-cell>
          <table:table-cell office:value-type="float" office:value="0.0222778473091364" calcext:value-type="float">
            <text:p>0.0222778473091364</text:p>
          </table:table-cell>
          <table:table-cell office:value-type="float" office:value="10.7104557640751" calcext:value-type="float">
            <text:p>10.710455764075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fault</text:p>
          </table:table-cell>
          <table:table-cell office:value-type="float" office:value="520" calcext:value-type="float">
            <text:p>520</text:p>
          </table:table-cell>
          <table:table-cell office:value-type="float" office:value="373" calcext:value-type="float">
            <text:p>3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7823bf3-4107-3c1e-893c-f9cf56760358</text:p>
          </table:table-cell>
          <table:table-cell office:value-type="float" office:value="0.000825192802056555" calcext:value-type="float">
            <text:p>0.000825192802056555</text:p>
          </table:table-cell>
          <table:table-cell office:value-type="float" office:value="0.00742644958583262" calcext:value-type="float">
            <text:p>0.00742644958583262</text:p>
          </table:table-cell>
          <table:table-cell office:value-type="float" office:value="17.5929648241206" calcext:value-type="float">
            <text:p>17.592964824120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ault</text:p>
          </table:table-cell>
          <table:table-cell office:value-type="float" office:value="232" calcext:value-type="float">
            <text:p>232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e5cf723a-5db2-30ee-a7e1-8eaa4f077c11</text:p>
          </table:table-cell>
          <table:table-cell office:value-type="float" office:value="0.0103068550020251" calcext:value-type="float">
            <text:p>0.0103068550020251</text:p>
          </table:table-cell>
          <table:table-cell office:value-type="float" office:value="0.00713851761846902" calcext:value-type="float">
            <text:p>0.00713851761846902</text:p>
          </table:table-cell>
          <table:table-cell office:value-type="float" office:value="36.7137546468402" calcext:value-type="float">
            <text:p>36.7137546468402</text:p>
          </table:table-cell>
          <table:table-cell office:value-type="float" office:value="12215" calcext:value-type="float">
            <text:p>12215</text:p>
          </table:table-cell>
          <table:table-cell office:value-type="string" calcext:value-type="string">
            <text:p>default</text:p>
          </table:table-cell>
          <table:table-cell office:value-type="float" office:value="632" calcext:value-type="float">
            <text:p>632</text:p>
          </table:table-cell>
          <table:table-cell office:value-type="float" office:value="538" calcext:value-type="float">
            <text:p>5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b02e805-0017-3930-aef7-321a0d12ec0d</text:p>
          </table:table-cell>
          <table:table-cell office:value-type="float" office:value="0.000908322496749025" calcext:value-type="float">
            <text:p>0.000908322496749025</text:p>
          </table:table-cell>
          <table:table-cell office:value-type="float" office:value="0.0299089726918075" calcext:value-type="float">
            <text:p>0.0299089726918075</text:p>
          </table:table-cell>
          <table:table-cell office:value-type="float" office:value="5.6962962962963" calcext:value-type="float">
            <text:p>5.69629629629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1177a00d-736a-30cd-befd-f65cdeea97c0</text:p>
          </table:table-cell>
          <table:table-cell office:value-type="float" office:value="0.00000928670223276033" calcext:value-type="float">
            <text:p>9.28670223276033E-06</text:p>
          </table:table-cell>
          <table:table-cell office:value-type="float" office:value="0.010077059869591" calcext:value-type="float">
            <text:p>0.010077059869591</text:p>
          </table:table-cell>
          <table:table-cell office:value-type="float" office:value="9.30330882352941" calcext:value-type="float">
            <text:p>9.30330882352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510" calcext:value-type="float">
            <text:p>2510</text:p>
          </table:table-cell>
          <table:table-cell office:value-type="float" office:value="544" calcext:value-type="float">
            <text:p>5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8356d8cc-943c-31fa-abb8-d4a6653f2b1b</text:p>
          </table:table-cell>
          <table:table-cell office:value-type="float" office:value="0.00240633130962706" calcext:value-type="float">
            <text:p>0.00240633130962706</text:p>
          </table:table-cell>
          <table:table-cell office:value-type="float" office:value="0.00982943047123446" calcext:value-type="float">
            <text:p>0.00982943047123446</text:p>
          </table:table-cell>
          <table:table-cell office:value-type="float" office:value="34.162962962963" calcext:value-type="float">
            <text:p>34.16296296296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efault</text:p>
          </table:table-cell>
          <table:table-cell office:value-type="float" office:value="651" calcext:value-type="float">
            <text:p>651</text:p>
          </table:table-cell>
          <table:table-cell office:value-type="float" office:value="405" calcext:value-type="float">
            <text:p>40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96e249c0-c378-3771-ac70-263e61ee0797</text:p>
          </table:table-cell>
          <table:table-cell office:value-type="float" office:value="0.000402989590898088" calcext:value-type="float">
            <text:p>0.000402989590898088</text:p>
          </table:table-cell>
          <table:table-cell office:value-type="float" office:value="0.00714112805616074" calcext:value-type="float">
            <text:p>0.00714112805616074</text:p>
          </table:table-cell>
          <table:table-cell office:value-type="float" office:value="11.6694915254237" calcext:value-type="float">
            <text:p>11.66949152542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ault</text:p>
          </table:table-cell>
          <table:table-cell office:value-type="float" office:value="732" calcext:value-type="float">
            <text:p>732</text:p>
          </table:table-cell>
          <table:table-cell office:value-type="float" office:value="708" calcext:value-type="float">
            <text:p>70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9f66431d-8e1b-32e4-83cd-ec5e07128fdd</text:p>
          </table:table-cell>
          <table:table-cell office:value-type="float" office:value="0.0291183576786419" calcext:value-type="float">
            <text:p>0.0291183576786419</text:p>
          </table:table-cell>
          <table:table-cell office:value-type="float" office:value="0.00710619818397158" calcext:value-type="float">
            <text:p>0.00710619818397158</text:p>
          </table:table-cell>
          <table:table-cell office:value-type="float" office:value="91.7753623188406" calcext:value-type="float">
            <text:p>91.7753623188406</text:p>
          </table:table-cell>
          <table:table-cell office:value-type="float" office:value="22128" calcext:value-type="float">
            <text:p>22128</text:p>
          </table:table-cell>
          <table:table-cell office:value-type="string" calcext:value-type="string">
            <text:p>default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b8e40ee-a935-30ba-8071-9ced09b46da9</text:p>
          </table:table-cell>
          <table:table-cell office:value-type="float" office:value="0.00113034563561804" calcext:value-type="float">
            <text:p>0.00113034563561804</text:p>
          </table:table-cell>
          <table:table-cell office:value-type="float" office:value="0.0222612770943175" calcext:value-type="float">
            <text:p>0.0222612770943175</text:p>
          </table:table-cell>
          <table:table-cell office:value-type="float" office:value="10.5587628865979" calcext:value-type="float">
            <text:p>10.558762886597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fault</text:p>
          </table:table-cell>
          <table:table-cell office:value-type="float" office:value="598" calcext:value-type="float">
            <text:p>598</text:p>
          </table:table-cell>
          <table:table-cell office:value-type="float" office:value="485" calcext:value-type="float">
            <text:p>48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22ba257-2ac6-3e9c-a101-73858e26475c</text:p>
          </table:table-cell>
          <table:table-cell office:value-type="float" office:value="0.00302037670785548" calcext:value-type="float">
            <text:p>0.00302037670785548</text:p>
          </table:table-cell>
          <table:table-cell office:value-type="float" office:value="0.00590402048120379" calcext:value-type="float">
            <text:p>0.00590402048120379</text:p>
          </table:table-cell>
          <table:table-cell office:value-type="float" office:value="38.2407592407592" calcext:value-type="float">
            <text:p>38.2407592407592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default</text:p>
          </table:table-cell>
          <table:table-cell office:value-type="float" office:value="1183" calcext:value-type="float">
            <text:p>1183</text:p>
          </table:table-cell>
          <table:table-cell office:value-type="float" office:value="1001" calcext:value-type="float">
            <text:p>100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8f7bbd9-eec1-3285-a328-a71170c374e1</text:p>
          </table:table-cell>
          <table:table-cell office:value-type="float" office:value="0.00084447337962963" calcext:value-type="float">
            <text:p>0.00084447337962963</text:p>
          </table:table-cell>
          <table:table-cell office:value-type="float" office:value="0.00549768518518519" calcext:value-type="float">
            <text:p>0.00549768518518519</text:p>
          </table:table-cell>
          <table:table-cell office:value-type="float" office:value="15.926267281106" calcext:value-type="float">
            <text:p>15.9262672811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efault</text:p>
          </table:table-cell>
          <table:table-cell office:value-type="float" office:value="276" calcext:value-type="float">
            <text:p>276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12a1ee6-9744-3cdd-be6d-c1348dd6ca72</text:p>
          </table:table-cell>
          <table:table-cell office:value-type="float" office:value="0.0124754412893323" calcext:value-type="float">
            <text:p>0.0124754412893323</text:p>
          </table:table-cell>
          <table:table-cell office:value-type="float" office:value="0.0245587106676899" calcext:value-type="float">
            <text:p>0.0245587106676899</text:p>
          </table:table-cell>
          <table:table-cell office:value-type="float" office:value="21.7166666666667" calcext:value-type="float">
            <text:p>21.7166666666667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default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b1c44b6-7060-37bc-90e6-0d051c6757e3</text:p>
          </table:table-cell>
          <table:table-cell office:value-type="float" office:value="0.000345068664169788" calcext:value-type="float">
            <text:p>0.000345068664169788</text:p>
          </table:table-cell>
          <table:table-cell office:value-type="float" office:value="0.0142322097378277" calcext:value-type="float">
            <text:p>0.0142322097378277</text:p>
          </table:table-cell>
          <table:table-cell office:value-type="float" office:value="6.5228013029316" calcext:value-type="float">
            <text:p>6.52280130293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fault</text:p>
          </table:table-cell>
          <table:table-cell office:value-type="float" office:value="638" calcext:value-type="float">
            <text:p>638</text:p>
          </table:table-cell>
          <table:table-cell office:value-type="float" office:value="614" calcext:value-type="float">
            <text:p>6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47a2c85c-6db9-36eb-b83a-6a07f00fd1a7</text:p>
          </table:table-cell>
          <table:table-cell office:value-type="float" office:value="0.00000936123348017621" calcext:value-type="float">
            <text:p>9.36123348017621E-06</text:p>
          </table:table-cell>
          <table:table-cell office:value-type="float" office:value="0.0126651982378855" calcext:value-type="float">
            <text:p>0.0126651982378855</text:p>
          </table:table-cell>
          <table:table-cell office:value-type="float" office:value="7.66244725738397" calcext:value-type="float">
            <text:p>7.662447257383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029" calcext:value-type="float">
            <text:p>2029</text:p>
          </table:table-cell>
          <table:table-cell office:value-type="float" office:value="711" calcext:value-type="float">
            <text:p>7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7effaf2-df1d-3623-97e0-1cce7ac4481e</text:p>
          </table:table-cell>
          <table:table-cell office:value-type="float" office:value="0.0000180022096575031" calcext:value-type="float">
            <text:p>1.80022096575031E-05</text:p>
          </table:table-cell>
          <table:table-cell office:value-type="float" office:value="0.00675895236238383" calcext:value-type="float">
            <text:p>0.00675895236238383</text:p>
          </table:table-cell>
          <table:table-cell office:value-type="float" office:value="47.6377708978328" calcext:value-type="float">
            <text:p>47.63777089783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office:value-type="float" office:value="663" calcext:value-type="float">
            <text:p>663</text:p>
          </table:table-cell>
          <table:table-cell office:value-type="float" office:value="323" calcext:value-type="float">
            <text:p>3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1fc29de-4e3d-3fb4-8766-6642f6047f66</text:p>
          </table:table-cell>
          <table:table-cell office:value-type="float" office:value="0.00331075721153846" calcext:value-type="float">
            <text:p>0.00331075721153846</text:p>
          </table:table-cell>
          <table:table-cell office:value-type="float" office:value="0.0198317307692308" calcext:value-type="float">
            <text:p>0.0198317307692308</text:p>
          </table:table-cell>
          <table:table-cell office:value-type="float" office:value="47.2727272727273" calcext:value-type="float">
            <text:p>47.2727272727273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default</text:p>
          </table:table-cell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7e4cc39-633f-3ec9-9fec-a0d68a944b26</text:p>
          </table:table-cell>
          <table:table-cell office:value-type="float" office:value="0.00394725848563969" calcext:value-type="float">
            <text:p>0.00394725848563969</text:p>
          </table:table-cell>
          <table:table-cell office:value-type="float" office:value="0.0181026979982594" calcext:value-type="float">
            <text:p>0.0181026979982594</text:p>
          </table:table-cell>
          <table:table-cell office:value-type="float" office:value="63.1318681318681" calcext:value-type="float">
            <text:p>63.1318681318681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default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2b3f50a-7ef4-3025-b416-cf754c30c94c</text:p>
          </table:table-cell>
          <table:table-cell office:value-type="float" office:value="0.000513378215087174" calcext:value-type="float">
            <text:p>0.000513378215087174</text:p>
          </table:table-cell>
          <table:table-cell office:value-type="float" office:value="0.00949421715863974" calcext:value-type="float">
            <text:p>0.00949421715863974</text:p>
          </table:table-cell>
          <table:table-cell office:value-type="float" office:value="25.9775784753363" calcext:value-type="float">
            <text:p>25.977578475336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fault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759725e4-9fef-35da-a88f-dd28a2f2daa3</text:p>
          </table:table-cell>
          <table:table-cell office:value-type="float" office:value="0.000214700267277587" calcext:value-type="float">
            <text:p>0.000214700267277587</text:p>
          </table:table-cell>
          <table:table-cell office:value-type="float" office:value="0.00778923253150057" calcext:value-type="float">
            <text:p>0.00778923253150057</text:p>
          </table:table-cell>
          <table:table-cell office:value-type="float" office:value="13.9456869009585" calcext:value-type="float">
            <text:p>13.945686900958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efault</text:p>
          </table:table-cell>
          <table:table-cell office:value-type="float" office:value="1010" calcext:value-type="float">
            <text:p>1010</text:p>
          </table:table-cell>
          <table:table-cell office:value-type="float" office:value="939" calcext:value-type="float">
            <text:p>9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2cdc675-5112-3220-8dca-8d1e4afb2b3b</text:p>
          </table:table-cell>
          <table:table-cell office:value-type="float" office:value="0.0156550375469337" calcext:value-type="float">
            <text:p>0.0156550375469337</text:p>
          </table:table-cell>
          <table:table-cell office:value-type="float" office:value="0.00868272841051314" calcext:value-type="float">
            <text:p>0.00868272841051314</text:p>
          </table:table-cell>
          <table:table-cell office:value-type="float" office:value="34.8337874659401" calcext:value-type="float">
            <text:p>34.8337874659401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default</text:p>
          </table:table-cell>
          <table:table-cell office:value-type="float" office:value="410" calcext:value-type="float">
            <text:p>410</text:p>
          </table:table-cell>
          <table:table-cell office:value-type="float" office:value="367" calcext:value-type="float">
            <text:p>3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d6aa3b48-e9f3-35c1-ad1a-86ceac9cf3c2</text:p>
          </table:table-cell>
          <table:table-cell office:value-type="float" office:value="0.0167712146422629" calcext:value-type="float">
            <text:p>0.0167712146422629</text:p>
          </table:table-cell>
          <table:table-cell office:value-type="float" office:value="0.0110232945091514" calcext:value-type="float">
            <text:p>0.0110232945091514</text:p>
          </table:table-cell>
          <table:table-cell office:value-type="float" office:value="21.0877192982456" calcext:value-type="float">
            <text:p>21.0877192982456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default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8ce02c7-4dda-3e84-8aaf-5fb6ede627ae</text:p>
          </table:table-cell>
          <table:table-cell office:value-type="float" office:value="0.00158751229105211" calcext:value-type="float">
            <text:p>0.00158751229105211</text:p>
          </table:table-cell>
          <table:table-cell office:value-type="float" office:value="0.0245821042281219" calcext:value-type="float">
            <text:p>0.0245821042281219</text:p>
          </table:table-cell>
          <table:table-cell office:value-type="float" office:value="6.39622641509434" calcext:value-type="float">
            <text:p>6.396226415094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fault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3a7ecfe4-2c62-31f3-95af-770d56a88577</text:p>
          </table:table-cell>
          <table:table-cell office:value-type="float" office:value="0.000910840932117528" calcext:value-type="float">
            <text:p>0.000910840932117528</text:p>
          </table:table-cell>
          <table:table-cell office:value-type="float" office:value="0.027355623100304" calcext:value-type="float">
            <text:p>0.027355623100304</text:p>
          </table:table-cell>
          <table:table-cell office:value-type="float" office:value="7.83333333333333" calcext:value-type="float">
            <text:p>7.833333333333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ault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69f30b92-5b19-3d0c-8ba1-e6ca332dc31f</text:p>
          </table:table-cell>
          <table:table-cell office:value-type="float" office:value="0.000529271396754693" calcext:value-type="float">
            <text:p>0.000529271396754693</text:p>
          </table:table-cell>
          <table:table-cell office:value-type="float" office:value="0.0109767737830099" calcext:value-type="float">
            <text:p>0.0109767737830099</text:p>
          </table:table-cell>
          <table:table-cell office:value-type="float" office:value="24.9444444444444" calcext:value-type="float">
            <text:p>24.94444444444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ault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76829ff3-f815-3aed-9780-2f9b764e0b5c</text:p>
          </table:table-cell>
          <table:table-cell office:value-type="float" office:value="0.0032935233877664" calcext:value-type="float">
            <text:p>0.0032935233877664</text:p>
          </table:table-cell>
          <table:table-cell office:value-type="float" office:value="0.0381954054802104" calcext:value-type="float">
            <text:p>0.0381954054802104</text:p>
          </table:table-cell>
          <table:table-cell office:value-type="float" office:value="35.421568627451" calcext:value-type="float">
            <text:p>35.421568627451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default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89f11736-3a9e-382e-a7bd-3ee84b3c4fd1</text:p>
          </table:table-cell>
          <table:table-cell office:value-type="float" office:value="0.00696962315517983" calcext:value-type="float">
            <text:p>0.00696962315517983</text:p>
          </table:table-cell>
          <table:table-cell office:value-type="float" office:value="0.00623298466829059" calcext:value-type="float">
            <text:p>0.00623298466829059</text:p>
          </table:table-cell>
          <table:table-cell office:value-type="float" office:value="51.5055350553506" calcext:value-type="float">
            <text:p>51.5055350553506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default</text:p>
          </table:table-cell>
          <table:table-cell office:value-type="float" office:value="553" calcext:value-type="float">
            <text:p>553</text:p>
          </table:table-cell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9db546de-e27e-3f5b-8ad3-14106ec5dcde</text:p>
          </table:table-cell>
          <table:table-cell office:value-type="float" office:value="0.0036886803473385" calcext:value-type="float">
            <text:p>0.0036886803473385</text:p>
          </table:table-cell>
          <table:table-cell office:value-type="float" office:value="0.00661967991900627" calcext:value-type="float">
            <text:p>0.00661967991900627</text:p>
          </table:table-cell>
          <table:table-cell office:value-type="float" office:value="21.9121160409556" calcext:value-type="float">
            <text:p>21.9121160409556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default</text:p>
          </table:table-cell>
          <table:table-cell office:value-type="float" office:value="1308" calcext:value-type="float">
            <text:p>1308</text:p>
          </table:table-cell>
          <table:table-cell office:value-type="float" office:value="1172" calcext:value-type="float">
            <text:p>117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88324c9-06ed-3395-a280-0442c9cfb52c</text:p>
          </table:table-cell>
          <table:table-cell office:value-type="float" office:value="0.00924685216850614" calcext:value-type="float">
            <text:p>0.00924685216850614</text:p>
          </table:table-cell>
          <table:table-cell office:value-type="float" office:value="0.00788900979325354" calcext:value-type="float">
            <text:p>0.00788900979325354</text:p>
          </table:table-cell>
          <table:table-cell office:value-type="float" office:value="85.7733333333333" calcext:value-type="float">
            <text:p>85.7733333333333</text:p>
          </table:table-cell>
          <table:table-cell office:value-type="float" office:value="14277" calcext:value-type="float">
            <text:p>14277</text:p>
          </table:table-cell>
          <table:table-cell office:value-type="string" calcext:value-type="string">
            <text:p>default</text:p>
          </table:table-cell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d9bd70f5-73ce-37fe-8dce-97c32135bbe2</text:p>
          </table:table-cell>
          <table:table-cell office:value-type="float" office:value="0.0142368253968254" calcext:value-type="float">
            <text:p>0.0142368253968254</text:p>
          </table:table-cell>
          <table:table-cell office:value-type="float" office:value="0.0114285714285714" calcext:value-type="float">
            <text:p>0.0114285714285714</text:p>
          </table:table-cell>
          <table:table-cell office:value-type="float" office:value="17.9657794676806" calcext:value-type="float">
            <text:p>17.9657794676806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default</text:p>
          </table:table-cell>
          <table:table-cell office:value-type="float" office:value="307" calcext:value-type="float">
            <text:p>307</text:p>
          </table:table-cell>
          <table:table-cell office:value-type="float" office:value="263" calcext:value-type="float">
            <text:p>2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2c870e8-79a6-35e3-8af1-4765c1929502</text:p>
          </table:table-cell>
          <table:table-cell office:value-type="float" office:value="0.000576881720430108" calcext:value-type="float">
            <text:p>0.000576881720430108</text:p>
          </table:table-cell>
          <table:table-cell office:value-type="float" office:value="0.0279569892473118" calcext:value-type="float">
            <text:p>0.0279569892473118</text:p>
          </table:table-cell>
          <table:table-cell office:value-type="float" office:value="6.3265306122449" calcext:value-type="float">
            <text:p>6.32653061224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168ff283-1ed7-3ec0-a246-96fbfeac4d80</text:p>
          </table:table-cell>
          <table:table-cell office:value-type="float" office:value="0.00730704441041348" calcext:value-type="float">
            <text:p>0.00730704441041348</text:p>
          </table:table-cell>
          <table:table-cell office:value-type="float" office:value="0.0267993874425727" calcext:value-type="float">
            <text:p>0.0267993874425727</text:p>
          </table:table-cell>
          <table:table-cell office:value-type="float" office:value="51.2156862745098" calcext:value-type="float">
            <text:p>51.2156862745098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default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1b26b358-f7e4-3cf0-b1aa-b9c1a10357f2</text:p>
          </table:table-cell>
          <table:table-cell office:value-type="float" office:value="0.0121344558725946" calcext:value-type="float">
            <text:p>0.0121344558725946</text:p>
          </table:table-cell>
          <table:table-cell office:value-type="float" office:value="0.0101194426011944" calcext:value-type="float">
            <text:p>0.0101194426011944</text:p>
          </table:table-cell>
          <table:table-cell office:value-type="float" office:value="18.2666666666667" calcext:value-type="float">
            <text:p>18.2666666666667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default</text:p>
          </table:table-cell>
          <table:table-cell office:value-type="float" office:value="391" calcext:value-type="float">
            <text:p>391</text:p>
          </table:table-cell>
          <table:table-cell office:value-type="float" office:value="330" calcext:value-type="float">
            <text:p>3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66f3b54-dde7-3436-82b7-5d0f70ac0bae</text:p>
          </table:table-cell>
          <table:table-cell office:value-type="float" office:value="0.00119458815144328" calcext:value-type="float">
            <text:p>0.00119458815144328</text:p>
          </table:table-cell>
          <table:table-cell office:value-type="float" office:value="0.00255600476793197" calcext:value-type="float">
            <text:p>0.00255600476793197</text:p>
          </table:table-cell>
          <table:table-cell office:value-type="float" office:value="28.8366406803685" calcext:value-type="float">
            <text:p>28.8366406803685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default</text:p>
          </table:table-cell>
          <table:table-cell office:value-type="float" office:value="3349" calcext:value-type="float">
            <text:p>3349</text:p>
          </table:table-cell>
          <table:table-cell office:value-type="float" office:value="2822" calcext:value-type="float">
            <text:p>282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65a2e2a2-4e0b-3a7f-aeb2-6bb96465547c</text:p>
          </table:table-cell>
          <table:table-cell office:value-type="float" office:value="0.000960121534371439" calcext:value-type="float">
            <text:p>0.000960121534371439</text:p>
          </table:table-cell>
          <table:table-cell office:value-type="float" office:value="0.00835548803646031" calcext:value-type="float">
            <text:p>0.00835548803646031</text:p>
          </table:table-cell>
          <table:table-cell office:value-type="float" office:value="11.063025210084" calcext:value-type="float">
            <text:p>11.06302521008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efault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96bf9083-53be-3262-bb4a-f9043f615c84</text:p>
          </table:table-cell>
          <table:table-cell office:value-type="float" office:value="0.0000150730098916627" calcext:value-type="float">
            <text:p>1.50730098916627E-05</text:p>
          </table:table-cell>
          <table:table-cell office:value-type="float" office:value="0.0376825247291569" calcext:value-type="float">
            <text:p>0.0376825247291569</text:p>
          </table:table-cell>
          <table:table-cell office:value-type="float" office:value="12.2011494252874" calcext:value-type="float">
            <text:p>12.2011494252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313" calcext:value-type="float">
            <text:p>1313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3552ceb-84ef-3288-b64e-4afc3fcef500</text:p>
          </table:table-cell>
          <table:table-cell office:value-type="float" office:value="0.000131054897739505" calcext:value-type="float">
            <text:p>0.000131054897739505</text:p>
          </table:table-cell>
          <table:table-cell office:value-type="float" office:value="0.0103606027987083" calcext:value-type="float">
            <text:p>0.0103606027987083</text:p>
          </table:table-cell>
          <table:table-cell office:value-type="float" office:value="37.5353535353535" calcext:value-type="float">
            <text:p>37.53535353535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fault</text:p>
          </table:table-cell>
          <table:table-cell office:value-type="float" office:value="362" calcext:value-type="float">
            <text:p>362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7db000d-f1fd-3680-b4a2-fea830f7ed79</text:p>
          </table:table-cell>
          <table:table-cell office:value-type="float" office:value="0.00945793825799339" calcext:value-type="float">
            <text:p>0.00945793825799339</text:p>
          </table:table-cell>
          <table:table-cell office:value-type="float" office:value="0.00782800441014333" calcext:value-type="float">
            <text:p>0.00782800441014333</text:p>
          </table:table-cell>
          <table:table-cell office:value-type="float" office:value="34.3560606060606" calcext:value-type="float">
            <text:p>34.3560606060606</text:p>
          </table:table-cell>
          <table:table-cell office:value-type="float" office:value="10295" calcext:value-type="float">
            <text:p>10295</text:p>
          </table:table-cell>
          <table:table-cell office:value-type="string" calcext:value-type="string">
            <text:p>default</text:p>
          </table:table-cell>
          <table:table-cell office:value-type="float" office:value="579" calcext:value-type="float">
            <text:p>579</text:p>
          </table:table-cell>
          <table:table-cell office:value-type="float" office:value="528" calcext:value-type="float">
            <text:p>5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39922ee8-31b8-312d-a458-35b69413fcf4</text:p>
          </table:table-cell>
          <table:table-cell office:value-type="float" office:value="0.000111756086564473" calcext:value-type="float">
            <text:p>0.000111756086564473</text:p>
          </table:table-cell>
          <table:table-cell office:value-type="float" office:value="0.00552299368800721" calcext:value-type="float">
            <text:p>0.00552299368800721</text:p>
          </table:table-cell>
          <table:table-cell office:value-type="float" office:value="18.5995807127883" calcext:value-type="float">
            <text:p>18.599580712788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fault</text:p>
          </table:table-cell>
          <table:table-cell office:value-type="float" office:value="1267" calcext:value-type="float">
            <text:p>1267</text:p>
          </table:table-cell>
          <table:table-cell office:value-type="float" office:value="954" calcext:value-type="float">
            <text:p>95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5f498132-02be-3245-957e-2d6180063a7b</text:p>
          </table:table-cell>
          <table:table-cell office:value-type="float" office:value="0.0169625362127996" calcext:value-type="float">
            <text:p>0.0169625362127996</text:p>
          </table:table-cell>
          <table:table-cell office:value-type="float" office:value="0.0310771661838293" calcext:value-type="float">
            <text:p>0.0310771661838293</text:p>
          </table:table-cell>
          <table:table-cell office:value-type="float" office:value="70.9719626168224" calcext:value-type="float">
            <text:p>70.9719626168224</text:p>
          </table:table-cell>
          <table:table-cell office:value-type="float" office:value="7729" calcext:value-type="float">
            <text:p>7729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5f5f04c-33ba-3aa4-846b-904eacd384cc</text:p>
          </table:table-cell>
          <table:table-cell office:value-type="float" office:value="0.0280109077040427" calcext:value-type="float">
            <text:p>0.0280109077040427</text:p>
          </table:table-cell>
          <table:table-cell office:value-type="float" office:value="0.0117467581998474" calcext:value-type="float">
            <text:p>0.0117467581998474</text:p>
          </table:table-cell>
          <table:table-cell office:value-type="float" office:value="40.96875" calcext:value-type="float">
            <text:p>40.96875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a7a81411-9b6e-3c87-b846-88fb4ecced12</text:p>
          </table:table-cell>
          <table:table-cell office:value-type="float" office:value="0.00000500673984209513" calcext:value-type="float">
            <text:p>5.00673984209513E-06</text:p>
          </table:table-cell>
          <table:table-cell office:value-type="float" office:value="0.0175235894473329" calcext:value-type="float">
            <text:p>0.0175235894473329</text:p>
          </table:table-cell>
          <table:table-cell office:value-type="float" office:value="36.3146853146853" calcext:value-type="float">
            <text:p>36.3146853146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136" calcext:value-type="float">
            <text:p>3136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549839ff-b2af-326a-8d62-e2bdc746803c</text:p>
          </table:table-cell>
          <table:table-cell office:value-type="float" office:value="0.0000844721988711421" calcext:value-type="float">
            <text:p>8.44721988711421E-05</text:p>
          </table:table-cell>
          <table:table-cell office:value-type="float" office:value="0.00243785276810376" calcext:value-type="float">
            <text:p>0.00243785276810376</text:p>
          </table:table-cell>
          <table:table-cell office:value-type="float" office:value="15.2704933064368" calcext:value-type="float">
            <text:p>15.270493306436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fault</text:p>
          </table:table-cell>
          <table:table-cell office:value-type="float" office:value="5880" calcext:value-type="float">
            <text:p>5880</text:p>
          </table:table-cell>
          <table:table-cell office:value-type="float" office:value="5453" calcext:value-type="float">
            <text:p>545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4afa04d-e85c-3357-b72a-b8d905e2c0fd</text:p>
          </table:table-cell>
          <table:table-cell office:value-type="float" office:value="0.0105704735689006" calcext:value-type="float">
            <text:p>0.0105704735689006</text:p>
          </table:table-cell>
          <table:table-cell office:value-type="float" office:value="0.00657266445705297" calcext:value-type="float">
            <text:p>0.00657266445705297</text:p>
          </table:table-cell>
          <table:table-cell office:value-type="float" office:value="35.1798418972332" calcext:value-type="float">
            <text:p>35.1798418972332</text:p>
          </table:table-cell>
          <table:table-cell office:value-type="float" office:value="11290" calcext:value-type="float">
            <text:p>11290</text:p>
          </table:table-cell>
          <table:table-cell office:value-type="string" calcext:value-type="string">
            <text:p>default</text:p>
          </table:table-cell>
          <table:table-cell office:value-type="float" office:value="564" calcext:value-type="float">
            <text:p>564</text:p>
          </table:table-cell>
          <table:table-cell office:value-type="float" office:value="506" calcext:value-type="float">
            <text:p>5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d8e10d5-b814-3192-8897-0c2e750aeaee</text:p>
          </table:table-cell>
          <table:table-cell office:value-type="float" office:value="0.00000323143540360628" calcext:value-type="float">
            <text:p>3.23143540360628E-06</text:p>
          </table:table-cell>
          <table:table-cell office:value-type="float" office:value="0.0109868803722614" calcext:value-type="float">
            <text:p>0.0109868803722614</text:p>
          </table:table-cell>
          <table:table-cell office:value-type="float" office:value="8.27875869448903" calcext:value-type="float">
            <text:p>8.2787586944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6065" calcext:value-type="float">
            <text:p>6065</text:p>
          </table:table-cell>
          <table:table-cell office:value-type="float" office:value="1869" calcext:value-type="float">
            <text:p>18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bccbf8f-bc88-3ffb-a8b5-b613ce647322</text:p>
          </table:table-cell>
          <table:table-cell office:value-type="float" office:value="0.00000546101092202184" calcext:value-type="float">
            <text:p>5.46101092202184E-06</text:p>
          </table:table-cell>
          <table:table-cell office:value-type="float" office:value="0.0170180340360681" calcext:value-type="float">
            <text:p>0.0170180340360681</text:p>
          </table:table-cell>
          <table:table-cell office:value-type="float" office:value="11.1214689265537" calcext:value-type="float">
            <text:p>11.1214689265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587" calcext:value-type="float">
            <text:p>3587</text:p>
          </table:table-cell>
          <table:table-cell office:value-type="float" office:value="708" calcext:value-type="float">
            <text:p>70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4bb2486c-e6f2-393c-9931-820efc8b65a3</text:p>
          </table:table-cell>
          <table:table-cell office:value-type="float" office:value="0.20297442455243" calcext:value-type="float">
            <text:p>0.20297442455243</text:p>
          </table:table-cell>
          <table:table-cell office:value-type="float" office:value="0.0127877237851662" calcext:value-type="float">
            <text:p>0.0127877237851662</text:p>
          </table:table-cell>
          <table:table-cell office:value-type="float" office:value="2.75352112676056" calcext:value-type="float">
            <text:p>2.75352112676056</text:p>
          </table:table-cell>
          <table:table-cell office:value-type="float" office:value="4762" calcext:value-type="float">
            <text:p>4762</text:p>
          </table:table-cell>
          <table:table-cell office:value-type="string" calcext:value-type="string">
            <text:p>default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25b9256-4554-3c0a-8ffa-b4057edf7891</text:p>
          </table:table-cell>
          <table:table-cell office:value-type="float" office:value="0.00594744131797638" calcext:value-type="float">
            <text:p>0.00594744131797638</text:p>
          </table:table-cell>
          <table:table-cell office:value-type="float" office:value="0.0120279924187199" calcext:value-type="float">
            <text:p>0.0120279924187199</text:p>
          </table:table-cell>
          <table:table-cell office:value-type="float" office:value="33.2154963680387" calcext:value-type="float">
            <text:p>33.2154963680387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default</text:p>
          </table:table-cell>
          <table:table-cell office:value-type="float" office:value="553" calcext:value-type="float">
            <text:p>553</text:p>
          </table:table-cell>
          <table:table-cell office:value-type="float" office:value="413" calcext:value-type="float">
            <text:p>41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02f1356d-6319-3be9-a183-27f1dff739ef</text:p>
          </table:table-cell>
          <table:table-cell office:value-type="float" office:value="0.00147524827342844" calcext:value-type="float">
            <text:p>0.00147524827342844</text:p>
          </table:table-cell>
          <table:table-cell office:value-type="float" office:value="0.00268437767807632" calcext:value-type="float">
            <text:p>0.00268437767807632</text:p>
          </table:table-cell>
          <table:table-cell office:value-type="float" office:value="30.8147572815534" calcext:value-type="float">
            <text:p>30.8147572815534</text:p>
          </table:table-cell>
          <table:table-cell office:value-type="float" office:value="7024" calcext:value-type="float">
            <text:p>7024</text:p>
          </table:table-cell>
          <table:table-cell office:value-type="string" calcext:value-type="string">
            <text:p>default</text:p>
          </table:table-cell>
          <table:table-cell office:value-type="float" office:value="3017" calcext:value-type="float">
            <text:p>3017</text:p>
          </table:table-cell>
          <table:table-cell office:value-type="float" office:value="2575" calcext:value-type="float">
            <text:p>257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35460062-6a09-3b9e-b743-b21e666db797</text:p>
          </table:table-cell>
          <table:table-cell office:value-type="float" office:value="0.0396178515362189" calcext:value-type="float">
            <text:p>0.0396178515362189</text:p>
          </table:table-cell>
          <table:table-cell office:value-type="float" office:value="0.0118860731105629" calcext:value-type="float">
            <text:p>0.0118860731105629</text:p>
          </table:table-cell>
          <table:table-cell office:value-type="float" office:value="41.6728971962617" calcext:value-type="float">
            <text:p>41.6728971962617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default</text:p>
          </table:table-cell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f3c4199-c6e7-32d9-9a67-a5ce3fd0c289</text:p>
          </table:table-cell>
          <table:table-cell office:value-type="float" office:value="0.0199841381741276" calcext:value-type="float">
            <text:p>0.0199841381741276</text:p>
          </table:table-cell>
          <table:table-cell office:value-type="float" office:value="0.0147162495593937" calcext:value-type="float">
            <text:p>0.0147162495593937</text:p>
          </table:table-cell>
          <table:table-cell office:value-type="float" office:value="97.8275862068966" calcext:value-type="float">
            <text:p>97.8275862068966</text:p>
          </table:table-cell>
          <table:table-cell office:value-type="float" office:value="13607" calcext:value-type="float">
            <text:p>13607</text:p>
          </table:table-cell>
          <table:table-cell office:value-type="string" calcext:value-type="string">
            <text:p>default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e29f803-29cf-341c-bbf4-8231d32ef679</text:p>
          </table:table-cell>
          <table:table-cell office:value-type="float" office:value="0.00304624052846318" calcext:value-type="float">
            <text:p>0.00304624052846318</text:p>
          </table:table-cell>
          <table:table-cell office:value-type="float" office:value="0.00594521080240917" calcext:value-type="float">
            <text:p>0.00594521080240917</text:p>
          </table:table-cell>
          <table:table-cell office:value-type="float" office:value="20.6706827309237" calcext:value-type="float">
            <text:p>20.6706827309237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default</text:p>
          </table:table-cell>
          <table:table-cell office:value-type="float" office:value="1335" calcext:value-type="float">
            <text:p>1335</text:p>
          </table:table-cell>
          <table:table-cell office:value-type="float" office:value="1245" calcext:value-type="float">
            <text:p>124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68d61e0e-89b0-3ec7-9952-d6ab9a35b159</text:p>
          </table:table-cell>
          <table:table-cell office:value-type="float" office:value="0.0494293559660509" calcext:value-type="float">
            <text:p>0.0494293559660509</text:p>
          </table:table-cell>
          <table:table-cell office:value-type="float" office:value="0.018971542685971" calcext:value-type="float">
            <text:p>0.018971542685971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5941" calcext:value-type="float">
            <text:p>5941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80acc937-45fa-352f-8f1a-c8ced5ff6821</text:p>
          </table:table-cell>
          <table:table-cell office:value-type="float" office:value="0.000126605933193179" calcext:value-type="float">
            <text:p>0.000126605933193179</text:p>
          </table:table-cell>
          <table:table-cell office:value-type="float" office:value="0.00151833683718757" calcext:value-type="float">
            <text:p>0.00151833683718757</text:p>
          </table:table-cell>
          <table:table-cell office:value-type="float" office:value="18.9006622516556" calcext:value-type="float">
            <text:p>18.900662251655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fault</text:p>
          </table:table-cell>
          <table:table-cell office:value-type="float" office:value="1308" calcext:value-type="float">
            <text:p>1308</text:p>
          </table:table-cell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bc2e20f0-3b5b-385b-9b46-818d15da79d3</text:p>
          </table:table-cell>
          <table:table-cell office:value-type="float" office:value="0.000884905313476742" calcext:value-type="float">
            <text:p>0.000884905313476742</text:p>
          </table:table-cell>
          <table:table-cell office:value-type="float" office:value="0.00631243488386346" calcext:value-type="float">
            <text:p>0.00631243488386346</text:p>
          </table:table-cell>
          <table:table-cell office:value-type="float" office:value="53.8514851485149" calcext:value-type="float">
            <text:p>53.8514851485149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default</text:p>
          </table:table-cell>
          <table:table-cell office:value-type="float" office:value="618" calcext:value-type="float">
            <text:p>618</text:p>
          </table:table-cell>
          <table:table-cell office:value-type="float" office:value="303" calcext:value-type="float">
            <text:p>3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e648ceb-92ae-3e02-8fc4-f78dc60c746e</text:p>
          </table:table-cell>
          <table:table-cell office:value-type="float" office:value="0.00428591791594987" calcext:value-type="float">
            <text:p>0.00428591791594987</text:p>
          </table:table-cell>
          <table:table-cell office:value-type="float" office:value="0.00486606045711477" calcext:value-type="float">
            <text:p>0.00486606045711477</text:p>
          </table:table-cell>
          <table:table-cell office:value-type="float" office:value="20.284147557328" calcext:value-type="float">
            <text:p>20.284147557328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default</text:p>
          </table:table-cell>
          <table:table-cell office:value-type="float" office:value="1078" calcext:value-type="float">
            <text:p>1078</text:p>
          </table:table-cell>
          <table:table-cell office:value-type="float" office:value="1003" calcext:value-type="float">
            <text:p>100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94518c6-1f3d-3a7a-b5d1-e56db6a055d6</text:p>
          </table:table-cell>
          <table:table-cell office:value-type="float" office:value="0.000682512144344205" calcext:value-type="float">
            <text:p>0.000682512144344205</text:p>
          </table:table-cell>
          <table:table-cell office:value-type="float" office:value="0.00578302105019662" calcext:value-type="float">
            <text:p>0.00578302105019662</text:p>
          </table:table-cell>
          <table:table-cell office:value-type="float" office:value="18.7142857142857" calcext:value-type="float">
            <text:p>18.714285714285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efault</text:p>
          </table:table-cell>
          <table:table-cell office:value-type="float" office:value="360" calcext:value-type="float">
            <text:p>360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a338d7b-3a15-3dd8-a7fb-b631901a1de9</text:p>
          </table:table-cell>
          <table:table-cell office:value-type="float" office:value="0.00000487142628973008" calcext:value-type="float">
            <text:p>4.87142628973008E-06</text:p>
          </table:table-cell>
          <table:table-cell office:value-type="float" office:value="0.0121386360006389" calcext:value-type="float">
            <text:p>0.0121386360006389</text:p>
          </table:table-cell>
          <table:table-cell office:value-type="float" office:value="7.65871559633028" calcext:value-type="float">
            <text:p>7.65871559633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3409" calcext:value-type="float">
            <text:p>3409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b9eaae4-a52f-32a7-8b00-eb034dfcad6e</text:p>
          </table:table-cell>
          <table:table-cell office:value-type="float" office:value="0.00313218312109179" calcext:value-type="float">
            <text:p>0.00313218312109179</text:p>
          </table:table-cell>
          <table:table-cell office:value-type="float" office:value="0.00643571135149938" calcext:value-type="float">
            <text:p>0.00643571135149938</text:p>
          </table:table-cell>
          <table:table-cell office:value-type="float" office:value="31.4332855093257" calcext:value-type="float">
            <text:p>31.4332855093257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default</text:p>
          </table:table-cell>
          <table:table-cell office:value-type="float" office:value="939" calcext:value-type="float">
            <text:p>939</text:p>
          </table:table-cell>
          <table:table-cell office:value-type="float" office:value="697" calcext:value-type="float">
            <text:p>6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db2bd1c-f7ba-3009-b816-079ac3d7494b</text:p>
          </table:table-cell>
          <table:table-cell office:value-type="float" office:value="0.0115570084516026" calcext:value-type="float">
            <text:p>0.0115570084516026</text:p>
          </table:table-cell>
          <table:table-cell office:value-type="float" office:value="0.0138733854249721" calcext:value-type="float">
            <text:p>0.0138733854249721</text:p>
          </table:table-cell>
          <table:table-cell office:value-type="float" office:value="21.9265734265734" calcext:value-type="float">
            <text:p>21.9265734265734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default</text:p>
          </table:table-cell>
          <table:table-cell office:value-type="float" office:value="333" calcext:value-type="float">
            <text:p>333</text:p>
          </table:table-cell>
          <table:table-cell office:value-type="float" office:value="286" calcext:value-type="float">
            <text:p>2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67e87c63-92bd-3ccb-8520-6083e1e8d3cd</text:p>
          </table:table-cell>
          <table:table-cell office:value-type="float" office:value="0.00019713637157325" calcext:value-type="float">
            <text:p>0.00019713637157325</text:p>
          </table:table-cell>
          <table:table-cell office:value-type="float" office:value="0.0206041557534486" calcext:value-type="float">
            <text:p>0.0206041557534486</text:p>
          </table:table-cell>
          <table:table-cell office:value-type="float" office:value="39.2260273972603" calcext:value-type="float">
            <text:p>39.226027397260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fault</text:p>
          </table:table-cell>
          <table:table-cell office:value-type="float" office:value="272" calcext:value-type="float">
            <text:p>272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75aedadb-daf2-34fa-86f8-e95c1c5001ef</text:p>
          </table:table-cell>
          <table:table-cell office:value-type="float" office:value="0.000988607594936709" calcext:value-type="float">
            <text:p>0.000988607594936709</text:p>
          </table:table-cell>
          <table:table-cell office:value-type="float" office:value="0.0240506329113924" calcext:value-type="float">
            <text:p>0.0240506329113924</text:p>
          </table:table-cell>
          <table:table-cell office:value-type="float" office:value="5.64285714285714" calcext:value-type="float">
            <text:p>5.642857142857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ault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9bce1b96-b272-3e64-8b73-80ac49f1c36c</text:p>
          </table:table-cell>
          <table:table-cell office:value-type="float" office:value="0.00000389312977099237" calcext:value-type="float">
            <text:p>3.89312977099237E-06</text:p>
          </table:table-cell>
          <table:table-cell office:value-type="float" office:value="0.0151145038167939" calcext:value-type="float">
            <text:p>0.0151145038167939</text:p>
          </table:table-cell>
          <table:table-cell office:value-type="float" office:value="11.6548042704626" calcext:value-type="float">
            <text:p>11.6548042704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4984" calcext:value-type="float">
            <text:p>4984</text:p>
          </table:table-cell>
          <table:table-cell office:value-type="float" office:value="1124" calcext:value-type="float">
            <text:p>11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cc34194-5293-3dbc-99b9-18a1e7753da3</text:p>
          </table:table-cell>
          <table:table-cell office:value-type="float" office:value="0.0137169226957384" calcext:value-type="float">
            <text:p>0.0137169226957384</text:p>
          </table:table-cell>
          <table:table-cell office:value-type="float" office:value="0.0230426164519326" calcext:value-type="float">
            <text:p>0.0230426164519326</text:p>
          </table:table-cell>
          <table:table-cell office:value-type="float" office:value="22.0546448087432" calcext:value-type="float">
            <text:p>22.0546448087432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35783d26-ab44-38b8-aac1-cbe3901fbcfe</text:p>
          </table:table-cell>
          <table:table-cell office:value-type="float" office:value="0.00129473039215686" calcext:value-type="float">
            <text:p>0.00129473039215686</text:p>
          </table:table-cell>
          <table:table-cell office:value-type="float" office:value="0.0104166666666667" calcext:value-type="float">
            <text:p>0.0104166666666667</text:p>
          </table:table-cell>
          <table:table-cell office:value-type="float" office:value="10.9530201342282" calcext:value-type="float">
            <text:p>10.953020134228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49149a28-de08-3e6e-aba8-a077a9fc2c79</text:p>
          </table:table-cell>
          <table:table-cell office:value-type="float" office:value="0.000990464472470009" calcext:value-type="float">
            <text:p>0.000990464472470009</text:p>
          </table:table-cell>
          <table:table-cell office:value-type="float" office:value="0.00861273454321747" calcext:value-type="float">
            <text:p>0.00861273454321747</text:p>
          </table:table-cell>
          <table:table-cell office:value-type="float" office:value="14.8447488584475" calcext:value-type="float">
            <text:p>14.844748858447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fault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5bb277c2-c7f3-3cae-8d21-646bbc65de6e</text:p>
          </table:table-cell>
          <table:table-cell office:value-type="float" office:value="0.0103002711903525" calcext:value-type="float">
            <text:p>0.0103002711903525</text:p>
          </table:table-cell>
          <table:table-cell office:value-type="float" office:value="0.00825111072644394" calcext:value-type="float">
            <text:p>0.00825111072644394</text:p>
          </table:table-cell>
          <table:table-cell office:value-type="float" office:value="36.10625" calcext:value-type="float">
            <text:p>36.10625</text:p>
          </table:table-cell>
          <table:table-cell office:value-type="float" office:value="10711" calcext:value-type="float">
            <text:p>10711</text:p>
          </table:table-cell>
          <table:table-cell office:value-type="string" calcext:value-type="string">
            <text:p>default</text:p>
          </table:table-cell>
          <table:table-cell office:value-type="float" office:value="534" calcext:value-type="float">
            <text:p>534</text:p>
          </table:table-cell>
          <table:table-cell office:value-type="float" office:value="480" calcext:value-type="float">
            <text:p>48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82140914-334a-39e4-b4e8-0f6c048b4079</text:p>
          </table:table-cell>
          <table:table-cell office:value-type="float" office:value="0.00114700830733639" calcext:value-type="float">
            <text:p>0.00114700830733639</text:p>
          </table:table-cell>
          <table:table-cell office:value-type="float" office:value="0.00232511946907825" calcext:value-type="float">
            <text:p>0.00232511946907825</text:p>
          </table:table-cell>
          <table:table-cell office:value-type="float" office:value="30.041067041067" calcext:value-type="float">
            <text:p>30.041067041067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default</text:p>
          </table:table-cell>
          <table:table-cell office:value-type="float" office:value="3312" calcext:value-type="float">
            <text:p>3312</text:p>
          </table:table-cell>
          <table:table-cell office:value-type="float" office:value="2849" calcext:value-type="float">
            <text:p>28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5772c0b-9dc4-3298-a085-e9153024ff91</text:p>
          </table:table-cell>
          <table:table-cell office:value-type="float" office:value="0.000768870251603355" calcext:value-type="float">
            <text:p>0.000768870251603355</text:p>
          </table:table-cell>
          <table:table-cell office:value-type="float" office:value="0.0177602368031574" calcext:value-type="float">
            <text:p>0.0177602368031574</text:p>
          </table:table-cell>
          <table:table-cell office:value-type="float" office:value="21.0051813471503" calcext:value-type="float">
            <text:p>21.005181347150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fault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cb266d-d77a-310e-bbb2-9e7c52376953</text:p>
          </table:table-cell>
          <table:table-cell office:value-type="float" office:value="0.000980068060281964" calcext:value-type="float">
            <text:p>0.000980068060281964</text:p>
          </table:table-cell>
          <table:table-cell office:value-type="float" office:value="0.0150704910063199" calcext:value-type="float">
            <text:p>0.0150704910063199</text:p>
          </table:table-cell>
          <table:table-cell office:value-type="float" office:value="8.7531914893617" calcext:value-type="float">
            <text:p>8.75319148936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fault</text:p>
          </table:table-cell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3a7100c-efc8-3819-a21a-71fb79b811e4</text:p>
          </table:table-cell>
          <table:table-cell office:value-type="float" office:value="0.00111329305135952" calcext:value-type="float">
            <text:p>0.00111329305135952</text:p>
          </table:table-cell>
          <table:table-cell office:value-type="float" office:value="0.0166163141993958" calcext:value-type="float">
            <text:p>0.0166163141993958</text:p>
          </table:table-cell>
          <table:table-cell office:value-type="float" office:value="6.18691588785047" calcext:value-type="float">
            <text:p>6.186915887850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ault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32a849b-282e-352b-bcbb-db6eeb083348</text:p>
          </table:table-cell>
          <table:table-cell office:value-type="float" office:value="0.0150292856267614" calcext:value-type="float">
            <text:p>0.0150292856267614</text:p>
          </table:table-cell>
          <table:table-cell office:value-type="float" office:value="0.0262222766817792" calcext:value-type="float">
            <text:p>0.0262222766817792</text:p>
          </table:table-cell>
          <table:table-cell office:value-type="float" office:value="63.7578125" calcext:value-type="float">
            <text:p>63.7578125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e96079f6-0c79-32df-8100-05edfa85e089</text:p>
          </table:table-cell>
          <table:table-cell office:value-type="float" office:value="0.000300383971645171" calcext:value-type="float">
            <text:p>0.000300383971645171</text:p>
          </table:table-cell>
          <table:table-cell office:value-type="float" office:value="0.0078763414394014" calcext:value-type="float">
            <text:p>0.0078763414394014</text:p>
          </table:table-cell>
          <table:table-cell office:value-type="float" office:value="12.9884910485934" calcext:value-type="float">
            <text:p>12.98849104859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fault</text:p>
          </table:table-cell>
          <table:table-cell office:value-type="float" office:value="811" calcext:value-type="float">
            <text:p>811</text:p>
          </table:table-cell>
          <table:table-cell office:value-type="float" office:value="782" calcext:value-type="float">
            <text:p>7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3c7678ee-40f4-3f44-9915-fb73ab7de83d</text:p>
          </table:table-cell>
          <table:table-cell office:value-type="float" office:value="0.0326634136492125" calcext:value-type="float">
            <text:p>0.0326634136492125</text:p>
          </table:table-cell>
          <table:table-cell office:value-type="float" office:value="0.011441647597254" calcext:value-type="float">
            <text:p>0.011441647597254</text:p>
          </table:table-cell>
          <table:table-cell office:value-type="float" office:value="40.375" calcext:value-type="float">
            <text:p>40.375</text:p>
          </table:table-cell>
          <table:table-cell office:value-type="float" office:value="14560" calcext:value-type="float">
            <text:p>14560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42ce62a7-8e8c-370a-a52a-ebf7c948baea</text:p>
          </table:table-cell>
          <table:table-cell office:value-type="float" office:value="0.00210853319664392" calcext:value-type="float">
            <text:p>0.00210853319664392</text:p>
          </table:table-cell>
          <table:table-cell office:value-type="float" office:value="0.00615102382172822" calcext:value-type="float">
            <text:p>0.00615102382172822</text:p>
          </table:table-cell>
          <table:table-cell office:value-type="float" office:value="33.9130832570906" calcext:value-type="float">
            <text:p>33.9130832570906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default</text:p>
          </table:table-cell>
          <table:table-cell office:value-type="float" office:value="1444" calcext:value-type="float">
            <text:p>1444</text:p>
          </table:table-cell>
          <table:table-cell office:value-type="float" office:value="1093" calcext:value-type="float">
            <text:p>109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532b3533-0dbd-32ed-bd6d-b2e64fd47f2d</text:p>
          </table:table-cell>
          <table:table-cell office:value-type="float" office:value="0.000728607594936709" calcext:value-type="float">
            <text:p>0.000728607594936709</text:p>
          </table:table-cell>
          <table:table-cell office:value-type="float" office:value="0.0177215189873418" calcext:value-type="float">
            <text:p>0.0177215189873418</text:p>
          </table:table-cell>
          <table:table-cell office:value-type="float" office:value="9.18604651162791" calcext:value-type="float">
            <text:p>9.1860465116279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fault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89c6f847-83ff-31eb-9c4b-fa10d0b9bcf2</text:p>
          </table:table-cell>
          <table:table-cell office:value-type="float" office:value="0.00339418140330861" calcext:value-type="float">
            <text:p>0.00339418140330861</text:p>
          </table:table-cell>
          <table:table-cell office:value-type="float" office:value="0.0163529188058566" calcext:value-type="float">
            <text:p>0.0163529188058566</text:p>
          </table:table-cell>
          <table:table-cell office:value-type="float" office:value="56.5483870967742" calcext:value-type="float">
            <text:p>56.5483870967742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default</text:p>
          </table:table-cell>
          <table:table-cell office:value-type="float" office:value="220" calcext:value-type="float">
            <text:p>220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9e59da72-5cec-397c-8993-ada2e3924490</text:p>
          </table:table-cell>
          <table:table-cell office:value-type="float" office:value="0.0132017804154303" calcext:value-type="float">
            <text:p>0.0132017804154303</text:p>
          </table:table-cell>
          <table:table-cell office:value-type="float" office:value="0.0225024727992087" calcext:value-type="float">
            <text:p>0.0225024727992087</text:p>
          </table:table-cell>
          <table:table-cell office:value-type="float" office:value="21.5106382978723" calcext:value-type="float">
            <text:p>21.5106382978723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default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f78b45f-48be-3399-bfc9-29cb7af8772c</text:p>
          </table:table-cell>
          <table:table-cell office:value-type="float" office:value="0.0000690601294765346" calcext:value-type="float">
            <text:p>6.90601294765346E-05</text:p>
          </table:table-cell>
          <table:table-cell office:value-type="float" office:value="0.00337141115076305" calcext:value-type="float">
            <text:p>0.00337141115076305</text:p>
          </table:table-cell>
          <table:table-cell office:value-type="float" office:value="15.8733276401936" calcext:value-type="float">
            <text:p>15.873327640193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efault</text:p>
          </table:table-cell>
          <table:table-cell office:value-type="float" office:value="3857" calcext:value-type="float">
            <text:p>3857</text:p>
          </table:table-cell>
          <table:table-cell office:value-type="float" office:value="3513" calcext:value-type="float">
            <text:p>351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2988db3-86e7-356f-8fe1-3d7a67d620c3</text:p>
          </table:table-cell>
          <table:table-cell office:value-type="float" office:value="0.00141962905718702" calcext:value-type="float">
            <text:p>0.00141962905718702</text:p>
          </table:table-cell>
          <table:table-cell office:value-type="float" office:value="0.0340030911901082" calcext:value-type="float">
            <text:p>0.0340030911901082</text:p>
          </table:table-cell>
          <table:table-cell office:value-type="float" office:value="5.48305084745763" calcext:value-type="float">
            <text:p>5.483050847457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ault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671e4c1-1dbf-34c5-b659-25fd636aef9e</text:p>
          </table:table-cell>
          <table:table-cell office:value-type="float" office:value="0.0158925046679114" calcext:value-type="float">
            <text:p>0.0158925046679114</text:p>
          </table:table-cell>
          <table:table-cell office:value-type="float" office:value="0.0112029874633236" calcext:value-type="float">
            <text:p>0.0112029874633236</text:p>
          </table:table-cell>
          <table:table-cell office:value-type="float" office:value="19.9414893617021" calcext:value-type="float">
            <text:p>19.9414893617021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default</text:p>
          </table:table-cell>
          <table:table-cell office:value-type="float" office:value="225" calcext:value-type="float">
            <text:p>225</text:p>
          </table:table-cell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f2be7bf-81c0-33ac-a924-6fcb77a22576</text:p>
          </table:table-cell>
          <table:table-cell office:value-type="float" office:value="0.00682986930477401" calcext:value-type="float">
            <text:p>0.00682986930477401</text:p>
          </table:table-cell>
          <table:table-cell office:value-type="float" office:value="0.00789616990379379" calcext:value-type="float">
            <text:p>0.00789616990379379</text:p>
          </table:table-cell>
          <table:table-cell office:value-type="float" office:value="29.5388739946381" calcext:value-type="float">
            <text:p>29.5388739946381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default</text:p>
          </table:table-cell>
          <table:table-cell office:value-type="float" office:value="418" calcext:value-type="float">
            <text:p>418</text:p>
          </table:table-cell>
          <table:table-cell office:value-type="float" office:value="373" calcext:value-type="float">
            <text:p>3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4529f246-7bfb-3622-abbc-100f425a62a6</text:p>
          </table:table-cell>
          <table:table-cell office:value-type="float" office:value="0.00148678549477566" calcext:value-type="float">
            <text:p>0.00148678549477566</text:p>
          </table:table-cell>
          <table:table-cell office:value-type="float" office:value="0.0381069452980947" calcext:value-type="float">
            <text:p>0.0381069452980947</text:p>
          </table:table-cell>
          <table:table-cell office:value-type="float" office:value="8.51832460732984" calcext:value-type="float">
            <text:p>8.5183246073298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efault</text:p>
          </table:table-cell>
          <table:table-cell office:value-type="float" office:value="233" calcext:value-type="float">
            <text:p>233</text:p>
          </table:table-cell>
          <table:table-cell office:value-type="float" office:value="191" calcext:value-type="float">
            <text:p>1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72ab09bd-9e85-35d0-902f-8edc1910c96d</text:p>
          </table:table-cell>
          <table:table-cell office:value-type="float" office:value="0.024252896357374" calcext:value-type="float">
            <text:p>0.024252896357374</text:p>
          </table:table-cell>
          <table:table-cell office:value-type="float" office:value="0.0142991337021188" calcext:value-type="float">
            <text:p>0.0142991337021188</text:p>
          </table:table-cell>
          <table:table-cell office:value-type="float" office:value="49.6424870466321" calcext:value-type="float">
            <text:p>49.6424870466321</text:p>
          </table:table-cell>
          <table:table-cell office:value-type="float" office:value="13943" calcext:value-type="float">
            <text:p>13943</text:p>
          </table:table-cell>
          <table:table-cell office:value-type="string" calcext:value-type="string">
            <text:p>default</text:p>
          </table:table-cell>
          <table:table-cell office:value-type="float" office:value="230" calcext:value-type="float">
            <text:p>230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d21c74a-192f-3864-958f-1b04cfe78518</text:p>
          </table:table-cell>
          <table:table-cell office:value-type="float" office:value="0.00083966562230644" calcext:value-type="float">
            <text:p>0.00083966562230644</text:p>
          </table:table-cell>
          <table:table-cell office:value-type="float" office:value="0.00189489814067395" calcext:value-type="float">
            <text:p>0.00189489814067395</text:p>
          </table:table-cell>
          <table:table-cell office:value-type="float" office:value="31.3762610002146" calcext:value-type="float">
            <text:p>31.3762610002146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default</text:p>
          </table:table-cell>
          <table:table-cell office:value-type="float" office:value="5415" calcext:value-type="float">
            <text:p>5415</text:p>
          </table:table-cell>
          <table:table-cell office:value-type="float" office:value="4659" calcext:value-type="float">
            <text:p>465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44b48bcb-12e8-35a8-865e-e8f95b24d6ee</text:p>
          </table:table-cell>
          <table:table-cell office:value-type="float" office:value="0.000536532951289398" calcext:value-type="float">
            <text:p>0.000536532951289398</text:p>
          </table:table-cell>
          <table:table-cell office:value-type="float" office:value="0.0121776504297994" calcext:value-type="float">
            <text:p>0.0121776504297994</text:p>
          </table:table-cell>
          <table:table-cell office:value-type="float" office:value="6.35990888382688" calcext:value-type="float">
            <text:p>6.359908883826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fault</text:p>
          </table:table-cell>
          <table:table-cell office:value-type="float" office:value="456" calcext:value-type="float">
            <text:p>456</text:p>
          </table:table-cell>
          <table:table-cell office:value-type="float" office:value="439" calcext:value-type="float">
            <text:p>4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4582983c-99db-3dc6-8738-1c31628babbe</text:p>
          </table:table-cell>
          <table:table-cell office:value-type="float" office:value="0.0048805377163383" calcext:value-type="float">
            <text:p>0.0048805377163383</text:p>
          </table:table-cell>
          <table:table-cell office:value-type="float" office:value="0.00560574725155111" calcext:value-type="float">
            <text:p>0.00560574725155111</text:p>
          </table:table-cell>
          <table:table-cell office:value-type="float" office:value="20.4155555555556" calcext:value-type="float">
            <text:p>20.4155555555556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default</text:p>
          </table:table-cell>
          <table:table-cell office:value-type="float" office:value="987" calcext:value-type="float">
            <text:p>987</text:p>
          </table:table-cell>
          <table:table-cell office:value-type="float" office:value="900" calcext:value-type="float">
            <text:p>9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a799a9ca-64c2-3381-bea8-446ce4921515</text:p>
          </table:table-cell>
          <table:table-cell office:value-type="float" office:value="0.0102295631976257" calcext:value-type="float">
            <text:p>0.0102295631976257</text:p>
          </table:table-cell>
          <table:table-cell office:value-type="float" office:value="0.00703271178785728" calcext:value-type="float">
            <text:p>0.00703271178785728</text:p>
          </table:table-cell>
          <table:table-cell office:value-type="float" office:value="36.5542452830189" calcext:value-type="float">
            <text:p>36.5542452830189</text:p>
          </table:table-cell>
          <table:table-cell office:value-type="float" office:value="9513" calcext:value-type="float">
            <text:p>9513</text:p>
          </table:table-cell>
          <table:table-cell office:value-type="string" calcext:value-type="string">
            <text:p>default</text:p>
          </table:table-cell>
          <table:table-cell office:value-type="float" office:value="481" calcext:value-type="float">
            <text:p>481</text:p>
          </table:table-cell>
          <table:table-cell office:value-type="float" office:value="424" calcext:value-type="float">
            <text:p>42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e70a141-e24f-3286-be2e-09b41332f776</text:p>
          </table:table-cell>
          <table:table-cell office:value-type="float" office:value="0.000855406386066764" calcext:value-type="float">
            <text:p>0.000855406386066764</text:p>
          </table:table-cell>
          <table:table-cell office:value-type="float" office:value="0.011611030478955" calcext:value-type="float">
            <text:p>0.011611030478955</text:p>
          </table:table-cell>
          <table:table-cell office:value-type="float" office:value="15.5706214689266" calcext:value-type="float">
            <text:p>15.570621468926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efault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185cb464-b4bd-38ae-8363-0927b047e7bd</text:p>
          </table:table-cell>
          <table:table-cell office:value-type="float" office:value="0.011193988310604" calcext:value-type="float">
            <text:p>0.011193988310604</text:p>
          </table:table-cell>
          <table:table-cell office:value-type="float" office:value="0.0239354300027832" calcext:value-type="float">
            <text:p>0.0239354300027832</text:p>
          </table:table-cell>
          <table:table-cell office:value-type="float" office:value="22.45625" calcext:value-type="float">
            <text:p>22.45625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default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a1e1a0d-e75e-304b-ad4a-31b150ea5adb</text:p>
          </table:table-cell>
          <table:table-cell office:value-type="float" office:value="0.00107675589110043" calcext:value-type="float">
            <text:p>0.00107675589110043</text:p>
          </table:table-cell>
          <table:table-cell office:value-type="float" office:value="0.018760009151224" calcext:value-type="float">
            <text:p>0.018760009151224</text:p>
          </table:table-cell>
          <table:table-cell office:value-type="float" office:value="9.82247191011236" calcext:value-type="float">
            <text:p>9.8224719101123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fault</text:p>
          </table:table-cell>
          <table:table-cell office:value-type="float" office:value="580" calcext:value-type="float">
            <text:p>580</text:p>
          </table:table-cell>
          <table:table-cell office:value-type="float" office:value="445" calcext:value-type="float">
            <text:p>44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945d2f75-41d8-3d39-9b53-6855069b760c</text:p>
          </table:table-cell>
          <table:table-cell office:value-type="float" office:value="0.0133085860017002" calcext:value-type="float">
            <text:p>0.0133085860017002</text:p>
          </table:table-cell>
          <table:table-cell office:value-type="float" office:value="0.0138849532445452" calcext:value-type="float">
            <text:p>0.0138849532445452</text:p>
          </table:table-cell>
          <table:table-cell office:value-type="float" office:value="18.7214854111406" calcext:value-type="float">
            <text:p>18.7214854111406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default</text:p>
          </table:table-cell>
          <table:table-cell office:value-type="float" office:value="395" calcext:value-type="float">
            <text:p>395</text:p>
          </table:table-cell>
          <table:table-cell office:value-type="float" office:value="377" calcext:value-type="float">
            <text:p>37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b6666bff-8f9f-375f-b403-165f0696e018</text:p>
          </table:table-cell>
          <table:table-cell office:value-type="float" office:value="0.01547196191052" calcext:value-type="float">
            <text:p>0.01547196191052</text:p>
          </table:table-cell>
          <table:table-cell office:value-type="float" office:value="0.0151148730350665" calcext:value-type="float">
            <text:p>0.0151148730350665</text:p>
          </table:table-cell>
          <table:table-cell office:value-type="float" office:value="54.2295081967213" calcext:value-type="float">
            <text:p>54.2295081967213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default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7254cba-1393-3ed2-b4ae-c0f4d42cadcc</text:p>
          </table:table-cell>
          <table:table-cell office:value-type="float" office:value="0.00948949061662198" calcext:value-type="float">
            <text:p>0.00948949061662198</text:p>
          </table:table-cell>
          <table:table-cell office:value-type="float" office:value="0.0131903485254692" calcext:value-type="float">
            <text:p>0.0131903485254692</text:p>
          </table:table-cell>
          <table:table-cell office:value-type="float" office:value="71.1832061068702" calcext:value-type="float">
            <text:p>71.1832061068702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5a2501f-e401-3fa1-8eff-11c75a8e0597</text:p>
          </table:table-cell>
          <table:table-cell office:value-type="float" office:value="0.000902489626556017" calcext:value-type="float">
            <text:p>0.000902489626556017</text:p>
          </table:table-cell>
          <table:table-cell office:value-type="float" office:value="0.0262793914246196" calcext:value-type="float">
            <text:p>0.0262793914246196</text:p>
          </table:table-cell>
          <table:table-cell office:value-type="float" office:value="9.00934579439252" calcext:value-type="float">
            <text:p>9.0093457943925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efault</text:p>
          </table:table-cell>
          <table:table-cell office:value-type="float" office:value="438" calcext:value-type="float">
            <text:p>438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07bf9c87-4ac3-3157-9cd8-d8820558a069</text:p>
          </table:table-cell>
          <table:table-cell office:value-type="float" office:value="0.0166811239193084" calcext:value-type="float">
            <text:p>0.0166811239193084</text:p>
          </table:table-cell>
          <table:table-cell office:value-type="float" office:value="0.0188760806916427" calcext:value-type="float">
            <text:p>0.0188760806916427</text:p>
          </table:table-cell>
          <table:table-cell office:value-type="float" office:value="64.8598130841122" calcext:value-type="float">
            <text:p>64.8598130841122</text:p>
          </table:table-cell>
          <table:table-cell office:value-type="float" office:value="6947" calcext:value-type="float">
            <text:p>6947</text:p>
          </table:table-cell>
          <table:table-cell office:value-type="string" calcext:value-type="string">
            <text:p>default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5bde681-ee9f-3bea-a4b2-7a5745c1df13</text:p>
          </table:table-cell>
          <table:table-cell office:value-type="float" office:value="0.00115679124886053" calcext:value-type="float">
            <text:p>0.00115679124886053</text:p>
          </table:table-cell>
          <table:table-cell office:value-type="float" office:value="0.00577332117897296" calcext:value-type="float">
            <text:p>0.00577332117897296</text:p>
          </table:table-cell>
          <table:table-cell office:value-type="float" office:value="14.5619469026549" calcext:value-type="float">
            <text:p>14.561946902654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fault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ecebf5b-4073-3cc5-aa08-6b147e472d9c</text:p>
          </table:table-cell>
          <table:table-cell office:value-type="float" office:value="0.00272970827545148" calcext:value-type="float">
            <text:p>0.00272970827545148</text:p>
          </table:table-cell>
          <table:table-cell office:value-type="float" office:value="0.0321492359595158" calcext:value-type="float">
            <text:p>0.0321492359595158</text:p>
          </table:table-cell>
          <table:table-cell office:value-type="float" office:value="46.6574074074074" calcext:value-type="float">
            <text:p>46.6574074074074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default</text:p>
          </table:table-cell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44682f6-f6a4-3e24-9db1-dd64436720cf</text:p>
          </table:table-cell>
          <table:table-cell office:value-type="float" office:value="0.00214110066179032" calcext:value-type="float">
            <text:p>0.00214110066179032</text:p>
          </table:table-cell>
          <table:table-cell office:value-type="float" office:value="0.0158829676071055" calcext:value-type="float">
            <text:p>0.0158829676071055</text:p>
          </table:table-cell>
          <table:table-cell office:value-type="float" office:value="55" calcext:value-type="float">
            <text:p>55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default</text:p>
          </table:table-cell>
          <table:table-cell office:value-type="float" office:value="317" calcext:value-type="float">
            <text:p>317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229fdaa-9b6f-3acc-b07b-735c5df28346</text:p>
          </table:table-cell>
          <table:table-cell office:value-type="float" office:value="0.0088524642628547" calcext:value-type="float">
            <text:p>0.0088524642628547</text:p>
          </table:table-cell>
          <table:table-cell office:value-type="float" office:value="0.0202688286750587" calcext:value-type="float">
            <text:p>0.0202688286750587</text:p>
          </table:table-cell>
          <table:table-cell office:value-type="float" office:value="23.0886699507389" calcext:value-type="float">
            <text:p>23.0886699507389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default</text:p>
          </table:table-cell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1551e943-4cba-3a23-b608-5f27bf680152</text:p>
          </table:table-cell>
          <table:table-cell office:value-type="float" office:value="0.0000921001521380248" calcext:value-type="float">
            <text:p>9.21001521380248E-05</text:p>
          </table:table-cell>
          <table:table-cell office:value-type="float" office:value="0.00292946622212152" calcext:value-type="float">
            <text:p>0.00292946622212152</text:p>
          </table:table-cell>
          <table:table-cell office:value-type="float" office:value="15.5710685483871" calcext:value-type="float">
            <text:p>15.571068548387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efault</text:p>
          </table:table-cell>
          <table:table-cell office:value-type="float" office:value="4250" calcext:value-type="float">
            <text:p>4250</text:p>
          </table:table-cell>
          <table:table-cell office:value-type="float" office:value="3968" calcext:value-type="float">
            <text:p>396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bfba4fca-1fde-3ef3-a021-0e26cdbd99a8</text:p>
          </table:table-cell>
          <table:table-cell office:value-type="float" office:value="0.00255557546704897" calcext:value-type="float">
            <text:p>0.00255557546704897</text:p>
          </table:table-cell>
          <table:table-cell office:value-type="float" office:value="0.0069889341875364" calcext:value-type="float">
            <text:p>0.0069889341875364</text:p>
          </table:table-cell>
          <table:table-cell office:value-type="float" office:value="32.3024602026049" calcext:value-type="float">
            <text:p>32.3024602026049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default</text:p>
          </table:table-cell>
          <table:table-cell office:value-type="float" office:value="787" calcext:value-type="float">
            <text:p>787</text:p>
          </table:table-cell>
          <table:table-cell office:value-type="float" office:value="691" calcext:value-type="float">
            <text:p>69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7c523e3-c4f6-34a9-a425-6948bfdece3f</text:p>
          </table:table-cell>
          <table:table-cell office:value-type="float" office:value="0.167007211538462" calcext:value-type="float">
            <text:p>0.167007211538462</text:p>
          </table:table-cell>
          <table:table-cell office:value-type="float" office:value="0.0456730769230769" calcext:value-type="float">
            <text:p>0.0456730769230769</text:p>
          </table:table-cell>
          <table:table-cell office:value-type="float" office:value="3.3015873015873" calcext:value-type="float">
            <text:p>3.3015873015873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a70af14-26eb-35dd-a3a2-113a927ed289</text:p>
          </table:table-cell>
          <table:table-cell office:value-type="float" office:value="0.000113952164009112" calcext:value-type="float">
            <text:p>0.000113952164009112</text:p>
          </table:table-cell>
          <table:table-cell office:value-type="float" office:value="0.00187927107061503" calcext:value-type="float">
            <text:p>0.00187927107061503</text:p>
          </table:table-cell>
          <table:table-cell office:value-type="float" office:value="18.4260230849948" calcext:value-type="float">
            <text:p>18.426023084994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fault</text:p>
          </table:table-cell>
          <table:table-cell office:value-type="float" office:value="1298" calcext:value-type="float">
            <text:p>1298</text:p>
          </table:table-cell>
          <table:table-cell office:value-type="float" office:value="953" calcext:value-type="float">
            <text:p>9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1fc2ebb3-02cb-36bd-930b-4cb01acdc971</text:p>
          </table:table-cell>
          <table:table-cell office:value-type="float" office:value="0.000156147662994939" calcext:value-type="float">
            <text:p>0.000156147662994939</text:p>
          </table:table-cell>
          <table:table-cell office:value-type="float" office:value="0.0126525751711819" calcext:value-type="float">
            <text:p>0.0126525751711819</text:p>
          </table:table-cell>
          <table:table-cell office:value-type="float" office:value="39.7514792899408" calcext:value-type="float">
            <text:p>39.75147928994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ault</text:p>
          </table:table-cell>
          <table:table-cell office:value-type="float" office:value="320" calcext:value-type="float">
            <text:p>320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3c10d05-de8d-3319-9e47-10fe6b36ec0b</text:p>
          </table:table-cell>
          <table:table-cell office:value-type="float" office:value="0.0000103514441526964" calcext:value-type="float">
            <text:p>1.03514441526964E-05</text:p>
          </table:table-cell>
          <table:table-cell office:value-type="float" office:value="0.00989699050696829" calcext:value-type="float">
            <text:p>0.00989699050696829</text:p>
          </table:table-cell>
          <table:table-cell office:value-type="float" office:value="42.6810344827586" calcext:value-type="float">
            <text:p>42.6810344827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office:value-type="float" office:value="466" calcext:value-type="float">
            <text:p>466</text:p>
          </table:table-cell>
          <table:table-cell office:value-type="float" office:value="232" calcext:value-type="float">
            <text:p>23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694a50c-5cac-314a-9233-f0da378d48e1</text:p>
          </table:table-cell>
          <table:table-cell office:value-type="float" office:value="0.009682982791587" calcext:value-type="float">
            <text:p>0.009682982791587</text:p>
          </table:table-cell>
          <table:table-cell office:value-type="float" office:value="0.01434034416826" calcext:value-type="float">
            <text:p>0.01434034416826</text:p>
          </table:table-cell>
          <table:table-cell office:value-type="float" office:value="24.4392523364486" calcext:value-type="float">
            <text:p>24.4392523364486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default</text:p>
          </table:table-cell>
          <table:table-cell office:value-type="float" office:value="239" calcext:value-type="float">
            <text:p>239</text:p>
          </table:table-cell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39fac836-a387-3b6b-8fe8-24f2a9ad996a</text:p>
          </table:table-cell>
          <table:table-cell office:value-type="float" office:value="0.000840976331360947" calcext:value-type="float">
            <text:p>0.000840976331360947</text:p>
          </table:table-cell>
          <table:table-cell office:value-type="float" office:value="0.0276134122287968" calcext:value-type="float">
            <text:p>0.0276134122287968</text:p>
          </table:table-cell>
          <table:table-cell office:value-type="float" office:value="6.69306930693069" calcext:value-type="float">
            <text:p>6.6930693069306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fault</text:p>
          </table:table-cell>
          <table:table-cell office:value-type="float" office:value="312" calcext:value-type="float">
            <text:p>312</text:p>
          </table:table-cell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429f155a-1c58-3437-b1f5-8538e06e8170</text:p>
          </table:table-cell>
          <table:table-cell office:value-type="float" office:value="0.000974027352520923" calcext:value-type="float">
            <text:p>0.000974027352520923</text:p>
          </table:table-cell>
          <table:table-cell office:value-type="float" office:value="0.00221269646866708" calcext:value-type="float">
            <text:p>0.00221269646866708</text:p>
          </table:table-cell>
          <table:table-cell office:value-type="float" office:value="28.8719943422914" calcext:value-type="float">
            <text:p>28.8719943422914</text:p>
          </table:table-cell>
          <table:table-cell office:value-type="float" office:value="7158" calcext:value-type="float">
            <text:p>7158</text:p>
          </table:table-cell>
          <table:table-cell office:value-type="string" calcext:value-type="string">
            <text:p>default</text:p>
          </table:table-cell>
          <table:table-cell office:value-type="float" office:value="4906" calcext:value-type="float">
            <text:p>4906</text:p>
          </table:table-cell>
          <table:table-cell office:value-type="float" office:value="4242" calcext:value-type="float">
            <text:p>424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4749bb55-a369-3c21-bdba-a9a2a3fcfe9e</text:p>
          </table:table-cell>
          <table:table-cell office:value-type="float" office:value="0.0044609634551495" calcext:value-type="float">
            <text:p>0.0044609634551495</text:p>
          </table:table-cell>
          <table:table-cell office:value-type="float" office:value="0.0490033222591362" calcext:value-type="float">
            <text:p>0.0490033222591362</text:p>
          </table:table-cell>
          <table:table-cell office:value-type="float" office:value="10.3793103448276" calcext:value-type="float">
            <text:p>10.379310344827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4b6e6295-c06e-33fd-98b8-4b72787ec1af</text:p>
          </table:table-cell>
          <table:table-cell office:value-type="float" office:value="0.00158452312964021" calcext:value-type="float">
            <text:p>0.00158452312964021</text:p>
          </table:table-cell>
          <table:table-cell office:value-type="float" office:value="0.00970873786407767" calcext:value-type="float">
            <text:p>0.00970873786407767</text:p>
          </table:table-cell>
          <table:table-cell office:value-type="float" office:value="10.94375" calcext:value-type="float">
            <text:p>10.9437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ault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ec6edc6c-9bd7-3e04-a9d7-90bfa659c55a</text:p>
          </table:table-cell>
          <table:table-cell office:value-type="float" office:value="0.0000109916367980884" calcext:value-type="float">
            <text:p>1.09916367980884E-05</text:p>
          </table:table-cell>
          <table:table-cell office:value-type="float" office:value="0.00740740740740741" calcext:value-type="float">
            <text:p>0.00740740740740741</text:p>
          </table:table-cell>
          <table:table-cell office:value-type="float" office:value="14.581881533101" calcext:value-type="float">
            <text:p>14.581881533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151" calcext:value-type="float">
            <text:p>2151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04ff9c0f-57aa-3434-87d5-2d687fd1397a</text:p>
          </table:table-cell>
          <table:table-cell office:value-type="float" office:value="0.00344351230425056" calcext:value-type="float">
            <text:p>0.00344351230425056</text:p>
          </table:table-cell>
          <table:table-cell office:value-type="float" office:value="0.023489932885906" calcext:value-type="float">
            <text:p>0.023489932885906</text:p>
          </table:table-cell>
          <table:table-cell office:value-type="float" office:value="7.87665198237885" calcext:value-type="float">
            <text:p>7.8766519823788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363ec60a-8f3a-3bd3-959e-1322e242184c</text:p>
          </table:table-cell>
          <table:table-cell office:value-type="float" office:value="0.00013092777046921" calcext:value-type="float">
            <text:p>0.00013092777046921</text:p>
          </table:table-cell>
          <table:table-cell office:value-type="float" office:value="0.00407191630645869" calcext:value-type="float">
            <text:p>0.00407191630645869</text:p>
          </table:table-cell>
          <table:table-cell office:value-type="float" office:value="18.433025404157" calcext:value-type="float">
            <text:p>18.4330254041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fault</text:p>
          </table:table-cell>
          <table:table-cell office:value-type="float" office:value="1111" calcext:value-type="float">
            <text:p>1111</text:p>
          </table:table-cell>
          <table:table-cell office:value-type="float" office:value="866" calcext:value-type="float">
            <text:p>8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9fca431f-ac55-3a8f-9852-231d221ec5ef</text:p>
          </table:table-cell>
          <table:table-cell office:value-type="float" office:value="0.000828396946564886" calcext:value-type="float">
            <text:p>0.000828396946564886</text:p>
          </table:table-cell>
          <table:table-cell office:value-type="float" office:value="0.00641221374045802" calcext:value-type="float">
            <text:p>0.00641221374045802</text:p>
          </table:table-cell>
          <table:table-cell office:value-type="float" office:value="15.162037037037" calcext:value-type="float">
            <text:p>15.16203703703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ault</text:p>
          </table:table-cell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d240dfd-3a87-3679-8ba7-5eaff2587d9d</text:p>
          </table:table-cell>
          <table:table-cell office:value-type="float" office:value="0.000486422764227642" calcext:value-type="float">
            <text:p>0.000486422764227642</text:p>
          </table:table-cell>
          <table:table-cell office:value-type="float" office:value="0.0104065040650407" calcext:value-type="float">
            <text:p>0.0104065040650407</text:p>
          </table:table-cell>
          <table:table-cell office:value-type="float" office:value="11.9883040935673" calcext:value-type="float">
            <text:p>11.98830409356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fault</text:p>
          </table:table-cell>
          <table:table-cell office:value-type="float" office:value="526" calcext:value-type="float">
            <text:p>526</text:p>
          </table:table-cell>
          <table:table-cell office:value-type="float" office:value="513" calcext:value-type="float">
            <text:p>5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0ba225c-3b00-3968-bffd-11cc99440556</text:p>
          </table:table-cell>
          <table:table-cell office:value-type="float" office:value="0.00831570431325413" calcext:value-type="float">
            <text:p>0.00831570431325413</text:p>
          </table:table-cell>
          <table:table-cell office:value-type="float" office:value="0.00822893070130831" calcext:value-type="float">
            <text:p>0.00822893070130831</text:p>
          </table:table-cell>
          <table:table-cell office:value-type="float" office:value="83.8410852713178" calcext:value-type="float">
            <text:p>83.8410852713178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default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4051bfdd-250a-3006-8c6f-e9f5a92e71b3</text:p>
          </table:table-cell>
          <table:table-cell office:value-type="float" office:value="0.00107398568019093" calcext:value-type="float">
            <text:p>0.00107398568019093</text:p>
          </table:table-cell>
          <table:table-cell office:value-type="float" office:value="0.0214797136038186" calcext:value-type="float">
            <text:p>0.0214797136038186</text:p>
          </table:table-cell>
          <table:table-cell office:value-type="float" office:value="7.98095238095238" calcext:value-type="float">
            <text:p>7.980952380952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85e28a82-eabe-3f7d-8351-3d790436e756</text:p>
          </table:table-cell>
          <table:table-cell office:value-type="float" office:value="0.0171677693082123" calcext:value-type="float">
            <text:p>0.0171677693082123</text:p>
          </table:table-cell>
          <table:table-cell office:value-type="float" office:value="0.00970803969509564" calcext:value-type="float">
            <text:p>0.00970803969509564</text:p>
          </table:table-cell>
          <table:table-cell office:value-type="float" office:value="82.7738095238095" calcext:value-type="float">
            <text:p>82.7738095238095</text:p>
          </table:table-cell>
          <table:table-cell office:value-type="float" office:value="14325" calcext:value-type="float">
            <text:p>14325</text:p>
          </table:table-cell>
          <table:table-cell office:value-type="string" calcext:value-type="string">
            <text:p>default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97eb8696-70ec-35e7-845a-96679d9950cf</text:p>
          </table:table-cell>
          <table:table-cell office:value-type="float" office:value="0.264605442176871" calcext:value-type="float">
            <text:p>0.264605442176871</text:p>
          </table:table-cell>
          <table:table-cell office:value-type="float" office:value="0.0102040816326531" calcext:value-type="float">
            <text:p>0.0102040816326531</text:p>
          </table:table-cell>
          <table:table-cell office:value-type="float" office:value="2.77358490566038" calcext:value-type="float">
            <text:p>2.77358490566038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default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d4a369bf-39c2-3539-9103-00a94cc1e760</text:p>
          </table:table-cell>
          <table:table-cell office:value-type="float" office:value="0.0111541253326881" calcext:value-type="float">
            <text:p>0.0111541253326881</text:p>
          </table:table-cell>
          <table:table-cell office:value-type="float" office:value="0.020082264698766" calcext:value-type="float">
            <text:p>0.020082264698766</text:p>
          </table:table-cell>
          <table:table-cell office:value-type="float" office:value="22.9611111111111" calcext:value-type="float">
            <text:p>22.9611111111111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default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e81faedd-863b-39ce-8f61-897ffb865c23</text:p>
          </table:table-cell>
          <table:table-cell office:value-type="float" office:value="0.00068028104274739" calcext:value-type="float">
            <text:p>0.00068028104274739</text:p>
          </table:table-cell>
          <table:table-cell office:value-type="float" office:value="0.00755138223126929" calcext:value-type="float">
            <text:p>0.00755138223126929</text:p>
          </table:table-cell>
          <table:table-cell office:value-type="float" office:value="48.3460317460318" calcext:value-type="float">
            <text:p>48.346031746031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default</text:p>
          </table:table-cell>
          <table:table-cell office:value-type="float" office:value="648" calcext:value-type="float">
            <text:p>648</text:p>
          </table:table-cell>
          <table:table-cell office:value-type="float" office:value="315" calcext:value-type="float">
            <text:p>3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2413b79-b532-3263-9275-e2dec9db06ae</text:p>
          </table:table-cell>
          <table:table-cell office:value-type="float" office:value="0.0208983392048314" calcext:value-type="float">
            <text:p>0.0208983392048314</text:p>
          </table:table-cell>
          <table:table-cell office:value-type="float" office:value="0.0269250125817816" calcext:value-type="float">
            <text:p>0.0269250125817816</text:p>
          </table:table-cell>
          <table:table-cell office:value-type="float" office:value="36.1272727272727" calcext:value-type="float">
            <text:p>36.1272727272727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default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5caef8b5-c8f1-3b91-bd8f-e5031adf8849</text:p>
          </table:table-cell>
          <table:table-cell office:value-type="float" office:value="0.00649072031148605" calcext:value-type="float">
            <text:p>0.00649072031148605</text:p>
          </table:table-cell>
          <table:table-cell office:value-type="float" office:value="0.027384815055159" calcext:value-type="float">
            <text:p>0.027384815055159</text:p>
          </table:table-cell>
          <table:table-cell office:value-type="float" office:value="58.8167938931298" calcext:value-type="float">
            <text:p>58.8167938931298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8e2edae0-64ee-3a53-888c-65ec3a18529c</text:p>
          </table:table-cell>
          <table:table-cell office:value-type="float" office:value="0.000260934233799646" calcext:value-type="float">
            <text:p>0.000260934233799646</text:p>
          </table:table-cell>
          <table:table-cell office:value-type="float" office:value="0.00739668757034893" calcext:value-type="float">
            <text:p>0.00739668757034893</text:p>
          </table:table-cell>
          <table:table-cell office:value-type="float" office:value="13.7893569844789" calcext:value-type="float">
            <text:p>13.789356984478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ault</text:p>
          </table:table-cell>
          <table:table-cell office:value-type="float" office:value="962" calcext:value-type="float">
            <text:p>962</text:p>
          </table:table-cell>
          <table:table-cell office:value-type="float" office:value="902" calcext:value-type="float">
            <text:p>9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3b1c1a33-b131-3061-a9c8-1fb9a353d8d6</text:p>
          </table:table-cell>
          <table:table-cell office:value-type="float" office:value="0.00294344106463878" calcext:value-type="float">
            <text:p>0.00294344106463878</text:p>
          </table:table-cell>
          <table:table-cell office:value-type="float" office:value="0.0475285171102662" calcext:value-type="float">
            <text:p>0.0475285171102662</text:p>
          </table:table-cell>
          <table:table-cell office:value-type="float" office:value="9.14782608695652" calcext:value-type="float">
            <text:p>9.1478260869565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fault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8a98942-3c26-390c-8ca3-20f46360393b</text:p>
          </table:table-cell>
          <table:table-cell office:value-type="float" office:value="0.000851152073732719" calcext:value-type="float">
            <text:p>0.000851152073732719</text:p>
          </table:table-cell>
          <table:table-cell office:value-type="float" office:value="0.0147465437788018" calcext:value-type="float">
            <text:p>0.0147465437788018</text:p>
          </table:table-cell>
          <table:table-cell office:value-type="float" office:value="7.91970802919708" calcext:value-type="float">
            <text:p>7.919708029197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ault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d5231c6-5d73-3fb8-9c88-a72634e2550e</text:p>
          </table:table-cell>
          <table:table-cell office:value-type="float" office:value="0.000792613636363636" calcext:value-type="float">
            <text:p>0.000792613636363636</text:p>
          </table:table-cell>
          <table:table-cell office:value-type="float" office:value="0.0340909090909091" calcext:value-type="float">
            <text:p>0.0340909090909091</text:p>
          </table:table-cell>
          <table:table-cell office:value-type="float" office:value="5.73913043478261" calcext:value-type="float">
            <text:p>5.739130434782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fbf4937-68e6-3d12-b817-dd3c5c14a782</text:p>
          </table:table-cell>
          <table:table-cell office:value-type="float" office:value="0.0000658922914466737" calcext:value-type="float">
            <text:p>6.58922914466737E-05</text:p>
          </table:table-cell>
          <table:table-cell office:value-type="float" office:value="0.00246392115452306" calcext:value-type="float">
            <text:p>0.00246392115452306</text:p>
          </table:table-cell>
          <table:table-cell office:value-type="float" office:value="16.5421726834137" calcext:value-type="float">
            <text:p>16.542172683413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efault</text:p>
          </table:table-cell>
          <table:table-cell office:value-type="float" office:value="6842" calcext:value-type="float">
            <text:p>6842</text:p>
          </table:table-cell>
          <table:table-cell office:value-type="float" office:value="6011" calcext:value-type="float">
            <text:p>60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2e00fd9-9803-3bdc-9f7d-39a3fe76628d</text:p>
          </table:table-cell>
          <table:table-cell office:value-type="float" office:value="0.0296550802139037" calcext:value-type="float">
            <text:p>0.0296550802139037</text:p>
          </table:table-cell>
          <table:table-cell office:value-type="float" office:value="0.0130718954248366" calcext:value-type="float">
            <text:p>0.0130718954248366</text:p>
          </table:table-cell>
          <table:table-cell office:value-type="float" office:value="15.1621621621622" calcext:value-type="float">
            <text:p>15.1621621621622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default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8757731-6aa2-3c6e-9a26-0ca9c702c75e</text:p>
          </table:table-cell>
          <table:table-cell office:value-type="float" office:value="0.000762666666666667" calcext:value-type="float">
            <text:p>0.000762666666666667</text:p>
          </table:table-cell>
          <table:table-cell office:value-type="float" office:value="0.0866666666666667" calcext:value-type="float">
            <text:p>0.0866666666666667</text:p>
          </table:table-cell>
          <table:table-cell office:value-type="float" office:value="4.90196078431373" calcext:value-type="float">
            <text:p>4.901960784313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d525340-8c99-357b-8dc6-30fd75c4bd22</text:p>
          </table:table-cell>
          <table:table-cell office:value-type="float" office:value="0.011216211012707" calcext:value-type="float">
            <text:p>0.011216211012707</text:p>
          </table:table-cell>
          <table:table-cell office:value-type="float" office:value="0.019638043896804" calcext:value-type="float">
            <text:p>0.019638043896804</text:p>
          </table:table-cell>
          <table:table-cell office:value-type="float" office:value="14.2692307692308" calcext:value-type="float">
            <text:p>14.2692307692308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default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4f7295f9-a1c7-3659-9caa-e48e30215081</text:p>
          </table:table-cell>
          <table:table-cell office:value-type="float" office:value="0.00018234005589546" calcext:value-type="float">
            <text:p>0.00018234005589546</text:p>
          </table:table-cell>
          <table:table-cell office:value-type="float" office:value="0.00445652994939195" calcext:value-type="float">
            <text:p>0.00445652994939195</text:p>
          </table:table-cell>
          <table:table-cell office:value-type="float" office:value="18.1108071135431" calcext:value-type="float">
            <text:p>18.11080711354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efault</text:p>
          </table:table-cell>
          <table:table-cell office:value-type="float" office:value="972" calcext:value-type="float">
            <text:p>972</text:p>
          </table:table-cell>
          <table:table-cell office:value-type="float" office:value="731" calcext:value-type="float">
            <text:p>7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52ff965a-4ddd-31d7-b6d8-13fc4377e545</text:p>
          </table:table-cell>
          <table:table-cell office:value-type="float" office:value="0.00719464964498315" calcext:value-type="float">
            <text:p>0.00719464964498315</text:p>
          </table:table-cell>
          <table:table-cell office:value-type="float" office:value="0.00702861651007674" calcext:value-type="float">
            <text:p>0.00702861651007674</text:p>
          </table:table-cell>
          <table:table-cell office:value-type="float" office:value="39.0560224089636" calcext:value-type="float">
            <text:p>39.0560224089636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default</text:p>
          </table:table-cell>
          <table:table-cell office:value-type="float" office:value="446" calcext:value-type="float">
            <text:p>446</text:p>
          </table:table-cell>
          <table:table-cell office:value-type="float" office:value="357" calcext:value-type="float">
            <text:p>35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666cac28-df03-37a1-8555-52d9c894d06d</text:p>
          </table:table-cell>
          <table:table-cell office:value-type="float" office:value="0.00465628706998814" calcext:value-type="float">
            <text:p>0.00465628706998814</text:p>
          </table:table-cell>
          <table:table-cell office:value-type="float" office:value="0.0800711743772242" calcext:value-type="float">
            <text:p>0.0800711743772242</text:p>
          </table:table-cell>
          <table:table-cell office:value-type="float" office:value="13.5967741935484" calcext:value-type="float">
            <text:p>13.596774193548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dcbe85d-952e-3be5-85ba-910f4c8218e8</text:p>
          </table:table-cell>
          <table:table-cell office:value-type="float" office:value="0.000203222624136797" calcext:value-type="float">
            <text:p>0.000203222624136797</text:p>
          </table:table-cell>
          <table:table-cell office:value-type="float" office:value="0.0164419598816179" calcext:value-type="float">
            <text:p>0.0164419598816179</text:p>
          </table:table-cell>
          <table:table-cell office:value-type="float" office:value="7.05568445475638" calcext:value-type="float">
            <text:p>7.0556844547563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fault</text:p>
          </table:table-cell>
          <table:table-cell office:value-type="float" office:value="937" calcext:value-type="float">
            <text:p>937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4e7083e-1b0c-3a20-8569-f5d5e8048289</text:p>
          </table:table-cell>
          <table:table-cell office:value-type="float" office:value="0.0117119711042312" calcext:value-type="float">
            <text:p>0.0117119711042312</text:p>
          </table:table-cell>
          <table:table-cell office:value-type="float" office:value="0.00784313725490196" calcext:value-type="float">
            <text:p>0.00784313725490196</text:p>
          </table:table-cell>
          <table:table-cell office:value-type="float" office:value="38.656914893617" calcext:value-type="float">
            <text:p>38.656914893617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default</text:p>
          </table:table-cell>
          <table:table-cell office:value-type="float" office:value="453" calcext:value-type="float">
            <text:p>453</text:p>
          </table:table-cell>
          <table:table-cell office:value-type="float" office:value="376" calcext:value-type="float">
            <text:p>3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4a1de205-9cf8-38e3-95ab-a857abc4be9c</text:p>
          </table:table-cell>
          <table:table-cell office:value-type="float" office:value="0.00000425642807505212" calcext:value-type="float">
            <text:p>4.25642807505212E-06</text:p>
          </table:table-cell>
          <table:table-cell office:value-type="float" office:value="0.0167651146629604" calcext:value-type="float">
            <text:p>0.0167651146629604</text:p>
          </table:table-cell>
          <table:table-cell office:value-type="float" office:value="10.8399246704331" calcext:value-type="float">
            <text:p>10.8399246704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4134" calcext:value-type="float">
            <text:p>4134</text:p>
          </table:table-cell>
          <table:table-cell office:value-type="float" office:value="1062" calcext:value-type="float">
            <text:p>106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79a50ebc-8ebd-37c7-8786-48284c9b7569</text:p>
          </table:table-cell>
          <table:table-cell office:value-type="float" office:value="0.0236123114553608" calcext:value-type="float">
            <text:p>0.0236123114553608</text:p>
          </table:table-cell>
          <table:table-cell office:value-type="float" office:value="0.0122299225438239" calcext:value-type="float">
            <text:p>0.0122299225438239</text:p>
          </table:table-cell>
          <table:table-cell office:value-type="float" office:value="21.1465517241379" calcext:value-type="float">
            <text:p>21.1465517241379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default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9ccc904d-bf3a-391f-9c65-199f66718c7f</text:p>
          </table:table-cell>
          <table:table-cell office:value-type="float" office:value="0.00205324094637411" calcext:value-type="float">
            <text:p>0.00205324094637411</text:p>
          </table:table-cell>
          <table:table-cell office:value-type="float" office:value="0.00447129193686891" calcext:value-type="float">
            <text:p>0.00447129193686891</text:p>
          </table:table-cell>
          <table:table-cell office:value-type="float" office:value="25.6229135053111" calcext:value-type="float">
            <text:p>25.6229135053111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default</text:p>
          </table:table-cell>
          <table:table-cell office:value-type="float" office:value="1489" calcext:value-type="float">
            <text:p>1489</text:p>
          </table:table-cell>
          <table:table-cell office:value-type="float" office:value="1318" calcext:value-type="float">
            <text:p>131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a78dc199-528c-318a-9934-3a85e78b5905</text:p>
          </table:table-cell>
          <table:table-cell office:value-type="float" office:value="0.000537114479874543" calcext:value-type="float">
            <text:p>0.000537114479874543</text:p>
          </table:table-cell>
          <table:table-cell office:value-type="float" office:value="0.0266596968112912" calcext:value-type="float">
            <text:p>0.0266596968112912</text:p>
          </table:table-cell>
          <table:table-cell office:value-type="float" office:value="9.96354166666667" calcext:value-type="float">
            <text:p>9.963541666666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fault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52e77b7-dfae-39d4-837a-077b2e042893</text:p>
          </table:table-cell>
          <table:table-cell office:value-type="float" office:value="0.00682367214882718" calcext:value-type="float">
            <text:p>0.00682367214882718</text:p>
          </table:table-cell>
          <table:table-cell office:value-type="float" office:value="0.00611126089691741" calcext:value-type="float">
            <text:p>0.00611126089691741</text:p>
          </table:table-cell>
          <table:table-cell office:value-type="float" office:value="18.4221854304636" calcext:value-type="float">
            <text:p>18.4221854304636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default</text:p>
          </table:table-cell>
          <table:table-cell office:value-type="float" office:value="645" calcext:value-type="float">
            <text:p>645</text:p>
          </table:table-cell>
          <table:table-cell office:value-type="float" office:value="604" calcext:value-type="float">
            <text:p>6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21602d0-a7be-332b-88c6-bf54bf514c56</text:p>
          </table:table-cell>
          <table:table-cell office:value-type="float" office:value="0.00743769906994522" calcext:value-type="float">
            <text:p>0.00743769906994522</text:p>
          </table:table-cell>
          <table:table-cell office:value-type="float" office:value="0.0245891196330743" calcext:value-type="float">
            <text:p>0.0245891196330743</text:p>
          </table:table-cell>
          <table:table-cell office:value-type="float" office:value="69.4601769911505" calcext:value-type="float">
            <text:p>69.4601769911505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default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90aa1dd-f332-3b06-8dc8-9b36e69547c1</text:p>
          </table:table-cell>
          <table:table-cell office:value-type="float" office:value="0.00633356054033957" calcext:value-type="float">
            <text:p>0.00633356054033957</text:p>
          </table:table-cell>
          <table:table-cell office:value-type="float" office:value="0.00867517660180939" calcext:value-type="float">
            <text:p>0.00867517660180939</text:p>
          </table:table-cell>
          <table:table-cell office:value-type="float" office:value="18.8528037383178" calcext:value-type="float">
            <text:p>18.8528037383178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default</text:p>
          </table:table-cell>
          <table:table-cell office:value-type="float" office:value="483" calcext:value-type="float">
            <text:p>483</text:p>
          </table:table-cell>
          <table:table-cell office:value-type="float" office:value="428" calcext:value-type="float">
            <text:p>4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b765005-07d4-33e9-9c0b-9b55ae77b1fc</text:p>
          </table:table-cell>
          <table:table-cell office:value-type="float" office:value="0.000311823973922063" calcext:value-type="float">
            <text:p>0.000311823973922063</text:p>
          </table:table-cell>
          <table:table-cell office:value-type="float" office:value="0.00800118536079419" calcext:value-type="float">
            <text:p>0.00800118536079419</text:p>
          </table:table-cell>
          <table:table-cell office:value-type="float" office:value="50.9358490566038" calcext:value-type="float">
            <text:p>50.935849056603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efault</text:p>
          </table:table-cell>
          <table:table-cell office:value-type="float" office:value="540" calcext:value-type="float">
            <text:p>5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83e06595-392d-3a77-a29d-f660ba121e2c</text:p>
          </table:table-cell>
          <table:table-cell office:value-type="float" office:value="0.0155175327575938" calcext:value-type="float">
            <text:p>0.0155175327575938</text:p>
          </table:table-cell>
          <table:table-cell office:value-type="float" office:value="0.0115396069088743" calcext:value-type="float">
            <text:p>0.0115396069088743</text:p>
          </table:table-cell>
          <table:table-cell office:value-type="float" office:value="87.2207792207792" calcext:value-type="float">
            <text:p>87.2207792207792</text:p>
          </table:table-cell>
          <table:table-cell office:value-type="float" office:value="12506" calcext:value-type="float">
            <text:p>12506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7a72c45-e5f9-3e26-9728-a08e5a588aac</text:p>
          </table:table-cell>
          <table:table-cell office:value-type="float" office:value="0.0149226118500605" calcext:value-type="float">
            <text:p>0.0149226118500605</text:p>
          </table:table-cell>
          <table:table-cell office:value-type="float" office:value="0.0229746070133011" calcext:value-type="float">
            <text:p>0.0229746070133011</text:p>
          </table:table-cell>
          <table:table-cell office:value-type="float" office:value="22.8137931034483" calcext:value-type="float">
            <text:p>22.8137931034483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default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89a8c5c-d852-34e5-bbb9-df952427e321</text:p>
          </table:table-cell>
          <table:table-cell office:value-type="float" office:value="0.00139138240574506" calcext:value-type="float">
            <text:p>0.00139138240574506</text:p>
          </table:table-cell>
          <table:table-cell office:value-type="float" office:value="0.033213644524237" calcext:value-type="float">
            <text:p>0.033213644524237</text:p>
          </table:table-cell>
          <table:table-cell office:value-type="float" office:value="6.36571428571429" calcext:value-type="float">
            <text:p>6.3657142857142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ault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516d662b-597c-3aa1-9d82-c4cf5b4255c2</text:p>
          </table:table-cell>
          <table:table-cell office:value-type="float" office:value="0.000680705190989226" calcext:value-type="float">
            <text:p>0.000680705190989226</text:p>
          </table:table-cell>
          <table:table-cell office:value-type="float" office:value="0.0303623898139079" calcext:value-type="float">
            <text:p>0.0303623898139079</text:p>
          </table:table-cell>
          <table:table-cell office:value-type="float" office:value="5.80113636363636" calcext:value-type="float">
            <text:p>5.801136363636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7a41e622-6dc9-383c-936c-633ae05e03d1</text:p>
          </table:table-cell>
          <table:table-cell office:value-type="float" office:value="0.00110288065843621" calcext:value-type="float">
            <text:p>0.00110288065843621</text:p>
          </table:table-cell>
          <table:table-cell office:value-type="float" office:value="0.0205761316872428" calcext:value-type="float">
            <text:p>0.0205761316872428</text:p>
          </table:table-cell>
          <table:table-cell office:value-type="float" office:value="6.68807339449541" calcext:value-type="float">
            <text:p>6.688073394495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fault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7cad08b4-347f-3572-9d53-1f1799890057</text:p>
          </table:table-cell>
          <table:table-cell office:value-type="float" office:value="0.000177430073098532" calcext:value-type="float">
            <text:p>0.000177430073098532</text:p>
          </table:table-cell>
          <table:table-cell office:value-type="float" office:value="0.00628284903038724" calcext:value-type="float">
            <text:p>0.00628284903038724</text:p>
          </table:table-cell>
          <table:table-cell office:value-type="float" office:value="14.1478632478632" calcext:value-type="float">
            <text:p>14.147863247863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fault</text:p>
          </table:table-cell>
          <table:table-cell office:value-type="float" office:value="1271" calcext:value-type="float">
            <text:p>1271</text:p>
          </table:table-cell>
          <table:table-cell office:value-type="float" office:value="1170" calcext:value-type="float">
            <text:p>117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8f236cfc-a9c6-3fc2-a440-9c8a8e9940fd</text:p>
          </table:table-cell>
          <table:table-cell office:value-type="float" office:value="0.00630091603053435" calcext:value-type="float">
            <text:p>0.00630091603053435</text:p>
          </table:table-cell>
          <table:table-cell office:value-type="float" office:value="0.013027989821883" calcext:value-type="float">
            <text:p>0.013027989821883</text:p>
          </table:table-cell>
          <table:table-cell office:value-type="float" office:value="27.7542372881356" calcext:value-type="float">
            <text:p>27.7542372881356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default</text:p>
          </table:table-cell>
          <table:table-cell office:value-type="float" office:value="414" calcext:value-type="float">
            <text:p>414</text:p>
          </table:table-cell>
          <table:table-cell office:value-type="float" office:value="354" calcext:value-type="float">
            <text:p>35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9597a67f-d418-359f-8106-1a3bee75748d</text:p>
          </table:table-cell>
          <table:table-cell office:value-type="float" office:value="0.00000834756213242269" calcext:value-type="float">
            <text:p>8.34756213242269E-06</text:p>
          </table:table-cell>
          <table:table-cell office:value-type="float" office:value="0.00948586605957124" calcext:value-type="float">
            <text:p>0.00948586605957124</text:p>
          </table:table-cell>
          <table:table-cell office:value-type="float" office:value="14.8061797752809" calcext:value-type="float">
            <text:p>14.8061797752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830" calcext:value-type="float">
            <text:p>2830</text:p>
          </table:table-cell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a189d67-9a46-3554-b07d-6c1082d2cadc</text:p>
          </table:table-cell>
          <table:table-cell office:value-type="float" office:value="0.0156280552603613" calcext:value-type="float">
            <text:p>0.0156280552603613</text:p>
          </table:table-cell>
          <table:table-cell office:value-type="float" office:value="0.0127523910733262" calcext:value-type="float">
            <text:p>0.0127523910733262</text:p>
          </table:table-cell>
          <table:table-cell office:value-type="float" office:value="25.9944751381215" calcext:value-type="float">
            <text:p>25.9944751381215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c164746-4112-3ec9-b74f-75ca00bd3c0a</text:p>
          </table:table-cell>
          <table:table-cell office:value-type="float" office:value="0.000395365677045619" calcext:value-type="float">
            <text:p>0.000395365677045619</text:p>
          </table:table-cell>
          <table:table-cell office:value-type="float" office:value="0.0282404055032585" calcext:value-type="float">
            <text:p>0.0282404055032585</text:p>
          </table:table-cell>
          <table:table-cell office:value-type="float" office:value="7.67222222222222" calcext:value-type="float">
            <text:p>7.67222222222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office:value-type="float" office:value="248" calcext:value-type="float">
            <text:p>248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4cf4d3a-6498-3f92-8160-9e338d84a7d2</text:p>
          </table:table-cell>
          <table:table-cell office:value-type="float" office:value="0.00000857927247769389" calcext:value-type="float">
            <text:p>8.57927247769389E-06</text:p>
          </table:table-cell>
          <table:table-cell office:value-type="float" office:value="0.0219629375428964" calcext:value-type="float">
            <text:p>0.0219629375428964</text:p>
          </table:table-cell>
          <table:table-cell office:value-type="float" office:value="21.4264705882353" calcext:value-type="float">
            <text:p>21.4264705882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964" calcext:value-type="float">
            <text:p>1964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6fe844e-afbb-3ea8-a884-8fdea05e039f</text:p>
          </table:table-cell>
          <table:table-cell office:value-type="float" office:value="0.000184109248913718" calcext:value-type="float">
            <text:p>0.000184109248913718</text:p>
          </table:table-cell>
          <table:table-cell office:value-type="float" office:value="0.0116697703289882" calcext:value-type="float">
            <text:p>0.0116697703289882</text:p>
          </table:table-cell>
          <table:table-cell office:value-type="float" office:value="8.09547738693467" calcext:value-type="float">
            <text:p>8.095477386934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fault</text:p>
          </table:table-cell>
          <table:table-cell office:value-type="float" office:value="1123" calcext:value-type="float">
            <text:p>1123</text:p>
          </table:table-cell>
          <table:table-cell office:value-type="float" office:value="995" calcext:value-type="float">
            <text:p>9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3e48c838-31dc-39b1-84dd-eb2430fbf4c4</text:p>
          </table:table-cell>
          <table:table-cell office:value-type="float" office:value="0.0131754741299945" calcext:value-type="float">
            <text:p>0.0131754741299945</text:p>
          </table:table-cell>
          <table:table-cell office:value-type="float" office:value="0.0125207144172344" calcext:value-type="float">
            <text:p>0.0125207144172344</text:p>
          </table:table-cell>
          <table:table-cell office:value-type="float" office:value="19.1908127208481" calcext:value-type="float">
            <text:p>19.1908127208481</text:p>
          </table:table-cell>
          <table:table-cell office:value-type="float" office:value="4294" calcext:value-type="float">
            <text:p>4294</text:p>
          </table:table-cell>
          <table:table-cell office:value-type="string" calcext:value-type="string">
            <text:p>default</text:p>
          </table:table-cell>
          <table:table-cell office:value-type="float" office:value="352" calcext:value-type="float">
            <text:p>352</text:p>
          </table:table-cell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6bd6e913-5c48-3f50-849c-5c50efe8ad9b</text:p>
          </table:table-cell>
          <table:table-cell office:value-type="float" office:value="0.00110226122173473" calcext:value-type="float">
            <text:p>0.00110226122173473</text:p>
          </table:table-cell>
          <table:table-cell office:value-type="float" office:value="0.00573742828214647" calcext:value-type="float">
            <text:p>0.00573742828214647</text:p>
          </table:table-cell>
          <table:table-cell office:value-type="float" office:value="14.6683168316832" calcext:value-type="float">
            <text:p>14.668316831683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fault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8a6f9f01-af0a-3651-afde-a46619645a17</text:p>
          </table:table-cell>
          <table:table-cell office:value-type="float" office:value="0.000859385219097449" calcext:value-type="float">
            <text:p>0.000859385219097449</text:p>
          </table:table-cell>
          <table:table-cell office:value-type="float" office:value="0.0327011118378025" calcext:value-type="float">
            <text:p>0.0327011118378025</text:p>
          </table:table-cell>
          <table:table-cell office:value-type="float" office:value="6.95" calcext:value-type="float">
            <text:p>6.9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fault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9ab7feb2-ade4-3038-85fd-bbfde7a87a92</text:p>
          </table:table-cell>
          <table:table-cell office:value-type="float" office:value="0.00162370165646056" calcext:value-type="float">
            <text:p>0.00162370165646056</text:p>
          </table:table-cell>
          <table:table-cell office:value-type="float" office:value="0.00345020683177081" calcext:value-type="float">
            <text:p>0.00345020683177081</text:p>
          </table:table-cell>
          <table:table-cell office:value-type="float" office:value="28.6685655100984" calcext:value-type="float">
            <text:p>28.6685655100984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default</text:p>
          </table:table-cell>
          <table:table-cell office:value-type="float" office:value="2220" calcext:value-type="float">
            <text:p>2220</text:p>
          </table:table-cell>
          <table:table-cell office:value-type="float" office:value="1931" calcext:value-type="float">
            <text:p>193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a96c16ce-12ac-3163-b153-ccbbcfa020bd</text:p>
          </table:table-cell>
          <table:table-cell office:value-type="float" office:value="0.00660764082543224" calcext:value-type="float">
            <text:p>0.00660764082543224</text:p>
          </table:table-cell>
          <table:table-cell office:value-type="float" office:value="0.0114333519241495" calcext:value-type="float">
            <text:p>0.0114333519241495</text:p>
          </table:table-cell>
          <table:table-cell office:value-type="float" office:value="30.6495726495727" calcext:value-type="float">
            <text:p>30.649572649572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default</text:p>
          </table:table-cell>
          <table:table-cell office:value-type="float" office:value="194" calcext:value-type="float">
            <text:p>194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5cf794ea-ca9f-3be3-8e25-7392d1d5c9fc</text:p>
          </table:table-cell>
          <table:table-cell office:value-type="float" office:value="0.00449316688567674" calcext:value-type="float">
            <text:p>0.00449316688567674</text:p>
          </table:table-cell>
          <table:table-cell office:value-type="float" office:value="0.0290407358738502" calcext:value-type="float">
            <text:p>0.0290407358738502</text:p>
          </table:table-cell>
          <table:table-cell office:value-type="float" office:value="60.3968253968254" calcext:value-type="float">
            <text:p>60.3968253968254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67973e0b-7f63-3a7f-85d3-98043a865227</text:p>
          </table:table-cell>
          <table:table-cell office:value-type="float" office:value="0.000982777179763186" calcext:value-type="float">
            <text:p>0.000982777179763186</text:p>
          </table:table-cell>
          <table:table-cell office:value-type="float" office:value="0.0279870828848224" calcext:value-type="float">
            <text:p>0.0279870828848224</text:p>
          </table:table-cell>
          <table:table-cell office:value-type="float" office:value="8.44545454545455" calcext:value-type="float">
            <text:p>8.445454545454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fault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72cc0efd-9f34-3c38-b681-143902402c72</text:p>
          </table:table-cell>
          <table:table-cell office:value-type="float" office:value="0.0130510138740662" calcext:value-type="float">
            <text:p>0.0130510138740662</text:p>
          </table:table-cell>
          <table:table-cell office:value-type="float" office:value="0.0106723585912487" calcext:value-type="float">
            <text:p>0.0106723585912487</text:p>
          </table:table-cell>
          <table:table-cell office:value-type="float" office:value="18.8152610441767" calcext:value-type="float">
            <text:p>18.8152610441767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default</text:p>
          </table:table-cell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98c57991-f7e3-33e1-af80-b4c43c6b5603</text:p>
          </table:table-cell>
          <table:table-cell office:value-type="float" office:value="0.00159472115793955" calcext:value-type="float">
            <text:p>0.00159472115793955</text:p>
          </table:table-cell>
          <table:table-cell office:value-type="float" office:value="0.0229885057471264" calcext:value-type="float">
            <text:p>0.0229885057471264</text:p>
          </table:table-cell>
          <table:table-cell office:value-type="float" office:value="8.21328671328671" calcext:value-type="float">
            <text:p>8.2132867132867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fault</text:p>
          </table:table-cell>
          <table:table-cell office:value-type="float" office:value="336" calcext:value-type="float">
            <text:p>336</text:p>
          </table:table-cell>
          <table:table-cell office:value-type="float" office:value="286" calcext:value-type="float">
            <text:p>2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74e10a4-6513-333a-a925-c88a19f5f66e</text:p>
          </table:table-cell>
          <table:table-cell office:value-type="float" office:value="0.00129454149955815" calcext:value-type="float">
            <text:p>0.00129454149955815</text:p>
          </table:table-cell>
          <table:table-cell office:value-type="float" office:value="0.00302494731833322" calcext:value-type="float">
            <text:p>0.00302494731833322</text:p>
          </table:table-cell>
          <table:table-cell office:value-type="float" office:value="26.3519928347515" calcext:value-type="float">
            <text:p>26.3519928347515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default</text:p>
          </table:table-cell>
          <table:table-cell office:value-type="float" office:value="2612" calcext:value-type="float">
            <text:p>2612</text:p>
          </table:table-cell>
          <table:table-cell office:value-type="float" office:value="2233" calcext:value-type="float">
            <text:p>223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6429492-8131-3a75-ab33-a7c496ba131f</text:p>
          </table:table-cell>
          <table:table-cell office:value-type="float" office:value="0.000490788346186804" calcext:value-type="float">
            <text:p>0.000490788346186804</text:p>
          </table:table-cell>
          <table:table-cell office:value-type="float" office:value="0.011282490716938" calcext:value-type="float">
            <text:p>0.011282490716938</text:p>
          </table:table-cell>
          <table:table-cell office:value-type="float" office:value="12.436944937833" calcext:value-type="float">
            <text:p>12.43694493783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fault</text:p>
          </table:table-cell>
          <table:table-cell office:value-type="float" office:value="596" calcext:value-type="float">
            <text:p>596</text:p>
          </table:table-cell>
          <table:table-cell office:value-type="float" office:value="563" calcext:value-type="float">
            <text:p>5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e723e81d-5003-3e59-8cc1-42148a9dcb92</text:p>
          </table:table-cell>
          <table:table-cell office:value-type="float" office:value="0.000648325358851675" calcext:value-type="float">
            <text:p>0.000648325358851675</text:p>
          </table:table-cell>
          <table:table-cell office:value-type="float" office:value="0.0318979266347687" calcext:value-type="float">
            <text:p>0.0318979266347687</text:p>
          </table:table-cell>
          <table:table-cell office:value-type="float" office:value="6.23880597014925" calcext:value-type="float">
            <text:p>6.238805970149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fault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caa032a-232a-3560-8f45-6535623ff879</text:p>
          </table:table-cell>
          <table:table-cell office:value-type="float" office:value="0.004017886816839" calcext:value-type="float">
            <text:p>0.004017886816839</text:p>
          </table:table-cell>
          <table:table-cell office:value-type="float" office:value="0.00553914327917282" calcext:value-type="float">
            <text:p>0.00553914327917282</text:p>
          </table:table-cell>
          <table:table-cell office:value-type="float" office:value="19.1209179170344" calcext:value-type="float">
            <text:p>19.1209179170344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default</text:p>
          </table:table-cell>
          <table:table-cell office:value-type="float" office:value="1220" calcext:value-type="float">
            <text:p>1220</text:p>
          </table:table-cell>
          <table:table-cell office:value-type="float" office:value="1133" calcext:value-type="float">
            <text:p>11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a3f020cd-c278-3e72-b111-5763c8552933</text:p>
          </table:table-cell>
          <table:table-cell office:value-type="float" office:value="0.00000533885378078013" calcext:value-type="float">
            <text:p>5.33885378078013E-06</text:p>
          </table:table-cell>
          <table:table-cell office:value-type="float" office:value="0.0159076051427326" calcext:value-type="float">
            <text:p>0.0159076051427326</text:p>
          </table:table-cell>
          <table:table-cell office:value-type="float" office:value="8.98922624877571" calcext:value-type="float">
            <text:p>8.98922624877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389" calcext:value-type="float">
            <text:p>3389</text:p>
          </table:table-cell>
          <table:table-cell office:value-type="float" office:value="1021" calcext:value-type="float">
            <text:p>102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be8b5e86-d808-38da-8c20-90f6ea62720b</text:p>
          </table:table-cell>
          <table:table-cell office:value-type="float" office:value="0.000748246492985972" calcext:value-type="float">
            <text:p>0.000748246492985972</text:p>
          </table:table-cell>
          <table:table-cell office:value-type="float" office:value="0.0155310621242485" calcext:value-type="float">
            <text:p>0.0155310621242485</text:p>
          </table:table-cell>
          <table:table-cell office:value-type="float" office:value="11.5375722543353" calcext:value-type="float">
            <text:p>11.53757225433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fault</text:p>
          </table:table-cell>
          <table:table-cell office:value-type="float" office:value="358" calcext:value-type="float">
            <text:p>358</text:p>
          </table:table-cell>
          <table:table-cell office:value-type="float" office:value="346" calcext:value-type="float">
            <text:p>3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d3397b2-e759-3217-b97c-e6133790a9f6</text:p>
          </table:table-cell>
          <table:table-cell office:value-type="float" office:value="0.000101610904584882" calcext:value-type="float">
            <text:p>0.000101610904584882</text:p>
          </table:table-cell>
          <table:table-cell office:value-type="float" office:value="0.00846757538207352" calcext:value-type="float">
            <text:p>0.00846757538207352</text:p>
          </table:table-cell>
          <table:table-cell office:value-type="float" office:value="38.2766798418972" calcext:value-type="float">
            <text:p>38.27667984189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438" calcext:value-type="float">
            <text:p>438</text:p>
          </table:table-cell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10c8e5e9-fcbe-3253-ac3e-0f4b1d83f906</text:p>
          </table:table-cell>
          <table:table-cell office:value-type="float" office:value="0.000158496732026144" calcext:value-type="float">
            <text:p>0.000158496732026144</text:p>
          </table:table-cell>
          <table:table-cell office:value-type="float" office:value="0.00190631808278867" calcext:value-type="float">
            <text:p>0.00190631808278867</text:p>
          </table:table-cell>
          <table:table-cell office:value-type="float" office:value="17.4857142857143" calcext:value-type="float">
            <text:p>17.485714285714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efault</text:p>
          </table:table-cell>
          <table:table-cell office:value-type="float" office:value="1117" calcext:value-type="float">
            <text:p>1117</text:p>
          </table:table-cell>
          <table:table-cell office:value-type="float" office:value="840" calcext:value-type="float">
            <text:p>8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1208e47e-3aca-37ba-936c-e088d8f277de</text:p>
          </table:table-cell>
          <table:table-cell office:value-type="float" office:value="0.00788718595985094" calcext:value-type="float">
            <text:p>0.00788718595985094</text:p>
          </table:table-cell>
          <table:table-cell office:value-type="float" office:value="0.0200745281884842" calcext:value-type="float">
            <text:p>0.0200745281884842</text:p>
          </table:table-cell>
          <table:table-cell office:value-type="float" office:value="74.945945945946" calcext:value-type="float">
            <text:p>74.945945945946</text:p>
          </table:table-cell>
          <table:table-cell office:value-type="float" office:value="3937" calcext:value-type="float">
            <text:p>3937</text:p>
          </table:table-cell>
          <table:table-cell office:value-type="string" calcext:value-type="string">
            <text:p>default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80b58380-c985-34c8-a36c-c9a80d2438c6</text:p>
          </table:table-cell>
          <table:table-cell office:value-type="float" office:value="0.00751772016700651" calcext:value-type="float">
            <text:p>0.00751772016700651</text:p>
          </table:table-cell>
          <table:table-cell office:value-type="float" office:value="0.00708806680260219" calcext:value-type="float">
            <text:p>0.00708806680260219</text:p>
          </table:table-cell>
          <table:table-cell office:value-type="float" office:value="17.6352739726027" calcext:value-type="float">
            <text:p>17.6352739726027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default</text:p>
          </table:table-cell>
          <table:table-cell office:value-type="float" office:value="623" calcext:value-type="float">
            <text:p>623</text:p>
          </table:table-cell>
          <table:table-cell office:value-type="float" office:value="584" calcext:value-type="float">
            <text:p>5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81b8c6db-7d02-33d5-b2b3-c5c7ae4f0c6c</text:p>
          </table:table-cell>
          <table:table-cell office:value-type="float" office:value="0.00720698494072413" calcext:value-type="float">
            <text:p>0.00720698494072413</text:p>
          </table:table-cell>
          <table:table-cell office:value-type="float" office:value="0.0122823881234647" calcext:value-type="float">
            <text:p>0.0122823881234647</text:p>
          </table:table-cell>
          <table:table-cell office:value-type="float" office:value="20.1354838709677" calcext:value-type="float">
            <text:p>20.1354838709677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default</text:p>
          </table:table-cell>
          <table:table-cell office:value-type="float" office:value="487" calcext:value-type="float">
            <text:p>487</text:p>
          </table:table-cell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d9a7df86-2506-3035-b60b-3d0b43ec1fab</text:p>
          </table:table-cell>
          <table:table-cell office:value-type="float" office:value="0.000283765930991607" calcext:value-type="float">
            <text:p>0.000283765930991607</text:p>
          </table:table-cell>
          <table:table-cell office:value-type="float" office:value="0.00652782095119677" calcext:value-type="float">
            <text:p>0.00652782095119677</text:p>
          </table:table-cell>
          <table:table-cell office:value-type="float" office:value="15.9257425742574" calcext:value-type="float">
            <text:p>15.925742574257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fault</text:p>
          </table:table-cell>
          <table:table-cell office:value-type="float" office:value="908" calcext:value-type="float">
            <text:p>908</text:p>
          </table:table-cell>
          <table:table-cell office:value-type="float" office:value="808" calcext:value-type="float">
            <text:p>8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40a3d6-4076-3666-afaf-feff619d44a9</text:p>
          </table:table-cell>
          <table:table-cell office:value-type="float" office:value="0.000143708399366086" calcext:value-type="float">
            <text:p>0.000143708399366086</text:p>
          </table:table-cell>
          <table:table-cell office:value-type="float" office:value="0.00253565768621236" calcext:value-type="float">
            <text:p>0.00253565768621236</text:p>
          </table:table-cell>
          <table:table-cell office:value-type="float" office:value="17.7646396396396" calcext:value-type="float">
            <text:p>17.76463963963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efault</text:p>
          </table:table-cell>
          <table:table-cell office:value-type="float" office:value="1175" calcext:value-type="float">
            <text:p>1175</text:p>
          </table:table-cell>
          <table:table-cell office:value-type="float" office:value="888" calcext:value-type="float">
            <text:p>8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16757b3d-37e8-3a4b-b34c-60af38a5b7b3</text:p>
          </table:table-cell>
          <table:table-cell office:value-type="float" office:value="0.0153517560073937" calcext:value-type="float">
            <text:p>0.0153517560073937</text:p>
          </table:table-cell>
          <table:table-cell office:value-type="float" office:value="0.0136783733826248" calcext:value-type="float">
            <text:p>0.0136783733826248</text:p>
          </table:table-cell>
          <table:table-cell office:value-type="float" office:value="19.7445255474453" calcext:value-type="float">
            <text:p>19.7445255474453</text:p>
          </table:table-cell>
          <table:table-cell office:value-type="float" office:value="4984" calcext:value-type="float">
            <text:p>4984</text:p>
          </table:table-cell>
          <table:table-cell office:value-type="string" calcext:value-type="string">
            <text:p>default</text:p>
          </table:table-cell>
          <table:table-cell office:value-type="float" office:value="349" calcext:value-type="float">
            <text:p>349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16a6565b-9dc5-37da-8427-de9cabeb4053</text:p>
          </table:table-cell>
          <table:table-cell office:value-type="float" office:value="0.00477358490566038" calcext:value-type="float">
            <text:p>0.00477358490566038</text:p>
          </table:table-cell>
          <table:table-cell office:value-type="float" office:value="0.0234800838574424" calcext:value-type="float">
            <text:p>0.0234800838574424</text:p>
          </table:table-cell>
          <table:table-cell office:value-type="float" office:value="50.034965034965" calcext:value-type="float">
            <text:p>50.034965034965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efault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1ac8cc5b-72f0-3e48-8fbe-6c3abf89e7fc</text:p>
          </table:table-cell>
          <table:table-cell office:value-type="float" office:value="0.000238826495530598" calcext:value-type="float">
            <text:p>0.000238826495530598</text:p>
          </table:table-cell>
          <table:table-cell office:value-type="float" office:value="0.00664680265872106" calcext:value-type="float">
            <text:p>0.00664680265872106</text:p>
          </table:table-cell>
          <table:table-cell office:value-type="float" office:value="14.575723830735" calcext:value-type="float">
            <text:p>14.57572383073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fault</text:p>
          </table:table-cell>
          <table:table-cell office:value-type="float" office:value="975" calcext:value-type="float">
            <text:p>975</text:p>
          </table:table-cell>
          <table:table-cell office:value-type="float" office:value="898" calcext:value-type="float">
            <text:p>8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3cac2b19-b871-3faf-b265-3e9694d54999</text:p>
          </table:table-cell>
          <table:table-cell office:value-type="float" office:value="0.0087049601857996" calcext:value-type="float">
            <text:p>0.0087049601857996</text:p>
          </table:table-cell>
          <table:table-cell office:value-type="float" office:value="0.01542800265428" calcext:value-type="float">
            <text:p>0.01542800265428</text:p>
          </table:table-cell>
          <table:table-cell office:value-type="float" office:value="25.327731092437" calcext:value-type="float">
            <text:p>25.327731092437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default</text:p>
          </table:table-cell>
          <table:table-cell office:value-type="float" office:value="284" calcext:value-type="float">
            <text:p>284</text:p>
          </table:table-cell>
          <table:table-cell office:value-type="float" office:value="238" calcext:value-type="float">
            <text:p>23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b3856f08-858b-38ab-b602-a5606d043ac7</text:p>
          </table:table-cell>
          <table:table-cell office:value-type="float" office:value="0.0227612085769981" calcext:value-type="float">
            <text:p>0.0227612085769981</text:p>
          </table:table-cell>
          <table:table-cell office:value-type="float" office:value="0.0140350877192982" calcext:value-type="float">
            <text:p>0.0140350877192982</text:p>
          </table:table-cell>
          <table:table-cell office:value-type="float" office:value="17.4489795918367" calcext:value-type="float">
            <text:p>17.4489795918367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default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1f0dbc37-fbe2-3904-9f62-0ab8f737e841</text:p>
          </table:table-cell>
          <table:table-cell office:value-type="float" office:value="0.00168716630413289" calcext:value-type="float">
            <text:p>0.00168716630413289</text:p>
          </table:table-cell>
          <table:table-cell office:value-type="float" office:value="0.025706940874036" calcext:value-type="float">
            <text:p>0.025706940874036</text:p>
          </table:table-cell>
          <table:table-cell office:value-type="float" office:value="45.5585585585586" calcext:value-type="float">
            <text:p>45.558558558558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fault</text:p>
          </table:table-cell>
          <table:table-cell office:value-type="float" office:value="174" calcext:value-type="float">
            <text:p>174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3882d6bd-9348-3857-a6fd-923f434c7a5f</text:p>
          </table:table-cell>
          <table:table-cell office:value-type="float" office:value="0.00912537964548015" calcext:value-type="float">
            <text:p>0.00912537964548015</text:p>
          </table:table-cell>
          <table:table-cell office:value-type="float" office:value="0.00833839527306864" calcext:value-type="float">
            <text:p>0.00833839527306864</text:p>
          </table:table-cell>
          <table:table-cell office:value-type="float" office:value="37.0327198364008" calcext:value-type="float">
            <text:p>37.0327198364008</text:p>
          </table:table-cell>
          <table:table-cell office:value-type="float" office:value="9916" calcext:value-type="float">
            <text:p>9916</text:p>
          </table:table-cell>
          <table:table-cell office:value-type="string" calcext:value-type="string">
            <text:p>default</text:p>
          </table:table-cell>
          <table:table-cell office:value-type="float" office:value="549" calcext:value-type="float">
            <text:p>549</text:p>
          </table:table-cell>
          <table:table-cell office:value-type="float" office:value="489" calcext:value-type="float">
            <text:p>48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75ac5336-42a1-350c-89e5-9c698c315f54</text:p>
          </table:table-cell>
          <table:table-cell office:value-type="float" office:value="0.00114831383344804" calcext:value-type="float">
            <text:p>0.00114831383344804</text:p>
          </table:table-cell>
          <table:table-cell office:value-type="float" office:value="0.0192704748795595" calcext:value-type="float">
            <text:p>0.0192704748795595</text:p>
          </table:table-cell>
          <table:table-cell office:value-type="float" office:value="6.85377358490566" calcext:value-type="float">
            <text:p>6.853773584905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fault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941a563b-a45d-333f-864c-416085626953</text:p>
          </table:table-cell>
          <table:table-cell office:value-type="float" office:value="0.000047748759036889" calcext:value-type="float">
            <text:p>4.7748759036889E-05</text:p>
          </table:table-cell>
          <table:table-cell office:value-type="float" office:value="0.00220386809746452" calcext:value-type="float">
            <text:p>0.00220386809746452</text:p>
          </table:table-cell>
          <table:table-cell office:value-type="float" office:value="15.9001146225643" calcext:value-type="float">
            <text:p>15.900114622564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default</text:p>
          </table:table-cell>
          <table:table-cell office:value-type="float" office:value="6842" calcext:value-type="float">
            <text:p>6842</text:p>
          </table:table-cell>
          <table:table-cell office:value-type="float" office:value="6107" calcext:value-type="float">
            <text:p>610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f1943f4d-183b-3ab0-8c36-7ebc8d8ce9c6</text:p>
          </table:table-cell>
          <table:table-cell office:value-type="float" office:value="0.000594827586206897" calcext:value-type="float">
            <text:p>0.000594827586206897</text:p>
          </table:table-cell>
          <table:table-cell office:value-type="float" office:value="0.0273706896551724" calcext:value-type="float">
            <text:p>0.0273706896551724</text:p>
          </table:table-cell>
          <table:table-cell office:value-type="float" office:value="14.6372239747634" calcext:value-type="float">
            <text:p>14.637223974763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ault</text:p>
          </table:table-cell>
          <table:table-cell office:value-type="float" office:value="541" calcext:value-type="float">
            <text:p>541</text:p>
          </table:table-cell>
          <table:table-cell office:value-type="float" office:value="317" calcext:value-type="float">
            <text:p>3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5ed529fa-4b0b-3a96-99b0-cd256745c6c4</text:p>
          </table:table-cell>
          <table:table-cell office:value-type="float" office:value="0.000654285714285714" calcext:value-type="float">
            <text:p>0.000654285714285714</text:p>
          </table:table-cell>
          <table:table-cell office:value-type="float" office:value="0.0785714285714286" calcext:value-type="float">
            <text:p>0.0785714285714286</text:p>
          </table:table-cell>
          <table:table-cell office:value-type="float" office:value="6.60377358490566" calcext:value-type="float">
            <text:p>6.603773584905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office:value-type="float" office:value="181" calcext:value-type="float">
            <text:p>181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79c18974-2983-38ec-8f50-b23ee0340940</text:p>
          </table:table-cell>
          <table:table-cell office:value-type="float" office:value="0.00140529010238908" calcext:value-type="float">
            <text:p>0.00140529010238908</text:p>
          </table:table-cell>
          <table:table-cell office:value-type="float" office:value="0.0264505119453925" calcext:value-type="float">
            <text:p>0.0264505119453925</text:p>
          </table:table-cell>
          <table:table-cell office:value-type="float" office:value="6.2010582010582" calcext:value-type="float">
            <text:p>6.201058201058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98ccda16-4681-339f-9bbe-8faf3795c491</text:p>
          </table:table-cell>
          <table:table-cell office:value-type="float" office:value="0.0168260013131976" calcext:value-type="float">
            <text:p>0.0168260013131976</text:p>
          </table:table-cell>
          <table:table-cell office:value-type="float" office:value="0.0111621799080762" calcext:value-type="float">
            <text:p>0.0111621799080762</text:p>
          </table:table-cell>
          <table:table-cell office:value-type="float" office:value="18.276" calcext:value-type="float">
            <text:p>18.276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default</text:p>
          </table:table-cell>
          <table:table-cell office:value-type="float" office:value="303" calcext:value-type="float">
            <text:p>303</text:p>
          </table:table-cell>
          <table:table-cell office:value-type="float" office:value="250" calcext:value-type="float">
            <text:p>2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81671b3-34d1-3d4c-b042-45e0baea4391</text:p>
          </table:table-cell>
          <table:table-cell office:value-type="float" office:value="0.0010136186770428" calcext:value-type="float">
            <text:p>0.0010136186770428</text:p>
          </table:table-cell>
          <table:table-cell office:value-type="float" office:value="0.0246433203631647" calcext:value-type="float">
            <text:p>0.0246433203631647</text:p>
          </table:table-cell>
          <table:table-cell office:value-type="float" office:value="7.67164179104478" calcext:value-type="float">
            <text:p>7.6716417910447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fault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e3d15762-9f64-33f5-b6ed-79963697b08f</text:p>
          </table:table-cell>
          <table:table-cell office:value-type="float" office:value="0.00157865555215662" calcext:value-type="float">
            <text:p>0.00157865555215662</text:p>
          </table:table-cell>
          <table:table-cell office:value-type="float" office:value="0.00426353624961762" calcext:value-type="float">
            <text:p>0.00426353624961762</text:p>
          </table:table-cell>
          <table:table-cell office:value-type="float" office:value="32.0293937538273" calcext:value-type="float">
            <text:p>32.0293937538273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default</text:p>
          </table:table-cell>
          <table:table-cell office:value-type="float" office:value="2093" calcext:value-type="float">
            <text:p>2093</text:p>
          </table:table-cell>
          <table:table-cell office:value-type="float" office:value="1633" calcext:value-type="float">
            <text:p>163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b090bbd-77c5-31fa-81a8-5d65c834ebb0</text:p>
          </table:table-cell>
          <table:table-cell office:value-type="float" office:value="0.00917983741635791" calcext:value-type="float">
            <text:p>0.00917983741635791</text:p>
          </table:table-cell>
          <table:table-cell office:value-type="float" office:value="0.00763147707791849" calcext:value-type="float">
            <text:p>0.00763147707791849</text:p>
          </table:table-cell>
          <table:table-cell office:value-type="float" office:value="34.4438095238095" calcext:value-type="float">
            <text:p>34.4438095238095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default</text:p>
          </table:table-cell>
          <table:table-cell office:value-type="float" office:value="580" calcext:value-type="float">
            <text:p>580</text:p>
          </table:table-cell>
          <table:table-cell office:value-type="float" office:value="525" calcext:value-type="float">
            <text:p>5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6591f531-7f9d-3cd8-b7f8-1b233ffb32c6</text:p>
          </table:table-cell>
          <table:table-cell office:value-type="float" office:value="0.00699376652814507" calcext:value-type="float">
            <text:p>0.00699376652814507</text:p>
          </table:table-cell>
          <table:table-cell office:value-type="float" office:value="0.0154892330940688" calcext:value-type="float">
            <text:p>0.0154892330940688</text:p>
          </table:table-cell>
          <table:table-cell office:value-type="float" office:value="22.8189655172414" calcext:value-type="float">
            <text:p>22.8189655172414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6eee91a8-485e-34ff-a55b-18ebad984681</text:p>
          </table:table-cell>
          <table:table-cell office:value-type="float" office:value="0.000200819199261567" calcext:value-type="float">
            <text:p>0.000200819199261567</text:p>
          </table:table-cell>
          <table:table-cell office:value-type="float" office:value="0.00640359986154379" calcext:value-type="float">
            <text:p>0.00640359986154379</text:p>
          </table:table-cell>
          <table:table-cell office:value-type="float" office:value="15.7153218495014" calcext:value-type="float">
            <text:p>15.715321849501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fault</text:p>
          </table:table-cell>
          <table:table-cell office:value-type="float" office:value="1227" calcext:value-type="float">
            <text:p>1227</text:p>
          </table:table-cell>
          <table:table-cell office:value-type="float" office:value="1103" calcext:value-type="float">
            <text:p>11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8af1e42f-4428-33ab-8267-a909eb50342e</text:p>
          </table:table-cell>
          <table:table-cell office:value-type="float" office:value="0.0120585602387169" calcext:value-type="float">
            <text:p>0.0120585602387169</text:p>
          </table:table-cell>
          <table:table-cell office:value-type="float" office:value="0.0242446848190974" calcext:value-type="float">
            <text:p>0.0242446848190974</text:p>
          </table:table-cell>
          <table:table-cell office:value-type="float" office:value="22.7203389830508" calcext:value-type="float">
            <text:p>22.720338983050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default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eedccefc-e71c-391d-bf87-43deb71ee553</text:p>
          </table:table-cell>
          <table:table-cell office:value-type="float" office:value="0.000490976645435244" calcext:value-type="float">
            <text:p>0.000490976645435244</text:p>
          </table:table-cell>
          <table:table-cell office:value-type="float" office:value="0.012208067940552" calcext:value-type="float">
            <text:p>0.012208067940552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ault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9c2a6d61-a4b0-38e2-9b7a-4465bf823fa3</text:p>
          </table:table-cell>
          <table:table-cell office:value-type="float" office:value="0.000721304969042705" calcext:value-type="float">
            <text:p>0.000721304969042705</text:p>
          </table:table-cell>
          <table:table-cell office:value-type="float" office:value="0.0195269090331799" calcext:value-type="float">
            <text:p>0.0195269090331799</text:p>
          </table:table-cell>
          <table:table-cell office:value-type="float" office:value="12.9609053497942" calcext:value-type="float">
            <text:p>12.960905349794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efault</text:p>
          </table:table-cell>
          <table:table-cell office:value-type="float" office:value="708" calcext:value-type="float">
            <text:p>708</text:p>
          </table:table-cell>
          <table:table-cell office:value-type="float" office:value="486" calcext:value-type="float">
            <text:p>48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6d0f12b-3a1d-3329-8647-98ad5f463b9e</text:p>
          </table:table-cell>
          <table:table-cell office:value-type="float" office:value="0.00776052932383716" calcext:value-type="float">
            <text:p>0.00776052932383716</text:p>
          </table:table-cell>
          <table:table-cell office:value-type="float" office:value="0.0097599577947771" calcext:value-type="float">
            <text:p>0.0097599577947771</text:p>
          </table:table-cell>
          <table:table-cell office:value-type="float" office:value="34.8865030674847" calcext:value-type="float">
            <text:p>34.8865030674847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default</text:p>
          </table:table-cell>
          <table:table-cell office:value-type="float" office:value="380" calcext:value-type="float">
            <text:p>380</text:p>
          </table:table-cell>
          <table:table-cell office:value-type="float" office:value="326" calcext:value-type="float">
            <text:p>32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8fad47b-5590-3016-bd90-d68089de2f53</text:p>
          </table:table-cell>
          <table:table-cell office:value-type="float" office:value="0.000907500840901446" calcext:value-type="float">
            <text:p>0.000907500840901446</text:p>
          </table:table-cell>
          <table:table-cell office:value-type="float" office:value="0.00605449041372351" calcext:value-type="float">
            <text:p>0.00605449041372351</text:p>
          </table:table-cell>
          <table:table-cell office:value-type="float" office:value="14.4320388349515" calcext:value-type="float">
            <text:p>14.432038834951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ault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2b9eb5bb-dd1e-3b64-9cbd-2f60672c0a43</text:p>
          </table:table-cell>
          <table:table-cell office:value-type="float" office:value="0.000755701857512344" calcext:value-type="float">
            <text:p>0.000755701857512344</text:p>
          </table:table-cell>
          <table:table-cell office:value-type="float" office:value="0.00964025393839643" calcext:value-type="float">
            <text:p>0.00964025393839643</text:p>
          </table:table-cell>
          <table:table-cell office:value-type="float" office:value="20.061320754717" calcext:value-type="float">
            <text:p>20.06132075471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fault</text:p>
          </table:table-cell>
          <table:table-cell office:value-type="float" office:value="271" calcext:value-type="float">
            <text:p>271</text:p>
          </table:table-cell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78193506-3ad7-3408-8075-a9634117f101</text:p>
          </table:table-cell>
          <table:table-cell office:value-type="float" office:value="0.0122551963048499" calcext:value-type="float">
            <text:p>0.0122551963048499</text:p>
          </table:table-cell>
          <table:table-cell office:value-type="float" office:value="0.0214780600461894" calcext:value-type="float">
            <text:p>0.0214780600461894</text:p>
          </table:table-cell>
          <table:table-cell office:value-type="float" office:value="23.4054054054054" calcext:value-type="float">
            <text:p>23.4054054054054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default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ef096647-d654-3194-835a-0d011ca6cb70</text:p>
          </table:table-cell>
          <table:table-cell office:value-type="float" office:value="0.0000114235500878735" calcext:value-type="float">
            <text:p>1.14235500878735E-05</text:p>
          </table:table-cell>
          <table:table-cell office:value-type="float" office:value="0.0338312829525483" calcext:value-type="float">
            <text:p>0.0338312829525483</text:p>
          </table:table-cell>
          <table:table-cell office:value-type="float" office:value="14.8758169934641" calcext:value-type="float">
            <text:p>14.8758169934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454" calcext:value-type="float">
            <text:p>1454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38516a6-6185-304e-a784-51aa1e6bb96c</text:p>
          </table:table-cell>
          <table:table-cell office:value-type="float" office:value="0.007477935289408" calcext:value-type="float">
            <text:p>0.007477935289408</text:p>
          </table:table-cell>
          <table:table-cell office:value-type="float" office:value="0.00612254509489945" calcext:value-type="float">
            <text:p>0.00612254509489945</text:p>
          </table:table-cell>
          <table:table-cell office:value-type="float" office:value="38.4655797101449" calcext:value-type="float">
            <text:p>38.4655797101449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default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2dbf6bce-2e4e-3855-9e63-858961636884</text:p>
          </table:table-cell>
          <table:table-cell office:value-type="float" office:value="0.00120654396728016" calcext:value-type="float">
            <text:p>0.00120654396728016</text:p>
          </table:table-cell>
          <table:table-cell office:value-type="float" office:value="0.0245398773006135" calcext:value-type="float">
            <text:p>0.0245398773006135</text:p>
          </table:table-cell>
          <table:table-cell office:value-type="float" office:value="8.35897435897436" calcext:value-type="float">
            <text:p>8.358974358974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fault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9341764b-4b8a-3108-b0cc-35b22be88eb9</text:p>
          </table:table-cell>
          <table:table-cell office:value-type="float" office:value="0.000117216399506782" calcext:value-type="float">
            <text:p>0.000117216399506782</text:p>
          </table:table-cell>
          <table:table-cell office:value-type="float" office:value="0.00611385121249486" calcext:value-type="float">
            <text:p>0.00611385121249486</text:p>
          </table:table-cell>
          <table:table-cell office:value-type="float" office:value="20.6405090137858" calcext:value-type="float">
            <text:p>20.640509013785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efault</text:p>
          </table:table-cell>
          <table:table-cell office:value-type="float" office:value="1260" calcext:value-type="float">
            <text:p>1260</text:p>
          </table:table-cell>
          <table:table-cell office:value-type="float" office:value="943" calcext:value-type="float">
            <text:p>94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a0d02f5-ef61-331e-ad73-23537b7e8dae</text:p>
          </table:table-cell>
          <table:table-cell office:value-type="float" office:value="0.00423703154774508" calcext:value-type="float">
            <text:p>0.00423703154774508</text:p>
          </table:table-cell>
          <table:table-cell office:value-type="float" office:value="0.0232902816006775" calcext:value-type="float">
            <text:p>0.0232902816006775</text:p>
          </table:table-cell>
          <table:table-cell office:value-type="float" office:value="67.9568345323741" calcext:value-type="float">
            <text:p>67.9568345323741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default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01672e6c-a6e8-3c7e-a560-7e5c80c65f7b</text:p>
          </table:table-cell>
          <table:table-cell office:value-type="float" office:value="0.000147497005988024" calcext:value-type="float">
            <text:p>0.000147497005988024</text:p>
          </table:table-cell>
          <table:table-cell office:value-type="float" office:value="0.00440718562874252" calcext:value-type="float">
            <text:p>0.00440718562874252</text:p>
          </table:table-cell>
          <table:table-cell office:value-type="float" office:value="14.2103471749489" calcext:value-type="float">
            <text:p>14.210347174948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fault</text:p>
          </table:table-cell>
          <table:table-cell office:value-type="float" office:value="1586" calcext:value-type="float">
            <text:p>1586</text:p>
          </table:table-cell>
          <table:table-cell office:value-type="float" office:value="1469" calcext:value-type="float">
            <text:p>14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497435b0-a687-3ba5-8ae2-af0fd8f9f005</text:p>
          </table:table-cell>
          <table:table-cell office:value-type="float" office:value="0.000303070761014686" calcext:value-type="float">
            <text:p>0.000303070761014686</text:p>
          </table:table-cell>
          <table:table-cell office:value-type="float" office:value="0.0182465509568313" calcext:value-type="float">
            <text:p>0.0182465509568313</text:p>
          </table:table-cell>
          <table:table-cell office:value-type="float" office:value="7.21348314606742" calcext:value-type="float">
            <text:p>7.213483146067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fault</text:p>
          </table:table-cell>
          <table:table-cell office:value-type="float" office:value="670" calcext:value-type="float">
            <text:p>670</text:p>
          </table:table-cell>
          <table:table-cell office:value-type="float" office:value="623" calcext:value-type="float">
            <text:p>62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61dd7ace-8a6e-3477-9f8c-c3c2953af716</text:p>
          </table:table-cell>
          <table:table-cell office:value-type="float" office:value="0.000607641252552757" calcext:value-type="float">
            <text:p>0.000607641252552757</text:p>
          </table:table-cell>
          <table:table-cell office:value-type="float" office:value="0.0068073519400953" calcext:value-type="float">
            <text:p>0.0068073519400953</text:p>
          </table:table-cell>
          <table:table-cell office:value-type="float" office:value="12.1908713692946" calcext:value-type="float">
            <text:p>12.190871369294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efault</text:p>
          </table:table-cell>
          <table:table-cell office:value-type="float" office:value="493" calcext:value-type="float">
            <text:p>493</text:p>
          </table:table-cell>
          <table:table-cell office:value-type="float" office:value="482" calcext:value-type="float">
            <text:p>4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810a4856-ba10-3ab1-8b62-3e1a0638c83f</text:p>
          </table:table-cell>
          <table:table-cell office:value-type="float" office:value="0.0000811045430118639" calcext:value-type="float">
            <text:p>8.11045430118639E-05</text:p>
          </table:table-cell>
          <table:table-cell office:value-type="float" office:value="0.00405109338183622" calcext:value-type="float">
            <text:p>0.00405109338183622</text:p>
          </table:table-cell>
          <table:table-cell office:value-type="float" office:value="16.8051406738451" calcext:value-type="float">
            <text:p>16.805140673845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fault</text:p>
          </table:table-cell>
          <table:table-cell office:value-type="float" office:value="3217" calcext:value-type="float">
            <text:p>3217</text:p>
          </table:table-cell>
          <table:table-cell office:value-type="float" office:value="2879" calcext:value-type="float">
            <text:p>287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8671c8c-6f82-33b6-b721-4bfa488ecdda</text:p>
          </table:table-cell>
          <table:table-cell office:value-type="float" office:value="0.00302107279693487" calcext:value-type="float">
            <text:p>0.00302107279693487</text:p>
          </table:table-cell>
          <table:table-cell office:value-type="float" office:value="0.0498084291187739" calcext:value-type="float">
            <text:p>0.0498084291187739</text:p>
          </table:table-cell>
          <table:table-cell office:value-type="float" office:value="6.82352941176471" calcext:value-type="float">
            <text:p>6.823529411764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fault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b64140-4938-3898-bb2b-dc4d799bef69</text:p>
          </table:table-cell>
          <table:table-cell office:value-type="float" office:value="0.0291691764705882" calcext:value-type="float">
            <text:p>0.0291691764705882</text:p>
          </table:table-cell>
          <table:table-cell office:value-type="float" office:value="0.0122352941176471" calcext:value-type="float">
            <text:p>0.0122352941176471</text:p>
          </table:table-cell>
          <table:table-cell office:value-type="float" office:value="15.5109489051095" calcext:value-type="float">
            <text:p>15.5109489051095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default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ed9e2faa-0d84-3f4e-b81f-250dbcc4d5f2</text:p>
          </table:table-cell>
          <table:table-cell office:value-type="float" office:value="0.000883307372793354" calcext:value-type="float">
            <text:p>0.000883307372793354</text:p>
          </table:table-cell>
          <table:table-cell office:value-type="float" office:value="0.00623052959501558" calcext:value-type="float">
            <text:p>0.00623052959501558</text:p>
          </table:table-cell>
          <table:table-cell office:value-type="float" office:value="16.1848739495798" calcext:value-type="float">
            <text:p>16.184873949579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fault</text:p>
          </table:table-cell>
          <table:table-cell office:value-type="float" office:value="281" calcext:value-type="float">
            <text:p>281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0d0ffc81-7b5b-3902-9b3c-d05fda531b2a</text:p>
          </table:table-cell>
          <table:table-cell office:value-type="float" office:value="0.000184330918795273" calcext:value-type="float">
            <text:p>0.000184330918795273</text:p>
          </table:table-cell>
          <table:table-cell office:value-type="float" office:value="0.011945609353158" calcext:value-type="float">
            <text:p>0.011945609353158</text:p>
          </table:table-cell>
          <table:table-cell office:value-type="float" office:value="7.02589285714286" calcext:value-type="float">
            <text:p>7.025892857142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1170" calcext:value-type="float">
            <text:p>1170</text:p>
          </table:table-cell>
          <table:table-cell office:value-type="float" office:value="1120" calcext:value-type="float">
            <text:p>11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50078873-b2d4-35be-9c6e-eac6432b314f</text:p>
          </table:table-cell>
          <table:table-cell office:value-type="float" office:value="0.00162027491408935" calcext:value-type="float">
            <text:p>0.00162027491408935</text:p>
          </table:table-cell>
          <table:table-cell office:value-type="float" office:value="0.0309278350515464" calcext:value-type="float">
            <text:p>0.0309278350515464</text:p>
          </table:table-cell>
          <table:table-cell office:value-type="float" office:value="5.49056603773585" calcext:value-type="float">
            <text:p>5.4905660377358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8c01d5e1-5afa-3bf4-bd27-9dd0c431beee</text:p>
          </table:table-cell>
          <table:table-cell office:value-type="float" office:value="0.0164425966740132" calcext:value-type="float">
            <text:p>0.0164425966740132</text:p>
          </table:table-cell>
          <table:table-cell office:value-type="float" office:value="0.0102183931075937" calcext:value-type="float">
            <text:p>0.0102183931075937</text:p>
          </table:table-cell>
          <table:table-cell office:value-type="float" office:value="18.4851851851852" calcext:value-type="float">
            <text:p>18.4851851851852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default</text:p>
          </table:table-cell>
          <table:table-cell office:value-type="float" office:value="323" calcext:value-type="float">
            <text:p>323</text:p>
          </table:table-cell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9b7f9aa1-f5ef-3fa5-be30-f78f4fcdf75c</text:p>
          </table:table-cell>
          <table:table-cell office:value-type="float" office:value="0.0000093440122044241" calcext:value-type="float">
            <text:p>9.3440122044241E-06</text:p>
          </table:table-cell>
          <table:table-cell office:value-type="float" office:value="0.022883295194508" calcext:value-type="float">
            <text:p>0.022883295194508</text:p>
          </table:table-cell>
          <table:table-cell office:value-type="float" office:value="8.68211920529801" calcext:value-type="float">
            <text:p>8.682119205298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888" calcext:value-type="float">
            <text:p>1888</text:p>
          </table:table-cell>
          <table:table-cell office:value-type="float" office:value="604" calcext:value-type="float">
            <text:p>6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a823ebd-23de-3183-8c91-3576866a7417</text:p>
          </table:table-cell>
          <table:table-cell office:value-type="float" office:value="0.00155219725591569" calcext:value-type="float">
            <text:p>0.00155219725591569</text:p>
          </table:table-cell>
          <table:table-cell office:value-type="float" office:value="0.00855040763571287" calcext:value-type="float">
            <text:p>0.00855040763571287</text:p>
          </table:table-cell>
          <table:table-cell office:value-type="float" office:value="48.5893719806763" calcext:value-type="float">
            <text:p>48.589371980676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default</text:p>
          </table:table-cell>
          <table:table-cell office:value-type="float" office:value="428" calcext:value-type="float">
            <text:p>428</text:p>
          </table:table-cell>
          <table:table-cell office:value-type="float" office:value="207" calcext:value-type="float">
            <text:p>20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3b1ee6c6-07de-3f21-8f2b-94469980d010</text:p>
          </table:table-cell>
          <table:table-cell office:value-type="float" office:value="0.000411052631578947" calcext:value-type="float">
            <text:p>0.000411052631578947</text:p>
          </table:table-cell>
          <table:table-cell office:value-type="float" office:value="0.0132330827067669" calcext:value-type="float">
            <text:p>0.0132330827067669</text:p>
          </table:table-cell>
          <table:table-cell office:value-type="float" office:value="49.6268656716418" calcext:value-type="float">
            <text:p>49.626865671641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fault</text:p>
          </table:table-cell>
          <table:table-cell office:value-type="float" office:value="278" calcext:value-type="float">
            <text:p>278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40de53c8-6be9-328c-8f4d-6b2c9e9d9373</text:p>
          </table:table-cell>
          <table:table-cell office:value-type="float" office:value="0.000116799544419134" calcext:value-type="float">
            <text:p>0.000116799544419134</text:p>
          </table:table-cell>
          <table:table-cell office:value-type="float" office:value="0.00227790432801822" calcext:value-type="float">
            <text:p>0.00227790432801822</text:p>
          </table:table-cell>
          <table:table-cell office:value-type="float" office:value="18.7007454739084" calcext:value-type="float">
            <text:p>18.700745473908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efault</text:p>
          </table:table-cell>
          <table:table-cell office:value-type="float" office:value="1275" calcext:value-type="float">
            <text:p>1275</text:p>
          </table:table-cell>
          <table:table-cell office:value-type="float" office:value="939" calcext:value-type="float">
            <text:p>9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742f1591-2dc4-35eb-9fa0-24192eaa4b5a</text:p>
          </table:table-cell>
          <table:table-cell office:value-type="float" office:value="0.00204961340206186" calcext:value-type="float">
            <text:p>0.00204961340206186</text:p>
          </table:table-cell>
          <table:table-cell office:value-type="float" office:value="0.0257731958762887" calcext:value-type="float">
            <text:p>0.0257731958762887</text:p>
          </table:table-cell>
          <table:table-cell office:value-type="float" office:value="8.86857142857143" calcext:value-type="float">
            <text:p>8.8685714285714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default</text:p>
          </table:table-cell>
          <table:table-cell office:value-type="float" office:value="401" calcext:value-type="float">
            <text:p>401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5615f21a-9d95-3819-930f-399505423af9</text:p>
          </table:table-cell>
          <table:table-cell office:value-type="float" office:value="0.000681278538812785" calcext:value-type="float">
            <text:p>0.000681278538812785</text:p>
          </table:table-cell>
          <table:table-cell office:value-type="float" office:value="0.0264840182648402" calcext:value-type="float">
            <text:p>0.0264840182648402</text:p>
          </table:table-cell>
          <table:table-cell office:value-type="float" office:value="6.95238095238095" calcext:value-type="float">
            <text:p>6.952380952380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fault</text:p>
          </table:table-cell>
          <table:table-cell office:value-type="float" office:value="329" calcext:value-type="float">
            <text:p>329</text:p>
          </table:table-cell>
          <table:table-cell office:value-type="float" office:value="315" calcext:value-type="float">
            <text:p>3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6cac860f-5d46-3a71-b67c-f4f671a67f23</text:p>
          </table:table-cell>
          <table:table-cell office:value-type="float" office:value="0.0113794076163611" calcext:value-type="float">
            <text:p>0.0113794076163611</text:p>
          </table:table-cell>
          <table:table-cell office:value-type="float" office:value="0.0209802538787024" calcext:value-type="float">
            <text:p>0.0209802538787024</text:p>
          </table:table-cell>
          <table:table-cell office:value-type="float" office:value="24.5541125541126" calcext:value-type="float">
            <text:p>24.5541125541126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default</text:p>
          </table:table-cell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93f4e489-a4fd-3683-a189-1975d503db3a</text:p>
          </table:table-cell>
          <table:table-cell office:value-type="float" office:value="0.00075747915644924" calcext:value-type="float">
            <text:p>0.00075747915644924</text:p>
          </table:table-cell>
          <table:table-cell office:value-type="float" office:value="0.0313879352623835" calcext:value-type="float">
            <text:p>0.0313879352623835</text:p>
          </table:table-cell>
          <table:table-cell office:value-type="float" office:value="7.28214285714286" calcext:value-type="float">
            <text:p>7.2821428571428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ault</text:p>
          </table:table-cell>
          <table:table-cell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52296a4-d6c2-3fb7-a19f-d2fa87cf7c35</text:p>
          </table:table-cell>
          <table:table-cell office:value-type="float" office:value="0.0000111452728670254" calcext:value-type="float">
            <text:p>1.11452728670254E-05</text:p>
          </table:table-cell>
          <table:table-cell office:value-type="float" office:value="0.0349730976172175" calcext:value-type="float">
            <text:p>0.0349730976172175</text:p>
          </table:table-cell>
          <table:table-cell office:value-type="float" office:value="16.7870967741935" calcext:value-type="float">
            <text:p>16.7870967741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262" calcext:value-type="float">
            <text:p>1262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c33a2f6-643c-34cb-bdc9-e5b69df80746</text:p>
          </table:table-cell>
          <table:table-cell office:value-type="float" office:value="0.00715416549394878" calcext:value-type="float">
            <text:p>0.00715416549394878</text:p>
          </table:table-cell>
          <table:table-cell office:value-type="float" office:value="0.020194202082747" calcext:value-type="float">
            <text:p>0.020194202082747</text:p>
          </table:table-cell>
          <table:table-cell office:value-type="float" office:value="94.7466666666667" calcext:value-type="float">
            <text:p>94.7466666666667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default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b8f44910-2319-3e70-b29d-7ae35723a608</text:p>
          </table:table-cell>
          <table:table-cell office:value-type="float" office:value="0.000638040345821326" calcext:value-type="float">
            <text:p>0.000638040345821326</text:p>
          </table:table-cell>
          <table:table-cell office:value-type="float" office:value="0.0265129682997118" calcext:value-type="float">
            <text:p>0.0265129682997118</text:p>
          </table:table-cell>
          <table:table-cell office:value-type="float" office:value="9.74719101123596" calcext:value-type="float">
            <text:p>9.7471910112359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ault</text:p>
          </table:table-cell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48677db-4c69-3a5d-ae1e-6e82d8afe736</text:p>
          </table:table-cell>
          <table:table-cell office:value-type="float" office:value="0.000103866865435517" calcext:value-type="float">
            <text:p>0.000103866865435517</text:p>
          </table:table-cell>
          <table:table-cell office:value-type="float" office:value="0.00447229912683684" calcext:value-type="float">
            <text:p>0.00447229912683684</text:p>
          </table:table-cell>
          <table:table-cell office:value-type="float" office:value="14.235166738848" calcext:value-type="float">
            <text:p>14.23516673884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fault</text:p>
          </table:table-cell>
          <table:table-cell office:value-type="float" office:value="2473" calcext:value-type="float">
            <text:p>2473</text:p>
          </table:table-cell>
          <table:table-cell office:value-type="float" office:value="2309" calcext:value-type="float">
            <text:p>23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8f83327-f15a-3231-9f46-fa03311ed7fc</text:p>
          </table:table-cell>
          <table:table-cell office:value-type="float" office:value="0.000831320657759507" calcext:value-type="float">
            <text:p>0.000831320657759507</text:p>
          </table:table-cell>
          <table:table-cell office:value-type="float" office:value="0.00642343268242549" calcext:value-type="float">
            <text:p>0.00642343268242549</text:p>
          </table:table-cell>
          <table:table-cell office:value-type="float" office:value="17.2212389380531" calcext:value-type="float">
            <text:p>17.221238938053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ault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a3b1fbf-8187-30c2-b253-4c30eb861867</text:p>
          </table:table-cell>
          <table:table-cell office:value-type="float" office:value="0.00778957631625598" calcext:value-type="float">
            <text:p>0.00778957631625598</text:p>
          </table:table-cell>
          <table:table-cell office:value-type="float" office:value="0.0179046268392129" calcext:value-type="float">
            <text:p>0.0179046268392129</text:p>
          </table:table-cell>
          <table:table-cell office:value-type="float" office:value="27.5170731707317" calcext:value-type="float">
            <text:p>27.5170731707317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default</text:p>
          </table:table-cell>
          <table:table-cell office:value-type="float" office:value="257" calcext:value-type="float">
            <text:p>257</text:p>
          </table:table-cell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1d9a12d1-f65d-3594-8a9f-5acdce52c9d6</text:p>
          </table:table-cell>
          <table:table-cell office:value-type="float" office:value="0.0000145605824232969" calcext:value-type="float">
            <text:p>1.45605824232969E-05</text:p>
          </table:table-cell>
          <table:table-cell office:value-type="float" office:value="0.0384815392615705" calcext:value-type="float">
            <text:p>0.0384815392615705</text:p>
          </table:table-cell>
          <table:table-cell office:value-type="float" office:value="12.5686274509804" calcext:value-type="float">
            <text:p>12.5686274509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217" calcext:value-type="float">
            <text:p>1217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22a90529-64a2-3495-9241-680bf4851b63</text:p>
          </table:table-cell>
          <table:table-cell office:value-type="float" office:value="0.00262393336042259" calcext:value-type="float">
            <text:p>0.00262393336042259</text:p>
          </table:table-cell>
          <table:table-cell office:value-type="float" office:value="0.00510826028908109" calcext:value-type="float">
            <text:p>0.00510826028908109</text:p>
          </table:table-cell>
          <table:table-cell office:value-type="float" office:value="34.1805555555556" calcext:value-type="float">
            <text:p>34.1805555555556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default</text:p>
          </table:table-cell>
          <table:table-cell office:value-type="float" office:value="1255" calcext:value-type="float">
            <text:p>1255</text:p>
          </table:table-cell>
          <table:table-cell office:value-type="float" office:value="1008" calcext:value-type="float">
            <text:p>10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2603689d-7a6c-359d-866f-c37ea5336257</text:p>
          </table:table-cell>
          <table:table-cell office:value-type="float" office:value="0.000461892945763913" calcext:value-type="float">
            <text:p>0.000461892945763913</text:p>
          </table:table-cell>
          <table:table-cell office:value-type="float" office:value="0.0173697270471464" calcext:value-type="float">
            <text:p>0.0173697270471464</text:p>
          </table:table-cell>
          <table:table-cell office:value-type="float" office:value="6.91421568627451" calcext:value-type="float">
            <text:p>6.9142156862745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fault</text:p>
          </table:table-cell>
          <table:table-cell office:value-type="float" office:value="457" calcext:value-type="float">
            <text:p>457</text:p>
          </table:table-cell>
          <table:table-cell office:value-type="float" office:value="408" calcext:value-type="float">
            <text:p>4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3a52e19b-ffcc-312c-a809-078fa3767878</text:p>
          </table:table-cell>
          <table:table-cell office:value-type="float" office:value="0.00013898065125059" calcext:value-type="float">
            <text:p>0.00013898065125059</text:p>
          </table:table-cell>
          <table:table-cell office:value-type="float" office:value="0.00557724484104852" calcext:value-type="float">
            <text:p>0.00557724484104852</text:p>
          </table:table-cell>
          <table:table-cell office:value-type="float" office:value="14.4149659863946" calcext:value-type="float">
            <text:p>14.414965986394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ault</text:p>
          </table:table-cell>
          <table:table-cell office:value-type="float" office:value="1733" calcext:value-type="float">
            <text:p>1733</text:p>
          </table:table-cell>
          <table:table-cell office:value-type="float" office:value="1617" calcext:value-type="float">
            <text:p>16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5d8b3b58-9505-3eec-b5b3-d0a4fe82c832</text:p>
          </table:table-cell>
          <table:table-cell office:value-type="float" office:value="0.00012028739184178" calcext:value-type="float">
            <text:p>0.00012028739184178</text:p>
          </table:table-cell>
          <table:table-cell office:value-type="float" office:value="0.00888442521631644" calcext:value-type="float">
            <text:p>0.00888442521631644</text:p>
          </table:table-cell>
          <table:table-cell office:value-type="float" office:value="10.3801122694467" calcext:value-type="float">
            <text:p>10.380112269446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fault</text:p>
          </table:table-cell>
          <table:table-cell office:value-type="float" office:value="1547" calcext:value-type="float">
            <text:p>1547</text:p>
          </table:table-cell>
          <table:table-cell office:value-type="float" office:value="1247" calcext:value-type="float">
            <text:p>124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6d0cb67-b031-3a4a-a1c2-cefbf514f5bc</text:p>
          </table:table-cell>
          <table:table-cell office:value-type="float" office:value="0.000841353383458647" calcext:value-type="float">
            <text:p>0.000841353383458647</text:p>
          </table:table-cell>
          <table:table-cell office:value-type="float" office:value="0.0180451127819549" calcext:value-type="float">
            <text:p>0.0180451127819549</text:p>
          </table:table-cell>
          <table:table-cell office:value-type="float" office:value="6.15740740740741" calcext:value-type="float">
            <text:p>6.1574074074074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fault</text:p>
          </table:table-cell>
          <table:table-cell office:value-type="float" office:value="246" calcext:value-type="float">
            <text:p>246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2f3c90b4-4a09-3f0c-a844-a9654dac3dd4</text:p>
          </table:table-cell>
          <table:table-cell office:value-type="float" office:value="0.00235053380782918" calcext:value-type="float">
            <text:p>0.00235053380782918</text:p>
          </table:table-cell>
          <table:table-cell office:value-type="float" office:value="0.00889679715302491" calcext:value-type="float">
            <text:p>0.00889679715302491</text:p>
          </table:table-cell>
          <table:table-cell office:value-type="float" office:value="13.171875" calcext:value-type="float">
            <text:p>13.17187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fault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5239df5a-a90e-341b-9463-b2bdaf4aa7cd</text:p>
          </table:table-cell>
          <table:table-cell office:value-type="float" office:value="0.000543735224586288" calcext:value-type="float">
            <text:p>0.000543735224586288</text:p>
          </table:table-cell>
          <table:table-cell office:value-type="float" office:value="0.128841607565012" calcext:value-type="float">
            <text:p>0.128841607565012</text:p>
          </table:table-cell>
          <table:table-cell office:value-type="float" office:value="8.29411764705882" calcext:value-type="float">
            <text:p>8.294117647058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5813b31b-d5e4-31e4-bd5d-25b841714dd8</text:p>
          </table:table-cell>
          <table:table-cell office:value-type="float" office:value="0.000177021384284449" calcext:value-type="float">
            <text:p>0.000177021384284449</text:p>
          </table:table-cell>
          <table:table-cell office:value-type="float" office:value="0.0164494495761103" calcext:value-type="float">
            <text:p>0.0164494495761103</text:p>
          </table:table-cell>
          <table:table-cell office:value-type="float" office:value="8.13065843621399" calcext:value-type="float">
            <text:p>8.1306584362139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fault</text:p>
          </table:table-cell>
          <table:table-cell office:value-type="float" office:value="1066" calcext:value-type="float">
            <text:p>1066</text:p>
          </table:table-cell>
          <table:table-cell office:value-type="float" office:value="972" calcext:value-type="float">
            <text:p>97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72bf602b-23d0-375f-aaaa-b8a56c4e8cf5</text:p>
          </table:table-cell>
          <table:table-cell office:value-type="float" office:value="0.234967359050445" calcext:value-type="float">
            <text:p>0.234967359050445</text:p>
          </table:table-cell>
          <table:table-cell office:value-type="float" office:value="0.0148367952522255" calcext:value-type="float">
            <text:p>0.0148367952522255</text:p>
          </table:table-cell>
          <table:table-cell office:value-type="float" office:value="2.61240310077519" calcext:value-type="float">
            <text:p>2.61240310077519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ecfa11a2-474a-35d4-bad6-382c64d868d2</text:p>
          </table:table-cell>
          <table:table-cell office:value-type="float" office:value="0.0000111532985287138" calcext:value-type="float">
            <text:p>1.11532985287138E-05</text:p>
          </table:table-cell>
          <table:table-cell office:value-type="float" office:value="0.0137636449928809" calcext:value-type="float">
            <text:p>0.0137636449928809</text:p>
          </table:table-cell>
          <table:table-cell office:value-type="float" office:value="15.4358974358974" calcext:value-type="float">
            <text:p>15.43589743589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132" calcext:value-type="float">
            <text:p>2132</text:p>
          </table:table-cell>
          <table:table-cell office:value-type="float" office:value="273" calcext:value-type="float">
            <text:p>2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4c8aad0e-5fcc-3d28-a87f-15538a762d3e</text:p>
          </table:table-cell>
          <table:table-cell office:value-type="float" office:value="0.00617803640704267" calcext:value-type="float">
            <text:p>0.00617803640704267</text:p>
          </table:table-cell>
          <table:table-cell office:value-type="float" office:value="0.00883318412414205" calcext:value-type="float">
            <text:p>0.00883318412414205</text:p>
          </table:table-cell>
          <table:table-cell office:value-type="float" office:value="20.2355072463768" calcext:value-type="float">
            <text:p>20.2355072463768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default</text:p>
          </table:table-cell>
          <table:table-cell office:value-type="float" office:value="874" calcext:value-type="float">
            <text:p>874</text:p>
          </table:table-cell>
          <table:table-cell office:value-type="float" office:value="828" calcext:value-type="float">
            <text:p>8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64c5ff27-e75d-38b8-b2b9-b4dfa0009d43</text:p>
          </table:table-cell>
          <table:table-cell office:value-type="float" office:value="0.0113307174887892" calcext:value-type="float">
            <text:p>0.0113307174887892</text:p>
          </table:table-cell>
          <table:table-cell office:value-type="float" office:value="0.0283071748878924" calcext:value-type="float">
            <text:p>0.0283071748878924</text:p>
          </table:table-cell>
          <table:table-cell office:value-type="float" office:value="21.2380952380952" calcext:value-type="float">
            <text:p>21.2380952380952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76376fdf-4e17-3016-a06e-b1e14dec5e23</text:p>
          </table:table-cell>
          <table:table-cell office:value-type="float" office:value="0.000714424951267057" calcext:value-type="float">
            <text:p>0.000714424951267057</text:p>
          </table:table-cell>
          <table:table-cell office:value-type="float" office:value="0.00682261208576998" calcext:value-type="float">
            <text:p>0.00682261208576998</text:p>
          </table:table-cell>
          <table:table-cell office:value-type="float" office:value="19.6363636363636" calcext:value-type="float">
            <text:p>19.636363636363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efault</text:p>
          </table:table-cell>
          <table:table-cell office:value-type="float" office:value="326" calcext:value-type="float">
            <text:p>326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6300725-4bf1-3216-9f24-c2b519584248</text:p>
          </table:table-cell>
          <table:table-cell office:value-type="float" office:value="0.00120118343195266" calcext:value-type="float">
            <text:p>0.00120118343195266</text:p>
          </table:table-cell>
          <table:table-cell office:value-type="float" office:value="0.0153846153846154" calcext:value-type="float">
            <text:p>0.0153846153846154</text:p>
          </table:table-cell>
          <table:table-cell office:value-type="float" office:value="7.75229357798165" calcext:value-type="float">
            <text:p>7.752293577981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e1030649-77e0-3447-bbcf-7f36fb3ed87d</text:p>
          </table:table-cell>
          <table:table-cell office:value-type="float" office:value="0.00065655133295519" calcext:value-type="float">
            <text:p>0.00065655133295519</text:p>
          </table:table-cell>
          <table:table-cell office:value-type="float" office:value="0.0192853091321611" calcext:value-type="float">
            <text:p>0.0192853091321611</text:p>
          </table:table-cell>
          <table:table-cell office:value-type="float" office:value="9.08762886597938" calcext:value-type="float">
            <text:p>9.087628865979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fault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029580bc-f8b2-32fc-823b-b43fe44275cf</text:p>
          </table:table-cell>
          <table:table-cell office:value-type="float" office:value="0.000135406351092626" calcext:value-type="float">
            <text:p>0.000135406351092626</text:p>
          </table:table-cell>
          <table:table-cell office:value-type="float" office:value="0.00191457054202152" calcext:value-type="float">
            <text:p>0.00191457054202152</text:p>
          </table:table-cell>
          <table:table-cell office:value-type="float" office:value="17.3704128440367" calcext:value-type="float">
            <text:p>17.370412844036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efault</text:p>
          </table:table-cell>
          <table:table-cell office:value-type="float" office:value="1142" calcext:value-type="float">
            <text:p>1142</text:p>
          </table:table-cell>
          <table:table-cell office:value-type="float" office:value="872" calcext:value-type="float">
            <text:p>8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19ab4c0c-723a-35a0-a775-46263cd9349e</text:p>
          </table:table-cell>
          <table:table-cell office:value-type="float" office:value="0.000282531562010067" calcext:value-type="float">
            <text:p>0.000282531562010067</text:p>
          </table:table-cell>
          <table:table-cell office:value-type="float" office:value="0.00717881013284925" calcext:value-type="float">
            <text:p>0.00717881013284925</text:p>
          </table:table-cell>
          <table:table-cell office:value-type="float" office:value="16.8319444444444" calcext:value-type="float">
            <text:p>16.831944444444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fault</text:p>
          </table:table-cell>
          <table:table-cell office:value-type="float" office:value="800" calcext:value-type="float">
            <text:p>800</text:p>
          </table:table-cell>
          <table:table-cell office:value-type="float" office:value="720" calcext:value-type="float">
            <text:p>7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242e98b6-431f-3074-a662-78a79298cb7a</text:p>
          </table:table-cell>
          <table:table-cell office:value-type="float" office:value="0.000904912226670773" calcext:value-type="float">
            <text:p>0.000904912226670773</text:p>
          </table:table-cell>
          <table:table-cell office:value-type="float" office:value="0.00800739143825069" calcext:value-type="float">
            <text:p>0.00800739143825069</text:p>
          </table:table-cell>
          <table:table-cell office:value-type="float" office:value="46.220640569395" calcext:value-type="float">
            <text:p>46.22064056939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efault</text:p>
          </table:table-cell>
          <table:table-cell office:value-type="float" office:value="569" calcext:value-type="float">
            <text:p>569</text:p>
          </table:table-cell>
          <table:table-cell office:value-type="float" office:value="281" calcext:value-type="float">
            <text:p>2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8963a982-0bb5-3bd4-a21c-7a2db173d6e0</text:p>
          </table:table-cell>
          <table:table-cell office:value-type="float" office:value="0.014015707874337" calcext:value-type="float">
            <text:p>0.014015707874337</text:p>
          </table:table-cell>
          <table:table-cell office:value-type="float" office:value="0.0120359037127703" calcext:value-type="float">
            <text:p>0.0120359037127703</text:p>
          </table:table-cell>
          <table:table-cell office:value-type="float" office:value="19" calcext:value-type="float">
            <text:p>19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default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1c94d64-a7d4-3fa4-be7a-56bf23e3feb4</text:p>
          </table:table-cell>
          <table:table-cell office:value-type="float" office:value="0.000140895604774719" calcext:value-type="float">
            <text:p>0.000140895604774719</text:p>
          </table:table-cell>
          <table:table-cell office:value-type="float" office:value="0.00200096598357828" calcext:value-type="float">
            <text:p>0.00200096598357828</text:p>
          </table:table-cell>
          <table:table-cell office:value-type="float" office:value="21.2819383259912" calcext:value-type="float">
            <text:p>21.28193832599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fault</text:p>
          </table:table-cell>
          <table:table-cell office:value-type="float" office:value="985" calcext:value-type="float">
            <text:p>985</text:p>
          </table:table-cell>
          <table:table-cell office:value-type="float" office:value="681" calcext:value-type="float">
            <text:p>6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1dce7b4-d28d-3d8b-9d01-7ef37219ad80</text:p>
          </table:table-cell>
          <table:table-cell office:value-type="float" office:value="0.00543977172958736" calcext:value-type="float">
            <text:p>0.00543977172958736</text:p>
          </table:table-cell>
          <table:table-cell office:value-type="float" office:value="0.0182616330114135" calcext:value-type="float">
            <text:p>0.0182616330114135</text:p>
          </table:table-cell>
          <table:table-cell office:value-type="float" office:value="26.7370892018779" calcext:value-type="float">
            <text:p>26.7370892018779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default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7c4edbad-f0f8-3043-95df-08f2edd7fa70</text:p>
          </table:table-cell>
          <table:table-cell office:value-type="float" office:value="0.00182926388602106" calcext:value-type="float">
            <text:p>0.00182926388602106</text:p>
          </table:table-cell>
          <table:table-cell office:value-type="float" office:value="0.00918851951269874" calcext:value-type="float">
            <text:p>0.00918851951269874</text:p>
          </table:table-cell>
          <table:table-cell office:value-type="float" office:value="43.9274376417234" calcext:value-type="float">
            <text:p>43.9274376417234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default</text:p>
          </table:table-cell>
          <table:table-cell office:value-type="float" office:value="923" calcext:value-type="float">
            <text:p>923</text:p>
          </table:table-cell>
          <table:table-cell office:value-type="float" office:value="441" calcext:value-type="float">
            <text:p>44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e4845e80-c9a6-396f-8bd5-87ed21eff59c</text:p>
          </table:table-cell>
          <table:table-cell office:value-type="float" office:value="0.0197867056245435" calcext:value-type="float">
            <text:p>0.0197867056245435</text:p>
          </table:table-cell>
          <table:table-cell office:value-type="float" office:value="0.0350620891161432" calcext:value-type="float">
            <text:p>0.0350620891161432</text:p>
          </table:table-cell>
          <table:table-cell office:value-type="float" office:value="23.6034482758621" calcext:value-type="float">
            <text:p>23.6034482758621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460ab8c1-b9ec-3c5b-8821-f819e89248c1</text:p>
          </table:table-cell>
          <table:table-cell office:value-type="float" office:value="0.00505507334963325" calcext:value-type="float">
            <text:p>0.00505507334963325</text:p>
          </table:table-cell>
          <table:table-cell office:value-type="float" office:value="0.0218826405867971" calcext:value-type="float">
            <text:p>0.0218826405867971</text:p>
          </table:table-cell>
          <table:table-cell office:value-type="float" office:value="53.4640522875817" calcext:value-type="float">
            <text:p>53.4640522875817</text:p>
          </table:table-cell>
          <table:table-cell office:value-type="float" office:value="2482" calcext:value-type="float">
            <text:p>2482</text:p>
          </table:table-cell>
          <table:table-cell office:value-type="string" calcext:value-type="string">
            <text:p>default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5df4491f-2d36-36bf-a319-2661b4bc2b09</text:p>
          </table:table-cell>
          <table:table-cell office:value-type="float" office:value="0.000168035068188144" calcext:value-type="float">
            <text:p>0.000168035068188144</text:p>
          </table:table-cell>
          <table:table-cell office:value-type="float" office:value="0.0111327581408294" calcext:value-type="float">
            <text:p>0.0111327581408294</text:p>
          </table:table-cell>
          <table:table-cell office:value-type="float" office:value="43.0299401197605" calcext:value-type="float">
            <text:p>43.029940119760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fault</text:p>
          </table:table-cell>
          <table:table-cell office:value-type="float" office:value="305" calcext:value-type="float">
            <text:p>305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6cec2673-80d7-3648-8d57-42a6c794414f</text:p>
          </table:table-cell>
          <table:table-cell office:value-type="float" office:value="0.00020167828995861" calcext:value-type="float">
            <text:p>0.00020167828995861</text:p>
          </table:table-cell>
          <table:table-cell office:value-type="float" office:value="0.00765436298690253" calcext:value-type="float">
            <text:p>0.00765436298690253</text:p>
          </table:table-cell>
          <table:table-cell office:value-type="float" office:value="15.6634103019538" calcext:value-type="float">
            <text:p>15.663410301953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fault</text:p>
          </table:table-cell>
          <table:table-cell office:value-type="float" office:value="1364" calcext:value-type="float">
            <text:p>1364</text:p>
          </table:table-cell>
          <table:table-cell office:value-type="float" office:value="1126" calcext:value-type="float">
            <text:p>1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891df66e-2df8-3498-a91b-1e74cff9c15b</text:p>
          </table:table-cell>
          <table:table-cell office:value-type="float" office:value="0.0120725244072524" calcext:value-type="float">
            <text:p>0.0120725244072524</text:p>
          </table:table-cell>
          <table:table-cell office:value-type="float" office:value="0.00801952580195258" calcext:value-type="float">
            <text:p>0.00801952580195258</text:p>
          </table:table-cell>
          <table:table-cell office:value-type="float" office:value="18.0377358490566" calcext:value-type="float">
            <text:p>18.0377358490566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default</text:p>
          </table:table-cell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bb52f0c6-c093-37e0-bb64-b6fb3f081c64</text:p>
          </table:table-cell>
          <table:table-cell office:value-type="float" office:value="0.000652537485582468" calcext:value-type="float">
            <text:p>0.000652537485582468</text:p>
          </table:table-cell>
          <table:table-cell office:value-type="float" office:value="0.0259515570934256" calcext:value-type="float">
            <text:p>0.0259515570934256</text:p>
          </table:table-cell>
          <table:table-cell office:value-type="float" office:value="9.52747252747253" calcext:value-type="float">
            <text:p>9.527472527472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fault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2ad188b4-d037-3e88-8387-792f412e0fc9</text:p>
          </table:table-cell>
          <table:table-cell office:value-type="float" office:value="0.0207547885075818" calcext:value-type="float">
            <text:p>0.0207547885075818</text:p>
          </table:table-cell>
          <table:table-cell office:value-type="float" office:value="0.0291300877893057" calcext:value-type="float">
            <text:p>0.0291300877893057</text:p>
          </table:table-cell>
          <table:table-cell office:value-type="float" office:value="21.0588235294118" calcext:value-type="float">
            <text:p>21.0588235294118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default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36b4ef84-c179-3279-b589-a3b56f89f612</text:p>
          </table:table-cell>
          <table:table-cell office:value-type="float" office:value="0.0261291302696544" calcext:value-type="float">
            <text:p>0.0261291302696544</text:p>
          </table:table-cell>
          <table:table-cell office:value-type="float" office:value="0.00481073553614382" calcext:value-type="float">
            <text:p>0.00481073553614382</text:p>
          </table:table-cell>
          <table:table-cell office:value-type="float" office:value="44.6271186440678" calcext:value-type="float">
            <text:p>44.6271186440678</text:p>
          </table:table-cell>
          <table:table-cell office:value-type="float" office:value="12384" calcext:value-type="float">
            <text:p>12384</text:p>
          </table:table-cell>
          <table:table-cell office:value-type="string" calcext:value-type="string">
            <text:p>default</text:p>
          </table:table-cell>
          <table:table-cell office:value-type="float" office:value="298" calcext:value-type="float">
            <text:p>298</text:p>
          </table:table-cell>
          <table:table-cell office:value-type="float" office:value="177" calcext:value-type="float">
            <text:p>1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73e1fe84-da14-309e-8783-0da8015e3870</text:p>
          </table:table-cell>
          <table:table-cell office:value-type="float" office:value="0.00174368932038835" calcext:value-type="float">
            <text:p>0.00174368932038835</text:p>
          </table:table-cell>
          <table:table-cell office:value-type="float" office:value="0.0237864077669903" calcext:value-type="float">
            <text:p>0.0237864077669903</text:p>
          </table:table-cell>
          <table:table-cell office:value-type="float" office:value="7.6865671641791" calcext:value-type="float">
            <text:p>7.686567164179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fault</text:p>
          </table:table-cell>
          <table:table-cell office:value-type="float" office:value="301" calcext:value-type="float">
            <text:p>301</text:p>
          </table:table-cell>
          <table:table-cell office:value-type="float" office:value="268" calcext:value-type="float">
            <text:p>2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7fcd3a83-13af-36fa-91ca-0b822d7afcf0</text:p>
          </table:table-cell>
          <table:table-cell office:value-type="float" office:value="0.0101363437909312" calcext:value-type="float">
            <text:p>0.0101363437909312</text:p>
          </table:table-cell>
          <table:table-cell office:value-type="float" office:value="0.00717270629327013" calcext:value-type="float">
            <text:p>0.00717270629327013</text:p>
          </table:table-cell>
          <table:table-cell office:value-type="float" office:value="33.9682203389831" calcext:value-type="float">
            <text:p>33.9682203389831</text:p>
          </table:table-cell>
          <table:table-cell office:value-type="float" office:value="9751" calcext:value-type="float">
            <text:p>9751</text:p>
          </table:table-cell>
          <table:table-cell office:value-type="string" calcext:value-type="string">
            <text:p>default</text:p>
          </table:table-cell>
          <table:table-cell office:value-type="float" office:value="505" calcext:value-type="float">
            <text:p>505</text:p>
          </table:table-cell>
          <table:table-cell office:value-type="float" office:value="472" calcext:value-type="float">
            <text:p>47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914fc939-1d29-3ed2-8d59-1798ae77c563</text:p>
          </table:table-cell>
          <table:table-cell office:value-type="float" office:value="0.00112609858616737" calcext:value-type="float">
            <text:p>0.00112609858616737</text:p>
          </table:table-cell>
          <table:table-cell office:value-type="float" office:value="0.00687810470003821" calcext:value-type="float">
            <text:p>0.00687810470003821</text:p>
          </table:table-cell>
          <table:table-cell office:value-type="float" office:value="14.3005464480874" calcext:value-type="float">
            <text:p>14.300546448087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fault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482be405-736f-34aa-8017-62bcb59bb3e0</text:p>
          </table:table-cell>
          <table:table-cell office:value-type="float" office:value="0.000480005795421617" calcext:value-type="float">
            <text:p>0.000480005795421617</text:p>
          </table:table-cell>
          <table:table-cell office:value-type="float" office:value="0.00985221674876847" calcext:value-type="float">
            <text:p>0.00985221674876847</text:p>
          </table:table-cell>
          <table:table-cell office:value-type="float" office:value="12.3691756272401" calcext:value-type="float">
            <text:p>12.369175627240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fault</text:p>
          </table:table-cell>
          <table:table-cell office:value-type="float" office:value="578" calcext:value-type="float">
            <text:p>578</text:p>
          </table:table-cell>
          <table:table-cell office:value-type="float" office:value="558" calcext:value-type="float">
            <text:p>5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5bee43b4-230a-3a7c-8cac-ed6412f3e812</text:p>
          </table:table-cell>
          <table:table-cell office:value-type="float" office:value="0.000458404364132288" calcext:value-type="float">
            <text:p>0.000458404364132288</text:p>
          </table:table-cell>
          <table:table-cell office:value-type="float" office:value="0.0148312308216843" calcext:value-type="float">
            <text:p>0.0148312308216843</text:p>
          </table:table-cell>
          <table:table-cell office:value-type="float" office:value="11.8744939271255" calcext:value-type="float">
            <text:p>11.874493927125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ault</text:p>
          </table:table-cell>
          <table:table-cell office:value-type="float" office:value="564" calcext:value-type="float">
            <text:p>564</text:p>
          </table:table-cell>
          <table:table-cell office:value-type="float" office:value="494" calcext:value-type="float">
            <text:p>49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7117b149-c25b-3ab0-8c05-18c9e434f0b5</text:p>
          </table:table-cell>
          <table:table-cell office:value-type="float" office:value="0.00133155258764608" calcext:value-type="float">
            <text:p>0.00133155258764608</text:p>
          </table:table-cell>
          <table:table-cell office:value-type="float" office:value="0.00801335559265442" calcext:value-type="float">
            <text:p>0.00801335559265442</text:p>
          </table:table-cell>
          <table:table-cell office:value-type="float" office:value="15.280612244898" calcext:value-type="float">
            <text:p>15.28061224489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fault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d9e012b2-9e03-3b24-9cde-c98e066e8462</text:p>
          </table:table-cell>
          <table:table-cell office:value-type="float" office:value="0.000156815663095678" calcext:value-type="float">
            <text:p>0.000156815663095678</text:p>
          </table:table-cell>
          <table:table-cell office:value-type="float" office:value="0.00480236424085704" calcext:value-type="float">
            <text:p>0.00480236424085704</text:p>
          </table:table-cell>
          <table:table-cell office:value-type="float" office:value="13.9266881028939" calcext:value-type="float">
            <text:p>13.926688102893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efault</text:p>
          </table:table-cell>
          <table:table-cell office:value-type="float" office:value="1662" calcext:value-type="float">
            <text:p>1662</text:p>
          </table:table-cell>
          <table:table-cell office:value-type="float" office:value="1555" calcext:value-type="float">
            <text:p>15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be31520-92f2-3cc6-8d36-db2d743ab468</text:p>
          </table:table-cell>
          <table:table-cell office:value-type="float" office:value="0.00375862539206328" calcext:value-type="float">
            <text:p>0.00375862539206328</text:p>
          </table:table-cell>
          <table:table-cell office:value-type="float" office:value="0.0222282831037774" calcext:value-type="float">
            <text:p>0.0222282831037774</text:p>
          </table:table-cell>
          <table:table-cell office:value-type="float" office:value="41.1966292134832" calcext:value-type="float">
            <text:p>41.1966292134832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default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25ab6d0-f4b2-34a4-80d1-8c2269c83159</text:p>
          </table:table-cell>
          <table:table-cell office:value-type="float" office:value="0.0000148235991698784" calcext:value-type="float">
            <text:p>1.48235991698784E-05</text:p>
          </table:table-cell>
          <table:table-cell office:value-type="float" office:value="0.013044767269493" calcext:value-type="float">
            <text:p>0.013044767269493</text:p>
          </table:table-cell>
          <table:table-cell office:value-type="float" office:value="10.6403785488959" calcext:value-type="float">
            <text:p>10.6403785488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535" calcext:value-type="float">
            <text:p>1535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5b5b526-09ca-317f-a6fe-8313aa821a9a</text:p>
          </table:table-cell>
          <table:table-cell office:value-type="float" office:value="0.00000792312879298719" calcext:value-type="float">
            <text:p>7.92312879298719E-06</text:p>
          </table:table-cell>
          <table:table-cell office:value-type="float" office:value="0.0104517869184086" calcext:value-type="float">
            <text:p>0.0104517869184086</text:p>
          </table:table-cell>
          <table:table-cell office:value-type="float" office:value="8.08174386920981" calcext:value-type="float">
            <text:p>8.08174386920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739" calcext:value-type="float">
            <text:p>2739</text:p>
          </table:table-cell>
          <table:table-cell office:value-type="float" office:value="734" calcext:value-type="float">
            <text:p>7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2df1b1bb-cb45-3d78-9458-7fa7096eb834</text:p>
          </table:table-cell>
          <table:table-cell office:value-type="float" office:value="0.0331158250422377" calcext:value-type="float">
            <text:p>0.0331158250422377</text:p>
          </table:table-cell>
          <table:table-cell office:value-type="float" office:value="0.0129528815468369" calcext:value-type="float">
            <text:p>0.0129528815468369</text:p>
          </table:table-cell>
          <table:table-cell office:value-type="float" office:value="36.9930555555556" calcext:value-type="float">
            <text:p>36.9930555555556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default</text:p>
          </table:table-cell>
          <table:table-cell office:value-type="float" office:value="236" calcext:value-type="float">
            <text:p>236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72256652-70ce-38e7-b4f4-4194a85a4e15</text:p>
          </table:table-cell>
          <table:table-cell office:value-type="float" office:value="0.000916382252559727" calcext:value-type="float">
            <text:p>0.000916382252559727</text:p>
          </table:table-cell>
          <table:table-cell office:value-type="float" office:value="0.00796359499431172" calcext:value-type="float">
            <text:p>0.00796359499431172</text:p>
          </table:table-cell>
          <table:table-cell office:value-type="float" office:value="10.1034482758621" calcext:value-type="float">
            <text:p>10.10344827586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efault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7b5290ae-e27d-326e-adc4-777d7afdb660</text:p>
          </table:table-cell>
          <table:table-cell office:value-type="float" office:value="0.00106855918585967" calcext:value-type="float">
            <text:p>0.00106855918585967</text:p>
          </table:table-cell>
          <table:table-cell office:value-type="float" office:value="0.0222281735404392" calcext:value-type="float">
            <text:p>0.0222281735404392</text:p>
          </table:table-cell>
          <table:table-cell office:value-type="float" office:value="10.1743869209809" calcext:value-type="float">
            <text:p>10.174386920980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fault</text:p>
          </table:table-cell>
          <table:table-cell office:value-type="float" office:value="499" calcext:value-type="float">
            <text:p>499</text:p>
          </table:table-cell>
          <table:table-cell office:value-type="float" office:value="367" calcext:value-type="float">
            <text:p>3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862662b6-ab70-388c-b625-f68a2a771e46</text:p>
          </table:table-cell>
          <table:table-cell office:value-type="float" office:value="0.000474149976711691" calcext:value-type="float">
            <text:p>0.000474149976711691</text:p>
          </table:table-cell>
          <table:table-cell office:value-type="float" office:value="0.00780158360503028" calcext:value-type="float">
            <text:p>0.00780158360503028</text:p>
          </table:table-cell>
          <table:table-cell office:value-type="float" office:value="31.5735294117647" calcext:value-type="float">
            <text:p>31.573529411764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efault</text:p>
          </table:table-cell>
          <table:table-cell office:value-type="float" office:value="333" calcext:value-type="float">
            <text:p>333</text:p>
          </table:table-cell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9c4d0c71-15f2-33b6-b1c3-0f6c11389d3d</text:p>
          </table:table-cell>
          <table:table-cell office:value-type="float" office:value="0.00304733893557423" calcext:value-type="float">
            <text:p>0.00304733893557423</text:p>
          </table:table-cell>
          <table:table-cell office:value-type="float" office:value="0.0351073762838469" calcext:value-type="float">
            <text:p>0.0351073762838469</text:p>
          </table:table-cell>
          <table:table-cell office:value-type="float" office:value="47.3893805309735" calcext:value-type="float">
            <text:p>47.389380530973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default</text:p>
          </table:table-cell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78cc552f-b865-3a8c-92c8-353bfc68f5ba</text:p>
          </table:table-cell>
          <table:table-cell office:value-type="float" office:value="0.000717360114777618" calcext:value-type="float">
            <text:p>0.000717360114777618</text:p>
          </table:table-cell>
          <table:table-cell office:value-type="float" office:value="0.0989956958393113" calcext:value-type="float">
            <text:p>0.0989956958393113</text:p>
          </table:table-cell>
          <table:table-cell office:value-type="float" office:value="5.28030303030303" calcext:value-type="float">
            <text:p>5.280303030303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0bfb75f5-298d-38c3-b545-3c99065ed9f1</text:p>
          </table:table-cell>
          <table:table-cell office:value-type="float" office:value="0.000135966216618093" calcext:value-type="float">
            <text:p>0.000135966216618093</text:p>
          </table:table-cell>
          <table:table-cell office:value-type="float" office:value="0.00267650032712782" calcext:value-type="float">
            <text:p>0.00267650032712782</text:p>
          </table:table-cell>
          <table:table-cell office:value-type="float" office:value="18.6603773584906" calcext:value-type="float">
            <text:p>18.66037735849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fault</text:p>
          </table:table-cell>
          <table:table-cell office:value-type="float" office:value="1267" calcext:value-type="float">
            <text:p>1267</text:p>
          </table:table-cell>
          <table:table-cell office:value-type="float" office:value="901" calcext:value-type="float">
            <text:p>9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14714474-35c0-3ff4-92e3-b876d468926e</text:p>
          </table:table-cell>
          <table:table-cell office:value-type="float" office:value="0.000108420426544311" calcext:value-type="float">
            <text:p>0.000108420426544311</text:p>
          </table:table-cell>
          <table:table-cell office:value-type="float" office:value="0.00611776701503951" calcext:value-type="float">
            <text:p>0.00611776701503951</text:p>
          </table:table-cell>
          <table:table-cell office:value-type="float" office:value="37.7211538461539" calcext:value-type="float">
            <text:p>37.72115384615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fault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b39dc7c1-8ad7-3a1e-8d51-40f37fe1c377</text:p>
          </table:table-cell>
          <table:table-cell office:value-type="float" office:value="0.00935768958641539" calcext:value-type="float">
            <text:p>0.00935768958641539</text:p>
          </table:table-cell>
          <table:table-cell office:value-type="float" office:value="0.00771853090628417" calcext:value-type="float">
            <text:p>0.00771853090628417</text:p>
          </table:table-cell>
          <table:table-cell office:value-type="float" office:value="42.9475138121547" calcext:value-type="float">
            <text:p>42.9475138121547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default</text:p>
          </table:table-cell>
          <table:table-cell office:value-type="float" office:value="491" calcext:value-type="float">
            <text:p>491</text:p>
          </table:table-cell>
          <table:table-cell office:value-type="float" office:value="362" calcext:value-type="float">
            <text:p>3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298ae519-c652-3a11-b168-5a2ed663e702</text:p>
          </table:table-cell>
          <table:table-cell office:value-type="float" office:value="0.0000951987609705731" calcext:value-type="float">
            <text:p>9.51987609705731E-05</text:p>
          </table:table-cell>
          <table:table-cell office:value-type="float" office:value="0.00407847186370676" calcext:value-type="float">
            <text:p>0.00407847186370676</text:p>
          </table:table-cell>
          <table:table-cell office:value-type="float" office:value="14.998064266357" calcext:value-type="float">
            <text:p>14.99806426635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fault</text:p>
          </table:table-cell>
          <table:table-cell office:value-type="float" office:value="2814" calcext:value-type="float">
            <text:p>2814</text:p>
          </table:table-cell>
          <table:table-cell office:value-type="float" office:value="2583" calcext:value-type="float">
            <text:p>258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489e1113-fcff-3051-937b-ac07a8d7e8e8</text:p>
          </table:table-cell>
          <table:table-cell office:value-type="float" office:value="0.000112546554934823" calcext:value-type="float">
            <text:p>0.000112546554934823</text:p>
          </table:table-cell>
          <table:table-cell office:value-type="float" office:value="0.0069056486654252" calcext:value-type="float">
            <text:p>0.0069056486654252</text:p>
          </table:table-cell>
          <table:table-cell office:value-type="float" office:value="43.6881355932203" calcext:value-type="float">
            <text:p>43.688135593220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600" calcext:value-type="float">
            <text:p>600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dfa7fdcd-aa09-31e5-80ac-d1d11da2c642</text:p>
          </table:table-cell>
          <table:table-cell office:value-type="float" office:value="0.00121051007815714" calcext:value-type="float">
            <text:p>0.00121051007815714</text:p>
          </table:table-cell>
          <table:table-cell office:value-type="float" office:value="0.018716577540107" calcext:value-type="float">
            <text:p>0.018716577540107</text:p>
          </table:table-cell>
          <table:table-cell office:value-type="float" office:value="11.3598130841122" calcext:value-type="float">
            <text:p>11.359813084112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efault</text:p>
          </table:table-cell>
          <table:table-cell office:value-type="float" office:value="586" calcext:value-type="float">
            <text:p>586</text:p>
          </table:table-cell>
          <table:table-cell office:value-type="float" office:value="428" calcext:value-type="float">
            <text:p>4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0d82d41d-99f7-3c50-a1eb-10c4763ea1bd</text:p>
          </table:table-cell>
          <table:table-cell office:value-type="float" office:value="0.0134277829747428" calcext:value-type="float">
            <text:p>0.0134277829747428</text:p>
          </table:table-cell>
          <table:table-cell office:value-type="float" office:value="0.0114125350795136" calcext:value-type="float">
            <text:p>0.0114125350795136</text:p>
          </table:table-cell>
          <table:table-cell office:value-type="float" office:value="39.3014705882353" calcext:value-type="float">
            <text:p>39.3014705882353</text:p>
          </table:table-cell>
          <table:table-cell office:value-type="float" office:value="8613" calcext:value-type="float">
            <text:p>8613</text:p>
          </table:table-cell>
          <table:table-cell office:value-type="string" calcext:value-type="string">
            <text:p>default</text:p>
          </table:table-cell>
          <table:table-cell office:value-type="float" office:value="357" calcext:value-type="float">
            <text:p>357</text:p>
          </table:table-cell>
          <table:table-cell office:value-type="float" office:value="272" calcext:value-type="float">
            <text:p>27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1f609487-995d-3675-ba7f-c21ca691078c</text:p>
          </table:table-cell>
          <table:table-cell office:value-type="float" office:value="0.0274987955221766" calcext:value-type="float">
            <text:p>0.0274987955221766</text:p>
          </table:table-cell>
          <table:table-cell office:value-type="float" office:value="0.00977752586084739" calcext:value-type="float">
            <text:p>0.00977752586084739</text:p>
          </table:table-cell>
          <table:table-cell office:value-type="float" office:value="44.10625" calcext:value-type="float">
            <text:p>44.10625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default</text:p>
          </table:table-cell>
          <table:table-cell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6c7a46f1-8ac8-3423-8d5c-759a37f7fb53</text:p>
          </table:table-cell>
          <table:table-cell office:value-type="float" office:value="0.000147971602434077" calcext:value-type="float">
            <text:p>0.000147971602434077</text:p>
          </table:table-cell>
          <table:table-cell office:value-type="float" office:value="0.00405679513184584" calcext:value-type="float">
            <text:p>0.00405679513184584</text:p>
          </table:table-cell>
          <table:table-cell office:value-type="float" office:value="18.3271375464684" calcext:value-type="float">
            <text:p>18.327137546468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fault</text:p>
          </table:table-cell>
          <table:table-cell office:value-type="float" office:value="1055" calcext:value-type="float">
            <text:p>1055</text:p>
          </table:table-cell>
          <table:table-cell office:value-type="float" office:value="807" calcext:value-type="float">
            <text:p>8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7d4c8a61-b9bd-3576-8b14-ba893877d5bf</text:p>
          </table:table-cell>
          <table:table-cell office:value-type="float" office:value="0.0156224233983287" calcext:value-type="float">
            <text:p>0.0156224233983287</text:p>
          </table:table-cell>
          <table:table-cell office:value-type="float" office:value="0.0153203342618384" calcext:value-type="float">
            <text:p>0.0153203342618384</text:p>
          </table:table-cell>
          <table:table-cell office:value-type="float" office:value="17.0952380952381" calcext:value-type="float">
            <text:p>17.0952380952381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default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8591f358-5986-3c7e-9148-f5d6221d2e9b</text:p>
          </table:table-cell>
          <table:table-cell office:value-type="float" office:value="0.000338099740014181" calcext:value-type="float">
            <text:p>0.000338099740014181</text:p>
          </table:table-cell>
          <table:table-cell office:value-type="float" office:value="0.012290238714252" calcext:value-type="float">
            <text:p>0.012290238714252</text:p>
          </table:table-cell>
          <table:table-cell office:value-type="float" office:value="7.1590524534687" calcext:value-type="float">
            <text:p>7.159052453468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628" calcext:value-type="float">
            <text:p>628</text:p>
          </table:table-cell>
          <table:table-cell office:value-type="float" office:value="591" calcext:value-type="float">
            <text:p>5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8624563b-7b16-35cb-9825-cdf612dc38c9</text:p>
          </table:table-cell>
          <table:table-cell office:value-type="float" office:value="0.212455489614243" calcext:value-type="float">
            <text:p>0.212455489614243</text:p>
          </table:table-cell>
          <table:table-cell office:value-type="float" office:value="0.0445103857566766" calcext:value-type="float">
            <text:p>0.0445103857566766</text:p>
          </table:table-cell>
          <table:table-cell office:value-type="float" office:value="2.78512396694215" calcext:value-type="float">
            <text:p>2.78512396694215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default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96e1bc96-a8aa-3377-ab66-95bdce5f842d</text:p>
          </table:table-cell>
          <table:table-cell office:value-type="float" office:value="0.0135922350041085" calcext:value-type="float">
            <text:p>0.0135922350041085</text:p>
          </table:table-cell>
          <table:table-cell office:value-type="float" office:value="0.00883319638455218" calcext:value-type="float">
            <text:p>0.00883319638455218</text:p>
          </table:table-cell>
          <table:table-cell office:value-type="float" office:value="17.1408450704225" calcext:value-type="float">
            <text:p>17.1408450704225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default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ad51dea-528a-32a1-a8d8-79737c2133e2</text:p>
          </table:table-cell>
          <table:table-cell office:value-type="float" office:value="0.00000872865275142315" calcext:value-type="float">
            <text:p>8.72865275142315E-06</text:p>
          </table:table-cell>
          <table:table-cell office:value-type="float" office:value="0.0136622390891841" calcext:value-type="float">
            <text:p>0.0136622390891841</text:p>
          </table:table-cell>
          <table:table-cell office:value-type="float" office:value="11.0020876826722" calcext:value-type="float">
            <text:p>11.00208768267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474" calcext:value-type="float">
            <text:p>2474</text:p>
          </table:table-cell>
          <table:table-cell office:value-type="float" office:value="479" calcext:value-type="float">
            <text:p>47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0e626da4-41e6-3f07-94c3-e2bb313a5bf6</text:p>
          </table:table-cell>
          <table:table-cell office:value-type="float" office:value="0.0000053680981595092" calcext:value-type="float">
            <text:p>5.3680981595092E-06</text:p>
          </table:table-cell>
          <table:table-cell office:value-type="float" office:value="0.0141323400525855" calcext:value-type="float">
            <text:p>0.0141323400525855</text:p>
          </table:table-cell>
          <table:table-cell office:value-type="float" office:value="7.86896551724138" calcext:value-type="float">
            <text:p>7.86896551724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572" calcext:value-type="float">
            <text:p>3572</text:p>
          </table:table-cell>
          <table:table-cell office:value-type="float" office:value="1160" calcext:value-type="float">
            <text:p>116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65b65b75-2974-3bee-9d4f-61316749300b</text:p>
          </table:table-cell>
          <table:table-cell office:value-type="float" office:value="0.00137317518248175" calcext:value-type="float">
            <text:p>0.00137317518248175</text:p>
          </table:table-cell>
          <table:table-cell office:value-type="float" office:value="0.031021897810219" calcext:value-type="float">
            <text:p>0.031021897810219</text:p>
          </table:table-cell>
          <table:table-cell office:value-type="float" office:value="6.29885057471264" calcext:value-type="float">
            <text:p>6.2988505747126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4ac910f-6328-32a7-96d5-90a24b2ed3a6</text:p>
          </table:table-cell>
          <table:table-cell office:value-type="float" office:value="0.00396146496815287" calcext:value-type="float">
            <text:p>0.00396146496815287</text:p>
          </table:table-cell>
          <table:table-cell office:value-type="float" office:value="0.00563449289563939" calcext:value-type="float">
            <text:p>0.00563449289563939</text:p>
          </table:table-cell>
          <table:table-cell office:value-type="float" office:value="19.4937917860554" calcext:value-type="float">
            <text:p>19.4937917860554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default</text:p>
          </table:table-cell>
          <table:table-cell office:value-type="float" office:value="1136" calcext:value-type="float">
            <text:p>1136</text:p>
          </table:table-cell>
          <table:table-cell office:value-type="float" office:value="1047" calcext:value-type="float">
            <text:p>104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32324fe-c4f7-3c58-ae31-a71a27a58eae</text:p>
          </table:table-cell>
          <table:table-cell office:value-type="float" office:value="0.000225114245976555" calcext:value-type="float">
            <text:p>0.000225114245976555</text:p>
          </table:table-cell>
          <table:table-cell office:value-type="float" office:value="0.0029803298231671" calcext:value-type="float">
            <text:p>0.0029803298231671</text:p>
          </table:table-cell>
          <table:table-cell office:value-type="float" office:value="17.4756944444444" calcext:value-type="float">
            <text:p>17.475694444444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efault</text:p>
          </table:table-cell>
          <table:table-cell office:value-type="float" office:value="766" calcext:value-type="float">
            <text:p>766</text:p>
          </table:table-cell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9a521e3-16a2-33c5-a171-8101a66dcffd</text:p>
          </table:table-cell>
          <table:table-cell office:value-type="float" office:value="0.00176162299239222" calcext:value-type="float">
            <text:p>0.00176162299239222</text:p>
          </table:table-cell>
          <table:table-cell office:value-type="float" office:value="0.05156382079459" calcext:value-type="float">
            <text:p>0.05156382079459</text:p>
          </table:table-cell>
          <table:table-cell office:value-type="float" office:value="9.38888888888889" calcext:value-type="float">
            <text:p>9.388888888888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fault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aadd377-d1ed-39ef-8bb4-6b59c488cc91</text:p>
          </table:table-cell>
          <table:table-cell office:value-type="float" office:value="0.000138491189427313" calcext:value-type="float">
            <text:p>0.000138491189427313</text:p>
          </table:table-cell>
          <table:table-cell office:value-type="float" office:value="0.00977422907488987" calcext:value-type="float">
            <text:p>0.00977422907488987</text:p>
          </table:table-cell>
          <table:table-cell office:value-type="float" office:value="37.0612244897959" calcext:value-type="float">
            <text:p>37.06122448979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fault</text:p>
          </table:table-cell>
          <table:table-cell office:value-type="float" office:value="347" calcext:value-type="float">
            <text:p>347</text:p>
          </table:table-cell>
          <table:table-cell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98bb7922-ed2c-3622-b381-28661cb49674</text:p>
          </table:table-cell>
          <table:table-cell office:value-type="float" office:value="0.00560848742508836" calcext:value-type="float">
            <text:p>0.00560848742508836</text:p>
          </table:table-cell>
          <table:table-cell office:value-type="float" office:value="0.00845156994314398" calcext:value-type="float">
            <text:p>0.00845156994314398</text:p>
          </table:table-cell>
          <table:table-cell office:value-type="float" office:value="32.7018425460637" calcext:value-type="float">
            <text:p>32.7018425460637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default</text:p>
          </table:table-cell>
          <table:table-cell office:value-type="float" office:value="665" calcext:value-type="float">
            <text:p>665</text:p>
          </table:table-cell>
          <table:table-cell office:value-type="float" office:value="597" calcext:value-type="float">
            <text:p>59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99cd93e5-72ea-3a3b-b4a1-c1f3a6f94464</text:p>
          </table:table-cell>
          <table:table-cell office:value-type="float" office:value="0.00014903671392221" calcext:value-type="float">
            <text:p>0.00014903671392221</text:p>
          </table:table-cell>
          <table:table-cell office:value-type="float" office:value="0.00218102508178844" calcext:value-type="float">
            <text:p>0.00218102508178844</text:p>
          </table:table-cell>
          <table:table-cell office:value-type="float" office:value="17.6120358514725" calcext:value-type="float">
            <text:p>17.61203585147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fault</text:p>
          </table:table-cell>
          <table:table-cell office:value-type="float" office:value="1043" calcext:value-type="float">
            <text:p>1043</text:p>
          </table:table-cell>
          <table:table-cell office:value-type="float" office:value="781" calcext:value-type="float">
            <text:p>7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e18a413-5ebf-3c4e-9dc5-47cfed34c5c1</text:p>
          </table:table-cell>
          <table:table-cell office:value-type="float" office:value="0.0105157874470543" calcext:value-type="float">
            <text:p>0.0105157874470543</text:p>
          </table:table-cell>
          <table:table-cell office:value-type="float" office:value="0.0136696187909126" calcext:value-type="float">
            <text:p>0.0136696187909126</text:p>
          </table:table-cell>
          <table:table-cell office:value-type="float" office:value="18.0975609756098" calcext:value-type="float">
            <text:p>18.0975609756098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default</text:p>
          </table:table-cell>
          <table:table-cell office:value-type="float" office:value="319" calcext:value-type="float">
            <text:p>319</text:p>
          </table:table-cell>
          <table:table-cell office:value-type="float" office:value="287" calcext:value-type="float">
            <text:p>2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33daa243-b0ec-3fc8-9d8e-9a64fc9e42e5</text:p>
          </table:table-cell>
          <table:table-cell office:value-type="float" office:value="0.0023251953125" calcext:value-type="float">
            <text:p>0.0023251953125</text:p>
          </table:table-cell>
          <table:table-cell office:value-type="float" office:value="0.0315755208333333" calcext:value-type="float">
            <text:p>0.0315755208333333</text:p>
          </table:table-cell>
          <table:table-cell office:value-type="float" office:value="10.5205479452055" calcext:value-type="float">
            <text:p>10.520547945205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efault</text:p>
          </table:table-cell>
          <table:table-cell office:value-type="float" office:value="389" calcext:value-type="float">
            <text:p>389</text:p>
          </table:table-cell>
          <table:table-cell office:value-type="float" office:value="292" calcext:value-type="float">
            <text:p>29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1cfb45ab-fbb1-319f-8b76-0238111c9126</text:p>
          </table:table-cell>
          <table:table-cell office:value-type="float" office:value="0.0000997131931166348" calcext:value-type="float">
            <text:p>9.97131931166348E-05</text:p>
          </table:table-cell>
          <table:table-cell office:value-type="float" office:value="0.00611854684512428" calcext:value-type="float">
            <text:p>0.00611854684512428</text:p>
          </table:table-cell>
          <table:table-cell office:value-type="float" office:value="22.6162162162162" calcext:value-type="float">
            <text:p>22.616216216216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fault</text:p>
          </table:table-cell>
          <table:table-cell office:value-type="float" office:value="1284" calcext:value-type="float">
            <text:p>1284</text:p>
          </table:table-cell>
          <table:table-cell office:value-type="float" office:value="925" calcext:value-type="float">
            <text:p>9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1f2f1f05-8bc8-3a78-b804-b7383471015c</text:p>
          </table:table-cell>
          <table:table-cell office:value-type="float" office:value="0.000151045370502062" calcext:value-type="float">
            <text:p>0.000151045370502062</text:p>
          </table:table-cell>
          <table:table-cell office:value-type="float" office:value="0.00263120466505476" calcext:value-type="float">
            <text:p>0.00263120466505476</text:p>
          </table:table-cell>
          <table:table-cell office:value-type="float" office:value="18.7493333333333" calcext:value-type="float">
            <text:p>18.749333333333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float" office:value="1035" calcext:value-type="float">
            <text:p>1035</text:p>
          </table:table-cell>
          <table:table-cell office:value-type="float" office:value="750" calcext:value-type="float">
            <text:p>7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8917032-e4d1-39e0-b4c0-31aee5561a97</text:p>
          </table:table-cell>
          <table:table-cell office:value-type="float" office:value="0.0113419677346058" calcext:value-type="float">
            <text:p>0.0113419677346058</text:p>
          </table:table-cell>
          <table:table-cell office:value-type="float" office:value="0.0112474437627812" calcext:value-type="float">
            <text:p>0.0112474437627812</text:p>
          </table:table-cell>
          <table:table-cell office:value-type="float" office:value="94.6451612903226" calcext:value-type="float">
            <text:p>94.6451612903226</text:p>
          </table:table-cell>
          <table:table-cell office:value-type="float" office:value="11980" calcext:value-type="float">
            <text:p>11980</text:p>
          </table:table-cell>
          <table:table-cell office:value-type="string" calcext:value-type="string">
            <text:p>default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baaa0579-ddc5-3d0a-9b94-25f24fcf28a3</text:p>
          </table:table-cell>
          <table:table-cell office:value-type="float" office:value="0.0000143057503506311" calcext:value-type="float">
            <text:p>1.43057503506311E-05</text:p>
          </table:table-cell>
          <table:table-cell office:value-type="float" office:value="0.0134642356241234" calcext:value-type="float">
            <text:p>0.0134642356241234</text:p>
          </table:table-cell>
          <table:table-cell office:value-type="float" office:value="11.537216828479" calcext:value-type="float">
            <text:p>11.5372168284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562" calcext:value-type="float">
            <text:p>1562</text:p>
          </table:table-cell>
          <table:table-cell office:value-type="float" office:value="309" calcext:value-type="float">
            <text:p>3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04732c68-1390-3b2c-ae48-4993295d0083</text:p>
          </table:table-cell>
          <table:table-cell office:value-type="float" office:value="0.00307114308553158" calcext:value-type="float">
            <text:p>0.00307114308553158</text:p>
          </table:table-cell>
          <table:table-cell office:value-type="float" office:value="0.0391686650679456" calcext:value-type="float">
            <text:p>0.0391686650679456</text:p>
          </table:table-cell>
          <table:table-cell office:value-type="float" office:value="8.34" calcext:value-type="float">
            <text:p>8.3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efault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0c12fb8b-aa65-3fb2-a87b-5f45eeba6ab6</text:p>
          </table:table-cell>
          <table:table-cell office:value-type="float" office:value="0.000983950617283951" calcext:value-type="float">
            <text:p>0.000983950617283951</text:p>
          </table:table-cell>
          <table:table-cell office:value-type="float" office:value="0.0222222222222222" calcext:value-type="float">
            <text:p>0.0222222222222222</text:p>
          </table:table-cell>
          <table:table-cell office:value-type="float" office:value="5.54794520547945" calcext:value-type="float">
            <text:p>5.547945205479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fault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bfc736d9-c97d-3198-9219-934746b57934</text:p>
          </table:table-cell>
          <table:table-cell office:value-type="float" office:value="0.00000728650539201399" calcext:value-type="float">
            <text:p>7.28650539201399E-06</text:p>
          </table:table-cell>
          <table:table-cell office:value-type="float" office:value="0.0107840279801807" calcext:value-type="float">
            <text:p>0.0107840279801807</text:p>
          </table:table-cell>
          <table:table-cell office:value-type="float" office:value="9.1128818061089" calcext:value-type="float">
            <text:p>9.112881806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846" calcext:value-type="float">
            <text:p>2846</text:p>
          </table:table-cell>
          <table:table-cell office:value-type="float" office:value="753" calcext:value-type="float">
            <text:p>7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d06a567-7fdc-36a0-8cdd-781ab4dbfda6</text:p>
          </table:table-cell>
          <table:table-cell office:value-type="float" office:value="0.0280663280549746" calcext:value-type="float">
            <text:p>0.0280663280549746</text:p>
          </table:table-cell>
          <table:table-cell office:value-type="float" office:value="0.0101583507618763" calcext:value-type="float">
            <text:p>0.0101583507618763</text:p>
          </table:table-cell>
          <table:table-cell office:value-type="float" office:value="44.6266666666667" calcext:value-type="float">
            <text:p>44.6266666666667</text:p>
          </table:table-cell>
          <table:table-cell office:value-type="float" office:value="11273" calcext:value-type="float">
            <text:p>11273</text:p>
          </table:table-cell>
          <table:table-cell office:value-type="string" calcext:value-type="string">
            <text:p>default</text:p>
          </table:table-cell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f6b588fe-5bf1-371b-a0ef-c35451166175</text:p>
          </table:table-cell>
          <table:table-cell office:value-type="float" office:value="0.00072684756912324" calcext:value-type="float">
            <text:p>0.00072684756912324</text:p>
          </table:table-cell>
          <table:table-cell office:value-type="float" office:value="0.00832562442183164" calcext:value-type="float">
            <text:p>0.00832562442183164</text:p>
          </table:table-cell>
          <table:table-cell office:value-type="float" office:value="45.8915094339623" calcext:value-type="float">
            <text:p>45.891509433962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default</text:p>
          </table:table-cell>
          <table:table-cell office:value-type="float" office:value="440" calcext:value-type="float">
            <text:p>440</text:p>
          </table:table-cell>
          <table:table-cell office:value-type="float" office:value="212" calcext:value-type="float">
            <text:p>2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8d41cc4-52b5-3fe5-8d07-0840c1262983</text:p>
          </table:table-cell>
          <table:table-cell office:value-type="float" office:value="0.0181101816443595" calcext:value-type="float">
            <text:p>0.0181101816443595</text:p>
          </table:table-cell>
          <table:table-cell office:value-type="float" office:value="0.0126673040152964" calcext:value-type="float">
            <text:p>0.0126673040152964</text:p>
          </table:table-cell>
          <table:table-cell office:value-type="float" office:value="19.1926605504587" calcext:value-type="float">
            <text:p>19.1926605504587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default</text:p>
          </table:table-cell>
          <table:table-cell office:value-type="float" office:value="253" calcext:value-type="float">
            <text:p>253</text:p>
          </table:table-cell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b5094b7e-019e-35ee-ab28-e1be544832d4</text:p>
          </table:table-cell>
          <table:table-cell office:value-type="float" office:value="0.000129917123847321" calcext:value-type="float">
            <text:p>0.000129917123847321</text:p>
          </table:table-cell>
          <table:table-cell office:value-type="float" office:value="0.00356017275592389" calcext:value-type="float">
            <text:p>0.00356017275592389</text:p>
          </table:table-cell>
          <table:table-cell office:value-type="float" office:value="17.2028112449799" calcext:value-type="float">
            <text:p>17.202811244979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fault</text:p>
          </table:table-cell>
          <table:table-cell office:value-type="float" office:value="1266" calcext:value-type="float">
            <text:p>1266</text:p>
          </table:table-cell>
          <table:table-cell office:value-type="float" office:value="996" calcext:value-type="float">
            <text:p>9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f849bc05-cbb6-3b03-b216-dad7fd5bd92a</text:p>
          </table:table-cell>
          <table:table-cell office:value-type="float" office:value="0.0260317399617591" calcext:value-type="float">
            <text:p>0.0260317399617591</text:p>
          </table:table-cell>
          <table:table-cell office:value-type="float" office:value="0.0137667304015296" calcext:value-type="float">
            <text:p>0.0137667304015296</text:p>
          </table:table-cell>
          <table:table-cell office:value-type="float" office:value="16.656050955414" calcext:value-type="float">
            <text:p>16.656050955414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default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c240700-c96d-3651-a016-6243ef2aa96b</text:p>
          </table:table-cell>
          <table:table-cell office:value-type="float" office:value="0.0000198125266297401" calcext:value-type="float">
            <text:p>1.98125266297401E-05</text:p>
          </table:table-cell>
          <table:table-cell office:value-type="float" office:value="0.0164039198977418" calcext:value-type="float">
            <text:p>0.0164039198977418</text:p>
          </table:table-cell>
          <table:table-cell office:value-type="float" office:value="45.5728155339806" calcext:value-type="float">
            <text:p>45.57281553398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6459166-371f-3ab0-be21-8cedbcb1944e</text:p>
          </table:table-cell>
          <table:table-cell office:value-type="float" office:value="0.0240572315118083" calcext:value-type="float">
            <text:p>0.0240572315118083</text:p>
          </table:table-cell>
          <table:table-cell office:value-type="float" office:value="0.0108601965178418" calcext:value-type="float">
            <text:p>0.0108601965178418</text:p>
          </table:table-cell>
          <table:table-cell office:value-type="float" office:value="36.4842767295597" calcext:value-type="float">
            <text:p>36.4842767295597</text:p>
          </table:table-cell>
          <table:table-cell office:value-type="float" office:value="8374" calcext:value-type="float">
            <text:p>8374</text:p>
          </table:table-cell>
          <table:table-cell office:value-type="string" calcext:value-type="string">
            <text:p>default</text:p>
          </table:table-cell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57d2c64b-42aa-36a9-970a-da5c65cdab7e</text:p>
          </table:table-cell>
          <table:table-cell office:value-type="float" office:value="0.000237512487512488" calcext:value-type="float">
            <text:p>0.000237512487512488</text:p>
          </table:table-cell>
          <table:table-cell office:value-type="float" office:value="0.0158175158175158" calcext:value-type="float">
            <text:p>0.0158175158175158</text:p>
          </table:table-cell>
          <table:table-cell office:value-type="float" office:value="7.36932515337423" calcext:value-type="float">
            <text:p>7.369325153374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862" calcext:value-type="float">
            <text:p>862</text:p>
          </table:table-cell>
          <table:table-cell office:value-type="float" office:value="815" calcext:value-type="float">
            <text:p>8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88e88af0-1327-3667-a044-c13b9ebe4baf</text:p>
          </table:table-cell>
          <table:table-cell office:value-type="float" office:value="0.0011138014527845" calcext:value-type="float">
            <text:p>0.0011138014527845</text:p>
          </table:table-cell>
          <table:table-cell office:value-type="float" office:value="0.0230024213075061" calcext:value-type="float">
            <text:p>0.0230024213075061</text:p>
          </table:table-cell>
          <table:table-cell office:value-type="float" office:value="6.16417910447761" calcext:value-type="float">
            <text:p>6.164179104477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ault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bf723452-e3e5-364d-8c55-1a33825883fb</text:p>
          </table:table-cell>
          <table:table-cell office:value-type="float" office:value="0.001316609735269" calcext:value-type="float">
            <text:p>0.001316609735269</text:p>
          </table:table-cell>
          <table:table-cell office:value-type="float" office:value="0.0089666951323655" calcext:value-type="float">
            <text:p>0.0089666951323655</text:p>
          </table:table-cell>
          <table:table-cell office:value-type="float" office:value="12.3263157894737" calcext:value-type="float">
            <text:p>12.326315789473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fault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140164bf-39ce-3395-af2f-6fccc90df6bb</text:p>
          </table:table-cell>
          <table:table-cell office:value-type="float" office:value="0.000282097518753606" calcext:value-type="float">
            <text:p>0.000282097518753606</text:p>
          </table:table-cell>
          <table:table-cell office:value-type="float" office:value="0.0103144835545297" calcext:value-type="float">
            <text:p>0.0103144835545297</text:p>
          </table:table-cell>
          <table:table-cell office:value-type="float" office:value="48.3066202090592" calcext:value-type="float">
            <text:p>48.306620209059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fault</text:p>
          </table:table-cell>
          <table:table-cell office:value-type="float" office:value="600" calcext:value-type="float">
            <text:p>600</text:p>
          </table:table-cell>
          <table:table-cell office:value-type="float" office:value="287" calcext:value-type="float">
            <text:p>28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83f62b88-572a-3ea4-8456-ab0557462212</text:p>
          </table:table-cell>
          <table:table-cell office:value-type="float" office:value="0.0000226063829787234" calcext:value-type="float">
            <text:p>2.26063829787234E-05</text:p>
          </table:table-cell>
          <table:table-cell office:value-type="float" office:value="0.0718085106382979" calcext:value-type="float">
            <text:p>0.0718085106382979</text:p>
          </table:table-cell>
          <table:table-cell office:value-type="float" office:value="7.30097087378641" calcext:value-type="float">
            <text:p>7.30097087378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473" calcext:value-type="float">
            <text:p>473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842fc87a-9cf2-3eaa-badb-38b079fa1974</text:p>
          </table:table-cell>
          <table:table-cell office:value-type="float" office:value="0.000136580622347949" calcext:value-type="float">
            <text:p>0.000136580622347949</text:p>
          </table:table-cell>
          <table:table-cell office:value-type="float" office:value="0.00937057991513437" calcext:value-type="float">
            <text:p>0.00937057991513437</text:p>
          </table:table-cell>
          <table:table-cell office:value-type="float" office:value="34.2787878787879" calcext:value-type="float">
            <text:p>34.27878787878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ault</text:p>
          </table:table-cell>
          <table:table-cell office:value-type="float" office:value="282" calcext:value-type="float">
            <text:p>282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05d9efe-91a5-3621-bf3c-20415029793d</text:p>
          </table:table-cell>
          <table:table-cell office:value-type="float" office:value="0.0000201288244766506" calcext:value-type="float">
            <text:p>2.01288244766506E-05</text:p>
          </table:table-cell>
          <table:table-cell office:value-type="float" office:value="0.0124798711755234" calcext:value-type="float">
            <text:p>0.0124798711755234</text:p>
          </table:table-cell>
          <table:table-cell office:value-type="float" office:value="55.2" calcext:value-type="float">
            <text:p>55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office:value-type="float" office:value="277" calcext:value-type="float">
            <text:p>277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db236b0-8463-3380-8906-d4e2286fa863</text:p>
          </table:table-cell>
          <table:table-cell office:value-type="float" office:value="0.000706172199170125" calcext:value-type="float">
            <text:p>0.000706172199170125</text:p>
          </table:table-cell>
          <table:table-cell office:value-type="float" office:value="0.00933609958506224" calcext:value-type="float">
            <text:p>0.00933609958506224</text:p>
          </table:table-cell>
          <table:table-cell office:value-type="float" office:value="17.447963800905" calcext:value-type="float">
            <text:p>17.44796380090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fault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6c52bfe8-238a-32a7-99c6-2616af7695c5</text:p>
          </table:table-cell>
          <table:table-cell office:value-type="float" office:value="0.000673168292073018" calcext:value-type="float">
            <text:p>0.000673168292073018</text:p>
          </table:table-cell>
          <table:table-cell office:value-type="float" office:value="0.0100025006251563" calcext:value-type="float">
            <text:p>0.0100025006251563</text:p>
          </table:table-cell>
          <table:table-cell office:value-type="float" office:value="11.0469613259669" calcext:value-type="float">
            <text:p>11.046961325966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ault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c1ffe5c-ad04-35d8-9336-ed7de7f123a8</text:p>
          </table:table-cell>
          <table:table-cell office:value-type="float" office:value="0.00000915157292659676" calcext:value-type="float">
            <text:p>9.15157292659676E-06</text:p>
          </table:table-cell>
          <table:table-cell office:value-type="float" office:value="0.0133460438512869" calcext:value-type="float">
            <text:p>0.0133460438512869</text:p>
          </table:table-cell>
          <table:table-cell office:value-type="float" office:value="12.0022883295195" calcext:value-type="float">
            <text:p>12.0022883295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437" calcext:value-type="float">
            <text:p>2437</text:p>
          </table:table-cell>
          <table:table-cell office:value-type="float" office:value="437" calcext:value-type="float">
            <text:p>43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0d65e289-6288-3ddf-89a3-a4a5fb337423</text:p>
          </table:table-cell>
          <table:table-cell office:value-type="float" office:value="0.000598457016899339" calcext:value-type="float">
            <text:p>0.000598457016899339</text:p>
          </table:table-cell>
          <table:table-cell office:value-type="float" office:value="0.011878520695567" calcext:value-type="float">
            <text:p>0.011878520695567</text:p>
          </table:table-cell>
          <table:table-cell office:value-type="float" office:value="50.4074074074074" calcext:value-type="float">
            <text:p>50.407407407407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fault</text:p>
          </table:table-cell>
          <table:table-cell office:value-type="float" office:value="338" calcext:value-type="float">
            <text:p>338</text:p>
          </table:table-cell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3706a537-3804-31b8-806b-ca50a28b5510</text:p>
          </table:table-cell>
          <table:table-cell office:value-type="float" office:value="0.000861973775017253" calcext:value-type="float">
            <text:p>0.000861973775017253</text:p>
          </table:table-cell>
          <table:table-cell office:value-type="float" office:value="0.020703933747412" calcext:value-type="float">
            <text:p>0.020703933747412</text:p>
          </table:table-cell>
          <table:table-cell office:value-type="float" office:value="8.625" calcext:value-type="float">
            <text:p>8.6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fault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7622c55b-3892-326f-a96e-77ba24b18e7d</text:p>
          </table:table-cell>
          <table:table-cell office:value-type="float" office:value="0.000261103781882146" calcext:value-type="float">
            <text:p>0.000261103781882146</text:p>
          </table:table-cell>
          <table:table-cell office:value-type="float" office:value="0.0197889182058048" calcext:value-type="float">
            <text:p>0.0197889182058048</text:p>
          </table:table-cell>
          <table:table-cell office:value-type="float" office:value="8.97041420118343" calcext:value-type="float">
            <text:p>8.9704142011834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fault</text:p>
          </table:table-cell>
          <table:table-cell office:value-type="float" office:value="595" calcext:value-type="float">
            <text:p>595</text:p>
          </table:table-cell>
          <table:table-cell office:value-type="float" office:value="507" calcext:value-type="float">
            <text:p>50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a0b6e14a-0fb4-3e2a-9541-ea7420cb4277</text:p>
          </table:table-cell>
          <table:table-cell office:value-type="float" office:value="0.00138487972508591" calcext:value-type="float">
            <text:p>0.00138487972508591</text:p>
          </table:table-cell>
          <table:table-cell office:value-type="float" office:value="0.0206185567010309" calcext:value-type="float">
            <text:p>0.0206185567010309</text:p>
          </table:table-cell>
          <table:table-cell office:value-type="float" office:value="7.65789473684211" calcext:value-type="float">
            <text:p>7.657894736842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fault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0ee54bcf-7713-3006-bffa-6f388b84e60b</text:p>
          </table:table-cell>
          <table:table-cell office:value-type="float" office:value="0.00104045954045954" calcext:value-type="float">
            <text:p>0.00104045954045954</text:p>
          </table:table-cell>
          <table:table-cell office:value-type="float" office:value="0.015984015984016" calcext:value-type="float">
            <text:p>0.015984015984016</text:p>
          </table:table-cell>
          <table:table-cell office:value-type="float" office:value="5.53038674033149" calcext:value-type="float">
            <text:p>5.5303867403314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ault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1263d75b-ef09-37a8-a570-f252ebe5994b</text:p>
          </table:table-cell>
          <table:table-cell office:value-type="float" office:value="0.000179109391719483" calcext:value-type="float">
            <text:p>0.000179109391719483</text:p>
          </table:table-cell>
          <table:table-cell office:value-type="float" office:value="0.00263396164293357" calcext:value-type="float">
            <text:p>0.00263396164293357</text:p>
          </table:table-cell>
          <table:table-cell office:value-type="float" office:value="17.5817655571635" calcext:value-type="float">
            <text:p>17.581765557163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fault</text:p>
          </table:table-cell>
          <table:table-cell office:value-type="float" office:value="907" calcext:value-type="float">
            <text:p>907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408a268d-0c62-3fb0-b7e2-06e46d88a685</text:p>
          </table:table-cell>
          <table:table-cell office:value-type="float" office:value="0.0126529891903816" calcext:value-type="float">
            <text:p>0.0126529891903816</text:p>
          </table:table-cell>
          <table:table-cell office:value-type="float" office:value="0.0112508272667108" calcext:value-type="float">
            <text:p>0.0112508272667108</text:p>
          </table:table-cell>
          <table:table-cell office:value-type="float" office:value="16.9141791044776" calcext:value-type="float">
            <text:p>16.9141791044776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default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61e6d17d-82f9-38b9-9db6-06dfa51b98a7</text:p>
          </table:table-cell>
          <table:table-cell office:value-type="float" office:value="0.00173160728018457" calcext:value-type="float">
            <text:p>0.00173160728018457</text:p>
          </table:table-cell>
          <table:table-cell office:value-type="float" office:value="0.0281978979748782" calcext:value-type="float">
            <text:p>0.0281978979748782</text:p>
          </table:table-cell>
          <table:table-cell office:value-type="float" office:value="13.1346801346801" calcext:value-type="float">
            <text:p>13.134680134680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efault</text:p>
          </table:table-cell>
          <table:table-cell office:value-type="float" office:value="469" calcext:value-type="float">
            <text:p>469</text:p>
          </table:table-cell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e0ab8a7-57f3-3b63-a594-be368f6acf0c</text:p>
          </table:table-cell>
          <table:table-cell office:value-type="float" office:value="0.0156673283878383" calcext:value-type="float">
            <text:p>0.0156673283878383</text:p>
          </table:table-cell>
          <table:table-cell office:value-type="float" office:value="0.00867203009089959" calcext:value-type="float">
            <text:p>0.00867203009089959</text:p>
          </table:table-cell>
          <table:table-cell office:value-type="float" office:value="41.9780701754386" calcext:value-type="float">
            <text:p>41.9780701754386</text:p>
          </table:table-cell>
          <table:table-cell office:value-type="float" office:value="8998" calcext:value-type="float">
            <text:p>8998</text:p>
          </table:table-cell>
          <table:table-cell office:value-type="string" calcext:value-type="string">
            <text:p>default</text:p>
          </table:table-cell>
          <table:table-cell office:value-type="float" office:value="379" calcext:value-type="float">
            <text:p>379</text:p>
          </table:table-cell>
          <table:table-cell office:value-type="float" office:value="228" calcext:value-type="float">
            <text:p>22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099c2d06-4a24-374e-a3bd-3d17647f524b</text:p>
          </table:table-cell>
          <table:table-cell office:value-type="float" office:value="0.013320295202952" calcext:value-type="float">
            <text:p>0.013320295202952</text:p>
          </table:table-cell>
          <table:table-cell office:value-type="float" office:value="0.0129151291512915" calcext:value-type="float">
            <text:p>0.0129151291512915</text:p>
          </table:table-cell>
          <table:table-cell office:value-type="float" office:value="21.9433198380567" calcext:value-type="float">
            <text:p>21.9433198380567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default</text:p>
          </table:table-cell>
          <table:table-cell office:value-type="float" office:value="259" calcext:value-type="float">
            <text:p>259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8696af97-fdf8-3d0b-b33c-ff41d2285ba3</text:p>
          </table:table-cell>
          <table:table-cell office:value-type="float" office:value="0.00000679263924910461" calcext:value-type="float">
            <text:p>6.79263924910461E-06</text:p>
          </table:table-cell>
          <table:table-cell office:value-type="float" office:value="0.0132147709028035" calcext:value-type="float">
            <text:p>0.0132147709028035</text:p>
          </table:table-cell>
          <table:table-cell office:value-type="float" office:value="8.41683991683992" calcext:value-type="float">
            <text:p>8.41683991683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457" calcext:value-type="float">
            <text:p>2457</text:p>
          </table:table-cell>
          <table:table-cell office:value-type="float" office:value="962" calcext:value-type="float">
            <text:p>96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914f050d-16c2-37bf-b801-bee61880d9ba</text:p>
          </table:table-cell>
          <table:table-cell office:value-type="float" office:value="0.0284358452138493" calcext:value-type="float">
            <text:p>0.0284358452138493</text:p>
          </table:table-cell>
          <table:table-cell office:value-type="float" office:value="0.00944269579707462" calcext:value-type="float">
            <text:p>0.00944269579707462</text:p>
          </table:table-cell>
          <table:table-cell office:value-type="float" office:value="40.3059701492537" calcext:value-type="float">
            <text:p>40.3059701492537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default</text:p>
          </table:table-cell>
          <table:table-cell office:value-type="float" office:value="225" calcext:value-type="float">
            <text:p>225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b3dc676-27f7-3f31-8672-d84248b84879</text:p>
          </table:table-cell>
          <table:table-cell office:value-type="float" office:value="0.000145912842815301" calcext:value-type="float">
            <text:p>0.000145912842815301</text:p>
          </table:table-cell>
          <table:table-cell office:value-type="float" office:value="0.00816543889234046" calcext:value-type="float">
            <text:p>0.00816543889234046</text:p>
          </table:table-cell>
          <table:table-cell office:value-type="float" office:value="46.3662551440329" calcext:value-type="float">
            <text:p>46.36625514403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504" calcext:value-type="float">
            <text:p>504</text:p>
          </table:table-cell>
          <table:table-cell office:value-type="float" office:value="243" calcext:value-type="float">
            <text:p>24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b161014-1c95-3e4d-a517-29b6c03f3c29</text:p>
          </table:table-cell>
          <table:table-cell office:value-type="float" office:value="0.000861686390532544" calcext:value-type="float">
            <text:p>0.000861686390532544</text:p>
          </table:table-cell>
          <table:table-cell office:value-type="float" office:value="0.0127218934911243" calcext:value-type="float">
            <text:p>0.0127218934911243</text:p>
          </table:table-cell>
          <table:table-cell office:value-type="float" office:value="16.25" calcext:value-type="float">
            <text:p>16.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fault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4424221-43c0-3e61-a1c9-8937c6048044</text:p>
          </table:table-cell>
          <table:table-cell office:value-type="float" office:value="0.00739640958471377" calcext:value-type="float">
            <text:p>0.00739640958471377</text:p>
          </table:table-cell>
          <table:table-cell office:value-type="float" office:value="0.00693427844980353" calcext:value-type="float">
            <text:p>0.00693427844980353</text:p>
          </table:table-cell>
          <table:table-cell office:value-type="float" office:value="20.6343402225755" calcext:value-type="float">
            <text:p>20.6343402225755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default</text:p>
          </table:table-cell>
          <table:table-cell office:value-type="float" office:value="690" calcext:value-type="float">
            <text:p>690</text:p>
          </table:table-cell>
          <table:table-cell office:value-type="float" office:value="629" calcext:value-type="float">
            <text:p>62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ea8ed5df-f6d4-3fd0-b156-6e06e05a21c9</text:p>
          </table:table-cell>
          <table:table-cell office:value-type="float" office:value="0.000140477198927008" calcext:value-type="float">
            <text:p>0.000140477198927008</text:p>
          </table:table-cell>
          <table:table-cell office:value-type="float" office:value="0.0012000564732458" calcext:value-type="float">
            <text:p>0.0012000564732458</text:p>
          </table:table-cell>
          <table:table-cell office:value-type="float" office:value="17.8863636363636" calcext:value-type="float">
            <text:p>17.88636363636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fault</text:p>
          </table:table-cell>
          <table:table-cell office:value-type="float" office:value="1083" calcext:value-type="float">
            <text:p>1083</text:p>
          </table:table-cell>
          <table:table-cell office:value-type="float" office:value="792" calcext:value-type="float">
            <text:p>7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ba9de-1519-3988-bb26-96e72b686b11</text:p>
          </table:table-cell>
          <table:table-cell office:value-type="float" office:value="0.0507722315436242" calcext:value-type="float">
            <text:p>0.0507722315436242</text:p>
          </table:table-cell>
          <table:table-cell office:value-type="float" office:value="0.020413870246085" calcext:value-type="float">
            <text:p>0.020413870246085</text:p>
          </table:table-cell>
          <table:table-cell office:value-type="float" office:value="34.0571428571429" calcext:value-type="float">
            <text:p>34.0571428571429</text:p>
          </table:table-cell>
          <table:table-cell office:value-type="float" office:value="10894" calcext:value-type="float">
            <text:p>10894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79a3178-f66f-3714-b53e-55db7c581b62</text:p>
          </table:table-cell>
          <table:table-cell office:value-type="float" office:value="0.00621937441643324" calcext:value-type="float">
            <text:p>0.00621937441643324</text:p>
          </table:table-cell>
          <table:table-cell office:value-type="float" office:value="0.0140989729225023" calcext:value-type="float">
            <text:p>0.0140989729225023</text:p>
          </table:table-cell>
          <table:table-cell office:value-type="float" office:value="19.651376146789" calcext:value-type="float">
            <text:p>19.651376146789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default</text:p>
          </table:table-cell>
          <table:table-cell office:value-type="float" office:value="597" calcext:value-type="float">
            <text:p>597</text:p>
          </table:table-cell>
          <table:table-cell office:value-type="float" office:value="545" calcext:value-type="float">
            <text:p>54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3678be1d-8e3c-3c2e-8310-1b0d9a846883</text:p>
          </table:table-cell>
          <table:table-cell office:value-type="float" office:value="0.00123078231292517" calcext:value-type="float">
            <text:p>0.00123078231292517</text:p>
          </table:table-cell>
          <table:table-cell office:value-type="float" office:value="0.00782312925170068" calcext:value-type="float">
            <text:p>0.00782312925170068</text:p>
          </table:table-cell>
          <table:table-cell office:value-type="float" office:value="14.9238578680203" calcext:value-type="float">
            <text:p>14.9238578680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fault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4e2e9fb1-0369-3349-a33a-217b7e358310</text:p>
          </table:table-cell>
          <table:table-cell office:value-type="float" office:value="0.000196609982332156" calcext:value-type="float">
            <text:p>0.000196609982332156</text:p>
          </table:table-cell>
          <table:table-cell office:value-type="float" office:value="0.00772968197879859" calcext:value-type="float">
            <text:p>0.00772968197879859</text:p>
          </table:table-cell>
          <table:table-cell office:value-type="float" office:value="16.4057971014493" calcext:value-type="float">
            <text:p>16.405797101449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fault</text:p>
          </table:table-cell>
          <table:table-cell office:value-type="float" office:value="1195" calcext:value-type="float">
            <text:p>1195</text:p>
          </table:table-cell>
          <table:table-cell office:value-type="float" office:value="1104" calcext:value-type="float">
            <text:p>11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8d1075db-a266-35f4-a14c-f1e4382b7237</text:p>
          </table:table-cell>
          <table:table-cell office:value-type="float" office:value="0.000838260869565217" calcext:value-type="float">
            <text:p>0.000838260869565217</text:p>
          </table:table-cell>
          <table:table-cell office:value-type="float" office:value="0.011304347826087" calcext:value-type="float">
            <text:p>0.011304347826087</text:p>
          </table:table-cell>
          <table:table-cell office:value-type="float" office:value="16.1214953271028" calcext:value-type="float">
            <text:p>16.12149532710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ault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f8bb5a3-aadb-34b6-adaa-5dd98f22bdd8</text:p>
          </table:table-cell>
          <table:table-cell office:value-type="float" office:value="0.00000853043815432338" calcext:value-type="float">
            <text:p>8.53043815432338E-06</text:p>
          </table:table-cell>
          <table:table-cell office:value-type="float" office:value="0.0071733229934083" calcext:value-type="float">
            <text:p>0.0071733229934083</text:p>
          </table:table-cell>
          <table:table-cell office:value-type="float" office:value="14.2880886426593" calcext:value-type="float">
            <text:p>14.2880886426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877" calcext:value-type="float">
            <text:p>2877</text:p>
          </table:table-cell>
          <table:table-cell office:value-type="float" office:value="361" calcext:value-type="float">
            <text:p>3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5420d9b-8c09-38b5-b0e3-c18b243ca988</text:p>
          </table:table-cell>
          <table:table-cell office:value-type="float" office:value="0.00000632547441058079" calcext:value-type="float">
            <text:p>6.32547441058079E-06</text:p>
          </table:table-cell>
          <table:table-cell office:value-type="float" office:value="0.0140885566417481" calcext:value-type="float">
            <text:p>0.0140885566417481</text:p>
          </table:table-cell>
          <table:table-cell office:value-type="float" office:value="10.9716088328076" calcext:value-type="float">
            <text:p>10.9716088328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316" calcext:value-type="float">
            <text:p>3316</text:p>
          </table:table-cell>
          <table:table-cell office:value-type="float" office:value="634" calcext:value-type="float">
            <text:p>63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feaa718c-85ba-3152-a1a2-ed80f97c907a</text:p>
          </table:table-cell>
          <table:table-cell office:value-type="float" office:value="0.000156508102456874" calcext:value-type="float">
            <text:p>0.000156508102456874</text:p>
          </table:table-cell>
          <table:table-cell office:value-type="float" office:value="0.0118139048614741" calcext:value-type="float">
            <text:p>0.0118139048614741</text:p>
          </table:table-cell>
          <table:table-cell office:value-type="float" office:value="7.22978080120937" calcext:value-type="float">
            <text:p>7.229780801209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fault</text:p>
          </table:table-cell>
          <table:table-cell office:value-type="float" office:value="1371" calcext:value-type="float">
            <text:p>1371</text:p>
          </table:table-cell>
          <table:table-cell office:value-type="float" office:value="1323" calcext:value-type="float">
            <text:p>13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5f1faab3-a5f0-375c-97f9-5a3d3e9bb06a</text:p>
          </table:table-cell>
          <table:table-cell office:value-type="float" office:value="0.000839455782312925" calcext:value-type="float">
            <text:p>0.000839455782312925</text:p>
          </table:table-cell>
          <table:table-cell office:value-type="float" office:value="0.0210884353741497" calcext:value-type="float">
            <text:p>0.0210884353741497</text:p>
          </table:table-cell>
          <table:table-cell office:value-type="float" office:value="8.85542168674699" calcext:value-type="float">
            <text:p>8.8554216867469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fault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5f679c67-df66-3be7-9642-39388fda6f1d</text:p>
          </table:table-cell>
          <table:table-cell office:value-type="float" office:value="0.00395033208900955" calcext:value-type="float">
            <text:p>0.00395033208900955</text:p>
          </table:table-cell>
          <table:table-cell office:value-type="float" office:value="0.00581761768555776" calcext:value-type="float">
            <text:p>0.00581761768555776</text:p>
          </table:table-cell>
          <table:table-cell office:value-type="float" office:value="19.1879069767442" calcext:value-type="float">
            <text:p>19.1879069767442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default</text:p>
          </table:table-cell>
          <table:table-cell office:value-type="float" office:value="1143" calcext:value-type="float">
            <text:p>1143</text:p>
          </table:table-cell>
          <table:table-cell office:value-type="float" office:value="1075" calcext:value-type="float">
            <text:p>10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8d67e577-623a-3a4b-84c6-e7a49442a7c8</text:p>
          </table:table-cell>
          <table:table-cell office:value-type="float" office:value="0.00048358189429618" calcext:value-type="float">
            <text:p>0.00048358189429618</text:p>
          </table:table-cell>
          <table:table-cell office:value-type="float" office:value="0.00771847200418629" calcext:value-type="float">
            <text:p>0.00771847200418629</text:p>
          </table:table-cell>
          <table:table-cell office:value-type="float" office:value="11.7059724349158" calcext:value-type="float">
            <text:p>11.705972434915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fault</text:p>
          </table:table-cell>
          <table:table-cell office:value-type="float" office:value="673" calcext:value-type="float">
            <text:p>673</text:p>
          </table:table-cell>
          <table:table-cell office:value-type="float" office:value="653" calcext:value-type="float">
            <text:p>6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3acc3b0b-d028-372a-a18e-f11ea0c4396a</text:p>
          </table:table-cell>
          <table:table-cell office:value-type="float" office:value="0.014741549522481" calcext:value-type="float">
            <text:p>0.014741549522481</text:p>
          </table:table-cell>
          <table:table-cell office:value-type="float" office:value="0.0100869191973388" calcext:value-type="float">
            <text:p>0.0100869191973388</text:p>
          </table:table-cell>
          <table:table-cell office:value-type="float" office:value="40.6943231441048" calcext:value-type="float">
            <text:p>40.6943231441048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default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3e234aaf-0273-3078-99c8-7c8298c8a18a</text:p>
          </table:table-cell>
          <table:table-cell office:value-type="float" office:value="0.000124202671801661" calcext:value-type="float">
            <text:p>0.000124202671801661</text:p>
          </table:table-cell>
          <table:table-cell office:value-type="float" office:value="0.0034300156456854" calcext:value-type="float">
            <text:p>0.0034300156456854</text:p>
          </table:table-cell>
          <table:table-cell office:value-type="float" office:value="21.5259067357513" calcext:value-type="float">
            <text:p>21.52590673575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efault</text:p>
          </table:table-cell>
          <table:table-cell office:value-type="float" office:value="1100" calcext:value-type="float">
            <text:p>1100</text:p>
          </table:table-cell>
          <table:table-cell office:value-type="float" office:value="772" calcext:value-type="float">
            <text:p>7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45309f98-aeee-3699-a579-f6b801834fc7</text:p>
          </table:table-cell>
          <table:table-cell office:value-type="float" office:value="0.00094286587228842" calcext:value-type="float">
            <text:p>0.00094286587228842</text:p>
          </table:table-cell>
          <table:table-cell office:value-type="float" office:value="0.0051940116101436" calcext:value-type="float">
            <text:p>0.0051940116101436</text:p>
          </table:table-cell>
          <table:table-cell office:value-type="float" office:value="14.4823008849558" calcext:value-type="float">
            <text:p>14.482300884955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fault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4b975652-9d2c-3e09-aa37-36b8cb456b84</text:p>
          </table:table-cell>
          <table:table-cell office:value-type="float" office:value="0.000650247242297452" calcext:value-type="float">
            <text:p>0.000650247242297452</text:p>
          </table:table-cell>
          <table:table-cell office:value-type="float" office:value="0.0116013693419551" calcext:value-type="float">
            <text:p>0.0116013693419551</text:p>
          </table:table-cell>
          <table:table-cell office:value-type="float" office:value="12.1431870669746" calcext:value-type="float">
            <text:p>12.143187066974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fault</text:p>
          </table:table-cell>
          <table:table-cell office:value-type="float" office:value="446" calcext:value-type="float">
            <text:p>446</text:p>
          </table:table-cell>
          <table:table-cell office:value-type="float" office:value="433" calcext:value-type="float">
            <text:p>43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8a44c45a-e83d-3db3-aa8c-c2e9a15d6c94</text:p>
          </table:table-cell>
          <table:table-cell office:value-type="float" office:value="0.0128941831683168" calcext:value-type="float">
            <text:p>0.0128941831683168</text:p>
          </table:table-cell>
          <table:table-cell office:value-type="float" office:value="0.0106745049504951" calcext:value-type="float">
            <text:p>0.0106745049504951</text:p>
          </table:table-cell>
          <table:table-cell office:value-type="float" office:value="24.7662835249042" calcext:value-type="float">
            <text:p>24.7662835249042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default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61a63af-332e-3e1c-9e77-5b65fef277ca</text:p>
          </table:table-cell>
          <table:table-cell office:value-type="float" office:value="0.0281231327048586" calcext:value-type="float">
            <text:p>0.0281231327048586</text:p>
          </table:table-cell>
          <table:table-cell office:value-type="float" office:value="0.0163886874546773" calcext:value-type="float">
            <text:p>0.0163886874546773</text:p>
          </table:table-cell>
          <table:table-cell office:value-type="float" office:value="41.0416666666667" calcext:value-type="float">
            <text:p>41.0416666666667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default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1ff78203-e7d7-31bd-8481-b65914d7b797</text:p>
          </table:table-cell>
          <table:table-cell office:value-type="float" office:value="0.001000336813742" calcext:value-type="float">
            <text:p>0.001000336813742</text:p>
          </table:table-cell>
          <table:table-cell office:value-type="float" office:value="0.0063994610980128" calcext:value-type="float">
            <text:p>0.0063994610980128</text:p>
          </table:table-cell>
          <table:table-cell office:value-type="float" office:value="14.6980198019802" calcext:value-type="float">
            <text:p>14.698019801980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fault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ee426db-b175-3a36-bb4e-26e4ffb2f4b4</text:p>
          </table:table-cell>
          <table:table-cell office:value-type="float" office:value="0.00587487844408428" calcext:value-type="float">
            <text:p>0.00587487844408428</text:p>
          </table:table-cell>
          <table:table-cell office:value-type="float" office:value="0.00896812533765532" calcext:value-type="float">
            <text:p>0.00896812533765532</text:p>
          </table:table-cell>
          <table:table-cell office:value-type="float" office:value="26.5948275862069" calcext:value-type="float">
            <text:p>26.5948275862069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default</text:p>
          </table:table-cell>
          <table:table-cell office:value-type="float" office:value="391" calcext:value-type="float">
            <text:p>391</text:p>
          </table:table-cell>
          <table:table-cell office:value-type="float" office:value="348" calcext:value-type="float">
            <text:p>34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31204cba-2e80-3839-95af-6a02450d3e05</text:p>
          </table:table-cell>
          <table:table-cell office:value-type="float" office:value="0.0151246200607903" calcext:value-type="float">
            <text:p>0.0151246200607903</text:p>
          </table:table-cell>
          <table:table-cell office:value-type="float" office:value="0.0186712983065567" calcext:value-type="float">
            <text:p>0.0186712983065567</text:p>
          </table:table-cell>
          <table:table-cell office:value-type="float" office:value="16.2183098591549" calcext:value-type="float">
            <text:p>16.2183098591549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59a0827d-80ad-32d1-aa84-bc94214d8cc5</text:p>
          </table:table-cell>
          <table:table-cell office:value-type="float" office:value="0.0010541095890411" calcext:value-type="float">
            <text:p>0.0010541095890411</text:p>
          </table:table-cell>
          <table:table-cell office:value-type="float" office:value="0.014041095890411" calcext:value-type="float">
            <text:p>0.014041095890411</text:p>
          </table:table-cell>
          <table:table-cell office:value-type="float" office:value="16.6857142857143" calcext:value-type="float">
            <text:p>16.68571428571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fault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7ac0481-bf3c-30e0-bee7-203ed617db2c</text:p>
          </table:table-cell>
          <table:table-cell office:value-type="float" office:value="0.0141245640259093" calcext:value-type="float">
            <text:p>0.0141245640259093</text:p>
          </table:table-cell>
          <table:table-cell office:value-type="float" office:value="0.00946686596910812" calcext:value-type="float">
            <text:p>0.00946686596910812</text:p>
          </table:table-cell>
          <table:table-cell office:value-type="float" office:value="16.725" calcext:value-type="float">
            <text:p>16.725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default</text:p>
          </table:table-cell>
          <table:table-cell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5298fdf1-a346-3c1c-9229-de75f248f0da</text:p>
          </table:table-cell>
          <table:table-cell office:value-type="float" office:value="0.208634246575342" calcext:value-type="float">
            <text:p>0.208634246575342</text:p>
          </table:table-cell>
          <table:table-cell office:value-type="float" office:value="0.0219178082191781" calcext:value-type="float">
            <text:p>0.0219178082191781</text:p>
          </table:table-cell>
          <table:table-cell office:value-type="float" office:value="2.78625954198473" calcext:value-type="float">
            <text:p>2.78625954198473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8cb3c2c9-15a3-3dee-bbd2-08ae56fe1884</text:p>
          </table:table-cell>
          <table:table-cell office:value-type="float" office:value="0.0233763726532058" calcext:value-type="float">
            <text:p>0.0233763726532058</text:p>
          </table:table-cell>
          <table:table-cell office:value-type="float" office:value="0.00991852639036486" calcext:value-type="float">
            <text:p>0.00991852639036486</text:p>
          </table:table-cell>
          <table:table-cell office:value-type="float" office:value="20.4565217391304" calcext:value-type="float">
            <text:p>20.4565217391304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default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a974cf8c-353c-3013-be2b-3c6a775cc479</text:p>
          </table:table-cell>
          <table:table-cell office:value-type="float" office:value="0.00000475319926873858" calcext:value-type="float">
            <text:p>4.75319926873858E-06</text:p>
          </table:table-cell>
          <table:table-cell office:value-type="float" office:value="0.0125228519195612" calcext:value-type="float">
            <text:p>0.0125228519195612</text:p>
          </table:table-cell>
          <table:table-cell office:value-type="float" office:value="9.14715719063545" calcext:value-type="float">
            <text:p>9.147157190635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3676" calcext:value-type="float">
            <text:p>3676</text:p>
          </table:table-cell>
          <table:table-cell office:value-type="float" office:value="1196" calcext:value-type="float">
            <text:p>119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e1ee6e-0c16-39ed-98a3-df3e1fe5bc0f</text:p>
          </table:table-cell>
          <table:table-cell office:value-type="float" office:value="0.218599483204134" calcext:value-type="float">
            <text:p>0.218599483204134</text:p>
          </table:table-cell>
          <table:table-cell office:value-type="float" office:value="0.0103359173126615" calcext:value-type="float">
            <text:p>0.0103359173126615</text:p>
          </table:table-cell>
          <table:table-cell office:value-type="float" office:value="2.74468085106383" calcext:value-type="float">
            <text:p>2.74468085106383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default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68a0717f-fa7c-384e-88ba-3aee6b8baa8f</text:p>
          </table:table-cell>
          <table:table-cell office:value-type="float" office:value="0.00273930312330746" calcext:value-type="float">
            <text:p>0.00273930312330746</text:p>
          </table:table-cell>
          <table:table-cell office:value-type="float" office:value="0.00749232713486189" calcext:value-type="float">
            <text:p>0.00749232713486189</text:p>
          </table:table-cell>
          <table:table-cell office:value-type="float" office:value="33.6717325227964" calcext:value-type="float">
            <text:p>33.6717325227964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default</text:p>
          </table:table-cell>
          <table:table-cell office:value-type="float" office:value="854" calcext:value-type="float">
            <text:p>854</text:p>
          </table:table-cell>
          <table:table-cell office:value-type="float" office:value="658" calcext:value-type="float">
            <text:p>65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b8a73014-2800-31d4-bf13-3bcc9f60d685</text:p>
          </table:table-cell>
          <table:table-cell office:value-type="float" office:value="0.000177832351015062" calcext:value-type="float">
            <text:p>0.000177832351015062</text:p>
          </table:table-cell>
          <table:table-cell office:value-type="float" office:value="0.00157170923379175" calcext:value-type="float">
            <text:p>0.00157170923379175</text:p>
          </table:table-cell>
          <table:table-cell office:value-type="float" office:value="19.1834170854271" calcext:value-type="float">
            <text:p>19.183417085427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ault</text:p>
          </table:table-cell>
          <table:table-cell office:value-type="float" office:value="1168" calcext:value-type="float">
            <text:p>1168</text:p>
          </table:table-cell>
          <table:table-cell office:value-type="float" office:value="796" calcext:value-type="float">
            <text:p>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e9cf05aa-277c-3c31-b5d6-c8ceefb2a142</text:p>
          </table:table-cell>
          <table:table-cell office:value-type="float" office:value="0.00132340777502068" calcext:value-type="float">
            <text:p>0.00132340777502068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6.53513513513514" calcext:value-type="float">
            <text:p>6.535135135135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0cfb5492-861a-3fc6-b1da-86294cdd8af8</text:p>
          </table:table-cell>
          <table:table-cell office:value-type="float" office:value="0.000780381944444444" calcext:value-type="float">
            <text:p>0.000780381944444444</text:p>
          </table:table-cell>
          <table:table-cell office:value-type="float" office:value="0.0112847222222222" calcext:value-type="float">
            <text:p>0.0112847222222222</text:p>
          </table:table-cell>
          <table:table-cell office:value-type="float" office:value="15.36" calcext:value-type="float">
            <text:p>15.3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fault</text:p>
          </table:table-cell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43833283-d42c-34f8-a6af-fb8b753f86ce</text:p>
          </table:table-cell>
          <table:table-cell office:value-type="float" office:value="0.00000528826213189548" calcext:value-type="float">
            <text:p>5.28826213189548E-06</text:p>
          </table:table-cell>
          <table:table-cell office:value-type="float" office:value="0.0159684778100373" calcext:value-type="float">
            <text:p>0.0159684778100373</text:p>
          </table:table-cell>
          <table:table-cell office:value-type="float" office:value="7.59968479117415" calcext:value-type="float">
            <text:p>7.599684791174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3795" calcext:value-type="float">
            <text:p>3795</text:p>
          </table:table-cell>
          <table:table-cell office:value-type="float" office:value="1269" calcext:value-type="float">
            <text:p>126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5340b70-0cbc-3f34-a028-e086d903778c</text:p>
          </table:table-cell>
          <table:table-cell office:value-type="float" office:value="0.000787535410764873" calcext:value-type="float">
            <text:p>0.000787535410764873</text:p>
          </table:table-cell>
          <table:table-cell office:value-type="float" office:value="0.023371104815864" calcext:value-type="float">
            <text:p>0.023371104815864</text:p>
          </table:table-cell>
          <table:table-cell office:value-type="float" office:value="8.55757575757576" calcext:value-type="float">
            <text:p>8.557575757575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ault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8acc277-96bf-3e23-aecd-fa6cec2aab6f</text:p>
          </table:table-cell>
          <table:table-cell office:value-type="float" office:value="0.000123085543518864" calcext:value-type="float">
            <text:p>0.000123085543518864</text:p>
          </table:table-cell>
          <table:table-cell office:value-type="float" office:value="0.00311293736770016" calcext:value-type="float">
            <text:p>0.00311293736770016</text:p>
          </table:table-cell>
          <table:table-cell office:value-type="float" office:value="16.7138397502601" calcext:value-type="float">
            <text:p>16.713839750260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fault</text:p>
          </table:table-cell>
          <table:table-cell office:value-type="float" office:value="1195" calcext:value-type="float">
            <text:p>1195</text:p>
          </table:table-cell>
          <table:table-cell office:value-type="float" office:value="961" calcext:value-type="float">
            <text:p>9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db515190-6e71-39ad-ac85-cd79223e8853</text:p>
          </table:table-cell>
          <table:table-cell office:value-type="float" office:value="0.0176682628797886" calcext:value-type="float">
            <text:p>0.0176682628797886</text:p>
          </table:table-cell>
          <table:table-cell office:value-type="float" office:value="0.0151915455746367" calcext:value-type="float">
            <text:p>0.0151915455746367</text:p>
          </table:table-cell>
          <table:table-cell office:value-type="float" office:value="17.7076023391813" calcext:value-type="float">
            <text:p>17.7076023391813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default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5ba12952-42d9-39f9-bc50-48ddbb79199f</text:p>
          </table:table-cell>
          <table:table-cell office:value-type="float" office:value="0.000947155337737055" calcext:value-type="float">
            <text:p>0.000947155337737055</text:p>
          </table:table-cell>
          <table:table-cell office:value-type="float" office:value="0.0206690816109099" calcext:value-type="float">
            <text:p>0.0206690816109099</text:p>
          </table:table-cell>
          <table:table-cell office:value-type="float" office:value="9.69628099173554" calcext:value-type="float">
            <text:p>9.6962809917355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efault</text:p>
          </table:table-cell>
          <table:table-cell office:value-type="float" office:value="610" calcext:value-type="float">
            <text:p>610</text:p>
          </table:table-cell>
          <table:table-cell office:value-type="float" office:value="484" calcext:value-type="float">
            <text:p>4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8de54f-8feb-3e9f-b68e-d4503410885f</text:p>
          </table:table-cell>
          <table:table-cell office:value-type="float" office:value="0.00832060442778494" calcext:value-type="float">
            <text:p>0.00832060442778494</text:p>
          </table:table-cell>
          <table:table-cell office:value-type="float" office:value="0.015110694623404" calcext:value-type="float">
            <text:p>0.015110694623404</text:p>
          </table:table-cell>
          <table:table-cell office:value-type="float" office:value="28.6476510067114" calcext:value-type="float">
            <text:p>28.6476510067114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default</text:p>
          </table:table-cell>
          <table:table-cell office:value-type="float" office:value="333" calcext:value-type="float">
            <text:p>333</text:p>
          </table:table-cell>
          <table:table-cell office:value-type="float" office:value="298" calcext:value-type="float">
            <text:p>2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48194eff-1504-3a75-a4bc-be995eaa73a7</text:p>
          </table:table-cell>
          <table:table-cell office:value-type="float" office:value="0.0259119825708061" calcext:value-type="float">
            <text:p>0.0259119825708061</text:p>
          </table:table-cell>
          <table:table-cell office:value-type="float" office:value="0.0174291938997821" calcext:value-type="float">
            <text:p>0.0174291938997821</text:p>
          </table:table-cell>
          <table:table-cell office:value-type="float" office:value="15.1986754966887" calcext:value-type="float">
            <text:p>15.1986754966887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default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9eb8e35b-2569-3d4e-8bc0-7e4572c00a8b</text:p>
          </table:table-cell>
          <table:table-cell office:value-type="float" office:value="0.000144786858539234" calcext:value-type="float">
            <text:p>0.000144786858539234</text:p>
          </table:table-cell>
          <table:table-cell office:value-type="float" office:value="0.00156122726038556" calcext:value-type="float">
            <text:p>0.00156122726038556</text:p>
          </table:table-cell>
          <table:table-cell office:value-type="float" office:value="19.8277254374159" calcext:value-type="float">
            <text:p>19.827725437415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float" office:value="1120" calcext:value-type="float">
            <text:p>1120</text:p>
          </table:table-cell>
          <table:table-cell office:value-type="float" office:value="743" calcext:value-type="float">
            <text:p>7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6f3987e-4690-3684-8463-1c04b102d67c</text:p>
          </table:table-cell>
          <table:table-cell office:value-type="float" office:value="0.000117291342354209" calcext:value-type="float">
            <text:p>0.000117291342354209</text:p>
          </table:table-cell>
          <table:table-cell office:value-type="float" office:value="0.00305352652376961" calcext:value-type="float">
            <text:p>0.00305352652376961</text:p>
          </table:table-cell>
          <table:table-cell office:value-type="float" office:value="18.9150622876557" calcext:value-type="float">
            <text:p>18.915062287655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fault</text:p>
          </table:table-cell>
          <table:table-cell office:value-type="float" office:value="1254" calcext:value-type="float">
            <text:p>1254</text:p>
          </table:table-cell>
          <table:table-cell office:value-type="float" office:value="883" calcext:value-type="float">
            <text:p>8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3ac81054-ec79-35b4-a5cf-d199e3b664dc</text:p>
          </table:table-cell>
          <table:table-cell office:value-type="float" office:value="0.0002682570593963" calcext:value-type="float">
            <text:p>0.0002682570593963</text:p>
          </table:table-cell>
          <table:table-cell office:value-type="float" office:value="0.0165530671859786" calcext:value-type="float">
            <text:p>0.0165530671859786</text:p>
          </table:table-cell>
          <table:table-cell office:value-type="float" office:value="40.2745098039216" calcext:value-type="float">
            <text:p>40.27450980392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ault</text:p>
          </table:table-cell>
          <table:table-cell office:value-type="float" office:value="181" calcext:value-type="float">
            <text:p>181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4da58e3e-3c6e-3838-b635-dc351b6fe611</text:p>
          </table:table-cell>
          <table:table-cell office:value-type="float" office:value="0.000802562988705473" calcext:value-type="float">
            <text:p>0.000802562988705473</text:p>
          </table:table-cell>
          <table:table-cell office:value-type="float" office:value="0.023892267593397" calcext:value-type="float">
            <text:p>0.023892267593397</text:p>
          </table:table-cell>
          <table:table-cell office:value-type="float" office:value="10.583908045977" calcext:value-type="float">
            <text:p>10.58390804597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fault</text:p>
          </table:table-cell>
          <table:table-cell office:value-type="float" office:value="611" calcext:value-type="float">
            <text:p>611</text:p>
          </table:table-cell>
          <table:table-cell office:value-type="float" office:value="435" calcext:value-type="float">
            <text:p>4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84a81762-3049-3325-a0b5-b76edab1da1b</text:p>
          </table:table-cell>
          <table:table-cell office:value-type="float" office:value="0.00102403035413153" calcext:value-type="float">
            <text:p>0.00102403035413153</text:p>
          </table:table-cell>
          <table:table-cell office:value-type="float" office:value="0.0101180438448567" calcext:value-type="float">
            <text:p>0.0101180438448567</text:p>
          </table:table-cell>
          <table:table-cell office:value-type="float" office:value="11.188679245283" calcext:value-type="float">
            <text:p>11.18867924528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efault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1264bd8-54af-3f71-a856-a2dfb636ce16</text:p>
          </table:table-cell>
          <table:table-cell office:value-type="float" office:value="0.00183347141673571" calcext:value-type="float">
            <text:p>0.00183347141673571</text:p>
          </table:table-cell>
          <table:table-cell office:value-type="float" office:value="0.0298260149130075" calcext:value-type="float">
            <text:p>0.0298260149130075</text:p>
          </table:table-cell>
          <table:table-cell office:value-type="float" office:value="9.14393939393939" calcext:value-type="float">
            <text:p>9.1439393939393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efault</text:p>
          </table:table-cell>
          <table:table-cell office:value-type="float" office:value="312" calcext:value-type="float">
            <text:p>312</text:p>
          </table:table-cell>
          <table:table-cell office:value-type="float" office:value="264" calcext:value-type="float">
            <text:p>2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a40156a5-a493-3a9d-a135-c9bae5853540</text:p>
          </table:table-cell>
          <table:table-cell office:value-type="float" office:value="0.000121172748841939" calcext:value-type="float">
            <text:p>0.000121172748841939</text:p>
          </table:table-cell>
          <table:table-cell office:value-type="float" office:value="0.00276804880804429" calcext:value-type="float">
            <text:p>0.00276804880804429</text:p>
          </table:table-cell>
          <table:table-cell office:value-type="float" office:value="19.4741474147415" calcext:value-type="float">
            <text:p>19.47414741474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fault</text:p>
          </table:table-cell>
          <table:table-cell office:value-type="float" office:value="1284" calcext:value-type="float">
            <text:p>1284</text:p>
          </table:table-cell>
          <table:table-cell office:value-type="float" office:value="909" calcext:value-type="float">
            <text:p>9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e94da86d-343f-34ce-b8b7-3c88b36e4dfe</text:p>
          </table:table-cell>
          <table:table-cell office:value-type="float" office:value="0.000710940654016956" calcext:value-type="float">
            <text:p>0.000710940654016956</text:p>
          </table:table-cell>
          <table:table-cell office:value-type="float" office:value="0.0080742834073476" calcext:value-type="float">
            <text:p>0.0080742834073476</text:p>
          </table:table-cell>
          <table:table-cell office:value-type="float" office:value="12.0242718446602" calcext:value-type="float">
            <text:p>12.02427184466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default</text:p>
          </table:table-cell>
          <table:table-cell office:value-type="float" office:value="422" calcext:value-type="float">
            <text:p>422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4c041f7-b765-34e8-9d6d-b0cb3e380ec6</text:p>
          </table:table-cell>
          <table:table-cell office:value-type="float" office:value="0.233025679758308" calcext:value-type="float">
            <text:p>0.233025679758308</text:p>
          </table:table-cell>
          <table:table-cell office:value-type="float" office:value="0.054380664652568" calcext:value-type="float">
            <text:p>0.054380664652568</text:p>
          </table:table-cell>
          <table:table-cell office:value-type="float" office:value="3.18269230769231" calcext:value-type="float">
            <text:p>3.18269230769231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4f446f76-66cc-33fc-83cd-05e0d470a6c9</text:p>
          </table:table-cell>
          <table:table-cell office:value-type="float" office:value="0.000850860155382908" calcext:value-type="float">
            <text:p>0.000850860155382908</text:p>
          </table:table-cell>
          <table:table-cell office:value-type="float" office:value="0.00804661487236404" calcext:value-type="float">
            <text:p>0.00804661487236404</text:p>
          </table:table-cell>
          <table:table-cell office:value-type="float" office:value="15.2067510548523" calcext:value-type="float">
            <text:p>15.206751054852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fault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b5cca114-1322-3044-8fd8-c0129d6f0b1e</text:p>
          </table:table-cell>
          <table:table-cell office:value-type="float" office:value="0.00000873709293089754" calcext:value-type="float">
            <text:p>8.73709293089754E-06</text:p>
          </table:table-cell>
          <table:table-cell office:value-type="float" office:value="0.00754567116759333" calcext:value-type="float">
            <text:p>0.00754567116759333</text:p>
          </table:table-cell>
          <table:table-cell office:value-type="float" office:value="15.2606060606061" calcext:value-type="float">
            <text:p>15.2606060606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798" calcext:value-type="float">
            <text:p>2798</text:p>
          </table:table-cell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96ad7d7-adc3-3aab-a092-ed2a750bfd18</text:p>
          </table:table-cell>
          <table:table-cell office:value-type="float" office:value="0.000334819333646176" calcext:value-type="float">
            <text:p>0.000334819333646176</text:p>
          </table:table-cell>
          <table:table-cell office:value-type="float" office:value="0.0227592679493196" calcext:value-type="float">
            <text:p>0.0227592679493196</text:p>
          </table:table-cell>
          <table:table-cell office:value-type="float" office:value="7.24829931972789" calcext:value-type="float">
            <text:p>7.2482993197278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609" calcext:value-type="float">
            <text:p>609</text:p>
          </table:table-cell>
          <table:table-cell office:value-type="float" office:value="588" calcext:value-type="float">
            <text:p>58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5f8aed04-82cc-31c8-9732-bfa5617da497</text:p>
          </table:table-cell>
          <table:table-cell office:value-type="float" office:value="0.00428914348063284" calcext:value-type="float">
            <text:p>0.00428914348063284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33.027027027027" calcext:value-type="float">
            <text:p>33.02702702702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6592ba75-d37b-3f05-9c1c-31461ceebf35</text:p>
          </table:table-cell>
          <table:table-cell office:value-type="float" office:value="0.000156004787870727" calcext:value-type="float">
            <text:p>0.000156004787870727</text:p>
          </table:table-cell>
          <table:table-cell office:value-type="float" office:value="0.00159595690916345" calcext:value-type="float">
            <text:p>0.00159595690916345</text:p>
          </table:table-cell>
          <table:table-cell office:value-type="float" office:value="18.1399276236429" calcext:value-type="float">
            <text:p>18.13992762364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fault</text:p>
          </table:table-cell>
          <table:table-cell office:value-type="float" office:value="1151" calcext:value-type="float">
            <text:p>1151</text:p>
          </table:table-cell>
          <table:table-cell office:value-type="float" office:value="829" calcext:value-type="float">
            <text:p>8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6b3ed048-60f5-37d3-9dd5-e3c6245b5a0c</text:p>
          </table:table-cell>
          <table:table-cell office:value-type="float" office:value="0.0273524268917697" calcext:value-type="float">
            <text:p>0.0273524268917697</text:p>
          </table:table-cell>
          <table:table-cell office:value-type="float" office:value="0.0102502261079289" calcext:value-type="float">
            <text:p>0.0102502261079289</text:p>
          </table:table-cell>
          <table:table-cell office:value-type="float" office:value="41.9873417721519" calcext:value-type="float">
            <text:p>41.9873417721519</text:p>
          </table:table-cell>
          <table:table-cell office:value-type="float" office:value="10888" calcext:value-type="float">
            <text:p>10888</text:p>
          </table:table-cell>
          <table:table-cell office:value-type="string" calcext:value-type="string">
            <text:p>default</text:p>
          </table:table-cell>
          <table:table-cell office:value-type="float" office:value="263" calcext:value-type="float">
            <text:p>263</text:p>
          </table:table-cell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d4f7cbdf-0aa6-3b5a-bd57-0bddf8ed76b2</text:p>
          </table:table-cell>
          <table:table-cell office:value-type="float" office:value="0.00000851214754389076" calcext:value-type="float">
            <text:p>8.51214754389076E-06</text:p>
          </table:table-cell>
          <table:table-cell office:value-type="float" office:value="0.00656144706508246" calcext:value-type="float">
            <text:p>0.00656144706508246</text:p>
          </table:table-cell>
          <table:table-cell office:value-type="float" office:value="8.51812688821752" calcext:value-type="float">
            <text:p>8.51812688821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676" calcext:value-type="float">
            <text:p>2676</text:p>
          </table:table-cell>
          <table:table-cell office:value-type="float" office:value="662" calcext:value-type="float">
            <text:p>6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394282c-0265-3f3f-939c-3db176a4d866</text:p>
          </table:table-cell>
          <table:table-cell office:value-type="float" office:value="0.00975683576956148" calcext:value-type="float">
            <text:p>0.00975683576956148</text:p>
          </table:table-cell>
          <table:table-cell office:value-type="float" office:value="0.0170249355116079" calcext:value-type="float">
            <text:p>0.0170249355116079</text:p>
          </table:table-cell>
          <table:table-cell office:value-type="float" office:value="26.5525114155251" calcext:value-type="float">
            <text:p>26.5525114155251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default</text:p>
          </table:table-cell>
          <table:table-cell office:value-type="float" office:value="248" calcext:value-type="float">
            <text:p>248</text:p>
          </table:table-cell>
          <table:table-cell office:value-type="float" office:value="219" calcext:value-type="float">
            <text:p>2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8d352252-8fa3-36fd-88c7-e18987b2b51c</text:p>
          </table:table-cell>
          <table:table-cell office:value-type="float" office:value="0.0299823828550672" calcext:value-type="float">
            <text:p>0.0299823828550672</text:p>
          </table:table-cell>
          <table:table-cell office:value-type="float" office:value="0.0156193243734108" calcext:value-type="float">
            <text:p>0.0156193243734108</text:p>
          </table:table-cell>
          <table:table-cell office:value-type="float" office:value="17.5350318471338" calcext:value-type="float">
            <text:p>17.5350318471338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default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0470b1a-a90b-3180-9922-c04d6b994196</text:p>
          </table:table-cell>
          <table:table-cell office:value-type="float" office:value="0.000173208392267798" calcext:value-type="float">
            <text:p>0.000173208392267798</text:p>
          </table:table-cell>
          <table:table-cell office:value-type="float" office:value="0.0150872230080151" calcext:value-type="float">
            <text:p>0.0150872230080151</text:p>
          </table:table-cell>
          <table:table-cell office:value-type="float" office:value="7.63636363636364" calcext:value-type="float">
            <text:p>7.636363636363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fault</text:p>
          </table:table-cell>
          <table:table-cell office:value-type="float" office:value="1198" calcext:value-type="float">
            <text:p>1198</text:p>
          </table:table-cell>
          <table:table-cell office:value-type="float" office:value="1111" calcext:value-type="float">
            <text:p>11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9674f6c1-b236-35eb-9b44-3698d85e85f2</text:p>
          </table:table-cell>
          <table:table-cell office:value-type="float" office:value="0.000114180338776829" calcext:value-type="float">
            <text:p>0.000114180338776829</text:p>
          </table:table-cell>
          <table:table-cell office:value-type="float" office:value="0.00317484458470371" calcext:value-type="float">
            <text:p>0.00317484458470371</text:p>
          </table:table-cell>
          <table:table-cell office:value-type="float" office:value="15.3177052999418" calcext:value-type="float">
            <text:p>15.317705299941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default</text:p>
          </table:table-cell>
          <table:table-cell office:value-type="float" office:value="3732" calcext:value-type="float">
            <text:p>3732</text:p>
          </table:table-cell>
          <table:table-cell office:value-type="float" office:value="3434" calcext:value-type="float">
            <text:p>343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9d8ad63d-c07f-3727-a521-f74974e90d86</text:p>
          </table:table-cell>
          <table:table-cell office:value-type="float" office:value="0.0000102757409893628" calcext:value-type="float">
            <text:p>1.02757409893628E-05</text:p>
          </table:table-cell>
          <table:table-cell office:value-type="float" office:value="0.00919136631209336" calcext:value-type="float">
            <text:p>0.00919136631209336</text:p>
          </table:table-cell>
          <table:table-cell office:value-type="float" office:value="47.2341463414634" calcext:value-type="float">
            <text:p>47.23414634146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office:value-type="float" office:value="418" calcext:value-type="float">
            <text:p>418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d23b5b1f-d495-30e5-899a-b4579eb24ef2</text:p>
          </table:table-cell>
          <table:table-cell office:value-type="float" office:value="0.00052577173605211" calcext:value-type="float">
            <text:p>0.00052577173605211</text:p>
          </table:table-cell>
          <table:table-cell office:value-type="float" office:value="0.0103370150099122" calcext:value-type="float">
            <text:p>0.0103370150099122</text:p>
          </table:table-cell>
          <table:table-cell office:value-type="float" office:value="12.7243243243243" calcext:value-type="float">
            <text:p>12.724324324324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efault</text:p>
          </table:table-cell>
          <table:table-cell office:value-type="float" office:value="580" calcext:value-type="float">
            <text:p>580</text:p>
          </table:table-cell>
          <table:table-cell office:value-type="float" office:value="555" calcext:value-type="float">
            <text:p>55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a91001b-d910-3d0a-934b-561a66b8e7d9</text:p>
          </table:table-cell>
          <table:table-cell office:value-type="float" office:value="0.000113210213888627" calcext:value-type="float">
            <text:p>0.000113210213888627</text:p>
          </table:table-cell>
          <table:table-cell office:value-type="float" office:value="0.00951663054744182" calcext:value-type="float">
            <text:p>0.00951663054744182</text:p>
          </table:table-cell>
          <table:table-cell office:value-type="float" office:value="43.3183673469388" calcext:value-type="float">
            <text:p>43.318367346938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fault</text:p>
          </table:table-cell>
          <table:table-cell office:value-type="float" office:value="474" calcext:value-type="float">
            <text:p>474</text:p>
          </table:table-cell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e6853c15-cd13-3415-a971-eaafa9ddf449</text:p>
          </table:table-cell>
          <table:table-cell office:value-type="float" office:value="0.000803745928338762" calcext:value-type="float">
            <text:p>0.000803745928338762</text:p>
          </table:table-cell>
          <table:table-cell office:value-type="float" office:value="0.0252442996742671" calcext:value-type="float">
            <text:p>0.0252442996742671</text:p>
          </table:table-cell>
          <table:table-cell office:value-type="float" office:value="9.16417910447761" calcext:value-type="float">
            <text:p>9.164179104477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0e602263-b756-399a-9f1a-f06efb9fd6ca</text:p>
          </table:table-cell>
          <table:table-cell office:value-type="float" office:value="0.000498363582267182" calcext:value-type="float">
            <text:p>0.000498363582267182</text:p>
          </table:table-cell>
          <table:table-cell office:value-type="float" office:value="0.0120499851234752" calcext:value-type="float">
            <text:p>0.0120499851234752</text:p>
          </table:table-cell>
          <table:table-cell office:value-type="float" office:value="22.6329966329966" calcext:value-type="float">
            <text:p>22.632996632996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fault</text:p>
          </table:table-cell>
          <table:table-cell office:value-type="float" office:value="349" calcext:value-type="float">
            <text:p>349</text:p>
          </table:table-cell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6199d88b-2ec2-3984-87d2-cfa53cb1ae9a</text:p>
          </table:table-cell>
          <table:table-cell office:value-type="float" office:value="0.00209941520467836" calcext:value-type="float">
            <text:p>0.00209941520467836</text:p>
          </table:table-cell>
          <table:table-cell office:value-type="float" office:value="0.010233918128655" calcext:value-type="float">
            <text:p>0.010233918128655</text:p>
          </table:table-cell>
          <table:table-cell office:value-type="float" office:value="11.3057851239669" calcext:value-type="float">
            <text:p>11.305785123966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1418fbf4-5eac-350c-84e1-2025954c2f27</text:p>
          </table:table-cell>
          <table:table-cell office:value-type="float" office:value="0.0000166256157635468" calcext:value-type="float">
            <text:p>1.66256157635468E-05</text:p>
          </table:table-cell>
          <table:table-cell office:value-type="float" office:value="0.0277093596059113" calcext:value-type="float">
            <text:p>0.0277093596059113</text:p>
          </table:table-cell>
          <table:table-cell office:value-type="float" office:value="13.5333333333333" calcext:value-type="float">
            <text:p>13.5333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047" calcext:value-type="float">
            <text:p>1047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181bb3a6-0be1-38a2-ba4a-7e885a1f25c4</text:p>
          </table:table-cell>
          <table:table-cell office:value-type="float" office:value="0.000761147362697118" calcext:value-type="float">
            <text:p>0.000761147362697118</text:p>
          </table:table-cell>
          <table:table-cell office:value-type="float" office:value="0.0141381185426862" calcext:value-type="float">
            <text:p>0.0141381185426862</text:p>
          </table:table-cell>
          <table:table-cell office:value-type="float" office:value="17.0277777777778" calcext:value-type="float">
            <text:p>17.027777777777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efault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50fee40f-01eb-31ab-8795-6a86904bf090</text:p>
          </table:table-cell>
          <table:table-cell office:value-type="float" office:value="0.000111358079573239" calcext:value-type="float">
            <text:p>0.000111358079573239</text:p>
          </table:table-cell>
          <table:table-cell office:value-type="float" office:value="0.00703860117063051" calcext:value-type="float">
            <text:p>0.00703860117063051</text:p>
          </table:table-cell>
          <table:table-cell office:value-type="float" office:value="10.5280811232449" calcext:value-type="float">
            <text:p>10.52808112324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1620" calcext:value-type="float">
            <text:p>1620</text:p>
          </table:table-cell>
          <table:table-cell office:value-type="float" office:value="1282" calcext:value-type="float">
            <text:p>128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5ee6825f-9b5a-30ca-9340-7f29dbe70b45</text:p>
          </table:table-cell>
          <table:table-cell office:value-type="float" office:value="0.000768858800773694" calcext:value-type="float">
            <text:p>0.000768858800773694</text:p>
          </table:table-cell>
          <table:table-cell office:value-type="float" office:value="0.0241779497098646" calcext:value-type="float">
            <text:p>0.0241779497098646</text:p>
          </table:table-cell>
          <table:table-cell office:value-type="float" office:value="6.62820512820513" calcext:value-type="float">
            <text:p>6.628205128205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fault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728ad64b-5ab5-3a08-a3a1-37f683c956dd</text:p>
          </table:table-cell>
          <table:table-cell office:value-type="float" office:value="0.000932632514065739" calcext:value-type="float">
            <text:p>0.000932632514065739</text:p>
          </table:table-cell>
          <table:table-cell office:value-type="float" office:value="0.00917974533609713" calcext:value-type="float">
            <text:p>0.00917974533609713</text:p>
          </table:table-cell>
          <table:table-cell office:value-type="float" office:value="11.7665505226481" calcext:value-type="float">
            <text:p>11.766550522648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fault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f61f364-7ef1-3bb9-aa51-9a7c7767d518</text:p>
          </table:table-cell>
          <table:table-cell office:value-type="float" office:value="0.00000741337630942788" calcext:value-type="float">
            <text:p>7.41337630942788E-06</text:p>
          </table:table-cell>
          <table:table-cell office:value-type="float" office:value="0.0133763094278807" calcext:value-type="float">
            <text:p>0.0133763094278807</text:p>
          </table:table-cell>
          <table:table-cell office:value-type="float" office:value="9.63509316770186" calcext:value-type="float">
            <text:p>9.63509316770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603" calcext:value-type="float">
            <text:p>2603</text:p>
          </table:table-cell>
          <table:table-cell office:value-type="float" office:value="644" calcext:value-type="float">
            <text:p>6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e85081de-80a1-387d-82a9-7d7010a9368c</text:p>
          </table:table-cell>
          <table:table-cell office:value-type="float" office:value="0.00138911022576361" calcext:value-type="float">
            <text:p>0.00138911022576361</text:p>
          </table:table-cell>
          <table:table-cell office:value-type="float" office:value="0.0123948649845064" calcext:value-type="float">
            <text:p>0.0123948649845064</text:p>
          </table:table-cell>
          <table:table-cell office:value-type="float" office:value="11.5846153846154" calcext:value-type="float">
            <text:p>11.584615384615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fault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679f362-5ebb-3f7d-80f8-052130eac88c</text:p>
          </table:table-cell>
          <table:table-cell office:value-type="float" office:value="0.0315240840617445" calcext:value-type="float">
            <text:p>0.0315240840617445</text:p>
          </table:table-cell>
          <table:table-cell office:value-type="float" office:value="0.0081830016737958" calcext:value-type="float">
            <text:p>0.0081830016737958</text:p>
          </table:table-cell>
          <table:table-cell office:value-type="float" office:value="42.0078125" calcext:value-type="float">
            <text:p>42.0078125</text:p>
          </table:table-cell>
          <table:table-cell office:value-type="float" office:value="10171" calcext:value-type="float">
            <text:p>10171</text:p>
          </table:table-cell>
          <table:table-cell office:value-type="string" calcext:value-type="string">
            <text:p>default</text:p>
          </table:table-cell>
          <table:table-cell office:value-type="float" office:value="217" calcext:value-type="float">
            <text:p>217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aea1d4bb-3422-3c64-8398-b941221cfe3c</text:p>
          </table:table-cell>
          <table:table-cell office:value-type="float" office:value="0.000160595840359753" calcext:value-type="float">
            <text:p>0.000160595840359753</text:p>
          </table:table-cell>
          <table:table-cell office:value-type="float" office:value="0.0138279932546374" calcext:value-type="float">
            <text:p>0.0138279932546374</text:p>
          </table:table-cell>
          <table:table-cell office:value-type="float" office:value="7.46851385390428" calcext:value-type="float">
            <text:p>7.468513853904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1252" calcext:value-type="float">
            <text:p>1252</text:p>
          </table:table-cell>
          <table:table-cell office:value-type="float" office:value="1191" calcext:value-type="float">
            <text:p>119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eb6ba3c-fea1-3e8b-b988-566c8550ca30</text:p>
          </table:table-cell>
          <table:table-cell office:value-type="float" office:value="0.00576015824610566" calcext:value-type="float">
            <text:p>0.00576015824610566</text:p>
          </table:table-cell>
          <table:table-cell office:value-type="float" office:value="0.0089013434435012" calcext:value-type="float">
            <text:p>0.0089013434435012</text:p>
          </table:table-cell>
          <table:table-cell office:value-type="float" office:value="31.9289473684211" calcext:value-type="float">
            <text:p>31.9289473684211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default</text:p>
          </table:table-cell>
          <table:table-cell office:value-type="float" office:value="466" calcext:value-type="float">
            <text:p>466</text:p>
          </table:table-cell>
          <table:table-cell office:value-type="float" office:value="380" calcext:value-type="float">
            <text:p>38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83dd3561-d06e-30a3-9767-e0fb4bdf417d</text:p>
          </table:table-cell>
          <table:table-cell office:value-type="float" office:value="0.0000968703427719821" calcext:value-type="float">
            <text:p>9.68703427719821E-05</text:p>
          </table:table-cell>
          <table:table-cell office:value-type="float" office:value="0.00288600288600289" calcext:value-type="float">
            <text:p>0.00288600288600289</text:p>
          </table:table-cell>
          <table:table-cell office:value-type="float" office:value="13.869094488189" calcext:value-type="float">
            <text:p>13.86909448818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default</text:p>
          </table:table-cell>
          <table:table-cell office:value-type="float" office:value="3259" calcext:value-type="float">
            <text:p>3259</text:p>
          </table:table-cell>
          <table:table-cell office:value-type="float" office:value="3048" calcext:value-type="float">
            <text:p>304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85c7a4c5-1d0b-354a-bb7b-f349f1cba48d</text:p>
          </table:table-cell>
          <table:table-cell office:value-type="float" office:value="0.0001347082626289" calcext:value-type="float">
            <text:p>0.0001347082626289</text:p>
          </table:table-cell>
          <table:table-cell office:value-type="float" office:value="0.0172301266153244" calcext:value-type="float">
            <text:p>0.0172301266153244</text:p>
          </table:table-cell>
          <table:table-cell office:value-type="float" office:value="37.5539215686275" calcext:value-type="float">
            <text:p>37.55392156862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fault</text:p>
          </table:table-cell>
          <table:table-cell office:value-type="float" office:value="347" calcext:value-type="float">
            <text:p>347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75b7cef-a7b4-3f4d-b74e-f5c15516e51e</text:p>
          </table:table-cell>
          <table:table-cell office:value-type="float" office:value="0.000386805555555556" calcext:value-type="float">
            <text:p>0.000386805555555556</text:p>
          </table:table-cell>
          <table:table-cell office:value-type="float" office:value="0.0118055555555556" calcext:value-type="float">
            <text:p>0.0118055555555556</text:p>
          </table:table-cell>
          <table:table-cell office:value-type="float" office:value="9.13319238900634" calcext:value-type="float">
            <text:p>9.1331923890063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fault</text:p>
          </table:table-cell>
          <table:table-cell office:value-type="float" office:value="588" calcext:value-type="float">
            <text:p>588</text:p>
          </table:table-cell>
          <table:table-cell office:value-type="float" office:value="473" calcext:value-type="float">
            <text:p>4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07f6e6a7-30af-370f-a8b8-88f70a527be1</text:p>
          </table:table-cell>
          <table:table-cell office:value-type="float" office:value="0.000114489037726964" calcext:value-type="float">
            <text:p>0.000114489037726964</text:p>
          </table:table-cell>
          <table:table-cell office:value-type="float" office:value="0.00450002616294281" calcext:value-type="float">
            <text:p>0.00450002616294281</text:p>
          </table:table-cell>
          <table:table-cell office:value-type="float" office:value="19.4811416921509" calcext:value-type="float">
            <text:p>19.481141692150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fault</text:p>
          </table:table-cell>
          <table:table-cell office:value-type="float" office:value="1267" calcext:value-type="float">
            <text:p>1267</text:p>
          </table:table-cell>
          <table:table-cell office:value-type="float" office:value="981" calcext:value-type="float">
            <text:p>98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31aef5a2-e848-3a89-8c49-2c289a675777</text:p>
          </table:table-cell>
          <table:table-cell office:value-type="float" office:value="0.000891577624135764" calcext:value-type="float">
            <text:p>0.000891577624135764</text:p>
          </table:table-cell>
          <table:table-cell office:value-type="float" office:value="0.00785669390320553" calcext:value-type="float">
            <text:p>0.00785669390320553</text:p>
          </table:table-cell>
          <table:table-cell office:value-type="float" office:value="15.2248803827751" calcext:value-type="float">
            <text:p>15.224880382775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fault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7fdabce8-bc7b-31a7-a057-5a18680183a8</text:p>
          </table:table-cell>
          <table:table-cell office:value-type="float" office:value="0.000193274062620796" calcext:value-type="float">
            <text:p>0.000193274062620796</text:p>
          </table:table-cell>
          <table:table-cell office:value-type="float" office:value="0.0140445818837779" calcext:value-type="float">
            <text:p>0.0140445818837779</text:p>
          </table:table-cell>
          <table:table-cell office:value-type="float" office:value="7.24649859943978" calcext:value-type="float">
            <text:p>7.246498599439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fault</text:p>
          </table:table-cell>
          <table:table-cell office:value-type="float" office:value="1137" calcext:value-type="float">
            <text:p>1137</text:p>
          </table:table-cell>
          <table:table-cell office:value-type="float" office:value="1071" calcext:value-type="float">
            <text:p>107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99729bf9-3bc7-3d06-9597-835cf1f882b9</text:p>
          </table:table-cell>
          <table:table-cell office:value-type="float" office:value="0.00844173982442139" calcext:value-type="float">
            <text:p>0.00844173982442139</text:p>
          </table:table-cell>
          <table:table-cell office:value-type="float" office:value="0.0125033253524874" calcext:value-type="float">
            <text:p>0.0125033253524874</text:p>
          </table:table-cell>
          <table:table-cell office:value-type="float" office:value="18.247572815534" calcext:value-type="float">
            <text:p>18.247572815534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default</text:p>
          </table:table-cell>
          <table:table-cell office:value-type="float" office:value="423" calcext:value-type="float">
            <text:p>423</text:p>
          </table:table-cell>
          <table:table-cell office:value-type="float" office:value="412" calcext:value-type="float">
            <text:p>4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d554775-5726-38a7-9796-fd732cd5b8d6</text:p>
          </table:table-cell>
          <table:table-cell office:value-type="float" office:value="0.0000154990700557967" calcext:value-type="float">
            <text:p>1.54990700557967E-05</text:p>
          </table:table-cell>
          <table:table-cell office:value-type="float" office:value="0.0297582145071296" calcext:value-type="float">
            <text:p>0.0297582145071296</text:p>
          </table:table-cell>
          <table:table-cell office:value-type="float" office:value="11.6884057971015" calcext:value-type="float">
            <text:p>11.6884057971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055" calcext:value-type="float">
            <text:p>1055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e72e4b40-ceb9-3eaa-8c54-120fb8c2ae31</text:p>
          </table:table-cell>
          <table:table-cell office:value-type="float" office:value="0.00925025400767668" calcext:value-type="float">
            <text:p>0.00925025400767668</text:p>
          </table:table-cell>
          <table:table-cell office:value-type="float" office:value="0.00694287649582299" calcext:value-type="float">
            <text:p>0.00694287649582299</text:p>
          </table:table-cell>
          <table:table-cell office:value-type="float" office:value="33.680608365019" calcext:value-type="float">
            <text:p>33.680608365019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default</text:p>
          </table:table-cell>
          <table:table-cell office:value-type="float" office:value="572" calcext:value-type="float">
            <text:p>572</text:p>
          </table:table-cell>
          <table:table-cell office:value-type="float" office:value="526" calcext:value-type="float">
            <text:p>52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37736b1-ffb7-3e66-a043-a11138517976</text:p>
          </table:table-cell>
          <table:table-cell office:value-type="float" office:value="0.00000570945231550011" calcext:value-type="float">
            <text:p>5.70945231550011E-06</text:p>
          </table:table-cell>
          <table:table-cell office:value-type="float" office:value="0.013004863607528" calcext:value-type="float">
            <text:p>0.013004863607528</text:p>
          </table:table-cell>
          <table:table-cell office:value-type="float" office:value="8.69301470588235" calcext:value-type="float">
            <text:p>8.69301470588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2743" calcext:value-type="float">
            <text:p>2743</text:p>
          </table:table-cell>
          <table:table-cell office:value-type="float" office:value="1088" calcext:value-type="float">
            <text:p>108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d75498c1-d493-3d28-bc18-622c235ba59c</text:p>
          </table:table-cell>
          <table:table-cell office:value-type="float" office:value="0.0274615214506855" calcext:value-type="float">
            <text:p>0.0274615214506855</text:p>
          </table:table-cell>
          <table:table-cell office:value-type="float" office:value="0.0150375939849624" calcext:value-type="float">
            <text:p>0.0150375939849624</text:p>
          </table:table-cell>
          <table:table-cell office:value-type="float" office:value="15.486301369863" calcext:value-type="float">
            <text:p>15.486301369863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default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e0dc4e96-d8ad-3725-ba8a-471cd7710ae1</text:p>
          </table:table-cell>
          <table:table-cell office:value-type="float" office:value="0.00000938652363392558" calcext:value-type="float">
            <text:p>9.38652363392558E-06</text:p>
          </table:table-cell>
          <table:table-cell office:value-type="float" office:value="0.023131076097888" calcext:value-type="float">
            <text:p>0.023131076097888</text:p>
          </table:table-cell>
          <table:table-cell office:value-type="float" office:value="22.4285714285714" calcext:value-type="float">
            <text:p>22.4285714285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108" calcext:value-type="float">
            <text:p>2108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08cc0e1a-9e50-3d9c-952f-b51220609ab0</text:p>
          </table:table-cell>
          <table:table-cell office:value-type="float" office:value="0.0111431723953457" calcext:value-type="float">
            <text:p>0.0111431723953457</text:p>
          </table:table-cell>
          <table:table-cell office:value-type="float" office:value="0.00735589140029424" calcext:value-type="float">
            <text:p>0.00735589140029424</text:p>
          </table:table-cell>
          <table:table-cell office:value-type="float" office:value="18.1041162227603" calcext:value-type="float">
            <text:p>18.104116222760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fault</text:p>
          </table:table-cell>
          <table:table-cell office:value-type="float" office:value="446" calcext:value-type="float">
            <text:p>446</text:p>
          </table:table-cell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149bf2c0-0928-3150-b345-91e4a534a385</text:p>
          </table:table-cell>
          <table:table-cell office:value-type="float" office:value="0.00100120663650075" calcext:value-type="float">
            <text:p>0.00100120663650075</text:p>
          </table:table-cell>
          <table:table-cell office:value-type="float" office:value="0.00663650075414781" calcext:value-type="float">
            <text:p>0.00663650075414781</text:p>
          </table:table-cell>
          <table:table-cell office:value-type="float" office:value="14.9324324324324" calcext:value-type="float">
            <text:p>14.93243243243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ault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7b90db58-c4aa-3d87-b1c4-77172aa6c2ce</text:p>
          </table:table-cell>
          <table:table-cell office:value-type="float" office:value="0.00155515587529976" calcext:value-type="float">
            <text:p>0.00155515587529976</text:p>
          </table:table-cell>
          <table:table-cell office:value-type="float" office:value="0.0251798561151079" calcext:value-type="float">
            <text:p>0.0251798561151079</text:p>
          </table:table-cell>
          <table:table-cell office:value-type="float" office:value="8.17647058823529" calcext:value-type="float">
            <text:p>8.1764705882352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5f25eb9a-b5ec-3465-8f6c-7414caec5b8d</text:p>
          </table:table-cell>
          <table:table-cell office:value-type="float" office:value="0.0401912523770715" calcext:value-type="float">
            <text:p>0.0401912523770715</text:p>
          </table:table-cell>
          <table:table-cell office:value-type="float" office:value="0.0143982613420266" calcext:value-type="float">
            <text:p>0.0143982613420266</text:p>
          </table:table-cell>
          <table:table-cell office:value-type="float" office:value="34.7264150943396" calcext:value-type="float">
            <text:p>34.7264150943396</text:p>
          </table:table-cell>
          <table:table-cell office:value-type="float" office:value="8877" calcext:value-type="float">
            <text:p>8877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389778c-4fbe-3a64-87f8-95823478aebc</text:p>
          </table:table-cell>
          <table:table-cell office:value-type="float" office:value="0.00331066460587326" calcext:value-type="float">
            <text:p>0.00331066460587326</text:p>
          </table:table-cell>
          <table:table-cell office:value-type="float" office:value="0.0131375579598145" calcext:value-type="float">
            <text:p>0.0131375579598145</text:p>
          </table:table-cell>
          <table:table-cell office:value-type="float" office:value="12.5631067961165" calcext:value-type="float">
            <text:p>12.563106796116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efault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5d034bdc-7dd1-35ad-965e-7367b4ba3086</text:p>
          </table:table-cell>
          <table:table-cell office:value-type="float" office:value="0.000134453781512605" calcext:value-type="float">
            <text:p>0.000134453781512605</text:p>
          </table:table-cell>
          <table:table-cell office:value-type="float" office:value="0.00715421303656598" calcext:value-type="float">
            <text:p>0.00715421303656598</text:p>
          </table:table-cell>
          <table:table-cell office:value-type="float" office:value="38.2869565217391" calcext:value-type="float">
            <text:p>38.286956521739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fault</text:p>
          </table:table-cell>
          <table:table-cell office:value-type="float" office:value="421" calcext:value-type="float">
            <text:p>421</text:p>
          </table:table-cell>
          <table:table-cell office:value-type="float" office:value="230" calcext:value-type="float">
            <text:p>2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833e5976-2214-3db3-acda-6f5c3d49bba8</text:p>
          </table:table-cell>
          <table:table-cell office:value-type="float" office:value="0.000470638629283489" calcext:value-type="float">
            <text:p>0.000470638629283489</text:p>
          </table:table-cell>
          <table:table-cell office:value-type="float" office:value="0.00669781931464175" calcext:value-type="float">
            <text:p>0.00669781931464175</text:p>
          </table:table-cell>
          <table:table-cell office:value-type="float" office:value="11.5467625899281" calcext:value-type="float">
            <text:p>11.54676258992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ault</text:p>
          </table:table-cell>
          <table:table-cell office:value-type="float" office:value="566" calcext:value-type="float">
            <text:p>566</text:p>
          </table:table-cell>
          <table:table-cell office:value-type="float" office:value="556" calcext:value-type="float">
            <text:p>5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b21d9ea3-4acf-36fa-a139-4a62191bba97</text:p>
          </table:table-cell>
          <table:table-cell office:value-type="float" office:value="0.0148131932282545" calcext:value-type="float">
            <text:p>0.0148131932282545</text:p>
          </table:table-cell>
          <table:table-cell office:value-type="float" office:value="0.0126483751702666" calcext:value-type="float">
            <text:p>0.0126483751702666</text:p>
          </table:table-cell>
          <table:table-cell office:value-type="float" office:value="19.3195488721805" calcext:value-type="float">
            <text:p>19.3195488721805</text:p>
          </table:table-cell>
          <table:table-cell office:value-type="float" office:value="4568" calcext:value-type="float">
            <text:p>4568</text:p>
          </table:table-cell>
          <table:table-cell office:value-type="string" calcext:value-type="string">
            <text:p>default</text:p>
          </table:table-cell>
          <table:table-cell office:value-type="float" office:value="312" calcext:value-type="float">
            <text:p>312</text:p>
          </table:table-cell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578c6453-8501-3e20-8779-55d7b41533d1</text:p>
          </table:table-cell>
          <table:table-cell office:value-type="float" office:value="0.000565738341968912" calcext:value-type="float">
            <text:p>0.000565738341968912</text:p>
          </table:table-cell>
          <table:table-cell office:value-type="float" office:value="0.00825777202072539" calcext:value-type="float">
            <text:p>0.00825777202072539</text:p>
          </table:table-cell>
          <table:table-cell office:value-type="float" office:value="12.0625" calcext:value-type="float">
            <text:p>12.062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efault</text:p>
          </table:table-cell>
          <table:table-cell office:value-type="float" office:value="530" calcext:value-type="float">
            <text:p>530</text:p>
          </table:table-cell>
          <table:table-cell office:value-type="float" office:value="512" calcext:value-type="float">
            <text:p>5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6c8b3581-4aeb-3873-bee7-e643640b7d05</text:p>
          </table:table-cell>
          <table:table-cell office:value-type="float" office:value="0.0386780895844576" calcext:value-type="float">
            <text:p>0.0386780895844576</text:p>
          </table:table-cell>
          <table:table-cell office:value-type="float" office:value="0.0180787911494873" calcext:value-type="float">
            <text:p>0.0180787911494873</text:p>
          </table:table-cell>
          <table:table-cell office:value-type="float" office:value="36.3333333333333" calcext:value-type="float">
            <text:p>36.3333333333333</text:p>
          </table:table-cell>
          <table:table-cell office:value-type="float" office:value="8601" calcext:value-type="float">
            <text:p>8601</text:p>
          </table:table-cell>
          <table:table-cell office:value-type="string" calcext:value-type="string">
            <text:p>default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8b06fcd9-3247-3d8b-ae60-80013bb64e3a</text:p>
          </table:table-cell>
          <table:table-cell office:value-type="float" office:value="0.000692724458204334" calcext:value-type="float">
            <text:p>0.000692724458204334</text:p>
          </table:table-cell>
          <table:table-cell office:value-type="float" office:value="0.0232198142414861" calcext:value-type="float">
            <text:p>0.0232198142414861</text:p>
          </table:table-cell>
          <table:table-cell office:value-type="float" office:value="8.22929936305733" calcext:value-type="float">
            <text:p>8.229299363057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ault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bb15439a-321d-3863-a715-2c40a086c104</text:p>
          </table:table-cell>
          <table:table-cell office:value-type="float" office:value="0.00096435072815534" calcext:value-type="float">
            <text:p>0.00096435072815534</text:p>
          </table:table-cell>
          <table:table-cell office:value-type="float" office:value="0.00728155339805825" calcext:value-type="float">
            <text:p>0.00728155339805825</text:p>
          </table:table-cell>
          <table:table-cell office:value-type="float" office:value="16.3980099502488" calcext:value-type="float">
            <text:p>16.398009950248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fault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0f3f547c-8666-3ce4-a54c-0a5680179044</text:p>
          </table:table-cell>
          <table:table-cell office:value-type="float" office:value="0.000453682105964678" calcext:value-type="float">
            <text:p>0.000453682105964678</text:p>
          </table:table-cell>
          <table:table-cell office:value-type="float" office:value="0.0256581139620127" calcext:value-type="float">
            <text:p>0.0256581139620127</text:p>
          </table:table-cell>
          <table:table-cell office:value-type="float" office:value="6.89885057471264" calcext:value-type="float">
            <text:p>6.8988505747126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fault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63f8a3ed-e297-33ca-be16-441f51616cd9</text:p>
          </table:table-cell>
          <table:table-cell office:value-type="float" office:value="0.0001562477204756" calcext:value-type="float">
            <text:p>0.0001562477204756</text:p>
          </table:table-cell>
          <table:table-cell office:value-type="float" office:value="0.00503318987526443" calcext:value-type="float">
            <text:p>0.00503318987526443</text:p>
          </table:table-cell>
          <table:table-cell office:value-type="float" office:value="21.2542635658915" calcext:value-type="float">
            <text:p>21.25426356589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fault</text:p>
          </table:table-cell>
          <table:table-cell office:value-type="float" office:value="998" calcext:value-type="float">
            <text:p>998</text:p>
          </table:table-cell>
          <table:table-cell office:value-type="float" office:value="645" calcext:value-type="float">
            <text:p>6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e85045f8-ad9d-387a-a907-6711a9219c43</text:p>
          </table:table-cell>
          <table:table-cell office:value-type="float" office:value="0.000484035759897829" calcext:value-type="float">
            <text:p>0.000484035759897829</text:p>
          </table:table-cell>
          <table:table-cell office:value-type="float" office:value="0.0159642401021711" calcext:value-type="float">
            <text:p>0.0159642401021711</text:p>
          </table:table-cell>
          <table:table-cell office:value-type="float" office:value="7.36941176470588" calcext:value-type="float">
            <text:p>7.3694117647058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447" calcext:value-type="float">
            <text:p>447</text:p>
          </table:table-cell>
          <table:table-cell office:value-type="float" office:value="425" calcext:value-type="float">
            <text:p>4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7fc4ca69-0442-3624-8890-6f0549dc1b08</text:p>
          </table:table-cell>
          <table:table-cell office:value-type="float" office:value="0.00112761592121461" calcext:value-type="float">
            <text:p>0.00112761592121461</text:p>
          </table:table-cell>
          <table:table-cell office:value-type="float" office:value="0.00943783340172343" calcext:value-type="float">
            <text:p>0.00943783340172343</text:p>
          </table:table-cell>
          <table:table-cell office:value-type="float" office:value="10.595652173913" calcext:value-type="float">
            <text:p>10.59565217391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a7d137d9-5ce0-3aca-96d9-2131b91241ee</text:p>
          </table:table-cell>
          <table:table-cell office:value-type="float" office:value="0.0144043440486533" calcext:value-type="float">
            <text:p>0.0144043440486533</text:p>
          </table:table-cell>
          <table:table-cell office:value-type="float" office:value="0.0114682884448306" calcext:value-type="float">
            <text:p>0.0114682884448306</text:p>
          </table:table-cell>
          <table:table-cell office:value-type="float" office:value="19.8448275862069" calcext:value-type="float">
            <text:p>19.8448275862069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default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e3aae78-b140-37f9-af2d-da867f073fae</text:p>
          </table:table-cell>
          <table:table-cell office:value-type="float" office:value="0.0160485031329775" calcext:value-type="float">
            <text:p>0.0160485031329775</text:p>
          </table:table-cell>
          <table:table-cell office:value-type="float" office:value="0.00881875145045254" calcext:value-type="float">
            <text:p>0.00881875145045254</text:p>
          </table:table-cell>
          <table:table-cell office:value-type="float" office:value="16.2603773584906" calcext:value-type="float">
            <text:p>16.2603773584906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default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5bff97d7-5684-328e-990c-a9c1955ade87</text:p>
          </table:table-cell>
          <table:table-cell office:value-type="float" office:value="0.256898181818182" calcext:value-type="float">
            <text:p>0.256898181818182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2.66990291262136" calcext:value-type="float">
            <text:p>2.66990291262136</text:p>
          </table:table-cell>
          <table:table-cell office:value-type="float" office:value="4239" calcext:value-type="float">
            <text:p>4239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8c2a60d0-018b-3836-81d8-df3442b60bf5</text:p>
          </table:table-cell>
          <table:table-cell office:value-type="float" office:value="0.00109694189602446" calcext:value-type="float">
            <text:p>0.00109694189602446</text:p>
          </table:table-cell>
          <table:table-cell office:value-type="float" office:value="0.0131498470948012" calcext:value-type="float">
            <text:p>0.0131498470948012</text:p>
          </table:table-cell>
          <table:table-cell office:value-type="float" office:value="11.8909090909091" calcext:value-type="float">
            <text:p>11.890909090909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fault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d518dc7d-5e60-3c49-b797-e60aa67e8728</text:p>
          </table:table-cell>
          <table:table-cell office:value-type="float" office:value="0.000811570247933884" calcext:value-type="float">
            <text:p>0.000811570247933884</text:p>
          </table:table-cell>
          <table:table-cell office:value-type="float" office:value="0.0264462809917355" calcext:value-type="float">
            <text:p>0.0264462809917355</text:p>
          </table:table-cell>
          <table:table-cell office:value-type="float" office:value="9.37984496124031" calcext:value-type="float">
            <text:p>9.379844961240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fault</text:p>
          </table:table-cell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6b32ad20-a530-3f83-8a3f-e37fb711e2e9</text:p>
          </table:table-cell>
          <table:table-cell office:value-type="float" office:value="0.000140731723811456" calcext:value-type="float">
            <text:p>0.000140731723811456</text:p>
          </table:table-cell>
          <table:table-cell office:value-type="float" office:value="0.00223168999797119" calcext:value-type="float">
            <text:p>0.00223168999797119</text:p>
          </table:table-cell>
          <table:table-cell office:value-type="float" office:value="17.0553633217993" calcext:value-type="float">
            <text:p>17.055363321799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fault</text:p>
          </table:table-cell>
          <table:table-cell office:value-type="float" office:value="1103" calcext:value-type="float">
            <text:p>1103</text:p>
          </table:table-cell>
          <table:table-cell office:value-type="float" office:value="867" calcext:value-type="float">
            <text:p>8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1b682595-e3dd-30c4-8401-fce6acf68654</text:p>
          </table:table-cell>
          <table:table-cell office:value-type="float" office:value="0.000913537393499527" calcext:value-type="float">
            <text:p>0.000913537393499527</text:p>
          </table:table-cell>
          <table:table-cell office:value-type="float" office:value="0.00694225307668034" calcext:value-type="float">
            <text:p>0.00694225307668034</text:p>
          </table:table-cell>
          <table:table-cell office:value-type="float" office:value="15.5343137254902" calcext:value-type="float">
            <text:p>15.534313725490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ault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10a11977-ff34-3596-928c-b5d8bbce67e5</text:p>
          </table:table-cell>
          <table:table-cell office:value-type="float" office:value="0.00000881316098707403" calcext:value-type="float">
            <text:p>8.81316098707403E-06</text:p>
          </table:table-cell>
          <table:table-cell office:value-type="float" office:value="0.0101840971406189" calcext:value-type="float">
            <text:p>0.0101840971406189</text:p>
          </table:table-cell>
          <table:table-cell office:value-type="float" office:value="16.7409836065574" calcext:value-type="float">
            <text:p>16.7409836065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745" calcext:value-type="float">
            <text:p>2745</text:p>
          </table:table-cell>
          <table:table-cell office:value-type="float" office:value="305" calcext:value-type="float">
            <text:p>3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67a7c64a-9924-32fd-a5f9-c612122a8b8a</text:p>
          </table:table-cell>
          <table:table-cell office:value-type="float" office:value="0.000920648967551622" calcext:value-type="float">
            <text:p>0.000920648967551622</text:p>
          </table:table-cell>
          <table:table-cell office:value-type="float" office:value="0.00589970501474926" calcext:value-type="float">
            <text:p>0.00589970501474926</text:p>
          </table:table-cell>
          <table:table-cell office:value-type="float" office:value="17.2081218274112" calcext:value-type="float">
            <text:p>17.208121827411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fault</text:p>
          </table:table-cell>
          <table:table-cell office:value-type="float" office:value="285" calcext:value-type="float">
            <text:p>285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f9302ea4-7b57-380f-80ea-55eb1f6ad0bd</text:p>
          </table:table-cell>
          <table:table-cell office:value-type="float" office:value="0.000896095301125083" calcext:value-type="float">
            <text:p>0.000896095301125083</text:p>
          </table:table-cell>
          <table:table-cell office:value-type="float" office:value="0.00529450694904037" calcext:value-type="float">
            <text:p>0.00529450694904037</text:p>
          </table:table-cell>
          <table:table-cell office:value-type="float" office:value="14.4593301435407" calcext:value-type="float">
            <text:p>14.459330143540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63a79b20-0827-36c9-9fbc-70a7c0488fca</text:p>
          </table:table-cell>
          <table:table-cell office:value-type="float" office:value="0.000410461940387127" calcext:value-type="float">
            <text:p>0.000410461940387127</text:p>
          </table:table-cell>
          <table:table-cell office:value-type="float" office:value="0.00760004750029688" calcext:value-type="float">
            <text:p>0.00760004750029688</text:p>
          </table:table-cell>
          <table:table-cell office:value-type="float" office:value="12.895865237366" calcext:value-type="float">
            <text:p>12.89586523736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efault</text:p>
          </table:table-cell>
          <table:table-cell office:value-type="float" office:value="671" calcext:value-type="float">
            <text:p>671</text:p>
          </table:table-cell>
          <table:table-cell office:value-type="float" office:value="653" calcext:value-type="float">
            <text:p>6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bc61939-ff25-3d4c-8e7f-d24d59c210b1</text:p>
          </table:table-cell>
          <table:table-cell office:value-type="float" office:value="0.000804678188319428" calcext:value-type="float">
            <text:p>0.000804678188319428</text:p>
          </table:table-cell>
          <table:table-cell office:value-type="float" office:value="0.00536352800953516" calcext:value-type="float">
            <text:p>0.00536352800953516</text:p>
          </table:table-cell>
          <table:table-cell office:value-type="float" office:value="14.6550218340611" calcext:value-type="float">
            <text:p>14.65502183406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fault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3337c400-1f9b-3d94-b391-f344094ee237</text:p>
          </table:table-cell>
          <table:table-cell office:value-type="float" office:value="0.000785345717234262" calcext:value-type="float">
            <text:p>0.000785345717234262</text:p>
          </table:table-cell>
          <table:table-cell office:value-type="float" office:value="0.0464396284829721" calcext:value-type="float">
            <text:p>0.0464396284829721</text:p>
          </table:table-cell>
          <table:table-cell office:value-type="float" office:value="6.63698630136986" calcext:value-type="float">
            <text:p>6.636986301369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ault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5fb890a8-af27-3a3b-abf6-38554dbb0dad</text:p>
          </table:table-cell>
          <table:table-cell office:value-type="float" office:value="0.00115671641791045" calcext:value-type="float">
            <text:p>0.00115671641791045</text:p>
          </table:table-cell>
          <table:table-cell office:value-type="float" office:value="0.0211442786069652" calcext:value-type="float">
            <text:p>0.0211442786069652</text:p>
          </table:table-cell>
          <table:table-cell office:value-type="float" office:value="5.74285714285714" calcext:value-type="float">
            <text:p>5.742857142857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ault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514166c9-b4a4-3b22-9dea-a18a2c6271a7</text:p>
          </table:table-cell>
          <table:table-cell office:value-type="float" office:value="0.00000478693448470058" calcext:value-type="float">
            <text:p>4.78693448470058E-06</text:p>
          </table:table-cell>
          <table:table-cell office:value-type="float" office:value="0.0119204054815093" calcext:value-type="float">
            <text:p>0.0119204054815093</text:p>
          </table:table-cell>
          <table:table-cell office:value-type="float" office:value="7.79370885149963" calcext:value-type="float">
            <text:p>7.79370885149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3903" calcext:value-type="float">
            <text:p>3903</text:p>
          </table:table-cell>
          <table:table-cell office:value-type="float" office:value="1367" calcext:value-type="float">
            <text:p>136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646c0bbe-cf1d-30d7-93af-ea05ad86ef5d</text:p>
          </table:table-cell>
          <table:table-cell office:value-type="float" office:value="0.00124590163934426" calcext:value-type="float">
            <text:p>0.00124590163934426</text:p>
          </table:table-cell>
          <table:table-cell office:value-type="float" office:value="0.0201192250372578" calcext:value-type="float">
            <text:p>0.0201192250372578</text:p>
          </table:table-cell>
          <table:table-cell office:value-type="float" office:value="6.98958333333333" calcext:value-type="float">
            <text:p>6.9895833333333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fault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f00d4e37-bbc3-3a27-9d50-a5e3619b3a10</text:p>
          </table:table-cell>
          <table:table-cell office:value-type="float" office:value="0.0000916030534351145" calcext:value-type="float">
            <text:p>9.16030534351145E-05</text:p>
          </table:table-cell>
          <table:table-cell office:value-type="float" office:value="0.0114503816793893" calcext:value-type="float">
            <text:p>0.0114503816793893</text:p>
          </table:table-cell>
          <table:table-cell office:value-type="float" office:value="4.33057851239669" calcext:value-type="float">
            <text:p>4.330578512396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8fb6352c-de65-3d5b-8857-65d7d04fd9fb</text:p>
          </table:table-cell>
          <table:table-cell office:value-type="float" office:value="0.0000328947368421053" calcext:value-type="float">
            <text:p>3.28947368421053E-05</text:p>
          </table:table-cell>
          <table:table-cell office:value-type="float" office:value="0.0263157894736842" calcext:value-type="float">
            <text:p>0.0263157894736842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66d31e77-cf38-3f95-b5eb-52fe318cb7a7</text:p>
          </table:table-cell>
          <table:table-cell office:value-type="float" office:value="0.0000996309963099631" calcext:value-type="float">
            <text:p>9.96309963099631E-05</text:p>
          </table:table-cell>
          <table:table-cell office:value-type="float" office:value="0.022140221402214" calcext:value-type="float">
            <text:p>0.02214022140221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7a87df8-d4af-3645-88d6-30302380aa52</text:p>
          </table:table-cell>
          <table:table-cell office:value-type="float" office:value="0.00163628762541806" calcext:value-type="float">
            <text:p>0.00163628762541806</text:p>
          </table:table-cell>
          <table:table-cell office:value-type="float" office:value="0.0117056856187291" calcext:value-type="float">
            <text:p>0.0117056856187291</text:p>
          </table:table-cell>
          <table:table-cell office:value-type="float" office:value="9.72357723577236" calcext:value-type="float">
            <text:p>9.7235772357723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7e1e324-b997-3a83-9e10-5069fad68431</text:p>
          </table:table-cell>
          <table:table-cell office:value-type="float" office:value="0.00194418052256532" calcext:value-type="float">
            <text:p>0.00194418052256532</text:p>
          </table:table-cell>
          <table:table-cell office:value-type="float" office:value="0.0154394299287411" calcext:value-type="float">
            <text:p>0.0154394299287411</text:p>
          </table:table-cell>
          <table:table-cell office:value-type="float" office:value="7.32173913043478" calcext:value-type="float">
            <text:p>7.321739130434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04f51b31-2ed7-3de5-8930-272fd376890a</text:p>
          </table:table-cell>
          <table:table-cell office:value-type="float" office:value="0.000855203619909502" calcext:value-type="float">
            <text:p>0.000855203619909502</text:p>
          </table:table-cell>
          <table:table-cell office:value-type="float" office:value="0.00509049773755656" calcext:value-type="float">
            <text:p>0.00509049773755656</text:p>
          </table:table-cell>
          <table:table-cell office:value-type="float" office:value="15.1111111111111" calcext:value-type="float">
            <text:p>15.11111111111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ac717eef-661d-35aa-ba8f-2bbe9d131b3c</text:p>
          </table:table-cell>
          <table:table-cell office:value-type="float" office:value="0.000948025987006497" calcext:value-type="float">
            <text:p>0.000948025987006497</text:p>
          </table:table-cell>
          <table:table-cell office:value-type="float" office:value="0.00899550224887556" calcext:value-type="float">
            <text:p>0.00899550224887556</text:p>
          </table:table-cell>
          <table:table-cell office:value-type="float" office:value="12.7452229299363" calcext:value-type="float">
            <text:p>12.745222929936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fault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b8435cc7-35db-39eb-8f8d-aa629cefa678</text:p>
          </table:table-cell>
          <table:table-cell office:value-type="float" office:value="0.0014376979936642" calcext:value-type="float">
            <text:p>0.0014376979936642</text:p>
          </table:table-cell>
          <table:table-cell office:value-type="float" office:value="0.0179514255543823" calcext:value-type="float">
            <text:p>0.0179514255543823</text:p>
          </table:table-cell>
          <table:table-cell office:value-type="float" office:value="8.02542372881356" calcext:value-type="float">
            <text:p>8.0254237288135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fault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6db1dc22-64bb-3a0b-9dc0-2e3e35690e15</text:p>
          </table:table-cell>
          <table:table-cell office:value-type="float" office:value="0.000529526704298741" calcext:value-type="float">
            <text:p>0.000529526704298741</text:p>
          </table:table-cell>
          <table:table-cell office:value-type="float" office:value="0.0060790273556231" calcext:value-type="float">
            <text:p>0.0060790273556231</text:p>
          </table:table-cell>
          <table:table-cell office:value-type="float" office:value="14.7628205128205" calcext:value-type="float">
            <text:p>14.762820512820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fault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4caf6867-de45-3f5d-83fc-7066653b5b8d</text:p>
          </table:table-cell>
          <table:table-cell office:value-type="float" office:value="0.000682808716707022" calcext:value-type="float">
            <text:p>0.000682808716707022</text:p>
          </table:table-cell>
          <table:table-cell office:value-type="float" office:value="0.0108958837772397" calcext:value-type="float">
            <text:p>0.0108958837772397</text:p>
          </table:table-cell>
          <table:table-cell office:value-type="float" office:value="6.77049180327869" calcext:value-type="float">
            <text:p>6.770491803278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88657ed6-d1a6-345f-9072-badb46d98dfd</text:p>
          </table:table-cell>
          <table:table-cell office:value-type="float" office:value="0.000949898270600204" calcext:value-type="float">
            <text:p>0.000949898270600204</text:p>
          </table:table-cell>
          <table:table-cell office:value-type="float" office:value="0.008646998982706" calcext:value-type="float">
            <text:p>0.008646998982706</text:p>
          </table:table-cell>
          <table:table-cell office:value-type="float" office:value="14.562962962963" calcext:value-type="float">
            <text:p>14.5629629629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e7e0195-6371-3623-a23a-0665088437fe</text:p>
          </table:table-cell>
          <table:table-cell office:value-type="float" office:value="0.00108623188405797" calcext:value-type="float">
            <text:p>0.00108623188405797</text:p>
          </table:table-cell>
          <table:table-cell office:value-type="float" office:value="0.0181159420289855" calcext:value-type="float">
            <text:p>0.0181159420289855</text:p>
          </table:table-cell>
          <table:table-cell office:value-type="float" office:value="9.38775510204082" calcext:value-type="float">
            <text:p>9.387755102040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fault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6ee7362-68f6-366d-9060-959faf91c1a3</text:p>
          </table:table-cell>
          <table:table-cell office:value-type="float" office:value="0.00153190800129576" calcext:value-type="float">
            <text:p>0.00153190800129576</text:p>
          </table:table-cell>
          <table:table-cell office:value-type="float" office:value="0.00777453838678328" calcext:value-type="float">
            <text:p>0.00777453838678328</text:p>
          </table:table-cell>
          <table:table-cell office:value-type="float" office:value="22.5328467153285" calcext:value-type="float">
            <text:p>22.532846715328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fault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4d2a32ad-be47-399e-a634-308835949279</text:p>
          </table:table-cell>
          <table:table-cell office:value-type="float" office:value="0.00110540540540541" calcext:value-type="float">
            <text:p>0.00110540540540541</text:p>
          </table:table-cell>
          <table:table-cell office:value-type="float" office:value="0.0162162162162162" calcext:value-type="float">
            <text:p>0.0162162162162162</text:p>
          </table:table-cell>
          <table:table-cell office:value-type="float" office:value="9.86666666666667" calcext:value-type="float">
            <text:p>9.866666666666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43f16d7-1065-3588-89c1-4c29a0c36597</text:p>
          </table:table-cell>
          <table:table-cell office:value-type="float" office:value="0.00103033472803347" calcext:value-type="float">
            <text:p>0.00103033472803347</text:p>
          </table:table-cell>
          <table:table-cell office:value-type="float" office:value="0.0104602510460251" calcext:value-type="float">
            <text:p>0.0104602510460251</text:p>
          </table:table-cell>
          <table:table-cell office:value-type="float" office:value="7.77235772357724" calcext:value-type="float">
            <text:p>7.772357723577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efd203a1-fc3a-344f-8276-b0a14d36501f</text:p>
          </table:table-cell>
          <table:table-cell office:value-type="float" office:value="0.00106592039800995" calcext:value-type="float">
            <text:p>0.00106592039800995</text:p>
          </table:table-cell>
          <table:table-cell office:value-type="float" office:value="0.0105721393034826" calcext:value-type="float">
            <text:p>0.0105721393034826</text:p>
          </table:table-cell>
          <table:table-cell office:value-type="float" office:value="10.9387755102041" calcext:value-type="float">
            <text:p>10.938775510204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fault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e2fed208-fb0b-3470-a0df-f8c96610733d</text:p>
          </table:table-cell>
          <table:table-cell office:value-type="float" office:value="0.00113768115942029" calcext:value-type="float">
            <text:p>0.00113768115942029</text:p>
          </table:table-cell>
          <table:table-cell office:value-type="float" office:value="0.0158102766798419" calcext:value-type="float">
            <text:p>0.0158102766798419</text:p>
          </table:table-cell>
          <table:table-cell office:value-type="float" office:value="12.7563025210084" calcext:value-type="float">
            <text:p>12.75630252100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fault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5e2db0b3-a907-367b-83a3-e33bce056fcc</text:p>
          </table:table-cell>
          <table:table-cell office:value-type="float" office:value="0.000998173515981735" calcext:value-type="float">
            <text:p>0.000998173515981735</text:p>
          </table:table-cell>
          <table:table-cell office:value-type="float" office:value="0.00639269406392694" calcext:value-type="float">
            <text:p>0.00639269406392694</text:p>
          </table:table-cell>
          <table:table-cell office:value-type="float" office:value="10.5288461538462" calcext:value-type="float">
            <text:p>10.52884615384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8a42ae1d-48cb-3d9b-8543-67fad6c94975</text:p>
          </table:table-cell>
          <table:table-cell office:value-type="float" office:value="0.000675438596491228" calcext:value-type="float">
            <text:p>0.000675438596491228</text:p>
          </table:table-cell>
          <table:table-cell office:value-type="float" office:value="0.0126705653021442" calcext:value-type="float">
            <text:p>0.0126705653021442</text:p>
          </table:table-cell>
          <table:table-cell office:value-type="float" office:value="13.0700636942675" calcext:value-type="float">
            <text:p>13.070063694267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fault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5aaf3330-b43b-36e6-9c94-7570a3060e7b</text:p>
          </table:table-cell>
          <table:table-cell office:value-type="float" office:value="0.000207417582417582" calcext:value-type="float">
            <text:p>0.000207417582417582</text:p>
          </table:table-cell>
          <table:table-cell office:value-type="float" office:value="0.010989010989011" calcext:value-type="float">
            <text:p>0.010989010989011</text:p>
          </table:table-cell>
          <table:table-cell office:value-type="float" office:value="3.43396226415094" calcext:value-type="float">
            <text:p>3.43396226415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9dc8dee0-76cc-35df-b812-68cd41cde105</text:p>
          </table:table-cell>
          <table:table-cell office:value-type="float" office:value="0.000608544027898867" calcext:value-type="float">
            <text:p>0.000608544027898867</text:p>
          </table:table-cell>
          <table:table-cell office:value-type="float" office:value="0.013949433304272" calcext:value-type="float">
            <text:p>0.013949433304272</text:p>
          </table:table-cell>
          <table:table-cell office:value-type="float" office:value="10.0614035087719" calcext:value-type="float">
            <text:p>10.06140350877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fault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d7abe493-4545-3b58-afd8-7279b32acb12</text:p>
          </table:table-cell>
          <table:table-cell office:value-type="float" office:value="0.000718000812677773" calcext:value-type="float">
            <text:p>0.000718000812677773</text:p>
          </table:table-cell>
          <table:table-cell office:value-type="float" office:value="0.0223486387647298" calcext:value-type="float">
            <text:p>0.0223486387647298</text:p>
          </table:table-cell>
          <table:table-cell office:value-type="float" office:value="15.9805194805195" calcext:value-type="float">
            <text:p>15.980519480519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efault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38d7bd1a-7623-3a2b-ba52-90587c06e7b5</text:p>
          </table:table-cell>
          <table:table-cell office:value-type="float" office:value="0.00012962962962963" calcext:value-type="float">
            <text:p>0.00012962962962963</text:p>
          </table:table-cell>
          <table:table-cell office:value-type="float" office:value="0.0138888888888889" calcext:value-type="float">
            <text:p>0.0138888888888889</text:p>
          </table:table-cell>
          <table:table-cell office:value-type="float" office:value="2.07692307692308" calcext:value-type="float">
            <text:p>2.07692307692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0b7ee486-baed-3c97-bd74-40ddfa20268d</text:p>
          </table:table-cell>
          <table:table-cell office:value-type="float" office:value="0.00125592747559275" calcext:value-type="float">
            <text:p>0.00125592747559275</text:p>
          </table:table-cell>
          <table:table-cell office:value-type="float" office:value="0.0188284518828452" calcext:value-type="float">
            <text:p>0.0188284518828452</text:p>
          </table:table-cell>
          <table:table-cell office:value-type="float" office:value="12.6902654867257" calcext:value-type="float">
            <text:p>12.690265486725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fault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a16a8cbd-89e3-3f9b-914e-44525752a2e9</text:p>
          </table:table-cell>
          <table:table-cell office:value-type="float" office:value="0.00112911877394636" calcext:value-type="float">
            <text:p>0.00112911877394636</text:p>
          </table:table-cell>
          <table:table-cell office:value-type="float" office:value="0.0153256704980843" calcext:value-type="float">
            <text:p>0.0153256704980843</text:p>
          </table:table-cell>
          <table:table-cell office:value-type="float" office:value="10.1162790697674" calcext:value-type="float">
            <text:p>10.11627906976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fault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4f0fd07-767e-3904-a38e-e714bddde72c</text:p>
          </table:table-cell>
          <table:table-cell office:value-type="float" office:value="0.00205358104469575" calcext:value-type="float">
            <text:p>0.00205358104469575</text:p>
          </table:table-cell>
          <table:table-cell office:value-type="float" office:value="0.0140010770059235" calcext:value-type="float">
            <text:p>0.0140010770059235</text:p>
          </table:table-cell>
          <table:table-cell office:value-type="float" office:value="16.7297297297297" calcext:value-type="float">
            <text:p>16.729729729729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fault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910f7547-dd76-30a6-b3fb-330f0f805e00</text:p>
          </table:table-cell>
          <table:table-cell office:value-type="float" office:value="0.00125292587776333" calcext:value-type="float">
            <text:p>0.00125292587776333</text:p>
          </table:table-cell>
          <table:table-cell office:value-type="float" office:value="0.00715214564369311" calcext:value-type="float">
            <text:p>0.00715214564369311</text:p>
          </table:table-cell>
          <table:table-cell office:value-type="float" office:value="12.4032258064516" calcext:value-type="float">
            <text:p>12.40322580645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39472db-0233-3ffd-aa82-d56c33b1d765</text:p>
          </table:table-cell>
          <table:table-cell office:value-type="float" office:value="0.000822998046875" calcext:value-type="float">
            <text:p>0.000822998046875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12.9620253164557" calcext:value-type="float">
            <text:p>12.962025316455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fault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2de2666-0746-383a-a353-5435f1e4f3f3</text:p>
          </table:table-cell>
          <table:table-cell office:value-type="float" office:value="0.0000264423076923077" calcext:value-type="float">
            <text:p>2.64423076923077E-05</text:p>
          </table:table-cell>
          <table:table-cell office:value-type="float" office:value="0.0144230769230769" calcext:value-type="float">
            <text:p>0.0144230769230769</text:p>
          </table:table-cell>
          <table:table-cell office:value-type="float" office:value="2.01941747572816" calcext:value-type="float">
            <text:p>2.01941747572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517bdcff-ce55-3ef4-9eed-d5ef45c29472</text:p>
          </table:table-cell>
          <table:table-cell office:value-type="float" office:value="0.000772684969753374" calcext:value-type="float">
            <text:p>0.000772684969753374</text:p>
          </table:table-cell>
          <table:table-cell office:value-type="float" office:value="0.0167519776640298" calcext:value-type="float">
            <text:p>0.0167519776640298</text:p>
          </table:table-cell>
          <table:table-cell office:value-type="float" office:value="11.1927083333333" calcext:value-type="float">
            <text:p>11.192708333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3e454aaf-46b8-32c3-9db1-8442832a4aac</text:p>
          </table:table-cell>
          <table:table-cell office:value-type="float" office:value="0.00142430795847751" calcext:value-type="float">
            <text:p>0.00142430795847751</text:p>
          </table:table-cell>
          <table:table-cell office:value-type="float" office:value="0.00778546712802768" calcext:value-type="float">
            <text:p>0.00778546712802768</text:p>
          </table:table-cell>
          <table:table-cell office:value-type="float" office:value="11.2233009708738" calcext:value-type="float">
            <text:p>11.223300970873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516f3684-0355-3a76-811f-20d515d8049b</text:p>
          </table:table-cell>
          <table:table-cell office:value-type="float" office:value="0.00120311341734618" calcext:value-type="float">
            <text:p>0.00120311341734618</text:p>
          </table:table-cell>
          <table:table-cell office:value-type="float" office:value="0.00741289844329133" calcext:value-type="float">
            <text:p>0.00741289844329133</text:p>
          </table:table-cell>
          <table:table-cell office:value-type="float" office:value="10.792" calcext:value-type="float">
            <text:p>10.79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5556bd71-8e53-33ab-b094-dd99d1d66e8f</text:p>
          </table:table-cell>
          <table:table-cell office:value-type="float" office:value="0.00267127322156774" calcext:value-type="float">
            <text:p>0.00267127322156774</text:p>
          </table:table-cell>
          <table:table-cell office:value-type="float" office:value="0.0163117353874037" calcext:value-type="float">
            <text:p>0.0163117353874037</text:p>
          </table:table-cell>
          <table:table-cell office:value-type="float" office:value="16.2279411764706" calcext:value-type="float">
            <text:p>16.227941176470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976fb032-d4ba-39b4-b732-3cabf3c04d6a</text:p>
          </table:table-cell>
          <table:table-cell office:value-type="float" office:value="0.000541157024793389" calcext:value-type="float">
            <text:p>0.000541157024793389</text:p>
          </table:table-cell>
          <table:table-cell office:value-type="float" office:value="0.0122314049586777" calcext:value-type="float">
            <text:p>0.0122314049586777</text:p>
          </table:table-cell>
          <table:table-cell office:value-type="float" office:value="15.5128205128205" calcext:value-type="float">
            <text:p>15.512820512820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01920d27-d713-3341-8e32-4e0b087fe060</text:p>
          </table:table-cell>
          <table:table-cell office:value-type="float" office:value="0.000655014124293785" calcext:value-type="float">
            <text:p>0.000655014124293785</text:p>
          </table:table-cell>
          <table:table-cell office:value-type="float" office:value="0.0127118644067797" calcext:value-type="float">
            <text:p>0.0127118644067797</text:p>
          </table:table-cell>
          <table:table-cell office:value-type="float" office:value="13.6153846153846" calcext:value-type="float">
            <text:p>13.615384615384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6752a339-f39e-3a84-b9c0-4753ec5aaf5a</text:p>
          </table:table-cell>
          <table:table-cell office:value-type="float" office:value="0.00221675774134791" calcext:value-type="float">
            <text:p>0.00221675774134791</text:p>
          </table:table-cell>
          <table:table-cell office:value-type="float" office:value="0.0134790528233151" calcext:value-type="float">
            <text:p>0.0134790528233151</text:p>
          </table:table-cell>
          <table:table-cell office:value-type="float" office:value="25.4166666666667" calcext:value-type="float">
            <text:p>25.416666666666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default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8c174019-c32f-33fc-bf32-a80bb10d926c</text:p>
          </table:table-cell>
          <table:table-cell office:value-type="float" office:value="0.00194006915097964" calcext:value-type="float">
            <text:p>0.00194006915097964</text:p>
          </table:table-cell>
          <table:table-cell office:value-type="float" office:value="0.00845178640030734" calcext:value-type="float">
            <text:p>0.00845178640030734</text:p>
          </table:table-cell>
          <table:table-cell office:value-type="float" office:value="17.7074829931973" calcext:value-type="float">
            <text:p>17.707482993197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c62f56d-c6c3-3f89-bae7-0b75fc99ef77</text:p>
          </table:table-cell>
          <table:table-cell office:value-type="float" office:value="0.000104504504504505" calcext:value-type="float">
            <text:p>0.000104504504504505</text:p>
          </table:table-cell>
          <table:table-cell office:value-type="float" office:value="0.0108108108108108" calcext:value-type="float">
            <text:p>0.0108108108108108</text:p>
          </table:table-cell>
          <table:table-cell office:value-type="float" office:value="4.40476190476191" calcext:value-type="float">
            <text:p>4.40476190476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398a3560-ba4a-39f6-816f-f6974c89640c</text:p>
          </table:table-cell>
          <table:table-cell office:value-type="float" office:value="0.000827823691460055" calcext:value-type="float">
            <text:p>0.000827823691460055</text:p>
          </table:table-cell>
          <table:table-cell office:value-type="float" office:value="0.00881542699724518" calcext:value-type="float">
            <text:p>0.00881542699724518</text:p>
          </table:table-cell>
          <table:table-cell office:value-type="float" office:value="11.8627450980392" calcext:value-type="float">
            <text:p>11.862745098039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9f1dc700-8c23-341f-8fc4-992d6a3e2297</text:p>
          </table:table-cell>
          <table:table-cell office:value-type="float" office:value="0.00112232415902141" calcext:value-type="float">
            <text:p>0.00112232415902141</text:p>
          </table:table-cell>
          <table:table-cell office:value-type="float" office:value="0.0122324159021407" calcext:value-type="float">
            <text:p>0.0122324159021407</text:p>
          </table:table-cell>
          <table:table-cell office:value-type="float" office:value="9.96951219512195" calcext:value-type="float">
            <text:p>9.9695121951219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efault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75c3ab2d-3b47-3061-af76-bdebb1531efa</text:p>
          </table:table-cell>
          <table:table-cell office:value-type="float" office:value="0.00231651376146789" calcext:value-type="float">
            <text:p>0.00231651376146789</text:p>
          </table:table-cell>
          <table:table-cell office:value-type="float" office:value="0.0124508519003932" calcext:value-type="float">
            <text:p>0.0124508519003932</text:p>
          </table:table-cell>
          <table:table-cell office:value-type="float" office:value="13.8727272727273" calcext:value-type="float">
            <text:p>13.872727272727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66561100-a361-3636-a81b-342d55da216d</text:p>
          </table:table-cell>
          <table:table-cell office:value-type="float" office:value="0.000866014558689718" calcext:value-type="float">
            <text:p>0.000866014558689718</text:p>
          </table:table-cell>
          <table:table-cell office:value-type="float" office:value="0.0136487716105551" calcext:value-type="float">
            <text:p>0.0136487716105551</text:p>
          </table:table-cell>
          <table:table-cell office:value-type="float" office:value="14.3660130718954" calcext:value-type="float">
            <text:p>14.366013071895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fault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b1becbd9-55a7-313c-8efe-d30109e78ffd</text:p>
          </table:table-cell>
          <table:table-cell office:value-type="float" office:value="0.000932297447280799" calcext:value-type="float">
            <text:p>0.000932297447280799</text:p>
          </table:table-cell>
          <table:table-cell office:value-type="float" office:value="0.0194228634850166" calcext:value-type="float">
            <text:p>0.0194228634850166</text:p>
          </table:table-cell>
          <table:table-cell office:value-type="float" office:value="11.1234567901235" calcext:value-type="float">
            <text:p>11.123456790123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fault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b6ac5bbb-0316-3aa2-b2b6-f64ea33020dd</text:p>
          </table:table-cell>
          <table:table-cell office:value-type="float" office:value="0.00271448965024982" calcext:value-type="float">
            <text:p>0.00271448965024982</text:p>
          </table:table-cell>
          <table:table-cell office:value-type="float" office:value="0.0199857244825125" calcext:value-type="float">
            <text:p>0.0199857244825125</text:p>
          </table:table-cell>
          <table:table-cell office:value-type="float" office:value="20.158273381295" calcext:value-type="float">
            <text:p>20.15827338129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default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da46c21-2786-3664-9616-dbcdddbd18e1</text:p>
          </table:table-cell>
          <table:table-cell office:value-type="float" office:value="0.00099524838012959" calcext:value-type="float">
            <text:p>0.00099524838012959</text:p>
          </table:table-cell>
          <table:table-cell office:value-type="float" office:value="0.0133909287257019" calcext:value-type="float">
            <text:p>0.0133909287257019</text:p>
          </table:table-cell>
          <table:table-cell office:value-type="float" office:value="15.6418918918919" calcext:value-type="float">
            <text:p>15.641891891891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5571cd37-b944-3a39-ba2d-d053d9cd84cf</text:p>
          </table:table-cell>
          <table:table-cell office:value-type="float" office:value="0.000473297491039427" calcext:value-type="float">
            <text:p>0.000473297491039427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13.609756097561" calcext:value-type="float">
            <text:p>13.60975609756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93684bc-5d68-35d6-ad4a-779f880afc7b</text:p>
          </table:table-cell>
          <table:table-cell office:value-type="float" office:value="0.0010568454763811" calcext:value-type="float">
            <text:p>0.0010568454763811</text:p>
          </table:table-cell>
          <table:table-cell office:value-type="float" office:value="0.00960768614891914" calcext:value-type="float">
            <text:p>0.00960768614891914</text:p>
          </table:table-cell>
          <table:table-cell office:value-type="float" office:value="12.3663366336634" calcext:value-type="float">
            <text:p>12.36633663366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fd16e6ea-d441-3695-b2dd-b700e3333acc</text:p>
          </table:table-cell>
          <table:table-cell office:value-type="float" office:value="0.00117104149026249" calcext:value-type="float">
            <text:p>0.00117104149026249</text:p>
          </table:table-cell>
          <table:table-cell office:value-type="float" office:value="0.0118543607112616" calcext:value-type="float">
            <text:p>0.0118543607112616</text:p>
          </table:table-cell>
          <table:table-cell office:value-type="float" office:value="9.7603305785124" calcext:value-type="float">
            <text:p>9.760330578512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fault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1ef5443c-cf9d-30d2-9a52-11688dc441dc</text:p>
          </table:table-cell>
          <table:table-cell office:value-type="float" office:value="0.000975291695264242" calcext:value-type="float">
            <text:p>0.000975291695264242</text:p>
          </table:table-cell>
          <table:table-cell office:value-type="float" office:value="0.00960878517501716" calcext:value-type="float">
            <text:p>0.00960878517501716</text:p>
          </table:table-cell>
          <table:table-cell office:value-type="float" office:value="10.6350364963504" calcext:value-type="float">
            <text:p>10.635036496350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3bef835d-9eec-3ec2-b32a-1f3980454134</text:p>
          </table:table-cell>
          <table:table-cell office:value-type="float" office:value="0.00104735632183908" calcext:value-type="float">
            <text:p>0.00104735632183908</text:p>
          </table:table-cell>
          <table:table-cell office:value-type="float" office:value="0.0151724137931034" calcext:value-type="float">
            <text:p>0.0151724137931034</text:p>
          </table:table-cell>
          <table:table-cell office:value-type="float" office:value="13.4259259259259" calcext:value-type="float">
            <text:p>13.425925925925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efault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08f63ea-2516-3651-984e-c3b57c3b59bb</text:p>
          </table:table-cell>
          <table:table-cell office:value-type="float" office:value="0.00175957446808511" calcext:value-type="float">
            <text:p>0.00175957446808511</text:p>
          </table:table-cell>
          <table:table-cell office:value-type="float" office:value="0.00780141843971631" calcext:value-type="float">
            <text:p>0.00780141843971631</text:p>
          </table:table-cell>
          <table:table-cell office:value-type="float" office:value="10.8461538461538" calcext:value-type="float">
            <text:p>10.84615384615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efault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4c753901-da5e-37b3-b747-741721d9bc1e</text:p>
          </table:table-cell>
          <table:table-cell office:value-type="float" office:value="0.00190627763041556" calcext:value-type="float">
            <text:p>0.00190627763041556</text:p>
          </table:table-cell>
          <table:table-cell office:value-type="float" office:value="0.0123784261715296" calcext:value-type="float">
            <text:p>0.0123784261715296</text:p>
          </table:table-cell>
          <table:table-cell office:value-type="float" office:value="15.4931506849315" calcext:value-type="float">
            <text:p>15.493150684931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efault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1b59d164-c63e-3e03-b616-7a3bcd1a929e</text:p>
          </table:table-cell>
          <table:table-cell office:value-type="float" office:value="0.0010226814516129" calcext:value-type="float">
            <text:p>0.0010226814516129</text:p>
          </table:table-cell>
          <table:table-cell office:value-type="float" office:value="0.00806451612903226" calcext:value-type="float">
            <text:p>0.00806451612903226</text:p>
          </table:table-cell>
          <table:table-cell office:value-type="float" office:value="17.5575221238938" calcext:value-type="float">
            <text:p>17.557522123893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9d8636d5-582f-32d7-a92a-55ba8c55585e</text:p>
          </table:table-cell>
          <table:table-cell office:value-type="float" office:value="0.00196903765690377" calcext:value-type="float">
            <text:p>0.00196903765690377</text:p>
          </table:table-cell>
          <table:table-cell office:value-type="float" office:value="0.00920502092050209" calcext:value-type="float">
            <text:p>0.00920502092050209</text:p>
          </table:table-cell>
          <table:table-cell office:value-type="float" office:value="10.4824561403509" calcext:value-type="float">
            <text:p>10.482456140350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69704d47-c066-36e9-8ceb-fbd10894dfbb</text:p>
          </table:table-cell>
          <table:table-cell office:value-type="float" office:value="0.000631310792033349" calcext:value-type="float">
            <text:p>0.000631310792033349</text:p>
          </table:table-cell>
          <table:table-cell office:value-type="float" office:value="0.0138953219082909" calcext:value-type="float">
            <text:p>0.0138953219082909</text:p>
          </table:table-cell>
          <table:table-cell office:value-type="float" office:value="12.0614525139665" calcext:value-type="float">
            <text:p>12.061452513966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fault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9f1860c5-91c7-3cb6-bbd4-3b8fdb6daa31</text:p>
          </table:table-cell>
          <table:table-cell office:value-type="float" office:value="0.0010058458165875" calcext:value-type="float">
            <text:p>0.0010058458165875</text:p>
          </table:table-cell>
          <table:table-cell office:value-type="float" office:value="0.0142491779320424" calcext:value-type="float">
            <text:p>0.0142491779320424</text:p>
          </table:table-cell>
          <table:table-cell office:value-type="float" office:value="16.4879518072289" calcext:value-type="float">
            <text:p>16.487951807228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ault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56a79820-9291-3b1f-a2ce-8cdde9524fc2</text:p>
          </table:table-cell>
          <table:table-cell office:value-type="float" office:value="0.00645358810118337" calcext:value-type="float">
            <text:p>0.00645358810118337</text:p>
          </table:table-cell>
          <table:table-cell office:value-type="float" office:value="0.00206275105851699" calcext:value-type="float">
            <text:p>0.00206275105851699</text:p>
          </table:table-cell>
          <table:table-cell office:value-type="float" office:value="60.202614379085" calcext:value-type="float">
            <text:p>60.202614379085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9695d80b-7c4f-35ae-9f1b-b249691118ed</text:p>
          </table:table-cell>
          <table:table-cell office:value-type="float" office:value="0.00204404841963685" calcext:value-type="float">
            <text:p>0.00204404841963685</text:p>
          </table:table-cell>
          <table:table-cell office:value-type="float" office:value="0.00672494956287828" calcext:value-type="float">
            <text:p>0.00672494956287828</text:p>
          </table:table-cell>
          <table:table-cell office:value-type="float" office:value="14.578431372549" calcext:value-type="float">
            <text:p>14.57843137254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fault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57f6f1bd-2b31-3455-9154-13d43c624698</text:p>
          </table:table-cell>
          <table:table-cell office:value-type="float" office:value="0.0023191899710704" calcext:value-type="float">
            <text:p>0.0023191899710704</text:p>
          </table:table-cell>
          <table:table-cell office:value-type="float" office:value="0.0154291224686596" calcext:value-type="float">
            <text:p>0.0154291224686596</text:p>
          </table:table-cell>
          <table:table-cell office:value-type="float" office:value="9.51376146788991" calcext:value-type="float">
            <text:p>9.5137614678899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efault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6d3c265c-65dd-3c7d-8377-441548568a8c</text:p>
          </table:table-cell>
          <table:table-cell office:value-type="float" office:value="0.000177165354330709" calcext:value-type="float">
            <text:p>0.000177165354330709</text:p>
          </table:table-cell>
          <table:table-cell office:value-type="float" office:value="0.0196850393700787" calcext:value-type="float">
            <text:p>0.0196850393700787</text:p>
          </table:table-cell>
          <table:table-cell office:value-type="float" office:value="2.15254237288136" calcext:value-type="float">
            <text:p>2.15254237288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b6f299d-be1c-3ac2-97ef-f74c0654f17b</text:p>
          </table:table-cell>
          <table:table-cell office:value-type="float" office:value="0.00150509803921569" calcext:value-type="float">
            <text:p>0.00150509803921569</text:p>
          </table:table-cell>
          <table:table-cell office:value-type="float" office:value="0.00784313725490196" calcext:value-type="float">
            <text:p>0.00784313725490196</text:p>
          </table:table-cell>
          <table:table-cell office:value-type="float" office:value="11.9158878504673" calcext:value-type="float">
            <text:p>11.915887850467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6c455000-2f96-3c28-a3d3-16ec424216e9</text:p>
          </table:table-cell>
          <table:table-cell office:value-type="float" office:value="0.00163484087102178" calcext:value-type="float">
            <text:p>0.00163484087102178</text:p>
          </table:table-cell>
          <table:table-cell office:value-type="float" office:value="0.0100502512562814" calcext:value-type="float">
            <text:p>0.0100502512562814</text:p>
          </table:table-cell>
          <table:table-cell office:value-type="float" office:value="11.0555555555556" calcext:value-type="float">
            <text:p>11.055555555555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fault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9de6356b-01c2-3774-bfba-fa1540660b35</text:p>
          </table:table-cell>
          <table:table-cell office:value-type="float" office:value="0.00107682030728123" calcext:value-type="float">
            <text:p>0.00107682030728123</text:p>
          </table:table-cell>
          <table:table-cell office:value-type="float" office:value="0.0113560454241817" calcext:value-type="float">
            <text:p>0.0113560454241817</text:p>
          </table:table-cell>
          <table:table-cell office:value-type="float" office:value="13.0173913043478" calcext:value-type="float">
            <text:p>13.01739130434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8cdd50a1-b949-3084-8da4-2e488408cc03</text:p>
          </table:table-cell>
          <table:table-cell office:value-type="float" office:value="0.000437246963562753" calcext:value-type="float">
            <text:p>0.000437246963562753</text:p>
          </table:table-cell>
          <table:table-cell office:value-type="float" office:value="0.00665124349334876" calcext:value-type="float">
            <text:p>0.00665124349334876</text:p>
          </table:table-cell>
          <table:table-cell office:value-type="float" office:value="12.1333333333333" calcext:value-type="float">
            <text:p>12.13333333333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0389ccc-5c5b-3a87-ab42-6c75272a413c</text:p>
          </table:table-cell>
          <table:table-cell office:value-type="float" office:value="0.000860497886331611" calcext:value-type="float">
            <text:p>0.000860497886331611</text:p>
          </table:table-cell>
          <table:table-cell office:value-type="float" office:value="0.0201972757162987" calcext:value-type="float">
            <text:p>0.0201972757162987</text:p>
          </table:table-cell>
          <table:table-cell office:value-type="float" office:value="11.6338797814208" calcext:value-type="float">
            <text:p>11.63387978142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00041830-3168-3731-8bbc-c6838311da58</text:p>
          </table:table-cell>
          <table:table-cell office:value-type="float" office:value="0.000729155877783532" calcext:value-type="float">
            <text:p>0.000729155877783532</text:p>
          </table:table-cell>
          <table:table-cell office:value-type="float" office:value="0.00776799585706888" calcext:value-type="float">
            <text:p>0.00776799585706888</text:p>
          </table:table-cell>
          <table:table-cell office:value-type="float" office:value="10.7277777777778" calcext:value-type="float">
            <text:p>10.72777777777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fault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e74aedd9-597d-3b28-b776-9a819226d5e2</text:p>
          </table:table-cell>
          <table:table-cell office:value-type="float" office:value="0.00149743964886613" calcext:value-type="float">
            <text:p>0.00149743964886613</text:p>
          </table:table-cell>
          <table:table-cell office:value-type="float" office:value="0.00731528895391368" calcext:value-type="float">
            <text:p>0.00731528895391368</text:p>
          </table:table-cell>
          <table:table-cell office:value-type="float" office:value="13.1442307692308" calcext:value-type="float">
            <text:p>13.14423076923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fault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0eb93235-6110-369b-96ad-3c57db1de599</text:p>
          </table:table-cell>
          <table:table-cell office:value-type="float" office:value="0.00483953488372093" calcext:value-type="float">
            <text:p>0.00483953488372093</text:p>
          </table:table-cell>
          <table:table-cell office:value-type="float" office:value="0.00178890876565295" calcext:value-type="float">
            <text:p>0.00178890876565295</text:p>
          </table:table-cell>
          <table:table-cell office:value-type="float" office:value="55.9" calcext:value-type="float">
            <text:p>55.9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930fb62b-9e23-3184-9258-7828b4efeff6</text:p>
          </table:table-cell>
          <table:table-cell office:value-type="float" office:value="0.00377462526766595" calcext:value-type="float">
            <text:p>0.00377462526766595</text:p>
          </table:table-cell>
          <table:table-cell office:value-type="float" office:value="0.0160599571734475" calcext:value-type="float">
            <text:p>0.0160599571734475</text:p>
          </table:table-cell>
          <table:table-cell office:value-type="float" office:value="23.546218487395" calcext:value-type="float">
            <text:p>23.54621848739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49d6f27-2c83-3fa3-9646-5a3573058591</text:p>
          </table:table-cell>
          <table:table-cell office:value-type="float" office:value="0.000767985611510791" calcext:value-type="float">
            <text:p>0.000767985611510791</text:p>
          </table:table-cell>
          <table:table-cell office:value-type="float" office:value="0.0188848920863309" calcext:value-type="float">
            <text:p>0.0188848920863309</text:p>
          </table:table-cell>
          <table:table-cell office:value-type="float" office:value="11.9569892473118" calcext:value-type="float">
            <text:p>11.95698924731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fault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ee659a62-dbc3-334f-ad24-306329f66652</text:p>
          </table:table-cell>
          <table:table-cell office:value-type="float" office:value="0.000711473183978276" calcext:value-type="float">
            <text:p>0.000711473183978276</text:p>
          </table:table-cell>
          <table:table-cell office:value-type="float" office:value="0.0271554650373388" calcext:value-type="float">
            <text:p>0.0271554650373388</text:p>
          </table:table-cell>
          <table:table-cell office:value-type="float" office:value="12.9210526315789" calcext:value-type="float">
            <text:p>12.921052631578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43fc53b0-74cd-32c0-8be6-3b5bcb79aa7a</text:p>
          </table:table-cell>
          <table:table-cell office:value-type="float" office:value="0.000777326290125965" calcext:value-type="float">
            <text:p>0.000777326290125965</text:p>
          </table:table-cell>
          <table:table-cell office:value-type="float" office:value="0.00853311661926046" calcext:value-type="float">
            <text:p>0.00853311661926046</text:p>
          </table:table-cell>
          <table:table-cell office:value-type="float" office:value="14.8253012048193" calcext:value-type="float">
            <text:p>14.825301204819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fault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52edc47c-a42b-35f3-a589-651252d5c98f</text:p>
          </table:table-cell>
          <table:table-cell office:value-type="float" office:value="0.00116292922214436" calcext:value-type="float">
            <text:p>0.00116292922214436</text:p>
          </table:table-cell>
          <table:table-cell office:value-type="float" office:value="0.028030833917309" calcext:value-type="float">
            <text:p>0.028030833917309</text:p>
          </table:table-cell>
          <table:table-cell office:value-type="float" office:value="11.062015503876" calcext:value-type="float">
            <text:p>11.0620155038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00b35506-6ac8-3726-a9f6-4adbedd5bc0c</text:p>
          </table:table-cell>
          <table:table-cell office:value-type="float" office:value="0.0027582061950994" calcext:value-type="float">
            <text:p>0.0027582061950994</text:p>
          </table:table-cell>
          <table:table-cell office:value-type="float" office:value="0.0161812297734628" calcext:value-type="float">
            <text:p>0.0161812297734628</text:p>
          </table:table-cell>
          <table:table-cell office:value-type="float" office:value="14.1372549019608" calcext:value-type="float">
            <text:p>14.137254901960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default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75260bfd-8e48-312f-b350-23ab65ec786c</text:p>
          </table:table-cell>
          <table:table-cell office:value-type="float" office:value="0.00274459567654123" calcext:value-type="float">
            <text:p>0.00274459567654123</text:p>
          </table:table-cell>
          <table:table-cell office:value-type="float" office:value="0.00880704563650921" calcext:value-type="float">
            <text:p>0.00880704563650921</text:p>
          </table:table-cell>
          <table:table-cell office:value-type="float" office:value="10.4083333333333" calcext:value-type="float">
            <text:p>10.408333333333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cf95246-5164-35d0-b3e5-599623ec7212</text:p>
          </table:table-cell>
          <table:table-cell office:value-type="float" office:value="0.00257181136120043" calcext:value-type="float">
            <text:p>0.00257181136120043</text:p>
          </table:table-cell>
          <table:table-cell office:value-type="float" office:value="0.00589496248660236" calcext:value-type="float">
            <text:p>0.00589496248660236</text:p>
          </table:table-cell>
          <table:table-cell office:value-type="float" office:value="15.4214876033058" calcext:value-type="float">
            <text:p>15.421487603305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612f4fa9-a1ef-31f2-a83b-76f1ae424cc0</text:p>
          </table:table-cell>
          <table:table-cell office:value-type="float" office:value="0.000966101694915254" calcext:value-type="float">
            <text:p>0.000966101694915254</text:p>
          </table:table-cell>
          <table:table-cell office:value-type="float" office:value="0.00663227708179808" calcext:value-type="float">
            <text:p>0.00663227708179808</text:p>
          </table:table-cell>
          <table:table-cell office:value-type="float" office:value="10.280303030303" calcext:value-type="float">
            <text:p>10.280303030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790b7168-7b6d-3f2e-b03a-be07aebbc1b1</text:p>
          </table:table-cell>
          <table:table-cell office:value-type="float" office:value="0.00141858617950755" calcext:value-type="float">
            <text:p>0.00141858617950755</text:p>
          </table:table-cell>
          <table:table-cell office:value-type="float" office:value="0.0103256552819698" calcext:value-type="float">
            <text:p>0.0103256552819698</text:p>
          </table:table-cell>
          <table:table-cell office:value-type="float" office:value="11.141592920354" calcext:value-type="float">
            <text:p>11.14159292035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efault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00ddff8f-1247-367d-a8d0-41afad7eb8cd</text:p>
          </table:table-cell>
          <table:table-cell office:value-type="float" office:value="0.00078899721448468" calcext:value-type="float">
            <text:p>0.00078899721448468</text:p>
          </table:table-cell>
          <table:table-cell office:value-type="float" office:value="0.00905292479108635" calcext:value-type="float">
            <text:p>0.00905292479108635</text:p>
          </table:table-cell>
          <table:table-cell office:value-type="float" office:value="10.1843971631206" calcext:value-type="float">
            <text:p>10.18439716312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fault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54ead82-62f3-3813-bc62-d2e32f33d329</text:p>
          </table:table-cell>
          <table:table-cell office:value-type="float" office:value="0.00126765375854214" calcext:value-type="float">
            <text:p>0.00126765375854214</text:p>
          </table:table-cell>
          <table:table-cell office:value-type="float" office:value="0.0279043280182232" calcext:value-type="float">
            <text:p>0.0279043280182232</text:p>
          </table:table-cell>
          <table:table-cell office:value-type="float" office:value="13.4045801526718" calcext:value-type="float">
            <text:p>13.40458015267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42c85ad2-0aba-3d88-9acd-fd0c68673617</text:p>
          </table:table-cell>
          <table:table-cell office:value-type="float" office:value="0.0000460829493087558" calcext:value-type="float">
            <text:p>4.60829493087558E-05</text:p>
          </table:table-cell>
          <table:table-cell office:value-type="float" office:value="0.0138248847926267" calcext:value-type="float">
            <text:p>0.0138248847926267</text:p>
          </table:table-cell>
          <table:table-cell office:value-type="float" office:value="2.10679611650485" calcext:value-type="float">
            <text:p>2.10679611650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b4808c8e-d579-36f0-9403-2e60d83d7291</text:p>
          </table:table-cell>
          <table:table-cell office:value-type="float" office:value="0.000936201239518775" calcext:value-type="float">
            <text:p>0.000936201239518775</text:p>
          </table:table-cell>
          <table:table-cell office:value-type="float" office:value="0.019686474662778" calcext:value-type="float">
            <text:p>0.019686474662778</text:p>
          </table:table-cell>
          <table:table-cell office:value-type="float" office:value="14.668449197861" calcext:value-type="float">
            <text:p>14.66844919786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efault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1029e02a-1ac1-3f0c-a839-da5d956533b1</text:p>
          </table:table-cell>
          <table:table-cell office:value-type="float" office:value="0.00184920634920635" calcext:value-type="float">
            <text:p>0.00184920634920635</text:p>
          </table:table-cell>
          <table:table-cell office:value-type="float" office:value="0.0205761316872428" calcext:value-type="float">
            <text:p>0.0205761316872428</text:p>
          </table:table-cell>
          <table:table-cell office:value-type="float" office:value="12.8863636363636" calcext:value-type="float">
            <text:p>12.886363636363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a4956ac-7310-35ff-8439-0d523a220204</text:p>
          </table:table-cell>
          <table:table-cell office:value-type="float" office:value="0.00116153319644079" calcext:value-type="float">
            <text:p>0.00116153319644079</text:p>
          </table:table-cell>
          <table:table-cell office:value-type="float" office:value="0.0102669404517454" calcext:value-type="float">
            <text:p>0.0102669404517454</text:p>
          </table:table-cell>
          <table:table-cell office:value-type="float" office:value="11.4140625" calcext:value-type="float">
            <text:p>11.41406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fault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84500175-cbb7-34d4-b777-90f50c9113cc</text:p>
          </table:table-cell>
          <table:table-cell office:value-type="float" office:value="0.000817901234567901" calcext:value-type="float">
            <text:p>0.000817901234567901</text:p>
          </table:table-cell>
          <table:table-cell office:value-type="float" office:value="0.0119825708061002" calcext:value-type="float">
            <text:p>0.0119825708061002</text:p>
          </table:table-cell>
          <table:table-cell office:value-type="float" office:value="13.368932038835" calcext:value-type="float">
            <text:p>13.3689320388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efault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b741bad-07cf-3659-af38-8225d80d3b21</text:p>
          </table:table-cell>
          <table:table-cell office:value-type="float" office:value="0.0072788679245283" calcext:value-type="float">
            <text:p>0.0072788679245283</text:p>
          </table:table-cell>
          <table:table-cell office:value-type="float" office:value="0.0460377358490566" calcext:value-type="float">
            <text:p>0.0460377358490566</text:p>
          </table:table-cell>
          <table:table-cell office:value-type="float" office:value="12.5" calcext:value-type="float">
            <text:p>12.5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0f162b08-b0e0-3559-82e2-4faa7f372f74</text:p>
          </table:table-cell>
          <table:table-cell office:value-type="float" office:value="0.00146621135873472" calcext:value-type="float">
            <text:p>0.00146621135873472</text:p>
          </table:table-cell>
          <table:table-cell office:value-type="float" office:value="0.0143781452192667" calcext:value-type="float">
            <text:p>0.0143781452192667</text:p>
          </table:table-cell>
          <table:table-cell office:value-type="float" office:value="10.3037037037037" calcext:value-type="float">
            <text:p>10.30370370370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73ed279d-1437-35fd-bd6f-5168059ab381</text:p>
          </table:table-cell>
          <table:table-cell office:value-type="float" office:value="0.000029045643153527" calcext:value-type="float">
            <text:p>2.9045643153527E-05</text:p>
          </table:table-cell>
          <table:table-cell office:value-type="float" office:value="0.020746887966805" calcext:value-type="float">
            <text:p>0.020746887966805</text:p>
          </table:table-cell>
          <table:table-cell office:value-type="float" office:value="2.17117117117117" calcext:value-type="float">
            <text:p>2.17117117117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7e1f93db-4336-33b3-a974-cf63c64f5817</text:p>
          </table:table-cell>
          <table:table-cell office:value-type="float" office:value="0.000689757058437295" calcext:value-type="float">
            <text:p>0.000689757058437295</text:p>
          </table:table-cell>
          <table:table-cell office:value-type="float" office:value="0.0223243598161523" calcext:value-type="float">
            <text:p>0.0223243598161523</text:p>
          </table:table-cell>
          <table:table-cell office:value-type="float" office:value="10.4315068493151" calcext:value-type="float">
            <text:p>10.43150684931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ault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0a2d4ba2-95dc-3ca8-974b-539a9b155f4c</text:p>
          </table:table-cell>
          <table:table-cell office:value-type="float" office:value="0.000158653846153846" calcext:value-type="float">
            <text:p>0.000158653846153846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2.01941747572816" calcext:value-type="float">
            <text:p>2.01941747572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30e8733a-e917-3fad-bc1c-7fbf620de6f6</text:p>
          </table:table-cell>
          <table:table-cell office:value-type="float" office:value="0.00168521897810219" calcext:value-type="float">
            <text:p>0.00168521897810219</text:p>
          </table:table-cell>
          <table:table-cell office:value-type="float" office:value="0.0269160583941606" calcext:value-type="float">
            <text:p>0.0269160583941606</text:p>
          </table:table-cell>
          <table:table-cell office:value-type="float" office:value="15.1172413793103" calcext:value-type="float">
            <text:p>15.117241379310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fault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1d557c66-8e8e-3d55-bb07-ed8a800fb9d5</text:p>
          </table:table-cell>
          <table:table-cell office:value-type="float" office:value="0.00642619462178371" calcext:value-type="float">
            <text:p>0.00642619462178371</text:p>
          </table:table-cell>
          <table:table-cell office:value-type="float" office:value="0.00232153221125943" calcext:value-type="float">
            <text:p>0.00232153221125943</text:p>
          </table:table-cell>
          <table:table-cell office:value-type="float" office:value="42.3688524590164" calcext:value-type="float">
            <text:p>42.368852459016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12dbf463-b2c4-3cc9-a1e8-9109e1fe97fa</text:p>
          </table:table-cell>
          <table:table-cell office:value-type="float" office:value="0.00132432432432432" calcext:value-type="float">
            <text:p>0.00132432432432432</text:p>
          </table:table-cell>
          <table:table-cell office:value-type="float" office:value="0.00900900900900901" calcext:value-type="float">
            <text:p>0.00900900900900901</text:p>
          </table:table-cell>
          <table:table-cell office:value-type="float" office:value="18.5" calcext:value-type="float">
            <text:p>18.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fault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8f531101-d75d-3cb1-bc43-9c2bb4e360de</text:p>
          </table:table-cell>
          <table:table-cell office:value-type="float" office:value="0.000818181818181818" calcext:value-type="float">
            <text:p>0.000818181818181818</text:p>
          </table:table-cell>
          <table:table-cell office:value-type="float" office:value="0.00649350649350649" calcext:value-type="float">
            <text:p>0.00649350649350649</text:p>
          </table:table-cell>
          <table:table-cell office:value-type="float" office:value="10.5801526717557" calcext:value-type="float">
            <text:p>10.58015267175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0a636f2c-5673-3cd0-bfd8-f6624129350d</text:p>
          </table:table-cell>
          <table:table-cell office:value-type="float" office:value="0.00168170362903226" calcext:value-type="float">
            <text:p>0.00168170362903226</text:p>
          </table:table-cell>
          <table:table-cell office:value-type="float" office:value="0.0100806451612903" calcext:value-type="float">
            <text:p>0.0100806451612903</text:p>
          </table:table-cell>
          <table:table-cell office:value-type="float" office:value="17.8738738738739" calcext:value-type="float">
            <text:p>17.873873873873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default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96a11b8e-84ab-3cc3-ae16-040b5d2d0d71</text:p>
          </table:table-cell>
          <table:table-cell office:value-type="float" office:value="0.00177239523260285" calcext:value-type="float">
            <text:p>0.00177239523260285</text:p>
          </table:table-cell>
          <table:table-cell office:value-type="float" office:value="0.00807381776239908" calcext:value-type="float">
            <text:p>0.00807381776239908</text:p>
          </table:table-cell>
          <table:table-cell office:value-type="float" office:value="17.34" calcext:value-type="float">
            <text:p>17.3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fault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e1f3b660-3406-39c5-bf48-d5440f6c6e47</text:p>
          </table:table-cell>
          <table:table-cell office:value-type="float" office:value="0.00182389937106918" calcext:value-type="float">
            <text:p>0.00182389937106918</text:p>
          </table:table-cell>
          <table:table-cell office:value-type="float" office:value="0.0125786163522013" calcext:value-type="float">
            <text:p>0.0125786163522013</text:p>
          </table:table-cell>
          <table:table-cell office:value-type="float" office:value="8.91588785046729" calcext:value-type="float">
            <text:p>8.915887850467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70d41c69-3fee-344b-9153-f026eeac340f</text:p>
          </table:table-cell>
          <table:table-cell office:value-type="float" office:value="0.00193124806441623" calcext:value-type="float">
            <text:p>0.00193124806441623</text:p>
          </table:table-cell>
          <table:table-cell office:value-type="float" office:value="0.0123877361412202" calcext:value-type="float">
            <text:p>0.0123877361412202</text:p>
          </table:table-cell>
          <table:table-cell office:value-type="float" office:value="18.2429378531073" calcext:value-type="float">
            <text:p>18.242937853107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default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106b50f-85bf-36c0-8e23-524241acb977</text:p>
          </table:table-cell>
          <table:table-cell office:value-type="float" office:value="0.00210108181203516" calcext:value-type="float">
            <text:p>0.00210108181203516</text:p>
          </table:table-cell>
          <table:table-cell office:value-type="float" office:value="0.00608519269776876" calcext:value-type="float">
            <text:p>0.00608519269776876</text:p>
          </table:table-cell>
          <table:table-cell office:value-type="float" office:value="13.4454545454545" calcext:value-type="float">
            <text:p>13.445454545454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fault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462ae35-c705-3a31-8bcc-e58efea40893</text:p>
          </table:table-cell>
          <table:table-cell office:value-type="float" office:value="0.0000766129032258065" calcext:value-type="float">
            <text:p>7.66129032258065E-05</text:p>
          </table:table-cell>
          <table:table-cell office:value-type="float" office:value="0.00806451612903226" calcext:value-type="float">
            <text:p>0.00806451612903226</text:p>
          </table:table-cell>
          <table:table-cell office:value-type="float" office:value="2.01626016260163" calcext:value-type="float">
            <text:p>2.01626016260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93c2cc6f-cd9f-33a9-8b75-ef2429fa8b08</text:p>
          </table:table-cell>
          <table:table-cell office:value-type="float" office:value="0.000101928374655647" calcext:value-type="float">
            <text:p>0.000101928374655647</text:p>
          </table:table-cell>
          <table:table-cell office:value-type="float" office:value="0.022038567493113" calcext:value-type="float">
            <text:p>0.022038567493113</text:p>
          </table:table-cell>
          <table:table-cell office:value-type="float" office:value="3.42452830188679" calcext:value-type="float">
            <text:p>3.424528301886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1a333e0e-56fd-31da-a609-c08674e270f5</text:p>
          </table:table-cell>
          <table:table-cell office:value-type="float" office:value="0.000140921409214092" calcext:value-type="float">
            <text:p>0.000140921409214092</text:p>
          </table:table-cell>
          <table:table-cell office:value-type="float" office:value="0.013550135501355" calcext:value-type="float">
            <text:p>0.013550135501355</text:p>
          </table:table-cell>
          <table:table-cell office:value-type="float" office:value="3.23684210526316" calcext:value-type="float">
            <text:p>3.23684210526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74c31848-d74e-3a98-bec3-90334c788c21</text:p>
          </table:table-cell>
          <table:table-cell office:value-type="float" office:value="0.0011751863684771" calcext:value-type="float">
            <text:p>0.0011751863684771</text:p>
          </table:table-cell>
          <table:table-cell office:value-type="float" office:value="0.0053248136315229" calcext:value-type="float">
            <text:p>0.0053248136315229</text:p>
          </table:table-cell>
          <table:table-cell office:value-type="float" office:value="13.1328671328671" calcext:value-type="float">
            <text:p>13.132867132867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1b35d5d7-b953-3723-923a-69d0ca660c4e</text:p>
          </table:table-cell>
          <table:table-cell office:value-type="float" office:value="0.00142999135695765" calcext:value-type="float">
            <text:p>0.00142999135695765</text:p>
          </table:table-cell>
          <table:table-cell office:value-type="float" office:value="0.0233362143474503" calcext:value-type="float">
            <text:p>0.0233362143474503</text:p>
          </table:table-cell>
          <table:table-cell office:value-type="float" office:value="17.530303030303" calcext:value-type="float">
            <text:p>17.53030303030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492e88a4-e620-3e24-8fea-859f12521e90</text:p>
          </table:table-cell>
          <table:table-cell office:value-type="float" office:value="0.000849326599326599" calcext:value-type="float">
            <text:p>0.000849326599326599</text:p>
          </table:table-cell>
          <table:table-cell office:value-type="float" office:value="0.0207631874298541" calcext:value-type="float">
            <text:p>0.0207631874298541</text:p>
          </table:table-cell>
          <table:table-cell office:value-type="float" office:value="9.68478260869565" calcext:value-type="float">
            <text:p>9.6847826086956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04f3d61e-d754-3bbe-ba22-2657ce92eadf</text:p>
          </table:table-cell>
          <table:table-cell office:value-type="float" office:value="0.00062405303030303" calcext:value-type="float">
            <text:p>0.00062405303030303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11.6685082872928" calcext:value-type="float">
            <text:p>11.66850828729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f9ac6cd5-02cb-34c3-9d82-d54d69a08efa</text:p>
          </table:table-cell>
          <table:table-cell office:value-type="float" office:value="0.000621409214092141" calcext:value-type="float">
            <text:p>0.000621409214092141</text:p>
          </table:table-cell>
          <table:table-cell office:value-type="float" office:value="0.00650406504065041" calcext:value-type="float">
            <text:p>0.00650406504065041</text:p>
          </table:table-cell>
          <table:table-cell office:value-type="float" office:value="10.25" calcext:value-type="float">
            <text:p>10.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fault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aca202f5-04bb-3082-9532-386df3598a59</text:p>
          </table:table-cell>
          <table:table-cell office:value-type="float" office:value="0.00136882046834345" calcext:value-type="float">
            <text:p>0.00136882046834345</text:p>
          </table:table-cell>
          <table:table-cell office:value-type="float" office:value="0.0138768430182134" calcext:value-type="float">
            <text:p>0.0138768430182134</text:p>
          </table:table-cell>
          <table:table-cell office:value-type="float" office:value="17.2089552238806" calcext:value-type="float">
            <text:p>17.20895522388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fault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59f24841-5c84-33e5-b2e2-8d4837819493</text:p>
          </table:table-cell>
          <table:table-cell office:value-type="float" office:value="0.00128334025758205" calcext:value-type="float">
            <text:p>0.00128334025758205</text:p>
          </table:table-cell>
          <table:table-cell office:value-type="float" office:value="0.0153718321562111" calcext:value-type="float">
            <text:p>0.0153718321562111</text:p>
          </table:table-cell>
          <table:table-cell office:value-type="float" office:value="16.2635135135135" calcext:value-type="float">
            <text:p>16.263513513513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fault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f972751a-fd16-34d9-a2ef-734a64878079</text:p>
          </table:table-cell>
          <table:table-cell office:value-type="float" office:value="0.00127047556142668" calcext:value-type="float">
            <text:p>0.00127047556142668</text:p>
          </table:table-cell>
          <table:table-cell office:value-type="float" office:value="0.00792602377807133" calcext:value-type="float">
            <text:p>0.00792602377807133</text:p>
          </table:table-cell>
          <table:table-cell office:value-type="float" office:value="11.6461538461538" calcext:value-type="float">
            <text:p>11.64615384615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eb6a3fcb-6508-32b8-a6af-f2fa363a3f62</text:p>
          </table:table-cell>
          <table:table-cell office:value-type="float" office:value="0.0000649350649350649" calcext:value-type="float">
            <text:p>6.49350649350649E-05</text:p>
          </table:table-cell>
          <table:table-cell office:value-type="float" office:value="0.0155844155844156" calcext:value-type="float">
            <text:p>0.0155844155844156</text:p>
          </table:table-cell>
          <table:table-cell office:value-type="float" office:value="3.37719298245614" calcext:value-type="float">
            <text:p>3.37719298245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c1672ddb-40c7-338a-b240-0c64363119f8</text:p>
          </table:table-cell>
          <table:table-cell office:value-type="float" office:value="0.00133421052631579" calcext:value-type="float">
            <text:p>0.00133421052631579</text:p>
          </table:table-cell>
          <table:table-cell office:value-type="float" office:value="0.0165413533834586" calcext:value-type="float">
            <text:p>0.0165413533834586</text:p>
          </table:table-cell>
          <table:table-cell office:value-type="float" office:value="12.9126213592233" calcext:value-type="float">
            <text:p>12.91262135922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efault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d497d68c-0419-3004-adef-eb08a9b23237</text:p>
          </table:table-cell>
          <table:table-cell office:value-type="float" office:value="0.000880358285348688" calcext:value-type="float">
            <text:p>0.000880358285348688</text:p>
          </table:table-cell>
          <table:table-cell office:value-type="float" office:value="0.0115163147792706" calcext:value-type="float">
            <text:p>0.0115163147792706</text:p>
          </table:table-cell>
          <table:table-cell office:value-type="float" office:value="14.4722222222222" calcext:value-type="float">
            <text:p>14.47222222222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218023c-5c41-3f41-a7cc-a0923a3399ff</text:p>
          </table:table-cell>
          <table:table-cell office:value-type="float" office:value="0.00138364249578415" calcext:value-type="float">
            <text:p>0.00138364249578415</text:p>
          </table:table-cell>
          <table:table-cell office:value-type="float" office:value="0.00843170320404722" calcext:value-type="float">
            <text:p>0.00843170320404722</text:p>
          </table:table-cell>
          <table:table-cell office:value-type="float" office:value="10.1367521367521" calcext:value-type="float">
            <text:p>10.136752136752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f5c9c155-bb12-3cad-b78c-3c29f1063c26</text:p>
          </table:table-cell>
          <table:table-cell office:value-type="float" office:value="0.000824625060474117" calcext:value-type="float">
            <text:p>0.000824625060474117</text:p>
          </table:table-cell>
          <table:table-cell office:value-type="float" office:value="0.00919206579583938" calcext:value-type="float">
            <text:p>0.00919206579583938</text:p>
          </table:table-cell>
          <table:table-cell office:value-type="float" office:value="12.91875" calcext:value-type="float">
            <text:p>12.9187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fault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0c3f1c16-1f26-3139-bbed-34c6a02c7358</text:p>
          </table:table-cell>
          <table:table-cell office:value-type="float" office:value="0.000119521912350598" calcext:value-type="float">
            <text:p>0.000119521912350598</text:p>
          </table:table-cell>
          <table:table-cell office:value-type="float" office:value="0.0159362549800797" calcext:value-type="float">
            <text:p>0.0159362549800797</text:p>
          </table:table-cell>
          <table:table-cell office:value-type="float" office:value="2.1271186440678" calcext:value-type="float">
            <text:p>2.1271186440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8228a71-ec5c-3886-8929-b2eefdad621d</text:p>
          </table:table-cell>
          <table:table-cell office:value-type="float" office:value="0.00070374449339207" calcext:value-type="float">
            <text:p>0.00070374449339207</text:p>
          </table:table-cell>
          <table:table-cell office:value-type="float" office:value="0.00936123348017621" calcext:value-type="float">
            <text:p>0.00936123348017621</text:p>
          </table:table-cell>
          <table:table-cell office:value-type="float" office:value="9.55789473684211" calcext:value-type="float">
            <text:p>9.557894736842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12df2bd-b461-3c9a-a0d3-36b76653ef49</text:p>
          </table:table-cell>
          <table:table-cell office:value-type="float" office:value="0.000920447482908639" calcext:value-type="float">
            <text:p>0.000920447482908639</text:p>
          </table:table-cell>
          <table:table-cell office:value-type="float" office:value="0.00994406463642014" calcext:value-type="float">
            <text:p>0.00994406463642014</text:p>
          </table:table-cell>
          <table:table-cell office:value-type="float" office:value="11.2517482517483" calcext:value-type="float">
            <text:p>11.251748251748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fault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642d9b79-8e7a-379f-b270-e630fce1eacc</text:p>
          </table:table-cell>
          <table:table-cell office:value-type="float" office:value="0.00118415260454879" calcext:value-type="float">
            <text:p>0.00118415260454879</text:p>
          </table:table-cell>
          <table:table-cell office:value-type="float" office:value="0.00880410858400587" calcext:value-type="float">
            <text:p>0.00880410858400587</text:p>
          </table:table-cell>
          <table:table-cell office:value-type="float" office:value="10.3257575757576" calcext:value-type="float">
            <text:p>10.325757575757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fault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08e61e4d-d4df-3527-b967-afe7bb489ac1</text:p>
          </table:table-cell>
          <table:table-cell office:value-type="float" office:value="0.0000325581395348837" calcext:value-type="float">
            <text:p>3.25581395348837E-05</text:p>
          </table:table-cell>
          <table:table-cell office:value-type="float" office:value="0.013953488372093" calcext:value-type="float">
            <text:p>0.013953488372093</text:p>
          </table:table-cell>
          <table:table-cell office:value-type="float" office:value="2.02830188679245" calcext:value-type="float">
            <text:p>2.02830188679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8322818c-2af8-3f03-b9ff-6510727c3810</text:p>
          </table:table-cell>
          <table:table-cell office:value-type="float" office:value="0.000640921409214092" calcext:value-type="float">
            <text:p>0.000640921409214092</text:p>
          </table:table-cell>
          <table:table-cell office:value-type="float" office:value="0.013550135501355" calcext:value-type="float">
            <text:p>0.013550135501355</text:p>
          </table:table-cell>
          <table:table-cell office:value-type="float" office:value="12.8347826086957" calcext:value-type="float">
            <text:p>12.83478260869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fault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9ac8dd35-452a-3efb-a6c6-f518bfd99e0f</text:p>
          </table:table-cell>
          <table:table-cell office:value-type="float" office:value="0.000876070816676185" calcext:value-type="float">
            <text:p>0.000876070816676185</text:p>
          </table:table-cell>
          <table:table-cell office:value-type="float" office:value="0.0165619645916619" calcext:value-type="float">
            <text:p>0.0165619645916619</text:p>
          </table:table-cell>
          <table:table-cell office:value-type="float" office:value="13.1654135338346" calcext:value-type="float">
            <text:p>13.165413533834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1054ffc4-31f9-3d31-a626-a127cb1c9771</text:p>
          </table:table-cell>
          <table:table-cell office:value-type="float" office:value="0.00145350553505535" calcext:value-type="float">
            <text:p>0.00145350553505535</text:p>
          </table:table-cell>
          <table:table-cell office:value-type="float" office:value="0.00738007380073801" calcext:value-type="float">
            <text:p>0.00738007380073801</text:p>
          </table:table-cell>
          <table:table-cell office:value-type="float" office:value="10.7539682539683" calcext:value-type="float">
            <text:p>10.753968253968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fault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701633a8-b9b9-3e3e-aa14-e17f097ea63c</text:p>
          </table:table-cell>
          <table:table-cell office:value-type="float" office:value="0.00192452830188679" calcext:value-type="float">
            <text:p>0.00192452830188679</text:p>
          </table:table-cell>
          <table:table-cell office:value-type="float" office:value="0.00898472596585804" calcext:value-type="float">
            <text:p>0.00898472596585804</text:p>
          </table:table-cell>
          <table:table-cell office:value-type="float" office:value="9.19834710743802" calcext:value-type="float">
            <text:p>9.198347107438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fault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8b09290c-bde8-3f9f-9727-14797bbf5b2a</text:p>
          </table:table-cell>
          <table:table-cell office:value-type="float" office:value="0.00205394990366089" calcext:value-type="float">
            <text:p>0.00205394990366089</text:p>
          </table:table-cell>
          <table:table-cell office:value-type="float" office:value="0.0115606936416185" calcext:value-type="float">
            <text:p>0.0115606936416185</text:p>
          </table:table-cell>
          <table:table-cell office:value-type="float" office:value="9.1858407079646" calcext:value-type="float">
            <text:p>9.18584070796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937f89dc-8f8c-3f5d-b8fe-236480fad6e8</text:p>
          </table:table-cell>
          <table:table-cell office:value-type="float" office:value="0.000790794979079498" calcext:value-type="float">
            <text:p>0.000790794979079498</text:p>
          </table:table-cell>
          <table:table-cell office:value-type="float" office:value="0.0125523012552301" calcext:value-type="float">
            <text:p>0.0125523012552301</text:p>
          </table:table-cell>
          <table:table-cell office:value-type="float" office:value="11.3809523809524" calcext:value-type="float">
            <text:p>11.38095238095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e1776666-f18d-3175-a8a2-47b5719ebf04</text:p>
          </table:table-cell>
          <table:table-cell office:value-type="float" office:value="0.000246696035242291" calcext:value-type="float">
            <text:p>0.000246696035242291</text:p>
          </table:table-cell>
          <table:table-cell office:value-type="float" office:value="0.0176211453744493" calcext:value-type="float">
            <text:p>0.0176211453744493</text:p>
          </table:table-cell>
          <table:table-cell office:value-type="float" office:value="2.1214953271028" calcext:value-type="float">
            <text:p>2.1214953271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09f2ae4-6ee7-32cf-bff7-69545314cafe</text:p>
          </table:table-cell>
          <table:table-cell office:value-type="float" office:value="0.00143590733590734" calcext:value-type="float">
            <text:p>0.00143590733590734</text:p>
          </table:table-cell>
          <table:table-cell office:value-type="float" office:value="0.0115830115830116" calcext:value-type="float">
            <text:p>0.0115830115830116</text:p>
          </table:table-cell>
          <table:table-cell office:value-type="float" office:value="12.6960784313725" calcext:value-type="float">
            <text:p>12.69607843137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fault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84c3fd9f-8fdc-3014-8fec-be022645b1a0</text:p>
          </table:table-cell>
          <table:table-cell office:value-type="float" office:value="0.000992974238875878" calcext:value-type="float">
            <text:p>0.000992974238875878</text:p>
          </table:table-cell>
          <table:table-cell office:value-type="float" office:value="0.0140515222482436" calcext:value-type="float">
            <text:p>0.0140515222482436</text:p>
          </table:table-cell>
          <table:table-cell office:value-type="float" office:value="10.3306451612903" calcext:value-type="float">
            <text:p>10.330645161290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00dd0f82-0bc2-35dc-8e6a-79f952c70d94</text:p>
          </table:table-cell>
          <table:table-cell office:value-type="float" office:value="0.000533204384268214" calcext:value-type="float">
            <text:p>0.000533204384268214</text:p>
          </table:table-cell>
          <table:table-cell office:value-type="float" office:value="0.00870406189555126" calcext:value-type="float">
            <text:p>0.00870406189555126</text:p>
          </table:table-cell>
          <table:table-cell office:value-type="float" office:value="14.2293577981651" calcext:value-type="float">
            <text:p>14.22935779816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c76256c3-c2a4-31e0-991e-345c16a6ab31</text:p>
          </table:table-cell>
          <table:table-cell office:value-type="float" office:value="0.00227753846153846" calcext:value-type="float">
            <text:p>0.00227753846153846</text:p>
          </table:table-cell>
          <table:table-cell office:value-type="float" office:value="0.008" calcext:value-type="float">
            <text:p>0.008</text:p>
          </table:table-cell>
          <table:table-cell office:value-type="float" office:value="11.6071428571429" calcext:value-type="float">
            <text:p>11.607142857142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efault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08fb6c52-6c0e-39bb-a2b6-5e9e3aa59e39</text:p>
          </table:table-cell>
          <table:table-cell office:value-type="float" office:value="0.0000239520958083832" calcext:value-type="float">
            <text:p>2.39520958083832E-05</text:p>
          </table:table-cell>
          <table:table-cell office:value-type="float" office:value="0.0209580838323353" calcext:value-type="float">
            <text:p>0.0209580838323353</text:p>
          </table:table-cell>
          <table:table-cell office:value-type="float" office:value="3.24271844660194" calcext:value-type="float">
            <text:p>3.24271844660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6dfcde87-b974-3dbe-a1f7-ccd0f43c0410</text:p>
          </table:table-cell>
          <table:table-cell office:value-type="float" office:value="0.00111007025761124" calcext:value-type="float">
            <text:p>0.00111007025761124</text:p>
          </table:table-cell>
          <table:table-cell office:value-type="float" office:value="0.00702576112412178" calcext:value-type="float">
            <text:p>0.00702576112412178</text:p>
          </table:table-cell>
          <table:table-cell office:value-type="float" office:value="10.3306451612903" calcext:value-type="float">
            <text:p>10.330645161290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c9d4944-9fea-350a-94df-328820b0b53f</text:p>
          </table:table-cell>
          <table:table-cell office:value-type="float" office:value="0.000971270161290323" calcext:value-type="float">
            <text:p>0.000971270161290323</text:p>
          </table:table-cell>
          <table:table-cell office:value-type="float" office:value="0.00403225806451613" calcext:value-type="float">
            <text:p>0.00403225806451613</text:p>
          </table:table-cell>
          <table:table-cell office:value-type="float" office:value="14.6962962962963" calcext:value-type="float">
            <text:p>14.69629629629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fault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41c8bfee-85d9-340c-aaf0-7f7b1167e451</text:p>
          </table:table-cell>
          <table:table-cell office:value-type="float" office:value="0.00103560651780326" calcext:value-type="float">
            <text:p>0.00103560651780326</text:p>
          </table:table-cell>
          <table:table-cell office:value-type="float" office:value="0.00422450211225106" calcext:value-type="float">
            <text:p>0.00422450211225106</text:p>
          </table:table-cell>
          <table:table-cell office:value-type="float" office:value="12.6488549618321" calcext:value-type="float">
            <text:p>12.64885496183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fault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af5329b6-cf5f-3b62-b780-65c3c12e7803</text:p>
          </table:table-cell>
          <table:table-cell office:value-type="float" office:value="0.00106471095772217" calcext:value-type="float">
            <text:p>0.00106471095772217</text:p>
          </table:table-cell>
          <table:table-cell office:value-type="float" office:value="0.00603968938740293" calcext:value-type="float">
            <text:p>0.00603968938740293</text:p>
          </table:table-cell>
          <table:table-cell office:value-type="float" office:value="11.252427184466" calcext:value-type="float">
            <text:p>11.252427184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fault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bcb5578e-1e52-3f34-9a6b-4cd612c93837</text:p>
          </table:table-cell>
          <table:table-cell office:value-type="float" office:value="0.00122745735174655" calcext:value-type="float">
            <text:p>0.00122745735174655</text:p>
          </table:table-cell>
          <table:table-cell office:value-type="float" office:value="0.00690495532087734" calcext:value-type="float">
            <text:p>0.00690495532087734</text:p>
          </table:table-cell>
          <table:table-cell office:value-type="float" office:value="16.7482993197279" calcext:value-type="float">
            <text:p>16.74829931972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ault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f9bfb615-d73b-3647-afb3-6cb6cabf2ce8</text:p>
          </table:table-cell>
          <table:table-cell office:value-type="float" office:value="0.00103377483443709" calcext:value-type="float">
            <text:p>0.00103377483443709</text:p>
          </table:table-cell>
          <table:table-cell office:value-type="float" office:value="0.0112582781456954" calcext:value-type="float">
            <text:p>0.0112582781456954</text:p>
          </table:table-cell>
          <table:table-cell office:value-type="float" office:value="12.1774193548387" calcext:value-type="float">
            <text:p>12.17741935483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fault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7c031a63-ea3c-3ecb-a904-81066dab5f27</text:p>
          </table:table-cell>
          <table:table-cell office:value-type="float" office:value="0.00106160781367393" calcext:value-type="float">
            <text:p>0.00106160781367393</text:p>
          </table:table-cell>
          <table:table-cell office:value-type="float" office:value="0.0135236664162284" calcext:value-type="float">
            <text:p>0.0135236664162284</text:p>
          </table:table-cell>
          <table:table-cell office:value-type="float" office:value="12.4392523364486" calcext:value-type="float">
            <text:p>12.439252336448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fault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76c4fdd0-d82f-3cbe-bd16-dc94447358b7</text:p>
          </table:table-cell>
          <table:table-cell office:value-type="float" office:value="0.000678950025239778" calcext:value-type="float">
            <text:p>0.000678950025239778</text:p>
          </table:table-cell>
          <table:table-cell office:value-type="float" office:value="0.00555275113579001" calcext:value-type="float">
            <text:p>0.00555275113579001</text:p>
          </table:table-cell>
          <table:table-cell office:value-type="float" office:value="14.7835820895522" calcext:value-type="float">
            <text:p>14.78358208955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fault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e28110fe-1866-39d4-9759-db64cb90e405</text:p>
          </table:table-cell>
          <table:table-cell office:value-type="float" office:value="0.00108972845336482" calcext:value-type="float">
            <text:p>0.00108972845336482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8.22330097087379" calcext:value-type="float">
            <text:p>8.2233009708737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ault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1e670933-44b9-37d9-99b0-22bd136eb885</text:p>
          </table:table-cell>
          <table:table-cell office:value-type="float" office:value="0.00075040192926045" calcext:value-type="float">
            <text:p>0.00075040192926045</text:p>
          </table:table-cell>
          <table:table-cell office:value-type="float" office:value="0.00803858520900322" calcext:value-type="float">
            <text:p>0.00803858520900322</text:p>
          </table:table-cell>
          <table:table-cell office:value-type="float" office:value="12.1960784313725" calcext:value-type="float">
            <text:p>12.19607843137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c0aa591f-085a-34d1-8b73-0096a849997d</text:p>
          </table:table-cell>
          <table:table-cell office:value-type="float" office:value="0.00161147540983607" calcext:value-type="float">
            <text:p>0.00161147540983607</text:p>
          </table:table-cell>
          <table:table-cell office:value-type="float" office:value="0.0131147540983607" calcext:value-type="float">
            <text:p>0.0131147540983607</text:p>
          </table:table-cell>
          <table:table-cell office:value-type="float" office:value="10.5902777777778" calcext:value-type="float">
            <text:p>10.590277777777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fault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ef8692fd-87f1-3ed7-a01a-b6ad9492c627</text:p>
          </table:table-cell>
          <table:table-cell office:value-type="float" office:value="0.0011022176022176" calcext:value-type="float">
            <text:p>0.0011022176022176</text:p>
          </table:table-cell>
          <table:table-cell office:value-type="float" office:value="0.0145530145530146" calcext:value-type="float">
            <text:p>0.0145530145530146</text:p>
          </table:table-cell>
          <table:table-cell office:value-type="float" office:value="10.6888888888889" calcext:value-type="float">
            <text:p>10.68888888888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bde266b-276e-3aac-9606-9a4ce1b853c4</text:p>
          </table:table-cell>
          <table:table-cell office:value-type="float" office:value="0.000141333333333333" calcext:value-type="float">
            <text:p>0.000141333333333333</text:p>
          </table:table-cell>
          <table:table-cell office:value-type="float" office:value="0.016" calcext:value-type="float">
            <text:p>0.016</text:p>
          </table:table-cell>
          <table:table-cell office:value-type="float" office:value="3.28947368421053" calcext:value-type="float">
            <text:p>3.2894736842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87f0d759-3887-333f-8c0d-e5b835dd08a6</text:p>
          </table:table-cell>
          <table:table-cell office:value-type="float" office:value="0.000841164241164241" calcext:value-type="float">
            <text:p>0.000841164241164241</text:p>
          </table:table-cell>
          <table:table-cell office:value-type="float" office:value="0.0195426195426195" calcext:value-type="float">
            <text:p>0.0195426195426195</text:p>
          </table:table-cell>
          <table:table-cell office:value-type="float" office:value="16.8181818181818" calcext:value-type="float">
            <text:p>16.81818181818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fault</text:p>
          </table:table-cell>
          <table:table-cell office:value-type="float" office:value="149" calcext:value-type="float">
            <text:p>149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ea024be4-a2cb-3a27-a1fe-90bb617c004c</text:p>
          </table:table-cell>
          <table:table-cell office:value-type="float" office:value="0.00155875468164794" calcext:value-type="float">
            <text:p>0.00155875468164794</text:p>
          </table:table-cell>
          <table:table-cell office:value-type="float" office:value="0.0154494382022472" calcext:value-type="float">
            <text:p>0.0154494382022472</text:p>
          </table:table-cell>
          <table:table-cell office:value-type="float" office:value="13.8701298701299" calcext:value-type="float">
            <text:p>13.87012987012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fault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7df1b172-77af-3cc1-8634-41fcf441fd4a</text:p>
          </table:table-cell>
          <table:table-cell office:value-type="float" office:value="0.00671590909090909" calcext:value-type="float">
            <text:p>0.00671590909090909</text:p>
          </table:table-cell>
          <table:table-cell office:value-type="float" office:value="0.0550699300699301" calcext:value-type="float">
            <text:p>0.0550699300699301</text:p>
          </table:table-cell>
          <table:table-cell office:value-type="float" office:value="9.69491525423729" calcext:value-type="float">
            <text:p>9.6949152542372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efault</text:p>
          </table:table-cell>
          <table:table-cell office:value-type="float" office:value="174" calcext:value-type="float">
            <text:p>174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0f6bdade-8530-333f-9479-75340efbdc3c</text:p>
          </table:table-cell>
          <table:table-cell office:value-type="float" office:value="0.000236363636363636" calcext:value-type="float">
            <text:p>0.000236363636363636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2.15686274509804" calcext:value-type="float">
            <text:p>2.15686274509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47fd6f91-7c6e-37ce-a121-811732112123</text:p>
          </table:table-cell>
          <table:table-cell office:value-type="float" office:value="0.00133110976349303" calcext:value-type="float">
            <text:p>0.00133110976349303</text:p>
          </table:table-cell>
          <table:table-cell office:value-type="float" office:value="0.0139478471801092" calcext:value-type="float">
            <text:p>0.0139478471801092</text:p>
          </table:table-cell>
          <table:table-cell office:value-type="float" office:value="11.4513888888889" calcext:value-type="float">
            <text:p>11.451388888888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fault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9ae8a6ef-b663-31de-b43e-0b76e6c8cd0e</text:p>
          </table:table-cell>
          <table:table-cell office:value-type="float" office:value="0.000599197247706422" calcext:value-type="float">
            <text:p>0.000599197247706422</text:p>
          </table:table-cell>
          <table:table-cell office:value-type="float" office:value="0.00458715596330275" calcext:value-type="float">
            <text:p>0.00458715596330275</text:p>
          </table:table-cell>
          <table:table-cell office:value-type="float" office:value="13.8412698412698" calcext:value-type="float">
            <text:p>13.84126984126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b68be303-9d1c-36ae-9778-f7a950241f2e</text:p>
          </table:table-cell>
          <table:table-cell office:value-type="float" office:value="0.00303683113273106" calcext:value-type="float">
            <text:p>0.00303683113273106</text:p>
          </table:table-cell>
          <table:table-cell office:value-type="float" office:value="0.0152883947185546" calcext:value-type="float">
            <text:p>0.0152883947185546</text:p>
          </table:table-cell>
          <table:table-cell office:value-type="float" office:value="13.8365384615385" calcext:value-type="float">
            <text:p>13.836538461538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ca012ef5-3ea7-3c99-a6df-8ef72a945f4a</text:p>
          </table:table-cell>
          <table:table-cell office:value-type="float" office:value="0.00101363193768257" calcext:value-type="float">
            <text:p>0.00101363193768257</text:p>
          </table:table-cell>
          <table:table-cell office:value-type="float" office:value="0.0160662122687439" calcext:value-type="float">
            <text:p>0.0160662122687439</text:p>
          </table:table-cell>
          <table:table-cell office:value-type="float" office:value="18.1769911504425" calcext:value-type="float">
            <text:p>18.17699115044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efault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549089a-5a4e-33b4-9769-4c432bec2a86</text:p>
          </table:table-cell>
          <table:table-cell office:value-type="float" office:value="0.00192111650485437" calcext:value-type="float">
            <text:p>0.00192111650485437</text:p>
          </table:table-cell>
          <table:table-cell office:value-type="float" office:value="0.00485436893203883" calcext:value-type="float">
            <text:p>0.00485436893203883</text:p>
          </table:table-cell>
          <table:table-cell office:value-type="float" office:value="12.029197080292" calcext:value-type="float">
            <text:p>12.02919708029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fault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98f173d-838b-374d-a16a-88f6e0e58617</text:p>
          </table:table-cell>
          <table:table-cell office:value-type="float" office:value="0.000131991051454139" calcext:value-type="float">
            <text:p>0.000131991051454139</text:p>
          </table:table-cell>
          <table:table-cell office:value-type="float" office:value="0.0134228187919463" calcext:value-type="float">
            <text:p>0.0134228187919463</text:p>
          </table:table-cell>
          <table:table-cell office:value-type="float" office:value="3.04081632653061" calcext:value-type="float">
            <text:p>3.04081632653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35135e11-cd9c-3814-b01f-8bc3545381fe</text:p>
          </table:table-cell>
          <table:table-cell office:value-type="float" office:value="0.000722187303582652" calcext:value-type="float">
            <text:p>0.000722187303582652</text:p>
          </table:table-cell>
          <table:table-cell office:value-type="float" office:value="0.0182275298554368" calcext:value-type="float">
            <text:p>0.0182275298554368</text:p>
          </table:table-cell>
          <table:table-cell office:value-type="float" office:value="11.6985294117647" calcext:value-type="float">
            <text:p>11.698529411764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fault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74a77b5f-93e9-3772-8119-63865356c93d</text:p>
          </table:table-cell>
          <table:table-cell office:value-type="float" office:value="0.0000712401055408971" calcext:value-type="float">
            <text:p>7.12401055408971E-05</text:p>
          </table:table-cell>
          <table:table-cell office:value-type="float" office:value="0.0131926121372032" calcext:value-type="float">
            <text:p>0.0131926121372032</text:p>
          </table:table-cell>
          <table:table-cell office:value-type="float" office:value="3.50925925925926" calcext:value-type="float">
            <text:p>3.50925925925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740dcd96-068a-3a58-b089-5878438e5cb6</text:p>
          </table:table-cell>
          <table:table-cell office:value-type="float" office:value="0.000616348448687351" calcext:value-type="float">
            <text:p>0.000616348448687351</text:p>
          </table:table-cell>
          <table:table-cell office:value-type="float" office:value="0.0110381861575179" calcext:value-type="float">
            <text:p>0.0110381861575179</text:p>
          </table:table-cell>
          <table:table-cell office:value-type="float" office:value="15.4470046082949" calcext:value-type="float">
            <text:p>15.447004608294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efault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e9ec1fa-a4a6-3034-937a-bfc0dc07fd4c</text:p>
          </table:table-cell>
          <table:table-cell office:value-type="float" office:value="0.00179942965779468" calcext:value-type="float">
            <text:p>0.00179942965779468</text:p>
          </table:table-cell>
          <table:table-cell office:value-type="float" office:value="0.0106463878326996" calcext:value-type="float">
            <text:p>0.0106463878326996</text:p>
          </table:table-cell>
          <table:table-cell office:value-type="float" office:value="14.6111111111111" calcext:value-type="float">
            <text:p>14.611111111111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fault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15e5ddf-6874-31fa-b8b7-e966997a5967</text:p>
          </table:table-cell>
          <table:table-cell office:value-type="float" office:value="0.00117596741344196" calcext:value-type="float">
            <text:p>0.00117596741344196</text:p>
          </table:table-cell>
          <table:table-cell office:value-type="float" office:value="0.0187372708757637" calcext:value-type="float">
            <text:p>0.0187372708757637</text:p>
          </table:table-cell>
          <table:table-cell office:value-type="float" office:value="15.1543209876543" calcext:value-type="float">
            <text:p>15.154320987654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fault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4a1e700d-ef6e-3e56-a880-fb66af8a6b5b</text:p>
          </table:table-cell>
          <table:table-cell office:value-type="float" office:value="0.000632738719832109" calcext:value-type="float">
            <text:p>0.000632738719832109</text:p>
          </table:table-cell>
          <table:table-cell office:value-type="float" office:value="0.0118922700244841" calcext:value-type="float">
            <text:p>0.0118922700244841</text:p>
          </table:table-cell>
          <table:table-cell office:value-type="float" office:value="15.7955801104972" calcext:value-type="float">
            <text:p>15.795580110497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fault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3b9b1135-155b-3bd1-b4de-f84866641377</text:p>
          </table:table-cell>
          <table:table-cell office:value-type="float" office:value="0.00101700060716454" calcext:value-type="float">
            <text:p>0.00101700060716454</text:p>
          </table:table-cell>
          <table:table-cell office:value-type="float" office:value="0.0267152398299939" calcext:value-type="float">
            <text:p>0.0267152398299939</text:p>
          </table:table-cell>
          <table:table-cell office:value-type="float" office:value="10.8355263157895" calcext:value-type="float">
            <text:p>10.835526315789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fault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5733841d-15a9-30b1-8ed3-3ffa6028d525</text:p>
          </table:table-cell>
          <table:table-cell office:value-type="float" office:value="0.000804322429906542" calcext:value-type="float">
            <text:p>0.000804322429906542</text:p>
          </table:table-cell>
          <table:table-cell office:value-type="float" office:value="0.00700934579439252" calcext:value-type="float">
            <text:p>0.00700934579439252</text:p>
          </table:table-cell>
          <table:table-cell office:value-type="float" office:value="11.5675675675676" calcext:value-type="float">
            <text:p>11.56756756756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93720e1c-7af2-3d29-9a1e-be527e37fed3</text:p>
          </table:table-cell>
          <table:table-cell office:value-type="float" office:value="0.000564947780678851" calcext:value-type="float">
            <text:p>0.000564947780678851</text:p>
          </table:table-cell>
          <table:table-cell office:value-type="float" office:value="0.00522193211488251" calcext:value-type="float">
            <text:p>0.00522193211488251</text:p>
          </table:table-cell>
          <table:table-cell office:value-type="float" office:value="13.3217391304348" calcext:value-type="float">
            <text:p>13.32173913043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fault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60f93235-a0f1-3e1d-b3bd-1bdc988f92a1</text:p>
          </table:table-cell>
          <table:table-cell office:value-type="float" office:value="0.000600896860986547" calcext:value-type="float">
            <text:p>0.000600896860986547</text:p>
          </table:table-cell>
          <table:table-cell office:value-type="float" office:value="0.0064773293472845" calcext:value-type="float">
            <text:p>0.0064773293472845</text:p>
          </table:table-cell>
          <table:table-cell office:value-type="float" office:value="10.453125" calcext:value-type="float">
            <text:p>10.4531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fault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35be03c-5cf7-3927-9e22-ac3aecf4ece3</text:p>
          </table:table-cell>
          <table:table-cell office:value-type="float" office:value="0.000617849384503983" calcext:value-type="float">
            <text:p>0.000617849384503983</text:p>
          </table:table-cell>
          <table:table-cell office:value-type="float" office:value="0.0177407675597393" calcext:value-type="float">
            <text:p>0.0177407675597393</text:p>
          </table:table-cell>
          <table:table-cell office:value-type="float" office:value="13.4731707317073" calcext:value-type="float">
            <text:p>13.47317073170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fault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06e355d-e7af-3995-9d2c-918944b4b8df</text:p>
          </table:table-cell>
          <table:table-cell office:value-type="float" office:value="0.000776790248857288" calcext:value-type="float">
            <text:p>0.000776790248857288</text:p>
          </table:table-cell>
          <table:table-cell office:value-type="float" office:value="0.00558659217877095" calcext:value-type="float">
            <text:p>0.00558659217877095</text:p>
          </table:table-cell>
          <table:table-cell office:value-type="float" office:value="14.268115942029" calcext:value-type="float">
            <text:p>14.2681159420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fault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6535be25-5996-376a-8358-481243b0b7f5</text:p>
          </table:table-cell>
          <table:table-cell office:value-type="float" office:value="0.00134430546412113" calcext:value-type="float">
            <text:p>0.00134430546412113</text:p>
          </table:table-cell>
          <table:table-cell office:value-type="float" office:value="0.010533245556287" calcext:value-type="float">
            <text:p>0.010533245556287</text:p>
          </table:table-cell>
          <table:table-cell office:value-type="float" office:value="12.4508196721311" calcext:value-type="float">
            <text:p>12.45081967213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fault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7174990c-8283-36d9-9dbc-0d9dd4898f82</text:p>
          </table:table-cell>
          <table:table-cell office:value-type="float" office:value="0.0011292984869326" calcext:value-type="float">
            <text:p>0.0011292984869326</text:p>
          </table:table-cell>
          <table:table-cell office:value-type="float" office:value="0.0171939477303989" calcext:value-type="float">
            <text:p>0.0171939477303989</text:p>
          </table:table-cell>
          <table:table-cell office:value-type="float" office:value="10.8507462686567" calcext:value-type="float">
            <text:p>10.85074626865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fault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9d095e0c-e2db-33c1-ad8e-b3d4a8c21b0b</text:p>
          </table:table-cell>
          <table:table-cell office:value-type="float" office:value="0.00122050290135397" calcext:value-type="float">
            <text:p>0.00122050290135397</text:p>
          </table:table-cell>
          <table:table-cell office:value-type="float" office:value="0.00709219858156028" calcext:value-type="float">
            <text:p>0.00709219858156028</text:p>
          </table:table-cell>
          <table:table-cell office:value-type="float" office:value="14.7714285714286" calcext:value-type="float">
            <text:p>14.771428571428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fault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621e2a2-ce1a-3642-b6f5-2777d7c07c21</text:p>
          </table:table-cell>
          <table:table-cell office:value-type="float" office:value="0.00278787878787879" calcext:value-type="float">
            <text:p>0.00278787878787879</text:p>
          </table:table-cell>
          <table:table-cell office:value-type="float" office:value="0.0488215488215488" calcext:value-type="float">
            <text:p>0.0488215488215488</text:p>
          </table:table-cell>
          <table:table-cell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d810485c-dff5-3d7b-a00b-2bb9c9298134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1c4fa7e6-4e24-318c-9f7c-a20302ac1ca6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aa9c503e-8282-32dd-ab6e-aea6990c5d7f</text:p>
          </table:table-cell>
          <table:table-cell office:value-type="float" office:value="0.00811111111111111" calcext:value-type="float">
            <text:p>0.00811111111111111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498ed15e-045e-32fe-9ab2-b4687743358d</text:p>
          </table:table-cell>
          <table:table-cell office:value-type="float" office:value="3.50985714285714" calcext:value-type="float">
            <text:p>3.50985714285714</text:p>
          </table:table-cell>
          <table:table-cell office:value-type="float" office:value="0.385714285714286" calcext:value-type="float">
            <text:p>0.3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14742" calcext:value-type="float">
            <text:p>1474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ec134bd-6a67-35b6-895b-bb70c8c6c82d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4" calcext:value-type="float">
            <text:p>0.3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62297dd2-c827-34da-a5b8-1d26f5d22d00</text:p>
          </table:table-cell>
          <table:table-cell office:value-type="float" office:value="0.015" calcext:value-type="float">
            <text:p>0.015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bf481bbc-2669-3286-a305-9a5f31725c55</text:p>
          </table:table-cell>
          <table:table-cell office:value-type="float" office:value="9.59893382352941" calcext:value-type="float">
            <text:p>9.5989338235294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68" calcext:value-type="float">
            <text:p>68</text:p>
          </table:table-cell>
          <table:table-cell office:value-type="float" office:value="39164" calcext:value-type="float">
            <text:p>3916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b3d73776-5433-30fd-b54a-7ab4361dd8ac</text:p>
          </table:table-cell>
          <table:table-cell office:value-type="float" office:value="16.2803289473684" calcext:value-type="float">
            <text:p>16.2803289473684</text:p>
          </table:table-cell>
          <table:table-cell office:value-type="float" office:value="0.254385964912281" calcext:value-type="float">
            <text:p>0.254385964912281</text:p>
          </table:table-cell>
          <table:table-cell office:value-type="float" office:value="114" calcext:value-type="float">
            <text:p>114</text:p>
          </table:table-cell>
          <table:table-cell office:value-type="float" office:value="111358" calcext:value-type="float">
            <text:p>11135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d45e80b0-3bb3-30e6-9ab6-5bd39f108bd5</text:p>
          </table:table-cell>
          <table:table-cell office:value-type="float" office:value="28.3167142857143" calcext:value-type="float">
            <text:p>28.316714285714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14" calcext:value-type="float">
            <text:p>14</text:p>
          </table:table-cell>
          <table:table-cell office:value-type="float" office:value="23787" calcext:value-type="float">
            <text:p>2378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746f8964-7113-31c9-8b5c-13f8e35ae24c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5af79905-700b-3aec-96b8-c67a85d6a4ad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425987d0-ba5b-36b0-870e-7fffa2686b1f</text:p>
          </table:table-cell>
          <table:table-cell office:value-type="float" office:value="0.458427480916031" calcext:value-type="float">
            <text:p>0.458427480916031</text:p>
          </table:table-cell>
          <table:table-cell office:value-type="float" office:value="0.236641221374046" calcext:value-type="float">
            <text:p>0.236641221374046</text:p>
          </table:table-cell>
          <table:table-cell office:value-type="float" office:value="131" calcext:value-type="float">
            <text:p>131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496f878b-8444-3715-bd7c-75c19cbfc124</text:p>
          </table:table-cell>
          <table:table-cell office:value-type="float" office:value="0.00178158844765343" calcext:value-type="float">
            <text:p>0.00178158844765343</text:p>
          </table:table-cell>
          <table:table-cell office:value-type="float" office:value="0.0577617328519856" calcext:value-type="float">
            <text:p>0.0577617328519856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496f878b-8444-3715-bd7c-75c19cbfc124</text:p>
          </table:table-cell>
          <table:table-cell office:value-type="float" office:value="0.00178158844765343" calcext:value-type="float">
            <text:p>0.00178158844765343</text:p>
          </table:table-cell>
          <table:table-cell office:value-type="float" office:value="0.0577617328519856" calcext:value-type="float">
            <text:p>0.0577617328519856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496f878b-8444-3715-bd7c-75c19cbfc124</text:p>
          </table:table-cell>
          <table:table-cell office:value-type="float" office:value="0.00178158844765343" calcext:value-type="float">
            <text:p>0.00178158844765343</text:p>
          </table:table-cell>
          <table:table-cell office:value-type="float" office:value="0.0577617328519856" calcext:value-type="float">
            <text:p>0.0577617328519856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496f878b-8444-3715-bd7c-75c19cbfc124</text:p>
          </table:table-cell>
          <table:table-cell office:value-type="float" office:value="0.00178158844765343" calcext:value-type="float">
            <text:p>0.00178158844765343</text:p>
          </table:table-cell>
          <table:table-cell office:value-type="float" office:value="0.0577617328519856" calcext:value-type="float">
            <text:p>0.0577617328519856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4cd463e6-008d-3292-a074-abbb65f81aab</text:p>
          </table:table-cell>
          <table:table-cell office:value-type="float" office:value="1.14465022421525" calcext:value-type="float">
            <text:p>1.14465022421525</text:p>
          </table:table-cell>
          <table:table-cell office:value-type="float" office:value="0.116591928251121" calcext:value-type="float">
            <text:p>0.116591928251121</text:p>
          </table:table-cell>
          <table:table-cell office:value-type="float" office:value="446" calcext:value-type="float">
            <text:p>446</text:p>
          </table:table-cell>
          <table:table-cell office:value-type="float" office:value="30631" calcext:value-type="float">
            <text:p>3063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68829629-2bd8-3b12-84de-162e3cd6961e</text:p>
          </table:table-cell>
          <table:table-cell office:value-type="float" office:value="0.000192778101339546" calcext:value-type="float">
            <text:p>0.000192778101339546</text:p>
          </table:table-cell>
          <table:table-cell office:value-type="float" office:value="0.0262085032032615" calcext:value-type="float">
            <text:p>0.0262085032032615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3d9c6ad8-9d44-3e34-80c2-b08ee790e95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606cd30-bc02-321a-b3bf-0ade690eb641</text:p>
          </table:table-cell>
          <table:table-cell office:value-type="float" office:value="0.0157585227272727" calcext:value-type="float">
            <text:p>0.0157585227272727</text:p>
          </table:table-cell>
          <table:table-cell office:value-type="float" office:value="0.0568181818181818" calcext:value-type="float">
            <text:p>0.0568181818181818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3586d9a6-3281-3c40-abdb-a813ffd3e0a7</text:p>
          </table:table-cell>
          <table:table-cell office:value-type="float" office:value="0.00987121212121212" calcext:value-type="float">
            <text:p>0.0098712121212121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6bb33ab0-e7a5-3f8d-8c71-8dadb74330f2</text:p>
          </table:table-cell>
          <table:table-cell office:value-type="float" office:value="0.99223929098966" calcext:value-type="float">
            <text:p>0.99223929098966</text:p>
          </table:table-cell>
          <table:table-cell office:value-type="float" office:value="0.17725258493353" calcext:value-type="float">
            <text:p>0.17725258493353</text:p>
          </table:table-cell>
          <table:table-cell office:value-type="float" office:value="677" calcext:value-type="float">
            <text:p>677</text:p>
          </table:table-cell>
          <table:table-cell office:value-type="float" office:value="40305" calcext:value-type="float">
            <text:p>4030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7e1917ba-2db6-3940-8de5-d7592296fa59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7f88d3d2-77e0-3cb4-9bd0-8bf0bacc2b39</text:p>
          </table:table-cell>
          <table:table-cell office:value-type="float" office:value="0.0108333333333333" calcext:value-type="float">
            <text:p>0.01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71fe7353-9b3e-3acf-8cc4-0684ccf00ae3</text:p>
          </table:table-cell>
          <table:table-cell office:value-type="float" office:value="0.842655688622755" calcext:value-type="float">
            <text:p>0.842655688622755</text:p>
          </table:table-cell>
          <table:table-cell office:value-type="float" office:value="0.125748502994012" calcext:value-type="float">
            <text:p>0.125748502994012</text:p>
          </table:table-cell>
          <table:table-cell office:value-type="float" office:value="334" calcext:value-type="float">
            <text:p>334</text:p>
          </table:table-cell>
          <table:table-cell office:value-type="float" office:value="16887" calcext:value-type="float">
            <text:p>1688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8ad1f11-bb24-3356-97af-5719e690b8c8</text:p>
          </table:table-cell>
          <table:table-cell office:value-type="float" office:value="3.78996875" calcext:value-type="float">
            <text:p>3.78996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16" calcext:value-type="float">
            <text:p>16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f558c668-185b-3941-942e-e7ce2812ce8e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fe8dfa20-4b78-3cf2-8b49-a23e5ae0a400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5342b272-75c6-3efc-bd43-836131fb7602</text:p>
          </table:table-cell>
          <table:table-cell office:value-type="float" office:value="0.000884615384615385" calcext:value-type="float">
            <text:p>0.00088461538461538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01c8339b-100a-3455-97e3-45c1b91b4ee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007fa202-d51f-3619-8104-779c31c30138</text:p>
          </table:table-cell>
          <table:table-cell office:value-type="float" office:value="0.465609375" calcext:value-type="float">
            <text:p>0.4656093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128" calcext:value-type="float">
            <text:p>128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48b8c579-5d48-337c-8981-e113cda31867</text:p>
          </table:table-cell>
          <table:table-cell office:value-type="float" office:value="0.143293680297398" calcext:value-type="float">
            <text:p>0.143293680297398</text:p>
          </table:table-cell>
          <table:table-cell office:value-type="float" office:value="0.163568773234201" calcext:value-type="float">
            <text:p>0.163568773234201</text:p>
          </table:table-cell>
          <table:table-cell office:value-type="float" office:value="269" calcext:value-type="float">
            <text:p>269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11e65ac0-c46c-36f1-ad28-0fc3d9d31baa</text:p>
          </table:table-cell>
          <table:table-cell office:value-type="float" office:value="0.000975308641975309" calcext:value-type="float">
            <text:p>0.000975308641975309</text:p>
          </table:table-cell>
          <table:table-cell office:value-type="float" office:value="0.123456790123457" calcext:value-type="float">
            <text:p>0.123456790123457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bc6a613b-4804-35aa-a60d-dffa1e7f751a</text:p>
          </table:table-cell>
          <table:table-cell office:value-type="float" office:value="0.008" calcext:value-type="float">
            <text:p>0.00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92cc56c7-92c0-36a3-b62f-93fbcfd9824c</text:p>
          </table:table-cell>
          <table:table-cell office:value-type="float" office:value="2.73384090909091" calcext:value-type="float">
            <text:p>2.7338409090909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22" calcext:value-type="float">
            <text:p>22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b4b680b1-5a23-3e52-abfc-ddcbfe551195</text:p>
          </table:table-cell>
          <table:table-cell office:value-type="float" office:value="0.799638888888889" calcext:value-type="float">
            <text:p>0.799638888888889</text:p>
          </table:table-cell>
          <table:table-cell office:value-type="float" office:value="0.5" calcext:value-type="float">
            <text:p>0.5</text:p>
          </table:table-cell>
          <table:table-cell office:value-type="float" office:value="54" calcext:value-type="float">
            <text:p>54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c7f1bc00-c506-3c2d-bd43-24130180acbb</text:p>
          </table:table-cell>
          <table:table-cell office:value-type="float" office:value="0.009" calcext:value-type="float">
            <text:p>0.0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e541b697-27ce-3a29-b437-91b80df1c0f4</text:p>
          </table:table-cell>
          <table:table-cell office:value-type="float" office:value="0.00721186440677966" calcext:value-type="float">
            <text:p>0.00721186440677966</text:p>
          </table:table-cell>
          <table:table-cell office:value-type="float" office:value="0.279661016949153" calcext:value-type="float">
            <text:p>0.279661016949153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fault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6d16eae-a005-3d3c-83bd-222aa07ece53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52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0f99569d-a414-3414-bfb9-60c0dc75f74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194fa898-9fd4-3896-aee7-0b7e13c131a7</text:p>
          </table:table-cell>
          <table:table-cell office:value-type="float" office:value="0.328222222222222" calcext:value-type="float">
            <text:p>0.328222222222222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8" calcext:value-type="float">
            <text:p>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89ba5d2e-d2e0-33eb-88eb-7d2cd9073544</text:p>
          </table:table-cell>
          <table:table-cell office:value-type="float" office:value="10.0128152173913" calcext:value-type="float">
            <text:p>10.0128152173913</text:p>
          </table:table-cell>
          <table:table-cell office:value-type="float" office:value="0.210144927536232" calcext:value-type="float">
            <text:p>0.210144927536232</text:p>
          </table:table-cell>
          <table:table-cell office:value-type="float" office:value="138" calcext:value-type="float">
            <text:p>138</text:p>
          </table:table-cell>
          <table:table-cell office:value-type="float" office:value="82907" calcext:value-type="float">
            <text:p>8290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5043161b-69a7-3533-9f9f-7a52026d279b</text:p>
          </table:table-cell>
          <table:table-cell office:value-type="float" office:value="0.288785714285714" calcext:value-type="float">
            <text:p>0.28878571428571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1b1947f-67bb-3ed6-9ec2-8c16d879d673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8a94af2-9bac-3f99-adaf-9d991d085e12</text:p>
          </table:table-cell>
          <table:table-cell office:value-type="float" office:value="0.0085" calcext:value-type="float">
            <text:p>0.00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c410340e-f994-36f6-bf05-b7f3039f5e1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42a2fdc-d94a-3f71-822d-7d2675bf5181</text:p>
          </table:table-cell>
          <table:table-cell office:value-type="float" office:value="19.4804127906977" calcext:value-type="float">
            <text:p>19.4804127906977</text:p>
          </table:table-cell>
          <table:table-cell office:value-type="float" office:value="0.267441860465116" calcext:value-type="float">
            <text:p>0.267441860465116</text:p>
          </table:table-cell>
          <table:table-cell office:value-type="float" office:value="86" calcext:value-type="float">
            <text:p>86</text:p>
          </table:table-cell>
          <table:table-cell office:value-type="float" office:value="100519" calcext:value-type="float">
            <text:p>1005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12d363f6-6268-3721-9abb-f6dc9d7f006a</text:p>
          </table:table-cell>
          <table:table-cell office:value-type="float" office:value="2.09685" calcext:value-type="float">
            <text:p>2.09685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180" calcext:value-type="float">
            <text:p>180</text:p>
          </table:table-cell>
          <table:table-cell office:value-type="float" office:value="22646" calcext:value-type="float">
            <text:p>2264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452ed726-b182-3114-8433-055d2fd0832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ba83fde3-b52b-3a05-a08f-43943d3adfea</text:p>
          </table:table-cell>
          <table:table-cell office:value-type="float" office:value="0.202617647058824" calcext:value-type="float">
            <text:p>0.202617647058824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4" calcext:value-type="float">
            <text:p>3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51bd610f-3a18-30ba-aed1-6a203c8451f2</text:p>
          </table:table-cell>
          <table:table-cell office:value-type="float" office:value="0.000866666666666667" calcext:value-type="float">
            <text:p>0.00086666666666666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91037bc1-d82e-33aa-be77-d4606f776703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e23eef71-d650-39dd-835e-9991c13d9b5e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1a489cd2-1f78-3dde-9582-220a719e7926</text:p>
          </table:table-cell>
          <table:table-cell office:value-type="float" office:value="5.70435135135135" calcext:value-type="float">
            <text:p>5.70435135135135</text:p>
          </table:table-cell>
          <table:table-cell office:value-type="float" office:value="0.72972972972973" calcext:value-type="float">
            <text:p>0.72972972972973</text:p>
          </table:table-cell>
          <table:table-cell office:value-type="float" office:value="37" calcext:value-type="float">
            <text:p>37</text:p>
          </table:table-cell>
          <table:table-cell office:value-type="float" office:value="12664" calcext:value-type="float">
            <text:p>1266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a9b26b3-5f2a-3117-97b2-cab176cc5372</text:p>
          </table:table-cell>
          <table:table-cell office:value-type="float" office:value="0.492238095238095" calcext:value-type="float">
            <text:p>0.49223809523809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21" calcext:value-type="float">
            <text:p>2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50654bfa-f55f-3c4f-acd3-7c9414e3c010</text:p>
          </table:table-cell>
          <table:table-cell office:value-type="float" office:value="0.000358178053830228" calcext:value-type="float">
            <text:p>0.000358178053830228</text:p>
          </table:table-cell>
          <table:table-cell office:value-type="float" office:value="0.046583850931677" calcext:value-type="float">
            <text:p>0.046583850931677</text:p>
          </table:table-cell>
          <table:table-cell office:value-type="float" office:value="966" calcext:value-type="float">
            <text:p>9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c193dc4b-cd67-31f8-9a81-73025d09ab33</text:p>
          </table:table-cell>
          <table:table-cell office:value-type="float" office:value="0.0520172413793103" calcext:value-type="float">
            <text:p>0.0520172413793103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1304d428-99b6-301c-9f18-59139d83c4a2</text:p>
          </table:table-cell>
          <table:table-cell office:value-type="float" office:value="0.000974666666666667" calcext:value-type="float">
            <text:p>0.000974666666666667</text:p>
          </table:table-cell>
          <table:table-cell office:value-type="float" office:value="0.0906666666666667" calcext:value-type="float">
            <text:p>0.0906666666666667</text:p>
          </table:table-cell>
          <table:table-cell office:value-type="float" office:value="375" calcext:value-type="float">
            <text:p>3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538884b8-1a36-3bd0-abbc-8a12af1a3d1c</text:p>
          </table:table-cell>
          <table:table-cell office:value-type="float" office:value="0.00126315789473684" calcext:value-type="float">
            <text:p>0.00126315789473684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b21930d-ef38-3c12-aeec-6a18e144177e</text:p>
          </table:table-cell>
          <table:table-cell office:value-type="float" office:value="2.52399693251534" calcext:value-type="float">
            <text:p>2.52399693251534</text:p>
          </table:table-cell>
          <table:table-cell office:value-type="float" office:value="0.131901840490798" calcext:value-type="float">
            <text:p>0.131901840490798</text:p>
          </table:table-cell>
          <table:table-cell office:value-type="float" office:value="326" calcext:value-type="float">
            <text:p>326</text:p>
          </table:table-cell>
          <table:table-cell office:value-type="float" office:value="49370" calcext:value-type="float">
            <text:p>4937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60ba5689-83e2-37ce-80b6-949806d773fc</text:p>
          </table:table-cell>
          <table:table-cell office:value-type="float" office:value="0.0143055555555556" calcext:value-type="float">
            <text:p>0.014305555555555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83669c9c-4f39-3d11-9708-783b45398d31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1418885-602e-37b3-ab8a-0c7d43166d1e</text:p>
          </table:table-cell>
          <table:table-cell office:value-type="float" office:value="0.000199142156862745" calcext:value-type="float">
            <text:p>0.000199142156862745</text:p>
          </table:table-cell>
          <table:table-cell office:value-type="float" office:value="0.0269607843137255" calcext:value-type="float">
            <text:p>0.0269607843137255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fc13c998-95f8-3991-a524-47fc9d336008</text:p>
          </table:table-cell>
          <table:table-cell office:value-type="float" office:value="0.0638888888888889" calcext:value-type="float">
            <text:p>0.0638888888888889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4308708b-01e0-3f52-b501-0780bcb026a3</text:p>
          </table:table-cell>
          <table:table-cell office:value-type="float" office:value="1.52875" calcext:value-type="float">
            <text:p>1.528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d6d87b81-8d34-3f5b-b69d-9d36e03ec877</text:p>
          </table:table-cell>
          <table:table-cell office:value-type="float" office:value="0.84967458432304" calcext:value-type="float">
            <text:p>0.84967458432304</text:p>
          </table:table-cell>
          <table:table-cell office:value-type="float" office:value="0.104513064133017" calcext:value-type="float">
            <text:p>0.104513064133017</text:p>
          </table:table-cell>
          <table:table-cell office:value-type="float" office:value="421" calcext:value-type="float">
            <text:p>421</text:p>
          </table:table-cell>
          <table:table-cell office:value-type="float" office:value="21463" calcext:value-type="float">
            <text:p>2146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d9548c9e-c05a-387c-b30a-a73989b504d5</text:p>
          </table:table-cell>
          <table:table-cell office:value-type="float" office:value="0.002" calcext:value-type="float">
            <text:p>0.00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0907ba2a-ec0f-338e-9f35-97cb72beadf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70d8a6ab-dca9-32cc-a083-a6aa3bcdbf4b</text:p>
          </table:table-cell>
          <table:table-cell office:value-type="float" office:value="10.078358974359" calcext:value-type="float">
            <text:p>10.078358974359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78" calcext:value-type="float">
            <text:p>78</text:p>
          </table:table-cell>
          <table:table-cell office:value-type="float" office:value="47167" calcext:value-type="float">
            <text:p>4716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ac73bb6-5ff6-3b25-982a-720f0265629f</text:p>
          </table:table-cell>
          <table:table-cell office:value-type="float" office:value="0.231214285714286" calcext:value-type="float">
            <text:p>0.231214285714286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25b7f0da-f24f-3eb2-8b5e-61841dd241be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83368189-7fc9-3db0-a362-8c194f01e379</text:p>
          </table:table-cell>
          <table:table-cell office:value-type="float" office:value="10.6682253521127" calcext:value-type="float">
            <text:p>10.6682253521127</text:p>
          </table:table-cell>
          <table:table-cell office:value-type="float" office:value="0.422535211267606" calcext:value-type="float">
            <text:p>0.422535211267606</text:p>
          </table:table-cell>
          <table:table-cell office:value-type="float" office:value="71" calcext:value-type="float">
            <text:p>71</text:p>
          </table:table-cell>
          <table:table-cell office:value-type="float" office:value="45447" calcext:value-type="float">
            <text:p>454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b7e0866f-e368-3a0e-971f-ca7e99329fa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d3d69ae-925a-3f8f-91a9-83df29365600</text:p>
          </table:table-cell>
          <table:table-cell office:value-type="float" office:value="0.00340560949298813" calcext:value-type="float">
            <text:p>0.00340560949298813</text:p>
          </table:table-cell>
          <table:table-cell office:value-type="float" office:value="0.04638619201726" calcext:value-type="float">
            <text:p>0.04638619201726</text:p>
          </table:table-cell>
          <table:table-cell office:value-type="float" office:value="927" calcext:value-type="float">
            <text:p>92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faul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0118f6b7-6986-3d48-a81d-4c00544c9967</text:p>
          </table:table-cell>
          <table:table-cell office:value-type="float" office:value="0.00666666666666667" calcext:value-type="float">
            <text:p>0.006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0bc90732-56f3-3596-8784-a23d13e52e96</text:p>
          </table:table-cell>
          <table:table-cell office:value-type="float" office:value="11.7210730769231" calcext:value-type="float">
            <text:p>11.7210730769231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130" calcext:value-type="float">
            <text:p>130</text:p>
          </table:table-cell>
          <table:table-cell office:value-type="float" office:value="91425" calcext:value-type="float">
            <text:p>9142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0bc90732-56f3-3596-8784-a23d13e52e96</text:p>
          </table:table-cell>
          <table:table-cell office:value-type="float" office:value="11.7210730769231" calcext:value-type="float">
            <text:p>11.7210730769231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130" calcext:value-type="float">
            <text:p>130</text:p>
          </table:table-cell>
          <table:table-cell office:value-type="float" office:value="91425" calcext:value-type="float">
            <text:p>9142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0bc90732-56f3-3596-8784-a23d13e52e96</text:p>
          </table:table-cell>
          <table:table-cell office:value-type="float" office:value="11.7210730769231" calcext:value-type="float">
            <text:p>11.7210730769231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130" calcext:value-type="float">
            <text:p>130</text:p>
          </table:table-cell>
          <table:table-cell office:value-type="float" office:value="91425" calcext:value-type="float">
            <text:p>9142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0bc90732-56f3-3596-8784-a23d13e52e96</text:p>
          </table:table-cell>
          <table:table-cell office:value-type="float" office:value="11.7210730769231" calcext:value-type="float">
            <text:p>11.7210730769231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130" calcext:value-type="float">
            <text:p>130</text:p>
          </table:table-cell>
          <table:table-cell office:value-type="float" office:value="91425" calcext:value-type="float">
            <text:p>9142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87f42bfa-8af6-320e-a1d7-4a6b675dab46</text:p>
          </table:table-cell>
          <table:table-cell office:value-type="float" office:value="0.397923192771084" calcext:value-type="float">
            <text:p>0.397923192771084</text:p>
          </table:table-cell>
          <table:table-cell office:value-type="float" office:value="0.0813253012048193" calcext:value-type="float">
            <text:p>0.0813253012048193</text:p>
          </table:table-cell>
          <table:table-cell office:value-type="float" office:value="664" calcext:value-type="float">
            <text:p>664</text:p>
          </table:table-cell>
          <table:table-cell office:value-type="float" office:value="15854" calcext:value-type="float">
            <text:p>1585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c11ca37a-7917-3370-b2bd-97aa15667371</text:p>
          </table:table-cell>
          <table:table-cell office:value-type="float" office:value="0.837663461538462" calcext:value-type="float">
            <text:p>0.837663461538462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52" calcext:value-type="float">
            <text:p>52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fc4757c5-6fd2-3f43-8e2b-93db64ea722f</text:p>
          </table:table-cell>
          <table:table-cell office:value-type="float" office:value="0.08442" calcext:value-type="float">
            <text:p>0.08442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4eb11b59-214f-398e-adde-eaf4017377c2</text:p>
          </table:table-cell>
          <table:table-cell office:value-type="float" office:value="0.0207741935483871" calcext:value-type="float">
            <text:p>0.0207741935483871</text:p>
          </table:table-cell>
          <table:table-cell office:value-type="float" office:value="0.225806451612903" calcext:value-type="float">
            <text:p>0.225806451612903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03387394-7dd5-3af6-881e-3fa413bb0a2f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a55d658d-efce-3eb1-b15a-f080feef524d</text:p>
          </table:table-cell>
          <table:table-cell office:value-type="float" office:value="0.194819277108434" calcext:value-type="float">
            <text:p>0.194819277108434</text:p>
          </table:table-cell>
          <table:table-cell office:value-type="float" office:value="0.120481927710843" calcext:value-type="float">
            <text:p>0.120481927710843</text:p>
          </table:table-cell>
          <table:table-cell office:value-type="float" office:value="83" calcext:value-type="float">
            <text:p>83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acfcda63-2369-3fff-ad5b-c309e9b50a50</text:p>
          </table:table-cell>
          <table:table-cell office:value-type="float" office:value="0.480755813953488" calcext:value-type="float">
            <text:p>0.480755813953488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43" calcext:value-type="float">
            <text:p>43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acfcda63-2369-3fff-ad5b-c309e9b50a50</text:p>
          </table:table-cell>
          <table:table-cell office:value-type="float" office:value="0.480755813953488" calcext:value-type="float">
            <text:p>0.480755813953488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43" calcext:value-type="float">
            <text:p>43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fcda63-2369-3fff-ad5b-c309e9b50a50</text:p>
          </table:table-cell>
          <table:table-cell office:value-type="float" office:value="0.480755813953488" calcext:value-type="float">
            <text:p>0.480755813953488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43" calcext:value-type="float">
            <text:p>43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acfcda63-2369-3fff-ad5b-c309e9b50a50</text:p>
          </table:table-cell>
          <table:table-cell office:value-type="float" office:value="0.480755813953488" calcext:value-type="float">
            <text:p>0.480755813953488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43" calcext:value-type="float">
            <text:p>43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b524d10a-1342-3051-b0e9-a06ff896abbf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cc38c9d1-294c-3e99-b3a4-c6cc096d6847</text:p>
          </table:table-cell>
          <table:table-cell office:value-type="float" office:value="0.740462765957447" calcext:value-type="float">
            <text:p>0.740462765957447</text:p>
          </table:table-cell>
          <table:table-cell office:value-type="float" office:value="0.265957446808511" calcext:value-type="float">
            <text:p>0.265957446808511</text:p>
          </table:table-cell>
          <table:table-cell office:value-type="float" office:value="94" calcext:value-type="float">
            <text:p>94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d73fd9c8-4820-32e9-ae1e-8798d685f11f</text:p>
          </table:table-cell>
          <table:table-cell office:value-type="float" office:value="0.00105263157894737" calcext:value-type="float">
            <text:p>0.0010526315789473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f8cdc32a-980c-3391-be63-142345d684ba</text:p>
          </table:table-cell>
          <table:table-cell office:value-type="float" office:value="2.267" calcext:value-type="float">
            <text:p>2.2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e9c785cd-c2ba-3a96-aa64-97c7111b6f52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b42f91ac-b4d7-3482-9c16-d551112e0a9d</text:p>
          </table:table-cell>
          <table:table-cell office:value-type="float" office:value="0.00177777777777778" calcext:value-type="float">
            <text:p>0.0017777777777777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d9b416d9-5312-3cdd-a744-02ab993916bc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bc80f049-c1bc-33a0-8633-d20e1af83a8e</text:p>
          </table:table-cell>
          <table:table-cell office:value-type="float" office:value="0.003" calcext:value-type="float">
            <text:p>0.00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5d50893f-edf2-30f3-b0d6-490cb2724726</text:p>
          </table:table-cell>
          <table:table-cell office:value-type="float" office:value="0.0135" calcext:value-type="float">
            <text:p>0.0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4d00e98d-4ae2-329a-b3a2-d9f447646a0f</text:p>
          </table:table-cell>
          <table:table-cell office:value-type="float" office:value="3.21008620689655" calcext:value-type="float">
            <text:p>3.21008620689655</text:p>
          </table:table-cell>
          <table:table-cell office:value-type="float" office:value="0.413793103448276" calcext:value-type="float">
            <text:p>0.413793103448276</text:p>
          </table:table-cell>
          <table:table-cell office:value-type="float" office:value="58" calcext:value-type="float">
            <text:p>58</text:p>
          </table:table-cell>
          <table:table-cell office:value-type="float" office:value="11172" calcext:value-type="float">
            <text:p>1117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bf53ab82-2b4e-3820-8818-6c7f026eb106</text:p>
          </table:table-cell>
          <table:table-cell office:value-type="float" office:value="0.60275" calcext:value-type="float">
            <text:p>0.6027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7dfb8af-c2c7-33f1-9f8e-73268e356084</text:p>
          </table:table-cell>
          <table:table-cell office:value-type="float" office:value="0.621859375" calcext:value-type="float">
            <text:p>0.62185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32" calcext:value-type="float">
            <text:p>32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90317ccb-13d5-3e48-9cd3-d0da714e0712</text:p>
          </table:table-cell>
          <table:table-cell office:value-type="float" office:value="0.00581818181818182" calcext:value-type="float">
            <text:p>0.00581818181818182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19d60885-2ef2-3629-85d5-bb196ffa2ee8</text:p>
          </table:table-cell>
          <table:table-cell office:value-type="float" office:value="46.9810909090909" calcext:value-type="float">
            <text:p>46.9810909090909</text:p>
          </table:table-cell>
          <table:table-cell office:value-type="float" office:value="0.409090909090909" calcext:value-type="float">
            <text:p>0.409090909090909</text:p>
          </table:table-cell>
          <table:table-cell office:value-type="float" office:value="22" calcext:value-type="float">
            <text:p>22</text:p>
          </table:table-cell>
          <table:table-cell office:value-type="float" office:value="62016" calcext:value-type="float">
            <text:p>6201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3087895e-8cef-3ad9-b74b-a555a460cbb3</text:p>
          </table:table-cell>
          <table:table-cell office:value-type="float" office:value="0.669095238095238" calcext:value-type="float">
            <text:p>0.669095238095238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21" calcext:value-type="float">
            <text:p>21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44d3c490-833f-3227-852e-6902a7c223ff</text:p>
          </table:table-cell>
          <table:table-cell office:value-type="float" office:value="0.000603401969561325" calcext:value-type="float">
            <text:p>0.000603401969561325</text:p>
          </table:table-cell>
          <table:table-cell office:value-type="float" office:value="0.0331244404655327" calcext:value-type="float">
            <text:p>0.0331244404655327</text:p>
          </table:table-cell>
          <table:table-cell office:value-type="float" office:value="1117" calcext:value-type="float">
            <text:p>11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fault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d503721-9754-31fb-a401-03f36f2f2a6f</text:p>
          </table:table-cell>
          <table:table-cell office:value-type="float" office:value="0.953537931034483" calcext:value-type="float">
            <text:p>0.953537931034483</text:p>
          </table:table-cell>
          <table:table-cell office:value-type="float" office:value="0.179310344827586" calcext:value-type="float">
            <text:p>0.179310344827586</text:p>
          </table:table-cell>
          <table:table-cell office:value-type="float" office:value="290" calcext:value-type="float">
            <text:p>290</text:p>
          </table:table-cell>
          <table:table-cell office:value-type="float" office:value="16592" calcext:value-type="float">
            <text:p>1659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4b17fc9e-fc38-3ba5-a6f4-9125de13dbf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df5ce3f6-fac3-3fb4-8366-c40b6652721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1316cb2f-832c-3405-a740-126b98b4ebd3</text:p>
          </table:table-cell>
          <table:table-cell office:value-type="float" office:value="0.00142857142857143" calcext:value-type="float">
            <text:p>0.0014285714285714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341cfbdd-067c-3b04-8775-f6adfcf93a28</text:p>
          </table:table-cell>
          <table:table-cell office:value-type="float" office:value="2.9757903930131" calcext:value-type="float">
            <text:p>2.9757903930131</text:p>
          </table:table-cell>
          <table:table-cell office:value-type="float" office:value="0.187772925764192" calcext:value-type="float">
            <text:p>0.187772925764192</text:p>
          </table:table-cell>
          <table:table-cell office:value-type="float" office:value="229" calcext:value-type="float">
            <text:p>229</text:p>
          </table:table-cell>
          <table:table-cell office:value-type="float" office:value="40888" calcext:value-type="float">
            <text:p>4088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43f8045b-f5d0-33ae-97e2-6dd9e3302a35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d0be6def-9a8d-3218-8fd9-4eed4ca1e583</text:p>
          </table:table-cell>
          <table:table-cell office:value-type="float" office:value="7.06497297297297" calcext:value-type="float">
            <text:p>7.06497297297297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37" calcext:value-type="float">
            <text:p>37</text:p>
          </table:table-cell>
          <table:table-cell office:value-type="float" office:value="15685" calcext:value-type="float">
            <text:p>1568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d9d42754-eda2-39e4-adca-938fc369ce8b</text:p>
          </table:table-cell>
          <table:table-cell office:value-type="float" office:value="0.0215" calcext:value-type="float">
            <text:p>0.02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249e7d79-0755-3232-8177-d7c439f7be8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83a7396f-797f-3150-b86a-2e090772da49</text:p>
          </table:table-cell>
          <table:table-cell office:value-type="float" office:value="0.804777777777778" calcext:value-type="float">
            <text:p>0.80477777777777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13de267a-a932-3768-b1c1-bab8f4ab16a9</text:p>
          </table:table-cell>
          <table:table-cell office:value-type="float" office:value="0.15016" calcext:value-type="float">
            <text:p>0.15016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e28fd4ea-8499-3adc-9a4b-f9b6d5cb3f89</text:p>
          </table:table-cell>
          <table:table-cell office:value-type="float" office:value="0.00128571428571429" calcext:value-type="float">
            <text:p>0.0012857142857142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96e7d8a-36d0-37e3-8191-dcbb782feaa5</text:p>
          </table:table-cell>
          <table:table-cell office:value-type="float" office:value="1.27183333333333" calcext:value-type="float">
            <text:p>1.2718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562d2c2f-1c3e-34f5-9c30-7798ab4169b5</text:p>
          </table:table-cell>
          <table:table-cell office:value-type="float" office:value="2.98525806451613" calcext:value-type="float">
            <text:p>2.98525806451613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31" calcext:value-type="float">
            <text:p>31</text:p>
          </table:table-cell>
          <table:table-cell office:value-type="float" office:value="5553" calcext:value-type="float">
            <text:p>5553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85bbb81c-ca26-3799-8f39-eb88cf2f6cc9</text:p>
          </table:table-cell>
          <table:table-cell office:value-type="float" office:value="0.00290909090909091" calcext:value-type="float">
            <text:p>0.0029090909090909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b28b1fa3-48bf-3e23-ab67-4d3fe99a00b5</text:p>
          </table:table-cell>
          <table:table-cell office:value-type="float" office:value="1.31218527918782" calcext:value-type="float">
            <text:p>1.31218527918782</text:p>
          </table:table-cell>
          <table:table-cell office:value-type="float" office:value="0.197969543147208" calcext:value-type="float">
            <text:p>0.197969543147208</text:p>
          </table:table-cell>
          <table:table-cell office:value-type="float" office:value="197" calcext:value-type="float">
            <text:p>197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cee95e5f-0a1d-32a7-a271-4e0f0e4f9f3d</text:p>
          </table:table-cell>
          <table:table-cell office:value-type="float" office:value="0.0019375" calcext:value-type="float">
            <text:p>0.00193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f56f9d87-e1d9-387c-b4c3-862f46bd4be0</text:p>
          </table:table-cell>
          <table:table-cell office:value-type="float" office:value="2.73159655172414" calcext:value-type="float">
            <text:p>2.73159655172414</text:p>
          </table:table-cell>
          <table:table-cell office:value-type="float" office:value="0.296551724137931" calcext:value-type="float">
            <text:p>0.296551724137931</text:p>
          </table:table-cell>
          <table:table-cell office:value-type="float" office:value="290" calcext:value-type="float">
            <text:p>290</text:p>
          </table:table-cell>
          <table:table-cell office:value-type="float" office:value="47530" calcext:value-type="float">
            <text:p>4753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90985a8b-3e16-38d7-a3a8-7887e177d1c8</text:p>
          </table:table-cell>
          <table:table-cell office:value-type="float" office:value="0.175217391304348" calcext:value-type="float">
            <text:p>0.175217391304348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b1d93e69-7dc2-3ddc-9fec-82a10776ce0b</text:p>
          </table:table-cell>
          <table:table-cell office:value-type="float" office:value="0.45805" calcext:value-type="float">
            <text:p>0.4580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88a44ea-ca96-34d1-b5c3-2a3f05304923</text:p>
          </table:table-cell>
          <table:table-cell office:value-type="float" office:value="0.127729508196721" calcext:value-type="float">
            <text:p>0.127729508196721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61" calcext:value-type="float">
            <text:p>6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2b0f40be-ab62-3ef1-b5c8-fdc72f9d1458</text:p>
          </table:table-cell>
          <table:table-cell office:value-type="float" office:value="10.25305" calcext:value-type="float">
            <text:p>10.25305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270" calcext:value-type="float">
            <text:p>270</text:p>
          </table:table-cell>
          <table:table-cell office:value-type="float" office:value="166100" calcext:value-type="float">
            <text:p>16610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703195bf-553e-308b-8e2d-27a2ebb6d4bc</text:p>
          </table:table-cell>
          <table:table-cell office:value-type="float" office:value="2.27704054054054" calcext:value-type="float">
            <text:p>2.27704054054054</text:p>
          </table:table-cell>
          <table:table-cell office:value-type="float" office:value="0.297297297297297" calcext:value-type="float">
            <text:p>0.297297297297297</text:p>
          </table:table-cell>
          <table:table-cell office:value-type="float" office:value="37" calcext:value-type="float">
            <text:p>37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765d954e-cfec-3fd3-b3f6-b8c4d3e4a93f</text:p>
          </table:table-cell>
          <table:table-cell office:value-type="float" office:value="0.00136583400483481" calcext:value-type="float">
            <text:p>0.00136583400483481</text:p>
          </table:table-cell>
          <table:table-cell office:value-type="float" office:value="0.0265914585012087" calcext:value-type="float">
            <text:p>0.0265914585012087</text:p>
          </table:table-cell>
          <table:table-cell office:value-type="float" office:value="1241" calcext:value-type="float">
            <text:p>124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fault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7edc1dc2-48fd-35f8-8830-13cf546cc385</text:p>
          </table:table-cell>
          <table:table-cell office:value-type="float" office:value="0.043375" calcext:value-type="float">
            <text:p>0.04337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b55118d9-c26e-307e-8ced-31b40d238ca9</text:p>
          </table:table-cell>
          <table:table-cell office:value-type="float" office:value="0.164102564102564" calcext:value-type="float">
            <text:p>0.164102564102564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39" calcext:value-type="float">
            <text:p>3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45d01bf-d3d2-3151-9d8c-600edee2a287</text:p>
          </table:table-cell>
          <table:table-cell office:value-type="float" office:value="45.747347826087" calcext:value-type="float">
            <text:p>45.747347826087</text:p>
          </table:table-cell>
          <table:table-cell office:value-type="float" office:value="0.521739130434783" calcext:value-type="float">
            <text:p>0.521739130434783</text:p>
          </table:table-cell>
          <table:table-cell office:value-type="float" office:value="23" calcext:value-type="float">
            <text:p>23</text:p>
          </table:table-cell>
          <table:table-cell office:value-type="float" office:value="63132" calcext:value-type="float">
            <text:p>6313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5897e933-1aa5-367a-81d0-04362529cca7</text:p>
          </table:table-cell>
          <table:table-cell office:value-type="float" office:value="0.569142259414226" calcext:value-type="float">
            <text:p>0.569142259414226</text:p>
          </table:table-cell>
          <table:table-cell office:value-type="float" office:value="0.184100418410042" calcext:value-type="float">
            <text:p>0.184100418410042</text:p>
          </table:table-cell>
          <table:table-cell office:value-type="float" office:value="239" calcext:value-type="float">
            <text:p>239</text:p>
          </table:table-cell>
          <table:table-cell office:value-type="float" office:value="8162" calcext:value-type="float">
            <text:p>816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89ca306d-5e92-35d6-89f1-18921ecba984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e1ad556-3411-335f-b69d-d78b927e21be</text:p>
          </table:table-cell>
          <table:table-cell office:value-type="float" office:value="0.000304347826086957" calcext:value-type="float">
            <text:p>0.000304347826086957</text:p>
          </table:table-cell>
          <table:table-cell office:value-type="float" office:value="0.0869565217391304" calcext:value-type="float">
            <text:p>0.08695652173913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d69a8ab-5149-3292-886c-b62c036029b3</text:p>
          </table:table-cell>
          <table:table-cell office:value-type="float" office:value="10.6403571428571" calcext:value-type="float">
            <text:p>10.64035714285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0cdc6111-dc79-32d5-a221-5ba3df372c99</text:p>
          </table:table-cell>
          <table:table-cell office:value-type="float" office:value="0.923926470588235" calcext:value-type="float">
            <text:p>0.92392647058823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34" calcext:value-type="float">
            <text:p>34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2db89946-8e5c-3a37-802b-63e0f9d80fb1</text:p>
          </table:table-cell>
          <table:table-cell office:value-type="float" office:value="0.000315168029064487" calcext:value-type="float">
            <text:p>0.000315168029064487</text:p>
          </table:table-cell>
          <table:table-cell office:value-type="float" office:value="0.0136239782016349" calcext:value-type="float">
            <text:p>0.0136239782016349</text:p>
          </table:table-cell>
          <table:table-cell office:value-type="float" office:value="3303" calcext:value-type="float">
            <text:p>33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ault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30b2cafb-a06c-353c-b582-7fe421f456ba</text:p>
          </table:table-cell>
          <table:table-cell office:value-type="float" office:value="4.18911965811966" calcext:value-type="float">
            <text:p>4.18911965811966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117" calcext:value-type="float">
            <text:p>117</text:p>
          </table:table-cell>
          <table:table-cell office:value-type="float" office:value="29408" calcext:value-type="float">
            <text:p>2940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74a1811b-4f48-3845-a714-68f8a6d792a2</text:p>
          </table:table-cell>
          <table:table-cell office:value-type="float" office:value="0.006" calcext:value-type="float">
            <text:p>0.00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c70d0be5-df38-32be-83dd-077eb25583c6</text:p>
          </table:table-cell>
          <table:table-cell office:value-type="float" office:value="1.15607142857143" calcext:value-type="float">
            <text:p>1.15607142857143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c85a10f8-54e7-3c52-b4fd-fdabcde9dc06</text:p>
          </table:table-cell>
          <table:table-cell office:value-type="float" office:value="4.7732625" calcext:value-type="float">
            <text:p>4.7732625</text:p>
          </table:table-cell>
          <table:table-cell office:value-type="float" office:value="0.55" calcext:value-type="float">
            <text:p>0.55</text:p>
          </table:table-cell>
          <table:table-cell office:value-type="float" office:value="40" calcext:value-type="float">
            <text:p>40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10d21443-20d4-374e-80fe-a173e985d9be</text:p>
          </table:table-cell>
          <table:table-cell office:value-type="float" office:value="0.858905" calcext:value-type="float">
            <text:p>0.858905</text:p>
          </table:table-cell>
          <table:table-cell office:value-type="float" office:value="0.43" calcext:value-type="float">
            <text:p>0.43</text:p>
          </table:table-cell>
          <table:table-cell office:value-type="float" office:value="100" calcext:value-type="float">
            <text:p>100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549051df-266d-3b14-a7ae-fe65b486600d</text:p>
          </table:table-cell>
          <table:table-cell office:value-type="float" office:value="20.3357894736842" calcext:value-type="float">
            <text:p>20.335789473684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19" calcext:value-type="float">
            <text:p>19</text:p>
          </table:table-cell>
          <table:table-cell office:value-type="float" office:value="23183" calcext:value-type="float">
            <text:p>2318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5e8cc48d-d2bc-35e7-a6d8-32405012e105</text:p>
          </table:table-cell>
          <table:table-cell office:value-type="float" office:value="41.2832272727273" calcext:value-type="float">
            <text:p>41.2832272727273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22" calcext:value-type="float">
            <text:p>22</text:p>
          </table:table-cell>
          <table:table-cell office:value-type="float" office:value="54494" calcext:value-type="float">
            <text:p>5449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f63def72-3609-3b0a-9e71-5a174dddc954</text:p>
          </table:table-cell>
          <table:table-cell office:value-type="float" office:value="3.5641875" calcext:value-type="float">
            <text:p>3.564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8" calcext:value-type="float">
            <text:p>8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063aac1e-0169-34b2-b2f3-75c82f25e4ca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83d62555-f0a8-3377-ba5a-df8eda48b7ed</text:p>
          </table:table-cell>
          <table:table-cell office:value-type="float" office:value="2.74982692307692" calcext:value-type="float">
            <text:p>2.74982692307692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52" calcext:value-type="float">
            <text:p>52</text:p>
          </table:table-cell>
          <table:table-cell office:value-type="float" office:value="8580" calcext:value-type="float">
            <text:p>858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4e61593-7f9e-306b-961c-12e8315e4adc</text:p>
          </table:table-cell>
          <table:table-cell office:value-type="float" office:value="0.895125" calcext:value-type="float">
            <text:p>0.89512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dd2133c1-81dd-31e5-b073-bba8f283a153</text:p>
          </table:table-cell>
          <table:table-cell office:value-type="float" office:value="26.363995049505" calcext:value-type="float">
            <text:p>26.363995049505</text:p>
          </table:table-cell>
          <table:table-cell office:value-type="float" office:value="0.158415841584158" calcext:value-type="float">
            <text:p>0.158415841584158</text:p>
          </table:table-cell>
          <table:table-cell office:value-type="float" office:value="101" calcext:value-type="float">
            <text:p>101</text:p>
          </table:table-cell>
          <table:table-cell office:value-type="float" office:value="159766" calcext:value-type="float">
            <text:p>15976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2fb13b03-9850-3a2b-9b96-622c836c3a37</text:p>
          </table:table-cell>
          <table:table-cell office:value-type="float" office:value="1.5245" calcext:value-type="float">
            <text:p>1.5245</text:p>
          </table:table-cell>
          <table:table-cell office:value-type="float" office:value="0.216019417475728" calcext:value-type="float">
            <text:p>0.216019417475728</text:p>
          </table:table-cell>
          <table:table-cell office:value-type="float" office:value="412" calcext:value-type="float">
            <text:p>412</text:p>
          </table:table-cell>
          <table:table-cell office:value-type="float" office:value="37686" calcext:value-type="float">
            <text:p>3768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5173d95b-f4ea-3a1a-8799-9cc1d16de73c</text:p>
          </table:table-cell>
          <table:table-cell office:value-type="float" office:value="0.000947368421052632" calcext:value-type="float">
            <text:p>0.00094736842105263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98bd7fbe-bb0e-3f86-88df-54b04b64f29e</text:p>
          </table:table-cell>
          <table:table-cell office:value-type="float" office:value="4.6" calcext:value-type="float">
            <text:p>4.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1197c7a2-8ad8-3bdf-b579-def4550d2f4a</text:p>
          </table:table-cell>
          <table:table-cell office:value-type="float" office:value="0.335" calcext:value-type="float">
            <text:p>0.335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47af5090-cdf0-33e2-8225-cc2627919a70</text:p>
          </table:table-cell>
          <table:table-cell office:value-type="float" office:value="0.0346407766990291" calcext:value-type="float">
            <text:p>0.0346407766990291</text:p>
          </table:table-cell>
          <table:table-cell office:value-type="float" office:value="0.0679611650485437" calcext:value-type="float">
            <text:p>0.0679611650485437</text:p>
          </table:table-cell>
          <table:table-cell office:value-type="float" office:value="206" calcext:value-type="float">
            <text:p>20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efaul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5d4a5539-c532-3bac-84b2-36b0f1c7f2f8</text:p>
          </table:table-cell>
          <table:table-cell office:value-type="float" office:value="0.0254519230769231" calcext:value-type="float">
            <text:p>0.0254519230769231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f2fb23a-acc1-3375-b18b-dec7dc388041</text:p>
          </table:table-cell>
          <table:table-cell office:value-type="float" office:value="18.7897857142857" calcext:value-type="float">
            <text:p>18.7897857142857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float" office:value="15784" calcext:value-type="float">
            <text:p>1578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201dc586-7d13-37ad-b434-148f2a2049ca</text:p>
          </table:table-cell>
          <table:table-cell office:value-type="float" office:value="0.727666666666667" calcext:value-type="float">
            <text:p>0.727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799a5172-1a9e-386c-9117-a13b150f714c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f1cdecb6-ad3e-30ac-a04b-b6a7cf8bfd29</text:p>
          </table:table-cell>
          <table:table-cell office:value-type="float" office:value="0.0633333333333333" calcext:value-type="float">
            <text:p>0.06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f43fabc1-3665-3122-ad7b-9ed12be46109</text:p>
          </table:table-cell>
          <table:table-cell office:value-type="float" office:value="1.88075" calcext:value-type="float">
            <text:p>1.88075</text:p>
          </table:table-cell>
          <table:table-cell office:value-type="float" office:value="0.625" calcext:value-type="float">
            <text:p>0.625</text:p>
          </table:table-cell>
          <table:table-cell office:value-type="float" office:value="8" calcext:value-type="float">
            <text:p>8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ccbe79ba-b15f-36bf-9050-ce85fa470c17</text:p>
          </table:table-cell>
          <table:table-cell office:value-type="float" office:value="0.00600961538461539" calcext:value-type="float">
            <text:p>0.00600961538461539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0dad55e7-3a84-3004-b0f8-063bda3ad28a</text:p>
          </table:table-cell>
          <table:table-cell office:value-type="float" office:value="0.2174375" calcext:value-type="float">
            <text:p>0.217437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b2ec2624-bd70-3070-804b-62748acc9f2f</text:p>
          </table:table-cell>
          <table:table-cell office:value-type="float" office:value="0.219135667396061" calcext:value-type="float">
            <text:p>0.219135667396061</text:p>
          </table:table-cell>
          <table:table-cell office:value-type="float" office:value="0.12910284463895" calcext:value-type="float">
            <text:p>0.12910284463895</text:p>
          </table:table-cell>
          <table:table-cell office:value-type="float" office:value="457" calcext:value-type="float">
            <text:p>457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3d553306-5b91-3bc0-bcf5-b569ab4ea058</text:p>
          </table:table-cell>
          <table:table-cell office:value-type="float" office:value="0.00146153846153846" calcext:value-type="float">
            <text:p>0.001461538461538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7c7adb1-0717-3d85-ad56-9d7d27fc6d20</text:p>
          </table:table-cell>
          <table:table-cell office:value-type="float" office:value="0.0508333333333333" calcext:value-type="float">
            <text:p>0.05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93c70a72-89a4-39a4-a1f4-b742c15bd3bc</text:p>
          </table:table-cell>
          <table:table-cell office:value-type="float" office:value="0.00483333333333333" calcext:value-type="float">
            <text:p>0.0048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5a38cfd-f959-35d2-aab0-0f2dc9a6b64b</text:p>
          </table:table-cell>
          <table:table-cell office:value-type="float" office:value="0.00252869565217391" calcext:value-type="float">
            <text:p>0.00252869565217391</text:p>
          </table:table-cell>
          <table:table-cell office:value-type="float" office:value="0.048695652173913" calcext:value-type="float">
            <text:p>0.048695652173913</text:p>
          </table:table-cell>
          <table:table-cell office:value-type="float" office:value="575" calcext:value-type="float">
            <text:p>5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5a38cfd-f959-35d2-aab0-0f2dc9a6b64b</text:p>
          </table:table-cell>
          <table:table-cell office:value-type="float" office:value="0.00252869565217391" calcext:value-type="float">
            <text:p>0.00252869565217391</text:p>
          </table:table-cell>
          <table:table-cell office:value-type="float" office:value="0.048695652173913" calcext:value-type="float">
            <text:p>0.048695652173913</text:p>
          </table:table-cell>
          <table:table-cell office:value-type="float" office:value="575" calcext:value-type="float">
            <text:p>5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5a38cfd-f959-35d2-aab0-0f2dc9a6b64b</text:p>
          </table:table-cell>
          <table:table-cell office:value-type="float" office:value="0.00252869565217391" calcext:value-type="float">
            <text:p>0.00252869565217391</text:p>
          </table:table-cell>
          <table:table-cell office:value-type="float" office:value="0.048695652173913" calcext:value-type="float">
            <text:p>0.048695652173913</text:p>
          </table:table-cell>
          <table:table-cell office:value-type="float" office:value="575" calcext:value-type="float">
            <text:p>5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5a38cfd-f959-35d2-aab0-0f2dc9a6b64b</text:p>
          </table:table-cell>
          <table:table-cell office:value-type="float" office:value="0.00252869565217391" calcext:value-type="float">
            <text:p>0.00252869565217391</text:p>
          </table:table-cell>
          <table:table-cell office:value-type="float" office:value="0.048695652173913" calcext:value-type="float">
            <text:p>0.048695652173913</text:p>
          </table:table-cell>
          <table:table-cell office:value-type="float" office:value="575" calcext:value-type="float">
            <text:p>5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5590787b-13ab-3455-bdc6-5190c1e5d0ad</text:p>
          </table:table-cell>
          <table:table-cell office:value-type="float" office:value="0.00276923076923077" calcext:value-type="float">
            <text:p>0.0027692307692307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2d9ca5e-6e26-387b-a851-e6d80b5f3b82</text:p>
          </table:table-cell>
          <table:table-cell office:value-type="float" office:value="0.115346153846154" calcext:value-type="float">
            <text:p>0.115346153846154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0d175d0-c32e-36ed-bf12-83f3612c0739</text:p>
          </table:table-cell>
          <table:table-cell office:value-type="float" office:value="2.95854591836735" calcext:value-type="float">
            <text:p>2.95854591836735</text:p>
          </table:table-cell>
          <table:table-cell office:value-type="float" office:value="0.193877551020408" calcext:value-type="float">
            <text:p>0.193877551020408</text:p>
          </table:table-cell>
          <table:table-cell office:value-type="float" office:value="98" calcext:value-type="float">
            <text:p>98</text:p>
          </table:table-cell>
          <table:table-cell office:value-type="float" office:value="17397" calcext:value-type="float">
            <text:p>1739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07b46024-1135-3fe8-8a33-a4ad75be37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0fd03031-855d-3265-b56d-c0c1b7bd821e</text:p>
          </table:table-cell>
          <table:table-cell office:value-type="float" office:value="0.05518" calcext:value-type="float">
            <text:p>0.05518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a56fd266-8a26-3ddf-9709-915dfb33884d</text:p>
          </table:table-cell>
          <table:table-cell office:value-type="float" office:value="19.1268333333333" calcext:value-type="float">
            <text:p>19.1268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e50a1296-d63f-33bd-b151-49526e6ef466</text:p>
          </table:table-cell>
          <table:table-cell office:value-type="float" office:value="0.00188888888888889" calcext:value-type="float">
            <text:p>0.00188888888888889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64de766e-62d1-3f9c-8ce4-9de8b2fc168e</text:p>
          </table:table-cell>
          <table:table-cell office:value-type="float" office:value="0.343666666666667" calcext:value-type="float">
            <text:p>0.343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3d8a0484-13eb-38aa-870b-d9bc5caec6ca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62019226-8bdb-3c53-ad5a-90b90529dea9</text:p>
          </table:table-cell>
          <table:table-cell office:value-type="float" office:value="21.208" calcext:value-type="float">
            <text:p>21.208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37" calcext:value-type="float">
            <text:p>37</text:p>
          </table:table-cell>
          <table:table-cell office:value-type="float" office:value="47082" calcext:value-type="float">
            <text:p>4708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85f5f769-b53d-31b2-b53f-b47a38ce7880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9b7f8560-6efb-3412-95b0-d8bc214f430a</text:p>
          </table:table-cell>
          <table:table-cell office:value-type="float" office:value="0.798755376344086" calcext:value-type="float">
            <text:p>0.798755376344086</text:p>
          </table:table-cell>
          <table:table-cell office:value-type="float" office:value="0.0793010752688172" calcext:value-type="float">
            <text:p>0.0793010752688172</text:p>
          </table:table-cell>
          <table:table-cell office:value-type="float" office:value="744" calcext:value-type="float">
            <text:p>744</text:p>
          </table:table-cell>
          <table:table-cell office:value-type="float" office:value="35657" calcext:value-type="float">
            <text:p>3565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30ede05e-1f36-33ec-849c-b9d8dff70fa1</text:p>
          </table:table-cell>
          <table:table-cell office:value-type="float" office:value="0.008" calcext:value-type="float">
            <text:p>0.00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4eb89055-6e0e-3a72-b273-265e7bb51d8b</text:p>
          </table:table-cell>
          <table:table-cell office:value-type="float" office:value="0.00583333333333333" calcext:value-type="float">
            <text:p>0.0058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71f7d8a9-9f50-35b3-84c7-839780fea2d7</text:p>
          </table:table-cell>
          <table:table-cell office:value-type="float" office:value="29.8268862433862" calcext:value-type="float">
            <text:p>29.8268862433862</text:p>
          </table:table-cell>
          <table:table-cell office:value-type="float" office:value="0.0383597883597884" calcext:value-type="float">
            <text:p>0.0383597883597884</text:p>
          </table:table-cell>
          <table:table-cell office:value-type="float" office:value="756" calcext:value-type="float">
            <text:p>756</text:p>
          </table:table-cell>
          <table:table-cell office:value-type="float" office:value="1352948" calcext:value-type="float">
            <text:p>1352948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be90b0af-9b2e-3928-8127-ddbbfff32501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d5fa53a0-e998-39f1-b00b-7381fe071492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78" calcext:value-type="float">
            <text:p>78</text:p>
          </table:table-cell>
          <table:table-cell office:value-type="float" office:value="4523" calcext:value-type="float">
            <text:p>452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e2deb757-d361-3462-8b72-b212b6210b51</text:p>
          </table:table-cell>
          <table:table-cell office:value-type="float" office:value="0.000657142857142857" calcext:value-type="float">
            <text:p>0.000657142857142857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311d394e-446f-3ac9-8ddc-98575ad22b13</text:p>
          </table:table-cell>
          <table:table-cell office:value-type="float" office:value="0.0318720930232558" calcext:value-type="float">
            <text:p>0.0318720930232558</text:p>
          </table:table-cell>
          <table:table-cell office:value-type="float" office:value="0.302325581395349" calcext:value-type="float">
            <text:p>0.302325581395349</text:p>
          </table:table-cell>
          <table:table-cell office:value-type="float" office:value="86" calcext:value-type="float">
            <text:p>8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10e60b4b-e503-303c-8d34-1dee8512ddb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14c54b9b-cf38-35d9-9333-9007d4e19b09</text:p>
          </table:table-cell>
          <table:table-cell office:value-type="float" office:value="0.000481481481481481" calcext:value-type="float">
            <text:p>0.000481481481481481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8cefa22-acc9-3143-adcf-f1d97183205f</text:p>
          </table:table-cell>
          <table:table-cell office:value-type="float" office:value="0.979211453744493" calcext:value-type="float">
            <text:p>0.979211453744493</text:p>
          </table:table-cell>
          <table:table-cell office:value-type="float" office:value="0.224669603524229" calcext:value-type="float">
            <text:p>0.224669603524229</text:p>
          </table:table-cell>
          <table:table-cell office:value-type="float" office:value="227" calcext:value-type="float">
            <text:p>227</text:p>
          </table:table-cell>
          <table:table-cell office:value-type="float" office:value="13337" calcext:value-type="float">
            <text:p>1333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6dda7eee-1a03-39b3-a896-96a1f0c2f58f</text:p>
          </table:table-cell>
          <table:table-cell office:value-type="float" office:value="0.424638888888889" calcext:value-type="float">
            <text:p>0.424638888888889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8" calcext:value-type="float">
            <text:p>1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2a0f18e6-bccb-36f3-9de8-5440d6df0722</text:p>
          </table:table-cell>
          <table:table-cell office:value-type="float" office:value="0.0644435483870968" calcext:value-type="float">
            <text:p>0.0644435483870968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59f9c567-eb4e-320a-9a06-91e56ba9a7bb</text:p>
          </table:table-cell>
          <table:table-cell office:value-type="float" office:value="0.37402380952381" calcext:value-type="float">
            <text:p>0.3740238095238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647b4a52-5eb5-3cd5-aa45-6a3123c29913</text:p>
          </table:table-cell>
          <table:table-cell office:value-type="float" office:value="0.00179661716171617" calcext:value-type="float">
            <text:p>0.00179661716171617</text:p>
          </table:table-cell>
          <table:table-cell office:value-type="float" office:value="0.0297029702970297" calcext:value-type="float">
            <text:p>0.0297029702970297</text:p>
          </table:table-cell>
          <table:table-cell office:value-type="float" office:value="1212" calcext:value-type="float">
            <text:p>12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fault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00bcf38a-a97e-3a9c-8ba6-1383596682c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23fcfb81-42ba-3576-92ad-3f16194ed124</text:p>
          </table:table-cell>
          <table:table-cell office:value-type="float" office:value="0.00518181818181818" calcext:value-type="float">
            <text:p>0.0051818181818181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a2aa7767-f99a-3e8e-81f6-c75dc3c582e1</text:p>
          </table:table-cell>
          <table:table-cell office:value-type="float" office:value="1.77852976190476" calcext:value-type="float">
            <text:p>1.77852976190476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84" calcext:value-type="float">
            <text:p>84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ebc65591-2eea-3d5c-9562-05795c3acbc2</text:p>
          </table:table-cell>
          <table:table-cell office:value-type="float" office:value="0.591653147699758" calcext:value-type="float">
            <text:p>0.591653147699758</text:p>
          </table:table-cell>
          <table:table-cell office:value-type="float" office:value="0.0423728813559322" calcext:value-type="float">
            <text:p>0.0423728813559322</text:p>
          </table:table-cell>
          <table:table-cell office:value-type="float" office:value="826" calcext:value-type="float">
            <text:p>826</text:p>
          </table:table-cell>
          <table:table-cell office:value-type="float" office:value="29323" calcext:value-type="float">
            <text:p>29323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045bf362-7a59-3dbd-a548-4ee5f79bc579</text:p>
          </table:table-cell>
          <table:table-cell office:value-type="float" office:value="0.378850649350649" calcext:value-type="float">
            <text:p>0.378850649350649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770" calcext:value-type="float">
            <text:p>770</text:p>
          </table:table-cell>
          <table:table-cell office:value-type="float" office:value="17503" calcext:value-type="float">
            <text:p>1750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0d3b95c2-dd2a-31e4-9902-39a32b3c7eb7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61abe338-32b3-3b4f-8fff-06644e77212b</text:p>
          </table:table-cell>
          <table:table-cell office:value-type="float" office:value="0.0334166666666667" calcext:value-type="float">
            <text:p>0.0334166666666667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22b2c55-6705-3e07-8680-b5d76fd5f680</text:p>
          </table:table-cell>
          <table:table-cell office:value-type="float" office:value="21.5993333333333" calcext:value-type="float">
            <text:p>21.599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38879" calcext:value-type="float">
            <text:p>3887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91f1406e-4d69-36de-a5e1-fb72d7e5e0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c1887778-69e6-3f5a-b22f-d1fc986a054a</text:p>
          </table:table-cell>
          <table:table-cell office:value-type="float" office:value="0.428548387096774" calcext:value-type="float">
            <text:p>0.428548387096774</text:p>
          </table:table-cell>
          <table:table-cell office:value-type="float" office:value="0.258064516129032" calcext:value-type="float">
            <text:p>0.258064516129032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e35713c0-1c6d-3775-bbda-481298f38d1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dbdd6cc-92b1-3ef1-b345-5f2867f9cf96</text:p>
          </table:table-cell>
          <table:table-cell office:value-type="float" office:value="1.40168148148148" calcext:value-type="float">
            <text:p>1.40168148148148</text:p>
          </table:table-cell>
          <table:table-cell office:value-type="float" office:value="0.362962962962963" calcext:value-type="float">
            <text:p>0.362962962962963</text:p>
          </table:table-cell>
          <table:table-cell office:value-type="float" office:value="135" calcext:value-type="float">
            <text:p>135</text:p>
          </table:table-cell>
          <table:table-cell office:value-type="float" office:value="11354" calcext:value-type="float">
            <text:p>1135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5a4d0334-3f24-3811-9373-9a2c4d3bf36f</text:p>
          </table:table-cell>
          <table:table-cell office:value-type="float" office:value="0.0013125" calcext:value-type="float">
            <text:p>0.001312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63c16919-dc3d-3b37-8338-99b3704959f4</text:p>
          </table:table-cell>
          <table:table-cell office:value-type="float" office:value="0.076745" calcext:value-type="float">
            <text:p>0.076745</text:p>
          </table:table-cell>
          <table:table-cell office:value-type="float" office:value="0.14" calcext:value-type="float">
            <text:p>0.14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add84c84-0918-322e-8ef5-811cb27b0b72</text:p>
          </table:table-cell>
          <table:table-cell office:value-type="float" office:value="2.34194751908397" calcext:value-type="float">
            <text:p>2.34194751908397</text:p>
          </table:table-cell>
          <table:table-cell office:value-type="float" office:value="0.110687022900763" calcext:value-type="float">
            <text:p>0.110687022900763</text:p>
          </table:table-cell>
          <table:table-cell office:value-type="float" office:value="524" calcext:value-type="float">
            <text:p>524</text:p>
          </table:table-cell>
          <table:table-cell office:value-type="float" office:value="73631" calcext:value-type="float">
            <text:p>7363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fbb60639-b734-3272-93d6-698ecee8b846</text:p>
          </table:table-cell>
          <table:table-cell office:value-type="float" office:value="0.891656216216216" calcext:value-type="float">
            <text:p>0.891656216216216</text:p>
          </table:table-cell>
          <table:table-cell office:value-type="float" office:value="0.0940540540540541" calcext:value-type="float">
            <text:p>0.0940540540540541</text:p>
          </table:table-cell>
          <table:table-cell office:value-type="float" office:value="925" calcext:value-type="float">
            <text:p>925</text:p>
          </table:table-cell>
          <table:table-cell office:value-type="float" office:value="49487" calcext:value-type="float">
            <text:p>4948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5cb73795-381c-39b3-8a90-74d0070548d9</text:p>
          </table:table-cell>
          <table:table-cell office:value-type="float" office:value="3.43394736842105" calcext:value-type="float">
            <text:p>3.4339473684210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e7423a60-a635-3559-a350-318fe9e491bd</text:p>
          </table:table-cell>
          <table:table-cell office:value-type="float" office:value="0.406" calcext:value-type="float">
            <text:p>0.40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0770ef71-923b-352d-b185-140caf94f53e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5b3139b3-5f0f-3e53-b8d6-1c07fde757a0</text:p>
          </table:table-cell>
          <table:table-cell office:value-type="float" office:value="3.1715" calcext:value-type="float">
            <text:p>3.1715</text:p>
          </table:table-cell>
          <table:table-cell office:value-type="float" office:value="0.48" calcext:value-type="float">
            <text:p>0.48</text:p>
          </table:table-cell>
          <table:table-cell office:value-type="float" office:value="25" calcext:value-type="float">
            <text:p>25</text:p>
          </table:table-cell>
          <table:table-cell office:value-type="float" office:value="4758" calcext:value-type="float">
            <text:p>475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ba95a958-9986-3108-90bd-73319e753671</text:p>
          </table:table-cell>
          <table:table-cell office:value-type="float" office:value="0.0993417721518987" calcext:value-type="float">
            <text:p>0.0993417721518987</text:p>
          </table:table-cell>
          <table:table-cell office:value-type="float" office:value="0.151898734177215" calcext:value-type="float">
            <text:p>0.151898734177215</text:p>
          </table:table-cell>
          <table:table-cell office:value-type="float" office:value="79" calcext:value-type="float">
            <text:p>79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6f217ee9-b57b-38f0-976c-1deb9f09fc75</text:p>
          </table:table-cell>
          <table:table-cell office:value-type="float" office:value="0.465538461538462" calcext:value-type="float">
            <text:p>0.46553846153846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21" calcext:value-type="float">
            <text:p>221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988b8f9d-6cc8-3451-8bf2-022aa33c5549</text:p>
          </table:table-cell>
          <table:table-cell office:value-type="float" office:value="2.23493548387097" calcext:value-type="float">
            <text:p>2.23493548387097</text:p>
          </table:table-cell>
          <table:table-cell office:value-type="float" office:value="0.564516129032258" calcext:value-type="float">
            <text:p>0.564516129032258</text:p>
          </table:table-cell>
          <table:table-cell office:value-type="float" office:value="62" calcext:value-type="float">
            <text:p>62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c66023c9-4cc8-3fbb-af71-3a9bb22828bd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ec408fd5-c154-3679-b101-f3adf47b43d8</text:p>
          </table:table-cell>
          <table:table-cell office:value-type="float" office:value="0.0175267857142857" calcext:value-type="float">
            <text:p>0.0175267857142857</text:p>
          </table:table-cell>
          <table:table-cell office:value-type="float" office:value="0.258928571428571" calcext:value-type="float">
            <text:p>0.258928571428571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114c50fa-16b5-359f-bbd2-dadecde3b277</text:p>
          </table:table-cell>
          <table:table-cell office:value-type="float" office:value="1.43863" calcext:value-type="float">
            <text:p>1.43863</text:p>
          </table:table-cell>
          <table:table-cell office:value-type="float" office:value="0.175" calcext:value-type="float">
            <text:p>0.175</text:p>
          </table:table-cell>
          <table:table-cell office:value-type="float" office:value="200" calcext:value-type="float">
            <text:p>200</text:p>
          </table:table-cell>
          <table:table-cell office:value-type="float" office:value="17264" calcext:value-type="float">
            <text:p>1726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5654cc55-2810-3103-8401-22678dedc19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fc786950-6f16-3d66-a7bb-01c19abc6363</text:p>
          </table:table-cell>
          <table:table-cell office:value-type="float" office:value="0.186" calcext:value-type="float">
            <text:p>0.18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270c4cd6-3c4a-3cf9-a99f-30c2909cdd69</text:p>
          </table:table-cell>
          <table:table-cell office:value-type="float" office:value="3.22752380952381" calcext:value-type="float">
            <text:p>3.2275238095238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21" calcext:value-type="float">
            <text:p>21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c2e04f4f-9b9d-3caa-806a-94a62209d904</text:p>
          </table:table-cell>
          <table:table-cell office:value-type="float" office:value="0.592384615384615" calcext:value-type="float">
            <text:p>0.59238461538461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f887462c-76a3-315c-ab83-6956aab89c95</text:p>
          </table:table-cell>
          <table:table-cell office:value-type="float" office:value="1.40641739130435" calcext:value-type="float">
            <text:p>1.40641739130435</text:p>
          </table:table-cell>
          <table:table-cell office:value-type="float" office:value="0.156521739130435" calcext:value-type="float">
            <text:p>0.156521739130435</text:p>
          </table:table-cell>
          <table:table-cell office:value-type="float" office:value="115" calcext:value-type="float">
            <text:p>115</text:p>
          </table:table-cell>
          <table:table-cell office:value-type="float" office:value="9705" calcext:value-type="float">
            <text:p>970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8d042f89-1da9-3a79-b95e-295466f18cbc</text:p>
          </table:table-cell>
          <table:table-cell office:value-type="float" office:value="0.00166666666666667" calcext:value-type="float">
            <text:p>0.00166666666666667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4dce78a-a7d0-3162-a1bd-774bbf78e7bd</text:p>
          </table:table-cell>
          <table:table-cell office:value-type="float" office:value="2.05658620689655" calcext:value-type="float">
            <text:p>2.0565862068965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29" calcext:value-type="float">
            <text:p>29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db31ccb9-8415-3d01-96a0-cc6344daa88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06e61dbd-14b3-3ec7-88ce-1bc0125f2bda</text:p>
          </table:table-cell>
          <table:table-cell office:value-type="float" office:value="5.74180612244898" calcext:value-type="float">
            <text:p>5.74180612244898</text:p>
          </table:table-cell>
          <table:table-cell office:value-type="float" office:value="0.299319727891156" calcext:value-type="float">
            <text:p>0.299319727891156</text:p>
          </table:table-cell>
          <table:table-cell office:value-type="float" office:value="147" calcext:value-type="float">
            <text:p>147</text:p>
          </table:table-cell>
          <table:table-cell office:value-type="float" office:value="50643" calcext:value-type="float">
            <text:p>5064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5071ded9-e038-3e37-ab21-72440a26ca93</text:p>
          </table:table-cell>
          <table:table-cell office:value-type="float" office:value="0.0021875" calcext:value-type="float">
            <text:p>0.0021875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1a65245-ebc0-366a-9fb2-ba752365eccb</text:p>
          </table:table-cell>
          <table:table-cell office:value-type="float" office:value="0.000861111111111111" calcext:value-type="float">
            <text:p>0.000861111111111111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286cf539-f6df-3af7-a0d9-fd9c0149b5d5</text:p>
          </table:table-cell>
          <table:table-cell office:value-type="float" office:value="0.007" calcext:value-type="float">
            <text:p>0.00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43bb0c22-a481-3b8c-aef6-0d76eff8bfec</text:p>
          </table:table-cell>
          <table:table-cell office:value-type="float" office:value="0.607632352941177" calcext:value-type="float">
            <text:p>0.607632352941177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34" calcext:value-type="float">
            <text:p>34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529082f0-228e-3941-a43e-4c7421894f1d</text:p>
          </table:table-cell>
          <table:table-cell office:value-type="float" office:value="0.00588190954773869" calcext:value-type="float">
            <text:p>0.00588190954773869</text:p>
          </table:table-cell>
          <table:table-cell office:value-type="float" office:value="0.0519262981574539" calcext:value-type="float">
            <text:p>0.0519262981574539</text:p>
          </table:table-cell>
          <table:table-cell office:value-type="float" office:value="597" calcext:value-type="float">
            <text:p>5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fault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8c603b36-76b3-38a9-8a59-10f40e4cd2ce</text:p>
          </table:table-cell>
          <table:table-cell office:value-type="float" office:value="0.00854251012145749" calcext:value-type="float">
            <text:p>0.00854251012145749</text:p>
          </table:table-cell>
          <table:table-cell office:value-type="float" office:value="0.109311740890688" calcext:value-type="float">
            <text:p>0.109311740890688</text:p>
          </table:table-cell>
          <table:table-cell office:value-type="float" office:value="247" calcext:value-type="float">
            <text:p>24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efaul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c61b94bf-8f96-384c-aaf7-556b88881892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6923ade6-c2ad-368c-8430-caa52b97157a</text:p>
          </table:table-cell>
          <table:table-cell office:value-type="float" office:value="55.363375" calcext:value-type="float">
            <text:p>55.36337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6575" calcext:value-type="float">
            <text:p>2657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6b289ebc-45ff-33df-a384-a951041a94a3</text:p>
          </table:table-cell>
          <table:table-cell office:value-type="float" office:value="2.74463461538462" calcext:value-type="float">
            <text:p>2.74463461538462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78" calcext:value-type="float">
            <text:p>78</text:p>
          </table:table-cell>
          <table:table-cell office:value-type="float" office:value="12845" calcext:value-type="float">
            <text:p>1284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931c11e2-66c8-30c6-a731-eb410d38a1af</text:p>
          </table:table-cell>
          <table:table-cell office:value-type="float" office:value="2.93609917355372" calcext:value-type="float">
            <text:p>2.93609917355372</text:p>
          </table:table-cell>
          <table:table-cell office:value-type="float" office:value="0.165289256198347" calcext:value-type="float">
            <text:p>0.165289256198347</text:p>
          </table:table-cell>
          <table:table-cell office:value-type="float" office:value="242" calcext:value-type="float">
            <text:p>242</text:p>
          </table:table-cell>
          <table:table-cell office:value-type="float" office:value="42633" calcext:value-type="float">
            <text:p>4263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55d29f9b-a9e8-35f0-95fc-66ac1b0cee75</text:p>
          </table:table-cell>
          <table:table-cell office:value-type="float" office:value="0.408230337078652" calcext:value-type="float">
            <text:p>0.408230337078652</text:p>
          </table:table-cell>
          <table:table-cell office:value-type="float" office:value="0.292134831460674" calcext:value-type="float">
            <text:p>0.292134831460674</text:p>
          </table:table-cell>
          <table:table-cell office:value-type="float" office:value="89" calcext:value-type="float">
            <text:p>89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5b9e8f49-7c3b-3056-a63e-76381485fa03</text:p>
          </table:table-cell>
          <table:table-cell office:value-type="float" office:value="2.62586498855835" calcext:value-type="float">
            <text:p>2.62586498855835</text:p>
          </table:table-cell>
          <table:table-cell office:value-type="float" office:value="0.112128146453089" calcext:value-type="float">
            <text:p>0.112128146453089</text:p>
          </table:table-cell>
          <table:table-cell office:value-type="float" office:value="437" calcext:value-type="float">
            <text:p>437</text:p>
          </table:table-cell>
          <table:table-cell office:value-type="float" office:value="68851" calcext:value-type="float">
            <text:p>6885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657820ef-f709-3ed4-8306-a74f3d50265a</text:p>
          </table:table-cell>
          <table:table-cell office:value-type="float" office:value="0.0525" calcext:value-type="float">
            <text:p>0.05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995a2da3-18f0-3400-a158-d97ce9f36d16</text:p>
          </table:table-cell>
          <table:table-cell office:value-type="float" office:value="0.0065" calcext:value-type="float">
            <text:p>0.00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6506921-450a-361b-91d5-d0dce52aeef5</text:p>
          </table:table-cell>
          <table:table-cell office:value-type="float" office:value="0.207" calcext:value-type="float">
            <text:p>0.207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21" calcext:value-type="float">
            <text:p>2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b9cd53d1-8923-3611-b235-a75adca18b38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ebbc6ab5-ed91-3908-9ceb-afb91897697d</text:p>
          </table:table-cell>
          <table:table-cell office:value-type="float" office:value="0.4415875" calcext:value-type="float">
            <text:p>0.4415875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320" calcext:value-type="float">
            <text:p>320</text:p>
          </table:table-cell>
          <table:table-cell office:value-type="float" office:value="8479" calcext:value-type="float">
            <text:p>847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f7cb02bb-934a-334b-9b72-e69a5065122e</text:p>
          </table:table-cell>
          <table:table-cell office:value-type="float" office:value="19.1335294117647" calcext:value-type="float">
            <text:p>19.133529411764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51" calcext:value-type="float">
            <text:p>51</text:p>
          </table:table-cell>
          <table:table-cell office:value-type="float" office:value="58549" calcext:value-type="float">
            <text:p>5854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3c1d48a5-b6a7-3a5f-baeb-9ef32bae17e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28571428571429" calcext:value-type="float">
            <text:p>0.128571428571429</text:p>
          </table:table-cell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faul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64e6a921-b566-3ac7-91ac-0aa32dff0ec3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155fdbe3-84d0-37b2-a37f-ae51f84d0dd1</text:p>
          </table:table-cell>
          <table:table-cell office:value-type="float" office:value="0.569419161676647" calcext:value-type="float">
            <text:p>0.569419161676647</text:p>
          </table:table-cell>
          <table:table-cell office:value-type="float" office:value="0.179640718562874" calcext:value-type="float">
            <text:p>0.179640718562874</text:p>
          </table:table-cell>
          <table:table-cell office:value-type="float" office:value="167" calcext:value-type="float">
            <text:p>167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52a5b1c0-11c6-3329-9bbf-74ac4b6c0b47</text:p>
          </table:table-cell>
          <table:table-cell office:value-type="float" office:value="10.61148" calcext:value-type="float">
            <text:p>10.61148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31835" calcext:value-type="float">
            <text:p>3183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c838c0a4-3f4b-3e41-bb8b-a34269fc2767</text:p>
          </table:table-cell>
          <table:table-cell office:value-type="float" office:value="0.00458333333333333" calcext:value-type="float">
            <text:p>0.00458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b1b4d829-f978-36b6-b4ce-f4aeb3ad2288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cd5c2fe4-28d9-30cf-9a6e-4fd59844bce9</text:p>
          </table:table-cell>
          <table:table-cell office:value-type="float" office:value="0.0234318181818182" calcext:value-type="float">
            <text:p>0.0234318181818182</text:p>
          </table:table-cell>
          <table:table-cell office:value-type="float" office:value="0.238636363636364" calcext:value-type="float">
            <text:p>0.238636363636364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efault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66e4749b-9cf4-3d99-9e33-47bf2a439731</text:p>
          </table:table-cell>
          <table:table-cell office:value-type="float" office:value="0.314452380952381" calcext:value-type="float">
            <text:p>0.31445238095238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21" calcext:value-type="float">
            <text:p>2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827b8eff-9ca2-3f56-8269-eff6ae25c42f</text:p>
          </table:table-cell>
          <table:table-cell office:value-type="float" office:value="0.309114006514658" calcext:value-type="float">
            <text:p>0.309114006514658</text:p>
          </table:table-cell>
          <table:table-cell office:value-type="float" office:value="0.149837133550489" calcext:value-type="float">
            <text:p>0.149837133550489</text:p>
          </table:table-cell>
          <table:table-cell office:value-type="float" office:value="614" calcext:value-type="float">
            <text:p>614</text:p>
          </table:table-cell>
          <table:table-cell office:value-type="float" office:value="11388" calcext:value-type="float">
            <text:p>11388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fe2a9177-33b6-332e-b309-3a4beeede4cb</text:p>
          </table:table-cell>
          <table:table-cell office:value-type="float" office:value="0.00141666666666667" calcext:value-type="float">
            <text:p>0.00141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b8c97f0a-d803-3dc2-8fa7-3290a0c72d67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fd384a3f-5e0a-39b1-9231-c6c03e4f702a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a0e5f64-7376-3236-a55f-a72d0d15a68d</text:p>
          </table:table-cell>
          <table:table-cell office:value-type="float" office:value="81.1654117647059" calcext:value-type="float">
            <text:p>81.16541176470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7" calcext:value-type="float">
            <text:p>17</text:p>
          </table:table-cell>
          <table:table-cell office:value-type="float" office:value="82789" calcext:value-type="float">
            <text:p>8278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55eba7fd-b6f8-3e84-a19e-a37c74aa0fbe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7564f052-4f0f-38bf-92c0-67f21cc3f3b3</text:p>
          </table:table-cell>
          <table:table-cell office:value-type="float" office:value="0.0175" calcext:value-type="float">
            <text:p>0.01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be56b5e8-c2c3-3d36-8809-cc7892180581</text:p>
          </table:table-cell>
          <table:table-cell office:value-type="float" office:value="0.0075" calcext:value-type="float">
            <text:p>0.00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16e0f46b-d2da-3004-bcdb-cb4e3185c2c9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146666666666667" calcext:value-type="float">
            <text:p>0.14666666666666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6850a96a-31ad-330e-b5e7-a48b253fd9f0</text:p>
          </table:table-cell>
          <table:table-cell office:value-type="float" office:value="0.002" calcext:value-type="float">
            <text:p>0.002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d3904418-36a2-313f-aca8-9e8ddc20dda2</text:p>
          </table:table-cell>
          <table:table-cell office:value-type="float" office:value="1.2663202247191" calcext:value-type="float">
            <text:p>1.2663202247191</text:p>
          </table:table-cell>
          <table:table-cell office:value-type="float" office:value="0.280898876404494" calcext:value-type="float">
            <text:p>0.280898876404494</text:p>
          </table:table-cell>
          <table:table-cell office:value-type="float" office:value="89" calcext:value-type="float">
            <text:p>89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45328940-5966-3e80-b89a-3ca7ac29a828</text:p>
          </table:table-cell>
          <table:table-cell office:value-type="float" office:value="0.179111111111111" calcext:value-type="float">
            <text:p>0.1791111111111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84b91298-0b39-360a-8f9c-88f4fb871df8</text:p>
          </table:table-cell>
          <table:table-cell office:value-type="float" office:value="0.00490909090909091" calcext:value-type="float">
            <text:p>0.0049090909090909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3a53262-585e-314e-947d-c479fc188a6e</text:p>
          </table:table-cell>
          <table:table-cell office:value-type="float" office:value="0.0019375" calcext:value-type="float">
            <text:p>0.00193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98b22e9b-51a0-3ee4-99b2-237ec45b67a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b32abac3-948f-3b85-8813-fd4d48611bc2</text:p>
          </table:table-cell>
          <table:table-cell office:value-type="float" office:value="0.0249826989619377" calcext:value-type="float">
            <text:p>0.0249826989619377</text:p>
          </table:table-cell>
          <table:table-cell office:value-type="float" office:value="0.100346020761246" calcext:value-type="float">
            <text:p>0.100346020761246</text:p>
          </table:table-cell>
          <table:table-cell office:value-type="float" office:value="289" calcext:value-type="float">
            <text:p>28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6b9315d-cbde-32be-b824-4fe1e45cc916</text:p>
          </table:table-cell>
          <table:table-cell office:value-type="float" office:value="0.0137219512195122" calcext:value-type="float">
            <text:p>0.0137219512195122</text:p>
          </table:table-cell>
          <table:table-cell office:value-type="float" office:value="0.175609756097561" calcext:value-type="float">
            <text:p>0.175609756097561</text:p>
          </table:table-cell>
          <table:table-cell office:value-type="float" office:value="205" calcext:value-type="float">
            <text:p>20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efaul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3378c7f1-fe92-3832-aa46-cfbea3f6e30e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8555c40b-145a-3afb-8c40-16698fe0cabe</text:p>
          </table:table-cell>
          <table:table-cell office:value-type="float" office:value="0.0019375" calcext:value-type="float">
            <text:p>0.00193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91601fc0-bbb9-3053-afc4-822f90f48b54</text:p>
          </table:table-cell>
          <table:table-cell office:value-type="float" office:value="0.0199705882352941" calcext:value-type="float">
            <text:p>0.019970588235294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0c610276-c575-3d47-8748-0358a0e6f39f</text:p>
          </table:table-cell>
          <table:table-cell office:value-type="float" office:value="0.120326923076923" calcext:value-type="float">
            <text:p>0.120326923076923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41e3b34b-b644-31ff-af90-c3b16d3f3eae</text:p>
          </table:table-cell>
          <table:table-cell office:value-type="float" office:value="0.00154545454545455" calcext:value-type="float">
            <text:p>0.0015454545454545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50adaa3e-5b69-34bb-86d1-e198dd9712e4</text:p>
          </table:table-cell>
          <table:table-cell office:value-type="float" office:value="0.008" calcext:value-type="float">
            <text:p>0.00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6977e45a-e4b5-3bd4-8737-90602e179d43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79f6ac06-681f-342b-89e7-b5e79599262c</text:p>
          </table:table-cell>
          <table:table-cell office:value-type="float" office:value="3.83614179104478" calcext:value-type="float">
            <text:p>3.83614179104478</text:p>
          </table:table-cell>
          <table:table-cell office:value-type="float" office:value="0.313432835820896" calcext:value-type="float">
            <text:p>0.313432835820896</text:p>
          </table:table-cell>
          <table:table-cell office:value-type="float" office:value="67" calcext:value-type="float">
            <text:p>67</text:p>
          </table:table-cell>
          <table:table-cell office:value-type="float" office:value="15422" calcext:value-type="float">
            <text:p>1542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16d91300-4b08-384b-84cc-7319587ac314</text:p>
          </table:table-cell>
          <table:table-cell office:value-type="float" office:value="1.59657142857143" calcext:value-type="float">
            <text:p>1.5965714285714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b35a3a80-8f43-332f-a3ec-06611ef0191b</text:p>
          </table:table-cell>
          <table:table-cell office:value-type="float" office:value="0.234861111111111" calcext:value-type="float">
            <text:p>0.23486111111111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ba0b9e91-7b40-3bca-aa3f-20c6fa21a5f3</text:p>
          </table:table-cell>
          <table:table-cell office:value-type="float" office:value="0.00102083333333333" calcext:value-type="float">
            <text:p>0.00102083333333333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02ef1f8c-6457-3066-8431-2a7ff8415552</text:p>
          </table:table-cell>
          <table:table-cell office:value-type="float" office:value="0.00239130434782609" calcext:value-type="float">
            <text:p>0.00239130434782609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3da8d060-73e4-3e9c-82da-a6f9741a387a</text:p>
          </table:table-cell>
          <table:table-cell office:value-type="float" office:value="0.959356481481482" calcext:value-type="float">
            <text:p>0.959356481481482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108" calcext:value-type="float">
            <text:p>108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65def133-b2a4-3365-abfc-6e3fd2b573d2</text:p>
          </table:table-cell>
          <table:table-cell office:value-type="float" office:value="2.98523076923077" calcext:value-type="float">
            <text:p>2.9852307692307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13" calcext:value-type="float">
            <text:p>13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95976b79-773d-339b-9c71-d1c9bfcb6d9c</text:p>
          </table:table-cell>
          <table:table-cell office:value-type="float" office:value="22.9094533333333" calcext:value-type="float">
            <text:p>22.909453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75" calcext:value-type="float">
            <text:p>75</text:p>
          </table:table-cell>
          <table:table-cell office:value-type="float" office:value="103093" calcext:value-type="float">
            <text:p>10309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3922559a-7d04-3c8f-8f0a-c97884127760</text:p>
          </table:table-cell>
          <table:table-cell office:value-type="float" office:value="0.452098484848485" calcext:value-type="float">
            <text:p>0.452098484848485</text:p>
          </table:table-cell>
          <table:table-cell office:value-type="float" office:value="0.147727272727273" calcext:value-type="float">
            <text:p>0.147727272727273</text:p>
          </table:table-cell>
          <table:table-cell office:value-type="float" office:value="264" calcext:value-type="float">
            <text:p>264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7d27a2f1-0cf1-3181-b81c-a1c4034d54e0</text:p>
          </table:table-cell>
          <table:table-cell office:value-type="float" office:value="2.6115" calcext:value-type="float">
            <text:p>2.6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a3e0801a-a235-35b9-9587-01bb163f4b8a</text:p>
          </table:table-cell>
          <table:table-cell office:value-type="float" office:value="0.134181818181818" calcext:value-type="float">
            <text:p>0.134181818181818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1ddcfc7-1bfa-3948-85cc-5f2d679332ce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2a793d7-0683-3f6d-b2e8-eab2924e2c25</text:p>
          </table:table-cell>
          <table:table-cell office:value-type="float" office:value="18.9096666666667" calcext:value-type="float">
            <text:p>18.909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fe7ea00d-deab-384f-9e80-f133d6a85af5</text:p>
          </table:table-cell>
          <table:table-cell office:value-type="float" office:value="0.00960283687943262" calcext:value-type="float">
            <text:p>0.00960283687943262</text:p>
          </table:table-cell>
          <table:table-cell office:value-type="float" office:value="0.184397163120567" calcext:value-type="float">
            <text:p>0.184397163120567</text:p>
          </table:table-cell>
          <table:table-cell office:value-type="float" office:value="141" calcext:value-type="float">
            <text:p>14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faul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2c640e7-b29e-3f27-93da-4c7198c8db9e</text:p>
          </table:table-cell>
          <table:table-cell office:value-type="float" office:value="0.0996666666666667" calcext:value-type="float">
            <text:p>0.099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90d1394b-c557-3d96-9c0e-6697d2ccd8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3a27414f-5481-3dbe-82c6-7a2fdaf39860</text:p>
          </table:table-cell>
          <table:table-cell office:value-type="float" office:value="3.24022087378641" calcext:value-type="float">
            <text:p>3.24022087378641</text:p>
          </table:table-cell>
          <table:table-cell office:value-type="float" office:value="0.145631067961165" calcext:value-type="float">
            <text:p>0.145631067961165</text:p>
          </table:table-cell>
          <table:table-cell office:value-type="float" office:value="412" calcext:value-type="float">
            <text:p>412</text:p>
          </table:table-cell>
          <table:table-cell office:value-type="float" office:value="80099" calcext:value-type="float">
            <text:p>8009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e8ebb205-606d-3e37-bee0-f6db1885bbf1</text:p>
          </table:table-cell>
          <table:table-cell office:value-type="float" office:value="0.00345454545454545" calcext:value-type="float">
            <text:p>0.0034545454545454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42752144-40ff-3abc-b88c-adf61f6d9956</text:p>
          </table:table-cell>
          <table:table-cell office:value-type="float" office:value="0.37825" calcext:value-type="float">
            <text:p>0.3782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48e26fb4-cbcb-3381-99c9-52eaa0ec4c0a</text:p>
          </table:table-cell>
          <table:table-cell office:value-type="float" office:value="0.619428571428571" calcext:value-type="float">
            <text:p>0.61942857142857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b517dece-dfcd-3fa6-b118-81a63ae3f29d</text:p>
          </table:table-cell>
          <table:table-cell office:value-type="float" office:value="0.666074132492114" calcext:value-type="float">
            <text:p>0.666074132492114</text:p>
          </table:table-cell>
          <table:table-cell office:value-type="float" office:value="0.214511041009464" calcext:value-type="float">
            <text:p>0.214511041009464</text:p>
          </table:table-cell>
          <table:table-cell office:value-type="float" office:value="317" calcext:value-type="float">
            <text:p>317</text:p>
          </table:table-cell>
          <table:table-cell office:value-type="float" office:value="12669" calcext:value-type="float">
            <text:p>1266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a23a996-4ebf-3108-9a85-27e5d3798715</text:p>
          </table:table-cell>
          <table:table-cell office:value-type="float" office:value="0.00509090909090909" calcext:value-type="float">
            <text:p>0.00509090909090909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7a533d33-312c-3de4-8c45-04ed1d72ee53</text:p>
          </table:table-cell>
          <table:table-cell office:value-type="float" office:value="0.000220293724966622" calcext:value-type="float">
            <text:p>0.000220293724966622</text:p>
          </table:table-cell>
          <table:table-cell office:value-type="float" office:value="0.0280373831775701" calcext:value-type="float">
            <text:p>0.0280373831775701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e0dfdce0-8a86-365f-81ab-599dca608cbe</text:p>
          </table:table-cell>
          <table:table-cell office:value-type="float" office:value="0.000909090909090909" calcext:value-type="float">
            <text:p>0.000909090909090909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e6358114-bf57-31fa-abe1-62435c9888ae</text:p>
          </table:table-cell>
          <table:table-cell office:value-type="float" office:value="3.70517333333333" calcext:value-type="float">
            <text:p>3.70517333333333</text:p>
          </table:table-cell>
          <table:table-cell office:value-type="float" office:value="0.44" calcext:value-type="float">
            <text:p>0.44</text:p>
          </table:table-cell>
          <table:table-cell office:value-type="float" office:value="75" calcext:value-type="float">
            <text:p>75</text:p>
          </table:table-cell>
          <table:table-cell office:value-type="float" office:value="16674" calcext:value-type="float">
            <text:p>1667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4c05a398-5e65-3289-ba84-fe34c8e792c9</text:p>
          </table:table-cell>
          <table:table-cell office:value-type="float" office:value="2.69531659388646" calcext:value-type="float">
            <text:p>2.69531659388646</text:p>
          </table:table-cell>
          <table:table-cell office:value-type="float" office:value="0.157205240174673" calcext:value-type="float">
            <text:p>0.157205240174673</text:p>
          </table:table-cell>
          <table:table-cell office:value-type="float" office:value="229" calcext:value-type="float">
            <text:p>229</text:p>
          </table:table-cell>
          <table:table-cell office:value-type="float" office:value="37034" calcext:value-type="float">
            <text:p>3703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50e79386-765d-319e-9c99-803fa953152a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7a43941e-2ddf-34f8-97fd-a8b8751cb96a</text:p>
          </table:table-cell>
          <table:table-cell office:value-type="float" office:value="0.555354166666667" calcext:value-type="float">
            <text:p>0.5553541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f1dd44ae-381f-3c4b-804f-e0a0d52a436e</text:p>
          </table:table-cell>
          <table:table-cell office:value-type="float" office:value="0.186448275862069" calcext:value-type="float">
            <text:p>0.186448275862069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2d96b834-e0bf-3368-9a66-c802db9253c9</text:p>
          </table:table-cell>
          <table:table-cell office:value-type="float" office:value="0.456444444444444" calcext:value-type="float">
            <text:p>0.45644444444444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0a431e90-3fb4-3c9f-86c5-1602dc5eb5dc</text:p>
          </table:table-cell>
          <table:table-cell office:value-type="float" office:value="28.7383303571429" calcext:value-type="float">
            <text:p>28.7383303571429</text:p>
          </table:table-cell>
          <table:table-cell office:value-type="float" office:value="0.321428571428571" calcext:value-type="float">
            <text:p>0.321428571428571</text:p>
          </table:table-cell>
          <table:table-cell office:value-type="float" office:value="56" calcext:value-type="float">
            <text:p>56</text:p>
          </table:table-cell>
          <table:table-cell office:value-type="float" office:value="96561" calcext:value-type="float">
            <text:p>9656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2084cf94-71c0-3431-8407-0fda41146c9b</text:p>
          </table:table-cell>
          <table:table-cell office:value-type="float" office:value="1.11892556179775" calcext:value-type="float">
            <text:p>1.11892556179775</text:p>
          </table:table-cell>
          <table:table-cell office:value-type="float" office:value="0.134831460674157" calcext:value-type="float">
            <text:p>0.134831460674157</text:p>
          </table:table-cell>
          <table:table-cell office:value-type="float" office:value="356" calcext:value-type="float">
            <text:p>356</text:p>
          </table:table-cell>
          <table:table-cell office:value-type="float" office:value="23901" calcext:value-type="float">
            <text:p>2390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6b348ed7-6318-33fb-8b47-6e578f57f276</text:p>
          </table:table-cell>
          <table:table-cell office:value-type="float" office:value="0.0025625" calcext:value-type="float">
            <text:p>0.0025625</text:p>
          </table:table-cell>
          <table:table-cell office:value-type="float" office:value="0.375" calcext:value-type="float">
            <text:p>0.3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09b27dcc-934e-3ff7-b1df-ddb14894d1e3</text:p>
          </table:table-cell>
          <table:table-cell office:value-type="float" office:value="1.1024347826087" calcext:value-type="float">
            <text:p>1.1024347826087</text:p>
          </table:table-cell>
          <table:table-cell office:value-type="float" office:value="0.304347826086957" calcext:value-type="float">
            <text:p>0.304347826086957</text:p>
          </table:table-cell>
          <table:table-cell office:value-type="float" office:value="46" calcext:value-type="float">
            <text:p>46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925e3e61-d3a1-3785-b069-b7c411378439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3fe80bde-95c1-3f11-a834-c4e53b407349</text:p>
          </table:table-cell>
          <table:table-cell office:value-type="float" office:value="0.0000307692307692308" calcext:value-type="float">
            <text:p>3.07692307692308E-05</text:p>
          </table:table-cell>
          <table:table-cell office:value-type="float" office:value="0.378021978021978" calcext:value-type="float">
            <text:p>0.378021978021978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abe27714-acd5-399e-ad50-8d91361fe4d3</text:p>
          </table:table-cell>
          <table:table-cell office:value-type="float" office:value="1.7049756097561" calcext:value-type="float">
            <text:p>1.7049756097561</text:p>
          </table:table-cell>
          <table:table-cell office:value-type="float" office:value="0.353658536585366" calcext:value-type="float">
            <text:p>0.353658536585366</text:p>
          </table:table-cell>
          <table:table-cell office:value-type="float" office:value="82" calcext:value-type="float">
            <text:p>82</text:p>
          </table:table-cell>
          <table:table-cell office:value-type="float" office:value="8389" calcext:value-type="float">
            <text:p>838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e07648b1-53d0-35d2-b8d4-3f15c288a1f6</text:p>
          </table:table-cell>
          <table:table-cell office:value-type="float" office:value="0.27815900131406" calcext:value-type="float">
            <text:p>0.27815900131406</text:p>
          </table:table-cell>
          <table:table-cell office:value-type="float" office:value="0.135348226018397" calcext:value-type="float">
            <text:p>0.135348226018397</text:p>
          </table:table-cell>
          <table:table-cell office:value-type="float" office:value="761" calcext:value-type="float">
            <text:p>761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65206ba7-558e-39e5-95bc-8d4c030ba1d2</text:p>
          </table:table-cell>
          <table:table-cell office:value-type="float" office:value="0.977276765375854" calcext:value-type="float">
            <text:p>0.977276765375854</text:p>
          </table:table-cell>
          <table:table-cell office:value-type="float" office:value="0.129840546697039" calcext:value-type="float">
            <text:p>0.129840546697039</text:p>
          </table:table-cell>
          <table:table-cell office:value-type="float" office:value="439" calcext:value-type="float">
            <text:p>439</text:p>
          </table:table-cell>
          <table:table-cell office:value-type="float" office:value="25742" calcext:value-type="float">
            <text:p>2574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cf3ebfff-a72b-3958-b863-e85de3693aab</text:p>
          </table:table-cell>
          <table:table-cell office:value-type="float" office:value="0.21725" calcext:value-type="float">
            <text:p>0.2172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32f47903-02a6-3f62-8c59-311b839eb3c3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5b2b5d0e-8741-3c57-be32-b923454ca4f5</text:p>
          </table:table-cell>
          <table:table-cell office:value-type="float" office:value="2.15934843205575" calcext:value-type="float">
            <text:p>2.15934843205575</text:p>
          </table:table-cell>
          <table:table-cell office:value-type="float" office:value="0.156794425087108" calcext:value-type="float">
            <text:p>0.156794425087108</text:p>
          </table:table-cell>
          <table:table-cell office:value-type="float" office:value="287" calcext:value-type="float">
            <text:p>287</text:p>
          </table:table-cell>
          <table:table-cell office:value-type="float" office:value="37184" calcext:value-type="float">
            <text:p>3718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f766722a-6f15-36ef-8888-b4257525b3e8</text:p>
          </table:table-cell>
          <table:table-cell office:value-type="float" office:value="2.75848529411765" calcext:value-type="float">
            <text:p>2.75848529411765</text:p>
          </table:table-cell>
          <table:table-cell office:value-type="float" office:value="0.136029411764706" calcext:value-type="float">
            <text:p>0.136029411764706</text:p>
          </table:table-cell>
          <table:table-cell office:value-type="float" office:value="272" calcext:value-type="float">
            <text:p>272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e494b3f1-e2b3-3824-9bb1-44e3539d2c57</text:p>
          </table:table-cell>
          <table:table-cell office:value-type="float" office:value="0.565363636363636" calcext:value-type="float">
            <text:p>0.565363636363636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22" calcext:value-type="float">
            <text:p>2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0cc164c1-a49f-3819-bb0a-711864a532ba</text:p>
          </table:table-cell>
          <table:table-cell office:value-type="float" office:value="0.0073804347826087" calcext:value-type="float">
            <text:p>0.0073804347826087</text:p>
          </table:table-cell>
          <table:table-cell office:value-type="float" office:value="0.369565217391304" calcext:value-type="float">
            <text:p>0.36956521739130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475e0892-c69b-3de3-8453-9ac245fe214c</text:p>
          </table:table-cell>
          <table:table-cell office:value-type="float" office:value="0.0355454545454546" calcext:value-type="float">
            <text:p>0.035545454545454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fa9c8e70-1354-3122-aaa7-16aacfc39b91</text:p>
          </table:table-cell>
          <table:table-cell office:value-type="float" office:value="0.000845794392523365" calcext:value-type="float">
            <text:p>0.000845794392523365</text:p>
          </table:table-cell>
          <table:table-cell office:value-type="float" office:value="0.0677570093457944" calcext:value-type="float">
            <text:p>0.0677570093457944</text:p>
          </table:table-cell>
          <table:table-cell office:value-type="float" office:value="428" calcext:value-type="float">
            <text:p>4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c3a17ea6-fc65-3d78-a04f-31927855d91a</text:p>
          </table:table-cell>
          <table:table-cell office:value-type="float" office:value="0.00720298507462687" calcext:value-type="float">
            <text:p>0.00720298507462687</text:p>
          </table:table-cell>
          <table:table-cell office:value-type="float" office:value="0.101492537313433" calcext:value-type="float">
            <text:p>0.101492537313433</text:p>
          </table:table-cell>
          <table:table-cell office:value-type="float" office:value="335" calcext:value-type="float">
            <text:p>3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efault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73b00ad6-7a7b-3d06-b57a-a2d77534035a</text:p>
          </table:table-cell>
          <table:table-cell office:value-type="float" office:value="0.295071428571429" calcext:value-type="float">
            <text:p>0.295071428571429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37c67d3-e317-3c37-824b-a47849bc97bd</text:p>
          </table:table-cell>
          <table:table-cell office:value-type="float" office:value="2.21285009487666" calcext:value-type="float">
            <text:p>2.21285009487666</text:p>
          </table:table-cell>
          <table:table-cell office:value-type="float" office:value="0.0256166982922201" calcext:value-type="float">
            <text:p>0.0256166982922201</text:p>
          </table:table-cell>
          <table:table-cell office:value-type="float" office:value="1054" calcext:value-type="float">
            <text:p>1054</text:p>
          </table:table-cell>
          <table:table-cell office:value-type="float" office:value="139941" calcext:value-type="float">
            <text:p>139941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1a912077-9b3b-3812-b1e7-81e6a1c5aeae</text:p>
          </table:table-cell>
          <table:table-cell office:value-type="float" office:value="0.00870833333333333" calcext:value-type="float">
            <text:p>0.0087083333333333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d506a03e-71f7-3759-b0fc-bab86980397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0eea3326-8626-3f68-8192-1f156fcdbe26</text:p>
          </table:table-cell>
          <table:table-cell office:value-type="float" office:value="0.0953103448275862" calcext:value-type="float">
            <text:p>0.0953103448275862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58" calcext:value-type="float">
            <text:p>5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9edcb9ef-5163-3132-8280-1da585ae426d</text:p>
          </table:table-cell>
          <table:table-cell office:value-type="float" office:value="0.116166666666667" calcext:value-type="float">
            <text:p>0.1161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c66a9fc1-dee5-3996-adad-2b1deec73e05</text:p>
          </table:table-cell>
          <table:table-cell office:value-type="float" office:value="0.0571470588235294" calcext:value-type="float">
            <text:p>0.0571470588235294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02" calcext:value-type="float">
            <text:p>10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d80bb4ad-7a55-3f0c-b71e-1c946922a0b4</text:p>
          </table:table-cell>
          <table:table-cell office:value-type="float" office:value="10.2379166666667" calcext:value-type="float">
            <text:p>10.23791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afc7f80c-15f4-3a70-b678-ff8f652231c1</text:p>
          </table:table-cell>
          <table:table-cell office:value-type="float" office:value="0.000837209302325582" calcext:value-type="float">
            <text:p>0.000837209302325582</text:p>
          </table:table-cell>
          <table:table-cell office:value-type="float" office:value="0.232558139534884" calcext:value-type="float">
            <text:p>0.23255813953488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ffa46dee-4173-310d-b671-8cc4bb091b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ab1d962f-56aa-32d3-bfd1-d61ecf5154d3</text:p>
          </table:table-cell>
          <table:table-cell office:value-type="float" office:value="1.00013220338983" calcext:value-type="float">
            <text:p>1.00013220338983</text:p>
          </table:table-cell>
          <table:table-cell office:value-type="float" office:value="0.203389830508475" calcext:value-type="float">
            <text:p>0.203389830508475</text:p>
          </table:table-cell>
          <table:table-cell office:value-type="float" office:value="295" calcext:value-type="float">
            <text:p>295</text:p>
          </table:table-cell>
          <table:table-cell office:value-type="float" office:value="17703" calcext:value-type="float">
            <text:p>1770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390c86e-c8ea-33ec-b5c2-be361ec5081c</text:p>
          </table:table-cell>
          <table:table-cell office:value-type="float" office:value="0.00155555555555556" calcext:value-type="float">
            <text:p>0.0015555555555555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e207ff56-2cd5-35cc-8e5e-055bfb003dcd</text:p>
          </table:table-cell>
          <table:table-cell office:value-type="float" office:value="0.0330990099009901" calcext:value-type="float">
            <text:p>0.0330990099009901</text:p>
          </table:table-cell>
          <table:table-cell office:value-type="float" office:value="0.123762376237624" calcext:value-type="float">
            <text:p>0.123762376237624</text:p>
          </table:table-cell>
          <table:table-cell office:value-type="float" office:value="202" calcext:value-type="float">
            <text:p>2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02bd980b-54d9-3400-b2fe-03acd3b6c702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65ed19b4-0aaf-38f6-81c1-ede40c86e14c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e0a3d312-b5ee-37d4-ad47-1b87e46e74e9</text:p>
          </table:table-cell>
          <table:table-cell office:value-type="float" office:value="0.00533333333333333" calcext:value-type="float">
            <text:p>0.00533333333333333</text:p>
          </table:table-cell>
          <table:table-cell office:value-type="float" office:value="0.123655913978495" calcext:value-type="float">
            <text:p>0.123655913978495</text:p>
          </table:table-cell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44187b60-5745-357f-b7be-4058346e0074</text:p>
          </table:table-cell>
          <table:table-cell office:value-type="float" office:value="1.05652941176471" calcext:value-type="float">
            <text:p>1.0565294117647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24e789db-f96e-3e80-86e4-deba81f3e061</text:p>
          </table:table-cell>
          <table:table-cell office:value-type="float" office:value="0.00202173913043478" calcext:value-type="float">
            <text:p>0.00202173913043478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8c5a38e3-eb25-3f71-9e7c-3d3c1bf33411</text:p>
          </table:table-cell>
          <table:table-cell office:value-type="float" office:value="0.0557906976744186" calcext:value-type="float">
            <text:p>0.0557906976744186</text:p>
          </table:table-cell>
          <table:table-cell office:value-type="float" office:value="0.232558139534884" calcext:value-type="float">
            <text:p>0.232558139534884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efaul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8ce3b6c9-fb48-38cf-b5f5-320e34d62f81</text:p>
          </table:table-cell>
          <table:table-cell office:value-type="float" office:value="0.0219795918367347" calcext:value-type="float">
            <text:p>0.0219795918367347</text:p>
          </table:table-cell>
          <table:table-cell office:value-type="float" office:value="0.168367346938776" calcext:value-type="float">
            <text:p>0.168367346938776</text:p>
          </table:table-cell>
          <table:table-cell office:value-type="float" office:value="196" calcext:value-type="float">
            <text:p>19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efaul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b250921a-a6a1-3ecc-b531-b2f439e01c50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e29392b2-3aec-33ba-ac1f-ff0003d54163</text:p>
          </table:table-cell>
          <table:table-cell office:value-type="float" office:value="1.11060989010989" calcext:value-type="float">
            <text:p>1.11060989010989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91" calcext:value-type="float">
            <text:p>91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eecc75ef-cb72-3fd6-8347-1d00b315cb50</text:p>
          </table:table-cell>
          <table:table-cell office:value-type="float" office:value="0.0164583333333333" calcext:value-type="float">
            <text:p>0.0164583333333333</text:p>
          </table:table-cell>
          <table:table-cell office:value-type="float" office:value="0.583333333333333" calcext:value-type="float">
            <text:p>0.5833333333333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18a3e430-b6bb-3f33-aa6f-ce064f39af20</text:p>
          </table:table-cell>
          <table:table-cell office:value-type="float" office:value="0.786367139959432" calcext:value-type="float">
            <text:p>0.786367139959432</text:p>
          </table:table-cell>
          <table:table-cell office:value-type="float" office:value="0.160243407707911" calcext:value-type="float">
            <text:p>0.160243407707911</text:p>
          </table:table-cell>
          <table:table-cell office:value-type="float" office:value="493" calcext:value-type="float">
            <text:p>493</text:p>
          </table:table-cell>
          <table:table-cell office:value-type="float" office:value="23261" calcext:value-type="float">
            <text:p>2326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5b8a0ccb-d4dc-3bc5-aeec-b3bf4a84aff3</text:p>
          </table:table-cell>
          <table:table-cell office:value-type="float" office:value="0.6635" calcext:value-type="float">
            <text:p>0.66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7b30764-8864-30c5-9824-c6331897dbf9</text:p>
          </table:table-cell>
          <table:table-cell office:value-type="float" office:value="1.05871428571429" calcext:value-type="float">
            <text:p>1.0587142857142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40512ecd-3f8b-37b5-9845-8bcf20f49f35</text:p>
          </table:table-cell>
          <table:table-cell office:value-type="float" office:value="1.34993853427896" calcext:value-type="float">
            <text:p>1.34993853427896</text:p>
          </table:table-cell>
          <table:table-cell office:value-type="float" office:value="0.177304964539007" calcext:value-type="float">
            <text:p>0.177304964539007</text:p>
          </table:table-cell>
          <table:table-cell office:value-type="float" office:value="423" calcext:value-type="float">
            <text:p>423</text:p>
          </table:table-cell>
          <table:table-cell office:value-type="float" office:value="34262" calcext:value-type="float">
            <text:p>3426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6f3fb6be-8bb1-3b13-b016-d2cec4ea73b8</text:p>
          </table:table-cell>
          <table:table-cell office:value-type="float" office:value="0.000923076923076923" calcext:value-type="float">
            <text:p>0.000923076923076923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b12e76ce-fd89-389b-bec4-d98c5c6fdb36</text:p>
          </table:table-cell>
          <table:table-cell office:value-type="float" office:value="0.50525" calcext:value-type="float">
            <text:p>0.5052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18" calcext:value-type="float">
            <text:p>1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64409461-3cd5-3f21-bd80-8c4a029c6f38</text:p>
          </table:table-cell>
          <table:table-cell office:value-type="float" office:value="0.00114129856306546" calcext:value-type="float">
            <text:p>0.00114129856306546</text:p>
          </table:table-cell>
          <table:table-cell office:value-type="float" office:value="0.0250133049494412" calcext:value-type="float">
            <text:p>0.0250133049494412</text:p>
          </table:table-cell>
          <table:table-cell office:value-type="float" office:value="1879" calcext:value-type="float">
            <text:p>187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fault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e6228ee3-5bec-3d3b-9528-e4727682d6ff</text:p>
          </table:table-cell>
          <table:table-cell office:value-type="float" office:value="15.5070658436214" calcext:value-type="float">
            <text:p>15.5070658436214</text:p>
          </table:table-cell>
          <table:table-cell office:value-type="float" office:value="0.119341563786008" calcext:value-type="float">
            <text:p>0.119341563786008</text:p>
          </table:table-cell>
          <table:table-cell office:value-type="float" office:value="243" calcext:value-type="float">
            <text:p>243</text:p>
          </table:table-cell>
          <table:table-cell office:value-type="float" office:value="226094" calcext:value-type="float">
            <text:p>226094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03ade6d0-44ee-3419-a29b-651b6accb7a0</text:p>
          </table:table-cell>
          <table:table-cell office:value-type="float" office:value="1.99444827586207" calcext:value-type="float">
            <text:p>1.99444827586207</text:p>
          </table:table-cell>
          <table:table-cell office:value-type="float" office:value="0.387931034482759" calcext:value-type="float">
            <text:p>0.387931034482759</text:p>
          </table:table-cell>
          <table:table-cell office:value-type="float" office:value="116" calcext:value-type="float">
            <text:p>116</text:p>
          </table:table-cell>
          <table:table-cell office:value-type="float" office:value="13882" calcext:value-type="float">
            <text:p>1388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7fddc16a-07a3-390c-bcd4-b2154cfe0ad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fa7464c1-44b3-3bbc-a02e-a2eb100aae19</text:p>
          </table:table-cell>
          <table:table-cell office:value-type="float" office:value="0.394" calcext:value-type="float">
            <text:p>0.39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7" calcext:value-type="float">
            <text:p>1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a8845f55-0b5b-38c0-8750-ba061accb675</text:p>
          </table:table-cell>
          <table:table-cell office:value-type="float" office:value="0.0410625" calcext:value-type="float">
            <text:p>0.0410625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cb6f7a3f-fc51-3fc8-b7f7-eafe69f51364</text:p>
          </table:table-cell>
          <table:table-cell office:value-type="float" office:value="6.72878947368421" calcext:value-type="float">
            <text:p>6.72878947368421</text:p>
          </table:table-cell>
          <table:table-cell office:value-type="float" office:value="0.273684210526316" calcext:value-type="float">
            <text:p>0.273684210526316</text:p>
          </table:table-cell>
          <table:table-cell office:value-type="float" office:value="95" calcext:value-type="float">
            <text:p>95</text:p>
          </table:table-cell>
          <table:table-cell office:value-type="float" office:value="38355" calcext:value-type="float">
            <text:p>3835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0331e900-3071-3cb2-840b-1483174c741c</text:p>
          </table:table-cell>
          <table:table-cell office:value-type="float" office:value="0.0532727272727273" calcext:value-type="float">
            <text:p>0.0532727272727273</text:p>
          </table:table-cell>
          <table:table-cell office:value-type="float" office:value="0.101010101010101" calcext:value-type="float">
            <text:p>0.101010101010101</text:p>
          </table:table-cell>
          <table:table-cell office:value-type="float" office:value="99" calcext:value-type="float">
            <text:p>9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faul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2e1a64ef-9e70-304f-b779-db674d588afb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28ab9db-2063-3ad3-ba7c-e952072fef59</text:p>
          </table:table-cell>
          <table:table-cell office:value-type="float" office:value="0.0520555555555556" calcext:value-type="float">
            <text:p>0.0520555555555556</text:p>
          </table:table-cell>
          <table:table-cell office:value-type="float" office:value="0.288888888888889" calcext:value-type="float">
            <text:p>0.288888888888889</text:p>
          </table:table-cell>
          <table:table-cell office:value-type="float" office:value="90" calcext:value-type="float">
            <text:p>9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efaul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be91a4e7-9e89-3413-9d46-3a5c79e4c337</text:p>
          </table:table-cell>
          <table:table-cell office:value-type="float" office:value="0.00458333333333333" calcext:value-type="float">
            <text:p>0.00458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f3e93db3-e1c6-35d9-8d86-33812bbac531</text:p>
          </table:table-cell>
          <table:table-cell office:value-type="float" office:value="2.09363636363636" calcext:value-type="float">
            <text:p>2.09363636363636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66" calcext:value-type="float">
            <text:p>66</text:p>
          </table:table-cell>
          <table:table-cell office:value-type="float" office:value="8291" calcext:value-type="float">
            <text:p>829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60156b1e-e092-379e-aefe-1e090360dd6b</text:p>
          </table:table-cell>
          <table:table-cell office:value-type="float" office:value="0.325302631578947" calcext:value-type="float">
            <text:p>0.325302631578947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38" calcext:value-type="float">
            <text:p>3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9d8da532-8c0e-3010-97b5-b5681a1a93a8</text:p>
          </table:table-cell>
          <table:table-cell office:value-type="float" office:value="5.35995454545455" calcext:value-type="float">
            <text:p>5.35995454545455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88" calcext:value-type="float">
            <text:p>88</text:p>
          </table:table-cell>
          <table:table-cell office:value-type="float" office:value="28301" calcext:value-type="float">
            <text:p>2830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b95ae0fc-facb-35ca-bcb5-4f9380a8eab6</text:p>
          </table:table-cell>
          <table:table-cell office:value-type="float" office:value="0.00107692307692308" calcext:value-type="float">
            <text:p>0.001076923076923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e5131b6f-7ff6-3e72-ad66-5f8f4348f05f</text:p>
          </table:table-cell>
          <table:table-cell office:value-type="float" office:value="0.00177777777777778" calcext:value-type="float">
            <text:p>0.0017777777777777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ea5900db-a853-3a2e-ab8e-88675174c24b</text:p>
          </table:table-cell>
          <table:table-cell office:value-type="float" office:value="7.7609525862069" calcext:value-type="float">
            <text:p>7.7609525862069</text:p>
          </table:table-cell>
          <table:table-cell office:value-type="float" office:value="0.258620689655172" calcext:value-type="float">
            <text:p>0.258620689655172</text:p>
          </table:table-cell>
          <table:table-cell office:value-type="float" office:value="116" calcext:value-type="float">
            <text:p>116</text:p>
          </table:table-cell>
          <table:table-cell office:value-type="float" office:value="54017" calcext:value-type="float">
            <text:p>5401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0912175a-2046-3908-9378-43cbbf40b975</text:p>
          </table:table-cell>
          <table:table-cell office:value-type="float" office:value="0.452090909090909" calcext:value-type="float">
            <text:p>0.452090909090909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dadfef34-c7e5-36b4-a0a9-6e70279e02cb</text:p>
          </table:table-cell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4d1e9552-bb19-348f-a3c6-c1d80c6db00e</text:p>
          </table:table-cell>
          <table:table-cell office:value-type="float" office:value="0.244277777777778" calcext:value-type="float">
            <text:p>0.24427777777777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5a991c87-686d-33d0-b8c4-ae350afc7d86</text:p>
          </table:table-cell>
          <table:table-cell office:value-type="float" office:value="0.040625" calcext:value-type="float">
            <text:p>0.04062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9779edef-202a-3d7e-9f4f-bcb53a3a9152</text:p>
          </table:table-cell>
          <table:table-cell office:value-type="float" office:value="9.39671428571429" calcext:value-type="float">
            <text:p>9.39671428571429</text:p>
          </table:table-cell>
          <table:table-cell office:value-type="float" office:value="0.311688311688312" calcext:value-type="float">
            <text:p>0.311688311688312</text:p>
          </table:table-cell>
          <table:table-cell office:value-type="float" office:value="77" calcext:value-type="float">
            <text:p>77</text:p>
          </table:table-cell>
          <table:table-cell office:value-type="float" office:value="43413" calcext:value-type="float">
            <text:p>43413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a2050b43-d400-3220-a372-56b2d5a9749c</text:p>
          </table:table-cell>
          <table:table-cell office:value-type="float" office:value="0.0117222222222222" calcext:value-type="float">
            <text:p>0.011722222222222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a433fdb0-c45b-3530-95e2-eb7239075c10</text:p>
          </table:table-cell>
          <table:table-cell office:value-type="float" office:value="2.00584677419355" calcext:value-type="float">
            <text:p>2.00584677419355</text:p>
          </table:table-cell>
          <table:table-cell office:value-type="float" office:value="0.141129032258065" calcext:value-type="float">
            <text:p>0.141129032258065</text:p>
          </table:table-cell>
          <table:table-cell office:value-type="float" office:value="248" calcext:value-type="float">
            <text:p>248</text:p>
          </table:table-cell>
          <table:table-cell office:value-type="float" office:value="29847" calcext:value-type="float">
            <text:p>298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ad4100b2-918a-3541-9732-4efe566bac97</text:p>
          </table:table-cell>
          <table:table-cell office:value-type="float" office:value="5.4968515625" calcext:value-type="float">
            <text:p>5.49685156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128" calcext:value-type="float">
            <text:p>128</text:p>
          </table:table-cell>
          <table:table-cell office:value-type="float" office:value="42216" calcext:value-type="float">
            <text:p>4221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e836a3c4-e207-39fe-ba86-5946f267543a</text:p>
          </table:table-cell>
          <table:table-cell office:value-type="float" office:value="1.73448014440433" calcext:value-type="float">
            <text:p>1.73448014440433</text:p>
          </table:table-cell>
          <table:table-cell office:value-type="float" office:value="0.104693140794224" calcext:value-type="float">
            <text:p>0.104693140794224</text:p>
          </table:table-cell>
          <table:table-cell office:value-type="float" office:value="277" calcext:value-type="float">
            <text:p>277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74adc67c-8f61-335f-af81-0e4be8967088</text:p>
          </table:table-cell>
          <table:table-cell office:value-type="float" office:value="28.2891666666667" calcext:value-type="float">
            <text:p>28.2891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0185" calcext:value-type="float">
            <text:p>10185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77fe7476-f740-3df0-abbe-15bca0b4f1c5</text:p>
          </table:table-cell>
          <table:table-cell office:value-type="float" office:value="0.00161538461538462" calcext:value-type="float">
            <text:p>0.00161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7903be9c-c393-3fce-b027-3395dddecf57</text:p>
          </table:table-cell>
          <table:table-cell office:value-type="float" office:value="30.8549237804878" calcext:value-type="float">
            <text:p>30.8549237804878</text:p>
          </table:table-cell>
          <table:table-cell office:value-type="float" office:value="0.0396341463414634" calcext:value-type="float">
            <text:p>0.0396341463414634</text:p>
          </table:table-cell>
          <table:table-cell office:value-type="float" office:value="656" calcext:value-type="float">
            <text:p>656</text:p>
          </table:table-cell>
          <table:table-cell office:value-type="float" office:value="1214450" calcext:value-type="float">
            <text:p>1214450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79987a7a-c9bf-32e8-b9b0-9dab990d5dc7</text:p>
          </table:table-cell>
          <table:table-cell office:value-type="float" office:value="0.474666666666667" calcext:value-type="float">
            <text:p>0.474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de8a9980-10bb-3ec0-905d-d0917943012d</text:p>
          </table:table-cell>
          <table:table-cell office:value-type="float" office:value="0.403291666666667" calcext:value-type="float">
            <text:p>0.403291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11510cdd-de04-341b-ad3d-78e4b4508a40</text:p>
          </table:table-cell>
          <table:table-cell office:value-type="float" office:value="5.33315" calcext:value-type="float">
            <text:p>5.33315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7993d397-0c9d-35ef-a4ff-b25d44569ca4</text:p>
          </table:table-cell>
          <table:table-cell office:value-type="float" office:value="1.67119230769231" calcext:value-type="float">
            <text:p>1.67119230769231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defa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7fd83042-81e2-3e43-8415-8bfbd9147be7</text:p>
          </table:table-cell>
          <table:table-cell office:value-type="float" office:value="1.88141025641026" calcext:value-type="float">
            <text:p>1.88141025641026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39" calcext:value-type="float">
            <text:p>39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834a48b-6b3e-3bee-a493-9c74531991f0</text:p>
          </table:table-cell>
          <table:table-cell office:value-type="float" office:value="0.0258571428571429" calcext:value-type="float">
            <text:p>0.0258571428571429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e8e83825-82d5-3061-babf-c44bc518beca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61fe9fed-b843-3337-a19d-9e32d32c8243</text:p>
          </table:table-cell>
          <table:table-cell office:value-type="float" office:value="48.83175" calcext:value-type="float">
            <text:p>48.831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580" calcext:value-type="float">
            <text:p>1758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f0d33c3d-dcd8-30f4-b468-e488bace4964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109b8af1-7cbe-35cf-bd87-39356c7d93e6</text:p>
          </table:table-cell>
          <table:table-cell office:value-type="float" office:value="0.006" calcext:value-type="float">
            <text:p>0.006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7617d875-4392-3e9f-bd4b-9b86f0fe93b3</text:p>
          </table:table-cell>
          <table:table-cell office:value-type="float" office:value="1.4162962962963" calcext:value-type="float">
            <text:p>1.4162962962963</text:p>
          </table:table-cell>
          <table:table-cell office:value-type="float" office:value="0.196296296296296" calcext:value-type="float">
            <text:p>0.196296296296296</text:p>
          </table:table-cell>
          <table:table-cell office:value-type="float" office:value="270" calcext:value-type="float">
            <text:p>270</text:p>
          </table:table-cell>
          <table:table-cell office:value-type="float" office:value="22944" calcext:value-type="float">
            <text:p>2294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f537759c-6756-3004-8b66-cb025c3b0361</text:p>
          </table:table-cell>
          <table:table-cell office:value-type="float" office:value="0.0683529411764706" calcext:value-type="float">
            <text:p>0.0683529411764706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4dcff5ba-ec22-344e-896e-a6cb480d811b</text:p>
          </table:table-cell>
          <table:table-cell office:value-type="float" office:value="3.49902906976744" calcext:value-type="float">
            <text:p>3.49902906976744</text:p>
          </table:table-cell>
          <table:table-cell office:value-type="float" office:value="0.313953488372093" calcext:value-type="float">
            <text:p>0.313953488372093</text:p>
          </table:table-cell>
          <table:table-cell office:value-type="float" office:value="172" calcext:value-type="float">
            <text:p>172</text:p>
          </table:table-cell>
          <table:table-cell office:value-type="float" office:value="36110" calcext:value-type="float">
            <text:p>3611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7f3454a1-effb-305a-85ba-559916ec35d4</text:p>
          </table:table-cell>
          <table:table-cell office:value-type="float" office:value="0.00130769230769231" calcext:value-type="float">
            <text:p>0.001307692307692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fd485890-e901-3447-a282-151c2bcc3b7c</text:p>
          </table:table-cell>
          <table:table-cell office:value-type="float" office:value="0.0284857142857143" calcext:value-type="float">
            <text:p>0.0284857142857143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4169d06d-dfbe-3e9c-a540-f4bd7040d1fb</text:p>
          </table:table-cell>
          <table:table-cell office:value-type="float" office:value="0.07075" calcext:value-type="float">
            <text:p>0.070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75019f4b-58d0-3d28-a8b8-b12b8d326bb2</text:p>
          </table:table-cell>
          <table:table-cell office:value-type="float" office:value="0.318672413793103" calcext:value-type="float">
            <text:p>0.318672413793103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29" calcext:value-type="float">
            <text:p>29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c0be45a2-766f-3bdd-92d9-2c37535d7079</text:p>
          </table:table-cell>
          <table:table-cell office:value-type="float" office:value="8.7501179245283" calcext:value-type="float">
            <text:p>8.7501179245283</text:p>
          </table:table-cell>
          <table:table-cell office:value-type="float" office:value="0.169811320754717" calcext:value-type="float">
            <text:p>0.169811320754717</text:p>
          </table:table-cell>
          <table:table-cell office:value-type="float" office:value="106" calcext:value-type="float">
            <text:p>106</text:p>
          </table:table-cell>
          <table:table-cell office:value-type="float" office:value="55651" calcext:value-type="float">
            <text:p>5565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c0be45a2-766f-3bdd-92d9-2c37535d7079</text:p>
          </table:table-cell>
          <table:table-cell office:value-type="float" office:value="8.7501179245283" calcext:value-type="float">
            <text:p>8.7501179245283</text:p>
          </table:table-cell>
          <table:table-cell office:value-type="float" office:value="0.169811320754717" calcext:value-type="float">
            <text:p>0.169811320754717</text:p>
          </table:table-cell>
          <table:table-cell office:value-type="float" office:value="106" calcext:value-type="float">
            <text:p>106</text:p>
          </table:table-cell>
          <table:table-cell office:value-type="float" office:value="55651" calcext:value-type="float">
            <text:p>5565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c0be45a2-766f-3bdd-92d9-2c37535d7079</text:p>
          </table:table-cell>
          <table:table-cell office:value-type="float" office:value="8.7501179245283" calcext:value-type="float">
            <text:p>8.7501179245283</text:p>
          </table:table-cell>
          <table:table-cell office:value-type="float" office:value="0.169811320754717" calcext:value-type="float">
            <text:p>0.169811320754717</text:p>
          </table:table-cell>
          <table:table-cell office:value-type="float" office:value="106" calcext:value-type="float">
            <text:p>106</text:p>
          </table:table-cell>
          <table:table-cell office:value-type="float" office:value="55651" calcext:value-type="float">
            <text:p>5565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c0be45a2-766f-3bdd-92d9-2c37535d7079</text:p>
          </table:table-cell>
          <table:table-cell office:value-type="float" office:value="8.7501179245283" calcext:value-type="float">
            <text:p>8.7501179245283</text:p>
          </table:table-cell>
          <table:table-cell office:value-type="float" office:value="0.169811320754717" calcext:value-type="float">
            <text:p>0.169811320754717</text:p>
          </table:table-cell>
          <table:table-cell office:value-type="float" office:value="106" calcext:value-type="float">
            <text:p>106</text:p>
          </table:table-cell>
          <table:table-cell office:value-type="float" office:value="55651" calcext:value-type="float">
            <text:p>5565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c2365ad9-7f28-39b1-8c30-289bdd07c85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b1bae86e-2024-34db-91ad-b8efd9811060</text:p>
          </table:table-cell>
          <table:table-cell office:value-type="float" office:value="1.10865189873418" calcext:value-type="float">
            <text:p>1.10865189873418</text:p>
          </table:table-cell>
          <table:table-cell office:value-type="float" office:value="0.291139240506329" calcext:value-type="float">
            <text:p>0.291139240506329</text:p>
          </table:table-cell>
          <table:table-cell office:value-type="float" office:value="79" calcext:value-type="float">
            <text:p>79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ef7b04f6-c6af-35f2-98bc-922f8f6417d2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d0508b6-8b60-3a55-8dfe-597287671806</text:p>
          </table:table-cell>
          <table:table-cell office:value-type="float" office:value="0.0109593495934959" calcext:value-type="float">
            <text:p>0.0109593495934959</text:p>
          </table:table-cell>
          <table:table-cell office:value-type="float" office:value="0.186991869918699" calcext:value-type="float">
            <text:p>0.186991869918699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faul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c62b2646-e1a3-3db6-86c0-cf651dce2a48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07e28d10-ea82-3b5a-87e7-bda7fc926c96</text:p>
          </table:table-cell>
          <table:table-cell office:value-type="float" office:value="0.722597359735974" calcext:value-type="float">
            <text:p>0.722597359735974</text:p>
          </table:table-cell>
          <table:table-cell office:value-type="float" office:value="0.132013201320132" calcext:value-type="float">
            <text:p>0.132013201320132</text:p>
          </table:table-cell>
          <table:table-cell office:value-type="float" office:value="303" calcext:value-type="float">
            <text:p>303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42086a8f-3d4b-3c77-a34b-d56fce2a21b5</text:p>
          </table:table-cell>
          <table:table-cell office:value-type="float" office:value="0.00186666666666667" calcext:value-type="float">
            <text:p>0.0018666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5d4fbf90-18fc-3151-9765-d762778cff1a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95f59845-64ea-3c57-a40a-e222167b0ade</text:p>
          </table:table-cell>
          <table:table-cell office:value-type="float" office:value="0.00143214629451396" calcext:value-type="float">
            <text:p>0.00143214629451396</text:p>
          </table:table-cell>
          <table:table-cell office:value-type="float" office:value="0.0192492781520693" calcext:value-type="float">
            <text:p>0.0192492781520693</text:p>
          </table:table-cell>
          <table:table-cell office:value-type="float" office:value="2078" calcext:value-type="float">
            <text:p>20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fault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b2f69358-da4d-3ab5-ae74-98edbfdb06f6</text:p>
          </table:table-cell>
          <table:table-cell office:value-type="float" office:value="0.00766666666666667" calcext:value-type="float">
            <text:p>0.007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33bdf84f-185c-3b26-a009-a6a2dcffea26</text:p>
          </table:table-cell>
          <table:table-cell office:value-type="float" office:value="0.00683333333333333" calcext:value-type="float">
            <text:p>0.0068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63b36c2b-4317-31ed-ab08-d20453e9bdd0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81162484-b31d-3042-b1ad-ba52d5f06f95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8e51d32d-8791-3f0c-b8c8-fa04fb6c39e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bc21c4ca-8fb9-3472-a1b6-2bf4b6e1e3fd</text:p>
          </table:table-cell>
          <table:table-cell office:value-type="float" office:value="3.68222413793103" calcext:value-type="float">
            <text:p>3.68222413793103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29" calcext:value-type="float">
            <text:p>29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33ecf309-6bed-3537-a8d1-34d37cfc5a0f</text:p>
          </table:table-cell>
          <table:table-cell office:value-type="float" office:value="26.9736363636364" calcext:value-type="float">
            <text:p>26.9736363636364</text:p>
          </table:table-cell>
          <table:table-cell office:value-type="float" office:value="0.204545454545455" calcext:value-type="float">
            <text:p>0.204545454545455</text:p>
          </table:table-cell>
          <table:table-cell office:value-type="float" office:value="44" calcext:value-type="float">
            <text:p>44</text:p>
          </table:table-cell>
          <table:table-cell office:value-type="float" office:value="71211" calcext:value-type="float">
            <text:p>7121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6bed6a43-8511-30c8-b660-1cff60423667</text:p>
          </table:table-cell>
          <table:table-cell office:value-type="float" office:value="84.0450740740741" calcext:value-type="float">
            <text:p>84.0450740740741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54" calcext:value-type="float">
            <text:p>54</text:p>
          </table:table-cell>
          <table:table-cell office:value-type="float" office:value="272307" calcext:value-type="float">
            <text:p>27230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b403faaa-8ee8-380a-ac5a-d3f3082d9b7a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c64f3266-d12c-3734-af7f-a27b10d493da</text:p>
          </table:table-cell>
          <table:table-cell office:value-type="float" office:value="1.39183333333333" calcext:value-type="float">
            <text:p>1.3918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f460c601-7b96-3a8b-a8c1-23cbaee13063</text:p>
          </table:table-cell>
          <table:table-cell office:value-type="float" office:value="0.00161538461538462" calcext:value-type="float">
            <text:p>0.00161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3d629208-3b48-348b-a4cc-19e8e3c50497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19d3687-5bc2-32ff-ae08-3518cfec8d74</text:p>
          </table:table-cell>
          <table:table-cell office:value-type="float" office:value="1.10180769230769" calcext:value-type="float">
            <text:p>1.10180769230769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b497f68a-657d-3d72-8b87-3461d13573a4</text:p>
          </table:table-cell>
          <table:table-cell office:value-type="float" office:value="4.76825" calcext:value-type="float">
            <text:p>4.768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50d9e070-7caf-3002-b7da-a7ce36f9630a</text:p>
          </table:table-cell>
          <table:table-cell office:value-type="float" office:value="2.4727" calcext:value-type="float">
            <text:p>2.472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e8ecdc0a-096c-3903-b4bd-c96c76861c31</text:p>
          </table:table-cell>
          <table:table-cell office:value-type="float" office:value="0.779380952380952" calcext:value-type="float">
            <text:p>0.779380952380952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21" calcext:value-type="float">
            <text:p>21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8a4449a1-6452-3fe0-9dc7-2fa0d0affa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99a2439c-d025-3401-9d9d-f44e34e03bed</text:p>
          </table:table-cell>
          <table:table-cell office:value-type="float" office:value="3.48746296296296" calcext:value-type="float">
            <text:p>3.48746296296296</text:p>
          </table:table-cell>
          <table:table-cell office:value-type="float" office:value="0.481481481481481" calcext:value-type="float">
            <text:p>0.481481481481481</text:p>
          </table:table-cell>
          <table:table-cell office:value-type="float" office:value="27" calcext:value-type="float">
            <text:p>27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3dd26153-aa13-3083-b7d4-678a6c663516</text:p>
          </table:table-cell>
          <table:table-cell office:value-type="float" office:value="5.27655555555556" calcext:value-type="float">
            <text:p>5.2765555555555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fcfc4259-1213-34d7-8d85-04e7d5f2e946</text:p>
          </table:table-cell>
          <table:table-cell office:value-type="float" office:value="11.3284213483146" calcext:value-type="float">
            <text:p>11.3284213483146</text:p>
          </table:table-cell>
          <table:table-cell office:value-type="float" office:value="0.325842696629214" calcext:value-type="float">
            <text:p>0.325842696629214</text:p>
          </table:table-cell>
          <table:table-cell office:value-type="float" office:value="89" calcext:value-type="float">
            <text:p>89</text:p>
          </table:table-cell>
          <table:table-cell office:value-type="float" office:value="60494" calcext:value-type="float">
            <text:p>6049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be056278-d802-3c15-8074-55f1181d354a</text:p>
          </table:table-cell>
          <table:table-cell office:value-type="float" office:value="10.62225" calcext:value-type="float">
            <text:p>10.6222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14" calcext:value-type="float">
            <text:p>14</text:p>
          </table:table-cell>
          <table:table-cell office:value-type="float" office:value="8923" calcext:value-type="float">
            <text:p>8923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b6350fb-48b9-3f3d-b96a-67a9c54ba787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8a093e94-ed29-3cc8-a282-525ca1c279e2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00f8e644-4699-367c-8005-b0f8e8ab6ab9</text:p>
          </table:table-cell>
          <table:table-cell office:value-type="float" office:value="3.84011764705882" calcext:value-type="float">
            <text:p>3.8401176470588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7" calcext:value-type="float">
            <text:p>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defa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023811d9-9cb3-3f3d-9de8-ef1ed1100f21</text:p>
          </table:table-cell>
          <table:table-cell office:value-type="float" office:value="3.19792105263158" calcext:value-type="float">
            <text:p>3.19792105263158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19" calcext:value-type="float">
            <text:p>19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cb33922e-97e1-3de1-8780-dd8318e283a1</text:p>
          </table:table-cell>
          <table:table-cell office:value-type="float" office:value="2.40195" calcext:value-type="float">
            <text:p>2.40195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defaul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866f8c7-f281-3b41-bf06-157037429f9f</text:p>
          </table:table-cell>
          <table:table-cell office:value-type="float" office:value="9.32428378378378" calcext:value-type="float">
            <text:p>9.32428378378378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37" calcext:value-type="float">
            <text:p>37</text:p>
          </table:table-cell>
          <table:table-cell office:value-type="float" office:value="20700" calcext:value-type="float">
            <text:p>2070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c03c47cf-df95-3a64-94d4-17d9762947c7</text:p>
          </table:table-cell>
          <table:table-cell office:value-type="float" office:value="9.14166666666667" calcext:value-type="float">
            <text:p>9.141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3b022510-cfd1-3f82-b537-925fe2155b29</text:p>
          </table:table-cell>
          <table:table-cell office:value-type="float" office:value="4.17793085106383" calcext:value-type="float">
            <text:p>4.17793085106383</text:p>
          </table:table-cell>
          <table:table-cell office:value-type="float" office:value="0.170212765957447" calcext:value-type="float">
            <text:p>0.170212765957447</text:p>
          </table:table-cell>
          <table:table-cell office:value-type="float" office:value="94" calcext:value-type="float">
            <text:p>94</text:p>
          </table:table-cell>
          <table:table-cell office:value-type="float" office:value="23564" calcext:value-type="float">
            <text:p>23564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d89d03f-edc5-3c16-9b5c-c182f7493060</text:p>
          </table:table-cell>
          <table:table-cell office:value-type="float" office:value="9.25394117647059" calcext:value-type="float">
            <text:p>9.2539411764705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9440" calcext:value-type="float">
            <text:p>9440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8f8b1e7f-1e9a-3c9c-9ca2-b6b3d5ff63e6</text:p>
          </table:table-cell>
          <table:table-cell office:value-type="float" office:value="7.79722727272727" calcext:value-type="float">
            <text:p>7.79722727272727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1" calcext:value-type="float">
            <text:p>11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defaul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8e8b99bb-7b6d-3437-9abc-1d884fe023d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60cbddd1-0b71-349d-85c7-b88a5d2f4dd7</text:p>
          </table:table-cell>
          <table:table-cell office:value-type="float" office:value="0.124253968253968" calcext:value-type="float">
            <text:p>0.124253968253968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d0008d23-a17f-39f0-b804-d260baf377b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tacent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efcd556d-5e24-37fd-9e3b-e268c64a8be7</text:p>
          </table:table-cell>
          <table:table-cell office:value-type="float" office:value="0.143571428571429" calcext:value-type="float">
            <text:p>0.14357142857142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b133cd73-7490-32d9-8087-289aac45b6bc</text:p>
          </table:table-cell>
          <table:table-cell office:value-type="float" office:value="0.114045977011494" calcext:value-type="float">
            <text:p>0.114045977011494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87" calcext:value-type="float">
            <text:p>8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d4803ebe-955b-334b-958a-ba85e3250d83</text:p>
          </table:table-cell>
          <table:table-cell office:value-type="float" office:value="0.00566666666666667" calcext:value-type="float">
            <text:p>0.0056666666666666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80da78e4-33e1-36a2-90fe-6f0f2eeb17a8</text:p>
          </table:table-cell>
          <table:table-cell office:value-type="float" office:value="0.126578125" calcext:value-type="float">
            <text:p>0.1265781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64" calcext:value-type="float">
            <text:p>6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2799e96b-78bb-3107-96a0-f481ea5cf247</text:p>
          </table:table-cell>
          <table:table-cell office:value-type="float" office:value="0.17622641509434" calcext:value-type="float">
            <text:p>0.17622641509434</text:p>
          </table:table-cell>
          <table:table-cell office:value-type="float" office:value="0.264150943396226" calcext:value-type="float">
            <text:p>0.264150943396226</text:p>
          </table:table-cell>
          <table:table-cell office:value-type="float" office:value="53" calcext:value-type="float">
            <text:p>5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5c72a3f4-3e96-38ba-a56f-eeda710f52d8</text:p>
          </table:table-cell>
          <table:table-cell office:value-type="float" office:value="0.00185714285714286" calcext:value-type="float">
            <text:p>0.0018571428571428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bab2608b-d537-3e13-bd6a-459a3b9642ac</text:p>
          </table:table-cell>
          <table:table-cell office:value-type="float" office:value="0.00386666666666667" calcext:value-type="float">
            <text:p>0.0038666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106f3f86-d24a-3e21-95e9-080f81ac3f43</text:p>
          </table:table-cell>
          <table:table-cell office:value-type="float" office:value="0.00566666666666667" calcext:value-type="float">
            <text:p>0.005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bedfd600-80ef-3e95-8667-fa0d9a905d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2b787a81-c1a9-3d74-b144-139b0129b96d</text:p>
          </table:table-cell>
          <table:table-cell office:value-type="float" office:value="0.153253968253968" calcext:value-type="float">
            <text:p>0.15325396825396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93856471-799b-3d52-8ab7-7bda2b0ddf96</text:p>
          </table:table-cell>
          <table:table-cell office:value-type="float" office:value="0.0143055555555556" calcext:value-type="float">
            <text:p>0.014305555555555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cente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b8c1d806-9cce-3f09-968c-3ddb3d4dda50</text:p>
          </table:table-cell>
          <table:table-cell office:value-type="float" office:value="0.0922676056338028" calcext:value-type="float">
            <text:p>0.0922676056338028</text:p>
          </table:table-cell>
          <table:table-cell office:value-type="float" office:value="0.23943661971831" calcext:value-type="float">
            <text:p>0.23943661971831</text:p>
          </table:table-cell>
          <table:table-cell office:value-type="float" office:value="71" calcext:value-type="float">
            <text:p>7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e595b614-460f-331b-a021-eb5ed5a72504</text:p>
          </table:table-cell>
          <table:table-cell office:value-type="float" office:value="0.0561818181818182" calcext:value-type="float">
            <text:p>0.0561818181818182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cente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fefcc98c-5b68-3c2e-87c8-8dfb16e8d782</text:p>
          </table:table-cell>
          <table:table-cell office:value-type="float" office:value="0.005" calcext:value-type="float">
            <text:p>0.00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33a5e0d7-08cc-39a7-80c9-0df652a4972c</text:p>
          </table:table-cell>
          <table:table-cell office:value-type="float" office:value="0.132941176470588" calcext:value-type="float">
            <text:p>0.132941176470588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5" calcext:value-type="float">
            <text:p>8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9de73ced-b664-3485-bcb0-df7f5089e978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2cb1140-6684-310e-9170-00b26dc4827b</text:p>
          </table:table-cell>
          <table:table-cell office:value-type="float" office:value="0.0086875" calcext:value-type="float">
            <text:p>0.0086875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tacente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f17894a8-9dc9-31ae-945c-2eb413016654</text:p>
          </table:table-cell>
          <table:table-cell office:value-type="float" office:value="0.112333333333333" calcext:value-type="float">
            <text:p>0.112333333333333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0450c5d9-93ef-3c82-9d1d-e8123515035c</text:p>
          </table:table-cell>
          <table:table-cell office:value-type="float" office:value="0.122587301587302" calcext:value-type="float">
            <text:p>0.12258730158730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286ab7cc-faa0-380b-8cb2-59c1f34d1c64</text:p>
          </table:table-cell>
          <table:table-cell office:value-type="float" office:value="0.0241666666666667" calcext:value-type="float">
            <text:p>0.0241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atacent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17045307-0bed-326f-a6f9-2304de0c8172</text:p>
          </table:table-cell>
          <table:table-cell office:value-type="float" office:value="0.0727741935483871" calcext:value-type="float">
            <text:p>0.0727741935483871</text:p>
          </table:table-cell>
          <table:table-cell office:value-type="float" office:value="0.451612903225806" calcext:value-type="float">
            <text:p>0.451612903225806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atacen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0f80dcc1-cf6e-36fc-873d-3ce4c4d51a62</text:p>
          </table:table-cell>
          <table:table-cell office:value-type="float" office:value="0.101184331797235" calcext:value-type="float">
            <text:p>0.10118433179723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868" calcext:value-type="float">
            <text:p>868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80dae98d-f904-308e-a365-9752576811be</text:p>
          </table:table-cell>
          <table:table-cell office:value-type="float" office:value="0.110190476190476" calcext:value-type="float">
            <text:p>0.11019047619047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b68f2e3a-3f15-348d-bfd8-508444200b7b</text:p>
          </table:table-cell>
          <table:table-cell office:value-type="float" office:value="0.125830985915493" calcext:value-type="float">
            <text:p>0.125830985915493</text:p>
          </table:table-cell>
          <table:table-cell office:value-type="float" office:value="0.253521126760563" calcext:value-type="float">
            <text:p>0.253521126760563</text:p>
          </table:table-cell>
          <table:table-cell office:value-type="float" office:value="71" calcext:value-type="float">
            <text:p>7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e6d6e498-76dc-32ee-877b-95e26aa7310e</text:p>
          </table:table-cell>
          <table:table-cell office:value-type="float" office:value="0.214079365079365" calcext:value-type="float">
            <text:p>0.21407936507936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1b1d44d8-98ce-3a8e-b6d2-100250b47ccf</text:p>
          </table:table-cell>
          <table:table-cell office:value-type="float" office:value="0.0952222222222222" calcext:value-type="float">
            <text:p>0.0952222222222222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290fe43b-8b93-3049-935e-53589639e529</text:p>
          </table:table-cell>
          <table:table-cell office:value-type="float" office:value="1.44843459915612" calcext:value-type="float">
            <text:p>1.44843459915612</text:p>
          </table:table-cell>
          <table:table-cell office:value-type="float" office:value="0.253164556962025" calcext:value-type="float">
            <text:p>0.253164556962025</text:p>
          </table:table-cell>
          <table:table-cell office:value-type="float" office:value="237" calcext:value-type="float">
            <text:p>237</text:p>
          </table:table-cell>
          <table:table-cell office:value-type="float" office:value="20597" calcext:value-type="float">
            <text:p>20597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2dc0f91d-d564-3ae3-a727-22d7e636bae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atacent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31164f2b-fe94-3fab-b013-1dd19eef680d</text:p>
          </table:table-cell>
          <table:table-cell office:value-type="float" office:value="0.005" calcext:value-type="float">
            <text:p>0.005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7cb64efc-50b3-30c0-b8c6-1801bd130271</text:p>
          </table:table-cell>
          <table:table-cell office:value-type="float" office:value="0.0265341614906832" calcext:value-type="float">
            <text:p>0.0265341614906832</text:p>
          </table:table-cell>
          <table:table-cell office:value-type="float" office:value="0.0786749482401656" calcext:value-type="float">
            <text:p>0.0786749482401656</text:p>
          </table:table-cell>
          <table:table-cell office:value-type="float" office:value="483" calcext:value-type="float">
            <text:p>48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b481c3d1-c9cf-3455-b054-1ceffae8a7de</text:p>
          </table:table-cell>
          <table:table-cell office:value-type="float" office:value="0.0887662337662338" calcext:value-type="float">
            <text:p>0.0887662337662338</text:p>
          </table:table-cell>
          <table:table-cell office:value-type="float" office:value="0.233766233766234" calcext:value-type="float">
            <text:p>0.233766233766234</text:p>
          </table:table-cell>
          <table:table-cell office:value-type="float" office:value="77" calcext:value-type="float">
            <text:p>7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133d97a2-c195-3ae4-a961-7cc09693eb71</text:p>
          </table:table-cell>
          <table:table-cell office:value-type="float" office:value="0.00833333333333333" calcext:value-type="float">
            <text:p>0.00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abe89b6-b5f0-34c1-9cbd-6852d2ed9043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625" calcext:value-type="float">
            <text:p>0.6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cent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f9e43a04-fd82-3277-a240-795421582b47</text:p>
          </table:table-cell>
          <table:table-cell office:value-type="float" office:value="0.00933333333333333" calcext:value-type="float">
            <text:p>0.009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21add035-0d67-3f12-bbd1-e53fe7dea671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ff9ca32-558c-3ddd-b9fc-a63a5c8d8b57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fd5b6413-f27d-3cda-a784-647c930723ad</text:p>
          </table:table-cell>
          <table:table-cell office:value-type="float" office:value="0.041125" calcext:value-type="float">
            <text:p>0.04112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6267c784-baa1-3a82-aeb5-bf74ee70e979</text:p>
          </table:table-cell>
          <table:table-cell office:value-type="float" office:value="0.0033930514859774" calcext:value-type="float">
            <text:p>0.0033930514859774</text:p>
          </table:table-cell>
          <table:table-cell office:value-type="float" office:value="0.0351611552951026" calcext:value-type="float">
            <text:p>0.0351611552951026</text:p>
          </table:table-cell>
          <table:table-cell office:value-type="float" office:value="2389" calcext:value-type="float">
            <text:p>238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atacenter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6f529010-581f-3445-a435-b775a88ca81c</text:p>
          </table:table-cell>
          <table:table-cell office:value-type="float" office:value="0.0893380281690141" calcext:value-type="float">
            <text:p>0.0893380281690141</text:p>
          </table:table-cell>
          <table:table-cell office:value-type="float" office:value="0.23943661971831" calcext:value-type="float">
            <text:p>0.23943661971831</text:p>
          </table:table-cell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8479a92-b734-305f-b77f-8a0f3c3992b9</text:p>
          </table:table-cell>
          <table:table-cell office:value-type="float" office:value="0.00408333333333333" calcext:value-type="float">
            <text:p>0.00408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add6b83d-4663-3f8d-8baa-f983b5364e11</text:p>
          </table:table-cell>
          <table:table-cell office:value-type="float" office:value="0.117063492063492" calcext:value-type="float">
            <text:p>0.11706349206349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d831543c-4d92-3cdc-9bee-3ecde9f9c7ff</text:p>
          </table:table-cell>
          <table:table-cell office:value-type="float" office:value="0.03425" calcext:value-type="float">
            <text:p>0.0342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770218b2-d64d-3e45-b542-5db8e5e558c7</text:p>
          </table:table-cell>
          <table:table-cell office:value-type="float" office:value="0.110333333333333" calcext:value-type="float">
            <text:p>0.11033333333333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0274e020-cf32-34dc-9bd9-521dca48e532</text:p>
          </table:table-cell>
          <table:table-cell office:value-type="float" office:value="0.00332276595744681" calcext:value-type="float">
            <text:p>0.00332276595744681</text:p>
          </table:table-cell>
          <table:table-cell office:value-type="float" office:value="0.0357446808510638" calcext:value-type="float">
            <text:p>0.0357446808510638</text:p>
          </table:table-cell>
          <table:table-cell office:value-type="float" office:value="2350" calcext:value-type="float">
            <text:p>235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atacenter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06635378-d040-31e1-8b04-f11f089eb2cb</text:p>
          </table:table-cell>
          <table:table-cell office:value-type="float" office:value="0.0506666666666667" calcext:value-type="float">
            <text:p>0.050666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6291420d-9816-3d36-b877-8292002bdbd8</text:p>
          </table:table-cell>
          <table:table-cell office:value-type="float" office:value="0.259807692307692" calcext:value-type="float">
            <text:p>0.25980769230769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6f075ac0-de84-37ca-a67a-03be893ef601</text:p>
          </table:table-cell>
          <table:table-cell office:value-type="float" office:value="0.007453125" calcext:value-type="float">
            <text:p>0.00745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cent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cbddfc89-6320-3d10-81cd-1ff6e54977fa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c6d5c783-6b35-396c-8d78-68408658118e</text:p>
          </table:table-cell>
          <table:table-cell office:value-type="float" office:value="0.0302857142857143" calcext:value-type="float">
            <text:p>0.030285714285714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tacent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9da594c-8cc9-35c1-bcc2-adcd93fee709</text:p>
          </table:table-cell>
          <table:table-cell office:value-type="float" office:value="0.053125" calcext:value-type="float">
            <text:p>0.05312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aabfba25-9b53-3579-9f1c-b76cd70811f0</text:p>
          </table:table-cell>
          <table:table-cell office:value-type="float" office:value="0.00833333333333333" calcext:value-type="float">
            <text:p>0.008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29b7f7d1-b9b1-3b95-abbb-fc29fcb51e86</text:p>
          </table:table-cell>
          <table:table-cell office:value-type="float" office:value="0.00426666666666667" calcext:value-type="float">
            <text:p>0.0042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cent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5fcc9c48-a840-36de-8006-44946c54d4fa</text:p>
          </table:table-cell>
          <table:table-cell office:value-type="float" office:value="0.0284166666666667" calcext:value-type="float">
            <text:p>0.02841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cent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7f27dfdd-f138-3d23-bec2-51cd7409f788</text:p>
          </table:table-cell>
          <table:table-cell office:value-type="float" office:value="0.132253968253968" calcext:value-type="float">
            <text:p>0.13225396825396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bf3e9b2-3552-3c26-817f-0e60a21f287a</text:p>
          </table:table-cell>
          <table:table-cell office:value-type="float" office:value="0.003" calcext:value-type="float">
            <text:p>0.003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667f68b7-932d-3e10-a9f8-8ce2f15e5bce</text:p>
          </table:table-cell>
          <table:table-cell office:value-type="float" office:value="0.0880909090909091" calcext:value-type="float">
            <text:p>0.0880909090909091</text:p>
          </table:table-cell>
          <table:table-cell office:value-type="float" office:value="0.246753246753247" calcext:value-type="float">
            <text:p>0.246753246753247</text:p>
          </table:table-cell>
          <table:table-cell office:value-type="float" office:value="77" calcext:value-type="float">
            <text:p>7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3e817808-4fcb-3612-8fc1-b0f2f43f72d4</text:p>
          </table:table-cell>
          <table:table-cell office:value-type="float" office:value="0.134901408450704" calcext:value-type="float">
            <text:p>0.134901408450704</text:p>
          </table:table-cell>
          <table:table-cell office:value-type="float" office:value="0.23943661971831" calcext:value-type="float">
            <text:p>0.23943661971831</text:p>
          </table:table-cell>
          <table:table-cell office:value-type="float" office:value="71" calcext:value-type="float">
            <text:p>7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81177720-1287-300e-a43e-7f234be57c8d</text:p>
          </table:table-cell>
          <table:table-cell office:value-type="float" office:value="0.171873015873016" calcext:value-type="float">
            <text:p>0.17187301587301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786dc3d9-2f9e-346a-9ce7-8710f41aac29</text:p>
          </table:table-cell>
          <table:table-cell office:value-type="float" office:value="0.105444444444444" calcext:value-type="float">
            <text:p>0.105444444444444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d598934-63f7-3ab2-8552-1b6b1892c60a</text:p>
          </table:table-cell>
          <table:table-cell office:value-type="float" office:value="0.10284126984127" calcext:value-type="float">
            <text:p>0.10284126984127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60a25ad0-add8-3976-bc51-a7ff6779d5d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834c12b5-c0f9-3029-b7d8-0566b753038f</text:p>
          </table:table-cell>
          <table:table-cell office:value-type="float" office:value="0.15884126984127" calcext:value-type="float">
            <text:p>0.1588412698412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834c12b5-c0f9-3029-b7d8-0566b753038f</text:p>
          </table:table-cell>
          <table:table-cell office:value-type="float" office:value="0.15884126984127" calcext:value-type="float">
            <text:p>0.1588412698412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834c12b5-c0f9-3029-b7d8-0566b753038f</text:p>
          </table:table-cell>
          <table:table-cell office:value-type="float" office:value="0.15884126984127" calcext:value-type="float">
            <text:p>0.1588412698412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834c12b5-c0f9-3029-b7d8-0566b753038f</text:p>
          </table:table-cell>
          <table:table-cell office:value-type="float" office:value="0.15884126984127" calcext:value-type="float">
            <text:p>0.1588412698412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f75b2335-7f20-343f-9942-364dbc61a92f</text:p>
          </table:table-cell>
          <table:table-cell office:value-type="float" office:value="0.00533333333333333" calcext:value-type="float">
            <text:p>0.005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5c46d477-f667-3c00-8e48-109e6ee061d7</text:p>
          </table:table-cell>
          <table:table-cell office:value-type="float" office:value="0.0976190476190476" calcext:value-type="float">
            <text:p>0.097619047619047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e3af9271-2a84-3ca7-80eb-f426b97f23f7</text:p>
          </table:table-cell>
          <table:table-cell office:value-type="float" office:value="0.00539055080721747" calcext:value-type="float">
            <text:p>0.00539055080721747</text:p>
          </table:table-cell>
          <table:table-cell office:value-type="float" office:value="0.0384615384615385" calcext:value-type="float">
            <text:p>0.0384615384615385</text:p>
          </table:table-cell>
          <table:table-cell office:value-type="float" office:value="2106" calcext:value-type="float">
            <text:p>210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atacenter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0f769644-6369-3825-9c29-935a229ed081</text:p>
          </table:table-cell>
          <table:table-cell office:value-type="float" office:value="0.00766666666666667" calcext:value-type="float">
            <text:p>0.007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c7dc94d7-d863-35f7-8e2a-287a98e91a06</text:p>
          </table:table-cell>
          <table:table-cell office:value-type="float" office:value="0.0918270762229807" calcext:value-type="float">
            <text:p>0.0918270762229807</text:p>
          </table:table-cell>
          <table:table-cell office:value-type="float" office:value="0.0318543799772469" calcext:value-type="float">
            <text:p>0.0318543799772469</text:p>
          </table:table-cell>
          <table:table-cell office:value-type="float" office:value="879" calcext:value-type="float">
            <text:p>879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33f5117a-5469-35c0-8d39-ecd652ce46ba</text:p>
          </table:table-cell>
          <table:table-cell office:value-type="float" office:value="0.12815873015873" calcext:value-type="float">
            <text:p>0.12815873015873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3ef25ea9-e624-3b3e-b410-0db43dcff461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ba43ea79-1fe2-3f03-a9fb-c5daed0ffab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92adcd56-81d1-362b-a8c0-bc80167c8477</text:p>
          </table:table-cell>
          <table:table-cell office:value-type="float" office:value="0.0761428571428571" calcext:value-type="float">
            <text:p>0.0761428571428571</text:p>
          </table:table-cell>
          <table:table-cell office:value-type="float" office:value="0.0952380952380952" calcext:value-type="float">
            <text:p>0.0952380952380952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tacent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83d6afd0-ea25-33e8-8cb3-7ec8ce294039</text:p>
          </table:table-cell>
          <table:table-cell office:value-type="float" office:value="0.00377919127669241" calcext:value-type="float">
            <text:p>0.00377919127669241</text:p>
          </table:table-cell>
          <table:table-cell office:value-type="float" office:value="0.0381644706951386" calcext:value-type="float">
            <text:p>0.0381644706951386</text:p>
          </table:table-cell>
          <table:table-cell office:value-type="float" office:value="2201" calcext:value-type="float">
            <text:p>22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tacenter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e3197062-ea39-3469-a47b-4129b144ce33</text:p>
          </table:table-cell>
          <table:table-cell office:value-type="float" office:value="0.043" calcext:value-type="float">
            <text:p>0.043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62139811-55cd-389d-90c7-b2ef4b7f3590</text:p>
          </table:table-cell>
          <table:table-cell office:value-type="float" office:value="0.124647058823529" calcext:value-type="float">
            <text:p>0.12464705882352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51" calcext:value-type="float">
            <text:p>5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92721a64-ad4a-372a-8cbf-e093bfdc23ce</text:p>
          </table:table-cell>
          <table:table-cell office:value-type="float" office:value="0.050375" calcext:value-type="float">
            <text:p>0.050375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e7d6e08d-bdb6-3c42-bed7-d0f12deeca7d</text:p>
          </table:table-cell>
          <table:table-cell office:value-type="float" office:value="0.122587301587302" calcext:value-type="float">
            <text:p>0.12258730158730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b15913c7-223e-33c0-a5f8-ae508d58da1a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c03dff2b-8d65-33c8-9fdb-1f172af3fc87</text:p>
          </table:table-cell>
          <table:table-cell office:value-type="float" office:value="0.0967777777777778" calcext:value-type="float">
            <text:p>0.096777777777777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df6eaebc-cb3d-3d9c-90d3-def7e8ad5e52</text:p>
          </table:table-cell>
          <table:table-cell office:value-type="float" office:value="0.00466666666666667" calcext:value-type="float">
            <text:p>0.004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dd5e03e5-7c56-3c0f-bd01-234ab469f872</text:p>
          </table:table-cell>
          <table:table-cell office:value-type="float" office:value="0.114943396226415" calcext:value-type="float">
            <text:p>0.114943396226415</text:p>
          </table:table-cell>
          <table:table-cell office:value-type="float" office:value="0.264150943396226" calcext:value-type="float">
            <text:p>0.264150943396226</text:p>
          </table:table-cell>
          <table:table-cell office:value-type="float" office:value="53" calcext:value-type="float">
            <text:p>5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d9341169-010a-3a05-a529-c44af7e9daea</text:p>
          </table:table-cell>
          <table:table-cell office:value-type="float" office:value="0.12215873015873" calcext:value-type="float">
            <text:p>0.12215873015873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f28b977a-6728-3043-91e6-1e4e8c363950</text:p>
          </table:table-cell>
          <table:table-cell office:value-type="float" office:value="0.116603174603175" calcext:value-type="float">
            <text:p>0.11660317460317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43dad08a-fe86-377e-906c-2711cf6095a7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cdeb61ec-316c-33d4-91d9-160ccd183e0e</text:p>
          </table:table-cell>
          <table:table-cell office:value-type="float" office:value="0.134525641025641" calcext:value-type="float">
            <text:p>0.134525641025641</text:p>
          </table:table-cell>
          <table:table-cell office:value-type="float" office:value="0.243589743589744" calcext:value-type="float">
            <text:p>0.243589743589744</text:p>
          </table:table-cell>
          <table:table-cell office:value-type="float" office:value="78" calcext:value-type="float">
            <text:p>7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cb0585dc-cc11-3d19-81c5-d3a479a91350</text:p>
          </table:table-cell>
          <table:table-cell office:value-type="float" office:value="0.119014874141876" calcext:value-type="float">
            <text:p>0.119014874141876</text:p>
          </table:table-cell>
          <table:table-cell office:value-type="float" office:value="0.0320366132723112" calcext:value-type="float">
            <text:p>0.0320366132723112</text:p>
          </table:table-cell>
          <table:table-cell office:value-type="float" office:value="874" calcext:value-type="float">
            <text:p>874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70b6a9dd-e4c6-36a0-908d-2311c277b5e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9f9232ba-e430-3f30-bf2c-2fa1c1e02af2</text:p>
          </table:table-cell>
          <table:table-cell office:value-type="float" office:value="0.00352941176470588" calcext:value-type="float">
            <text:p>0.00352941176470588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cent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3f3a0d08-c635-3a82-aaaa-55b09c51f9e8</text:p>
          </table:table-cell>
          <table:table-cell office:value-type="float" office:value="5.16995890410959" calcext:value-type="float">
            <text:p>5.16995890410959</text:p>
          </table:table-cell>
          <table:table-cell office:value-type="float" office:value="0.452054794520548" calcext:value-type="float">
            <text:p>0.452054794520548</text:p>
          </table:table-cell>
          <table:table-cell office:value-type="float" office:value="73" calcext:value-type="float">
            <text:p>73</text:p>
          </table:table-cell>
          <table:table-cell office:value-type="float" office:value="22645" calcext:value-type="float">
            <text:p>22645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a1af916a-8ea4-333d-8ef0-a5e2727d02e3</text:p>
          </table:table-cell>
          <table:table-cell office:value-type="float" office:value="0.00833333333333333" calcext:value-type="float">
            <text:p>0.008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5002a0b5-624c-3eed-8948-e8958ceb87af</text:p>
          </table:table-cell>
          <table:table-cell office:value-type="float" office:value="0.114111111111111" calcext:value-type="float">
            <text:p>0.114111111111111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c2b37668-545f-3f3e-8bf8-f7732e7c9b1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03862e6-c495-3a49-873c-ac4cf4e0ca2e</text:p>
          </table:table-cell>
          <table:table-cell office:value-type="float" office:value="0.00346153846153846" calcext:value-type="float">
            <text:p>0.00346153846153846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cent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8de39e15-69ee-35e2-8598-52928755c7c2</text:p>
          </table:table-cell>
          <table:table-cell office:value-type="float" office:value="0.529857142857143" calcext:value-type="float">
            <text:p>0.52985714285714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atace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790a3277-b642-36d8-9657-a04cba704baa</text:p>
          </table:table-cell>
          <table:table-cell office:value-type="float" office:value="0.105063492063492" calcext:value-type="float">
            <text:p>0.105063492063492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bd291332-a100-337b-8fff-20ee8b64583b</text:p>
          </table:table-cell>
          <table:table-cell office:value-type="float" office:value="0.113074074074074" calcext:value-type="float">
            <text:p>0.113074074074074</text:p>
          </table:table-cell>
          <table:table-cell office:value-type="float" office:value="0.140740740740741" calcext:value-type="float">
            <text:p>0.140740740740741</text:p>
          </table:table-cell>
          <table:table-cell office:value-type="float" office:value="135" calcext:value-type="float">
            <text:p>135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944acfa6-d0d7-3b5a-97b5-f532017721de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a60aa35a-c8c7-343f-9b55-cc03e826a765</text:p>
          </table:table-cell>
          <table:table-cell office:value-type="float" office:value="0.0505" calcext:value-type="float">
            <text:p>0.0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a60aa35a-c8c7-343f-9b55-cc03e826a765</text:p>
          </table:table-cell>
          <table:table-cell office:value-type="float" office:value="0.0505" calcext:value-type="float">
            <text:p>0.0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60aa35a-c8c7-343f-9b55-cc03e826a765</text:p>
          </table:table-cell>
          <table:table-cell office:value-type="float" office:value="0.0505" calcext:value-type="float">
            <text:p>0.0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a60aa35a-c8c7-343f-9b55-cc03e826a765</text:p>
          </table:table-cell>
          <table:table-cell office:value-type="float" office:value="0.0505" calcext:value-type="float">
            <text:p>0.0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7c36b2b6-464a-3362-8053-c0684d512c3e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ce308907-776a-377a-934e-a05118a05af1</text:p>
          </table:table-cell>
          <table:table-cell office:value-type="float" office:value="0.111984126984127" calcext:value-type="float">
            <text:p>0.111984126984127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051eb8a8-dd48-356c-9fed-7d1c61acb3f5</text:p>
          </table:table-cell>
          <table:table-cell office:value-type="float" office:value="0.00140625" calcext:value-type="float">
            <text:p>0.00140625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be9b1773-8409-3577-a839-26a73deeb0da</text:p>
          </table:table-cell>
          <table:table-cell office:value-type="float" office:value="0.0771647058823529" calcext:value-type="float">
            <text:p>0.0771647058823529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5" calcext:value-type="float">
            <text:p>8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735b3d8-2d08-3d97-94f0-6712201696c1</text:p>
          </table:table-cell>
          <table:table-cell office:value-type="float" office:value="0.003342287694974" calcext:value-type="float">
            <text:p>0.003342287694974</text:p>
          </table:table-cell>
          <table:table-cell office:value-type="float" office:value="0.0363951473136915" calcext:value-type="float">
            <text:p>0.0363951473136915</text:p>
          </table:table-cell>
          <table:table-cell office:value-type="float" office:value="2308" calcext:value-type="float">
            <text:p>2308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atacenter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9975af92-de64-3ad0-9cee-3cfa484f6ff0</text:p>
          </table:table-cell>
          <table:table-cell office:value-type="float" office:value="0.114904761904762" calcext:value-type="float">
            <text:p>0.114904761904762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12f36629-cddf-30b9-a571-25e3eb789209</text:p>
          </table:table-cell>
          <table:table-cell office:value-type="float" office:value="0.100777777777778" calcext:value-type="float">
            <text:p>0.100777777777778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023c8dec-c77d-30fb-a795-e8a6c2455fd5</text:p>
          </table:table-cell>
          <table:table-cell office:value-type="float" office:value="0.0983661971830986" calcext:value-type="float">
            <text:p>0.0983661971830986</text:p>
          </table:table-cell>
          <table:table-cell office:value-type="float" office:value="0.253521126760563" calcext:value-type="float">
            <text:p>0.253521126760563</text:p>
          </table:table-cell>
          <table:table-cell office:value-type="float" office:value="71" calcext:value-type="float">
            <text:p>7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3e7861cd-520a-33e6-bacf-43fdc1358744</text:p>
          </table:table-cell>
          <table:table-cell office:value-type="float" office:value="0.08575" calcext:value-type="float">
            <text:p>0.085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2accc1be-dca0-3cd0-86d8-7e7a6fc550b5</text:p>
          </table:table-cell>
          <table:table-cell office:value-type="float" office:value="0.225690476190476" calcext:value-type="float">
            <text:p>0.22569047619047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42" calcext:value-type="float">
            <text:p>4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f86bb6e0-b90c-3703-8510-120afb6bb497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effc991b-5703-3677-90bb-2b723c724701</text:p>
          </table:table-cell>
          <table:table-cell office:value-type="float" office:value="0.13452380952381" calcext:value-type="float">
            <text:p>0.13452380952381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a28a2af6-5970-3964-bfcb-705c184c2d7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0c7810e2-765d-3c29-b78f-2e4169cfc268</text:p>
          </table:table-cell>
          <table:table-cell office:value-type="float" office:value="0.141324324324324" calcext:value-type="float">
            <text:p>0.141324324324324</text:p>
          </table:table-cell>
          <table:table-cell office:value-type="float" office:value="0.22972972972973" calcext:value-type="float">
            <text:p>0.22972972972973</text:p>
          </table:table-cell>
          <table:table-cell office:value-type="float" office:value="74" calcext:value-type="float">
            <text:p>7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a92ead04-79c0-3f4e-b51e-a880f7fd7b3b</text:p>
          </table:table-cell>
          <table:table-cell office:value-type="float" office:value="0.129444444444444" calcext:value-type="float">
            <text:p>0.129444444444444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3378d420-fa76-35df-b40b-460ecc3712f9</text:p>
          </table:table-cell>
          <table:table-cell office:value-type="float" office:value="0.106539682539683" calcext:value-type="float">
            <text:p>0.10653968253968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9bf76ecf-2743-3107-b9ce-140d70471a16</text:p>
          </table:table-cell>
          <table:table-cell office:value-type="float" office:value="0.109714285714286" calcext:value-type="float">
            <text:p>0.10971428571428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ba3e9909-49dd-346a-a061-4df8e3aab77a</text:p>
          </table:table-cell>
          <table:table-cell office:value-type="float" office:value="0.16248051948052" calcext:value-type="float">
            <text:p>0.16248051948052</text:p>
          </table:table-cell>
          <table:table-cell office:value-type="float" office:value="0.246753246753247" calcext:value-type="float">
            <text:p>0.246753246753247</text:p>
          </table:table-cell>
          <table:table-cell office:value-type="float" office:value="77" calcext:value-type="float">
            <text:p>77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d6b0cacb-bbf4-3d6a-992d-797596aa4207</text:p>
          </table:table-cell>
          <table:table-cell office:value-type="float" office:value="0.109873015873016" calcext:value-type="float">
            <text:p>0.10987301587301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c9f00080-15ca-3170-8745-44456eab7f16</text:p>
          </table:table-cell>
          <table:table-cell office:value-type="float" office:value="0.115095238095238" calcext:value-type="float">
            <text:p>0.11509523809523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a61f8227-c75e-3bb8-af82-c9b31e6979de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f89ce43-4afe-3a40-a5c4-d6d735081721</text:p>
          </table:table-cell>
          <table:table-cell office:value-type="float" office:value="0.05575" calcext:value-type="float">
            <text:p>0.0557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tacen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c16090dd-8035-3e0e-8dcd-beccfa87600e</text:p>
          </table:table-cell>
          <table:table-cell office:value-type="float" office:value="0.124272727272727" calcext:value-type="float">
            <text:p>0.124272727272727</text:p>
          </table:table-cell>
          <table:table-cell office:value-type="float" office:value="0.233766233766234" calcext:value-type="float">
            <text:p>0.233766233766234</text:p>
          </table:table-cell>
          <table:table-cell office:value-type="float" office:value="77" calcext:value-type="float">
            <text:p>7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1626b963-f6af-37bc-8077-436a1720a977</text:p>
          </table:table-cell>
          <table:table-cell office:value-type="float" office:value="0.0581904761904762" calcext:value-type="float">
            <text:p>0.0581904761904762</text:p>
          </table:table-cell>
          <table:table-cell office:value-type="float" office:value="0.0952380952380952" calcext:value-type="float">
            <text:p>0.0952380952380952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tacent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0eed1f87-6600-3b84-8bfe-bafe838a3fd1</text:p>
          </table:table-cell>
          <table:table-cell office:value-type="float" office:value="0.103761904761905" calcext:value-type="float">
            <text:p>0.103761904761905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63" calcext:value-type="float">
            <text:p>6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011d7f05-b506-3f17-b134-ccc2d59bc7f3</text:p>
          </table:table-cell>
          <table:table-cell office:value-type="float" office:value="0.0924675324675325" calcext:value-type="float">
            <text:p>0.0924675324675325</text:p>
          </table:table-cell>
          <table:table-cell office:value-type="float" office:value="0.233766233766234" calcext:value-type="float">
            <text:p>0.233766233766234</text:p>
          </table:table-cell>
          <table:table-cell office:value-type="float" office:value="77" calcext:value-type="float">
            <text:p>7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87305252-f656-3a48-a0ae-9c21fa19b7b6</text:p>
          </table:table-cell>
          <table:table-cell office:value-type="float" office:value="0.108493506493506" calcext:value-type="float">
            <text:p>0.108493506493506</text:p>
          </table:table-cell>
          <table:table-cell office:value-type="float" office:value="0.233766233766234" calcext:value-type="float">
            <text:p>0.233766233766234</text:p>
          </table:table-cell>
          <table:table-cell office:value-type="float" office:value="77" calcext:value-type="float">
            <text:p>7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66c6e740-0b41-3402-9ee4-b0e181bf9ba3</text:p>
          </table:table-cell>
          <table:table-cell office:value-type="float" office:value="0.0793333333333333" calcext:value-type="float">
            <text:p>0.079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f41ffc10-2fd6-3675-9f9b-2f81959c783b</text:p>
          </table:table-cell>
          <table:table-cell office:value-type="float" office:value="1.37992307692308" calcext:value-type="float">
            <text:p>1.3799230769230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13" calcext:value-type="float">
            <text:p>13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9f51e315-1a53-3118-8d5d-5c6e45b81dab</text:p>
          </table:table-cell>
          <table:table-cell office:value-type="float" office:value="0.287" calcext:value-type="float">
            <text:p>0.2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f180149f-43b4-3ccd-821d-229016902fc8</text:p>
          </table:table-cell>
          <table:table-cell office:value-type="float" office:value="1.5643125" calcext:value-type="float">
            <text:p>1.5643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64" calcext:value-type="float">
            <text:p>64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d8ac0f74-473a-32c2-b79f-d00d051ddd80</text:p>
          </table:table-cell>
          <table:table-cell office:value-type="float" office:value="159.783857142857" calcext:value-type="float">
            <text:p>159.783857142857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14" calcext:value-type="float">
            <text:p>14</text:p>
          </table:table-cell>
          <table:table-cell office:value-type="float" office:value="134219" calcext:value-type="float">
            <text:p>134219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3653d165-4b93-346b-9543-f1d4f5bf4831</text:p>
          </table:table-cell>
          <table:table-cell office:value-type="float" office:value="45.6034333333333" calcext:value-type="float">
            <text:p>45.6034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41044" calcext:value-type="float">
            <text:p>41044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44356d09-52e9-321e-9ec1-630e582bfe53</text:p>
          </table:table-cell>
          <table:table-cell office:value-type="float" office:value="852.92925" calcext:value-type="float">
            <text:p>852.9292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2352" calcext:value-type="float">
            <text:p>102352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0ecdc692-df55-3990-815e-a30f1ee63f5f</text:p>
          </table:table-cell>
          <table:table-cell office:value-type="float" office:value="59.243" calcext:value-type="float">
            <text:p>59.243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7773" calcext:value-type="float">
            <text:p>1777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468a84b3-2885-30d6-b1a8-6cf2e44577cd</text:p>
          </table:table-cell>
          <table:table-cell office:value-type="float" office:value="0.754" calcext:value-type="float">
            <text:p>0.75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atace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2854b436-7d8b-3f2c-8139-3340ad2cd45a</text:p>
          </table:table-cell>
          <table:table-cell office:value-type="float" office:value="66.9348571428571" calcext:value-type="float">
            <text:p>66.9348571428571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datacen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l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0391" meta:object-count="0"/>
    <meta:generator>LibreOffice/7.6.2.1$MacOSX_AARCH64 LibreOffice_project/56f7684011345957bbf33a7ee678afaf4d2ba333</meta:generator>
  </office:meta>
</office:document-meta>
</file>